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61.26pt"/>
    </style:style>
    <style:style style:name="co4" style:family="table-column">
      <style:table-column-properties fo:break-before="auto" style:column-width="41.64pt"/>
    </style:style>
    <style:style style:name="co5" style:family="table-column">
      <style:table-column-properties fo:break-before="auto" style:column-width="99.64pt"/>
    </style:style>
    <style:style style:name="co6" style:family="table-column">
      <style:table-column-properties fo:break-before="auto" style:column-width="97.31pt"/>
    </style:style>
    <style:style style:name="co7" style:family="table-column">
      <style:table-column-properties fo:break-before="auto" style:column-width="96.5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moDataLog_20191112_0934_room25c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d24Raw_0</text:p>
          </table:table-cell>
          <table:table-cell office:value-type="string" calcext:value-type="string">
            <text:p>ad24Raw_1</text:p>
          </table:table-cell>
          <table:table-cell office:value-type="string" calcext:value-type="string">
            <text:p>ad24Raw_2</text:p>
          </table:table-cell>
          <table:table-cell office:value-type="string" calcext:value-type="string">
            <text:p>ad24Raw_3</text:p>
          </table:table-cell>
          <table:table-cell office:value-type="string" calcext:value-type="string">
            <text:p>ad24Raw_4</text:p>
          </table:table-cell>
          <table:table-cell office:value-type="string" calcext:value-type="string">
            <text:p>ad24Raw_5</text:p>
          </table:table-cell>
          <table:table-cell office:value-type="string" calcext:value-type="string">
            <text:p>ad24Raw_6</text:p>
          </table:table-cell>
          <table:table-cell office:value-type="string" calcext:value-type="string">
            <text:p>ad24Raw_7</text:p>
          </table:table-cell>
          <table:table-cell office:value-type="string" calcext:value-type="string">
            <text:p>ad24_0</text:p>
          </table:table-cell>
          <table:table-cell office:value-type="string" calcext:value-type="string">
            <text:p>ad24_1</text:p>
          </table:table-cell>
          <table:table-cell office:value-type="string" calcext:value-type="string">
            <text:p>ad24_2</text:p>
          </table:table-cell>
          <table:table-cell office:value-type="string" calcext:value-type="string">
            <text:p>ad24_3</text:p>
          </table:table-cell>
          <table:table-cell office:value-type="string" calcext:value-type="string">
            <text:p>ad24_4</text:p>
          </table:table-cell>
          <table:table-cell office:value-type="string" calcext:value-type="string">
            <text:p>ad24_5</text:p>
          </table:table-cell>
          <table:table-cell office:value-type="string" calcext:value-type="string">
            <text:p>ad24_6</text:p>
          </table:table-cell>
          <table:table-cell office:value-type="string" calcext:value-type="string">
            <text:p>ad24_7</text:p>
          </table:table-cell>
          <table:table-cell office:value-type="string" calcext:value-type="string">
            <text:p>kType_0</text:p>
          </table:table-cell>
          <table:table-cell office:value-type="string" calcext:value-type="string">
            <text:p>kType_1</text:p>
          </table:table-cell>
          <table:table-cell office:value-type="string" calcext:value-type="string">
            <text:p>kType_2</text:p>
          </table:table-cell>
        </table:table-row>
        <table:table-row table:style-name="ro1">
          <table:table-cell office:value-type="string" calcext:value-type="string">
            <text:p>2019-11-12 09:34:26</text:p>
          </table:table-cell>
          <table:table-cell office:value-type="float" office:value="25.0946340501541" calcext:value-type="float">
            <text:p>25.0946340501541</text:p>
          </table:table-cell>
          <table:table-cell office:value-type="float" office:value="82.861745516977" calcext:value-type="float">
            <text:p>82.861745516977</text:p>
          </table:table-cell>
          <table:table-cell office:value-type="float" office:value="982.187372082785" calcext:value-type="float">
            <text:p>982.18737208278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243" calcext:value-type="float">
            <text:p>1360243</text:p>
          </table:table-cell>
          <table:table-cell office:value-type="float" office:value="1661674" calcext:value-type="float">
            <text:p>1661674</text:p>
          </table:table-cell>
          <table:table-cell office:value-type="float" office:value="1667076" calcext:value-type="float">
            <text:p>1667076</text:p>
          </table:table-cell>
          <table:table-cell office:value-type="float" office:value="946663" calcext:value-type="float">
            <text:p>946663</text:p>
          </table:table-cell>
          <table:table-cell office:value-type="float" office:value="1157236" calcext:value-type="float">
            <text:p>1157236</text:p>
          </table:table-cell>
          <table:table-cell office:value-type="float" office:value="1088781" calcext:value-type="float">
            <text:p>1088781</text:p>
          </table:table-cell>
          <table:table-cell office:value-type="float" office:value="1676294" calcext:value-type="float">
            <text:p>1676294</text:p>
          </table:table-cell>
          <table:table-cell office:value-type="float" office:value="5" calcext:value-type="float">
            <text:p>5</text:p>
          </table:table-cell>
          <table:table-cell office:value-type="float" office:value="0.810768104883207" calcext:value-type="float">
            <text:p>0.810768104883207</text:p>
          </table:table-cell>
          <table:table-cell office:value-type="float" office:value="0.990435003094078" calcext:value-type="float">
            <text:p>0.990435003094078</text:p>
          </table:table-cell>
          <table:table-cell office:value-type="float" office:value="0.993654846388679" calcext:value-type="float">
            <text:p>0.993654846388679</text:p>
          </table:table-cell>
          <table:table-cell office:value-type="float" office:value="0.564255185634516" calcext:value-type="float">
            <text:p>0.564255185634516</text:p>
          </table:table-cell>
          <table:table-cell office:value-type="float" office:value="0.689766489239513" calcext:value-type="float">
            <text:p>0.689766489239513</text:p>
          </table:table-cell>
          <table:table-cell office:value-type="float" office:value="0.648964124794498" calcext:value-type="float">
            <text:p>0.648964124794498</text:p>
          </table:table-cell>
          <table:table-cell office:value-type="float" office:value="0.999149203199053" calcext:value-type="float">
            <text:p>0.999149203199053</text:p>
          </table:table-cell>
          <table:table-cell office:value-type="float" office:value="-137.148962873097" calcext:value-type="float">
            <text:p>-137.148962873097</text:p>
          </table:table-cell>
          <table:table-cell office:value-type="float" office:value="-112.046702152097" calcext:value-type="float">
            <text:p>-112.046702152097</text:p>
          </table:table-cell>
          <table:table-cell office:value-type="float" office:value="-120.2071750411" calcext:value-type="float">
            <text:p>-120.2071750411</text:p>
          </table:table-cell>
        </table:table-row>
        <table:table-row table:style-name="ro1">
          <table:table-cell office:value-type="string" calcext:value-type="string">
            <text:p>2019-11-12 09:34:28</text:p>
          </table:table-cell>
          <table:table-cell office:value-type="float" office:value="25.0895800384751" calcext:value-type="float">
            <text:p>25.0895800384751</text:p>
          </table:table-cell>
          <table:table-cell office:value-type="float" office:value="82.8879050508346" calcext:value-type="float">
            <text:p>82.8879050508346</text:p>
          </table:table-cell>
          <table:table-cell office:value-type="float" office:value="982.096369504467" calcext:value-type="float">
            <text:p>982.0963695044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307" calcext:value-type="float">
            <text:p>1379307</text:p>
          </table:table-cell>
          <table:table-cell office:value-type="float" office:value="1670342" calcext:value-type="float">
            <text:p>1670342</text:p>
          </table:table-cell>
          <table:table-cell office:value-type="float" office:value="1677036" calcext:value-type="float">
            <text:p>1677036</text:p>
          </table:table-cell>
          <table:table-cell office:value-type="float" office:value="976414" calcext:value-type="float">
            <text:p>976414</text:p>
          </table:table-cell>
          <table:table-cell office:value-type="float" office:value="1223365" calcext:value-type="float">
            <text:p>1223365</text:p>
          </table:table-cell>
          <table:table-cell office:value-type="float" office:value="922327" calcext:value-type="float">
            <text:p>922327</text:p>
          </table:table-cell>
          <table:table-cell office:value-type="float" office:value="1679170" calcext:value-type="float">
            <text:p>1679170</text:p>
          </table:table-cell>
          <table:table-cell office:value-type="float" office:value="5" calcext:value-type="float">
            <text:p>5</text:p>
          </table:table-cell>
          <table:table-cell office:value-type="float" office:value="0.822131135717766" calcext:value-type="float">
            <text:p>0.822131135717766</text:p>
          </table:table-cell>
          <table:table-cell office:value-type="float" office:value="0.995601534319107" calcext:value-type="float">
            <text:p>0.995601534319107</text:p>
          </table:table-cell>
          <table:table-cell office:value-type="float" office:value="0.999591469716009" calcext:value-type="float">
            <text:p>0.999591469716009</text:p>
          </table:table-cell>
          <table:table-cell office:value-type="float" office:value="0.581988165615578" calcext:value-type="float">
            <text:p>0.581988165615578</text:p>
          </table:table-cell>
          <table:table-cell office:value-type="float" office:value="0.729182449481779" calcext:value-type="float">
            <text:p>0.729182449481779</text:p>
          </table:table-cell>
          <table:table-cell office:value-type="float" office:value="0.5497497975528" calcext:value-type="float">
            <text:p>0.5497497975528</text:p>
          </table:table-cell>
          <table:table-cell office:value-type="float" office:value="1.00086343298715" calcext:value-type="float">
            <text:p>1.00086343298715</text:p>
          </table:table-cell>
          <table:table-cell office:value-type="float" office:value="-133.602366876884" calcext:value-type="float">
            <text:p>-133.602366876884</text:p>
          </table:table-cell>
          <table:table-cell office:value-type="float" office:value="-104.163510103644" calcext:value-type="float">
            <text:p>-104.163510103644</text:p>
          </table:table-cell>
          <table:table-cell office:value-type="float" office:value="-140.05004048944" calcext:value-type="float">
            <text:p>-140.05004048944</text:p>
          </table:table-cell>
        </table:table-row>
        <table:table-row table:style-name="ro1">
          <table:table-cell office:value-type="string" calcext:value-type="string">
            <text:p>2019-11-12 09:34:29</text:p>
          </table:table-cell>
          <table:table-cell office:value-type="float" office:value="25.0794720159902" calcext:value-type="float">
            <text:p>25.0794720159902</text:p>
          </table:table-cell>
          <table:table-cell office:value-type="float" office:value="82.8708977208252" calcext:value-type="float">
            <text:p>82.8708977208252</text:p>
          </table:table-cell>
          <table:table-cell office:value-type="float" office:value="982.16181566748" calcext:value-type="float">
            <text:p>982.1618156674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5615" calcext:value-type="float">
            <text:p>1395615</text:p>
          </table:table-cell>
          <table:table-cell office:value-type="float" office:value="1668125" calcext:value-type="float">
            <text:p>1668125</text:p>
          </table:table-cell>
          <table:table-cell office:value-type="float" office:value="1676739" calcext:value-type="float">
            <text:p>1676739</text:p>
          </table:table-cell>
          <table:table-cell office:value-type="float" office:value="1055603" calcext:value-type="float">
            <text:p>1055603</text:p>
          </table:table-cell>
          <table:table-cell office:value-type="float" office:value="1219389" calcext:value-type="float">
            <text:p>1219389</text:p>
          </table:table-cell>
          <table:table-cell office:value-type="float" office:value="908406" calcext:value-type="float">
            <text:p>908406</text:p>
          </table:table-cell>
          <table:table-cell office:value-type="float" office:value="1676099" calcext:value-type="float">
            <text:p>1676099</text:p>
          </table:table-cell>
          <table:table-cell office:value-type="float" office:value="5" calcext:value-type="float">
            <text:p>5</text:p>
          </table:table-cell>
          <table:table-cell office:value-type="float" office:value="0.83185146234649" calcext:value-type="float">
            <text:p>0.83185146234649</text:p>
          </table:table-cell>
          <table:table-cell office:value-type="float" office:value="0.994280099186909" calcext:value-type="float">
            <text:p>0.994280099186909</text:p>
          </table:table-cell>
          <table:table-cell office:value-type="float" office:value="0.999414443899923" calcext:value-type="float">
            <text:p>0.999414443899923</text:p>
          </table:table-cell>
          <table:table-cell office:value-type="float" office:value="0.62918849339348" calcext:value-type="float">
            <text:p>0.62918849339348</text:p>
          </table:table-cell>
          <table:table-cell office:value-type="float" office:value="0.726812568522998" calcext:value-type="float">
            <text:p>0.726812568522998</text:p>
          </table:table-cell>
          <table:table-cell office:value-type="float" office:value="0.541452233964471" calcext:value-type="float">
            <text:p>0.541452233964471</text:p>
          </table:table-cell>
          <table:table-cell office:value-type="float" office:value="0.999032974127886" calcext:value-type="float">
            <text:p>0.999032974127886</text:p>
          </table:table-cell>
          <table:table-cell office:value-type="float" office:value="-124.162301321304" calcext:value-type="float">
            <text:p>-124.162301321304</text:p>
          </table:table-cell>
          <table:table-cell office:value-type="float" office:value="-104.6374862954" calcext:value-type="float">
            <text:p>-104.6374862954</text:p>
          </table:table-cell>
          <table:table-cell office:value-type="float" office:value="-141.709553207106" calcext:value-type="float">
            <text:p>-141.709553207106</text:p>
          </table:table-cell>
        </table:table-row>
        <table:table-row table:style-name="ro1">
          <table:table-cell office:value-type="string" calcext:value-type="string">
            <text:p>2019-11-12 09:34:30</text:p>
          </table:table-cell>
          <table:table-cell office:value-type="float" office:value="25.0895800384751" calcext:value-type="float">
            <text:p>25.0895800384751</text:p>
          </table:table-cell>
          <table:table-cell office:value-type="float" office:value="82.8185784499968" calcext:value-type="float">
            <text:p>82.8185784499968</text:p>
          </table:table-cell>
          <table:table-cell office:value-type="float" office:value="982.151358640459" calcext:value-type="float">
            <text:p>982.15135864045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761" calcext:value-type="float">
            <text:p>1377761</text:p>
          </table:table-cell>
          <table:table-cell office:value-type="float" office:value="1663013" calcext:value-type="float">
            <text:p>1663013</text:p>
          </table:table-cell>
          <table:table-cell office:value-type="float" office:value="1679638" calcext:value-type="float">
            <text:p>1679638</text:p>
          </table:table-cell>
          <table:table-cell office:value-type="float" office:value="1176512" calcext:value-type="float">
            <text:p>1176512</text:p>
          </table:table-cell>
          <table:table-cell office:value-type="float" office:value="997538" calcext:value-type="float">
            <text:p>997538</text:p>
          </table:table-cell>
          <table:table-cell office:value-type="float" office:value="966312" calcext:value-type="float">
            <text:p>966312</text:p>
          </table:table-cell>
          <table:table-cell office:value-type="float" office:value="1668325" calcext:value-type="float">
            <text:p>1668325</text:p>
          </table:table-cell>
          <table:table-cell office:value-type="float" office:value="5" calcext:value-type="float">
            <text:p>5</text:p>
          </table:table-cell>
          <table:table-cell office:value-type="float" office:value="0.821209647799688" calcext:value-type="float">
            <text:p>0.821209647799688</text:p>
          </table:table-cell>
          <table:table-cell office:value-type="float" office:value="0.991233109382761" calcext:value-type="float">
            <text:p>0.991233109382761</text:p>
          </table:table-cell>
          <table:table-cell office:value-type="float" office:value="1.00114238275795" calcext:value-type="float">
            <text:p>1.00114238275795</text:p>
          </table:table-cell>
          <table:table-cell office:value-type="float" office:value="0.701255881936059" calcext:value-type="float">
            <text:p>0.701255881936059</text:p>
          </table:table-cell>
          <table:table-cell office:value-type="float" office:value="0.594579052278883" calcext:value-type="float">
            <text:p>0.594579052278883</text:p>
          </table:table-cell>
          <table:table-cell office:value-type="float" office:value="0.575966903682578" calcext:value-type="float">
            <text:p>0.575966903682578</text:p>
          </table:table-cell>
          <table:table-cell office:value-type="float" office:value="0.994399308490671" calcext:value-type="float">
            <text:p>0.994399308490671</text:p>
          </table:table-cell>
          <table:table-cell office:value-type="float" office:value="-109.748823612788" calcext:value-type="float">
            <text:p>-109.748823612788</text:p>
          </table:table-cell>
          <table:table-cell office:value-type="float" office:value="-131.084189544224" calcext:value-type="float">
            <text:p>-131.084189544224</text:p>
          </table:table-cell>
          <table:table-cell office:value-type="float" office:value="-134.806619263484" calcext:value-type="float">
            <text:p>-134.806619263484</text:p>
          </table:table-cell>
        </table:table-row>
        <table:table-row table:style-name="ro1">
          <table:table-cell office:value-type="string" calcext:value-type="string">
            <text:p>2019-11-12 09:34:31</text:p>
          </table:table-cell>
          <table:table-cell office:value-type="float" office:value="25.0946340501541" calcext:value-type="float">
            <text:p>25.0946340501541</text:p>
          </table:table-cell>
          <table:table-cell office:value-type="float" office:value="82.8190823466462" calcext:value-type="float">
            <text:p>82.8190823466462</text:p>
          </table:table-cell>
          <table:table-cell office:value-type="float" office:value="982.132382445539" calcext:value-type="float">
            <text:p>982.1323824455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9879" calcext:value-type="float">
            <text:p>1389879</text:p>
          </table:table-cell>
          <table:table-cell office:value-type="float" office:value="1664046" calcext:value-type="float">
            <text:p>1664046</text:p>
          </table:table-cell>
          <table:table-cell office:value-type="float" office:value="1671672" calcext:value-type="float">
            <text:p>1671672</text:p>
          </table:table-cell>
          <table:table-cell office:value-type="float" office:value="1017937" calcext:value-type="float">
            <text:p>1017937</text:p>
          </table:table-cell>
          <table:table-cell office:value-type="float" office:value="1237067" calcext:value-type="float">
            <text:p>1237067</text:p>
          </table:table-cell>
          <table:table-cell office:value-type="float" office:value="916395" calcext:value-type="float">
            <text:p>916395</text:p>
          </table:table-cell>
          <table:table-cell office:value-type="float" office:value="1672580" calcext:value-type="float">
            <text:p>1672580</text:p>
          </table:table-cell>
          <table:table-cell office:value-type="float" office:value="5" calcext:value-type="float">
            <text:p>5</text:p>
          </table:table-cell>
          <table:table-cell office:value-type="float" office:value="0.828432539514606" calcext:value-type="float">
            <text:p>0.828432539514606</text:p>
          </table:table-cell>
          <table:table-cell office:value-type="float" office:value="0.99184882543669" calcext:value-type="float">
            <text:p>0.99184882543669</text:p>
          </table:table-cell>
          <table:table-cell office:value-type="float" office:value="0.996394276189122" calcext:value-type="float">
            <text:p>0.996394276189122</text:p>
          </table:table-cell>
          <table:table-cell office:value-type="float" office:value="0.606737805216051" calcext:value-type="float">
            <text:p>0.606737805216051</text:p>
          </table:table-cell>
          <table:table-cell office:value-type="float" office:value="0.737349478882489" calcext:value-type="float">
            <text:p>0.737349478882489</text:p>
          </table:table-cell>
          <table:table-cell office:value-type="float" office:value="0.54621404960323" calcext:value-type="float">
            <text:p>0.54621404960323</text:p>
          </table:table-cell>
          <table:table-cell office:value-type="float" office:value="0.9969354864282" calcext:value-type="float">
            <text:p>0.9969354864282</text:p>
          </table:table-cell>
          <table:table-cell office:value-type="float" office:value="-128.65243895679" calcext:value-type="float">
            <text:p>-128.65243895679</text:p>
          </table:table-cell>
          <table:table-cell office:value-type="float" office:value="-102.530104223502" calcext:value-type="float">
            <text:p>-102.530104223502</text:p>
          </table:table-cell>
          <table:table-cell office:value-type="float" office:value="-140.757190079354" calcext:value-type="float">
            <text:p>-140.757190079354</text:p>
          </table:table-cell>
        </table:table-row>
        <table:table-row table:style-name="ro1">
          <table:table-cell office:value-type="string" calcext:value-type="string">
            <text:p>2019-11-12 09:34:33</text:p>
          </table:table-cell>
          <table:table-cell office:value-type="float" office:value="25.0895800384751" calcext:value-type="float">
            <text:p>25.0895800384751</text:p>
          </table:table-cell>
          <table:table-cell office:value-type="float" office:value="82.8185784499968" calcext:value-type="float">
            <text:p>82.8185784499968</text:p>
          </table:table-cell>
          <table:table-cell office:value-type="float" office:value="982.096369504467" calcext:value-type="float">
            <text:p>982.0963695044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2208" calcext:value-type="float">
            <text:p>1392208</text:p>
          </table:table-cell>
          <table:table-cell office:value-type="float" office:value="1663145" calcext:value-type="float">
            <text:p>1663145</text:p>
          </table:table-cell>
          <table:table-cell office:value-type="float" office:value="1669226" calcext:value-type="float">
            <text:p>1669226</text:p>
          </table:table-cell>
          <table:table-cell office:value-type="float" office:value="978728" calcext:value-type="float">
            <text:p>978728</text:p>
          </table:table-cell>
          <table:table-cell office:value-type="float" office:value="1109425" calcext:value-type="float">
            <text:p>1109425</text:p>
          </table:table-cell>
          <table:table-cell office:value-type="float" office:value="1115550" calcext:value-type="float">
            <text:p>1115550</text:p>
          </table:table-cell>
          <table:table-cell office:value-type="float" office:value="1664820" calcext:value-type="float">
            <text:p>1664820</text:p>
          </table:table-cell>
          <table:table-cell office:value-type="float" office:value="5" calcext:value-type="float">
            <text:p>5</text:p>
          </table:table-cell>
          <table:table-cell office:value-type="float" office:value="0.82982073185691" calcext:value-type="float">
            <text:p>0.82982073185691</text:p>
          </table:table-cell>
          <table:table-cell office:value-type="float" office:value="0.991311787523244" calcext:value-type="float">
            <text:p>0.991311787523244</text:p>
          </table:table-cell>
          <table:table-cell office:value-type="float" office:value="0.994936346404117" calcext:value-type="float">
            <text:p>0.994936346404117</text:p>
          </table:table-cell>
          <table:table-cell office:value-type="float" office:value="0.583367417260101" calcext:value-type="float">
            <text:p>0.583367417260101</text:p>
          </table:table-cell>
          <table:table-cell office:value-type="float" office:value="0.661268909128774" calcext:value-type="float">
            <text:p>0.661268909128774</text:p>
          </table:table-cell>
          <table:table-cell office:value-type="float" office:value="0.664919694056474" calcext:value-type="float">
            <text:p>0.664919694056474</text:p>
          </table:table-cell>
          <table:table-cell office:value-type="float" office:value="0.992310165442248" calcext:value-type="float">
            <text:p>0.992310165442248</text:p>
          </table:table-cell>
          <table:table-cell office:value-type="float" office:value="-133.32651654798" calcext:value-type="float">
            <text:p>-133.32651654798</text:p>
          </table:table-cell>
          <table:table-cell office:value-type="float" office:value="-117.746218174245" calcext:value-type="float">
            <text:p>-117.746218174245</text:p>
          </table:table-cell>
          <table:table-cell office:value-type="float" office:value="-117.016061188705" calcext:value-type="float">
            <text:p>-117.016061188705</text:p>
          </table:table-cell>
        </table:table-row>
        <table:table-row table:style-name="ro1">
          <table:table-cell office:value-type="string" calcext:value-type="string">
            <text:p>2019-11-12 09:34:34</text:p>
          </table:table-cell>
          <table:table-cell office:value-type="float" office:value="25.0996880621242" calcext:value-type="float">
            <text:p>25.0996880621242</text:p>
          </table:table-cell>
          <table:table-cell office:value-type="float" office:value="82.8142532395071" calcext:value-type="float">
            <text:p>82.8142532395071</text:p>
          </table:table-cell>
          <table:table-cell office:value-type="float" office:value="982.140900866088" calcext:value-type="float">
            <text:p>982.1409008660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6237" calcext:value-type="float">
            <text:p>1396237</text:p>
          </table:table-cell>
          <table:table-cell office:value-type="float" office:value="1653804" calcext:value-type="float">
            <text:p>1653804</text:p>
          </table:table-cell>
          <table:table-cell office:value-type="float" office:value="1667680" calcext:value-type="float">
            <text:p>1667680</text:p>
          </table:table-cell>
          <table:table-cell office:value-type="float" office:value="1139884" calcext:value-type="float">
            <text:p>1139884</text:p>
          </table:table-cell>
          <table:table-cell office:value-type="float" office:value="1045774" calcext:value-type="float">
            <text:p>1045774</text:p>
          </table:table-cell>
          <table:table-cell office:value-type="float" office:value="935016" calcext:value-type="float">
            <text:p>935016</text:p>
          </table:table-cell>
          <table:table-cell office:value-type="float" office:value="1661818" calcext:value-type="float">
            <text:p>1661818</text:p>
          </table:table-cell>
          <table:table-cell office:value-type="float" office:value="5" calcext:value-type="float">
            <text:p>5</text:p>
          </table:table-cell>
          <table:table-cell office:value-type="float" office:value="0.832222203281189" calcext:value-type="float">
            <text:p>0.832222203281189</text:p>
          </table:table-cell>
          <table:table-cell office:value-type="float" office:value="0.985744116991057" calcext:value-type="float">
            <text:p>0.985744116991057</text:p>
          </table:table-cell>
          <table:table-cell office:value-type="float" office:value="0.994014858486039" calcext:value-type="float">
            <text:p>0.994014858486039</text:p>
          </table:table-cell>
          <table:table-cell office:value-type="float" office:value="0.679423890045153" calcext:value-type="float">
            <text:p>0.679423890045153</text:p>
          </table:table-cell>
          <table:table-cell office:value-type="float" office:value="0.623329952160114" calcext:value-type="float">
            <text:p>0.623329952160114</text:p>
          </table:table-cell>
          <table:table-cell office:value-type="float" office:value="0.557313031829957" calcext:value-type="float">
            <text:p>0.557313031829957</text:p>
          </table:table-cell>
          <table:table-cell office:value-type="float" office:value="0.990520833792786" calcext:value-type="float">
            <text:p>0.990520833792786</text:p>
          </table:table-cell>
          <table:table-cell office:value-type="float" office:value="-114.115221990969" calcext:value-type="float">
            <text:p>-114.115221990969</text:p>
          </table:table-cell>
          <table:table-cell office:value-type="float" office:value="-125.334009567977" calcext:value-type="float">
            <text:p>-125.334009567977</text:p>
          </table:table-cell>
          <table:table-cell office:value-type="float" office:value="-138.537393634009" calcext:value-type="float">
            <text:p>-138.537393634009</text:p>
          </table:table-cell>
        </table:table-row>
        <table:table-row table:style-name="ro1">
          <table:table-cell office:value-type="string" calcext:value-type="string">
            <text:p>2019-11-12 09:34:37</text:p>
          </table:table-cell>
          <table:table-cell office:value-type="float" office:value="25.0895800384751" calcext:value-type="float">
            <text:p>25.0895800384751</text:p>
          </table:table-cell>
          <table:table-cell office:value-type="float" office:value="82.7865810704439" calcext:value-type="float">
            <text:p>82.7865810704439</text:p>
          </table:table-cell>
          <table:table-cell office:value-type="float" office:value="982.178853241082" calcext:value-type="float">
            <text:p>982.17885324108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6735" calcext:value-type="float">
            <text:p>1396735</text:p>
          </table:table-cell>
          <table:table-cell office:value-type="float" office:value="1648046" calcext:value-type="float">
            <text:p>1648046</text:p>
          </table:table-cell>
          <table:table-cell office:value-type="float" office:value="1655425" calcext:value-type="float">
            <text:p>1655425</text:p>
          </table:table-cell>
          <table:table-cell office:value-type="float" office:value="994754" calcext:value-type="float">
            <text:p>994754</text:p>
          </table:table-cell>
          <table:table-cell office:value-type="float" office:value="1198426" calcext:value-type="float">
            <text:p>1198426</text:p>
          </table:table-cell>
          <table:table-cell office:value-type="float" office:value="951762" calcext:value-type="float">
            <text:p>951762</text:p>
          </table:table-cell>
          <table:table-cell office:value-type="float" office:value="1656506" calcext:value-type="float">
            <text:p>1656506</text:p>
          </table:table-cell>
          <table:table-cell office:value-type="float" office:value="5" calcext:value-type="float">
            <text:p>5</text:p>
          </table:table-cell>
          <table:table-cell office:value-type="float" office:value="0.832519034447555" calcext:value-type="float">
            <text:p>0.832519034447555</text:p>
          </table:table-cell>
          <table:table-cell office:value-type="float" office:value="0.98231208113576" calcext:value-type="float">
            <text:p>0.98231208113576</text:p>
          </table:table-cell>
          <table:table-cell office:value-type="float" office:value="0.986710308398045" calcext:value-type="float">
            <text:p>0.986710308398045</text:p>
          </table:table-cell>
          <table:table-cell office:value-type="float" office:value="0.592919658770521" calcext:value-type="float">
            <text:p>0.592919658770521</text:p>
          </table:table-cell>
          <table:table-cell office:value-type="float" office:value="0.714317645349222" calcext:value-type="float">
            <text:p>0.714317645349222</text:p>
          </table:table-cell>
          <table:table-cell office:value-type="float" office:value="0.567294426833919" calcext:value-type="float">
            <text:p>0.567294426833919</text:p>
          </table:table-cell>
          <table:table-cell office:value-type="float" office:value="0.987354634684877" calcext:value-type="float">
            <text:p>0.987354634684877</text:p>
          </table:table-cell>
          <table:table-cell office:value-type="float" office:value="-131.416068245896" calcext:value-type="float">
            <text:p>-131.416068245896</text:p>
          </table:table-cell>
          <table:table-cell office:value-type="float" office:value="-107.136470930156" calcext:value-type="float">
            <text:p>-107.136470930156</text:p>
          </table:table-cell>
          <table:table-cell office:value-type="float" office:value="-136.541114633216" calcext:value-type="float">
            <text:p>-136.541114633216</text:p>
          </table:table-cell>
        </table:table-row>
        <table:table-row table:style-name="ro1">
          <table:table-cell office:value-type="string" calcext:value-type="string">
            <text:p>2019-11-12 09:34:38</text:p>
          </table:table-cell>
          <table:table-cell office:value-type="float" office:value="25.0946340501541" calcext:value-type="float">
            <text:p>25.0946340501541</text:p>
          </table:table-cell>
          <table:table-cell office:value-type="float" office:value="82.7977505564831" calcext:value-type="float">
            <text:p>82.7977505564831</text:p>
          </table:table-cell>
          <table:table-cell office:value-type="float" office:value="982.159877253286" calcext:value-type="float">
            <text:p>982.1598772532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1131" calcext:value-type="float">
            <text:p>1401131</text:p>
          </table:table-cell>
          <table:table-cell office:value-type="float" office:value="1644233" calcext:value-type="float">
            <text:p>1644233</text:p>
          </table:table-cell>
          <table:table-cell office:value-type="float" office:value="1654454" calcext:value-type="float">
            <text:p>1654454</text:p>
          </table:table-cell>
          <table:table-cell office:value-type="float" office:value="1051882" calcext:value-type="float">
            <text:p>1051882</text:p>
          </table:table-cell>
          <table:table-cell office:value-type="float" office:value="1036183" calcext:value-type="float">
            <text:p>1036183</text:p>
          </table:table-cell>
          <table:table-cell office:value-type="float" office:value="1116056" calcext:value-type="float">
            <text:p>1116056</text:p>
          </table:table-cell>
          <table:table-cell office:value-type="float" office:value="1653779" calcext:value-type="float">
            <text:p>1653779</text:p>
          </table:table-cell>
          <table:table-cell office:value-type="float" office:value="5" calcext:value-type="float">
            <text:p>5</text:p>
          </table:table-cell>
          <table:table-cell office:value-type="float" office:value="0.835139254944236" calcext:value-type="float">
            <text:p>0.835139254944236</text:p>
          </table:table-cell>
          <table:table-cell office:value-type="float" office:value="0.980039355759544" calcext:value-type="float">
            <text:p>0.980039355759544</text:p>
          </table:table-cell>
          <table:table-cell office:value-type="float" office:value="0.986131547228282" calcext:value-type="float">
            <text:p>0.986131547228282</text:p>
          </table:table-cell>
          <table:table-cell office:value-type="float" office:value="0.626970604296995" calcext:value-type="float">
            <text:p>0.626970604296995</text:p>
          </table:table-cell>
          <table:table-cell office:value-type="float" office:value="0.617613269998225" calcext:value-type="float">
            <text:p>0.617613269998225</text:p>
          </table:table-cell>
          <table:table-cell office:value-type="float" office:value="0.665221293594991" calcext:value-type="float">
            <text:p>0.665221293594991</text:p>
          </table:table-cell>
          <table:table-cell office:value-type="float" office:value="0.985729215828087" calcext:value-type="float">
            <text:p>0.985729215828087</text:p>
          </table:table-cell>
          <table:table-cell office:value-type="float" office:value="-124.605879140601" calcext:value-type="float">
            <text:p>-124.605879140601</text:p>
          </table:table-cell>
          <table:table-cell office:value-type="float" office:value="-126.477346000355" calcext:value-type="float">
            <text:p>-126.477346000355</text:p>
          </table:table-cell>
          <table:table-cell office:value-type="float" office:value="-116.955741281002" calcext:value-type="float">
            <text:p>-116.955741281002</text:p>
          </table:table-cell>
        </table:table-row>
        <table:table-row table:style-name="ro1">
          <table:table-cell office:value-type="string" calcext:value-type="string">
            <text:p>2019-11-12 09:34:39</text:p>
          </table:table-cell>
          <table:table-cell office:value-type="float" office:value="25.1047420743853" calcext:value-type="float">
            <text:p>25.1047420743853</text:p>
          </table:table-cell>
          <table:table-cell office:value-type="float" office:value="82.8040909244846" calcext:value-type="float">
            <text:p>82.8040909244846</text:p>
          </table:table-cell>
          <table:table-cell office:value-type="float" office:value="982.149419323232" calcext:value-type="float">
            <text:p>982.1494193232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2250" calcext:value-type="float">
            <text:p>1402250</text:p>
          </table:table-cell>
          <table:table-cell office:value-type="float" office:value="1643090" calcext:value-type="float">
            <text:p>1643090</text:p>
          </table:table-cell>
          <table:table-cell office:value-type="float" office:value="1649956" calcext:value-type="float">
            <text:p>1649956</text:p>
          </table:table-cell>
          <table:table-cell office:value-type="float" office:value="983445" calcext:value-type="float">
            <text:p>983445</text:p>
          </table:table-cell>
          <table:table-cell office:value-type="float" office:value="1123330" calcext:value-type="float">
            <text:p>1123330</text:p>
          </table:table-cell>
          <table:table-cell office:value-type="float" office:value="1081044" calcext:value-type="float">
            <text:p>1081044</text:p>
          </table:table-cell>
          <table:table-cell office:value-type="float" office:value="1647214" calcext:value-type="float">
            <text:p>1647214</text:p>
          </table:table-cell>
          <table:table-cell office:value-type="float" office:value="5" calcext:value-type="float">
            <text:p>5</text:p>
          </table:table-cell>
          <table:table-cell office:value-type="float" office:value="0.835806230998782" calcext:value-type="float">
            <text:p>0.835806230998782</text:p>
          </table:table-cell>
          <table:table-cell office:value-type="float" office:value="0.979358074588546" calcext:value-type="float">
            <text:p>0.979358074588546</text:p>
          </table:table-cell>
          <table:table-cell office:value-type="float" office:value="0.983450529986683" calcext:value-type="float">
            <text:p>0.983450529986683</text:p>
          </table:table-cell>
          <table:table-cell office:value-type="float" office:value="0.586178968689319" calcext:value-type="float">
            <text:p>0.586178968689319</text:p>
          </table:table-cell>
          <table:table-cell office:value-type="float" office:value="0.669556935972802" calcext:value-type="float">
            <text:p>0.669556935972802</text:p>
          </table:table-cell>
          <table:table-cell office:value-type="float" office:value="0.644352512878479" calcext:value-type="float">
            <text:p>0.644352512878479</text:p>
          </table:table-cell>
          <table:table-cell office:value-type="float" office:value="0.981816170432111" calcext:value-type="float">
            <text:p>0.981816170432111</text:p>
          </table:table-cell>
          <table:table-cell office:value-type="float" office:value="-132.764206262136" calcext:value-type="float">
            <text:p>-132.764206262136</text:p>
          </table:table-cell>
          <table:table-cell office:value-type="float" office:value="-116.08861280544" calcext:value-type="float">
            <text:p>-116.08861280544</text:p>
          </table:table-cell>
          <table:table-cell office:value-type="float" office:value="-121.129497424304" calcext:value-type="float">
            <text:p>-121.129497424304</text:p>
          </table:table-cell>
        </table:table-row>
        <table:table-row table:style-name="ro1">
          <table:table-cell office:value-type="string" calcext:value-type="string">
            <text:p>2019-11-12 09:34:40</text:p>
          </table:table-cell>
          <table:table-cell office:value-type="float" office:value="25.1047420743853" calcext:value-type="float">
            <text:p>25.1047420743853</text:p>
          </table:table-cell>
          <table:table-cell office:value-type="float" office:value="82.7454265820061" calcext:value-type="float">
            <text:p>82.7454265820061</text:p>
          </table:table-cell>
          <table:table-cell office:value-type="float" office:value="982.149419323232" calcext:value-type="float">
            <text:p>982.1494193232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0373" calcext:value-type="float">
            <text:p>1390373</text:p>
          </table:table-cell>
          <table:table-cell office:value-type="float" office:value="1641812" calcext:value-type="float">
            <text:p>1641812</text:p>
          </table:table-cell>
          <table:table-cell office:value-type="float" office:value="1646679" calcext:value-type="float">
            <text:p>1646679</text:p>
          </table:table-cell>
          <table:table-cell office:value-type="float" office:value="975298" calcext:value-type="float">
            <text:p>975298</text:p>
          </table:table-cell>
          <table:table-cell office:value-type="float" office:value="1151660" calcext:value-type="float">
            <text:p>1151660</text:p>
          </table:table-cell>
          <table:table-cell office:value-type="float" office:value="1075016" calcext:value-type="float">
            <text:p>1075016</text:p>
          </table:table-cell>
          <table:table-cell office:value-type="float" office:value="1644494" calcext:value-type="float">
            <text:p>1644494</text:p>
          </table:table-cell>
          <table:table-cell office:value-type="float" office:value="5" calcext:value-type="float">
            <text:p>5</text:p>
          </table:table-cell>
          <table:table-cell office:value-type="float" office:value="0.828726986494897" calcext:value-type="float">
            <text:p>0.828726986494897</text:p>
          </table:table-cell>
          <table:table-cell office:value-type="float" office:value="0.978596327137509" calcext:value-type="float">
            <text:p>0.978596327137509</text:p>
          </table:table-cell>
          <table:table-cell office:value-type="float" office:value="0.981497285544549" calcext:value-type="float">
            <text:p>0.981497285544549</text:p>
          </table:table-cell>
          <table:table-cell office:value-type="float" office:value="0.581322977700588" calcext:value-type="float">
            <text:p>0.581322977700588</text:p>
          </table:table-cell>
          <table:table-cell office:value-type="float" office:value="0.686442933850638" calcext:value-type="float">
            <text:p>0.686442933850638</text:p>
          </table:table-cell>
          <table:table-cell office:value-type="float" office:value="0.640759544463103" calcext:value-type="float">
            <text:p>0.640759544463103</text:p>
          </table:table-cell>
          <table:table-cell office:value-type="float" office:value="0.980194923900953" calcext:value-type="float">
            <text:p>0.980194923900953</text:p>
          </table:table-cell>
          <table:table-cell office:value-type="float" office:value="-133.735404459882" calcext:value-type="float">
            <text:p>-133.735404459882</text:p>
          </table:table-cell>
          <table:table-cell office:value-type="float" office:value="-112.711413229872" calcext:value-type="float">
            <text:p>-112.711413229872</text:p>
          </table:table-cell>
          <table:table-cell office:value-type="float" office:value="-121.848091107379" calcext:value-type="float">
            <text:p>-121.848091107379</text:p>
          </table:table-cell>
        </table:table-row>
        <table:table-row table:style-name="ro1">
          <table:table-cell office:value-type="string" calcext:value-type="string">
            <text:p>2019-11-12 09:34:42</text:p>
          </table:table-cell>
          <table:table-cell office:value-type="float" office:value="25.1047420743853" calcext:value-type="float">
            <text:p>25.1047420743853</text:p>
          </table:table-cell>
          <table:table-cell office:value-type="float" office:value="82.7240938375733" calcext:value-type="float">
            <text:p>82.7240938375733</text:p>
          </table:table-cell>
          <table:table-cell office:value-type="float" office:value="982.121924079487" calcext:value-type="float">
            <text:p>982.12192407948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715" calcext:value-type="float">
            <text:p>1377715</text:p>
          </table:table-cell>
          <table:table-cell office:value-type="float" office:value="1634556" calcext:value-type="float">
            <text:p>1634556</text:p>
          </table:table-cell>
          <table:table-cell office:value-type="float" office:value="1648746" calcext:value-type="float">
            <text:p>1648746</text:p>
          </table:table-cell>
          <table:table-cell office:value-type="float" office:value="1179587" calcext:value-type="float">
            <text:p>1179587</text:p>
          </table:table-cell>
          <table:table-cell office:value-type="float" office:value="1000195" calcext:value-type="float">
            <text:p>1000195</text:p>
          </table:table-cell>
          <table:table-cell office:value-type="float" office:value="1027540" calcext:value-type="float">
            <text:p>1027540</text:p>
          </table:table-cell>
          <table:table-cell office:value-type="float" office:value="1636074" calcext:value-type="float">
            <text:p>1636074</text:p>
          </table:table-cell>
          <table:table-cell office:value-type="float" office:value="5" calcext:value-type="float">
            <text:p>5</text:p>
          </table:table-cell>
          <table:table-cell office:value-type="float" office:value="0.821182229659823" calcext:value-type="float">
            <text:p>0.821182229659823</text:p>
          </table:table-cell>
          <table:table-cell office:value-type="float" office:value="0.974271413597037" calcext:value-type="float">
            <text:p>0.974271413597037</text:p>
          </table:table-cell>
          <table:table-cell office:value-type="float" office:value="0.982729313698925" calcext:value-type="float">
            <text:p>0.982729313698925</text:p>
          </table:table-cell>
          <table:table-cell office:value-type="float" office:value="0.703088724981394" calcext:value-type="float">
            <text:p>0.703088724981394</text:p>
          </table:table-cell>
          <table:table-cell office:value-type="float" office:value="0.596162747879356" calcext:value-type="float">
            <text:p>0.596162747879356</text:p>
          </table:table-cell>
          <table:table-cell office:value-type="float" office:value="0.612461639936166" calcext:value-type="float">
            <text:p>0.612461639936166</text:p>
          </table:table-cell>
          <table:table-cell office:value-type="float" office:value="0.975176212212588" calcext:value-type="float">
            <text:p>0.975176212212588</text:p>
          </table:table-cell>
          <table:table-cell office:value-type="float" office:value="-109.382255003721" calcext:value-type="float">
            <text:p>-109.382255003721</text:p>
          </table:table-cell>
          <table:table-cell office:value-type="float" office:value="-130.767450424129" calcext:value-type="float">
            <text:p>-130.767450424129</text:p>
          </table:table-cell>
          <table:table-cell office:value-type="float" office:value="-127.507672012767" calcext:value-type="float">
            <text:p>-127.507672012767</text:p>
          </table:table-cell>
        </table:table-row>
        <table:table-row table:style-name="ro1">
          <table:table-cell office:value-type="string" calcext:value-type="string">
            <text:p>2019-11-12 09:34:43</text:p>
          </table:table-cell>
          <table:table-cell office:value-type="float" office:value="25.1047420743853" calcext:value-type="float">
            <text:p>25.1047420743853</text:p>
          </table:table-cell>
          <table:table-cell office:value-type="float" office:value="82.6814279386938" calcext:value-type="float">
            <text:p>82.6814279386938</text:p>
          </table:table-cell>
          <table:table-cell office:value-type="float" office:value="982.121924079487" calcext:value-type="float">
            <text:p>982.12192407948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839" calcext:value-type="float">
            <text:p>1379839</text:p>
          </table:table-cell>
          <table:table-cell office:value-type="float" office:value="1631893" calcext:value-type="float">
            <text:p>1631893</text:p>
          </table:table-cell>
          <table:table-cell office:value-type="float" office:value="1646980" calcext:value-type="float">
            <text:p>1646980</text:p>
          </table:table-cell>
          <table:table-cell office:value-type="float" office:value="1160126" calcext:value-type="float">
            <text:p>1160126</text:p>
          </table:table-cell>
          <table:table-cell office:value-type="float" office:value="1012243" calcext:value-type="float">
            <text:p>1012243</text:p>
          </table:table-cell>
          <table:table-cell office:value-type="float" office:value="910917" calcext:value-type="float">
            <text:p>910917</text:p>
          </table:table-cell>
          <table:table-cell office:value-type="float" office:value="1637579" calcext:value-type="float">
            <text:p>1637579</text:p>
          </table:table-cell>
          <table:table-cell office:value-type="float" office:value="5" calcext:value-type="float">
            <text:p>5</text:p>
          </table:table-cell>
          <table:table-cell office:value-type="float" office:value="0.822448232465772" calcext:value-type="float">
            <text:p>0.822448232465772</text:p>
          </table:table-cell>
          <table:table-cell office:value-type="float" office:value="0.972684141717451" calcext:value-type="float">
            <text:p>0.972684141717451</text:p>
          </table:table-cell>
          <table:table-cell office:value-type="float" office:value="0.98167669554671" calcext:value-type="float">
            <text:p>0.98167669554671</text:p>
          </table:table-cell>
          <table:table-cell office:value-type="float" office:value="0.691489063678868" calcext:value-type="float">
            <text:p>0.691489063678868</text:p>
          </table:table-cell>
          <table:table-cell office:value-type="float" office:value="0.603343916337957" calcext:value-type="float">
            <text:p>0.603343916337957</text:p>
          </table:table-cell>
          <table:table-cell office:value-type="float" office:value="0.542948906773198" calcext:value-type="float">
            <text:p>0.542948906773198</text:p>
          </table:table-cell>
          <table:table-cell office:value-type="float" office:value="0.976073262223394" calcext:value-type="float">
            <text:p>0.976073262223394</text:p>
          </table:table-cell>
          <table:table-cell office:value-type="float" office:value="-111.702187264226" calcext:value-type="float">
            <text:p>-111.702187264226</text:p>
          </table:table-cell>
          <table:table-cell office:value-type="float" office:value="-129.331216732409" calcext:value-type="float">
            <text:p>-129.331216732409</text:p>
          </table:table-cell>
          <table:table-cell office:value-type="float" office:value="-141.41021864536" calcext:value-type="float">
            <text:p>-141.41021864536</text:p>
          </table:table-cell>
        </table:table-row>
        <table:table-row table:style-name="ro1">
          <table:table-cell office:value-type="string" calcext:value-type="string">
            <text:p>2019-11-12 09:34:44</text:p>
          </table:table-cell>
          <table:table-cell office:value-type="float" office:value="25.1047420743853" calcext:value-type="float">
            <text:p>25.1047420743853</text:p>
          </table:table-cell>
          <table:table-cell office:value-type="float" office:value="82.6707613785544" calcext:value-type="float">
            <text:p>82.6707613785544</text:p>
          </table:table-cell>
          <table:table-cell office:value-type="float" office:value="982.149419323232" calcext:value-type="float">
            <text:p>982.1494193232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822" calcext:value-type="float">
            <text:p>1381822</text:p>
          </table:table-cell>
          <table:table-cell office:value-type="float" office:value="1630188" calcext:value-type="float">
            <text:p>1630188</text:p>
          </table:table-cell>
          <table:table-cell office:value-type="float" office:value="1645335" calcext:value-type="float">
            <text:p>1645335</text:p>
          </table:table-cell>
          <table:table-cell office:value-type="float" office:value="1169345" calcext:value-type="float">
            <text:p>1169345</text:p>
          </table:table-cell>
          <table:table-cell office:value-type="float" office:value="997307" calcext:value-type="float">
            <text:p>997307</text:p>
          </table:table-cell>
          <table:table-cell office:value-type="float" office:value="1005040" calcext:value-type="float">
            <text:p>1005040</text:p>
          </table:table-cell>
          <table:table-cell office:value-type="float" office:value="1638873" calcext:value-type="float">
            <text:p>1638873</text:p>
          </table:table-cell>
          <table:table-cell office:value-type="float" office:value="5" calcext:value-type="float">
            <text:p>5</text:p>
          </table:table-cell>
          <table:table-cell office:value-type="float" office:value="0.823630192712568" calcext:value-type="float">
            <text:p>0.823630192712568</text:p>
          </table:table-cell>
          <table:table-cell office:value-type="float" office:value="0.971667882402883" calcext:value-type="float">
            <text:p>0.971667882402883</text:p>
          </table:table-cell>
          <table:table-cell office:value-type="float" office:value="0.98069619902327" calcext:value-type="float">
            <text:p>0.98069619902327</text:p>
          </table:table-cell>
          <table:table-cell office:value-type="float" office:value="0.696984016535761" calcext:value-type="float">
            <text:p>0.696984016535761</text:p>
          </table:table-cell>
          <table:table-cell office:value-type="float" office:value="0.594441365533038" calcext:value-type="float">
            <text:p>0.594441365533038</text:p>
          </table:table-cell>
          <table:table-cell office:value-type="float" office:value="0.599050593262982" calcext:value-type="float">
            <text:p>0.599050593262982</text:p>
          </table:table-cell>
          <table:table-cell office:value-type="float" office:value="0.976844546418732" calcext:value-type="float">
            <text:p>0.976844546418732</text:p>
          </table:table-cell>
          <table:table-cell office:value-type="float" office:value="-110.603196692848" calcext:value-type="float">
            <text:p>-110.603196692848</text:p>
          </table:table-cell>
          <table:table-cell office:value-type="float" office:value="-131.111726893392" calcext:value-type="float">
            <text:p>-131.111726893392</text:p>
          </table:table-cell>
          <table:table-cell office:value-type="float" office:value="-130.189881347404" calcext:value-type="float">
            <text:p>-130.189881347404</text:p>
          </table:table-cell>
        </table:table-row>
        <table:table-row table:style-name="ro1">
          <table:table-cell office:value-type="string" calcext:value-type="string">
            <text:p>2019-11-12 09:34:45</text:p>
          </table:table-cell>
          <table:table-cell office:value-type="float" office:value="25.0996880621242" calcext:value-type="float">
            <text:p>25.0996880621242</text:p>
          </table:table-cell>
          <table:table-cell office:value-type="float" office:value="82.6969252056418" calcext:value-type="float">
            <text:p>82.6969252056418</text:p>
          </table:table-cell>
          <table:table-cell office:value-type="float" office:value="982.16839590271" calcext:value-type="float">
            <text:p>982.168395902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208" calcext:value-type="float">
            <text:p>1383208</text:p>
          </table:table-cell>
          <table:table-cell office:value-type="float" office:value="1630664" calcext:value-type="float">
            <text:p>1630664</text:p>
          </table:table-cell>
          <table:table-cell office:value-type="float" office:value="1643670" calcext:value-type="float">
            <text:p>1643670</text:p>
          </table:table-cell>
          <table:table-cell office:value-type="float" office:value="1170449" calcext:value-type="float">
            <text:p>1170449</text:p>
          </table:table-cell>
          <table:table-cell office:value-type="float" office:value="1000494" calcext:value-type="float">
            <text:p>1000494</text:p>
          </table:table-cell>
          <table:table-cell office:value-type="float" office:value="1073046" calcext:value-type="float">
            <text:p>1073046</text:p>
          </table:table-cell>
          <table:table-cell office:value-type="float" office:value="1636862" calcext:value-type="float">
            <text:p>1636862</text:p>
          </table:table-cell>
          <table:table-cell office:value-type="float" office:value="5" calcext:value-type="float">
            <text:p>5</text:p>
          </table:table-cell>
          <table:table-cell office:value-type="float" office:value="0.824456313187637" calcext:value-type="float">
            <text:p>0.824456313187637</text:p>
          </table:table-cell>
          <table:table-cell office:value-type="float" office:value="0.971951600545836" calcext:value-type="float">
            <text:p>0.971951600545836</text:p>
          </table:table-cell>
          <table:table-cell office:value-type="float" office:value="0.979703781569455" calcext:value-type="float">
            <text:p>0.979703781569455</text:p>
          </table:table-cell>
          <table:table-cell office:value-type="float" office:value="0.697642051892525" calcext:value-type="float">
            <text:p>0.697642051892525</text:p>
          </table:table-cell>
          <table:table-cell office:value-type="float" office:value="0.59634096578848" calcext:value-type="float">
            <text:p>0.59634096578848</text:p>
          </table:table-cell>
          <table:table-cell office:value-type="float" office:value="0.639585332821051" calcext:value-type="float">
            <text:p>0.639585332821051</text:p>
          </table:table-cell>
          <table:table-cell office:value-type="float" office:value="0.975645896869409" calcext:value-type="float">
            <text:p>0.975645896869409</text:p>
          </table:table-cell>
          <table:table-cell office:value-type="float" office:value="-110.471589621495" calcext:value-type="float">
            <text:p>-110.471589621495</text:p>
          </table:table-cell>
          <table:table-cell office:value-type="float" office:value="-130.731806842304" calcext:value-type="float">
            <text:p>-130.731806842304</text:p>
          </table:table-cell>
          <table:table-cell office:value-type="float" office:value="-122.08293343579" calcext:value-type="float">
            <text:p>-122.08293343579</text:p>
          </table:table-cell>
        </table:table-row>
        <table:table-row table:style-name="ro1">
          <table:table-cell office:value-type="string" calcext:value-type="string">
            <text:p>2019-11-12 09:34:47</text:p>
          </table:table-cell>
          <table:table-cell office:value-type="float" office:value="25.1097960869374" calcext:value-type="float">
            <text:p>25.1097960869374</text:p>
          </table:table-cell>
          <table:table-cell office:value-type="float" office:value="82.6979302144645" calcext:value-type="float">
            <text:p>82.6979302144645</text:p>
          </table:table-cell>
          <table:table-cell office:value-type="float" office:value="982.130442344347" calcext:value-type="float">
            <text:p>982.13044234434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4026" calcext:value-type="float">
            <text:p>1404026</text:p>
          </table:table-cell>
          <table:table-cell office:value-type="float" office:value="1634372" calcext:value-type="float">
            <text:p>1634372</text:p>
          </table:table-cell>
          <table:table-cell office:value-type="float" office:value="1640473" calcext:value-type="float">
            <text:p>1640473</text:p>
          </table:table-cell>
          <table:table-cell office:value-type="float" office:value="1005367" calcext:value-type="float">
            <text:p>1005367</text:p>
          </table:table-cell>
          <table:table-cell office:value-type="float" office:value="1060638" calcext:value-type="float">
            <text:p>1060638</text:p>
          </table:table-cell>
          <table:table-cell office:value-type="float" office:value="1116491" calcext:value-type="float">
            <text:p>1116491</text:p>
          </table:table-cell>
          <table:table-cell office:value-type="float" office:value="1635573" calcext:value-type="float">
            <text:p>1635573</text:p>
          </table:table-cell>
          <table:table-cell office:value-type="float" office:value="5" calcext:value-type="float">
            <text:p>5</text:p>
          </table:table-cell>
          <table:table-cell office:value-type="float" office:value="0.836864809616185" calcext:value-type="float">
            <text:p>0.836864809616185</text:p>
          </table:table-cell>
          <table:table-cell office:value-type="float" office:value="0.974161741037576" calcext:value-type="float">
            <text:p>0.974161741037576</text:p>
          </table:table-cell>
          <table:table-cell office:value-type="float" office:value="0.977798220848825" calcext:value-type="float">
            <text:p>0.977798220848825</text:p>
          </table:table-cell>
          <table:table-cell office:value-type="float" office:value="0.599245500474632" calcext:value-type="float">
            <text:p>0.599245500474632</text:p>
          </table:table-cell>
          <table:table-cell office:value-type="float" office:value="0.632189587615679" calcext:value-type="float">
            <text:p>0.632189587615679</text:p>
          </table:table-cell>
          <table:table-cell office:value-type="float" office:value="0.665480573830673" calcext:value-type="float">
            <text:p>0.665480573830673</text:p>
          </table:table-cell>
          <table:table-cell office:value-type="float" office:value="0.974877592906665" calcext:value-type="float">
            <text:p>0.974877592906665</text:p>
          </table:table-cell>
          <table:table-cell office:value-type="float" office:value="-130.150899905074" calcext:value-type="float">
            <text:p>-130.150899905074</text:p>
          </table:table-cell>
          <table:table-cell office:value-type="float" office:value="-123.562082476864" calcext:value-type="float">
            <text:p>-123.562082476864</text:p>
          </table:table-cell>
          <table:table-cell office:value-type="float" office:value="-116.903885233865" calcext:value-type="float">
            <text:p>-116.903885233865</text:p>
          </table:table-cell>
        </table:table-row>
        <table:table-row table:style-name="ro1">
          <table:table-cell office:value-type="string" calcext:value-type="string">
            <text:p>2019-11-12 09:34:48</text:p>
          </table:table-cell>
          <table:table-cell office:value-type="float" office:value="25.1097960869374" calcext:value-type="float">
            <text:p>25.1097960869374</text:p>
          </table:table-cell>
          <table:table-cell office:value-type="float" office:value="82.6979302144645" calcext:value-type="float">
            <text:p>82.6979302144645</text:p>
          </table:table-cell>
          <table:table-cell office:value-type="float" office:value="982.102946893478" calcext:value-type="float">
            <text:p>982.1029468934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752" calcext:value-type="float">
            <text:p>1380752</text:p>
          </table:table-cell>
          <table:table-cell office:value-type="float" office:value="1610322" calcext:value-type="float">
            <text:p>1610322</text:p>
          </table:table-cell>
          <table:table-cell office:value-type="float" office:value="1602901" calcext:value-type="float">
            <text:p>1602901</text:p>
          </table:table-cell>
          <table:table-cell office:value-type="float" office:value="965307" calcext:value-type="float">
            <text:p>965307</text:p>
          </table:table-cell>
          <table:table-cell office:value-type="float" office:value="1173836" calcext:value-type="float">
            <text:p>1173836</text:p>
          </table:table-cell>
          <table:table-cell office:value-type="float" office:value="1033080" calcext:value-type="float">
            <text:p>1033080</text:p>
          </table:table-cell>
          <table:table-cell office:value-type="float" office:value="1641158" calcext:value-type="float">
            <text:p>1641158</text:p>
          </table:table-cell>
          <table:table-cell office:value-type="float" office:value="5" calcext:value-type="float">
            <text:p>5</text:p>
          </table:table-cell>
          <table:table-cell office:value-type="float" office:value="0.822992422937443" calcext:value-type="float">
            <text:p>0.822992422937443</text:p>
          </table:table-cell>
          <table:table-cell office:value-type="float" office:value="0.959826822260239" calcext:value-type="float">
            <text:p>0.959826822260239</text:p>
          </table:table-cell>
          <table:table-cell office:value-type="float" office:value="0.955403561044164" calcext:value-type="float">
            <text:p>0.955403561044164</text:p>
          </table:table-cell>
          <table:table-cell office:value-type="float" office:value="0.575367876931176" calcext:value-type="float">
            <text:p>0.575367876931176</text:p>
          </table:table-cell>
          <table:table-cell office:value-type="float" office:value="0.699660861451729" calcext:value-type="float">
            <text:p>0.699660861451729</text:p>
          </table:table-cell>
          <table:table-cell office:value-type="float" office:value="0.615763737650363" calcext:value-type="float">
            <text:p>0.615763737650363</text:p>
          </table:table-cell>
          <table:table-cell office:value-type="float" office:value="0.978206512714209" calcext:value-type="float">
            <text:p>0.978206512714209</text:p>
          </table:table-cell>
          <table:table-cell office:value-type="float" office:value="-134.926424613765" calcext:value-type="float">
            <text:p>-134.926424613765</text:p>
          </table:table-cell>
          <table:table-cell office:value-type="float" office:value="-110.067827709654" calcext:value-type="float">
            <text:p>-110.067827709654</text:p>
          </table:table-cell>
          <table:table-cell office:value-type="float" office:value="-126.847252469927" calcext:value-type="float">
            <text:p>-126.847252469927</text:p>
          </table:table-cell>
        </table:table-row>
        <table:table-row table:style-name="ro1">
          <table:table-cell office:value-type="string" calcext:value-type="string">
            <text:p>2019-11-12 09:34:49</text:p>
          </table:table-cell>
          <table:table-cell office:value-type="float" office:value="25.1097960869374" calcext:value-type="float">
            <text:p>25.1097960869374</text:p>
          </table:table-cell>
          <table:table-cell office:value-type="float" office:value="82.6712635807079" calcext:value-type="float">
            <text:p>82.6712635807079</text:p>
          </table:table-cell>
          <table:table-cell office:value-type="float" office:value="982.130442344347" calcext:value-type="float">
            <text:p>982.13044234434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1125" calcext:value-type="float">
            <text:p>1391125</text:p>
          </table:table-cell>
          <table:table-cell office:value-type="float" office:value="1633218" calcext:value-type="float">
            <text:p>1633218</text:p>
          </table:table-cell>
          <table:table-cell office:value-type="float" office:value="1657102" calcext:value-type="float">
            <text:p>1657102</text:p>
          </table:table-cell>
          <table:table-cell office:value-type="float" office:value="1116718" calcext:value-type="float">
            <text:p>1116718</text:p>
          </table:table-cell>
          <table:table-cell office:value-type="float" office:value="1014904" calcext:value-type="float">
            <text:p>1014904</text:p>
          </table:table-cell>
          <table:table-cell office:value-type="float" office:value="1062333" calcext:value-type="float">
            <text:p>1062333</text:p>
          </table:table-cell>
          <table:table-cell office:value-type="float" office:value="1633132" calcext:value-type="float">
            <text:p>1633132</text:p>
          </table:table-cell>
          <table:table-cell office:value-type="float" office:value="5" calcext:value-type="float">
            <text:p>5</text:p>
          </table:table-cell>
          <table:table-cell office:value-type="float" office:value="0.829175213477041" calcext:value-type="float">
            <text:p>0.829175213477041</text:p>
          </table:table-cell>
          <table:table-cell office:value-type="float" office:value="0.973473903354872" calcext:value-type="float">
            <text:p>0.973473903354872</text:p>
          </table:table-cell>
          <table:table-cell office:value-type="float" office:value="0.987709878410086" calcext:value-type="float">
            <text:p>0.987709878410086</text:p>
          </table:table-cell>
          <table:table-cell office:value-type="float" office:value="0.665615876390442" calcext:value-type="float">
            <text:p>0.665615876390442</text:p>
          </table:table-cell>
          <table:table-cell office:value-type="float" office:value="0.604929996124505" calcext:value-type="float">
            <text:p>0.604929996124505</text:p>
          </table:table-cell>
          <table:table-cell office:value-type="float" office:value="0.633199886465059" calcext:value-type="float">
            <text:p>0.633199886465059</text:p>
          </table:table-cell>
          <table:table-cell office:value-type="float" office:value="0.973422643354254" calcext:value-type="float">
            <text:p>0.973422643354254</text:p>
          </table:table-cell>
          <table:table-cell office:value-type="float" office:value="-116.876824721912" calcext:value-type="float">
            <text:p>-116.876824721912</text:p>
          </table:table-cell>
          <table:table-cell office:value-type="float" office:value="-129.014000775099" calcext:value-type="float">
            <text:p>-129.014000775099</text:p>
          </table:table-cell>
          <table:table-cell office:value-type="float" office:value="-123.360022706988" calcext:value-type="float">
            <text:p>-123.360022706988</text:p>
          </table:table-cell>
        </table:table-row>
        <table:table-row table:style-name="ro1">
          <table:table-cell office:value-type="string" calcext:value-type="string">
            <text:p>2019-11-12 09:34:50</text:p>
          </table:table-cell>
          <table:table-cell office:value-type="float" office:value="25.1097960869374" calcext:value-type="float">
            <text:p>25.1097960869374</text:p>
          </table:table-cell>
          <table:table-cell office:value-type="float" office:value="82.655263497948" calcext:value-type="float">
            <text:p>82.655263497948</text:p>
          </table:table-cell>
          <table:table-cell office:value-type="float" office:value="982.102946893478" calcext:value-type="float">
            <text:p>982.1029468934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9462" calcext:value-type="float">
            <text:p>1389462</text:p>
          </table:table-cell>
          <table:table-cell office:value-type="float" office:value="1631678" calcext:value-type="float">
            <text:p>1631678</text:p>
          </table:table-cell>
          <table:table-cell office:value-type="float" office:value="1655091" calcext:value-type="float">
            <text:p>1655091</text:p>
          </table:table-cell>
          <table:table-cell office:value-type="float" office:value="1126538" calcext:value-type="float">
            <text:p>1126538</text:p>
          </table:table-cell>
          <table:table-cell office:value-type="float" office:value="995745" calcext:value-type="float">
            <text:p>995745</text:p>
          </table:table-cell>
          <table:table-cell office:value-type="float" office:value="1029684" calcext:value-type="float">
            <text:p>1029684</text:p>
          </table:table-cell>
          <table:table-cell office:value-type="float" office:value="1632473" calcext:value-type="float">
            <text:p>1632473</text:p>
          </table:table-cell>
          <table:table-cell office:value-type="float" office:value="5" calcext:value-type="float">
            <text:p>5</text:p>
          </table:table-cell>
          <table:table-cell office:value-type="float" office:value="0.828183988116263" calcext:value-type="float">
            <text:p>0.828183988116263</text:p>
          </table:table-cell>
          <table:table-cell office:value-type="float" office:value="0.972555991715907" calcext:value-type="float">
            <text:p>0.972555991715907</text:p>
          </table:table-cell>
          <table:table-cell office:value-type="float" office:value="0.986511228860763" calcext:value-type="float">
            <text:p>0.986511228860763</text:p>
          </table:table-cell>
          <table:table-cell office:value-type="float" office:value="0.671469053205139" calcext:value-type="float">
            <text:p>0.671469053205139</text:p>
          </table:table-cell>
          <table:table-cell office:value-type="float" office:value="0.593510340870659" calcext:value-type="float">
            <text:p>0.593510340870659</text:p>
          </table:table-cell>
          <table:table-cell office:value-type="float" office:value="0.613739563672491" calcext:value-type="float">
            <text:p>0.613739563672491</text:p>
          </table:table-cell>
          <table:table-cell office:value-type="float" office:value="0.97302984869836" calcext:value-type="float">
            <text:p>0.97302984869836</text:p>
          </table:table-cell>
          <table:table-cell office:value-type="float" office:value="-115.706189358972" calcext:value-type="float">
            <text:p>-115.706189358972</text:p>
          </table:table-cell>
          <table:table-cell office:value-type="float" office:value="-131.297931825868" calcext:value-type="float">
            <text:p>-131.297931825868</text:p>
          </table:table-cell>
          <table:table-cell office:value-type="float" office:value="-127.252087265502" calcext:value-type="float">
            <text:p>-127.252087265502</text:p>
          </table:table-cell>
        </table:table-row>
        <table:table-row table:style-name="ro1">
          <table:table-cell office:value-type="string" calcext:value-type="string">
            <text:p>2019-11-12 09:34:52</text:p>
          </table:table-cell>
          <table:table-cell office:value-type="float" office:value="25.1148500997806" calcext:value-type="float">
            <text:p>25.1148500997806</text:p>
          </table:table-cell>
          <table:table-cell office:value-type="float" office:value="82.6610989410028" calcext:value-type="float">
            <text:p>82.6610989410028</text:p>
          </table:table-cell>
          <table:table-cell office:value-type="float" office:value="982.111464966052" calcext:value-type="float">
            <text:p>982.1114649660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451" calcext:value-type="float">
            <text:p>1378451</text:p>
          </table:table-cell>
          <table:table-cell office:value-type="float" office:value="1629386" calcext:value-type="float">
            <text:p>1629386</text:p>
          </table:table-cell>
          <table:table-cell office:value-type="float" office:value="1653350" calcext:value-type="float">
            <text:p>1653350</text:p>
          </table:table-cell>
          <table:table-cell office:value-type="float" office:value="1139171" calcext:value-type="float">
            <text:p>1139171</text:p>
          </table:table-cell>
          <table:table-cell office:value-type="float" office:value="1005669" calcext:value-type="float">
            <text:p>1005669</text:p>
          </table:table-cell>
          <table:table-cell office:value-type="float" office:value="1011041" calcext:value-type="float">
            <text:p>1011041</text:p>
          </table:table-cell>
          <table:table-cell office:value-type="float" office:value="1630811" calcext:value-type="float">
            <text:p>1630811</text:p>
          </table:table-cell>
          <table:table-cell office:value-type="float" office:value="5" calcext:value-type="float">
            <text:p>5</text:p>
          </table:table-cell>
          <table:table-cell office:value-type="float" office:value="0.821620919897666" calcext:value-type="float">
            <text:p>0.821620919897666</text:p>
          </table:table-cell>
          <table:table-cell office:value-type="float" office:value="0.971189853094799" calcext:value-type="float">
            <text:p>0.971189853094799</text:p>
          </table:table-cell>
          <table:table-cell office:value-type="float" office:value="0.985473511871518" calcext:value-type="float">
            <text:p>0.985473511871518</text:p>
          </table:table-cell>
          <table:table-cell office:value-type="float" office:value="0.678998908877243" calcext:value-type="float">
            <text:p>0.678998908877243</text:p>
          </table:table-cell>
          <table:table-cell office:value-type="float" office:value="0.599425506523312" calcext:value-type="float">
            <text:p>0.599425506523312</text:p>
          </table:table-cell>
          <table:table-cell office:value-type="float" office:value="0.602627468422349" calcext:value-type="float">
            <text:p>0.602627468422349</text:p>
          </table:table-cell>
          <table:table-cell office:value-type="float" office:value="0.9720392193841" calcext:value-type="float">
            <text:p>0.9720392193841</text:p>
          </table:table-cell>
          <table:table-cell office:value-type="float" office:value="-114.200218224551" calcext:value-type="float">
            <text:p>-114.200218224551</text:p>
          </table:table-cell>
          <table:table-cell office:value-type="float" office:value="-130.114898695338" calcext:value-type="float">
            <text:p>-130.114898695338</text:p>
          </table:table-cell>
          <table:table-cell office:value-type="float" office:value="-129.47450631553" calcext:value-type="float">
            <text:p>-129.47450631553</text:p>
          </table:table-cell>
        </table:table-row>
        <table:table-row table:style-name="ro1">
          <table:table-cell office:value-type="string" calcext:value-type="string">
            <text:p>2019-11-12 09:34:53</text:p>
          </table:table-cell>
          <table:table-cell office:value-type="float" office:value="25.1097960869374" calcext:value-type="float">
            <text:p>25.1097960869374</text:p>
          </table:table-cell>
          <table:table-cell office:value-type="float" office:value="82.6605968674101" calcext:value-type="float">
            <text:p>82.6605968674101</text:p>
          </table:table-cell>
          <table:table-cell office:value-type="float" office:value="982.130442344347" calcext:value-type="float">
            <text:p>982.13044234434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414" calcext:value-type="float">
            <text:p>1376414</text:p>
          </table:table-cell>
          <table:table-cell office:value-type="float" office:value="1632127" calcext:value-type="float">
            <text:p>1632127</text:p>
          </table:table-cell>
          <table:table-cell office:value-type="float" office:value="1644789" calcext:value-type="float">
            <text:p>1644789</text:p>
          </table:table-cell>
          <table:table-cell office:value-type="float" office:value="955426" calcext:value-type="float">
            <text:p>955426</text:p>
          </table:table-cell>
          <table:table-cell office:value-type="float" office:value="1205434" calcext:value-type="float">
            <text:p>1205434</text:p>
          </table:table-cell>
          <table:table-cell office:value-type="float" office:value="919884" calcext:value-type="float">
            <text:p>919884</text:p>
          </table:table-cell>
          <table:table-cell office:value-type="float" office:value="1639319" calcext:value-type="float">
            <text:p>1639319</text:p>
          </table:table-cell>
          <table:table-cell office:value-type="float" office:value="5" calcext:value-type="float">
            <text:p>5</text:p>
          </table:table-cell>
          <table:table-cell office:value-type="float" office:value="0.820406773138854" calcext:value-type="float">
            <text:p>0.820406773138854</text:p>
          </table:table-cell>
          <table:table-cell office:value-type="float" office:value="0.972823616602852" calcext:value-type="float">
            <text:p>0.972823616602852</text:p>
          </table:table-cell>
          <table:table-cell office:value-type="float" office:value="0.980370757624001" calcext:value-type="float">
            <text:p>0.980370757624001</text:p>
          </table:table-cell>
          <table:table-cell office:value-type="float" office:value="0.569478341278832" calcext:value-type="float">
            <text:p>0.569478341278832</text:p>
          </table:table-cell>
          <table:table-cell office:value-type="float" office:value="0.71849473935303" calcext:value-type="float">
            <text:p>0.71849473935303</text:p>
          </table:table-cell>
          <table:table-cell office:value-type="float" office:value="0.548293655907351" calcext:value-type="float">
            <text:p>0.548293655907351</text:p>
          </table:table-cell>
          <table:table-cell office:value-type="float" office:value="0.97711038316612" calcext:value-type="float">
            <text:p>0.97711038316612</text:p>
          </table:table-cell>
          <table:table-cell office:value-type="float" office:value="-136.104331744234" calcext:value-type="float">
            <text:p>-136.104331744234</text:p>
          </table:table-cell>
          <table:table-cell office:value-type="float" office:value="-106.301052129394" calcext:value-type="float">
            <text:p>-106.301052129394</text:p>
          </table:table-cell>
          <table:table-cell office:value-type="float" office:value="-140.34126881853" calcext:value-type="float">
            <text:p>-140.34126881853</text:p>
          </table:table-cell>
        </table:table-row>
        <table:table-row table:style-name="ro1">
          <table:table-cell office:value-type="string" calcext:value-type="string">
            <text:p>2019-11-12 09:34:54</text:p>
          </table:table-cell>
          <table:table-cell office:value-type="float" office:value="25.1097960869374" calcext:value-type="float">
            <text:p>25.1097960869374</text:p>
          </table:table-cell>
          <table:table-cell office:value-type="float" office:value="82.6659302283301" calcext:value-type="float">
            <text:p>82.6659302283301</text:p>
          </table:table-cell>
          <table:table-cell office:value-type="float" office:value="982.102946893478" calcext:value-type="float">
            <text:p>982.1029468934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3093" calcext:value-type="float">
            <text:p>1403093</text:p>
          </table:table-cell>
          <table:table-cell office:value-type="float" office:value="1631090" calcext:value-type="float">
            <text:p>1631090</text:p>
          </table:table-cell>
          <table:table-cell office:value-type="float" office:value="1644680" calcext:value-type="float">
            <text:p>1644680</text:p>
          </table:table-cell>
          <table:table-cell office:value-type="float" office:value="978714" calcext:value-type="float">
            <text:p>978714</text:p>
          </table:table-cell>
          <table:table-cell office:value-type="float" office:value="1101281" calcext:value-type="float">
            <text:p>1101281</text:p>
          </table:table-cell>
          <table:table-cell office:value-type="float" office:value="1099082" calcext:value-type="float">
            <text:p>1099082</text:p>
          </table:table-cell>
          <table:table-cell office:value-type="float" office:value="1633713" calcext:value-type="float">
            <text:p>1633713</text:p>
          </table:table-cell>
          <table:table-cell office:value-type="float" office:value="5" calcext:value-type="float">
            <text:p>5</text:p>
          </table:table-cell>
          <table:table-cell office:value-type="float" office:value="0.836308698214137" calcext:value-type="float">
            <text:p>0.836308698214137</text:p>
          </table:table-cell>
          <table:table-cell office:value-type="float" office:value="0.972205516362848" calcext:value-type="float">
            <text:p>0.972205516362848</text:p>
          </table:table-cell>
          <table:table-cell office:value-type="float" office:value="0.980305788553451" calcext:value-type="float">
            <text:p>0.980305788553451</text:p>
          </table:table-cell>
          <table:table-cell office:value-type="float" office:value="0.583359072608837" calcext:value-type="float">
            <text:p>0.583359072608837</text:p>
          </table:table-cell>
          <table:table-cell office:value-type="float" office:value="0.6564147062796" calcext:value-type="float">
            <text:p>0.6564147062796</text:p>
          </table:table-cell>
          <table:table-cell office:value-type="float" office:value="0.655103999984741" calcext:value-type="float">
            <text:p>0.655103999984741</text:p>
          </table:table-cell>
          <table:table-cell office:value-type="float" office:value="0.973768946381682" calcext:value-type="float">
            <text:p>0.973768946381682</text:p>
          </table:table-cell>
          <table:table-cell office:value-type="float" office:value="-133.328185478233" calcext:value-type="float">
            <text:p>-133.328185478233</text:p>
          </table:table-cell>
          <table:table-cell office:value-type="float" office:value="-118.71705874408" calcext:value-type="float">
            <text:p>-118.71705874408</text:p>
          </table:table-cell>
          <table:table-cell office:value-type="float" office:value="-118.979200003052" calcext:value-type="float">
            <text:p>-118.979200003052</text:p>
          </table:table-cell>
        </table:table-row>
        <table:table-row table:style-name="ro1">
          <table:table-cell office:value-type="string" calcext:value-type="string">
            <text:p>2019-11-12 09:34:55</text:p>
          </table:table-cell>
          <table:table-cell office:value-type="float" office:value="25.1148500997806" calcext:value-type="float">
            <text:p>25.1148500997806</text:p>
          </table:table-cell>
          <table:table-cell office:value-type="float" office:value="82.6930993353591" calcext:value-type="float">
            <text:p>82.6930993353591</text:p>
          </table:table-cell>
          <table:table-cell office:value-type="float" office:value="982.138960645798" calcext:value-type="float">
            <text:p>982.13896064579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958" calcext:value-type="float">
            <text:p>1384958</text:p>
          </table:table-cell>
          <table:table-cell office:value-type="float" office:value="1626105" calcext:value-type="float">
            <text:p>1626105</text:p>
          </table:table-cell>
          <table:table-cell office:value-type="float" office:value="1646557" calcext:value-type="float">
            <text:p>1646557</text:p>
          </table:table-cell>
          <table:table-cell office:value-type="float" office:value="1158262" calcext:value-type="float">
            <text:p>1158262</text:p>
          </table:table-cell>
          <table:table-cell office:value-type="float" office:value="1001827" calcext:value-type="float">
            <text:p>1001827</text:p>
          </table:table-cell>
          <table:table-cell office:value-type="float" office:value="909773" calcext:value-type="float">
            <text:p>909773</text:p>
          </table:table-cell>
          <table:table-cell office:value-type="float" office:value="1629882" calcext:value-type="float">
            <text:p>1629882</text:p>
          </table:table-cell>
          <table:table-cell office:value-type="float" office:value="5" calcext:value-type="float">
            <text:p>5</text:p>
          </table:table-cell>
          <table:table-cell office:value-type="float" office:value="0.825499394595551" calcext:value-type="float">
            <text:p>0.825499394595551</text:p>
          </table:table-cell>
          <table:table-cell office:value-type="float" office:value="0.969234224466589" calcext:value-type="float">
            <text:p>0.969234224466589</text:p>
          </table:table-cell>
          <table:table-cell office:value-type="float" office:value="0.981424567869254" calcext:value-type="float">
            <text:p>0.981424567869254</text:p>
          </table:table-cell>
          <table:table-cell office:value-type="float" office:value="0.69037803296781" calcext:value-type="float">
            <text:p>0.69037803296781</text:p>
          </table:table-cell>
          <table:table-cell office:value-type="float" office:value="0.597135495798051" calcext:value-type="float">
            <text:p>0.597135495798051</text:p>
          </table:table-cell>
          <table:table-cell office:value-type="float" office:value="0.542267029555682" calcext:value-type="float">
            <text:p>0.542267029555682</text:p>
          </table:table-cell>
          <table:table-cell office:value-type="float" office:value="0.971485492168128" calcext:value-type="float">
            <text:p>0.971485492168128</text:p>
          </table:table-cell>
          <table:table-cell office:value-type="float" office:value="-111.924393406438" calcext:value-type="float">
            <text:p>-111.924393406438</text:p>
          </table:table-cell>
          <table:table-cell office:value-type="float" office:value="-130.57290084039" calcext:value-type="float">
            <text:p>-130.57290084039</text:p>
          </table:table-cell>
          <table:table-cell office:value-type="float" office:value="-141.546594088864" calcext:value-type="float">
            <text:p>-141.546594088864</text:p>
          </table:table-cell>
        </table:table-row>
        <table:table-row table:style-name="ro1">
          <table:table-cell office:value-type="string" calcext:value-type="string">
            <text:p>2019-11-12 09:34:57</text:p>
          </table:table-cell>
          <table:table-cell office:value-type="float" office:value="25.1097960869374" calcext:value-type="float">
            <text:p>25.1097960869374</text:p>
          </table:table-cell>
          <table:table-cell office:value-type="float" office:value="82.6872635865883" calcext:value-type="float">
            <text:p>82.6872635865883</text:p>
          </table:table-cell>
          <table:table-cell office:value-type="float" office:value="982.047956056999" calcext:value-type="float">
            <text:p>982.0479560569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866" calcext:value-type="float">
            <text:p>1384866</text:p>
          </table:table-cell>
          <table:table-cell office:value-type="float" office:value="1626772" calcext:value-type="float">
            <text:p>1626772</text:p>
          </table:table-cell>
          <table:table-cell office:value-type="float" office:value="1644472" calcext:value-type="float">
            <text:p>1644472</text:p>
          </table:table-cell>
          <table:table-cell office:value-type="float" office:value="1150102" calcext:value-type="float">
            <text:p>1150102</text:p>
          </table:table-cell>
          <table:table-cell office:value-type="float" office:value="1024781" calcext:value-type="float">
            <text:p>1024781</text:p>
          </table:table-cell>
          <table:table-cell office:value-type="float" office:value="1007704" calcext:value-type="float">
            <text:p>1007704</text:p>
          </table:table-cell>
          <table:table-cell office:value-type="float" office:value="1627163" calcext:value-type="float">
            <text:p>1627163</text:p>
          </table:table-cell>
          <table:table-cell office:value-type="float" office:value="5" calcext:value-type="float">
            <text:p>5</text:p>
          </table:table-cell>
          <table:table-cell office:value-type="float" office:value="0.825444558315821" calcext:value-type="float">
            <text:p>0.825444558315821</text:p>
          </table:table-cell>
          <table:table-cell office:value-type="float" office:value="0.969631787494634" calcext:value-type="float">
            <text:p>0.969631787494634</text:p>
          </table:table-cell>
          <table:table-cell office:value-type="float" office:value="0.980181810877539" calcext:value-type="float">
            <text:p>0.980181810877539</text:p>
          </table:table-cell>
          <table:table-cell office:value-type="float" office:value="0.685514293374335" calcext:value-type="float">
            <text:p>0.685514293374335</text:p>
          </table:table-cell>
          <table:table-cell office:value-type="float" office:value="0.610817147590774" calcext:value-type="float">
            <text:p>0.610817147590774</text:p>
          </table:table-cell>
          <table:table-cell office:value-type="float" office:value="0.600638461189087" calcext:value-type="float">
            <text:p>0.600638461189087</text:p>
          </table:table-cell>
          <table:table-cell office:value-type="float" office:value="0.969864841683488" calcext:value-type="float">
            <text:p>0.969864841683488</text:p>
          </table:table-cell>
          <table:table-cell office:value-type="float" office:value="-112.897141325133" calcext:value-type="float">
            <text:p>-112.897141325133</text:p>
          </table:table-cell>
          <table:table-cell office:value-type="float" office:value="-127.836570481845" calcext:value-type="float">
            <text:p>-127.836570481845</text:p>
          </table:table-cell>
          <table:table-cell office:value-type="float" office:value="-129.872307762183" calcext:value-type="float">
            <text:p>-129.872307762183</text:p>
          </table:table-cell>
        </table:table-row>
        <table:table-row table:style-name="ro1">
          <table:table-cell office:value-type="string" calcext:value-type="string">
            <text:p>2019-11-12 09:34:58</text:p>
          </table:table-cell>
          <table:table-cell office:value-type="float" office:value="25.1097960869374" calcext:value-type="float">
            <text:p>25.1097960869374</text:p>
          </table:table-cell>
          <table:table-cell office:value-type="float" office:value="82.6765969245435" calcext:value-type="float">
            <text:p>82.6765969245435</text:p>
          </table:table-cell>
          <table:table-cell office:value-type="float" office:value="982.047956056999" calcext:value-type="float">
            <text:p>982.0479560569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6159" calcext:value-type="float">
            <text:p>1396159</text:p>
          </table:table-cell>
          <table:table-cell office:value-type="float" office:value="1626551" calcext:value-type="float">
            <text:p>1626551</text:p>
          </table:table-cell>
          <table:table-cell office:value-type="float" office:value="1641411" calcext:value-type="float">
            <text:p>1641411</text:p>
          </table:table-cell>
          <table:table-cell office:value-type="float" office:value="1075120" calcext:value-type="float">
            <text:p>1075120</text:p>
          </table:table-cell>
          <table:table-cell office:value-type="float" office:value="1018257" calcext:value-type="float">
            <text:p>1018257</text:p>
          </table:table-cell>
          <table:table-cell office:value-type="float" office:value="1118395" calcext:value-type="float">
            <text:p>1118395</text:p>
          </table:table-cell>
          <table:table-cell office:value-type="float" office:value="1636408" calcext:value-type="float">
            <text:p>1636408</text:p>
          </table:table-cell>
          <table:table-cell office:value-type="float" office:value="5" calcext:value-type="float">
            <text:p>5</text:p>
          </table:table-cell>
          <table:table-cell office:value-type="float" office:value="0.832175711652721" calcext:value-type="float">
            <text:p>0.832175711652721</text:p>
          </table:table-cell>
          <table:table-cell office:value-type="float" office:value="0.969500061213978" calcext:value-type="float">
            <text:p>0.969500061213978</text:p>
          </table:table-cell>
          <table:table-cell office:value-type="float" office:value="0.978357312483467" calcext:value-type="float">
            <text:p>0.978357312483467</text:p>
          </table:table-cell>
          <table:table-cell office:value-type="float" office:value="0.640821533301059" calcext:value-type="float">
            <text:p>0.640821533301059</text:p>
          </table:table-cell>
          <table:table-cell office:value-type="float" office:value="0.606928540102069" calcext:value-type="float">
            <text:p>0.606928540102069</text:p>
          </table:table-cell>
          <table:table-cell office:value-type="float" office:value="0.666615446402484" calcext:value-type="float">
            <text:p>0.666615446402484</text:p>
          </table:table-cell>
          <table:table-cell office:value-type="float" office:value="0.97537529174987" calcext:value-type="float">
            <text:p>0.97537529174987</text:p>
          </table:table-cell>
          <table:table-cell office:value-type="float" office:value="-121.835693339788" calcext:value-type="float">
            <text:p>-121.835693339788</text:p>
          </table:table-cell>
          <table:table-cell office:value-type="float" office:value="-128.614291979586" calcext:value-type="float">
            <text:p>-128.614291979586</text:p>
          </table:table-cell>
          <table:table-cell office:value-type="float" office:value="-116.676910719503" calcext:value-type="float">
            <text:p>-116.676910719503</text:p>
          </table:table-cell>
        </table:table-row>
        <table:table-row table:style-name="ro1">
          <table:table-cell office:value-type="string" calcext:value-type="string">
            <text:p>2019-11-12 09:34:59</text:p>
          </table:table-cell>
          <table:table-cell office:value-type="float" office:value="25.1097960869374" calcext:value-type="float">
            <text:p>25.1097960869374</text:p>
          </table:table-cell>
          <table:table-cell office:value-type="float" office:value="82.6392633383089" calcext:value-type="float">
            <text:p>82.6392633383089</text:p>
          </table:table-cell>
          <table:table-cell office:value-type="float" office:value="982.102946893478" calcext:value-type="float">
            <text:p>982.1029468934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149" calcext:value-type="float">
            <text:p>1380149</text:p>
          </table:table-cell>
          <table:table-cell office:value-type="float" office:value="1625233" calcext:value-type="float">
            <text:p>1625233</text:p>
          </table:table-cell>
          <table:table-cell office:value-type="float" office:value="1642523" calcext:value-type="float">
            <text:p>1642523</text:p>
          </table:table-cell>
          <table:table-cell office:value-type="float" office:value="1173770" calcext:value-type="float">
            <text:p>1173770</text:p>
          </table:table-cell>
          <table:table-cell office:value-type="float" office:value="995849" calcext:value-type="float">
            <text:p>995849</text:p>
          </table:table-cell>
          <table:table-cell office:value-type="float" office:value="1069831" calcext:value-type="float">
            <text:p>1069831</text:p>
          </table:table-cell>
          <table:table-cell office:value-type="float" office:value="1630871" calcext:value-type="float">
            <text:p>1630871</text:p>
          </table:table-cell>
          <table:table-cell office:value-type="float" office:value="5" calcext:value-type="float">
            <text:p>5</text:p>
          </table:table-cell>
          <table:table-cell office:value-type="float" office:value="0.822633006886602" calcext:value-type="float">
            <text:p>0.822633006886602</text:p>
          </table:table-cell>
          <table:table-cell office:value-type="float" office:value="0.968714471902188" calcext:value-type="float">
            <text:p>0.968714471902188</text:p>
          </table:table-cell>
          <table:table-cell office:value-type="float" office:value="0.979020116212382" calcext:value-type="float">
            <text:p>0.979020116212382</text:p>
          </table:table-cell>
          <table:table-cell office:value-type="float" office:value="0.699621522381487" calcext:value-type="float">
            <text:p>0.699621522381487</text:p>
          </table:table-cell>
          <table:table-cell office:value-type="float" office:value="0.593572329708616" calcext:value-type="float">
            <text:p>0.593572329708616</text:p>
          </table:table-cell>
          <table:table-cell office:value-type="float" office:value="0.637669043263083" calcext:value-type="float">
            <text:p>0.637669043263083</text:p>
          </table:table-cell>
          <table:table-cell office:value-type="float" office:value="0.972074982175229" calcext:value-type="float">
            <text:p>0.972074982175229</text:p>
          </table:table-cell>
          <table:table-cell office:value-type="float" office:value="-110.075695523703" calcext:value-type="float">
            <text:p>-110.075695523703</text:p>
          </table:table-cell>
          <table:table-cell office:value-type="float" office:value="-131.285534058277" calcext:value-type="float">
            <text:p>-131.285534058277</text:p>
          </table:table-cell>
          <table:table-cell office:value-type="float" office:value="-122.466191347383" calcext:value-type="float">
            <text:p>-122.466191347383</text:p>
          </table:table-cell>
        </table:table-row>
        <table:table-row table:style-name="ro1">
          <table:table-cell office:value-type="string" calcext:value-type="string">
            <text:p>2019-11-12 09:35:00</text:p>
          </table:table-cell>
          <table:table-cell office:value-type="float" office:value="25.1047420743853" calcext:value-type="float">
            <text:p>25.1047420743853</text:p>
          </table:table-cell>
          <table:table-cell office:value-type="float" office:value="82.638761493129" calcext:value-type="float">
            <text:p>82.638761493129</text:p>
          </table:table-cell>
          <table:table-cell office:value-type="float" office:value="982.039438478766" calcext:value-type="float">
            <text:p>982.0394384787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3790" calcext:value-type="float">
            <text:p>1403790</text:p>
          </table:table-cell>
          <table:table-cell office:value-type="float" office:value="1627252" calcext:value-type="float">
            <text:p>1627252</text:p>
          </table:table-cell>
          <table:table-cell office:value-type="float" office:value="1638723" calcext:value-type="float">
            <text:p>1638723</text:p>
          </table:table-cell>
          <table:table-cell office:value-type="float" office:value="1022325" calcext:value-type="float">
            <text:p>1022325</text:p>
          </table:table-cell>
          <table:table-cell office:value-type="float" office:value="1049613" calcext:value-type="float">
            <text:p>1049613</text:p>
          </table:table-cell>
          <table:table-cell office:value-type="float" office:value="1120745" calcext:value-type="float">
            <text:p>1120745</text:p>
          </table:table-cell>
          <table:table-cell office:value-type="float" office:value="1629421" calcext:value-type="float">
            <text:p>1629421</text:p>
          </table:table-cell>
          <table:table-cell office:value-type="float" office:value="5" calcext:value-type="float">
            <text:p>5</text:p>
          </table:table-cell>
          <table:table-cell office:value-type="float" office:value="0.836724142637747" calcext:value-type="float">
            <text:p>0.836724142637747</text:p>
          </table:table-cell>
          <table:table-cell office:value-type="float" office:value="0.969917889823662" calcext:value-type="float">
            <text:p>0.969917889823662</text:p>
          </table:table-cell>
          <table:table-cell office:value-type="float" office:value="0.976755139440911" calcext:value-type="float">
            <text:p>0.976755139440911</text:p>
          </table:table-cell>
          <table:table-cell office:value-type="float" office:value="0.609353257340581" calcext:value-type="float">
            <text:p>0.609353257340581</text:p>
          </table:table-cell>
          <table:table-cell office:value-type="float" office:value="0.625618174745819" calcext:value-type="float">
            <text:p>0.625618174745819</text:p>
          </table:table-cell>
          <table:table-cell office:value-type="float" office:value="0.668016155721683" calcext:value-type="float">
            <text:p>0.668016155721683</text:p>
          </table:table-cell>
          <table:table-cell office:value-type="float" office:value="0.971210714722957" calcext:value-type="float">
            <text:p>0.971210714722957</text:p>
          </table:table-cell>
          <table:table-cell office:value-type="float" office:value="-128.129348531884" calcext:value-type="float">
            <text:p>-128.129348531884</text:p>
          </table:table-cell>
          <table:table-cell office:value-type="float" office:value="-124.876365050836" calcext:value-type="float">
            <text:p>-124.876365050836</text:p>
          </table:table-cell>
          <table:table-cell office:value-type="float" office:value="-116.396768855663" calcext:value-type="float">
            <text:p>-116.396768855663</text:p>
          </table:table-cell>
        </table:table-row>
        <table:table-row table:style-name="ro1">
          <table:table-cell office:value-type="string" calcext:value-type="string">
            <text:p>2019-11-12 09:35:02</text:p>
          </table:table-cell>
          <table:table-cell office:value-type="float" office:value="25.1148500997806" calcext:value-type="float">
            <text:p>25.1148500997806</text:p>
          </table:table-cell>
          <table:table-cell office:value-type="float" office:value="82.6504320745453" calcext:value-type="float">
            <text:p>82.6504320745453</text:p>
          </table:table-cell>
          <table:table-cell office:value-type="float" office:value="982.05647367182" calcext:value-type="float">
            <text:p>982.0564736718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3730" calcext:value-type="float">
            <text:p>1393730</text:p>
          </table:table-cell>
          <table:table-cell office:value-type="float" office:value="1628893" calcext:value-type="float">
            <text:p>1628893</text:p>
          </table:table-cell>
          <table:table-cell office:value-type="float" office:value="1636067" calcext:value-type="float">
            <text:p>1636067</text:p>
          </table:table-cell>
          <table:table-cell office:value-type="float" office:value="961345" calcext:value-type="float">
            <text:p>961345</text:p>
          </table:table-cell>
          <table:table-cell office:value-type="float" office:value="1145319" calcext:value-type="float">
            <text:p>1145319</text:p>
          </table:table-cell>
          <table:table-cell office:value-type="float" office:value="1093778" calcext:value-type="float">
            <text:p>1093778</text:p>
          </table:table-cell>
          <table:table-cell office:value-type="float" office:value="1630656" calcext:value-type="float">
            <text:p>1630656</text:p>
          </table:table-cell>
          <table:table-cell office:value-type="float" office:value="5" calcext:value-type="float">
            <text:p>5</text:p>
          </table:table-cell>
          <table:table-cell office:value-type="float" office:value="0.830727914658536" calcext:value-type="float">
            <text:p>0.830727914658536</text:p>
          </table:table-cell>
          <table:table-cell office:value-type="float" office:value="0.970896002161026" calcext:value-type="float">
            <text:p>0.970896002161026</text:p>
          </table:table-cell>
          <table:table-cell office:value-type="float" office:value="0.975172039886956" calcext:value-type="float">
            <text:p>0.975172039886956</text:p>
          </table:table-cell>
          <table:table-cell office:value-type="float" office:value="0.573006340623658" calcext:value-type="float">
            <text:p>0.573006340623658</text:p>
          </table:table-cell>
          <table:table-cell office:value-type="float" office:value="0.682663402874875" calcext:value-type="float">
            <text:p>0.682663402874875</text:p>
          </table:table-cell>
          <table:table-cell office:value-type="float" office:value="0.651942569248982" calcext:value-type="float">
            <text:p>0.651942569248982</text:p>
          </table:table-cell>
          <table:table-cell office:value-type="float" office:value="0.971946832173685" calcext:value-type="float">
            <text:p>0.971946832173685</text:p>
          </table:table-cell>
          <table:table-cell office:value-type="float" office:value="-135.398731875268" calcext:value-type="float">
            <text:p>-135.398731875268</text:p>
          </table:table-cell>
          <table:table-cell office:value-type="float" office:value="-113.467319425025" calcext:value-type="float">
            <text:p>-113.467319425025</text:p>
          </table:table-cell>
          <table:table-cell office:value-type="float" office:value="-119.611486150204" calcext:value-type="float">
            <text:p>-119.611486150204</text:p>
          </table:table-cell>
        </table:table-row>
        <table:table-row table:style-name="ro1">
          <table:table-cell office:value-type="string" calcext:value-type="string">
            <text:p>2019-11-12 09:35:03</text:p>
          </table:table-cell>
          <table:table-cell office:value-type="float" office:value="25.1199041129148" calcext:value-type="float">
            <text:p>25.1199041129148</text:p>
          </table:table-cell>
          <table:table-cell office:value-type="float" office:value="82.6402669999574" calcext:value-type="float">
            <text:p>82.6402669999574</text:p>
          </table:table-cell>
          <table:table-cell office:value-type="float" office:value="982.147478983836" calcext:value-type="float">
            <text:p>982.14747898383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805" calcext:value-type="float">
            <text:p>1377805</text:p>
          </table:table-cell>
          <table:table-cell office:value-type="float" office:value="1465795" calcext:value-type="float">
            <text:p>1465795</text:p>
          </table:table-cell>
          <table:table-cell office:value-type="float" office:value="1590873" calcext:value-type="float">
            <text:p>1590873</text:p>
          </table:table-cell>
          <table:table-cell office:value-type="float" office:value="976896" calcext:value-type="float">
            <text:p>976896</text:p>
          </table:table-cell>
          <table:table-cell office:value-type="float" office:value="1209616" calcext:value-type="float">
            <text:p>1209616</text:p>
          </table:table-cell>
          <table:table-cell office:value-type="float" office:value="928613" calcext:value-type="float">
            <text:p>928613</text:p>
          </table:table-cell>
          <table:table-cell office:value-type="float" office:value="1642815" calcext:value-type="float">
            <text:p>1642815</text:p>
          </table:table-cell>
          <table:table-cell office:value-type="float" office:value="5" calcext:value-type="float">
            <text:p>5</text:p>
          </table:table-cell>
          <table:table-cell office:value-type="float" office:value="0.821235873846516" calcext:value-type="float">
            <text:p>0.821235873846516</text:p>
          </table:table-cell>
          <table:table-cell office:value-type="float" office:value="0.873682007036448" calcext:value-type="float">
            <text:p>0.873682007036448</text:p>
          </table:table-cell>
          <table:table-cell office:value-type="float" office:value="0.948234313515939" calcext:value-type="float">
            <text:p>0.948234313515939</text:p>
          </table:table-cell>
          <table:table-cell office:value-type="float" office:value="0.582275460037644" calcext:value-type="float">
            <text:p>0.582275460037644</text:p>
          </table:table-cell>
          <table:table-cell office:value-type="float" office:value="0.720987405894685" calcext:value-type="float">
            <text:p>0.720987405894685</text:p>
          </table:table-cell>
          <table:table-cell office:value-type="float" office:value="0.553496545970028" calcext:value-type="float">
            <text:p>0.553496545970028</text:p>
          </table:table-cell>
          <table:table-cell office:value-type="float" office:value="0.979194161795874" calcext:value-type="float">
            <text:p>0.979194161795874</text:p>
          </table:table-cell>
          <table:table-cell office:value-type="float" office:value="-133.544907992471" calcext:value-type="float">
            <text:p>-133.544907992471</text:p>
          </table:table-cell>
          <table:table-cell office:value-type="float" office:value="-105.802518821063" calcext:value-type="float">
            <text:p>-105.802518821063</text:p>
          </table:table-cell>
          <table:table-cell office:value-type="float" office:value="-139.300690805994" calcext:value-type="float">
            <text:p>-139.300690805994</text:p>
          </table:table-cell>
        </table:table-row>
        <table:table-row table:style-name="ro1">
          <table:table-cell office:value-type="string" calcext:value-type="string">
            <text:p>2019-11-12 09:35:04</text:p>
          </table:table-cell>
          <table:table-cell office:value-type="float" office:value="25.1148500997806" calcext:value-type="float">
            <text:p>25.1148500997806</text:p>
          </table:table-cell>
          <table:table-cell office:value-type="float" office:value="82.6397651739184" calcext:value-type="float">
            <text:p>82.6397651739184</text:p>
          </table:table-cell>
          <table:table-cell office:value-type="float" office:value="982.166456347297" calcext:value-type="float">
            <text:p>982.16645634729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5936" calcext:value-type="float">
            <text:p>1405936</text:p>
          </table:table-cell>
          <table:table-cell office:value-type="float" office:value="1646716" calcext:value-type="float">
            <text:p>1646716</text:p>
          </table:table-cell>
          <table:table-cell office:value-type="float" office:value="1658374" calcext:value-type="float">
            <text:p>1658374</text:p>
          </table:table-cell>
          <table:table-cell office:value-type="float" office:value="1000314" calcext:value-type="float">
            <text:p>1000314</text:p>
          </table:table-cell>
          <table:table-cell office:value-type="float" office:value="1054247" calcext:value-type="float">
            <text:p>1054247</text:p>
          </table:table-cell>
          <table:table-cell office:value-type="float" office:value="1112704" calcext:value-type="float">
            <text:p>1112704</text:p>
          </table:table-cell>
          <table:table-cell office:value-type="float" office:value="1635144" calcext:value-type="float">
            <text:p>1635144</text:p>
          </table:table-cell>
          <table:table-cell office:value-type="float" office:value="5" calcext:value-type="float">
            <text:p>5</text:p>
          </table:table-cell>
          <table:table-cell office:value-type="float" office:value="0.838003258467109" calcext:value-type="float">
            <text:p>0.838003258467109</text:p>
          </table:table-cell>
          <table:table-cell office:value-type="float" office:value="0.981519339265745" calcext:value-type="float">
            <text:p>0.981519339265745</text:p>
          </table:table-cell>
          <table:table-cell office:value-type="float" office:value="0.98846804958201" calcext:value-type="float">
            <text:p>0.98846804958201</text:p>
          </table:table-cell>
          <table:table-cell office:value-type="float" office:value="0.596233677415094" calcext:value-type="float">
            <text:p>0.596233677415094</text:p>
          </table:table-cell>
          <table:table-cell office:value-type="float" office:value="0.628380254313976" calcext:value-type="float">
            <text:p>0.628380254313976</text:p>
          </table:table-cell>
          <table:table-cell office:value-type="float" office:value="0.663223345663946" calcext:value-type="float">
            <text:p>0.663223345663946</text:p>
          </table:table-cell>
          <table:table-cell office:value-type="float" office:value="0.974621888950096" calcext:value-type="float">
            <text:p>0.974621888950096</text:p>
          </table:table-cell>
          <table:table-cell office:value-type="float" office:value="-130.753264516981" calcext:value-type="float">
            <text:p>-130.753264516981</text:p>
          </table:table-cell>
          <table:table-cell office:value-type="float" office:value="-124.323949137205" calcext:value-type="float">
            <text:p>-124.323949137205</text:p>
          </table:table-cell>
          <table:table-cell office:value-type="float" office:value="-117.355330867211" calcext:value-type="float">
            <text:p>-117.355330867211</text:p>
          </table:table-cell>
        </table:table-row>
        <table:table-row table:style-name="ro1">
          <table:table-cell office:value-type="string" calcext:value-type="string">
            <text:p>2019-11-12 09:35:05</text:p>
          </table:table-cell>
          <table:table-cell office:value-type="float" office:value="25.1148500997806" calcext:value-type="float">
            <text:p>25.1148500997806</text:p>
          </table:table-cell>
          <table:table-cell office:value-type="float" office:value="82.6610989410028" calcext:value-type="float">
            <text:p>82.6610989410028</text:p>
          </table:table-cell>
          <table:table-cell office:value-type="float" office:value="982.111464966052" calcext:value-type="float">
            <text:p>982.1114649660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5401" calcext:value-type="float">
            <text:p>1405401</text:p>
          </table:table-cell>
          <table:table-cell office:value-type="float" office:value="1644191" calcext:value-type="float">
            <text:p>1644191</text:p>
          </table:table-cell>
          <table:table-cell office:value-type="float" office:value="1654700" calcext:value-type="float">
            <text:p>1654700</text:p>
          </table:table-cell>
          <table:table-cell office:value-type="float" office:value="1002973" calcext:value-type="float">
            <text:p>1002973</text:p>
          </table:table-cell>
          <table:table-cell office:value-type="float" office:value="1021662" calcext:value-type="float">
            <text:p>1021662</text:p>
          </table:table-cell>
          <table:table-cell office:value-type="float" office:value="1069266" calcext:value-type="float">
            <text:p>1069266</text:p>
          </table:table-cell>
          <table:table-cell office:value-type="float" office:value="1632619" calcext:value-type="float">
            <text:p>1632619</text:p>
          </table:table-cell>
          <table:table-cell office:value-type="float" office:value="5" calcext:value-type="float">
            <text:p>5</text:p>
          </table:table-cell>
          <table:table-cell office:value-type="float" office:value="0.837684373579547" calcext:value-type="float">
            <text:p>0.837684373579547</text:p>
          </table:table-cell>
          <table:table-cell office:value-type="float" office:value="0.980014321805754" calcext:value-type="float">
            <text:p>0.980014321805754</text:p>
          </table:table-cell>
          <table:table-cell office:value-type="float" office:value="0.986278174671909" calcext:value-type="float">
            <text:p>0.986278174671909</text:p>
          </table:table-cell>
          <table:table-cell office:value-type="float" office:value="0.597818565108605" calcext:value-type="float">
            <text:p>0.597818565108605</text:p>
          </table:table-cell>
          <table:table-cell office:value-type="float" office:value="0.608958078498611" calcext:value-type="float">
            <text:p>0.608958078498611</text:p>
          </table:table-cell>
          <table:table-cell office:value-type="float" office:value="0.637332276979956" calcext:value-type="float">
            <text:p>0.637332276979956</text:p>
          </table:table-cell>
          <table:table-cell office:value-type="float" office:value="0.973116871490106" calcext:value-type="float">
            <text:p>0.973116871490106</text:p>
          </table:table-cell>
          <table:table-cell office:value-type="float" office:value="-130.436286978279" calcext:value-type="float">
            <text:p>-130.436286978279</text:p>
          </table:table-cell>
          <table:table-cell office:value-type="float" office:value="-128.208384300278" calcext:value-type="float">
            <text:p>-128.208384300278</text:p>
          </table:table-cell>
          <table:table-cell office:value-type="float" office:value="-122.533544604009" calcext:value-type="float">
            <text:p>-122.533544604009</text:p>
          </table:table-cell>
        </table:table-row>
        <table:table-row table:style-name="ro1">
          <table:table-cell office:value-type="string" calcext:value-type="string">
            <text:p>2019-11-12 09:35:07</text:p>
          </table:table-cell>
          <table:table-cell office:value-type="float" office:value="25.1148500997806" calcext:value-type="float">
            <text:p>25.1148500997806</text:p>
          </table:table-cell>
          <table:table-cell office:value-type="float" office:value="82.6717657732909" calcext:value-type="float">
            <text:p>82.6717657732909</text:p>
          </table:table-cell>
          <table:table-cell office:value-type="float" office:value="982.083969308059" calcext:value-type="float">
            <text:p>982.08396930805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6881" calcext:value-type="float">
            <text:p>1386881</text:p>
          </table:table-cell>
          <table:table-cell office:value-type="float" office:value="1642475" calcext:value-type="float">
            <text:p>1642475</text:p>
          </table:table-cell>
          <table:table-cell office:value-type="float" office:value="1649683" calcext:value-type="float">
            <text:p>1649683</text:p>
          </table:table-cell>
          <table:table-cell office:value-type="float" office:value="961531" calcext:value-type="float">
            <text:p>961531</text:p>
          </table:table-cell>
          <table:table-cell office:value-type="float" office:value="1168097" calcext:value-type="float">
            <text:p>1168097</text:p>
          </table:table-cell>
          <table:table-cell office:value-type="float" office:value="995927" calcext:value-type="float">
            <text:p>995927</text:p>
          </table:table-cell>
          <table:table-cell office:value-type="float" office:value="1643627" calcext:value-type="float">
            <text:p>1643627</text:p>
          </table:table-cell>
          <table:table-cell office:value-type="float" office:value="5" calcext:value-type="float">
            <text:p>5</text:p>
          </table:table-cell>
          <table:table-cell office:value-type="float" office:value="0.826645592051219" calcext:value-type="float">
            <text:p>0.826645592051219</text:p>
          </table:table-cell>
          <table:table-cell office:value-type="float" office:value="0.978991505979479" calcext:value-type="float">
            <text:p>0.978991505979479</text:p>
          </table:table-cell>
          <table:table-cell office:value-type="float" office:value="0.983287809287048" calcext:value-type="float">
            <text:p>0.983287809287048</text:p>
          </table:table-cell>
          <table:table-cell office:value-type="float" office:value="0.573117205276156" calcext:value-type="float">
            <text:p>0.573117205276156</text:p>
          </table:table-cell>
          <table:table-cell office:value-type="float" office:value="0.696240150480288" calcext:value-type="float">
            <text:p>0.696240150480288</text:p>
          </table:table-cell>
          <table:table-cell office:value-type="float" office:value="0.593618821337082" calcext:value-type="float">
            <text:p>0.593618821337082</text:p>
          </table:table-cell>
          <table:table-cell office:value-type="float" office:value="0.979678151569146" calcext:value-type="float">
            <text:p>0.979678151569146</text:p>
          </table:table-cell>
          <table:table-cell office:value-type="float" office:value="-135.376558944769" calcext:value-type="float">
            <text:p>-135.376558944769</text:p>
          </table:table-cell>
          <table:table-cell office:value-type="float" office:value="-110.751969903942" calcext:value-type="float">
            <text:p>-110.751969903942</text:p>
          </table:table-cell>
          <table:table-cell office:value-type="float" office:value="-131.276235732584" calcext:value-type="float">
            <text:p>-131.276235732584</text:p>
          </table:table-cell>
        </table:table-row>
        <table:table-row table:style-name="ro1">
          <table:table-cell office:value-type="string" calcext:value-type="string">
            <text:p>2019-11-12 09:35:08</text:p>
          </table:table-cell>
          <table:table-cell office:value-type="float" office:value="25.1199041129148" calcext:value-type="float">
            <text:p>25.1199041129148</text:p>
          </table:table-cell>
          <table:table-cell office:value-type="float" office:value="82.661601005025" calcext:value-type="float">
            <text:p>82.661601005025</text:p>
          </table:table-cell>
          <table:table-cell office:value-type="float" office:value="982.092487188344" calcext:value-type="float">
            <text:p>982.09248718834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6957" calcext:value-type="float">
            <text:p>1386957</text:p>
          </table:table-cell>
          <table:table-cell office:value-type="float" office:value="1640104" calcext:value-type="float">
            <text:p>1640104</text:p>
          </table:table-cell>
          <table:table-cell office:value-type="float" office:value="1646794" calcext:value-type="float">
            <text:p>1646794</text:p>
          </table:table-cell>
          <table:table-cell office:value-type="float" office:value="960702" calcext:value-type="float">
            <text:p>960702</text:p>
          </table:table-cell>
          <table:table-cell office:value-type="float" office:value="1196161" calcext:value-type="float">
            <text:p>1196161</text:p>
          </table:table-cell>
          <table:table-cell office:value-type="float" office:value="946176" calcext:value-type="float">
            <text:p>946176</text:p>
          </table:table-cell>
          <table:table-cell office:value-type="float" office:value="1638971" calcext:value-type="float">
            <text:p>1638971</text:p>
          </table:table-cell>
          <table:table-cell office:value-type="float" office:value="5" calcext:value-type="float">
            <text:p>5</text:p>
          </table:table-cell>
          <table:table-cell office:value-type="float" office:value="0.826690891586648" calcext:value-type="float">
            <text:p>0.826690891586648</text:p>
          </table:table-cell>
          <table:table-cell office:value-type="float" office:value="0.977578279683385" calcext:value-type="float">
            <text:p>0.977578279683385</text:p>
          </table:table-cell>
          <table:table-cell office:value-type="float" office:value="0.981565830894212" calcext:value-type="float">
            <text:p>0.981565830894212</text:p>
          </table:table-cell>
          <table:table-cell office:value-type="float" office:value="0.572623082712064" calcext:value-type="float">
            <text:p>0.572623082712064</text:p>
          </table:table-cell>
          <table:table-cell office:value-type="float" office:value="0.712967599984121" calcext:value-type="float">
            <text:p>0.712967599984121</text:p>
          </table:table-cell>
          <table:table-cell office:value-type="float" office:value="0.563964910979856" calcext:value-type="float">
            <text:p>0.563964910979856</text:p>
          </table:table-cell>
          <table:table-cell office:value-type="float" office:value="0.976902958977575" calcext:value-type="float">
            <text:p>0.976902958977575</text:p>
          </table:table-cell>
          <table:table-cell office:value-type="float" office:value="-135.475383457587" calcext:value-type="float">
            <text:p>-135.475383457587</text:p>
          </table:table-cell>
          <table:table-cell office:value-type="float" office:value="-107.406480003176" calcext:value-type="float">
            <text:p>-107.406480003176</text:p>
          </table:table-cell>
          <table:table-cell office:value-type="float" office:value="-137.207017804029" calcext:value-type="float">
            <text:p>-137.207017804029</text:p>
          </table:table-cell>
        </table:table-row>
        <table:table-row table:style-name="ro1">
          <table:table-cell office:value-type="string" calcext:value-type="string">
            <text:p>2019-11-12 09:35:09</text:p>
          </table:table-cell>
          <table:table-cell office:value-type="float" office:value="25.1148500997806" calcext:value-type="float">
            <text:p>25.1148500997806</text:p>
          </table:table-cell>
          <table:table-cell office:value-type="float" office:value="82.6504320745453" calcext:value-type="float">
            <text:p>82.6504320745453</text:p>
          </table:table-cell>
          <table:table-cell office:value-type="float" office:value="982.05647367182" calcext:value-type="float">
            <text:p>982.0564736718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7222" calcext:value-type="float">
            <text:p>1397222</text:p>
          </table:table-cell>
          <table:table-cell office:value-type="float" office:value="1635231" calcext:value-type="float">
            <text:p>1635231</text:p>
          </table:table-cell>
          <table:table-cell office:value-type="float" office:value="1645227" calcext:value-type="float">
            <text:p>1645227</text:p>
          </table:table-cell>
          <table:table-cell office:value-type="float" office:value="1056819" calcext:value-type="float">
            <text:p>1056819</text:p>
          </table:table-cell>
          <table:table-cell office:value-type="float" office:value="1217094" calcext:value-type="float">
            <text:p>1217094</text:p>
          </table:table-cell>
          <table:table-cell office:value-type="float" office:value="900676" calcext:value-type="float">
            <text:p>900676</text:p>
          </table:table-cell>
          <table:table-cell office:value-type="float" office:value="1634155" calcext:value-type="float">
            <text:p>1634155</text:p>
          </table:table-cell>
          <table:table-cell office:value-type="float" office:value="5" calcext:value-type="float">
            <text:p>5</text:p>
          </table:table-cell>
          <table:table-cell office:value-type="float" office:value="0.832809309102215" calcext:value-type="float">
            <text:p>0.832809309102215</text:p>
          </table:table-cell>
          <table:table-cell office:value-type="float" office:value="0.974673744997233" calcext:value-type="float">
            <text:p>0.974673744997233</text:p>
          </table:table-cell>
          <table:table-cell office:value-type="float" office:value="0.980631825999239" calcext:value-type="float">
            <text:p>0.980631825999239</text:p>
          </table:table-cell>
          <table:table-cell office:value-type="float" office:value="0.629913285960351" calcext:value-type="float">
            <text:p>0.629913285960351</text:p>
          </table:table-cell>
          <table:table-cell office:value-type="float" office:value="0.725444641762333" calcext:value-type="float">
            <text:p>0.725444641762333</text:p>
          </table:table-cell>
          <table:table-cell office:value-type="float" office:value="0.536844794374084" calcext:value-type="float">
            <text:p>0.536844794374084</text:p>
          </table:table-cell>
          <table:table-cell office:value-type="float" office:value="0.974032398942995" calcext:value-type="float">
            <text:p>0.974032398942995</text:p>
          </table:table-cell>
          <table:table-cell office:value-type="float" office:value="-124.01734280793" calcext:value-type="float">
            <text:p>-124.01734280793</text:p>
          </table:table-cell>
          <table:table-cell office:value-type="float" office:value="-104.911071647533" calcext:value-type="float">
            <text:p>-104.911071647533</text:p>
          </table:table-cell>
          <table:table-cell office:value-type="float" office:value="-142.631041125183" calcext:value-type="float">
            <text:p>-142.631041125183</text:p>
          </table:table-cell>
        </table:table-row>
        <table:table-row table:style-name="ro1">
          <table:table-cell office:value-type="string" calcext:value-type="string">
            <text:p>2019-11-12 09:35:10</text:p>
          </table:table-cell>
          <table:table-cell office:value-type="float" office:value="25.1199041129148" calcext:value-type="float">
            <text:p>25.1199041129148</text:p>
          </table:table-cell>
          <table:table-cell office:value-type="float" office:value="82.661601005025" calcext:value-type="float">
            <text:p>82.661601005025</text:p>
          </table:table-cell>
          <table:table-cell office:value-type="float" office:value="982.092487188344" calcext:value-type="float">
            <text:p>982.09248718834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2262" calcext:value-type="float">
            <text:p>1402262</text:p>
          </table:table-cell>
          <table:table-cell office:value-type="float" office:value="1635494" calcext:value-type="float">
            <text:p>1635494</text:p>
          </table:table-cell>
          <table:table-cell office:value-type="float" office:value="1643315" calcext:value-type="float">
            <text:p>1643315</text:p>
          </table:table-cell>
          <table:table-cell office:value-type="float" office:value="974664" calcext:value-type="float">
            <text:p>974664</text:p>
          </table:table-cell>
          <table:table-cell office:value-type="float" office:value="1071308" calcext:value-type="float">
            <text:p>1071308</text:p>
          </table:table-cell>
          <table:table-cell office:value-type="float" office:value="1107720" calcext:value-type="float">
            <text:p>1107720</text:p>
          </table:table-cell>
          <table:table-cell office:value-type="float" office:value="1629989" calcext:value-type="float">
            <text:p>1629989</text:p>
          </table:table-cell>
          <table:table-cell office:value-type="float" office:value="5" calcext:value-type="float">
            <text:p>5</text:p>
          </table:table-cell>
          <table:table-cell office:value-type="float" office:value="0.835813383557008" calcext:value-type="float">
            <text:p>0.835813383557008</text:p>
          </table:table-cell>
          <table:table-cell office:value-type="float" office:value="0.974830505231679" calcext:value-type="float">
            <text:p>0.974830505231679</text:p>
          </table:table-cell>
          <table:table-cell office:value-type="float" office:value="0.979492185055278" calcext:value-type="float">
            <text:p>0.979492185055278</text:p>
          </table:table-cell>
          <table:table-cell office:value-type="float" office:value="0.580945084207664" calcext:value-type="float">
            <text:p>0.580945084207664</text:p>
          </table:table-cell>
          <table:table-cell office:value-type="float" office:value="0.638549403971363" calcext:value-type="float">
            <text:p>0.638549403971363</text:p>
          </table:table-cell>
          <table:table-cell office:value-type="float" office:value="0.660252649814206" calcext:value-type="float">
            <text:p>0.660252649814206</text:p>
          </table:table-cell>
          <table:table-cell office:value-type="float" office:value="0.97154926914564" calcext:value-type="float">
            <text:p>0.97154926914564</text:p>
          </table:table-cell>
          <table:table-cell office:value-type="float" office:value="-133.810983158467" calcext:value-type="float">
            <text:p>-133.810983158467</text:p>
          </table:table-cell>
          <table:table-cell office:value-type="float" office:value="-122.290119205727" calcext:value-type="float">
            <text:p>-122.290119205727</text:p>
          </table:table-cell>
          <table:table-cell office:value-type="float" office:value="-117.949470037159" calcext:value-type="float">
            <text:p>-117.949470037159</text:p>
          </table:table-cell>
        </table:table-row>
        <table:table-row table:style-name="ro1">
          <table:table-cell office:value-type="string" calcext:value-type="string">
            <text:p>2019-11-12 09:35:12</text:p>
          </table:table-cell>
          <table:table-cell office:value-type="float" office:value="25.1148500997806" calcext:value-type="float">
            <text:p>25.1148500997806</text:p>
          </table:table-cell>
          <table:table-cell office:value-type="float" office:value="82.666432361418" calcext:value-type="float">
            <text:p>82.666432361418</text:p>
          </table:table-cell>
          <table:table-cell office:value-type="float" office:value="982.111464966052" calcext:value-type="float">
            <text:p>982.1114649660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361" calcext:value-type="float">
            <text:p>1385361</text:p>
          </table:table-cell>
          <table:table-cell office:value-type="float" office:value="1639971" calcext:value-type="float">
            <text:p>1639971</text:p>
          </table:table-cell>
          <table:table-cell office:value-type="float" office:value="1639615" calcext:value-type="float">
            <text:p>1639615</text:p>
          </table:table-cell>
          <table:table-cell office:value-type="float" office:value="941339" calcext:value-type="float">
            <text:p>941339</text:p>
          </table:table-cell>
          <table:table-cell office:value-type="float" office:value="1143510" calcext:value-type="float">
            <text:p>1143510</text:p>
          </table:table-cell>
          <table:table-cell office:value-type="float" office:value="1079378" calcext:value-type="float">
            <text:p>1079378</text:p>
          </table:table-cell>
          <table:table-cell office:value-type="float" office:value="1631831" calcext:value-type="float">
            <text:p>1631831</text:p>
          </table:table-cell>
          <table:table-cell office:value-type="float" office:value="5" calcext:value-type="float">
            <text:p>5</text:p>
          </table:table-cell>
          <table:table-cell office:value-type="float" office:value="0.825739601342631" calcext:value-type="float">
            <text:p>0.825739601342631</text:p>
          </table:table-cell>
          <table:table-cell office:value-type="float" office:value="0.977499005496383" calcext:value-type="float">
            <text:p>0.977499005496383</text:p>
          </table:table-cell>
          <table:table-cell office:value-type="float" office:value="0.977286812935687" calcext:value-type="float">
            <text:p>0.977286812935687</text:p>
          </table:table-cell>
          <table:table-cell office:value-type="float" office:value="0.561081833968381" calcext:value-type="float">
            <text:p>0.561081833968381</text:p>
          </table:table-cell>
          <table:table-cell office:value-type="float" office:value="0.681585154722351" calcext:value-type="float">
            <text:p>0.681585154722351</text:p>
          </table:table-cell>
          <table:table-cell office:value-type="float" office:value="0.643359499378145" calcext:value-type="float">
            <text:p>0.643359499378145</text:p>
          </table:table-cell>
          <table:table-cell office:value-type="float" office:value="0.972647186833285" calcext:value-type="float">
            <text:p>0.972647186833285</text:p>
          </table:table-cell>
          <table:table-cell office:value-type="float" office:value="-137.783633206324" calcext:value-type="float">
            <text:p>-137.783633206324</text:p>
          </table:table-cell>
          <table:table-cell office:value-type="float" office:value="-113.68296905553" calcext:value-type="float">
            <text:p>-113.68296905553</text:p>
          </table:table-cell>
          <table:table-cell office:value-type="float" office:value="-121.328100124371" calcext:value-type="float">
            <text:p>-121.328100124371</text:p>
          </table:table-cell>
        </table:table-row>
        <table:table-row table:style-name="ro1">
          <table:table-cell office:value-type="string" calcext:value-type="string">
            <text:p>2019-11-12 09:35:13</text:p>
          </table:table-cell>
          <table:table-cell office:value-type="float" office:value="25.1199041129148" calcext:value-type="float">
            <text:p>25.1199041129148</text:p>
          </table:table-cell>
          <table:table-cell office:value-type="float" office:value="82.6936017563503" calcext:value-type="float">
            <text:p>82.6936017563503</text:p>
          </table:table-cell>
          <table:table-cell office:value-type="float" office:value="982.037495479866" calcext:value-type="float">
            <text:p>982.0374954798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3383" calcext:value-type="float">
            <text:p>1403383</text:p>
          </table:table-cell>
          <table:table-cell office:value-type="float" office:value="1630679" calcext:value-type="float">
            <text:p>1630679</text:p>
          </table:table-cell>
          <table:table-cell office:value-type="float" office:value="1639765" calcext:value-type="float">
            <text:p>1639765</text:p>
          </table:table-cell>
          <table:table-cell office:value-type="float" office:value="994283" calcext:value-type="float">
            <text:p>994283</text:p>
          </table:table-cell>
          <table:table-cell office:value-type="float" office:value="1072402" calcext:value-type="float">
            <text:p>1072402</text:p>
          </table:table-cell>
          <table:table-cell office:value-type="float" office:value="1124870" calcext:value-type="float">
            <text:p>1124870</text:p>
          </table:table-cell>
          <table:table-cell office:value-type="float" office:value="1634017" calcext:value-type="float">
            <text:p>1634017</text:p>
          </table:table-cell>
          <table:table-cell office:value-type="float" office:value="5" calcext:value-type="float">
            <text:p>5</text:p>
          </table:table-cell>
          <table:table-cell office:value-type="float" office:value="0.836481551704592" calcext:value-type="float">
            <text:p>0.836481551704592</text:p>
          </table:table-cell>
          <table:table-cell office:value-type="float" office:value="0.971960541243618" calcext:value-type="float">
            <text:p>0.971960541243618</text:p>
          </table:table-cell>
          <table:table-cell office:value-type="float" office:value="0.977376219913509" calcext:value-type="float">
            <text:p>0.977376219913509</text:p>
          </table:table-cell>
          <table:table-cell office:value-type="float" office:value="0.592638920860162" calcext:value-type="float">
            <text:p>0.592638920860162</text:p>
          </table:table-cell>
          <table:table-cell office:value-type="float" office:value="0.639201478862939" calcext:value-type="float">
            <text:p>0.639201478862939</text:p>
          </table:table-cell>
          <table:table-cell office:value-type="float" office:value="0.670474847611767" calcext:value-type="float">
            <text:p>0.670474847611767</text:p>
          </table:table-cell>
          <table:table-cell office:value-type="float" office:value="0.973950144523399" calcext:value-type="float">
            <text:p>0.973950144523399</text:p>
          </table:table-cell>
          <table:table-cell office:value-type="float" office:value="-131.472215827968" calcext:value-type="float">
            <text:p>-131.472215827968</text:p>
          </table:table-cell>
          <table:table-cell office:value-type="float" office:value="-122.159704227412" calcext:value-type="float">
            <text:p>-122.159704227412</text:p>
          </table:table-cell>
          <table:table-cell office:value-type="float" office:value="-115.905030477647" calcext:value-type="float">
            <text:p>-115.905030477647</text:p>
          </table:table-cell>
        </table:table-row>
        <table:table-row table:style-name="ro1">
          <table:table-cell office:value-type="string" calcext:value-type="string">
            <text:p>2019-11-12 09:35:14</text:p>
          </table:table-cell>
          <table:table-cell office:value-type="float" office:value="25.1199041129148" calcext:value-type="float">
            <text:p>25.1199041129148</text:p>
          </table:table-cell>
          <table:table-cell office:value-type="float" office:value="82.6776014191291" calcext:value-type="float">
            <text:p>82.6776014191291</text:p>
          </table:table-cell>
          <table:table-cell office:value-type="float" office:value="982.119983075213" calcext:value-type="float">
            <text:p>982.1199830752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2277" calcext:value-type="float">
            <text:p>1402277</text:p>
          </table:table-cell>
          <table:table-cell office:value-type="float" office:value="1629338" calcext:value-type="float">
            <text:p>1629338</text:p>
          </table:table-cell>
          <table:table-cell office:value-type="float" office:value="1640619" calcext:value-type="float">
            <text:p>1640619</text:p>
          </table:table-cell>
          <table:table-cell office:value-type="float" office:value="1126685" calcext:value-type="float">
            <text:p>1126685</text:p>
          </table:table-cell>
          <table:table-cell office:value-type="float" office:value="1051716" calcext:value-type="float">
            <text:p>1051716</text:p>
          </table:table-cell>
          <table:table-cell office:value-type="float" office:value="927295" calcext:value-type="float">
            <text:p>927295</text:p>
          </table:table-cell>
          <table:table-cell office:value-type="float" office:value="1626468" calcext:value-type="float">
            <text:p>1626468</text:p>
          </table:table-cell>
          <table:table-cell office:value-type="float" office:value="5" calcext:value-type="float">
            <text:p>5</text:p>
          </table:table-cell>
          <table:table-cell office:value-type="float" office:value="0.83582232425479" calcext:value-type="float">
            <text:p>0.83582232425479</text:p>
          </table:table-cell>
          <table:table-cell office:value-type="float" office:value="0.971161242861896" calcext:value-type="float">
            <text:p>0.971161242861896</text:p>
          </table:table-cell>
          <table:table-cell office:value-type="float" office:value="0.977885243640571" calcext:value-type="float">
            <text:p>0.977885243640571</text:p>
          </table:table-cell>
          <table:table-cell office:value-type="float" office:value="0.671556672043404" calcext:value-type="float">
            <text:p>0.671556672043404</text:p>
          </table:table-cell>
          <table:table-cell office:value-type="float" office:value="0.626871660574873" calcext:value-type="float">
            <text:p>0.626871660574873</text:p>
          </table:table-cell>
          <table:table-cell office:value-type="float" office:value="0.552710956658239" calcext:value-type="float">
            <text:p>0.552710956658239</text:p>
          </table:table-cell>
          <table:table-cell office:value-type="float" office:value="0.969450589352916" calcext:value-type="float">
            <text:p>0.969450589352916</text:p>
          </table:table-cell>
          <table:table-cell office:value-type="float" office:value="-115.688665591319" calcext:value-type="float">
            <text:p>-115.688665591319</text:p>
          </table:table-cell>
          <table:table-cell office:value-type="float" office:value="-124.625667885026" calcext:value-type="float">
            <text:p>-124.625667885026</text:p>
          </table:table-cell>
          <table:table-cell office:value-type="float" office:value="-139.457808668352" calcext:value-type="float">
            <text:p>-139.457808668352</text:p>
          </table:table-cell>
        </table:table-row>
        <table:table-row table:style-name="ro1">
          <table:table-cell office:value-type="string" calcext:value-type="string">
            <text:p>2019-11-12 09:35:15</text:p>
          </table:table-cell>
          <table:table-cell office:value-type="float" office:value="25.1148500997806" calcext:value-type="float">
            <text:p>25.1148500997806</text:p>
          </table:table-cell>
          <table:table-cell office:value-type="float" office:value="82.6877659576556" calcext:value-type="float">
            <text:p>82.6877659576556</text:p>
          </table:table-cell>
          <table:table-cell office:value-type="float" office:value="982.111464966052" calcext:value-type="float">
            <text:p>982.1114649660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9474" calcext:value-type="float">
            <text:p>1389474</text:p>
          </table:table-cell>
          <table:table-cell office:value-type="float" office:value="1628068" calcext:value-type="float">
            <text:p>1628068</text:p>
          </table:table-cell>
          <table:table-cell office:value-type="float" office:value="1638981" calcext:value-type="float">
            <text:p>1638981</text:p>
          </table:table-cell>
          <table:table-cell office:value-type="float" office:value="1081751" calcext:value-type="float">
            <text:p>1081751</text:p>
          </table:table-cell>
          <table:table-cell office:value-type="float" office:value="1019418" calcext:value-type="float">
            <text:p>1019418</text:p>
          </table:table-cell>
          <table:table-cell office:value-type="float" office:value="1062319" calcext:value-type="float">
            <text:p>1062319</text:p>
          </table:table-cell>
          <table:table-cell office:value-type="float" office:value="1625163" calcext:value-type="float">
            <text:p>1625163</text:p>
          </table:table-cell>
          <table:table-cell office:value-type="float" office:value="5" calcext:value-type="float">
            <text:p>5</text:p>
          </table:table-cell>
          <table:table-cell office:value-type="float" office:value="0.828191140674489" calcext:value-type="float">
            <text:p>0.828191140674489</text:p>
          </table:table-cell>
          <table:table-cell office:value-type="float" office:value="0.97040426378301" calcext:value-type="float">
            <text:p>0.97040426378301</text:p>
          </table:table-cell>
          <table:table-cell office:value-type="float" office:value="0.976908919442763" calcext:value-type="float">
            <text:p>0.976908919442763</text:p>
          </table:table-cell>
          <table:table-cell office:value-type="float" office:value="0.644773917767276" calcext:value-type="float">
            <text:p>0.644773917767276</text:p>
          </table:table-cell>
          <table:table-cell office:value-type="float" office:value="0.607620550110406" calcext:value-type="float">
            <text:p>0.607620550110406</text:p>
          </table:table-cell>
          <table:table-cell office:value-type="float" office:value="0.633191541813796" calcext:value-type="float">
            <text:p>0.633191541813796</text:p>
          </table:table-cell>
          <table:table-cell office:value-type="float" office:value="0.968672748645872" calcext:value-type="float">
            <text:p>0.968672748645872</text:p>
          </table:table-cell>
          <table:table-cell office:value-type="float" office:value="-121.045216446545" calcext:value-type="float">
            <text:p>-121.045216446545</text:p>
          </table:table-cell>
          <table:table-cell office:value-type="float" office:value="-128.475889977919" calcext:value-type="float">
            <text:p>-128.475889977919</text:p>
          </table:table-cell>
          <table:table-cell office:value-type="float" office:value="-123.361691637241" calcext:value-type="float">
            <text:p>-123.361691637241</text:p>
          </table:table-cell>
        </table:table-row>
        <table:table-row table:style-name="ro1">
          <table:table-cell office:value-type="string" calcext:value-type="string">
            <text:p>2019-11-12 09:35:17</text:p>
          </table:table-cell>
          <table:table-cell office:value-type="float" office:value="25.1199041129148" calcext:value-type="float">
            <text:p>25.1199041129148</text:p>
          </table:table-cell>
          <table:table-cell office:value-type="float" office:value="82.6989351850057" calcext:value-type="float">
            <text:p>82.6989351850057</text:p>
          </table:table-cell>
          <table:table-cell office:value-type="float" office:value="982.119983075213" calcext:value-type="float">
            <text:p>982.1199830752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850" calcext:value-type="float">
            <text:p>1383850</text:p>
          </table:table-cell>
          <table:table-cell office:value-type="float" office:value="1478571" calcext:value-type="float">
            <text:p>1478571</text:p>
          </table:table-cell>
          <table:table-cell office:value-type="float" office:value="1594533" calcext:value-type="float">
            <text:p>1594533</text:p>
          </table:table-cell>
          <table:table-cell office:value-type="float" office:value="975390" calcext:value-type="float">
            <text:p>975390</text:p>
          </table:table-cell>
          <table:table-cell office:value-type="float" office:value="1196004" calcext:value-type="float">
            <text:p>1196004</text:p>
          </table:table-cell>
          <table:table-cell office:value-type="float" office:value="948567" calcext:value-type="float">
            <text:p>948567</text:p>
          </table:table-cell>
          <table:table-cell office:value-type="float" office:value="1641280" calcext:value-type="float">
            <text:p>1641280</text:p>
          </table:table-cell>
          <table:table-cell office:value-type="float" office:value="5" calcext:value-type="float">
            <text:p>5</text:p>
          </table:table-cell>
          <table:table-cell office:value-type="float" office:value="0.824838975052711" calcext:value-type="float">
            <text:p>0.824838975052711</text:p>
          </table:table-cell>
          <table:table-cell office:value-type="float" office:value="0.881297097360742" calcext:value-type="float">
            <text:p>0.881297097360742</text:p>
          </table:table-cell>
          <table:table-cell office:value-type="float" office:value="0.950415843774777" calcext:value-type="float">
            <text:p>0.950415843774777</text:p>
          </table:table-cell>
          <table:table-cell office:value-type="float" office:value="0.581377813980319" calcext:value-type="float">
            <text:p>0.581377813980319</text:p>
          </table:table-cell>
          <table:table-cell office:value-type="float" office:value="0.712874020680668" calcext:value-type="float">
            <text:p>0.712874020680668</text:p>
          </table:table-cell>
          <table:table-cell office:value-type="float" office:value="0.565390058206327" calcext:value-type="float">
            <text:p>0.565390058206327</text:p>
          </table:table-cell>
          <table:table-cell office:value-type="float" office:value="0.978279230389503" calcext:value-type="float">
            <text:p>0.978279230389503</text:p>
          </table:table-cell>
          <table:table-cell office:value-type="float" office:value="-133.724437203936" calcext:value-type="float">
            <text:p>-133.724437203936</text:p>
          </table:table-cell>
          <table:table-cell office:value-type="float" office:value="-107.425195863866" calcext:value-type="float">
            <text:p>-107.425195863866</text:p>
          </table:table-cell>
          <table:table-cell office:value-type="float" office:value="-136.921988358735" calcext:value-type="float">
            <text:p>-136.921988358735</text:p>
          </table:table-cell>
        </table:table-row>
        <table:table-row table:style-name="ro1">
          <table:table-cell office:value-type="string" calcext:value-type="string">
            <text:p>2019-11-12 09:35:18</text:p>
          </table:table-cell>
          <table:table-cell office:value-type="float" office:value="25.1199041129148" calcext:value-type="float">
            <text:p>25.1199041129148</text:p>
          </table:table-cell>
          <table:table-cell office:value-type="float" office:value="82.6882683191525" calcext:value-type="float">
            <text:p>82.6882683191525</text:p>
          </table:table-cell>
          <table:table-cell office:value-type="float" office:value="982.037495479866" calcext:value-type="float">
            <text:p>982.0374954798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2351" calcext:value-type="float">
            <text:p>1392351</text:p>
          </table:table-cell>
          <table:table-cell office:value-type="float" office:value="1643430" calcext:value-type="float">
            <text:p>1643430</text:p>
          </table:table-cell>
          <table:table-cell office:value-type="float" office:value="1659319" calcext:value-type="float">
            <text:p>1659319</text:p>
          </table:table-cell>
          <table:table-cell office:value-type="float" office:value="1123457" calcext:value-type="float">
            <text:p>1123457</text:p>
          </table:table-cell>
          <table:table-cell office:value-type="float" office:value="1011489" calcext:value-type="float">
            <text:p>1011489</text:p>
          </table:table-cell>
          <table:table-cell office:value-type="float" office:value="963850" calcext:value-type="float">
            <text:p>963850</text:p>
          </table:table-cell>
          <table:table-cell office:value-type="float" office:value="1637284" calcext:value-type="float">
            <text:p>1637284</text:p>
          </table:table-cell>
          <table:table-cell office:value-type="float" office:value="5" calcext:value-type="float">
            <text:p>5</text:p>
          </table:table-cell>
          <table:table-cell office:value-type="float" office:value="0.8299059665091" calcext:value-type="float">
            <text:p>0.8299059665091</text:p>
          </table:table-cell>
          <table:table-cell office:value-type="float" office:value="0.979560730404941" calcext:value-type="float">
            <text:p>0.979560730404941</text:p>
          </table:table-cell>
          <table:table-cell office:value-type="float" office:value="0.989031313542284" calcext:value-type="float">
            <text:p>0.989031313542284</text:p>
          </table:table-cell>
          <table:table-cell office:value-type="float" office:value="0.669632633880691" calcext:value-type="float">
            <text:p>0.669632633880691</text:p>
          </table:table-cell>
          <table:table-cell office:value-type="float" office:value="0.602894497262776" calcext:value-type="float">
            <text:p>0.602894497262776</text:p>
          </table:table-cell>
          <table:table-cell office:value-type="float" office:value="0.574499437153272" calcext:value-type="float">
            <text:p>0.574499437153272</text:p>
          </table:table-cell>
          <table:table-cell office:value-type="float" office:value="0.975897428500346" calcext:value-type="float">
            <text:p>0.975897428500346</text:p>
          </table:table-cell>
          <table:table-cell office:value-type="float" office:value="-116.073473223862" calcext:value-type="float">
            <text:p>-116.073473223862</text:p>
          </table:table-cell>
          <table:table-cell office:value-type="float" office:value="-129.421100547445" calcext:value-type="float">
            <text:p>-129.421100547445</text:p>
          </table:table-cell>
          <table:table-cell office:value-type="float" office:value="-135.100112569346" calcext:value-type="float">
            <text:p>-135.100112569346</text:p>
          </table:table-cell>
        </table:table-row>
        <table:table-row table:style-name="ro1">
          <table:table-cell office:value-type="string" calcext:value-type="string">
            <text:p>2019-11-12 09:35:19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6407688164261" calcext:value-type="float">
            <text:p>82.6407688164261</text:p>
          </table:table-cell>
          <table:table-cell office:value-type="float" office:value="982.12850122096" calcext:value-type="float">
            <text:p>982.128501220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004" calcext:value-type="float">
            <text:p>1381004</text:p>
          </table:table-cell>
          <table:table-cell office:value-type="float" office:value="1640325" calcext:value-type="float">
            <text:p>1640325</text:p>
          </table:table-cell>
          <table:table-cell office:value-type="float" office:value="1657557" calcext:value-type="float">
            <text:p>1657557</text:p>
          </table:table-cell>
          <table:table-cell office:value-type="float" office:value="1167700" calcext:value-type="float">
            <text:p>1167700</text:p>
          </table:table-cell>
          <table:table-cell office:value-type="float" office:value="988262" calcext:value-type="float">
            <text:p>988262</text:p>
          </table:table-cell>
          <table:table-cell office:value-type="float" office:value="982217" calcext:value-type="float">
            <text:p>982217</text:p>
          </table:table-cell>
          <table:table-cell office:value-type="float" office:value="1630611" calcext:value-type="float">
            <text:p>1630611</text:p>
          </table:table-cell>
          <table:table-cell office:value-type="float" office:value="5" calcext:value-type="float">
            <text:p>5</text:p>
          </table:table-cell>
          <table:table-cell office:value-type="float" office:value="0.823142626660183" calcext:value-type="float">
            <text:p>0.823142626660183</text:p>
          </table:table-cell>
          <table:table-cell office:value-type="float" office:value="0.977710005964041" calcext:value-type="float">
            <text:p>0.977710005964041</text:p>
          </table:table-cell>
          <table:table-cell office:value-type="float" office:value="0.987981079576144" calcext:value-type="float">
            <text:p>0.987981079576144</text:p>
          </table:table-cell>
          <table:table-cell office:value-type="float" office:value="0.696003520012321" calcext:value-type="float">
            <text:p>0.696003520012321</text:p>
          </table:table-cell>
          <table:table-cell office:value-type="float" office:value="0.589050124770418" calcext:value-type="float">
            <text:p>0.589050124770418</text:p>
          </table:table-cell>
          <table:table-cell office:value-type="float" office:value="0.585447023564222" calcext:value-type="float">
            <text:p>0.585447023564222</text:p>
          </table:table-cell>
          <table:table-cell office:value-type="float" office:value="0.971920010080339" calcext:value-type="float">
            <text:p>0.971920010080339</text:p>
          </table:table-cell>
          <table:table-cell office:value-type="float" office:value="-110.799295997536" calcext:value-type="float">
            <text:p>-110.799295997536</text:p>
          </table:table-cell>
          <table:table-cell office:value-type="float" office:value="-132.189975045916" calcext:value-type="float">
            <text:p>-132.189975045916</text:p>
          </table:table-cell>
          <table:table-cell office:value-type="float" office:value="-132.910595287156" calcext:value-type="float">
            <text:p>-132.910595287156</text:p>
          </table:table-cell>
        </table:table-row>
        <table:table-row table:style-name="ro1">
          <table:table-cell office:value-type="string" calcext:value-type="string">
            <text:p>2019-11-12 09:35:20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5980999202735" calcext:value-type="float">
            <text:p>82.5980999202735</text:p>
          </table:table-cell>
          <table:table-cell office:value-type="float" office:value="982.101005105213" calcext:value-type="float">
            <text:p>982.1010051052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695" calcext:value-type="float">
            <text:p>1382695</text:p>
          </table:table-cell>
          <table:table-cell office:value-type="float" office:value="1627682" calcext:value-type="float">
            <text:p>1627682</text:p>
          </table:table-cell>
          <table:table-cell office:value-type="float" office:value="1642791" calcext:value-type="float">
            <text:p>1642791</text:p>
          </table:table-cell>
          <table:table-cell office:value-type="float" office:value="980309" calcext:value-type="float">
            <text:p>980309</text:p>
          </table:table-cell>
          <table:table-cell office:value-type="float" office:value="1222971" calcext:value-type="float">
            <text:p>1222971</text:p>
          </table:table-cell>
          <table:table-cell office:value-type="float" office:value="903106" calcext:value-type="float">
            <text:p>903106</text:p>
          </table:table-cell>
          <table:table-cell office:value-type="float" office:value="1656956" calcext:value-type="float">
            <text:p>1656956</text:p>
          </table:table-cell>
          <table:table-cell office:value-type="float" office:value="5" calcext:value-type="float">
            <text:p>5</text:p>
          </table:table-cell>
          <table:table-cell office:value-type="float" office:value="0.824150541323488" calcext:value-type="float">
            <text:p>0.824150541323488</text:p>
          </table:table-cell>
          <table:table-cell office:value-type="float" office:value="0.97017418982675" calcext:value-type="float">
            <text:p>0.97017418982675</text:p>
          </table:table-cell>
          <table:table-cell office:value-type="float" office:value="0.979179856679422" calcext:value-type="float">
            <text:p>0.979179856679422</text:p>
          </table:table-cell>
          <table:table-cell office:value-type="float" office:value="0.584309766806336" calcext:value-type="float">
            <text:p>0.584309766806336</text:p>
          </table:table-cell>
          <table:table-cell office:value-type="float" office:value="0.728947607153369" calcext:value-type="float">
            <text:p>0.728947607153369</text:p>
          </table:table-cell>
          <table:table-cell office:value-type="float" office:value="0.538293187414788" calcext:value-type="float">
            <text:p>0.538293187414788</text:p>
          </table:table-cell>
          <table:table-cell office:value-type="float" office:value="0.98762285561834" calcext:value-type="float">
            <text:p>0.98762285561834</text:p>
          </table:table-cell>
          <table:table-cell office:value-type="float" office:value="-133.138046638733" calcext:value-type="float">
            <text:p>-133.138046638733</text:p>
          </table:table-cell>
          <table:table-cell office:value-type="float" office:value="-104.210478569326" calcext:value-type="float">
            <text:p>-104.210478569326</text:p>
          </table:table-cell>
          <table:table-cell office:value-type="float" office:value="-142.341362517042" calcext:value-type="float">
            <text:p>-142.341362517042</text:p>
          </table:table-cell>
        </table:table-row>
        <table:table-row table:style-name="ro1">
          <table:table-cell office:value-type="string" calcext:value-type="string">
            <text:p>2019-11-12 09:35:22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6301016436444" calcext:value-type="float">
            <text:p>82.6301016436444</text:p>
          </table:table-cell>
          <table:table-cell office:value-type="float" office:value="982.12850122096" calcext:value-type="float">
            <text:p>982.128501220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1273" calcext:value-type="float">
            <text:p>1401273</text:p>
          </table:table-cell>
          <table:table-cell office:value-type="float" office:value="1643284" calcext:value-type="float">
            <text:p>1643284</text:p>
          </table:table-cell>
          <table:table-cell office:value-type="float" office:value="1651517" calcext:value-type="float">
            <text:p>1651517</text:p>
          </table:table-cell>
          <table:table-cell office:value-type="float" office:value="968138" calcext:value-type="float">
            <text:p>968138</text:p>
          </table:table-cell>
          <table:table-cell office:value-type="float" office:value="1141181" calcext:value-type="float">
            <text:p>1141181</text:p>
          </table:table-cell>
          <table:table-cell office:value-type="float" office:value="1118746" calcext:value-type="float">
            <text:p>1118746</text:p>
          </table:table-cell>
          <table:table-cell office:value-type="float" office:value="1650934" calcext:value-type="float">
            <text:p>1650934</text:p>
          </table:table-cell>
          <table:table-cell office:value-type="float" office:value="5" calcext:value-type="float">
            <text:p>5</text:p>
          </table:table-cell>
          <table:table-cell office:value-type="float" office:value="0.835223893549906" calcext:value-type="float">
            <text:p>0.835223893549906</text:p>
          </table:table-cell>
          <table:table-cell office:value-type="float" office:value="0.979473707613195" calcext:value-type="float">
            <text:p>0.979473707613195</text:p>
          </table:table-cell>
          <table:table-cell office:value-type="float" office:value="0.984380958602543" calcext:value-type="float">
            <text:p>0.984380958602543</text:p>
          </table:table-cell>
          <table:table-cell office:value-type="float" office:value="0.577055284625922" calcext:value-type="float">
            <text:p>0.577055284625922</text:p>
          </table:table-cell>
          <table:table-cell office:value-type="float" office:value="0.680196962380047" calcext:value-type="float">
            <text:p>0.680196962380047</text:p>
          </table:table-cell>
          <table:table-cell office:value-type="float" office:value="0.666824658730585" calcext:value-type="float">
            <text:p>0.666824658730585</text:p>
          </table:table-cell>
          <table:table-cell office:value-type="float" office:value="0.984033463482077" calcext:value-type="float">
            <text:p>0.984033463482077</text:p>
          </table:table-cell>
          <table:table-cell office:value-type="float" office:value="-134.588943074816" calcext:value-type="float">
            <text:p>-134.588943074816</text:p>
          </table:table-cell>
          <table:table-cell office:value-type="float" office:value="-113.960607523991" calcext:value-type="float">
            <text:p>-113.960607523991</text:p>
          </table:table-cell>
          <table:table-cell office:value-type="float" office:value="-116.635068253883" calcext:value-type="float">
            <text:p>-116.635068253883</text:p>
          </table:table-cell>
        </table:table-row>
        <table:table-row table:style-name="ro1">
          <table:table-cell office:value-type="string" calcext:value-type="string">
            <text:p>2019-11-12 09:35:23</text:p>
          </table:table-cell>
          <table:table-cell office:value-type="float" office:value="25.1097960869374" calcext:value-type="float">
            <text:p>25.1097960869374</text:p>
          </table:table-cell>
          <table:table-cell office:value-type="float" office:value="82.6499301199438" calcext:value-type="float">
            <text:p>82.6499301199438</text:p>
          </table:table-cell>
          <table:table-cell office:value-type="float" office:value="982.047956056999" calcext:value-type="float">
            <text:p>982.0479560569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5073" calcext:value-type="float">
            <text:p>1405073</text:p>
          </table:table-cell>
          <table:table-cell office:value-type="float" office:value="1639395" calcext:value-type="float">
            <text:p>1639395</text:p>
          </table:table-cell>
          <table:table-cell office:value-type="float" office:value="1648200" calcext:value-type="float">
            <text:p>1648200</text:p>
          </table:table-cell>
          <table:table-cell office:value-type="float" office:value="999931" calcext:value-type="float">
            <text:p>999931</text:p>
          </table:table-cell>
          <table:table-cell office:value-type="float" office:value="1029535" calcext:value-type="float">
            <text:p>1029535</text:p>
          </table:table-cell>
          <table:table-cell office:value-type="float" office:value="1084585" calcext:value-type="float">
            <text:p>1084585</text:p>
          </table:table-cell>
          <table:table-cell office:value-type="float" office:value="1643449" calcext:value-type="float">
            <text:p>1643449</text:p>
          </table:table-cell>
          <table:table-cell office:value-type="float" office:value="5" calcext:value-type="float">
            <text:p>5</text:p>
          </table:table-cell>
          <table:table-cell office:value-type="float" office:value="0.837488870321378" calcext:value-type="float">
            <text:p>0.837488870321378</text:p>
          </table:table-cell>
          <table:table-cell office:value-type="float" office:value="0.97715568270155" calcext:value-type="float">
            <text:p>0.97715568270155</text:p>
          </table:table-cell>
          <table:table-cell office:value-type="float" office:value="0.982403872299656" calcext:value-type="float">
            <text:p>0.982403872299656</text:p>
          </table:table-cell>
          <table:table-cell office:value-type="float" office:value="0.596005391598391" calcext:value-type="float">
            <text:p>0.596005391598391</text:p>
          </table:table-cell>
          <table:table-cell office:value-type="float" office:value="0.613650752741188" calcext:value-type="float">
            <text:p>0.613650752741188</text:p>
          </table:table-cell>
          <table:table-cell office:value-type="float" office:value="0.646463113601579" calcext:value-type="float">
            <text:p>0.646463113601579</text:p>
          </table:table-cell>
          <table:table-cell office:value-type="float" office:value="0.979572055288798" calcext:value-type="float">
            <text:p>0.979572055288798</text:p>
          </table:table-cell>
          <table:table-cell office:value-type="float" office:value="-130.798921680322" calcext:value-type="float">
            <text:p>-130.798921680322</text:p>
          </table:table-cell>
          <table:table-cell office:value-type="float" office:value="-127.269849451762" calcext:value-type="float">
            <text:p>-127.269849451762</text:p>
          </table:table-cell>
          <table:table-cell office:value-type="float" office:value="-120.707377279684" calcext:value-type="float">
            <text:p>-120.707377279684</text:p>
          </table:table-cell>
        </table:table-row>
        <table:table-row table:style-name="ro1">
          <table:table-cell office:value-type="string" calcext:value-type="string">
            <text:p>2019-11-12 09:35:24</text:p>
          </table:table-cell>
          <table:table-cell office:value-type="float" office:value="25.1199041129148" calcext:value-type="float">
            <text:p>25.1199041129148</text:p>
          </table:table-cell>
          <table:table-cell office:value-type="float" office:value="82.5922649888169" calcext:value-type="float">
            <text:p>82.5922649888169</text:p>
          </table:table-cell>
          <table:table-cell office:value-type="float" office:value="982.064991323228" calcext:value-type="float">
            <text:p>982.0649913232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0133" calcext:value-type="float">
            <text:p>1390133</text:p>
          </table:table-cell>
          <table:table-cell office:value-type="float" office:value="1634575" calcext:value-type="float">
            <text:p>1634575</text:p>
          </table:table-cell>
          <table:table-cell office:value-type="float" office:value="1647704" calcext:value-type="float">
            <text:p>1647704</text:p>
          </table:table-cell>
          <table:table-cell office:value-type="float" office:value="1159113" calcext:value-type="float">
            <text:p>1159113</text:p>
          </table:table-cell>
          <table:table-cell office:value-type="float" office:value="998619" calcext:value-type="float">
            <text:p>998619</text:p>
          </table:table-cell>
          <table:table-cell office:value-type="float" office:value="989773" calcext:value-type="float">
            <text:p>989773</text:p>
          </table:table-cell>
          <table:table-cell office:value-type="float" office:value="1639842" calcext:value-type="float">
            <text:p>1639842</text:p>
          </table:table-cell>
          <table:table-cell office:value-type="float" office:value="5" calcext:value-type="float">
            <text:p>5</text:p>
          </table:table-cell>
          <table:table-cell office:value-type="float" office:value="0.828583935330383" calcext:value-type="float">
            <text:p>0.828583935330383</text:p>
          </table:table-cell>
          <table:table-cell office:value-type="float" office:value="0.974282738480894" calcext:value-type="float">
            <text:p>0.974282738480894</text:p>
          </table:table-cell>
          <table:table-cell office:value-type="float" office:value="0.982108233226327" calcext:value-type="float">
            <text:p>0.982108233226327</text:p>
          </table:table-cell>
          <table:table-cell office:value-type="float" office:value="0.690885268555316" calcext:value-type="float">
            <text:p>0.690885268555316</text:p>
          </table:table-cell>
          <table:table-cell office:value-type="float" office:value="0.595223378565714" calcext:value-type="float">
            <text:p>0.595223378565714</text:p>
          </table:table-cell>
          <table:table-cell office:value-type="float" office:value="0.589950751060337" calcext:value-type="float">
            <text:p>0.589950751060337</text:p>
          </table:table-cell>
          <table:table-cell office:value-type="float" office:value="0.977422115495457" calcext:value-type="float">
            <text:p>0.977422115495457</text:p>
          </table:table-cell>
          <table:table-cell office:value-type="float" office:value="-111.822946288937" calcext:value-type="float">
            <text:p>-111.822946288937</text:p>
          </table:table-cell>
          <table:table-cell office:value-type="float" office:value="-130.955324286857" calcext:value-type="float">
            <text:p>-130.955324286857</text:p>
          </table:table-cell>
          <table:table-cell office:value-type="float" office:value="-132.009849787933" calcext:value-type="float">
            <text:p>-132.009849787933</text:p>
          </table:table-cell>
        </table:table-row>
        <table:table-row table:style-name="ro1">
          <table:table-cell office:value-type="string" calcext:value-type="string">
            <text:p>2019-11-12 09:35:25</text:p>
          </table:table-cell>
          <table:table-cell office:value-type="float" office:value="25.1148500997806" calcext:value-type="float">
            <text:p>25.1148500997806</text:p>
          </table:table-cell>
          <table:table-cell office:value-type="float" office:value="82.5330942883336" calcext:value-type="float">
            <text:p>82.5330942883336</text:p>
          </table:table-cell>
          <table:table-cell office:value-type="float" office:value="982.111464966052" calcext:value-type="float">
            <text:p>982.1114649660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8300" calcext:value-type="float">
            <text:p>1388300</text:p>
          </table:table-cell>
          <table:table-cell office:value-type="float" office:value="1637277" calcext:value-type="float">
            <text:p>1637277</text:p>
          </table:table-cell>
          <table:table-cell office:value-type="float" office:value="1641908" calcext:value-type="float">
            <text:p>1641908</text:p>
          </table:table-cell>
          <table:table-cell office:value-type="float" office:value="970050" calcext:value-type="float">
            <text:p>970050</text:p>
          </table:table-cell>
          <table:table-cell office:value-type="float" office:value="1155654" calcext:value-type="float">
            <text:p>1155654</text:p>
          </table:table-cell>
          <table:table-cell office:value-type="float" office:value="988134" calcext:value-type="float">
            <text:p>988134</text:p>
          </table:table-cell>
          <table:table-cell office:value-type="float" office:value="1650399" calcext:value-type="float">
            <text:p>1650399</text:p>
          </table:table-cell>
          <table:table-cell office:value-type="float" office:value="5" calcext:value-type="float">
            <text:p>5</text:p>
          </table:table-cell>
          <table:table-cell office:value-type="float" office:value="0.827491382061408" calcext:value-type="float">
            <text:p>0.827491382061408</text:p>
          </table:table-cell>
          <table:table-cell office:value-type="float" office:value="0.975893256174714" calcext:value-type="float">
            <text:p>0.975893256174714</text:p>
          </table:table-cell>
          <table:table-cell office:value-type="float" office:value="0.978653547603315" calcext:value-type="float">
            <text:p>0.978653547603315</text:p>
          </table:table-cell>
          <table:table-cell office:value-type="float" office:value="0.578194925569883" calcext:value-type="float">
            <text:p>0.578194925569883</text:p>
          </table:table-cell>
          <table:table-cell office:value-type="float" office:value="0.688823543646758" calcext:value-type="float">
            <text:p>0.688823543646758</text:p>
          </table:table-cell>
          <table:table-cell office:value-type="float" office:value="0.58897383081601" calcext:value-type="float">
            <text:p>0.58897383081601</text:p>
          </table:table-cell>
          <table:table-cell office:value-type="float" office:value="0.983714578594515" calcext:value-type="float">
            <text:p>0.983714578594515</text:p>
          </table:table-cell>
          <table:table-cell office:value-type="float" office:value="-134.361014886023" calcext:value-type="float">
            <text:p>-134.361014886023</text:p>
          </table:table-cell>
          <table:table-cell office:value-type="float" office:value="-112.235291270648" calcext:value-type="float">
            <text:p>-112.235291270648</text:p>
          </table:table-cell>
          <table:table-cell office:value-type="float" office:value="-132.205233836798" calcext:value-type="float">
            <text:p>-132.205233836798</text:p>
          </table:table-cell>
        </table:table-row>
        <table:table-row table:style-name="ro1">
          <table:table-cell office:value-type="string" calcext:value-type="string">
            <text:p>2019-11-12 09:35:27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5554304773861" calcext:value-type="float">
            <text:p>82.5554304773861</text:p>
          </table:table-cell>
          <table:table-cell office:value-type="float" office:value="982.07350901122" calcext:value-type="float">
            <text:p>982.073509011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1827" calcext:value-type="float">
            <text:p>1391827</text:p>
          </table:table-cell>
          <table:table-cell office:value-type="float" office:value="1434967" calcext:value-type="float">
            <text:p>1434967</text:p>
          </table:table-cell>
          <table:table-cell office:value-type="float" office:value="1583077" calcext:value-type="float">
            <text:p>1583077</text:p>
          </table:table-cell>
          <table:table-cell office:value-type="float" office:value="1009638" calcext:value-type="float">
            <text:p>1009638</text:p>
          </table:table-cell>
          <table:table-cell office:value-type="float" office:value="1239501" calcext:value-type="float">
            <text:p>1239501</text:p>
          </table:table-cell>
          <table:table-cell office:value-type="float" office:value="918630" calcext:value-type="float">
            <text:p>918630</text:p>
          </table:table-cell>
          <table:table-cell office:value-type="float" office:value="1644661" calcext:value-type="float">
            <text:p>1644661</text:p>
          </table:table-cell>
          <table:table-cell office:value-type="float" office:value="5" calcext:value-type="float">
            <text:p>5</text:p>
          </table:table-cell>
          <table:table-cell office:value-type="float" office:value="0.829593638133244" calcext:value-type="float">
            <text:p>0.829593638133244</text:p>
          </table:table-cell>
          <table:table-cell office:value-type="float" office:value="0.855307084954629" calcext:value-type="float">
            <text:p>0.855307084954629</text:p>
          </table:table-cell>
          <table:table-cell office:value-type="float" office:value="0.94358753485531" calcext:value-type="float">
            <text:p>0.94358753485531</text:p>
          </table:table-cell>
          <table:table-cell office:value-type="float" office:value="0.601791215156462" calcext:value-type="float">
            <text:p>0.601791215156462</text:p>
          </table:table-cell>
          <table:table-cell office:value-type="float" office:value="0.738800256109268" calcext:value-type="float">
            <text:p>0.738800256109268</text:p>
          </table:table-cell>
          <table:table-cell office:value-type="float" office:value="0.547546213572766" calcext:value-type="float">
            <text:p>0.547546213572766</text:p>
          </table:table-cell>
          <table:table-cell office:value-type="float" office:value="0.980294463669594" calcext:value-type="float">
            <text:p>0.980294463669594</text:p>
          </table:table-cell>
          <table:table-cell office:value-type="float" office:value="-129.641756968708" calcext:value-type="float">
            <text:p>-129.641756968708</text:p>
          </table:table-cell>
          <table:table-cell office:value-type="float" office:value="-102.239948778146" calcext:value-type="float">
            <text:p>-102.239948778146</text:p>
          </table:table-cell>
          <table:table-cell office:value-type="float" office:value="-140.490757285447" calcext:value-type="float">
            <text:p>-140.490757285447</text:p>
          </table:table-cell>
        </table:table-row>
        <table:table-row table:style-name="ro1">
          <table:table-cell office:value-type="string" calcext:value-type="string">
            <text:p>2019-11-12 09:35:28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5554304773861" calcext:value-type="float">
            <text:p>82.5554304773861</text:p>
          </table:table-cell>
          <table:table-cell office:value-type="float" office:value="982.155997358461" calcext:value-type="float">
            <text:p>982.1559973584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3819" calcext:value-type="float">
            <text:p>1403819</text:p>
          </table:table-cell>
          <table:table-cell office:value-type="float" office:value="1657658" calcext:value-type="float">
            <text:p>1657658</text:p>
          </table:table-cell>
          <table:table-cell office:value-type="float" office:value="1662162" calcext:value-type="float">
            <text:p>1662162</text:p>
          </table:table-cell>
          <table:table-cell office:value-type="float" office:value="1103472" calcext:value-type="float">
            <text:p>1103472</text:p>
          </table:table-cell>
          <table:table-cell office:value-type="float" office:value="1110119" calcext:value-type="float">
            <text:p>1110119</text:p>
          </table:table-cell>
          <table:table-cell office:value-type="float" office:value="893341" calcext:value-type="float">
            <text:p>893341</text:p>
          </table:table-cell>
          <table:table-cell office:value-type="float" office:value="1640845" calcext:value-type="float">
            <text:p>1640845</text:p>
          </table:table-cell>
          <table:table-cell office:value-type="float" office:value="5" calcext:value-type="float">
            <text:p>5</text:p>
          </table:table-cell>
          <table:table-cell office:value-type="float" office:value="0.836741427986792" calcext:value-type="float">
            <text:p>0.836741427986792</text:p>
          </table:table-cell>
          <table:table-cell office:value-type="float" office:value="0.988041280274544" calcext:value-type="float">
            <text:p>0.988041280274544</text:p>
          </table:table-cell>
          <table:table-cell office:value-type="float" office:value="0.990725873795256" calcext:value-type="float">
            <text:p>0.990725873795256</text:p>
          </table:table-cell>
          <table:table-cell office:value-type="float" office:value="0.657720644202309" calcext:value-type="float">
            <text:p>0.657720644202309</text:p>
          </table:table-cell>
          <table:table-cell office:value-type="float" office:value="0.661682565412827" calcext:value-type="float">
            <text:p>0.661682565412827</text:p>
          </table:table-cell>
          <table:table-cell office:value-type="float" office:value="0.532472793158626" calcext:value-type="float">
            <text:p>0.532472793158626</text:p>
          </table:table-cell>
          <table:table-cell office:value-type="float" office:value="0.978019950153822" calcext:value-type="float">
            <text:p>0.978019950153822</text:p>
          </table:table-cell>
          <table:table-cell office:value-type="float" office:value="-118.455871159538" calcext:value-type="float">
            <text:p>-118.455871159538</text:p>
          </table:table-cell>
          <table:table-cell office:value-type="float" office:value="-117.663486917435" calcext:value-type="float">
            <text:p>-117.663486917435</text:p>
          </table:table-cell>
          <table:table-cell office:value-type="float" office:value="-143.505441368275" calcext:value-type="float">
            <text:p>-143.505441368275</text:p>
          </table:table-cell>
        </table:table-row>
        <table:table-row table:style-name="ro1">
          <table:table-cell office:value-type="string" calcext:value-type="string">
            <text:p>2019-11-12 09:35:29</text:p>
          </table:table-cell>
          <table:table-cell office:value-type="float" office:value="25.1199041129148" calcext:value-type="float">
            <text:p>25.1199041129148</text:p>
          </table:table-cell>
          <table:table-cell office:value-type="float" office:value="82.5815977812622" calcext:value-type="float">
            <text:p>82.5815977812622</text:p>
          </table:table-cell>
          <table:table-cell office:value-type="float" office:value="982.119983075213" calcext:value-type="float">
            <text:p>982.1199830752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0819" calcext:value-type="float">
            <text:p>1400819</text:p>
          </table:table-cell>
          <table:table-cell office:value-type="float" office:value="1646624" calcext:value-type="float">
            <text:p>1646624</text:p>
          </table:table-cell>
          <table:table-cell office:value-type="float" office:value="1659611" calcext:value-type="float">
            <text:p>1659611</text:p>
          </table:table-cell>
          <table:table-cell office:value-type="float" office:value="1115176" calcext:value-type="float">
            <text:p>1115176</text:p>
          </table:table-cell>
          <table:table-cell office:value-type="float" office:value="1042032" calcext:value-type="float">
            <text:p>1042032</text:p>
          </table:table-cell>
          <table:table-cell office:value-type="float" office:value="874126" calcext:value-type="float">
            <text:p>874126</text:p>
          </table:table-cell>
          <table:table-cell office:value-type="float" office:value="1639210" calcext:value-type="float">
            <text:p>1639210</text:p>
          </table:table-cell>
          <table:table-cell office:value-type="float" office:value="5" calcext:value-type="float">
            <text:p>5</text:p>
          </table:table-cell>
          <table:table-cell office:value-type="float" office:value="0.834953288430368" calcext:value-type="float">
            <text:p>0.834953288430368</text:p>
          </table:table-cell>
          <table:table-cell office:value-type="float" office:value="0.981464502986014" calcext:value-type="float">
            <text:p>0.981464502986014</text:p>
          </table:table-cell>
          <table:table-cell office:value-type="float" office:value="0.989205359125776" calcext:value-type="float">
            <text:p>0.989205359125776</text:p>
          </table:table-cell>
          <table:table-cell office:value-type="float" office:value="0.66469677265844" calcext:value-type="float">
            <text:p>0.66469677265844</text:p>
          </table:table-cell>
          <table:table-cell office:value-type="float" office:value="0.621099546086734" calcext:value-type="float">
            <text:p>0.621099546086734</text:p>
          </table:table-cell>
          <table:table-cell office:value-type="float" office:value="0.521019759299726" calcext:value-type="float">
            <text:p>0.521019759299726</text:p>
          </table:table-cell>
          <table:table-cell office:value-type="float" office:value="0.97704541409557" calcext:value-type="float">
            <text:p>0.97704541409557</text:p>
          </table:table-cell>
          <table:table-cell office:value-type="float" office:value="-117.060645468312" calcext:value-type="float">
            <text:p>-117.060645468312</text:p>
          </table:table-cell>
          <table:table-cell office:value-type="float" office:value="-125.780090782653" calcext:value-type="float">
            <text:p>-125.780090782653</text:p>
          </table:table-cell>
          <table:table-cell office:value-type="float" office:value="-145.796048140055" calcext:value-type="float">
            <text:p>-145.796048140055</text:p>
          </table:table-cell>
        </table:table-row>
        <table:table-row table:style-name="ro1">
          <table:table-cell office:value-type="string" calcext:value-type="string">
            <text:p>2019-11-12 09:35:30</text:p>
          </table:table-cell>
          <table:table-cell office:value-type="float" office:value="25.1300121400563" calcext:value-type="float">
            <text:p>25.1300121400563</text:p>
          </table:table-cell>
          <table:table-cell office:value-type="float" office:value="82.5826000956899" calcext:value-type="float">
            <text:p>82.5826000956899</text:p>
          </table:table-cell>
          <table:table-cell office:value-type="float" office:value="982.164515769671" calcext:value-type="float">
            <text:p>982.1645157696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319" calcext:value-type="float">
            <text:p>1378319</text:p>
          </table:table-cell>
          <table:table-cell office:value-type="float" office:value="1642422" calcext:value-type="float">
            <text:p>1642422</text:p>
          </table:table-cell>
          <table:table-cell office:value-type="float" office:value="1658277" calcext:value-type="float">
            <text:p>1658277</text:p>
          </table:table-cell>
          <table:table-cell office:value-type="float" office:value="1176940" calcext:value-type="float">
            <text:p>1176940</text:p>
          </table:table-cell>
          <table:table-cell office:value-type="float" office:value="1011258" calcext:value-type="float">
            <text:p>1011258</text:p>
          </table:table-cell>
          <table:table-cell office:value-type="float" office:value="923195" calcext:value-type="float">
            <text:p>923195</text:p>
          </table:table-cell>
          <table:table-cell office:value-type="float" office:value="1635718" calcext:value-type="float">
            <text:p>1635718</text:p>
          </table:table-cell>
          <table:table-cell office:value-type="float" office:value="5" calcext:value-type="float">
            <text:p>5</text:p>
          </table:table-cell>
          <table:table-cell office:value-type="float" office:value="0.821542241757183" calcext:value-type="float">
            <text:p>0.821542241757183</text:p>
          </table:table-cell>
          <table:table-cell office:value-type="float" office:value="0.978959915513982" calcext:value-type="float">
            <text:p>0.978959915513982</text:p>
          </table:table-cell>
          <table:table-cell office:value-type="float" office:value="0.988410233069686" calcext:value-type="float">
            <text:p>0.988410233069686</text:p>
          </table:table-cell>
          <table:table-cell office:value-type="float" office:value="0.701510989846109" calcext:value-type="float">
            <text:p>0.701510989846109</text:p>
          </table:table-cell>
          <table:table-cell office:value-type="float" office:value="0.602756810516931" calcext:value-type="float">
            <text:p>0.602756810516931</text:p>
          </table:table-cell>
          <table:table-cell office:value-type="float" office:value="0.550267165931125" calcext:value-type="float">
            <text:p>0.550267165931125</text:p>
          </table:table-cell>
          <table:table-cell office:value-type="float" office:value="0.974964019651892" calcext:value-type="float">
            <text:p>0.974964019651892</text:p>
          </table:table-cell>
          <table:table-cell office:value-type="float" office:value="-109.697802030778" calcext:value-type="float">
            <text:p>-109.697802030778</text:p>
          </table:table-cell>
          <table:table-cell office:value-type="float" office:value="-129.448637896614" calcext:value-type="float">
            <text:p>-129.448637896614</text:p>
          </table:table-cell>
          <table:table-cell office:value-type="float" office:value="-139.946566813775" calcext:value-type="float">
            <text:p>-139.946566813775</text:p>
          </table:table-cell>
        </table:table-row>
        <table:table-row table:style-name="ro1">
          <table:table-cell office:value-type="string" calcext:value-type="string">
            <text:p>2019-11-12 09:35:32</text:p>
          </table:table-cell>
          <table:table-cell office:value-type="float" office:value="25.1199041129148" calcext:value-type="float">
            <text:p>25.1199041129148</text:p>
          </table:table-cell>
          <table:table-cell office:value-type="float" office:value="82.6242664064601" calcext:value-type="float">
            <text:p>82.6242664064601</text:p>
          </table:table-cell>
          <table:table-cell office:value-type="float" office:value="982.092487188344" calcext:value-type="float">
            <text:p>982.09248718834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936" calcext:value-type="float">
            <text:p>1379936</text:p>
          </table:table-cell>
          <table:table-cell office:value-type="float" office:value="1638665" calcext:value-type="float">
            <text:p>1638665</text:p>
          </table:table-cell>
          <table:table-cell office:value-type="float" office:value="1654956" calcext:value-type="float">
            <text:p>1654956</text:p>
          </table:table-cell>
          <table:table-cell office:value-type="float" office:value="1149685" calcext:value-type="float">
            <text:p>1149685</text:p>
          </table:table-cell>
          <table:table-cell office:value-type="float" office:value="1034077" calcext:value-type="float">
            <text:p>1034077</text:p>
          </table:table-cell>
          <table:table-cell office:value-type="float" office:value="902886" calcext:value-type="float">
            <text:p>902886</text:p>
          </table:table-cell>
          <table:table-cell office:value-type="float" office:value="1635419" calcext:value-type="float">
            <text:p>1635419</text:p>
          </table:table-cell>
          <table:table-cell office:value-type="float" office:value="5" calcext:value-type="float">
            <text:p>5</text:p>
          </table:table-cell>
          <table:table-cell office:value-type="float" office:value="0.822506048978096" calcext:value-type="float">
            <text:p>0.822506048978096</text:p>
          </table:table-cell>
          <table:table-cell office:value-type="float" office:value="0.97672056874282" calcext:value-type="float">
            <text:p>0.97672056874282</text:p>
          </table:table-cell>
          <table:table-cell office:value-type="float" office:value="0.986430762580724" calcext:value-type="float">
            <text:p>0.986430762580724</text:p>
          </table:table-cell>
          <table:table-cell office:value-type="float" office:value="0.685265741975992" calcext:value-type="float">
            <text:p>0.685265741975992</text:p>
          </table:table-cell>
          <table:table-cell office:value-type="float" office:value="0.616357996029615" calcext:value-type="float">
            <text:p>0.616357996029615</text:p>
          </table:table-cell>
          <table:table-cell office:value-type="float" office:value="0.53816205718065" calcext:value-type="float">
            <text:p>0.53816205718065</text:p>
          </table:table-cell>
          <table:table-cell office:value-type="float" office:value="0.974785801742768" calcext:value-type="float">
            <text:p>0.974785801742768</text:p>
          </table:table-cell>
          <table:table-cell office:value-type="float" office:value="-112.946851604802" calcext:value-type="float">
            <text:p>-112.946851604802</text:p>
          </table:table-cell>
          <table:table-cell office:value-type="float" office:value="-126.728400794077" calcext:value-type="float">
            <text:p>-126.728400794077</text:p>
          </table:table-cell>
          <table:table-cell office:value-type="float" office:value="-142.36758856387" calcext:value-type="float">
            <text:p>-142.36758856387</text:p>
          </table:table-cell>
        </table:table-row>
        <table:table-row table:style-name="ro1">
          <table:table-cell office:value-type="string" calcext:value-type="string">
            <text:p>2019-11-12 09:35:33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651435955037" calcext:value-type="float">
            <text:p>82.651435955037</text:p>
          </table:table-cell>
          <table:table-cell office:value-type="float" office:value="982.101005105213" calcext:value-type="float">
            <text:p>982.1010051052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7696" calcext:value-type="float">
            <text:p>1387696</text:p>
          </table:table-cell>
          <table:table-cell office:value-type="float" office:value="1629412" calcext:value-type="float">
            <text:p>1629412</text:p>
          </table:table-cell>
          <table:table-cell office:value-type="float" office:value="1645043" calcext:value-type="float">
            <text:p>1645043</text:p>
          </table:table-cell>
          <table:table-cell office:value-type="float" office:value="955297" calcext:value-type="float">
            <text:p>955297</text:p>
          </table:table-cell>
          <table:table-cell office:value-type="float" office:value="1173055" calcext:value-type="float">
            <text:p>1173055</text:p>
          </table:table-cell>
          <table:table-cell office:value-type="float" office:value="993310" calcext:value-type="float">
            <text:p>993310</text:p>
          </table:table-cell>
          <table:table-cell office:value-type="float" office:value="1644530" calcext:value-type="float">
            <text:p>1644530</text:p>
          </table:table-cell>
          <table:table-cell office:value-type="float" office:value="5" calcext:value-type="float">
            <text:p>5</text:p>
          </table:table-cell>
          <table:table-cell office:value-type="float" office:value="0.827131369964048" calcext:value-type="float">
            <text:p>0.827131369964048</text:p>
          </table:table-cell>
          <table:table-cell office:value-type="float" office:value="0.971205350304288" calcext:value-type="float">
            <text:p>0.971205350304288</text:p>
          </table:table-cell>
          <table:table-cell office:value-type="float" office:value="0.980522153439778" calcext:value-type="float">
            <text:p>0.980522153439778</text:p>
          </table:table-cell>
          <table:table-cell office:value-type="float" office:value="0.569401451277906" calcext:value-type="float">
            <text:p>0.569401451277906</text:p>
          </table:table-cell>
          <table:table-cell office:value-type="float" office:value="0.699195349120539" calcext:value-type="float">
            <text:p>0.699195349120539</text:p>
          </table:table-cell>
          <table:table-cell office:value-type="float" office:value="0.592058967597362" calcext:value-type="float">
            <text:p>0.592058967597362</text:p>
          </table:table-cell>
          <table:table-cell office:value-type="float" office:value="0.98021638157563" calcext:value-type="float">
            <text:p>0.98021638157563</text:p>
          </table:table-cell>
          <table:table-cell office:value-type="float" office:value="-136.119709744419" calcext:value-type="float">
            <text:p>-136.119709744419</text:p>
          </table:table-cell>
          <table:table-cell office:value-type="float" office:value="-110.160930175892" calcext:value-type="float">
            <text:p>-110.160930175892</text:p>
          </table:table-cell>
          <table:table-cell office:value-type="float" office:value="-131.588206480528" calcext:value-type="float">
            <text:p>-131.588206480528</text:p>
          </table:table-cell>
        </table:table-row>
        <table:table-row table:style-name="ro1">
          <table:table-cell office:value-type="string" calcext:value-type="string">
            <text:p>2019-11-12 09:35:34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6354352343066" calcext:value-type="float">
            <text:p>82.6354352343066</text:p>
          </table:table-cell>
          <table:table-cell office:value-type="float" office:value="982.018516888495" calcext:value-type="float">
            <text:p>982.0185168884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6633" calcext:value-type="float">
            <text:p>1386633</text:p>
          </table:table-cell>
          <table:table-cell office:value-type="float" office:value="1642437" calcext:value-type="float">
            <text:p>1642437</text:p>
          </table:table-cell>
          <table:table-cell office:value-type="float" office:value="1647236" calcext:value-type="float">
            <text:p>1647236</text:p>
          </table:table-cell>
          <table:table-cell office:value-type="float" office:value="960152" calcext:value-type="float">
            <text:p>960152</text:p>
          </table:table-cell>
          <table:table-cell office:value-type="float" office:value="1156838" calcext:value-type="float">
            <text:p>1156838</text:p>
          </table:table-cell>
          <table:table-cell office:value-type="float" office:value="977214" calcext:value-type="float">
            <text:p>977214</text:p>
          </table:table-cell>
          <table:table-cell office:value-type="float" office:value="1640177" calcext:value-type="float">
            <text:p>1640177</text:p>
          </table:table-cell>
          <table:table-cell office:value-type="float" office:value="5" calcext:value-type="float">
            <text:p>5</text:p>
          </table:table-cell>
          <table:table-cell office:value-type="float" office:value="0.826497772514555" calcext:value-type="float">
            <text:p>0.826497772514555</text:p>
          </table:table-cell>
          <table:table-cell office:value-type="float" office:value="0.978968856211764" calcext:value-type="float">
            <text:p>0.978968856211764</text:p>
          </table:table-cell>
          <table:table-cell office:value-type="float" office:value="0.981829283455525" calcext:value-type="float">
            <text:p>0.981829283455525</text:p>
          </table:table-cell>
          <table:table-cell office:value-type="float" office:value="0.57229525712672" calcext:value-type="float">
            <text:p>0.57229525712672</text:p>
          </table:table-cell>
          <table:table-cell office:value-type="float" office:value="0.689529262725027" calcext:value-type="float">
            <text:p>0.689529262725027</text:p>
          </table:table-cell>
          <table:table-cell office:value-type="float" office:value="0.582465002830625" calcext:value-type="float">
            <text:p>0.582465002830625</text:p>
          </table:table-cell>
          <table:table-cell office:value-type="float" office:value="0.977621791079258" calcext:value-type="float">
            <text:p>0.977621791079258</text:p>
          </table:table-cell>
          <table:table-cell office:value-type="float" office:value="-135.540948574656" calcext:value-type="float">
            <text:p>-135.540948574656</text:p>
          </table:table-cell>
          <table:table-cell office:value-type="float" office:value="-112.094147454995" calcext:value-type="float">
            <text:p>-112.094147454995</text:p>
          </table:table-cell>
          <table:table-cell office:value-type="float" office:value="-133.506999433875" calcext:value-type="float">
            <text:p>-133.506999433875</text:p>
          </table:table-cell>
        </table:table-row>
        <table:table-row table:style-name="ro1">
          <table:table-cell office:value-type="string" calcext:value-type="string">
            <text:p>2019-11-12 09:35:35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6247680444394" calcext:value-type="float">
            <text:p>82.6247680444394</text:p>
          </table:table-cell>
          <table:table-cell office:value-type="float" office:value="982.07350901122" calcext:value-type="float">
            <text:p>982.073509011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2334" calcext:value-type="float">
            <text:p>1402334</text:p>
          </table:table-cell>
          <table:table-cell office:value-type="float" office:value="1623318" calcext:value-type="float">
            <text:p>1623318</text:p>
          </table:table-cell>
          <table:table-cell office:value-type="float" office:value="1640919" calcext:value-type="float">
            <text:p>1640919</text:p>
          </table:table-cell>
          <table:table-cell office:value-type="float" office:value="1060769" calcext:value-type="float">
            <text:p>1060769</text:p>
          </table:table-cell>
          <table:table-cell office:value-type="float" office:value="1177974" calcext:value-type="float">
            <text:p>1177974</text:p>
          </table:table-cell>
          <table:table-cell office:value-type="float" office:value="891498" calcext:value-type="float">
            <text:p>891498</text:p>
          </table:table-cell>
          <table:table-cell office:value-type="float" office:value="1638003" calcext:value-type="float">
            <text:p>1638003</text:p>
          </table:table-cell>
          <table:table-cell office:value-type="float" office:value="5" calcext:value-type="float">
            <text:p>5</text:p>
          </table:table-cell>
          <table:table-cell office:value-type="float" office:value="0.835856298906362" calcext:value-type="float">
            <text:p>0.835856298906362</text:p>
          </table:table-cell>
          <table:table-cell office:value-type="float" office:value="0.967573042818671" calcext:value-type="float">
            <text:p>0.967573042818671</text:p>
          </table:table-cell>
          <table:table-cell office:value-type="float" office:value="0.978064057596214" calcext:value-type="float">
            <text:p>0.978064057596214</text:p>
          </table:table-cell>
          <table:table-cell office:value-type="float" office:value="0.632267669709643" calcext:value-type="float">
            <text:p>0.632267669709643</text:p>
          </table:table-cell>
          <table:table-cell office:value-type="float" office:value="0.702127301946557" calcext:value-type="float">
            <text:p>0.702127301946557</text:p>
          </table:table-cell>
          <table:table-cell office:value-type="float" office:value="0.531374279424462" calcext:value-type="float">
            <text:p>0.531374279424462</text:p>
          </table:table-cell>
          <table:table-cell office:value-type="float" office:value="0.976325985947369" calcext:value-type="float">
            <text:p>0.976325985947369</text:p>
          </table:table-cell>
          <table:table-cell office:value-type="float" office:value="-123.546466058071" calcext:value-type="float">
            <text:p>-123.546466058071</text:p>
          </table:table-cell>
          <table:table-cell office:value-type="float" office:value="-109.574539610689" calcext:value-type="float">
            <text:p>-109.574539610689</text:p>
          </table:table-cell>
          <table:table-cell office:value-type="float" office:value="-143.725144115108" calcext:value-type="float">
            <text:p>-143.725144115108</text:p>
          </table:table-cell>
        </table:table-row>
        <table:table-row table:style-name="ro1">
          <table:table-cell office:value-type="string" calcext:value-type="string">
            <text:p>2019-11-12 09:35:37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6621030594769" calcext:value-type="float">
            <text:p>82.6621030594769</text:p>
          </table:table-cell>
          <table:table-cell office:value-type="float" office:value="982.101005105213" calcext:value-type="float">
            <text:p>982.1010051052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0906" calcext:value-type="float">
            <text:p>1390906</text:p>
          </table:table-cell>
          <table:table-cell office:value-type="float" office:value="1634819" calcext:value-type="float">
            <text:p>1634819</text:p>
          </table:table-cell>
          <table:table-cell office:value-type="float" office:value="1650776" calcext:value-type="float">
            <text:p>1650776</text:p>
          </table:table-cell>
          <table:table-cell office:value-type="float" office:value="1142500" calcext:value-type="float">
            <text:p>1142500</text:p>
          </table:table-cell>
          <table:table-cell office:value-type="float" office:value="1001634" calcext:value-type="float">
            <text:p>1001634</text:p>
          </table:table-cell>
          <table:table-cell office:value-type="float" office:value="931781" calcext:value-type="float">
            <text:p>931781</text:p>
          </table:table-cell>
          <table:table-cell office:value-type="float" office:value="1634076" calcext:value-type="float">
            <text:p>1634076</text:p>
          </table:table-cell>
          <table:table-cell office:value-type="float" office:value="5" calcext:value-type="float">
            <text:p>5</text:p>
          </table:table-cell>
          <table:table-cell office:value-type="float" office:value="0.829044679289422" calcext:value-type="float">
            <text:p>0.829044679289422</text:p>
          </table:table-cell>
          <table:table-cell office:value-type="float" office:value="0.974428173831484" calcext:value-type="float">
            <text:p>0.974428173831484</text:p>
          </table:table-cell>
          <table:table-cell office:value-type="float" office:value="0.983939288132106" calcext:value-type="float">
            <text:p>0.983939288132106</text:p>
          </table:table-cell>
          <table:table-cell office:value-type="float" office:value="0.680983147738355" calcext:value-type="float">
            <text:p>0.680983147738355</text:p>
          </table:table-cell>
          <table:table-cell office:value-type="float" office:value="0.597020458819921" calcext:value-type="float">
            <text:p>0.597020458819921</text:p>
          </table:table-cell>
          <table:table-cell office:value-type="float" office:value="0.555384821341612" calcext:value-type="float">
            <text:p>0.555384821341612</text:p>
          </table:table-cell>
          <table:table-cell office:value-type="float" office:value="0.973985311268009" calcext:value-type="float">
            <text:p>0.973985311268009</text:p>
          </table:table-cell>
          <table:table-cell office:value-type="float" office:value="-113.803370452329" calcext:value-type="float">
            <text:p>-113.803370452329</text:p>
          </table:table-cell>
          <table:table-cell office:value-type="float" office:value="-130.595908236016" calcext:value-type="float">
            <text:p>-130.595908236016</text:p>
          </table:table-cell>
          <table:table-cell office:value-type="float" office:value="-138.923035731677" calcext:value-type="float">
            <text:p>-138.923035731677</text:p>
          </table:table-cell>
        </table:table-row>
        <table:table-row table:style-name="ro1">
          <table:table-cell office:value-type="string" calcext:value-type="string">
            <text:p>2019-11-12 09:35:38</text:p>
          </table:table-cell>
          <table:table-cell office:value-type="float" office:value="25.1199041129148" calcext:value-type="float">
            <text:p>25.1199041129148</text:p>
          </table:table-cell>
          <table:table-cell office:value-type="float" office:value="82.6722679563036" calcext:value-type="float">
            <text:p>82.6722679563036</text:p>
          </table:table-cell>
          <table:table-cell office:value-type="float" office:value="982.147478983836" calcext:value-type="float">
            <text:p>982.14747898383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5555" calcext:value-type="float">
            <text:p>1405555</text:p>
          </table:table-cell>
          <table:table-cell office:value-type="float" office:value="1633984" calcext:value-type="float">
            <text:p>1633984</text:p>
          </table:table-cell>
          <table:table-cell office:value-type="float" office:value="1644836" calcext:value-type="float">
            <text:p>1644836</text:p>
          </table:table-cell>
          <table:table-cell office:value-type="float" office:value="1115397" calcext:value-type="float">
            <text:p>1115397</text:p>
          </table:table-cell>
          <table:table-cell office:value-type="float" office:value="1183795" calcext:value-type="float">
            <text:p>1183795</text:p>
          </table:table-cell>
          <table:table-cell office:value-type="float" office:value="903144" calcext:value-type="float">
            <text:p>903144</text:p>
          </table:table-cell>
          <table:table-cell office:value-type="float" office:value="1635871" calcext:value-type="float">
            <text:p>1635871</text:p>
          </table:table-cell>
          <table:table-cell office:value-type="float" office:value="5" calcext:value-type="float">
            <text:p>5</text:p>
          </table:table-cell>
          <table:table-cell office:value-type="float" office:value="0.837776164743443" calcext:value-type="float">
            <text:p>0.837776164743443</text:p>
          </table:table-cell>
          <table:table-cell office:value-type="float" office:value="0.973930474988279" calcext:value-type="float">
            <text:p>0.973930474988279</text:p>
          </table:table-cell>
          <table:table-cell office:value-type="float" office:value="0.980398771810385" calcext:value-type="float">
            <text:p>0.980398771810385</text:p>
          </table:table-cell>
          <table:table-cell office:value-type="float" office:value="0.664828498939097" calcext:value-type="float">
            <text:p>0.664828498939097</text:p>
          </table:table-cell>
          <table:table-cell office:value-type="float" office:value="0.705596888732539" calcext:value-type="float">
            <text:p>0.705596888732539</text:p>
          </table:table-cell>
          <table:table-cell office:value-type="float" office:value="0.538315837182502" calcext:value-type="float">
            <text:p>0.538315837182502</text:p>
          </table:table-cell>
          <table:table-cell office:value-type="float" office:value="0.97505521476927" calcext:value-type="float">
            <text:p>0.97505521476927</text:p>
          </table:table-cell>
          <table:table-cell office:value-type="float" office:value="-117.034300212181" calcext:value-type="float">
            <text:p>-117.034300212181</text:p>
          </table:table-cell>
          <table:table-cell office:value-type="float" office:value="-108.880622253492" calcext:value-type="float">
            <text:p>-108.880622253492</text:p>
          </table:table-cell>
          <table:table-cell office:value-type="float" office:value="-142.3368325635" calcext:value-type="float">
            <text:p>-142.3368325635</text:p>
          </table:table-cell>
        </table:table-row>
        <table:table-row table:style-name="ro1">
          <table:table-cell office:value-type="string" calcext:value-type="string">
            <text:p>2019-11-12 09:35:39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7047711355274" calcext:value-type="float">
            <text:p>82.7047711355274</text:p>
          </table:table-cell>
          <table:table-cell office:value-type="float" office:value="982.101005105213" calcext:value-type="float">
            <text:p>982.1010051052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4671" calcext:value-type="float">
            <text:p>1394671</text:p>
          </table:table-cell>
          <table:table-cell office:value-type="float" office:value="1631087" calcext:value-type="float">
            <text:p>1631087</text:p>
          </table:table-cell>
          <table:table-cell office:value-type="float" office:value="1644788" calcext:value-type="float">
            <text:p>1644788</text:p>
          </table:table-cell>
          <table:table-cell office:value-type="float" office:value="1148098" calcext:value-type="float">
            <text:p>1148098</text:p>
          </table:table-cell>
          <table:table-cell office:value-type="float" office:value="1024281" calcext:value-type="float">
            <text:p>1024281</text:p>
          </table:table-cell>
          <table:table-cell office:value-type="float" office:value="941396" calcext:value-type="float">
            <text:p>941396</text:p>
          </table:table-cell>
          <table:table-cell office:value-type="float" office:value="1635768" calcext:value-type="float">
            <text:p>1635768</text:p>
          </table:table-cell>
          <table:table-cell office:value-type="float" office:value="5" calcext:value-type="float">
            <text:p>5</text:p>
          </table:table-cell>
          <table:table-cell office:value-type="float" office:value="0.831288794432735" calcext:value-type="float">
            <text:p>0.831288794432735</text:p>
          </table:table-cell>
          <table:table-cell office:value-type="float" office:value="0.972203728223291" calcext:value-type="float">
            <text:p>0.972203728223291</text:p>
          </table:table-cell>
          <table:table-cell office:value-type="float" office:value="0.980370161577482" calcext:value-type="float">
            <text:p>0.980370161577482</text:p>
          </table:table-cell>
          <table:table-cell office:value-type="float" office:value="0.684319816150643" calcext:value-type="float">
            <text:p>0.684319816150643</text:p>
          </table:table-cell>
          <table:table-cell office:value-type="float" office:value="0.61051912433137" calcext:value-type="float">
            <text:p>0.61051912433137</text:p>
          </table:table-cell>
          <table:table-cell office:value-type="float" office:value="0.561115808619953" calcext:value-type="float">
            <text:p>0.561115808619953</text:p>
          </table:table-cell>
          <table:table-cell office:value-type="float" office:value="0.974993821977833" calcext:value-type="float">
            <text:p>0.974993821977833</text:p>
          </table:table-cell>
          <table:table-cell office:value-type="float" office:value="-113.136036769871" calcext:value-type="float">
            <text:p>-113.136036769871</text:p>
          </table:table-cell>
          <table:table-cell office:value-type="float" office:value="-127.896175133726" calcext:value-type="float">
            <text:p>-127.896175133726</text:p>
          </table:table-cell>
          <table:table-cell office:value-type="float" office:value="-137.776838276009" calcext:value-type="float">
            <text:p>-137.776838276009</text:p>
          </table:table-cell>
        </table:table-row>
        <table:table-row table:style-name="ro1">
          <table:table-cell office:value-type="string" calcext:value-type="string">
            <text:p>2019-11-12 09:35:41</text:p>
          </table:table-cell>
          <table:table-cell office:value-type="float" office:value="25.1148500997806" calcext:value-type="float">
            <text:p>25.1148500997806</text:p>
          </table:table-cell>
          <table:table-cell office:value-type="float" office:value="82.6877659576556" calcext:value-type="float">
            <text:p>82.6877659576556</text:p>
          </table:table-cell>
          <table:table-cell office:value-type="float" office:value="982.028978057335" calcext:value-type="float">
            <text:p>982.02897805733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2656" calcext:value-type="float">
            <text:p>1402656</text:p>
          </table:table-cell>
          <table:table-cell office:value-type="float" office:value="1630380" calcext:value-type="float">
            <text:p>1630380</text:p>
          </table:table-cell>
          <table:table-cell office:value-type="float" office:value="1643147" calcext:value-type="float">
            <text:p>1643147</text:p>
          </table:table-cell>
          <table:table-cell office:value-type="float" office:value="1124240" calcext:value-type="float">
            <text:p>1124240</text:p>
          </table:table-cell>
          <table:table-cell office:value-type="float" office:value="1036305" calcext:value-type="float">
            <text:p>1036305</text:p>
          </table:table-cell>
          <table:table-cell office:value-type="float" office:value="934250" calcext:value-type="float">
            <text:p>934250</text:p>
          </table:table-cell>
          <table:table-cell office:value-type="float" office:value="1631954" calcext:value-type="float">
            <text:p>1631954</text:p>
          </table:table-cell>
          <table:table-cell office:value-type="float" office:value="5" calcext:value-type="float">
            <text:p>5</text:p>
          </table:table-cell>
          <table:table-cell office:value-type="float" office:value="0.836048225885418" calcext:value-type="float">
            <text:p>0.836048225885418</text:p>
          </table:table-cell>
          <table:table-cell office:value-type="float" office:value="0.971782323334494" calcext:value-type="float">
            <text:p>0.971782323334494</text:p>
          </table:table-cell>
          <table:table-cell office:value-type="float" office:value="0.979392049240118" calcext:value-type="float">
            <text:p>0.979392049240118</text:p>
          </table:table-cell>
          <table:table-cell office:value-type="float" office:value="0.670099338304918" calcext:value-type="float">
            <text:p>0.670099338304918</text:p>
          </table:table-cell>
          <table:table-cell office:value-type="float" office:value="0.61768598767352" calcext:value-type="float">
            <text:p>0.61768598767352</text:p>
          </table:table-cell>
          <table:table-cell office:value-type="float" office:value="0.55685646019655" calcext:value-type="float">
            <text:p>0.55685646019655</text:p>
          </table:table-cell>
          <table:table-cell office:value-type="float" office:value="0.972720500555098" calcext:value-type="float">
            <text:p>0.972720500555098</text:p>
          </table:table-cell>
          <table:table-cell office:value-type="float" office:value="-115.980132339016" calcext:value-type="float">
            <text:p>-115.980132339016</text:p>
          </table:table-cell>
          <table:table-cell office:value-type="float" office:value="-126.462802465296" calcext:value-type="float">
            <text:p>-126.462802465296</text:p>
          </table:table-cell>
          <table:table-cell office:value-type="float" office:value="-138.62870796069" calcext:value-type="float">
            <text:p>-138.62870796069</text:p>
          </table:table-cell>
        </table:table-row>
        <table:table-row table:style-name="ro1">
          <table:table-cell office:value-type="string" calcext:value-type="string">
            <text:p>2019-11-12 09:35:42</text:p>
          </table:table-cell>
          <table:table-cell office:value-type="float" office:value="25.1300121400563" calcext:value-type="float">
            <text:p>25.1300121400563</text:p>
          </table:table-cell>
          <table:table-cell office:value-type="float" office:value="82.6679387032597" calcext:value-type="float">
            <text:p>82.6679387032597</text:p>
          </table:table-cell>
          <table:table-cell office:value-type="float" office:value="982.109523058665" calcext:value-type="float">
            <text:p>982.10952305866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1768" calcext:value-type="float">
            <text:p>1401768</text:p>
          </table:table-cell>
          <table:table-cell office:value-type="float" office:value="1631883" calcext:value-type="float">
            <text:p>1631883</text:p>
          </table:table-cell>
          <table:table-cell office:value-type="float" office:value="1640963" calcext:value-type="float">
            <text:p>1640963</text:p>
          </table:table-cell>
          <table:table-cell office:value-type="float" office:value="995519" calcext:value-type="float">
            <text:p>995519</text:p>
          </table:table-cell>
          <table:table-cell office:value-type="float" office:value="1073830" calcext:value-type="float">
            <text:p>1073830</text:p>
          </table:table-cell>
          <table:table-cell office:value-type="float" office:value="1127481" calcext:value-type="float">
            <text:p>1127481</text:p>
          </table:table-cell>
          <table:table-cell office:value-type="float" office:value="1633608" calcext:value-type="float">
            <text:p>1633608</text:p>
          </table:table-cell>
          <table:table-cell office:value-type="float" office:value="5" calcext:value-type="float">
            <text:p>5</text:p>
          </table:table-cell>
          <table:table-cell office:value-type="float" office:value="0.835518936576717" calcext:value-type="float">
            <text:p>0.835518936576717</text:p>
          </table:table-cell>
          <table:table-cell office:value-type="float" office:value="0.972678181252263" calcext:value-type="float">
            <text:p>0.972678181252263</text:p>
          </table:table-cell>
          <table:table-cell office:value-type="float" office:value="0.978090283643041" calcext:value-type="float">
            <text:p>0.978090283643041</text:p>
          </table:table-cell>
          <table:table-cell office:value-type="float" office:value="0.593375634357409" calcext:value-type="float">
            <text:p>0.593375634357409</text:p>
          </table:table-cell>
          <table:table-cell office:value-type="float" office:value="0.640052633291797" calcext:value-type="float">
            <text:p>0.640052633291797</text:p>
          </table:table-cell>
          <table:table-cell office:value-type="float" office:value="0.672031125072375" calcext:value-type="float">
            <text:p>0.672031125072375</text:p>
          </table:table-cell>
          <table:table-cell office:value-type="float" office:value="0.973706361497207" calcext:value-type="float">
            <text:p>0.973706361497207</text:p>
          </table:table-cell>
          <table:table-cell office:value-type="float" office:value="-131.324873128518" calcext:value-type="float">
            <text:p>-131.324873128518</text:p>
          </table:table-cell>
          <table:table-cell office:value-type="float" office:value="-121.989473341641" calcext:value-type="float">
            <text:p>-121.989473341641</text:p>
          </table:table-cell>
          <table:table-cell office:value-type="float" office:value="-115.593774985525" calcext:value-type="float">
            <text:p>-115.593774985525</text:p>
          </table:table-cell>
        </table:table-row>
        <table:table-row table:style-name="ro1">
          <table:table-cell office:value-type="string" calcext:value-type="string">
            <text:p>2019-11-12 09:35:43</text:p>
          </table:table-cell>
          <table:table-cell office:value-type="float" office:value="25.1199041129148" calcext:value-type="float">
            <text:p>25.1199041129148</text:p>
          </table:table-cell>
          <table:table-cell office:value-type="float" office:value="82.682934873412" calcext:value-type="float">
            <text:p>82.682934873412</text:p>
          </table:table-cell>
          <table:table-cell office:value-type="float" office:value="982.119983075213" calcext:value-type="float">
            <text:p>982.1199830752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1493" calcext:value-type="float">
            <text:p>1401493</text:p>
          </table:table-cell>
          <table:table-cell office:value-type="float" office:value="1630281" calcext:value-type="float">
            <text:p>1630281</text:p>
          </table:table-cell>
          <table:table-cell office:value-type="float" office:value="1640249" calcext:value-type="float">
            <text:p>1640249</text:p>
          </table:table-cell>
          <table:table-cell office:value-type="float" office:value="1057241" calcext:value-type="float">
            <text:p>1057241</text:p>
          </table:table-cell>
          <table:table-cell office:value-type="float" office:value="1030561" calcext:value-type="float">
            <text:p>1030561</text:p>
          </table:table-cell>
          <table:table-cell office:value-type="float" office:value="1108266" calcext:value-type="float">
            <text:p>1108266</text:p>
          </table:table-cell>
          <table:table-cell office:value-type="float" office:value="1637487" calcext:value-type="float">
            <text:p>1637487</text:p>
          </table:table-cell>
          <table:table-cell office:value-type="float" office:value="5" calcext:value-type="float">
            <text:p>5</text:p>
          </table:table-cell>
          <table:table-cell office:value-type="float" office:value="0.835355023784044" calcext:value-type="float">
            <text:p>0.835355023784044</text:p>
          </table:table-cell>
          <table:table-cell office:value-type="float" office:value="0.971723314729132" calcext:value-type="float">
            <text:p>0.971723314729132</text:p>
          </table:table-cell>
          <table:table-cell office:value-type="float" office:value="0.977664706428612" calcext:value-type="float">
            <text:p>0.977664706428612</text:p>
          </table:table-cell>
          <table:table-cell office:value-type="float" office:value="0.630164817591288" calcext:value-type="float">
            <text:p>0.630164817591288</text:p>
          </table:table-cell>
          <table:table-cell office:value-type="float" office:value="0.614262296469485" calcext:value-type="float">
            <text:p>0.614262296469485</text:p>
          </table:table-cell>
          <table:table-cell office:value-type="float" office:value="0.660578091213476" calcext:value-type="float">
            <text:p>0.660578091213476</text:p>
          </table:table-cell>
          <table:table-cell office:value-type="float" office:value="0.976018425943664" calcext:value-type="float">
            <text:p>0.976018425943664</text:p>
          </table:table-cell>
          <table:table-cell office:value-type="float" office:value="-123.967036481742" calcext:value-type="float">
            <text:p>-123.967036481742</text:p>
          </table:table-cell>
          <table:table-cell office:value-type="float" office:value="-127.147540706103" calcext:value-type="float">
            <text:p>-127.147540706103</text:p>
          </table:table-cell>
          <table:table-cell office:value-type="float" office:value="-117.884381757305" calcext:value-type="float">
            <text:p>-117.884381757305</text:p>
          </table:table-cell>
        </table:table-row>
        <table:table-row table:style-name="ro1">
          <table:table-cell office:value-type="string" calcext:value-type="string">
            <text:p>2019-11-12 09:35:44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6941041677712" calcext:value-type="float">
            <text:p>82.6941041677712</text:p>
          </table:table-cell>
          <table:table-cell office:value-type="float" office:value="982.101005105213" calcext:value-type="float">
            <text:p>982.1010051052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209" calcext:value-type="float">
            <text:p>1385209</text:p>
          </table:table-cell>
          <table:table-cell office:value-type="float" office:value="1488031" calcext:value-type="float">
            <text:p>1488031</text:p>
          </table:table-cell>
          <table:table-cell office:value-type="float" office:value="1598886" calcext:value-type="float">
            <text:p>1598886</text:p>
          </table:table-cell>
          <table:table-cell office:value-type="float" office:value="982840" calcext:value-type="float">
            <text:p>982840</text:p>
          </table:table-cell>
          <table:table-cell office:value-type="float" office:value="1229081" calcext:value-type="float">
            <text:p>1229081</text:p>
          </table:table-cell>
          <table:table-cell office:value-type="float" office:value="899627" calcext:value-type="float">
            <text:p>899627</text:p>
          </table:table-cell>
          <table:table-cell office:value-type="float" office:value="1642732" calcext:value-type="float">
            <text:p>1642732</text:p>
          </table:table-cell>
          <table:table-cell office:value-type="float" office:value="5" calcext:value-type="float">
            <text:p>5</text:p>
          </table:table-cell>
          <table:table-cell office:value-type="float" office:value="0.825649002271772" calcext:value-type="float">
            <text:p>0.825649002271772</text:p>
          </table:table-cell>
          <table:table-cell office:value-type="float" office:value="0.886935697428667" calcext:value-type="float">
            <text:p>0.886935697428667</text:p>
          </table:table-cell>
          <table:table-cell office:value-type="float" office:value="0.953010434271149" calcext:value-type="float">
            <text:p>0.953010434271149</text:p>
          </table:table-cell>
          <table:table-cell office:value-type="float" office:value="0.58581836054544" calcext:value-type="float">
            <text:p>0.58581836054544</text:p>
          </table:table-cell>
          <table:table-cell office:value-type="float" office:value="0.732589451383287" calcext:value-type="float">
            <text:p>0.732589451383287</text:p>
          </table:table-cell>
          <table:table-cell office:value-type="float" office:value="0.536219541575854" calcext:value-type="float">
            <text:p>0.536219541575854</text:p>
          </table:table-cell>
          <table:table-cell office:value-type="float" office:value="0.979144689934813" calcext:value-type="float">
            <text:p>0.979144689934813</text:p>
          </table:table-cell>
          <table:table-cell office:value-type="float" office:value="-132.836327890912" calcext:value-type="float">
            <text:p>-132.836327890912</text:p>
          </table:table-cell>
          <table:table-cell office:value-type="float" office:value="-103.482109723343" calcext:value-type="float">
            <text:p>-103.482109723343</text:p>
          </table:table-cell>
          <table:table-cell office:value-type="float" office:value="-142.756091684829" calcext:value-type="float">
            <text:p>-142.756091684829</text:p>
          </table:table-cell>
        </table:table-row>
        <table:table-row table:style-name="ro1">
          <table:table-cell office:value-type="string" calcext:value-type="string">
            <text:p>2019-11-12 09:35:46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6994376559207" calcext:value-type="float">
            <text:p>82.6994376559207</text:p>
          </table:table-cell>
          <table:table-cell office:value-type="float" office:value="982.12850122096" calcext:value-type="float">
            <text:p>982.128501220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9773" calcext:value-type="float">
            <text:p>1399773</text:p>
          </table:table-cell>
          <table:table-cell office:value-type="float" office:value="1649113" calcext:value-type="float">
            <text:p>1649113</text:p>
          </table:table-cell>
          <table:table-cell office:value-type="float" office:value="1656038" calcext:value-type="float">
            <text:p>1656038</text:p>
          </table:table-cell>
          <table:table-cell office:value-type="float" office:value="976184" calcext:value-type="float">
            <text:p>976184</text:p>
          </table:table-cell>
          <table:table-cell office:value-type="float" office:value="1139359" calcext:value-type="float">
            <text:p>1139359</text:p>
          </table:table-cell>
          <table:table-cell office:value-type="float" office:value="1054841" calcext:value-type="float">
            <text:p>1054841</text:p>
          </table:table-cell>
          <table:table-cell office:value-type="float" office:value="1638388" calcext:value-type="float">
            <text:p>1638388</text:p>
          </table:table-cell>
          <table:table-cell office:value-type="float" office:value="5" calcext:value-type="float">
            <text:p>5</text:p>
          </table:table-cell>
          <table:table-cell office:value-type="float" office:value="0.834329823771694" calcext:value-type="float">
            <text:p>0.834329823771694</text:p>
          </table:table-cell>
          <table:table-cell office:value-type="float" office:value="0.982948062771328" calcext:value-type="float">
            <text:p>0.982948062771328</text:p>
          </table:table-cell>
          <table:table-cell office:value-type="float" office:value="0.987075684914074" calcext:value-type="float">
            <text:p>0.987075684914074</text:p>
          </table:table-cell>
          <table:table-cell office:value-type="float" office:value="0.581851074916252" calcext:value-type="float">
            <text:p>0.581851074916252</text:p>
          </table:table-cell>
          <table:table-cell office:value-type="float" office:value="0.679110965622779" calcext:value-type="float">
            <text:p>0.679110965622779</text:p>
          </table:table-cell>
          <table:table-cell office:value-type="float" office:value="0.628734305946148" calcext:value-type="float">
            <text:p>0.628734305946148</text:p>
          </table:table-cell>
          <table:table-cell office:value-type="float" office:value="0.97655546385711" calcext:value-type="float">
            <text:p>0.97655546385711</text:p>
          </table:table-cell>
          <table:table-cell office:value-type="float" office:value="-133.62978501675" calcext:value-type="float">
            <text:p>-133.62978501675</text:p>
          </table:table-cell>
          <table:table-cell office:value-type="float" office:value="-114.177806875444" calcext:value-type="float">
            <text:p>-114.177806875444</text:p>
          </table:table-cell>
          <table:table-cell office:value-type="float" office:value="-124.25313881077" calcext:value-type="float">
            <text:p>-124.25313881077</text:p>
          </table:table-cell>
        </table:table-row>
        <table:table-row table:style-name="ro1">
          <table:table-cell office:value-type="string" calcext:value-type="string">
            <text:p>2019-11-12 09:35:47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6941041677712" calcext:value-type="float">
            <text:p>82.6941041677712</text:p>
          </table:table-cell>
          <table:table-cell office:value-type="float" office:value="982.12850122096" calcext:value-type="float">
            <text:p>982.128501220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6222" calcext:value-type="float">
            <text:p>1396222</text:p>
          </table:table-cell>
          <table:table-cell office:value-type="float" office:value="1639881" calcext:value-type="float">
            <text:p>1639881</text:p>
          </table:table-cell>
          <table:table-cell office:value-type="float" office:value="1655166" calcext:value-type="float">
            <text:p>1655166</text:p>
          </table:table-cell>
          <table:table-cell office:value-type="float" office:value="1148309" calcext:value-type="float">
            <text:p>1148309</text:p>
          </table:table-cell>
          <table:table-cell office:value-type="float" office:value="1022136" calcext:value-type="float">
            <text:p>1022136</text:p>
          </table:table-cell>
          <table:table-cell office:value-type="float" office:value="920506" calcext:value-type="float">
            <text:p>920506</text:p>
          </table:table-cell>
          <table:table-cell office:value-type="float" office:value="1633932" calcext:value-type="float">
            <text:p>1633932</text:p>
          </table:table-cell>
          <table:table-cell office:value-type="float" office:value="5" calcext:value-type="float">
            <text:p>5</text:p>
          </table:table-cell>
          <table:table-cell office:value-type="float" office:value="0.832213262583406" calcext:value-type="float">
            <text:p>0.832213262583406</text:p>
          </table:table-cell>
          <table:table-cell office:value-type="float" office:value="0.977445361309691" calcext:value-type="float">
            <text:p>0.977445361309691</text:p>
          </table:table-cell>
          <table:table-cell office:value-type="float" office:value="0.986555932349674" calcext:value-type="float">
            <text:p>0.986555932349674</text:p>
          </table:table-cell>
          <table:table-cell office:value-type="float" office:value="0.684445581966112" calcext:value-type="float">
            <text:p>0.684445581966112</text:p>
          </table:table-cell>
          <table:table-cell office:value-type="float" office:value="0.609240604548526" calcext:value-type="float">
            <text:p>0.609240604548526</text:p>
          </table:table-cell>
          <table:table-cell office:value-type="float" office:value="0.54866439684205" calcext:value-type="float">
            <text:p>0.54866439684205</text:p>
          </table:table-cell>
          <table:table-cell office:value-type="float" office:value="0.973899480569301" calcext:value-type="float">
            <text:p>0.973899480569301</text:p>
          </table:table-cell>
          <table:table-cell office:value-type="float" office:value="-113.110883606778" calcext:value-type="float">
            <text:p>-113.110883606778</text:p>
          </table:table-cell>
          <table:table-cell office:value-type="float" office:value="-128.151879090295" calcext:value-type="float">
            <text:p>-128.151879090295</text:p>
          </table:table-cell>
          <table:table-cell office:value-type="float" office:value="-140.26712063159" calcext:value-type="float">
            <text:p>-140.26712063159</text:p>
          </table:table-cell>
        </table:table-row>
        <table:table-row table:style-name="ro1">
          <table:table-cell office:value-type="string" calcext:value-type="string">
            <text:p>2019-11-12 09:35:48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688770671079" calcext:value-type="float">
            <text:p>82.688770671079</text:p>
          </table:table-cell>
          <table:table-cell office:value-type="float" office:value="982.07350901122" calcext:value-type="float">
            <text:p>982.073509011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147" calcext:value-type="float">
            <text:p>1378147</text:p>
          </table:table-cell>
          <table:table-cell office:value-type="float" office:value="1642864" calcext:value-type="float">
            <text:p>1642864</text:p>
          </table:table-cell>
          <table:table-cell office:value-type="float" office:value="1647944" calcext:value-type="float">
            <text:p>1647944</text:p>
          </table:table-cell>
          <table:table-cell office:value-type="float" office:value="956000" calcext:value-type="float">
            <text:p>956000</text:p>
          </table:table-cell>
          <table:table-cell office:value-type="float" office:value="1195962" calcext:value-type="float">
            <text:p>1195962</text:p>
          </table:table-cell>
          <table:table-cell office:value-type="float" office:value="990563" calcext:value-type="float">
            <text:p>990563</text:p>
          </table:table-cell>
          <table:table-cell office:value-type="float" office:value="1636811" calcext:value-type="float">
            <text:p>1636811</text:p>
          </table:table-cell>
          <table:table-cell office:value-type="float" office:value="5" calcext:value-type="float">
            <text:p>5</text:p>
          </table:table-cell>
          <table:table-cell office:value-type="float" office:value="0.821439721755948" calcext:value-type="float">
            <text:p>0.821439721755948</text:p>
          </table:table-cell>
          <table:table-cell office:value-type="float" office:value="0.979223368075295" calcext:value-type="float">
            <text:p>0.979223368075295</text:p>
          </table:table-cell>
          <table:table-cell office:value-type="float" office:value="0.982251284390841" calcext:value-type="float">
            <text:p>0.982251284390841</text:p>
          </table:table-cell>
          <table:table-cell office:value-type="float" office:value="0.569820471980628" calcext:value-type="float">
            <text:p>0.569820471980628</text:p>
          </table:table-cell>
          <table:table-cell office:value-type="float" office:value="0.712848986726878" calcext:value-type="float">
            <text:p>0.712848986726878</text:p>
          </table:table-cell>
          <table:table-cell office:value-type="float" office:value="0.590421627810196" calcext:value-type="float">
            <text:p>0.590421627810196</text:p>
          </table:table-cell>
          <table:table-cell office:value-type="float" office:value="0.97561549849695" calcext:value-type="float">
            <text:p>0.97561549849695</text:p>
          </table:table-cell>
          <table:table-cell office:value-type="float" office:value="-136.035905603874" calcext:value-type="float">
            <text:p>-136.035905603874</text:p>
          </table:table-cell>
          <table:table-cell office:value-type="float" office:value="-107.430202654624" calcext:value-type="float">
            <text:p>-107.430202654624</text:p>
          </table:table-cell>
          <table:table-cell office:value-type="float" office:value="-131.915674437961" calcext:value-type="float">
            <text:p>-131.915674437961</text:p>
          </table:table-cell>
        </table:table-row>
        <table:table-row table:style-name="ro1">
          <table:table-cell office:value-type="string" calcext:value-type="string">
            <text:p>2019-11-12 09:35:49</text:p>
          </table:table-cell>
          <table:table-cell office:value-type="float" office:value="25.1199041129148" calcext:value-type="float">
            <text:p>25.1199041129148</text:p>
          </table:table-cell>
          <table:table-cell office:value-type="float" office:value="82.6989351850057" calcext:value-type="float">
            <text:p>82.6989351850057</text:p>
          </table:table-cell>
          <table:table-cell office:value-type="float" office:value="982.064991323228" calcext:value-type="float">
            <text:p>982.0649913232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3975" calcext:value-type="float">
            <text:p>1403975</text:p>
          </table:table-cell>
          <table:table-cell office:value-type="float" office:value="1637323" calcext:value-type="float">
            <text:p>1637323</text:p>
          </table:table-cell>
          <table:table-cell office:value-type="float" office:value="1647185" calcext:value-type="float">
            <text:p>1647185</text:p>
          </table:table-cell>
          <table:table-cell office:value-type="float" office:value="1083415" calcext:value-type="float">
            <text:p>1083415</text:p>
          </table:table-cell>
          <table:table-cell office:value-type="float" office:value="1223508" calcext:value-type="float">
            <text:p>1223508</text:p>
          </table:table-cell>
          <table:table-cell office:value-type="float" office:value="926045" calcext:value-type="float">
            <text:p>926045</text:p>
          </table:table-cell>
          <table:table-cell office:value-type="float" office:value="1635320" calcext:value-type="float">
            <text:p>1635320</text:p>
          </table:table-cell>
          <table:table-cell office:value-type="float" office:value="5" calcext:value-type="float">
            <text:p>5</text:p>
          </table:table-cell>
          <table:table-cell office:value-type="float" office:value="0.836834411243726" calcext:value-type="float">
            <text:p>0.836834411243726</text:p>
          </table:table-cell>
          <table:table-cell office:value-type="float" office:value="0.975920674314579" calcext:value-type="float">
            <text:p>0.975920674314579</text:p>
          </table:table-cell>
          <table:table-cell office:value-type="float" office:value="0.981798885083066" calcext:value-type="float">
            <text:p>0.981798885083066</text:p>
          </table:table-cell>
          <table:table-cell office:value-type="float" office:value="0.645765739174573" calcext:value-type="float">
            <text:p>0.645765739174573</text:p>
          </table:table-cell>
          <table:table-cell office:value-type="float" office:value="0.729267684133969" calcext:value-type="float">
            <text:p>0.729267684133969</text:p>
          </table:table-cell>
          <table:table-cell office:value-type="float" office:value="0.551965898509729" calcext:value-type="float">
            <text:p>0.551965898509729</text:p>
          </table:table-cell>
          <table:table-cell office:value-type="float" office:value="0.974726793137406" calcext:value-type="float">
            <text:p>0.974726793137406</text:p>
          </table:table-cell>
          <table:table-cell office:value-type="float" office:value="-120.846852165085" calcext:value-type="float">
            <text:p>-120.846852165085</text:p>
          </table:table-cell>
          <table:table-cell office:value-type="float" office:value="-104.146463173206" calcext:value-type="float">
            <text:p>-104.146463173206</text:p>
          </table:table-cell>
          <table:table-cell office:value-type="float" office:value="-139.606820298054" calcext:value-type="float">
            <text:p>-139.606820298054</text:p>
          </table:table-cell>
        </table:table-row>
        <table:table-row table:style-name="ro1">
          <table:table-cell office:value-type="string" calcext:value-type="string">
            <text:p>2019-11-12 09:35:51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7047711355274" calcext:value-type="float">
            <text:p>82.7047711355274</text:p>
          </table:table-cell>
          <table:table-cell office:value-type="float" office:value="982.155997358461" calcext:value-type="float">
            <text:p>982.1559973584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2473" calcext:value-type="float">
            <text:p>1392473</text:p>
          </table:table-cell>
          <table:table-cell office:value-type="float" office:value="1623584" calcext:value-type="float">
            <text:p>1623584</text:p>
          </table:table-cell>
          <table:table-cell office:value-type="float" office:value="1639218" calcext:value-type="float">
            <text:p>1639218</text:p>
          </table:table-cell>
          <table:table-cell office:value-type="float" office:value="1039737" calcext:value-type="float">
            <text:p>1039737</text:p>
          </table:table-cell>
          <table:table-cell office:value-type="float" office:value="1238113" calcext:value-type="float">
            <text:p>1238113</text:p>
          </table:table-cell>
          <table:table-cell office:value-type="float" office:value="906064" calcext:value-type="float">
            <text:p>906064</text:p>
          </table:table-cell>
          <table:table-cell office:value-type="float" office:value="1639734" calcext:value-type="float">
            <text:p>1639734</text:p>
          </table:table-cell>
          <table:table-cell office:value-type="float" office:value="5" calcext:value-type="float">
            <text:p>5</text:p>
          </table:table-cell>
          <table:table-cell office:value-type="float" office:value="0.829978684184394" calcext:value-type="float">
            <text:p>0.829978684184394</text:p>
          </table:table-cell>
          <table:table-cell office:value-type="float" office:value="0.967731591192674" calcext:value-type="float">
            <text:p>0.967731591192674</text:p>
          </table:table-cell>
          <table:table-cell office:value-type="float" office:value="0.977050182467721" calcext:value-type="float">
            <text:p>0.977050182467721</text:p>
          </table:table-cell>
          <table:table-cell office:value-type="float" office:value="0.619731619326069" calcext:value-type="float">
            <text:p>0.619731619326069</text:p>
          </table:table-cell>
          <table:table-cell office:value-type="float" office:value="0.737972943541162" calcext:value-type="float">
            <text:p>0.737972943541162</text:p>
          </table:table-cell>
          <table:table-cell office:value-type="float" office:value="0.540056293017422" calcext:value-type="float">
            <text:p>0.540056293017422</text:p>
          </table:table-cell>
          <table:table-cell office:value-type="float" office:value="0.977357742471426" calcext:value-type="float">
            <text:p>0.977357742471426</text:p>
          </table:table-cell>
          <table:table-cell office:value-type="float" office:value="-126.053676134786" calcext:value-type="float">
            <text:p>-126.053676134786</text:p>
          </table:table-cell>
          <table:table-cell office:value-type="float" office:value="-102.405411291768" calcext:value-type="float">
            <text:p>-102.405411291768</text:p>
          </table:table-cell>
          <table:table-cell office:value-type="float" office:value="-141.988741396516" calcext:value-type="float">
            <text:p>-141.988741396516</text:p>
          </table:table-cell>
        </table:table-row>
        <table:table-row table:style-name="ro1">
          <table:table-cell office:value-type="string" calcext:value-type="string">
            <text:p>2019-11-12 09:35:52</text:p>
          </table:table-cell>
          <table:table-cell office:value-type="float" office:value="25.1148500997806" calcext:value-type="float">
            <text:p>25.1148500997806</text:p>
          </table:table-cell>
          <table:table-cell office:value-type="float" office:value="82.7197660957415" calcext:value-type="float">
            <text:p>82.7197660957415</text:p>
          </table:table-cell>
          <table:table-cell office:value-type="float" office:value="982.111464966052" calcext:value-type="float">
            <text:p>982.1114649660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3065" calcext:value-type="float">
            <text:p>1393065</text:p>
          </table:table-cell>
          <table:table-cell office:value-type="float" office:value="1636458" calcext:value-type="float">
            <text:p>1636458</text:p>
          </table:table-cell>
          <table:table-cell office:value-type="float" office:value="1644261" calcext:value-type="float">
            <text:p>1644261</text:p>
          </table:table-cell>
          <table:table-cell office:value-type="float" office:value="1038122" calcext:value-type="float">
            <text:p>1038122</text:p>
          </table:table-cell>
          <table:table-cell office:value-type="float" office:value="1232235" calcext:value-type="float">
            <text:p>1232235</text:p>
          </table:table-cell>
          <table:table-cell office:value-type="float" office:value="885489" calcext:value-type="float">
            <text:p>885489</text:p>
          </table:table-cell>
          <table:table-cell office:value-type="float" office:value="1634908" calcext:value-type="float">
            <text:p>1634908</text:p>
          </table:table-cell>
          <table:table-cell office:value-type="float" office:value="5" calcext:value-type="float">
            <text:p>5</text:p>
          </table:table-cell>
          <table:table-cell office:value-type="float" office:value="0.830331543723529" calcext:value-type="float">
            <text:p>0.830331543723529</text:p>
          </table:table-cell>
          <table:table-cell office:value-type="float" office:value="0.97540509407581" calcext:value-type="float">
            <text:p>0.97540509407581</text:p>
          </table:table-cell>
          <table:table-cell office:value-type="float" office:value="0.98005604506207" calcext:value-type="float">
            <text:p>0.98005604506207</text:p>
          </table:table-cell>
          <table:table-cell office:value-type="float" office:value="0.618769004198194" calcext:value-type="float">
            <text:p>0.618769004198194</text:p>
          </table:table-cell>
          <table:table-cell office:value-type="float" office:value="0.734469382103608" calcext:value-type="float">
            <text:p>0.734469382103608</text:p>
          </table:table-cell>
          <table:table-cell office:value-type="float" office:value="0.527792635892944" calcext:value-type="float">
            <text:p>0.527792635892944</text:p>
          </table:table-cell>
          <table:table-cell office:value-type="float" office:value="0.974481221971658" calcext:value-type="float">
            <text:p>0.974481221971658</text:p>
          </table:table-cell>
          <table:table-cell office:value-type="float" office:value="-126.246199160361" calcext:value-type="float">
            <text:p>-126.246199160361</text:p>
          </table:table-cell>
          <table:table-cell office:value-type="float" office:value="-103.106123579278" calcext:value-type="float">
            <text:p>-103.106123579278</text:p>
          </table:table-cell>
          <table:table-cell office:value-type="float" office:value="-144.441472821411" calcext:value-type="float">
            <text:p>-144.441472821411</text:p>
          </table:table-cell>
        </table:table-row>
        <table:table-row table:style-name="ro1">
          <table:table-cell office:value-type="string" calcext:value-type="string">
            <text:p>2019-11-12 09:35:53</text:p>
          </table:table-cell>
          <table:table-cell office:value-type="float" office:value="25.1199041129148" calcext:value-type="float">
            <text:p>25.1199041129148</text:p>
          </table:table-cell>
          <table:table-cell office:value-type="float" office:value="82.6936017563503" calcext:value-type="float">
            <text:p>82.6936017563503</text:p>
          </table:table-cell>
          <table:table-cell office:value-type="float" office:value="982.119983075213" calcext:value-type="float">
            <text:p>982.1199830752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5530" calcext:value-type="float">
            <text:p>1405530</text:p>
          </table:table-cell>
          <table:table-cell office:value-type="float" office:value="1633793" calcext:value-type="float">
            <text:p>1633793</text:p>
          </table:table-cell>
          <table:table-cell office:value-type="float" office:value="1645423" calcext:value-type="float">
            <text:p>1645423</text:p>
          </table:table-cell>
          <table:table-cell office:value-type="float" office:value="1115987" calcext:value-type="float">
            <text:p>1115987</text:p>
          </table:table-cell>
          <table:table-cell office:value-type="float" office:value="1111011" calcext:value-type="float">
            <text:p>1111011</text:p>
          </table:table-cell>
          <table:table-cell office:value-type="float" office:value="900680" calcext:value-type="float">
            <text:p>900680</text:p>
          </table:table-cell>
          <table:table-cell office:value-type="float" office:value="1631584" calcext:value-type="float">
            <text:p>1631584</text:p>
          </table:table-cell>
          <table:table-cell office:value-type="float" office:value="5" calcext:value-type="float">
            <text:p>5</text:p>
          </table:table-cell>
          <table:table-cell office:value-type="float" office:value="0.837761263580473" calcext:value-type="float">
            <text:p>0.837761263580473</text:p>
          </table:table-cell>
          <table:table-cell office:value-type="float" office:value="0.973816630103186" calcext:value-type="float">
            <text:p>0.973816630103186</text:p>
          </table:table-cell>
          <table:table-cell office:value-type="float" office:value="0.980748651116926" calcext:value-type="float">
            <text:p>0.980748651116926</text:p>
          </table:table-cell>
          <table:table-cell office:value-type="float" office:value="0.665180166385194" calcext:value-type="float">
            <text:p>0.665180166385194</text:p>
          </table:table-cell>
          <table:table-cell office:value-type="float" office:value="0.662214238907604" calcext:value-type="float">
            <text:p>0.662214238907604</text:p>
          </table:table-cell>
          <table:table-cell office:value-type="float" office:value="0.536847178560159" calcext:value-type="float">
            <text:p>0.536847178560159</text:p>
          </table:table-cell>
          <table:table-cell office:value-type="float" office:value="0.972499963343139" calcext:value-type="float">
            <text:p>0.972499963343139</text:p>
          </table:table-cell>
          <table:table-cell office:value-type="float" office:value="-116.963966722961" calcext:value-type="float">
            <text:p>-116.963966722961</text:p>
          </table:table-cell>
          <table:table-cell office:value-type="float" office:value="-117.557152218479" calcext:value-type="float">
            <text:p>-117.557152218479</text:p>
          </table:table-cell>
          <table:table-cell office:value-type="float" office:value="-142.630564287968" calcext:value-type="float">
            <text:p>-142.630564287968</text:p>
          </table:table-cell>
        </table:table-row>
        <table:table-row table:style-name="ro1">
          <table:table-cell office:value-type="string" calcext:value-type="string">
            <text:p>2019-11-12 09:35:54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6994376559207" calcext:value-type="float">
            <text:p>82.6994376559207</text:p>
          </table:table-cell>
          <table:table-cell office:value-type="float" office:value="982.07350901122" calcext:value-type="float">
            <text:p>982.073509011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389" calcext:value-type="float">
            <text:p>1378389</text:p>
          </table:table-cell>
          <table:table-cell office:value-type="float" office:value="1630156" calcext:value-type="float">
            <text:p>1630156</text:p>
          </table:table-cell>
          <table:table-cell office:value-type="float" office:value="1645895" calcext:value-type="float">
            <text:p>1645895</text:p>
          </table:table-cell>
          <table:table-cell office:value-type="float" office:value="1189933" calcext:value-type="float">
            <text:p>1189933</text:p>
          </table:table-cell>
          <table:table-cell office:value-type="float" office:value="1015090" calcext:value-type="float">
            <text:p>1015090</text:p>
          </table:table-cell>
          <table:table-cell office:value-type="float" office:value="988515" calcext:value-type="float">
            <text:p>988515</text:p>
          </table:table-cell>
          <table:table-cell office:value-type="float" office:value="1627322" calcext:value-type="float">
            <text:p>1627322</text:p>
          </table:table-cell>
          <table:table-cell office:value-type="float" office:value="5" calcext:value-type="float">
            <text:p>5</text:p>
          </table:table-cell>
          <table:table-cell office:value-type="float" office:value="0.8215839650135" calcext:value-type="float">
            <text:p>0.8215839650135</text:p>
          </table:table-cell>
          <table:table-cell office:value-type="float" office:value="0.971648808914281" calcext:value-type="float">
            <text:p>0.971648808914281</text:p>
          </table:table-cell>
          <table:table-cell office:value-type="float" office:value="0.981029985073803" calcext:value-type="float">
            <text:p>0.981029985073803</text:p>
          </table:table-cell>
          <table:table-cell office:value-type="float" office:value="0.709255422264984" calcext:value-type="float">
            <text:p>0.709255422264984</text:p>
          </table:table-cell>
          <table:table-cell office:value-type="float" office:value="0.605040860777004" calcext:value-type="float">
            <text:p>0.605040860777004</text:p>
          </table:table-cell>
          <table:table-cell office:value-type="float" office:value="0.589200924539676" calcext:value-type="float">
            <text:p>0.589200924539676</text:p>
          </table:table-cell>
          <table:table-cell office:value-type="float" office:value="0.969959613079979" calcext:value-type="float">
            <text:p>0.969959613079979</text:p>
          </table:table-cell>
          <table:table-cell office:value-type="float" office:value="-108.148915547003" calcext:value-type="float">
            <text:p>-108.148915547003</text:p>
          </table:table-cell>
          <table:table-cell office:value-type="float" office:value="-128.991827844599" calcext:value-type="float">
            <text:p>-128.991827844599</text:p>
          </table:table-cell>
          <table:table-cell office:value-type="float" office:value="-132.159815092065" calcext:value-type="float">
            <text:p>-132.159815092065</text:p>
          </table:table-cell>
        </table:table-row>
        <table:table-row table:style-name="ro1">
          <table:table-cell office:value-type="string" calcext:value-type="string">
            <text:p>2019-11-12 09:35:56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7047711355274" calcext:value-type="float">
            <text:p>82.7047711355274</text:p>
          </table:table-cell>
          <table:table-cell office:value-type="float" office:value="982.12850122096" calcext:value-type="float">
            <text:p>982.128501220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0884" calcext:value-type="float">
            <text:p>1400884</text:p>
          </table:table-cell>
          <table:table-cell office:value-type="float" office:value="1629500" calcext:value-type="float">
            <text:p>1629500</text:p>
          </table:table-cell>
          <table:table-cell office:value-type="float" office:value="1642648" calcext:value-type="float">
            <text:p>1642648</text:p>
          </table:table-cell>
          <table:table-cell office:value-type="float" office:value="1119477" calcext:value-type="float">
            <text:p>1119477</text:p>
          </table:table-cell>
          <table:table-cell office:value-type="float" office:value="1169581" calcext:value-type="float">
            <text:p>1169581</text:p>
          </table:table-cell>
          <table:table-cell office:value-type="float" office:value="912425" calcext:value-type="float">
            <text:p>912425</text:p>
          </table:table-cell>
          <table:table-cell office:value-type="float" office:value="1632950" calcext:value-type="float">
            <text:p>1632950</text:p>
          </table:table-cell>
          <table:table-cell office:value-type="float" office:value="5" calcext:value-type="float">
            <text:p>5</text:p>
          </table:table-cell>
          <table:table-cell office:value-type="float" office:value="0.83499203145409" calcext:value-type="float">
            <text:p>0.83499203145409</text:p>
          </table:table-cell>
          <table:table-cell office:value-type="float" office:value="0.971257802397943" calcext:value-type="float">
            <text:p>0.971257802397943</text:p>
          </table:table-cell>
          <table:table-cell office:value-type="float" office:value="0.979094622027233" calcext:value-type="float">
            <text:p>0.979094622027233</text:p>
          </table:table-cell>
          <table:table-cell office:value-type="float" office:value="0.667260368735834" calcext:value-type="float">
            <text:p>0.667260368735834</text:p>
          </table:table-cell>
          <table:table-cell office:value-type="float" office:value="0.6971246835142" calcext:value-type="float">
            <text:p>0.6971246835142</text:p>
          </table:table-cell>
          <table:table-cell office:value-type="float" office:value="0.543847744923561" calcext:value-type="float">
            <text:p>0.543847744923561</text:p>
          </table:table-cell>
          <table:table-cell office:value-type="float" office:value="0.973314162887831" calcext:value-type="float">
            <text:p>0.973314162887831</text:p>
          </table:table-cell>
          <table:table-cell office:value-type="float" office:value="-116.547926252833" calcext:value-type="float">
            <text:p>-116.547926252833</text:p>
          </table:table-cell>
          <table:table-cell office:value-type="float" office:value="-110.57506329716" calcext:value-type="float">
            <text:p>-110.57506329716</text:p>
          </table:table-cell>
          <table:table-cell office:value-type="float" office:value="-141.230451015288" calcext:value-type="float">
            <text:p>-141.230451015288</text:p>
          </table:table-cell>
        </table:table-row>
        <table:table-row table:style-name="ro1">
          <table:table-cell office:value-type="string" calcext:value-type="string">
            <text:p>2019-11-12 09:35:57</text:p>
          </table:table-cell>
          <table:table-cell office:value-type="float" office:value="25.1148500997806" calcext:value-type="float">
            <text:p>25.1148500997806</text:p>
          </table:table-cell>
          <table:table-cell office:value-type="float" office:value="82.7197660957415" calcext:value-type="float">
            <text:p>82.7197660957415</text:p>
          </table:table-cell>
          <table:table-cell office:value-type="float" office:value="982.083969308059" calcext:value-type="float">
            <text:p>982.08396930805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4602" calcext:value-type="float">
            <text:p>1404602</text:p>
          </table:table-cell>
          <table:table-cell office:value-type="float" office:value="1632069" calcext:value-type="float">
            <text:p>1632069</text:p>
          </table:table-cell>
          <table:table-cell office:value-type="float" office:value="1640846" calcext:value-type="float">
            <text:p>1640846</text:p>
          </table:table-cell>
          <table:table-cell office:value-type="float" office:value="1065699" calcext:value-type="float">
            <text:p>1065699</text:p>
          </table:table-cell>
          <table:table-cell office:value-type="float" office:value="1009242" calcext:value-type="float">
            <text:p>1009242</text:p>
          </table:table-cell>
          <table:table-cell office:value-type="float" office:value="1068249" calcext:value-type="float">
            <text:p>1068249</text:p>
          </table:table-cell>
          <table:table-cell office:value-type="float" office:value="1626089" calcext:value-type="float">
            <text:p>1626089</text:p>
          </table:table-cell>
          <table:table-cell office:value-type="float" office:value="5" calcext:value-type="float">
            <text:p>5</text:p>
          </table:table-cell>
          <table:table-cell office:value-type="float" office:value="0.837208132411019" calcext:value-type="float">
            <text:p>0.837208132411019</text:p>
          </table:table-cell>
          <table:table-cell office:value-type="float" office:value="0.972789045904761" calcext:value-type="float">
            <text:p>0.972789045904761</text:p>
          </table:table-cell>
          <table:table-cell office:value-type="float" office:value="0.97802054620034" calcext:value-type="float">
            <text:p>0.97802054620034</text:p>
          </table:table-cell>
          <table:table-cell office:value-type="float" office:value="0.635206179047367" calcext:value-type="float">
            <text:p>0.635206179047367</text:p>
          </table:table-cell>
          <table:table-cell office:value-type="float" office:value="0.601555180735014" calcext:value-type="float">
            <text:p>0.601555180735014</text:p>
          </table:table-cell>
          <table:table-cell office:value-type="float" office:value="0.636726097670328" calcext:value-type="float">
            <text:p>0.636726097670328</text:p>
          </table:table-cell>
          <table:table-cell office:value-type="float" office:value="0.969224687722288" calcext:value-type="float">
            <text:p>0.969224687722288</text:p>
          </table:table-cell>
          <table:table-cell office:value-type="float" office:value="-122.958764190527" calcext:value-type="float">
            <text:p>-122.958764190527</text:p>
          </table:table-cell>
          <table:table-cell office:value-type="float" office:value="-129.688963852997" calcext:value-type="float">
            <text:p>-129.688963852997</text:p>
          </table:table-cell>
          <table:table-cell office:value-type="float" office:value="-122.654780465934" calcext:value-type="float">
            <text:p>-122.654780465934</text:p>
          </table:table-cell>
        </table:table-row>
        <table:table-row table:style-name="ro1">
          <table:table-cell office:value-type="string" calcext:value-type="string">
            <text:p>2019-11-12 09:35:58</text:p>
          </table:table-cell>
          <table:table-cell office:value-type="float" office:value="25.1300121400563" calcext:value-type="float">
            <text:p>25.1300121400563</text:p>
          </table:table-cell>
          <table:table-cell office:value-type="float" office:value="82.7052736563661" calcext:value-type="float">
            <text:p>82.7052736563661</text:p>
          </table:table-cell>
          <table:table-cell office:value-type="float" office:value="982.137019403291" calcext:value-type="float">
            <text:p>982.1370194032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5078" calcext:value-type="float">
            <text:p>1405078</text:p>
          </table:table-cell>
          <table:table-cell office:value-type="float" office:value="1628870" calcext:value-type="float">
            <text:p>1628870</text:p>
          </table:table-cell>
          <table:table-cell office:value-type="float" office:value="1639027" calcext:value-type="float">
            <text:p>1639027</text:p>
          </table:table-cell>
          <table:table-cell office:value-type="float" office:value="1077925" calcext:value-type="float">
            <text:p>1077925</text:p>
          </table:table-cell>
          <table:table-cell office:value-type="float" office:value="1184439" calcext:value-type="float">
            <text:p>1184439</text:p>
          </table:table-cell>
          <table:table-cell office:value-type="float" office:value="908849" calcext:value-type="float">
            <text:p>908849</text:p>
          </table:table-cell>
          <table:table-cell office:value-type="float" office:value="1632840" calcext:value-type="float">
            <text:p>1632840</text:p>
          </table:table-cell>
          <table:table-cell office:value-type="float" office:value="5" calcext:value-type="float">
            <text:p>5</text:p>
          </table:table-cell>
          <table:table-cell office:value-type="float" office:value="0.837491850553972" calcext:value-type="float">
            <text:p>0.837491850553972</text:p>
          </table:table-cell>
          <table:table-cell office:value-type="float" office:value="0.970882293091094" calcext:value-type="float">
            <text:p>0.970882293091094</text:p>
          </table:table-cell>
          <table:table-cell office:value-type="float" office:value="0.976936337582628" calcext:value-type="float">
            <text:p>0.976936337582628</text:p>
          </table:table-cell>
          <table:table-cell office:value-type="float" office:value="0.642493443786316" calcext:value-type="float">
            <text:p>0.642493443786316</text:p>
          </table:table-cell>
          <table:table-cell office:value-type="float" office:value="0.705980742690652" calcext:value-type="float">
            <text:p>0.705980742690652</text:p>
          </table:table-cell>
          <table:table-cell office:value-type="float" office:value="0.541716282572303" calcext:value-type="float">
            <text:p>0.541716282572303</text:p>
          </table:table-cell>
          <table:table-cell office:value-type="float" office:value="0.973248597770762" calcext:value-type="float">
            <text:p>0.973248597770762</text:p>
          </table:table-cell>
          <table:table-cell office:value-type="float" office:value="-121.501311242737" calcext:value-type="float">
            <text:p>-121.501311242737</text:p>
          </table:table-cell>
          <table:table-cell office:value-type="float" office:value="-108.80385146187" calcext:value-type="float">
            <text:p>-108.80385146187</text:p>
          </table:table-cell>
          <table:table-cell office:value-type="float" office:value="-141.656743485539" calcext:value-type="float">
            <text:p>-141.656743485539</text:p>
          </table:table-cell>
        </table:table-row>
        <table:table-row table:style-name="ro1">
          <table:table-cell office:value-type="string" calcext:value-type="string">
            <text:p>2019-11-12 09:35:59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7047711355274" calcext:value-type="float">
            <text:p>82.7047711355274</text:p>
          </table:table-cell>
          <table:table-cell office:value-type="float" office:value="982.12850122096" calcext:value-type="float">
            <text:p>982.128501220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5472" calcext:value-type="float">
            <text:p>1405472</text:p>
          </table:table-cell>
          <table:table-cell office:value-type="float" office:value="1628400" calcext:value-type="float">
            <text:p>1628400</text:p>
          </table:table-cell>
          <table:table-cell office:value-type="float" office:value="1638039" calcext:value-type="float">
            <text:p>1638039</text:p>
          </table:table-cell>
          <table:table-cell office:value-type="float" office:value="1087767" calcext:value-type="float">
            <text:p>1087767</text:p>
          </table:table-cell>
          <table:table-cell office:value-type="float" office:value="1172148" calcext:value-type="float">
            <text:p>1172148</text:p>
          </table:table-cell>
          <table:table-cell office:value-type="float" office:value="896441" calcext:value-type="float">
            <text:p>896441</text:p>
          </table:table-cell>
          <table:table-cell office:value-type="float" office:value="1628703" calcext:value-type="float">
            <text:p>1628703</text:p>
          </table:table-cell>
          <table:table-cell office:value-type="float" office:value="5" calcext:value-type="float">
            <text:p>5</text:p>
          </table:table-cell>
          <table:table-cell office:value-type="float" office:value="0.837726692882382" calcext:value-type="float">
            <text:p>0.837726692882382</text:p>
          </table:table-cell>
          <table:table-cell office:value-type="float" office:value="0.970602151227254" calcext:value-type="float">
            <text:p>0.970602151227254</text:p>
          </table:table-cell>
          <table:table-cell office:value-type="float" office:value="0.976347443622046" calcext:value-type="float">
            <text:p>0.976347443622046</text:p>
          </table:table-cell>
          <table:table-cell office:value-type="float" office:value="0.648359733624427" calcext:value-type="float">
            <text:p>0.648359733624427</text:p>
          </table:table-cell>
          <table:table-cell office:value-type="float" office:value="0.69865473492798" calcext:value-type="float">
            <text:p>0.69865473492798</text:p>
          </table:table-cell>
          <table:table-cell office:value-type="float" office:value="0.534320537366931" calcext:value-type="float">
            <text:p>0.534320537366931</text:p>
          </table:table-cell>
          <table:table-cell office:value-type="float" office:value="0.970782753322453" calcext:value-type="float">
            <text:p>0.970782753322453</text:p>
          </table:table-cell>
          <table:table-cell office:value-type="float" office:value="-120.328053275115" calcext:value-type="float">
            <text:p>-120.328053275115</text:p>
          </table:table-cell>
          <table:table-cell office:value-type="float" office:value="-110.269053014404" calcext:value-type="float">
            <text:p>-110.269053014404</text:p>
          </table:table-cell>
          <table:table-cell office:value-type="float" office:value="-143.135892526614" calcext:value-type="float">
            <text:p>-143.135892526614</text:p>
          </table:table-cell>
        </table:table-row>
        <table:table-row table:style-name="ro1">
          <table:table-cell office:value-type="string" calcext:value-type="string">
            <text:p>2019-11-12 09:36:01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6781036520663" calcext:value-type="float">
            <text:p>82.6781036520663</text:p>
          </table:table-cell>
          <table:table-cell office:value-type="float" office:value="982.07350901122" calcext:value-type="float">
            <text:p>982.073509011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633" calcext:value-type="float">
            <text:p>1384633</text:p>
          </table:table-cell>
          <table:table-cell office:value-type="float" office:value="1626203" calcext:value-type="float">
            <text:p>1626203</text:p>
          </table:table-cell>
          <table:table-cell office:value-type="float" office:value="1640175" calcext:value-type="float">
            <text:p>1640175</text:p>
          </table:table-cell>
          <table:table-cell office:value-type="float" office:value="1171842" calcext:value-type="float">
            <text:p>1171842</text:p>
          </table:table-cell>
          <table:table-cell office:value-type="float" office:value="1008177" calcext:value-type="float">
            <text:p>1008177</text:p>
          </table:table-cell>
          <table:table-cell office:value-type="float" office:value="984620" calcext:value-type="float">
            <text:p>984620</text:p>
          </table:table-cell>
          <table:table-cell office:value-type="float" office:value="1625375" calcext:value-type="float">
            <text:p>1625375</text:p>
          </table:table-cell>
          <table:table-cell office:value-type="float" office:value="5" calcext:value-type="float">
            <text:p>5</text:p>
          </table:table-cell>
          <table:table-cell office:value-type="float" office:value="0.825305679476938" calcext:value-type="float">
            <text:p>0.825305679476938</text:p>
          </table:table-cell>
          <table:table-cell office:value-type="float" office:value="0.969292637025432" calcext:value-type="float">
            <text:p>0.969292637025432</text:p>
          </table:table-cell>
          <table:table-cell office:value-type="float" office:value="0.97762059898622" calcext:value-type="float">
            <text:p>0.97762059898622</text:p>
          </table:table-cell>
          <table:table-cell office:value-type="float" office:value="0.698472344693225" calcext:value-type="float">
            <text:p>0.698472344693225</text:p>
          </table:table-cell>
          <table:table-cell office:value-type="float" office:value="0.600920391192483" calcext:value-type="float">
            <text:p>0.600920391192483</text:p>
          </table:table-cell>
          <table:table-cell office:value-type="float" office:value="0.586879323348918" calcext:value-type="float">
            <text:p>0.586879323348918</text:p>
          </table:table-cell>
          <table:table-cell office:value-type="float" office:value="0.968799110507859" calcext:value-type="float">
            <text:p>0.968799110507859</text:p>
          </table:table-cell>
          <table:table-cell office:value-type="float" office:value="-110.305531061355" calcext:value-type="float">
            <text:p>-110.305531061355</text:p>
          </table:table-cell>
          <table:table-cell office:value-type="float" office:value="-129.815921761503" calcext:value-type="float">
            <text:p>-129.815921761503</text:p>
          </table:table-cell>
          <table:table-cell office:value-type="float" office:value="-132.624135330216" calcext:value-type="float">
            <text:p>-132.624135330216</text:p>
          </table:table-cell>
        </table:table-row>
        <table:table-row table:style-name="ro1">
          <table:table-cell office:value-type="string" calcext:value-type="string">
            <text:p>2019-11-12 09:36:02</text:p>
          </table:table-cell>
          <table:table-cell office:value-type="float" office:value="25.1199041129148" calcext:value-type="float">
            <text:p>25.1199041129148</text:p>
          </table:table-cell>
          <table:table-cell office:value-type="float" office:value="82.6722679563036" calcext:value-type="float">
            <text:p>82.6722679563036</text:p>
          </table:table-cell>
          <table:table-cell office:value-type="float" office:value="982.092487188344" calcext:value-type="float">
            <text:p>982.09248718834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5926" calcext:value-type="float">
            <text:p>1405926</text:p>
          </table:table-cell>
          <table:table-cell office:value-type="float" office:value="1630550" calcext:value-type="float">
            <text:p>1630550</text:p>
          </table:table-cell>
          <table:table-cell office:value-type="float" office:value="1637558" calcext:value-type="float">
            <text:p>1637558</text:p>
          </table:table-cell>
          <table:table-cell office:value-type="float" office:value="1017492" calcext:value-type="float">
            <text:p>1017492</text:p>
          </table:table-cell>
          <table:table-cell office:value-type="float" office:value="1082643" calcext:value-type="float">
            <text:p>1082643</text:p>
          </table:table-cell>
          <table:table-cell office:value-type="float" office:value="1097290" calcext:value-type="float">
            <text:p>1097290</text:p>
          </table:table-cell>
          <table:table-cell office:value-type="float" office:value="1628015" calcext:value-type="float">
            <text:p>1628015</text:p>
          </table:table-cell>
          <table:table-cell office:value-type="float" office:value="5" calcext:value-type="float">
            <text:p>5</text:p>
          </table:table-cell>
          <table:table-cell office:value-type="float" office:value="0.837997298001921" calcext:value-type="float">
            <text:p>0.837997298001921</text:p>
          </table:table-cell>
          <table:table-cell office:value-type="float" office:value="0.971883651242691" calcext:value-type="float">
            <text:p>0.971883651242691</text:p>
          </table:table-cell>
          <table:table-cell office:value-type="float" office:value="0.976060745246499" calcext:value-type="float">
            <text:p>0.976060745246499</text:p>
          </table:table-cell>
          <table:table-cell office:value-type="float" office:value="0.606472564515181" calcext:value-type="float">
            <text:p>0.606472564515181</text:p>
          </table:table-cell>
          <table:table-cell office:value-type="float" office:value="0.645305591262053" calcext:value-type="float">
            <text:p>0.645305591262053</text:p>
          </table:table-cell>
          <table:table-cell office:value-type="float" office:value="0.654035884623037" calcext:value-type="float">
            <text:p>0.654035884623037</text:p>
          </table:table-cell>
          <table:table-cell office:value-type="float" office:value="0.970372673317513" calcext:value-type="float">
            <text:p>0.970372673317513</text:p>
          </table:table-cell>
          <table:table-cell office:value-type="float" office:value="-128.705487096964" calcext:value-type="float">
            <text:p>-128.705487096964</text:p>
          </table:table-cell>
          <table:table-cell office:value-type="float" office:value="-120.938881747589" calcext:value-type="float">
            <text:p>-120.938881747589</text:p>
          </table:table-cell>
          <table:table-cell office:value-type="float" office:value="-119.192823075393" calcext:value-type="float">
            <text:p>-119.192823075393</text:p>
          </table:table-cell>
        </table:table-row>
        <table:table-row table:style-name="ro1">
          <table:table-cell office:value-type="string" calcext:value-type="string">
            <text:p>2019-11-12 09:36:03</text:p>
          </table:table-cell>
          <table:table-cell office:value-type="float" office:value="25.1300121400563" calcext:value-type="float">
            <text:p>25.1300121400563</text:p>
          </table:table-cell>
          <table:table-cell office:value-type="float" office:value="82.6679387032597" calcext:value-type="float">
            <text:p>82.6679387032597</text:p>
          </table:table-cell>
          <table:table-cell office:value-type="float" office:value="982.109523058665" calcext:value-type="float">
            <text:p>982.10952305866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967" calcext:value-type="float">
            <text:p>1385967</text:p>
          </table:table-cell>
          <table:table-cell office:value-type="float" office:value="1626876" calcext:value-type="float">
            <text:p>1626876</text:p>
          </table:table-cell>
          <table:table-cell office:value-type="float" office:value="1639577" calcext:value-type="float">
            <text:p>1639577</text:p>
          </table:table-cell>
          <table:table-cell office:value-type="float" office:value="1169137" calcext:value-type="float">
            <text:p>1169137</text:p>
          </table:table-cell>
          <table:table-cell office:value-type="float" office:value="1008954" calcext:value-type="float">
            <text:p>1008954</text:p>
          </table:table-cell>
          <table:table-cell office:value-type="float" office:value="1007204" calcext:value-type="float">
            <text:p>1007204</text:p>
          </table:table-cell>
          <table:table-cell office:value-type="float" office:value="1625539" calcext:value-type="float">
            <text:p>1625539</text:p>
          </table:table-cell>
          <table:table-cell office:value-type="float" office:value="5" calcext:value-type="float">
            <text:p>5</text:p>
          </table:table-cell>
          <table:table-cell office:value-type="float" office:value="0.826100805533028" calcext:value-type="float">
            <text:p>0.826100805533028</text:p>
          </table:table-cell>
          <table:table-cell office:value-type="float" office:value="0.96969377633259" calcext:value-type="float">
            <text:p>0.96969377633259</text:p>
          </table:table-cell>
          <table:table-cell office:value-type="float" office:value="0.977264163167973" calcext:value-type="float">
            <text:p>0.977264163167973</text:p>
          </table:table-cell>
          <table:table-cell office:value-type="float" office:value="0.696860038859849" calcext:value-type="float">
            <text:p>0.696860038859849</text:p>
          </table:table-cell>
          <table:table-cell office:value-type="float" office:value="0.601383519337597" calcext:value-type="float">
            <text:p>0.601383519337597</text:p>
          </table:table-cell>
          <table:table-cell office:value-type="float" office:value="0.600340437929683" calcext:value-type="float">
            <text:p>0.600340437929683</text:p>
          </table:table-cell>
          <table:table-cell office:value-type="float" office:value="0.968896862136944" calcext:value-type="float">
            <text:p>0.968896862136944</text:p>
          </table:table-cell>
          <table:table-cell office:value-type="float" office:value="-110.62799222803" calcext:value-type="float">
            <text:p>-110.62799222803</text:p>
          </table:table-cell>
          <table:table-cell office:value-type="float" office:value="-129.723296132481" calcext:value-type="float">
            <text:p>-129.723296132481</text:p>
          </table:table-cell>
          <table:table-cell office:value-type="float" office:value="-129.931912414064" calcext:value-type="float">
            <text:p>-129.931912414064</text:p>
          </table:table-cell>
        </table:table-row>
        <table:table-row table:style-name="ro1">
          <table:table-cell office:value-type="string" calcext:value-type="string">
            <text:p>2019-11-12 09:36:04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6781036520663" calcext:value-type="float">
            <text:p>82.6781036520663</text:p>
          </table:table-cell>
          <table:table-cell office:value-type="float" office:value="982.07350901122" calcext:value-type="float">
            <text:p>982.073509011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131" calcext:value-type="float">
            <text:p>1380131</text:p>
          </table:table-cell>
          <table:table-cell office:value-type="float" office:value="1625141" calcext:value-type="float">
            <text:p>1625141</text:p>
          </table:table-cell>
          <table:table-cell office:value-type="float" office:value="1638297" calcext:value-type="float">
            <text:p>1638297</text:p>
          </table:table-cell>
          <table:table-cell office:value-type="float" office:value="1188578" calcext:value-type="float">
            <text:p>1188578</text:p>
          </table:table-cell>
          <table:table-cell office:value-type="float" office:value="1014900" calcext:value-type="float">
            <text:p>1014900</text:p>
          </table:table-cell>
          <table:table-cell office:value-type="float" office:value="990775" calcext:value-type="float">
            <text:p>990775</text:p>
          </table:table-cell>
          <table:table-cell office:value-type="float" office:value="1625583" calcext:value-type="float">
            <text:p>1625583</text:p>
          </table:table-cell>
          <table:table-cell office:value-type="float" office:value="5" calcext:value-type="float">
            <text:p>5</text:p>
          </table:table-cell>
          <table:table-cell office:value-type="float" office:value="0.822622278049264" calcext:value-type="float">
            <text:p>0.822622278049264</text:p>
          </table:table-cell>
          <table:table-cell office:value-type="float" office:value="0.968659635622458" calcext:value-type="float">
            <text:p>0.968659635622458</text:p>
          </table:table-cell>
          <table:table-cell office:value-type="float" office:value="0.976501223623898" calcext:value-type="float">
            <text:p>0.976501223623898</text:p>
          </table:table-cell>
          <table:table-cell office:value-type="float" office:value="0.708447779231999" calcext:value-type="float">
            <text:p>0.708447779231999</text:p>
          </table:table-cell>
          <table:table-cell office:value-type="float" office:value="0.60492761193843" calcext:value-type="float">
            <text:p>0.60492761193843</text:p>
          </table:table-cell>
          <table:table-cell office:value-type="float" office:value="0.590547989672183" calcext:value-type="float">
            <text:p>0.590547989672183</text:p>
          </table:table-cell>
          <table:table-cell office:value-type="float" office:value="0.968923088183771" calcext:value-type="float">
            <text:p>0.968923088183771</text:p>
          </table:table-cell>
          <table:table-cell office:value-type="float" office:value="-108.3104441536" calcext:value-type="float">
            <text:p>-108.3104441536</text:p>
          </table:table-cell>
          <table:table-cell office:value-type="float" office:value="-129.014477612314" calcext:value-type="float">
            <text:p>-129.014477612314</text:p>
          </table:table-cell>
          <table:table-cell office:value-type="float" office:value="-131.890402065563" calcext:value-type="float">
            <text:p>-131.890402065563</text:p>
          </table:table-cell>
        </table:table-row>
        <table:table-row table:style-name="ro1">
          <table:table-cell office:value-type="string" calcext:value-type="string">
            <text:p>2019-11-12 09:36:06</text:p>
          </table:table-cell>
          <table:table-cell office:value-type="float" office:value="25.1300121400563" calcext:value-type="float">
            <text:p>25.1300121400563</text:p>
          </table:table-cell>
          <table:table-cell office:value-type="float" office:value="82.6946065696217" calcext:value-type="float">
            <text:p>82.6946065696217</text:p>
          </table:table-cell>
          <table:table-cell office:value-type="float" office:value="982.137019403291" calcext:value-type="float">
            <text:p>982.1370194032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469" calcext:value-type="float">
            <text:p>1378469</text:p>
          </table:table-cell>
          <table:table-cell office:value-type="float" office:value="1607743" calcext:value-type="float">
            <text:p>1607743</text:p>
          </table:table-cell>
          <table:table-cell office:value-type="float" office:value="1594133" calcext:value-type="float">
            <text:p>1594133</text:p>
          </table:table-cell>
          <table:table-cell office:value-type="float" office:value="958014" calcext:value-type="float">
            <text:p>958014</text:p>
          </table:table-cell>
          <table:table-cell office:value-type="float" office:value="1188955" calcext:value-type="float">
            <text:p>1188955</text:p>
          </table:table-cell>
          <table:table-cell office:value-type="float" office:value="956091" calcext:value-type="float">
            <text:p>956091</text:p>
          </table:table-cell>
          <table:table-cell office:value-type="float" office:value="1641220" calcext:value-type="float">
            <text:p>1641220</text:p>
          </table:table-cell>
          <table:table-cell office:value-type="float" office:value="5" calcext:value-type="float">
            <text:p>5</text:p>
          </table:table-cell>
          <table:table-cell office:value-type="float" office:value="0.821631648735004" calcext:value-type="float">
            <text:p>0.821631648735004</text:p>
          </table:table-cell>
          <table:table-cell office:value-type="float" office:value="0.958289618288233" calcext:value-type="float">
            <text:p>0.958289618288233</text:p>
          </table:table-cell>
          <table:table-cell office:value-type="float" office:value="0.950177425167253" calcext:value-type="float">
            <text:p>0.950177425167253</text:p>
          </table:table-cell>
          <table:table-cell office:value-type="float" office:value="0.571020909669508" calcext:value-type="float">
            <text:p>0.571020909669508</text:p>
          </table:table-cell>
          <table:table-cell office:value-type="float" office:value="0.708672488769589" calcext:value-type="float">
            <text:p>0.708672488769589</text:p>
          </table:table-cell>
          <table:table-cell office:value-type="float" office:value="0.56987471221384" calcext:value-type="float">
            <text:p>0.56987471221384</text:p>
          </table:table-cell>
          <table:table-cell office:value-type="float" office:value="0.978243467598375" calcext:value-type="float">
            <text:p>0.978243467598375</text:p>
          </table:table-cell>
          <table:table-cell office:value-type="float" office:value="-135.795818066098" calcext:value-type="float">
            <text:p>-135.795818066098</text:p>
          </table:table-cell>
          <table:table-cell office:value-type="float" office:value="-108.265502246082" calcext:value-type="float">
            <text:p>-108.265502246082</text:p>
          </table:table-cell>
          <table:table-cell office:value-type="float" office:value="-136.025057557232" calcext:value-type="float">
            <text:p>-136.025057557232</text:p>
          </table:table-cell>
        </table:table-row>
        <table:table-row table:style-name="ro1">
          <table:table-cell office:value-type="string" calcext:value-type="string">
            <text:p>2019-11-12 09:36:07</text:p>
          </table:table-cell>
          <table:table-cell office:value-type="float" office:value="25.1350661540637" calcext:value-type="float">
            <text:p>25.1350661540637</text:p>
          </table:table-cell>
          <table:table-cell office:value-type="float" office:value="82.65777347273" calcext:value-type="float">
            <text:p>82.65777347273</text:p>
          </table:table-cell>
          <table:table-cell office:value-type="float" office:value="982.090544496948" calcext:value-type="float">
            <text:p>982.09054449694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245" calcext:value-type="float">
            <text:p>1377245</text:p>
          </table:table-cell>
          <table:table-cell office:value-type="float" office:value="1633059" calcext:value-type="float">
            <text:p>1633059</text:p>
          </table:table-cell>
          <table:table-cell office:value-type="float" office:value="1651308" calcext:value-type="float">
            <text:p>1651308</text:p>
          </table:table-cell>
          <table:table-cell office:value-type="float" office:value="974370" calcext:value-type="float">
            <text:p>974370</text:p>
          </table:table-cell>
          <table:table-cell office:value-type="float" office:value="1193942" calcext:value-type="float">
            <text:p>1193942</text:p>
          </table:table-cell>
          <table:table-cell office:value-type="float" office:value="928278" calcext:value-type="float">
            <text:p>928278</text:p>
          </table:table-cell>
          <table:table-cell office:value-type="float" office:value="1636364" calcext:value-type="float">
            <text:p>1636364</text:p>
          </table:table-cell>
          <table:table-cell office:value-type="float" office:value="5" calcext:value-type="float">
            <text:p>5</text:p>
          </table:table-cell>
          <table:table-cell office:value-type="float" office:value="0.820902087795983" calcext:value-type="float">
            <text:p>0.820902087795983</text:p>
          </table:table-cell>
          <table:table-cell office:value-type="float" office:value="0.973379131958381" calcext:value-type="float">
            <text:p>0.973379131958381</text:p>
          </table:table-cell>
          <table:table-cell office:value-type="float" office:value="0.984256384880112" calcext:value-type="float">
            <text:p>0.984256384880112</text:p>
          </table:table-cell>
          <table:table-cell office:value-type="float" office:value="0.580769846531134" calcext:value-type="float">
            <text:p>0.580769846531134</text:p>
          </table:table-cell>
          <table:table-cell office:value-type="float" office:value="0.711644972758886" calcext:value-type="float">
            <text:p>0.711644972758886</text:p>
          </table:table-cell>
          <table:table-cell office:value-type="float" office:value="0.553296870386227" calcext:value-type="float">
            <text:p>0.553296870386227</text:p>
          </table:table-cell>
          <table:table-cell office:value-type="float" office:value="0.975349065703042" calcext:value-type="float">
            <text:p>0.975349065703042</text:p>
          </table:table-cell>
          <table:table-cell office:value-type="float" office:value="-133.846030693773" calcext:value-type="float">
            <text:p>-133.846030693773</text:p>
          </table:table-cell>
          <table:table-cell office:value-type="float" office:value="-107.671005448223" calcext:value-type="float">
            <text:p>-107.671005448223</text:p>
          </table:table-cell>
          <table:table-cell office:value-type="float" office:value="-139.340625922755" calcext:value-type="float">
            <text:p>-139.340625922755</text:p>
          </table:table-cell>
        </table:table-row>
        <table:table-row table:style-name="ro1">
          <table:table-cell office:value-type="string" calcext:value-type="string">
            <text:p>2019-11-12 09:36:08</text:p>
          </table:table-cell>
          <table:table-cell office:value-type="float" office:value="25.1300121400563" calcext:value-type="float">
            <text:p>25.1300121400563</text:p>
          </table:table-cell>
          <table:table-cell office:value-type="float" office:value="82.6732722936179" calcext:value-type="float">
            <text:p>82.6732722936179</text:p>
          </table:table-cell>
          <table:table-cell office:value-type="float" office:value="982.109523058665" calcext:value-type="float">
            <text:p>982.10952305866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418" calcext:value-type="float">
            <text:p>1378418</text:p>
          </table:table-cell>
          <table:table-cell office:value-type="float" office:value="1631594" calcext:value-type="float">
            <text:p>1631594</text:p>
          </table:table-cell>
          <table:table-cell office:value-type="float" office:value="1647801" calcext:value-type="float">
            <text:p>1647801</text:p>
          </table:table-cell>
          <table:table-cell office:value-type="float" office:value="990114" calcext:value-type="float">
            <text:p>990114</text:p>
          </table:table-cell>
          <table:table-cell office:value-type="float" office:value="1223996" calcext:value-type="float">
            <text:p>1223996</text:p>
          </table:table-cell>
          <table:table-cell office:value-type="float" office:value="931164" calcext:value-type="float">
            <text:p>931164</text:p>
          </table:table-cell>
          <table:table-cell office:value-type="float" office:value="1635219" calcext:value-type="float">
            <text:p>1635219</text:p>
          </table:table-cell>
          <table:table-cell office:value-type="float" office:value="5" calcext:value-type="float">
            <text:p>5</text:p>
          </table:table-cell>
          <table:table-cell office:value-type="float" office:value="0.821601250362545" calcext:value-type="float">
            <text:p>0.821601250362545</text:p>
          </table:table-cell>
          <table:table-cell office:value-type="float" office:value="0.972505923808327" calcext:value-type="float">
            <text:p>0.972505923808327</text:p>
          </table:table-cell>
          <table:table-cell office:value-type="float" office:value="0.982166049738652" calcext:value-type="float">
            <text:p>0.982166049738652</text:p>
          </table:table-cell>
          <table:table-cell office:value-type="float" office:value="0.590154002923251" calcext:value-type="float">
            <text:p>0.590154002923251</text:p>
          </table:table-cell>
          <table:table-cell office:value-type="float" office:value="0.729558554835147" calcext:value-type="float">
            <text:p>0.729558554835147</text:p>
          </table:table-cell>
          <table:table-cell office:value-type="float" office:value="0.555017060639508" calcext:value-type="float">
            <text:p>0.555017060639508</text:p>
          </table:table-cell>
          <table:table-cell office:value-type="float" office:value="0.974666592439007" calcext:value-type="float">
            <text:p>0.974666592439007</text:p>
          </table:table-cell>
          <table:table-cell office:value-type="float" office:value="-131.96919941535" calcext:value-type="float">
            <text:p>-131.96919941535</text:p>
          </table:table-cell>
          <table:table-cell office:value-type="float" office:value="-104.088289032971" calcext:value-type="float">
            <text:p>-104.088289032971</text:p>
          </table:table-cell>
          <table:table-cell office:value-type="float" office:value="-138.996587872098" calcext:value-type="float">
            <text:p>-138.996587872098</text:p>
          </table:table-cell>
        </table:table-row>
        <table:table-row table:style-name="ro1">
          <table:table-cell office:value-type="string" calcext:value-type="string">
            <text:p>2019-11-12 09:36:09</text:p>
          </table:table-cell>
          <table:table-cell office:value-type="float" office:value="25.1350661540637" calcext:value-type="float">
            <text:p>25.1350661540637</text:p>
          </table:table-cell>
          <table:table-cell office:value-type="float" office:value="82.6631071396696" calcext:value-type="float">
            <text:p>82.6631071396696</text:p>
          </table:table-cell>
          <table:table-cell office:value-type="float" office:value="982.145537622202" calcext:value-type="float">
            <text:p>982.1455376222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6411" calcext:value-type="float">
            <text:p>1406411</text:p>
          </table:table-cell>
          <table:table-cell office:value-type="float" office:value="1631192" calcext:value-type="float">
            <text:p>1631192</text:p>
          </table:table-cell>
          <table:table-cell office:value-type="float" office:value="1648750" calcext:value-type="float">
            <text:p>1648750</text:p>
          </table:table-cell>
          <table:table-cell office:value-type="float" office:value="1000901" calcext:value-type="float">
            <text:p>1000901</text:p>
          </table:table-cell>
          <table:table-cell office:value-type="float" office:value="1104223" calcext:value-type="float">
            <text:p>1104223</text:p>
          </table:table-cell>
          <table:table-cell office:value-type="float" office:value="1115593" calcext:value-type="float">
            <text:p>1115593</text:p>
          </table:table-cell>
          <table:table-cell office:value-type="float" office:value="1629798" calcext:value-type="float">
            <text:p>1629798</text:p>
          </table:table-cell>
          <table:table-cell office:value-type="float" office:value="5" calcext:value-type="float">
            <text:p>5</text:p>
          </table:table-cell>
          <table:table-cell office:value-type="float" office:value="0.838286380563543" calcext:value-type="float">
            <text:p>0.838286380563543</text:p>
          </table:table-cell>
          <table:table-cell office:value-type="float" office:value="0.972266313107766" calcext:value-type="float">
            <text:p>0.972266313107766</text:p>
          </table:table-cell>
          <table:table-cell office:value-type="float" office:value="0.982731697885" calcext:value-type="float">
            <text:p>0.982731697885</text:p>
          </table:table-cell>
          <table:table-cell office:value-type="float" office:value="0.596583556721634" calcext:value-type="float">
            <text:p>0.596583556721634</text:p>
          </table:table-cell>
          <table:table-cell office:value-type="float" office:value="0.658168275137934" calcext:value-type="float">
            <text:p>0.658168275137934</text:p>
          </table:table-cell>
          <table:table-cell office:value-type="float" office:value="0.664945324056783" calcext:value-type="float">
            <text:p>0.664945324056783</text:p>
          </table:table-cell>
          <table:table-cell office:value-type="float" office:value="0.971435424260548" calcext:value-type="float">
            <text:p>0.971435424260548</text:p>
          </table:table-cell>
          <table:table-cell office:value-type="float" office:value="-130.683288655673" calcext:value-type="float">
            <text:p>-130.683288655673</text:p>
          </table:table-cell>
          <table:table-cell office:value-type="float" office:value="-118.366344972413" calcext:value-type="float">
            <text:p>-118.366344972413</text:p>
          </table:table-cell>
          <table:table-cell office:value-type="float" office:value="-117.010935188643" calcext:value-type="float">
            <text:p>-117.010935188643</text:p>
          </table:table-cell>
        </table:table-row>
        <table:table-row table:style-name="ro1">
          <table:table-cell office:value-type="string" calcext:value-type="string">
            <text:p>2019-11-12 09:36:11</text:p>
          </table:table-cell>
          <table:table-cell office:value-type="float" office:value="25.1300121400563" calcext:value-type="float">
            <text:p>25.1300121400563</text:p>
          </table:table-cell>
          <table:table-cell office:value-type="float" office:value="82.6839394487057" calcext:value-type="float">
            <text:p>82.6839394487057</text:p>
          </table:table-cell>
          <table:table-cell office:value-type="float" office:value="982.109523058665" calcext:value-type="float">
            <text:p>982.10952305866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472" calcext:value-type="float">
            <text:p>1384472</text:p>
          </table:table-cell>
          <table:table-cell office:value-type="float" office:value="1627409" calcext:value-type="float">
            <text:p>1627409</text:p>
          </table:table-cell>
          <table:table-cell office:value-type="float" office:value="1648756" calcext:value-type="float">
            <text:p>1648756</text:p>
          </table:table-cell>
          <table:table-cell office:value-type="float" office:value="1174049" calcext:value-type="float">
            <text:p>1174049</text:p>
          </table:table-cell>
          <table:table-cell office:value-type="float" office:value="1002619" calcext:value-type="float">
            <text:p>1002619</text:p>
          </table:table-cell>
          <table:table-cell office:value-type="float" office:value="1026168" calcext:value-type="float">
            <text:p>1026168</text:p>
          </table:table-cell>
          <table:table-cell office:value-type="float" office:value="1626798" calcext:value-type="float">
            <text:p>1626798</text:p>
          </table:table-cell>
          <table:table-cell office:value-type="float" office:value="5" calcext:value-type="float">
            <text:p>5</text:p>
          </table:table-cell>
          <table:table-cell office:value-type="float" office:value="0.82520971598741" calcext:value-type="float">
            <text:p>0.82520971598741</text:p>
          </table:table-cell>
          <table:table-cell office:value-type="float" office:value="0.970011469127115" calcext:value-type="float">
            <text:p>0.970011469127115</text:p>
          </table:table-cell>
          <table:table-cell office:value-type="float" office:value="0.982735274164113" calcext:value-type="float">
            <text:p>0.982735274164113</text:p>
          </table:table-cell>
          <table:table-cell office:value-type="float" office:value="0.699787819360235" calcext:value-type="float">
            <text:p>0.699787819360235</text:p>
          </table:table-cell>
          <table:table-cell office:value-type="float" office:value="0.597607564640947" calcext:value-type="float">
            <text:p>0.597607564640947</text:p>
          </table:table-cell>
          <table:table-cell office:value-type="float" office:value="0.611643864112361" calcext:value-type="float">
            <text:p>0.611643864112361</text:p>
          </table:table-cell>
          <table:table-cell office:value-type="float" office:value="0.969647284704123" calcext:value-type="float">
            <text:p>0.969647284704123</text:p>
          </table:table-cell>
          <table:table-cell office:value-type="float" office:value="-110.042436127953" calcext:value-type="float">
            <text:p>-110.042436127953</text:p>
          </table:table-cell>
          <table:table-cell office:value-type="float" office:value="-130.478487071811" calcext:value-type="float">
            <text:p>-130.478487071811</text:p>
          </table:table-cell>
          <table:table-cell office:value-type="float" office:value="-127.671227177528" calcext:value-type="float">
            <text:p>-127.671227177528</text:p>
          </table:table-cell>
        </table:table-row>
        <table:table-row table:style-name="ro1">
          <table:table-cell office:value-type="string" calcext:value-type="string">
            <text:p>2019-11-12 09:36:12</text:p>
          </table:table-cell>
          <table:table-cell office:value-type="float" office:value="25.1199041129148" calcext:value-type="float">
            <text:p>25.1199041129148</text:p>
          </table:table-cell>
          <table:table-cell office:value-type="float" office:value="82.682934873412" calcext:value-type="float">
            <text:p>82.682934873412</text:p>
          </table:table-cell>
          <table:table-cell office:value-type="float" office:value="982.147478983836" calcext:value-type="float">
            <text:p>982.14747898383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1682" calcext:value-type="float">
            <text:p>1391682</text:p>
          </table:table-cell>
          <table:table-cell office:value-type="float" office:value="1471885" calcext:value-type="float">
            <text:p>1471885</text:p>
          </table:table-cell>
          <table:table-cell office:value-type="float" office:value="1638031" calcext:value-type="float">
            <text:p>1638031</text:p>
          </table:table-cell>
          <table:table-cell office:value-type="float" office:value="983295" calcext:value-type="float">
            <text:p>983295</text:p>
          </table:table-cell>
          <table:table-cell office:value-type="float" office:value="1164323" calcext:value-type="float">
            <text:p>1164323</text:p>
          </table:table-cell>
          <table:table-cell office:value-type="float" office:value="1018352" calcext:value-type="float">
            <text:p>1018352</text:p>
          </table:table-cell>
          <table:table-cell office:value-type="float" office:value="1644097" calcext:value-type="float">
            <text:p>1644097</text:p>
          </table:table-cell>
          <table:table-cell office:value-type="float" office:value="5" calcext:value-type="float">
            <text:p>5</text:p>
          </table:table-cell>
          <table:table-cell office:value-type="float" office:value="0.829507211388017" calcext:value-type="float">
            <text:p>0.829507211388017</text:p>
          </table:table-cell>
          <table:table-cell office:value-type="float" office:value="0.87731193033599" calcext:value-type="float">
            <text:p>0.87731193033599</text:p>
          </table:table-cell>
          <table:table-cell office:value-type="float" office:value="0.976342675249895" calcext:value-type="float">
            <text:p>0.976342675249895</text:p>
          </table:table-cell>
          <table:table-cell office:value-type="float" office:value="0.586089561711497" calcext:value-type="float">
            <text:p>0.586089561711497</text:p>
          </table:table-cell>
          <table:table-cell office:value-type="float" office:value="0.693990670918306" calcext:value-type="float">
            <text:p>0.693990670918306</text:p>
          </table:table-cell>
          <table:table-cell office:value-type="float" office:value="0.606985164521356" calcext:value-type="float">
            <text:p>0.606985164521356</text:p>
          </table:table-cell>
          <table:table-cell office:value-type="float" office:value="0.979958293432986" calcext:value-type="float">
            <text:p>0.979958293432986</text:p>
          </table:table-cell>
          <table:table-cell office:value-type="float" office:value="-132.7820876577" calcext:value-type="float">
            <text:p>-132.7820876577</text:p>
          </table:table-cell>
          <table:table-cell office:value-type="float" office:value="-111.201865816339" calcext:value-type="float">
            <text:p>-111.201865816339</text:p>
          </table:table-cell>
          <table:table-cell office:value-type="float" office:value="-128.602967095729" calcext:value-type="float">
            <text:p>-128.602967095729</text:p>
          </table:table-cell>
        </table:table-row>
        <table:table-row table:style-name="ro1">
          <table:table-cell office:value-type="string" calcext:value-type="string">
            <text:p>2019-11-12 09:36:13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6994376559207" calcext:value-type="float">
            <text:p>82.6994376559207</text:p>
          </table:table-cell>
          <table:table-cell office:value-type="float" office:value="982.12850122096" calcext:value-type="float">
            <text:p>982.128501220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4987" calcext:value-type="float">
            <text:p>1404987</text:p>
          </table:table-cell>
          <table:table-cell office:value-type="float" office:value="1645997" calcext:value-type="float">
            <text:p>1645997</text:p>
          </table:table-cell>
          <table:table-cell office:value-type="float" office:value="1647929" calcext:value-type="float">
            <text:p>1647929</text:p>
          </table:table-cell>
          <table:table-cell office:value-type="float" office:value="1028650" calcext:value-type="float">
            <text:p>1028650</text:p>
          </table:table-cell>
          <table:table-cell office:value-type="float" office:value="1088979" calcext:value-type="float">
            <text:p>1088979</text:p>
          </table:table-cell>
          <table:table-cell office:value-type="float" office:value="1140825" calcext:value-type="float">
            <text:p>1140825</text:p>
          </table:table-cell>
          <table:table-cell office:value-type="float" office:value="1637532" calcext:value-type="float">
            <text:p>1637532</text:p>
          </table:table-cell>
          <table:table-cell office:value-type="float" office:value="5" calcext:value-type="float">
            <text:p>5</text:p>
          </table:table-cell>
          <table:table-cell office:value-type="float" office:value="0.83743761032076" calcext:value-type="float">
            <text:p>0.83743761032076</text:p>
          </table:table-cell>
          <table:table-cell office:value-type="float" office:value="0.981090781818721" calcext:value-type="float">
            <text:p>0.981090781818721</text:p>
          </table:table-cell>
          <table:table-cell office:value-type="float" office:value="0.982242343693059" calcext:value-type="float">
            <text:p>0.982242343693059</text:p>
          </table:table-cell>
          <table:table-cell office:value-type="float" office:value="0.613123251572043" calcext:value-type="float">
            <text:p>0.613123251572043</text:p>
          </table:table-cell>
          <table:table-cell office:value-type="float" office:value="0.649082142005222" calcext:value-type="float">
            <text:p>0.649082142005222</text:p>
          </table:table-cell>
          <table:table-cell office:value-type="float" office:value="0.679984769819351" calcext:value-type="float">
            <text:p>0.679984769819351</text:p>
          </table:table-cell>
          <table:table-cell office:value-type="float" office:value="0.97604524803701" calcext:value-type="float">
            <text:p>0.97604524803701</text:p>
          </table:table-cell>
          <table:table-cell office:value-type="float" office:value="-127.375349685591" calcext:value-type="float">
            <text:p>-127.375349685591</text:p>
          </table:table-cell>
          <table:table-cell office:value-type="float" office:value="-120.183571598956" calcext:value-type="float">
            <text:p>-120.183571598956</text:p>
          </table:table-cell>
          <table:table-cell office:value-type="float" office:value="-114.00304603613" calcext:value-type="float">
            <text:p>-114.00304603613</text:p>
          </table:table-cell>
        </table:table-row>
        <table:table-row table:style-name="ro1">
          <table:table-cell office:value-type="string" calcext:value-type="string">
            <text:p>2019-11-12 09:36:14</text:p>
          </table:table-cell>
          <table:table-cell office:value-type="float" office:value="25.1350661540637" calcext:value-type="float">
            <text:p>25.1350661540637</text:p>
          </table:table-cell>
          <table:table-cell office:value-type="float" office:value="82.6951089619019" calcext:value-type="float">
            <text:p>82.6951089619019</text:p>
          </table:table-cell>
          <table:table-cell office:value-type="float" office:value="982.145537622202" calcext:value-type="float">
            <text:p>982.1455376222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5603" calcext:value-type="float">
            <text:p>1405603</text:p>
          </table:table-cell>
          <table:table-cell office:value-type="float" office:value="1642755" calcext:value-type="float">
            <text:p>1642755</text:p>
          </table:table-cell>
          <table:table-cell office:value-type="float" office:value="1644914" calcext:value-type="float">
            <text:p>1644914</text:p>
          </table:table-cell>
          <table:table-cell office:value-type="float" office:value="1008094" calcext:value-type="float">
            <text:p>1008094</text:p>
          </table:table-cell>
          <table:table-cell office:value-type="float" office:value="1082122" calcext:value-type="float">
            <text:p>1082122</text:p>
          </table:table-cell>
          <table:table-cell office:value-type="float" office:value="1143822" calcext:value-type="float">
            <text:p>1143822</text:p>
          </table:table-cell>
          <table:table-cell office:value-type="float" office:value="1631906" calcext:value-type="float">
            <text:p>1631906</text:p>
          </table:table-cell>
          <table:table-cell office:value-type="float" office:value="5" calcext:value-type="float">
            <text:p>5</text:p>
          </table:table-cell>
          <table:table-cell office:value-type="float" office:value="0.837804774976346" calcext:value-type="float">
            <text:p>0.837804774976346</text:p>
          </table:table-cell>
          <table:table-cell office:value-type="float" office:value="0.979158399004745" calcext:value-type="float">
            <text:p>0.979158399004745</text:p>
          </table:table-cell>
          <table:table-cell office:value-type="float" office:value="0.980445263438852" calcext:value-type="float">
            <text:p>0.980445263438852</text:p>
          </table:table-cell>
          <table:table-cell office:value-type="float" office:value="0.600870919331422" calcext:value-type="float">
            <text:p>0.600870919331422</text:p>
          </table:table-cell>
          <table:table-cell office:value-type="float" office:value="0.644995051025754" calcext:value-type="float">
            <text:p>0.644995051025754</text:p>
          </table:table-cell>
          <table:table-cell office:value-type="float" office:value="0.681771121236219" calcext:value-type="float">
            <text:p>0.681771121236219</text:p>
          </table:table-cell>
          <table:table-cell office:value-type="float" office:value="0.972691890322195" calcext:value-type="float">
            <text:p>0.972691890322195</text:p>
          </table:table-cell>
          <table:table-cell office:value-type="float" office:value="-129.825816133716" calcext:value-type="float">
            <text:p>-129.825816133716</text:p>
          </table:table-cell>
          <table:table-cell office:value-type="float" office:value="-121.000989794849" calcext:value-type="float">
            <text:p>-121.000989794849</text:p>
          </table:table-cell>
          <table:table-cell office:value-type="float" office:value="-113.645775752756" calcext:value-type="float">
            <text:p>-113.645775752756</text:p>
          </table:table-cell>
        </table:table-row>
        <table:table-row table:style-name="ro1">
          <table:table-cell office:value-type="string" calcext:value-type="string">
            <text:p>2019-11-12 09:36:16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6781036520663" calcext:value-type="float">
            <text:p>82.6781036520663</text:p>
          </table:table-cell>
          <table:table-cell office:value-type="float" office:value="982.101005105213" calcext:value-type="float">
            <text:p>982.1010051052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738" calcext:value-type="float">
            <text:p>1383738</text:p>
          </table:table-cell>
          <table:table-cell office:value-type="float" office:value="1637362" calcext:value-type="float">
            <text:p>1637362</text:p>
          </table:table-cell>
          <table:table-cell office:value-type="float" office:value="1645714" calcext:value-type="float">
            <text:p>1645714</text:p>
          </table:table-cell>
          <table:table-cell office:value-type="float" office:value="1177512" calcext:value-type="float">
            <text:p>1177512</text:p>
          </table:table-cell>
          <table:table-cell office:value-type="float" office:value="1009376" calcext:value-type="float">
            <text:p>1009376</text:p>
          </table:table-cell>
          <table:table-cell office:value-type="float" office:value="1058925" calcext:value-type="float">
            <text:p>1058925</text:p>
          </table:table-cell>
          <table:table-cell office:value-type="float" office:value="1627629" calcext:value-type="float">
            <text:p>1627629</text:p>
          </table:table-cell>
          <table:table-cell office:value-type="float" office:value="5" calcext:value-type="float">
            <text:p>5</text:p>
          </table:table-cell>
          <table:table-cell office:value-type="float" office:value="0.824772217842605" calcext:value-type="float">
            <text:p>0.824772217842605</text:p>
          </table:table-cell>
          <table:table-cell office:value-type="float" office:value="0.975943920128813" calcext:value-type="float">
            <text:p>0.975943920128813</text:p>
          </table:table-cell>
          <table:table-cell office:value-type="float" office:value="0.980922100653899" calcext:value-type="float">
            <text:p>0.980922100653899</text:p>
          </table:table-cell>
          <table:table-cell office:value-type="float" office:value="0.701851928454867" calcext:value-type="float">
            <text:p>0.701851928454867</text:p>
          </table:table-cell>
          <table:table-cell office:value-type="float" office:value="0.601635050968534" calcext:value-type="float">
            <text:p>0.601635050968534</text:p>
          </table:table-cell>
          <table:table-cell office:value-type="float" office:value="0.631168559928961" calcext:value-type="float">
            <text:p>0.631168559928961</text:p>
          </table:table-cell>
          <table:table-cell office:value-type="float" office:value="0.970142599361253" calcext:value-type="float">
            <text:p>0.970142599361253</text:p>
          </table:table-cell>
          <table:table-cell office:value-type="float" office:value="-109.629614309027" calcext:value-type="float">
            <text:p>-109.629614309027</text:p>
          </table:table-cell>
          <table:table-cell office:value-type="float" office:value="-129.672989806293" calcext:value-type="float">
            <text:p>-129.672989806293</text:p>
          </table:table-cell>
          <table:table-cell office:value-type="float" office:value="-123.766288014208" calcext:value-type="float">
            <text:p>-123.766288014208</text:p>
          </table:table-cell>
        </table:table-row>
        <table:table-row table:style-name="ro1">
          <table:table-cell office:value-type="string" calcext:value-type="string">
            <text:p>2019-11-12 09:36:17</text:p>
          </table:table-cell>
          <table:table-cell office:value-type="float" office:value="25.1148500997806" calcext:value-type="float">
            <text:p>25.1148500997806</text:p>
          </table:table-cell>
          <table:table-cell office:value-type="float" office:value="82.6824325714097" calcext:value-type="float">
            <text:p>82.6824325714097</text:p>
          </table:table-cell>
          <table:table-cell office:value-type="float" office:value="982.05647367182" calcext:value-type="float">
            <text:p>982.0564736718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933" calcext:value-type="float">
            <text:p>1379933</text:p>
          </table:table-cell>
          <table:table-cell office:value-type="float" office:value="1635259" calcext:value-type="float">
            <text:p>1635259</text:p>
          </table:table-cell>
          <table:table-cell office:value-type="float" office:value="1644703" calcext:value-type="float">
            <text:p>1644703</text:p>
          </table:table-cell>
          <table:table-cell office:value-type="float" office:value="1184409" calcext:value-type="float">
            <text:p>1184409</text:p>
          </table:table-cell>
          <table:table-cell office:value-type="float" office:value="1021795" calcext:value-type="float">
            <text:p>1021795</text:p>
          </table:table-cell>
          <table:table-cell office:value-type="float" office:value="1015327" calcext:value-type="float">
            <text:p>1015327</text:p>
          </table:table-cell>
          <table:table-cell office:value-type="float" office:value="1626749" calcext:value-type="float">
            <text:p>1626749</text:p>
          </table:table-cell>
          <table:table-cell office:value-type="float" office:value="5" calcext:value-type="float">
            <text:p>5</text:p>
          </table:table-cell>
          <table:table-cell office:value-type="float" office:value="0.82250426083854" calcext:value-type="float">
            <text:p>0.82250426083854</text:p>
          </table:table-cell>
          <table:table-cell office:value-type="float" office:value="0.974690434299759" calcext:value-type="float">
            <text:p>0.974690434299759</text:p>
          </table:table-cell>
          <table:table-cell office:value-type="float" office:value="0.980319497623383" calcext:value-type="float">
            <text:p>0.980319497623383</text:p>
          </table:table-cell>
          <table:table-cell office:value-type="float" office:value="0.705962861295087" calcext:value-type="float">
            <text:p>0.705962861295087</text:p>
          </table:table-cell>
          <table:table-cell office:value-type="float" office:value="0.609037352685613" calcext:value-type="float">
            <text:p>0.609037352685613</text:p>
          </table:table-cell>
          <table:table-cell office:value-type="float" office:value="0.605182123801961" calcext:value-type="float">
            <text:p>0.605182123801961</text:p>
          </table:table-cell>
          <table:table-cell office:value-type="float" office:value="0.969618078424702" calcext:value-type="float">
            <text:p>0.969618078424702</text:p>
          </table:table-cell>
          <table:table-cell office:value-type="float" office:value="-108.807427740983" calcext:value-type="float">
            <text:p>-108.807427740983</text:p>
          </table:table-cell>
          <table:table-cell office:value-type="float" office:value="-128.192529462877" calcext:value-type="float">
            <text:p>-128.192529462877</text:p>
          </table:table-cell>
          <table:table-cell office:value-type="float" office:value="-128.963575239608" calcext:value-type="float">
            <text:p>-128.963575239608</text:p>
          </table:table-cell>
        </table:table-row>
        <table:table-row table:style-name="ro1">
          <table:table-cell office:value-type="string" calcext:value-type="string">
            <text:p>2019-11-12 09:36:18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683437165844" calcext:value-type="float">
            <text:p>82.683437165844</text:p>
          </table:table-cell>
          <table:table-cell office:value-type="float" office:value="982.12850122096" calcext:value-type="float">
            <text:p>982.128501220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6683" calcext:value-type="float">
            <text:p>1406683</text:p>
          </table:table-cell>
          <table:table-cell office:value-type="float" office:value="1637318" calcext:value-type="float">
            <text:p>1637318</text:p>
          </table:table-cell>
          <table:table-cell office:value-type="float" office:value="1640724" calcext:value-type="float">
            <text:p>1640724</text:p>
          </table:table-cell>
          <table:table-cell office:value-type="float" office:value="1096732" calcext:value-type="float">
            <text:p>1096732</text:p>
          </table:table-cell>
          <table:table-cell office:value-type="float" office:value="1003723" calcext:value-type="float">
            <text:p>1003723</text:p>
          </table:table-cell>
          <table:table-cell office:value-type="float" office:value="1049840" calcext:value-type="float">
            <text:p>1049840</text:p>
          </table:table-cell>
          <table:table-cell office:value-type="float" office:value="1625526" calcext:value-type="float">
            <text:p>1625526</text:p>
          </table:table-cell>
          <table:table-cell office:value-type="float" office:value="5" calcext:value-type="float">
            <text:p>5</text:p>
          </table:table-cell>
          <table:table-cell office:value-type="float" office:value="0.838448505216659" calcext:value-type="float">
            <text:p>0.838448505216659</text:p>
          </table:table-cell>
          <table:table-cell office:value-type="float" office:value="0.975917694081985" calcext:value-type="float">
            <text:p>0.975917694081985</text:p>
          </table:table-cell>
          <table:table-cell office:value-type="float" office:value="0.977947828525046" calcext:value-type="float">
            <text:p>0.977947828525046</text:p>
          </table:table-cell>
          <table:table-cell office:value-type="float" office:value="0.653703290665542" calcext:value-type="float">
            <text:p>0.653703290665542</text:p>
          </table:table-cell>
          <table:table-cell office:value-type="float" office:value="0.598265599997711" calcext:value-type="float">
            <text:p>0.598265599997711</text:p>
          </table:table-cell>
          <table:table-cell office:value-type="float" office:value="0.625753477305588" calcext:value-type="float">
            <text:p>0.625753477305588</text:p>
          </table:table-cell>
          <table:table-cell office:value-type="float" office:value="0.968889113532199" calcext:value-type="float">
            <text:p>0.968889113532199</text:p>
          </table:table-cell>
          <table:table-cell office:value-type="float" office:value="-119.259341866892" calcext:value-type="float">
            <text:p>-119.259341866892</text:p>
          </table:table-cell>
          <table:table-cell office:value-type="float" office:value="-130.346880000458" calcext:value-type="float">
            <text:p>-130.346880000458</text:p>
          </table:table-cell>
          <table:table-cell office:value-type="float" office:value="-124.849304538882" calcext:value-type="float">
            <text:p>-124.849304538882</text:p>
          </table:table-cell>
        </table:table-row>
        <table:table-row table:style-name="ro1">
          <table:table-cell office:value-type="string" calcext:value-type="string">
            <text:p>2019-11-12 09:36:19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651435955037" calcext:value-type="float">
            <text:p>82.651435955037</text:p>
          </table:table-cell>
          <table:table-cell office:value-type="float" office:value="982.101005105213" calcext:value-type="float">
            <text:p>982.1010051052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4162" calcext:value-type="float">
            <text:p>1404162</text:p>
          </table:table-cell>
          <table:table-cell office:value-type="float" office:value="1632292" calcext:value-type="float">
            <text:p>1632292</text:p>
          </table:table-cell>
          <table:table-cell office:value-type="float" office:value="1641357" calcext:value-type="float">
            <text:p>1641357</text:p>
          </table:table-cell>
          <table:table-cell office:value-type="float" office:value="1119184" calcext:value-type="float">
            <text:p>1119184</text:p>
          </table:table-cell>
          <table:table-cell office:value-type="float" office:value="1102708" calcext:value-type="float">
            <text:p>1102708</text:p>
          </table:table-cell>
          <table:table-cell office:value-type="float" office:value="925492" calcext:value-type="float">
            <text:p>925492</text:p>
          </table:table-cell>
          <table:table-cell office:value-type="float" office:value="1631369" calcext:value-type="float">
            <text:p>1631369</text:p>
          </table:table-cell>
          <table:table-cell office:value-type="float" office:value="5" calcext:value-type="float">
            <text:p>5</text:p>
          </table:table-cell>
          <table:table-cell office:value-type="float" office:value="0.836945871942743" calcext:value-type="float">
            <text:p>0.836945871942743</text:p>
          </table:table-cell>
          <table:table-cell office:value-type="float" office:value="0.972921964278455" calcext:value-type="float">
            <text:p>0.972921964278455</text:p>
          </table:table-cell>
          <table:table-cell office:value-type="float" office:value="0.978325125971452" calcext:value-type="float">
            <text:p>0.978325125971452</text:p>
          </table:table-cell>
          <table:table-cell office:value-type="float" office:value="0.667085727105823" calcext:value-type="float">
            <text:p>0.667085727105823</text:p>
          </table:table-cell>
          <table:table-cell office:value-type="float" office:value="0.65726526466194" calcext:value-type="float">
            <text:p>0.65726526466194</text:p>
          </table:table-cell>
          <table:table-cell office:value-type="float" office:value="0.551636284784828" calcext:value-type="float">
            <text:p>0.551636284784828</text:p>
          </table:table-cell>
          <table:table-cell office:value-type="float" office:value="0.972371813341595" calcext:value-type="float">
            <text:p>0.972371813341595</text:p>
          </table:table-cell>
          <table:table-cell office:value-type="float" office:value="-116.582854578835" calcext:value-type="float">
            <text:p>-116.582854578835</text:p>
          </table:table-cell>
          <table:table-cell office:value-type="float" office:value="-118.546947067612" calcext:value-type="float">
            <text:p>-118.546947067612</text:p>
          </table:table-cell>
          <table:table-cell office:value-type="float" office:value="-139.672743043034" calcext:value-type="float">
            <text:p>-139.672743043034</text:p>
          </table:table-cell>
        </table:table-row>
        <table:table-row table:style-name="ro1">
          <table:table-cell office:value-type="string" calcext:value-type="string">
            <text:p>2019-11-12 09:36:21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651435955037" calcext:value-type="float">
            <text:p>82.651435955037</text:p>
          </table:table-cell>
          <table:table-cell office:value-type="float" office:value="982.101005105213" calcext:value-type="float">
            <text:p>982.1010051052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3552" calcext:value-type="float">
            <text:p>1403552</text:p>
          </table:table-cell>
          <table:table-cell office:value-type="float" office:value="1631848" calcext:value-type="float">
            <text:p>1631848</text:p>
          </table:table-cell>
          <table:table-cell office:value-type="float" office:value="1638288" calcext:value-type="float">
            <text:p>1638288</text:p>
          </table:table-cell>
          <table:table-cell office:value-type="float" office:value="1086809" calcext:value-type="float">
            <text:p>1086809</text:p>
          </table:table-cell>
          <table:table-cell office:value-type="float" office:value="1189632" calcext:value-type="float">
            <text:p>1189632</text:p>
          </table:table-cell>
          <table:table-cell office:value-type="float" office:value="910691" calcext:value-type="float">
            <text:p>910691</text:p>
          </table:table-cell>
          <table:table-cell office:value-type="float" office:value="1628887" calcext:value-type="float">
            <text:p>1628887</text:p>
          </table:table-cell>
          <table:table-cell office:value-type="float" office:value="5" calcext:value-type="float">
            <text:p>5</text:p>
          </table:table-cell>
          <table:table-cell office:value-type="float" office:value="0.83658228356627" calcext:value-type="float">
            <text:p>0.83658228356627</text:p>
          </table:table-cell>
          <table:table-cell office:value-type="float" office:value="0.972657319624104" calcext:value-type="float">
            <text:p>0.972657319624104</text:p>
          </table:table-cell>
          <table:table-cell office:value-type="float" office:value="0.976495859205229" calcext:value-type="float">
            <text:p>0.976495859205229</text:p>
          </table:table-cell>
          <table:table-cell office:value-type="float" office:value="0.647788721059408" calcext:value-type="float">
            <text:p>0.647788721059408</text:p>
          </table:table-cell>
          <table:table-cell office:value-type="float" office:value="0.709076012262823" calcext:value-type="float">
            <text:p>0.709076012262823</text:p>
          </table:table-cell>
          <table:table-cell office:value-type="float" office:value="0.542814200259948" calcext:value-type="float">
            <text:p>0.542814200259948</text:p>
          </table:table-cell>
          <table:table-cell office:value-type="float" office:value="0.970892425881913" calcext:value-type="float">
            <text:p>0.970892425881913</text:p>
          </table:table-cell>
          <table:table-cell office:value-type="float" office:value="-120.442255788118" calcext:value-type="float">
            <text:p>-120.442255788118</text:p>
          </table:table-cell>
          <table:table-cell office:value-type="float" office:value="-108.184797547435" calcext:value-type="float">
            <text:p>-108.184797547435</text:p>
          </table:table-cell>
          <table:table-cell office:value-type="float" office:value="-141.43715994801" calcext:value-type="float">
            <text:p>-141.43715994801</text:p>
          </table:table-cell>
        </table:table-row>
        <table:table-row table:style-name="ro1">
          <table:table-cell office:value-type="string" calcext:value-type="string">
            <text:p>2019-11-12 09:36:22</text:p>
          </table:table-cell>
          <table:table-cell office:value-type="float" office:value="25.1350661540637" calcext:value-type="float">
            <text:p>25.1350661540637</text:p>
          </table:table-cell>
          <table:table-cell office:value-type="float" office:value="82.6204375649455" calcext:value-type="float">
            <text:p>82.6204375649455</text:p>
          </table:table-cell>
          <table:table-cell office:value-type="float" office:value="982.090544496948" calcext:value-type="float">
            <text:p>982.09054449694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181" calcext:value-type="float">
            <text:p>1380181</text:p>
          </table:table-cell>
          <table:table-cell office:value-type="float" office:value="1629693" calcext:value-type="float">
            <text:p>1629693</text:p>
          </table:table-cell>
          <table:table-cell office:value-type="float" office:value="1641727" calcext:value-type="float">
            <text:p>1641727</text:p>
          </table:table-cell>
          <table:table-cell office:value-type="float" office:value="1178782" calcext:value-type="float">
            <text:p>1178782</text:p>
          </table:table-cell>
          <table:table-cell office:value-type="float" office:value="1022454" calcext:value-type="float">
            <text:p>1022454</text:p>
          </table:table-cell>
          <table:table-cell office:value-type="float" office:value="990355" calcext:value-type="float">
            <text:p>990355</text:p>
          </table:table-cell>
          <table:table-cell office:value-type="float" office:value="1626914" calcext:value-type="float">
            <text:p>1626914</text:p>
          </table:table-cell>
          <table:table-cell office:value-type="float" office:value="5" calcext:value-type="float">
            <text:p>5</text:p>
          </table:table-cell>
          <table:table-cell office:value-type="float" office:value="0.822652080375204" calcext:value-type="float">
            <text:p>0.822652080375204</text:p>
          </table:table-cell>
          <table:table-cell office:value-type="float" office:value="0.971372839376073" calcext:value-type="float">
            <text:p>0.971372839376073</text:p>
          </table:table-cell>
          <table:table-cell office:value-type="float" office:value="0.97854566318341" calcext:value-type="float">
            <text:p>0.97854566318341</text:p>
          </table:table-cell>
          <table:table-cell office:value-type="float" office:value="0.702608907533754" calcext:value-type="float">
            <text:p>0.702608907533754</text:p>
          </table:table-cell>
          <table:table-cell office:value-type="float" office:value="0.609430147341507" calcext:value-type="float">
            <text:p>0.609430147341507</text:p>
          </table:table-cell>
          <table:table-cell office:value-type="float" office:value="0.590297650134283" calcext:value-type="float">
            <text:p>0.590297650134283</text:p>
          </table:table-cell>
          <table:table-cell office:value-type="float" office:value="0.969716426100305" calcext:value-type="float">
            <text:p>0.969716426100305</text:p>
          </table:table-cell>
          <table:table-cell office:value-type="float" office:value="-109.478218493249" calcext:value-type="float">
            <text:p>-109.478218493249</text:p>
          </table:table-cell>
          <table:table-cell office:value-type="float" office:value="-128.113970531699" calcext:value-type="float">
            <text:p>-128.113970531699</text:p>
          </table:table-cell>
          <table:table-cell office:value-type="float" office:value="-131.940469973143" calcext:value-type="float">
            <text:p>-131.940469973143</text:p>
          </table:table-cell>
        </table:table-row>
        <table:table-row table:style-name="ro1">
          <table:table-cell office:value-type="string" calcext:value-type="string">
            <text:p>2019-11-12 09:36:23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651435955037" calcext:value-type="float">
            <text:p>82.651435955037</text:p>
          </table:table-cell>
          <table:table-cell office:value-type="float" office:value="982.12850122096" calcext:value-type="float">
            <text:p>982.128501220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0664" calcext:value-type="float">
            <text:p>1400664</text:p>
          </table:table-cell>
          <table:table-cell office:value-type="float" office:value="1606696" calcext:value-type="float">
            <text:p>1606696</text:p>
          </table:table-cell>
          <table:table-cell office:value-type="float" office:value="1581409" calcext:value-type="float">
            <text:p>1581409</text:p>
          </table:table-cell>
          <table:table-cell office:value-type="float" office:value="1056174" calcext:value-type="float">
            <text:p>1056174</text:p>
          </table:table-cell>
          <table:table-cell office:value-type="float" office:value="1227309" calcext:value-type="float">
            <text:p>1227309</text:p>
          </table:table-cell>
          <table:table-cell office:value-type="float" office:value="925462" calcext:value-type="float">
            <text:p>925462</text:p>
          </table:table-cell>
          <table:table-cell office:value-type="float" office:value="1635355" calcext:value-type="float">
            <text:p>1635355</text:p>
          </table:table-cell>
          <table:table-cell office:value-type="float" office:value="5" calcext:value-type="float">
            <text:p>5</text:p>
          </table:table-cell>
          <table:table-cell office:value-type="float" office:value="0.834860901219952" calcext:value-type="float">
            <text:p>0.834860901219952</text:p>
          </table:table-cell>
          <table:table-cell office:value-type="float" office:value="0.957665557583041" calcext:value-type="float">
            <text:p>0.957665557583041</text:p>
          </table:table-cell>
          <table:table-cell office:value-type="float" office:value="0.942593329261938" calcext:value-type="float">
            <text:p>0.942593329261938</text:p>
          </table:table-cell>
          <table:table-cell office:value-type="float" office:value="0.62952883595572" calcext:value-type="float">
            <text:p>0.62952883595572</text:p>
          </table:table-cell>
          <table:table-cell office:value-type="float" office:value="0.731533256951959" calcext:value-type="float">
            <text:p>0.731533256951959</text:p>
          </table:table-cell>
          <table:table-cell office:value-type="float" office:value="0.551618403389264" calcext:value-type="float">
            <text:p>0.551618403389264</text:p>
          </table:table-cell>
          <table:table-cell office:value-type="float" office:value="0.974747654765565" calcext:value-type="float">
            <text:p>0.974747654765565</text:p>
          </table:table-cell>
          <table:table-cell office:value-type="float" office:value="-124.094232808856" calcext:value-type="float">
            <text:p>-124.094232808856</text:p>
          </table:table-cell>
          <table:table-cell office:value-type="float" office:value="-103.693348609608" calcext:value-type="float">
            <text:p>-103.693348609608</text:p>
          </table:table-cell>
          <table:table-cell office:value-type="float" office:value="-139.676319322147" calcext:value-type="float">
            <text:p>-139.676319322147</text:p>
          </table:table-cell>
        </table:table-row>
        <table:table-row table:style-name="ro1">
          <table:table-cell office:value-type="string" calcext:value-type="string">
            <text:p>2019-11-12 09:36:24</text:p>
          </table:table-cell>
          <table:table-cell office:value-type="float" office:value="25.1300121400563" calcext:value-type="float">
            <text:p>25.1300121400563</text:p>
          </table:table-cell>
          <table:table-cell office:value-type="float" office:value="82.6092686454858" calcext:value-type="float">
            <text:p>82.6092686454858</text:p>
          </table:table-cell>
          <table:table-cell office:value-type="float" office:value="982.054530434677" calcext:value-type="float">
            <text:p>982.0545304346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649" calcext:value-type="float">
            <text:p>1378649</text:p>
          </table:table-cell>
          <table:table-cell office:value-type="float" office:value="1636739" calcext:value-type="float">
            <text:p>1636739</text:p>
          </table:table-cell>
          <table:table-cell office:value-type="float" office:value="1656497" calcext:value-type="float">
            <text:p>1656497</text:p>
          </table:table-cell>
          <table:table-cell office:value-type="float" office:value="988120" calcext:value-type="float">
            <text:p>988120</text:p>
          </table:table-cell>
          <table:table-cell office:value-type="float" office:value="1208213" calcext:value-type="float">
            <text:p>1208213</text:p>
          </table:table-cell>
          <table:table-cell office:value-type="float" office:value="1006351" calcext:value-type="float">
            <text:p>1006351</text:p>
          </table:table-cell>
          <table:table-cell office:value-type="float" office:value="1636721" calcext:value-type="float">
            <text:p>1636721</text:p>
          </table:table-cell>
          <table:table-cell office:value-type="float" office:value="5" calcext:value-type="float">
            <text:p>5</text:p>
          </table:table-cell>
          <table:table-cell office:value-type="float" office:value="0.82173893710839" calcext:value-type="float">
            <text:p>0.82173893710839</text:p>
          </table:table-cell>
          <table:table-cell office:value-type="float" office:value="0.975572583147595" calcext:value-type="float">
            <text:p>0.975572583147595</text:p>
          </table:table-cell>
          <table:table-cell office:value-type="float" office:value="0.987349270266207" calcext:value-type="float">
            <text:p>0.987349270266207</text:p>
          </table:table-cell>
          <table:table-cell office:value-type="float" office:value="0.588965486164747" calcext:value-type="float">
            <text:p>0.588965486164747</text:p>
          </table:table-cell>
          <table:table-cell office:value-type="float" office:value="0.720151152628798" calcext:value-type="float">
            <text:p>0.720151152628798</text:p>
          </table:table-cell>
          <table:table-cell office:value-type="float" office:value="0.599832010249139" calcext:value-type="float">
            <text:p>0.599832010249139</text:p>
          </table:table-cell>
          <table:table-cell office:value-type="float" office:value="0.975561854310257" calcext:value-type="float">
            <text:p>0.975561854310257</text:p>
          </table:table-cell>
          <table:table-cell office:value-type="float" office:value="-132.206902767051" calcext:value-type="float">
            <text:p>-132.206902767051</text:p>
          </table:table-cell>
          <table:table-cell office:value-type="float" office:value="-105.96976947424" calcext:value-type="float">
            <text:p>-105.96976947424</text:p>
          </table:table-cell>
          <table:table-cell office:value-type="float" office:value="-130.033597950172" calcext:value-type="float">
            <text:p>-130.033597950172</text:p>
          </table:table-cell>
        </table:table-row>
        <table:table-row table:style-name="ro1">
          <table:table-cell office:value-type="string" calcext:value-type="string">
            <text:p>2019-11-12 09:36:26</text:p>
          </table:table-cell>
          <table:table-cell office:value-type="float" office:value="25.1300121400563" calcext:value-type="float">
            <text:p>25.1300121400563</text:p>
          </table:table-cell>
          <table:table-cell office:value-type="float" office:value="82.5612651020805" calcext:value-type="float">
            <text:p>82.5612651020805</text:p>
          </table:table-cell>
          <table:table-cell office:value-type="float" office:value="982.164515769671" calcext:value-type="float">
            <text:p>982.1645157696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7495" calcext:value-type="float">
            <text:p>1387495</text:p>
          </table:table-cell>
          <table:table-cell office:value-type="float" office:value="1632590" calcext:value-type="float">
            <text:p>1632590</text:p>
          </table:table-cell>
          <table:table-cell office:value-type="float" office:value="1658131" calcext:value-type="float">
            <text:p>1658131</text:p>
          </table:table-cell>
          <table:table-cell office:value-type="float" office:value="1157238" calcext:value-type="float">
            <text:p>1157238</text:p>
          </table:table-cell>
          <table:table-cell office:value-type="float" office:value="1023473" calcext:value-type="float">
            <text:p>1023473</text:p>
          </table:table-cell>
          <table:table-cell office:value-type="float" office:value="1108485" calcext:value-type="float">
            <text:p>1108485</text:p>
          </table:table-cell>
          <table:table-cell office:value-type="float" office:value="1636980" calcext:value-type="float">
            <text:p>1636980</text:p>
          </table:table-cell>
          <table:table-cell office:value-type="float" office:value="5" calcext:value-type="float">
            <text:p>5</text:p>
          </table:table-cell>
          <table:table-cell office:value-type="float" office:value="0.827011564613767" calcext:value-type="float">
            <text:p>0.827011564613767</text:p>
          </table:table-cell>
          <table:table-cell office:value-type="float" office:value="0.97309958614106" calcext:value-type="float">
            <text:p>0.97309958614106</text:p>
          </table:table-cell>
          <table:table-cell office:value-type="float" office:value="0.98832321027794" calcext:value-type="float">
            <text:p>0.98832321027794</text:p>
          </table:table-cell>
          <table:table-cell office:value-type="float" office:value="0.68976768133255" calcext:value-type="float">
            <text:p>0.68976768133255</text:p>
          </table:table-cell>
          <table:table-cell office:value-type="float" office:value="0.610037518744173" calcext:value-type="float">
            <text:p>0.610037518744173</text:p>
          </table:table-cell>
          <table:table-cell office:value-type="float" office:value="0.660708625401095" calcext:value-type="float">
            <text:p>0.660708625401095</text:p>
          </table:table-cell>
          <table:table-cell office:value-type="float" office:value="0.975716230358628" calcext:value-type="float">
            <text:p>0.975716230358628</text:p>
          </table:table-cell>
          <table:table-cell office:value-type="float" office:value="-112.04646373349" calcext:value-type="float">
            <text:p>-112.04646373349</text:p>
          </table:table-cell>
          <table:table-cell office:value-type="float" office:value="-127.992496251165" calcext:value-type="float">
            <text:p>-127.992496251165</text:p>
          </table:table-cell>
          <table:table-cell office:value-type="float" office:value="-117.858274919781" calcext:value-type="float">
            <text:p>-117.858274919781</text:p>
          </table:table-cell>
        </table:table-row>
        <table:table-row table:style-name="ro1">
          <table:table-cell office:value-type="string" calcext:value-type="string">
            <text:p>2019-11-12 09:36:27</text:p>
          </table:table-cell>
          <table:table-cell office:value-type="float" office:value="25.1350661540637" calcext:value-type="float">
            <text:p>25.1350661540637</text:p>
          </table:table-cell>
          <table:table-cell office:value-type="float" office:value="82.6311050098852" calcext:value-type="float">
            <text:p>82.6311050098852</text:p>
          </table:table-cell>
          <table:table-cell office:value-type="float" office:value="982.118041048698" calcext:value-type="float">
            <text:p>982.11804104869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815" calcext:value-type="float">
            <text:p>1379815</text:p>
          </table:table-cell>
          <table:table-cell office:value-type="float" office:value="1630483" calcext:value-type="float">
            <text:p>1630483</text:p>
          </table:table-cell>
          <table:table-cell office:value-type="float" office:value="1656063" calcext:value-type="float">
            <text:p>1656063</text:p>
          </table:table-cell>
          <table:table-cell office:value-type="float" office:value="1194754" calcext:value-type="float">
            <text:p>1194754</text:p>
          </table:table-cell>
          <table:table-cell office:value-type="float" office:value="1019044" calcext:value-type="float">
            <text:p>1019044</text:p>
          </table:table-cell>
          <table:table-cell office:value-type="float" office:value="1082393" calcext:value-type="float">
            <text:p>1082393</text:p>
          </table:table-cell>
          <table:table-cell office:value-type="float" office:value="1632719" calcext:value-type="float">
            <text:p>1632719</text:p>
          </table:table-cell>
          <table:table-cell office:value-type="float" office:value="5" calcext:value-type="float">
            <text:p>5</text:p>
          </table:table-cell>
          <table:table-cell office:value-type="float" office:value="0.82243392734932" calcext:value-type="float">
            <text:p>0.82243392734932</text:p>
          </table:table-cell>
          <table:table-cell office:value-type="float" office:value="0.971843716125931" calcext:value-type="float">
            <text:p>0.971843716125931</text:p>
          </table:table-cell>
          <table:table-cell office:value-type="float" office:value="0.987090586077045" calcext:value-type="float">
            <text:p>0.987090586077045</text:p>
          </table:table-cell>
          <table:table-cell office:value-type="float" office:value="0.712128962532158" calcext:value-type="float">
            <text:p>0.712128962532158</text:p>
          </table:table-cell>
          <table:table-cell office:value-type="float" office:value="0.607397628712371" calcext:value-type="float">
            <text:p>0.607397628712371</text:p>
          </table:table-cell>
          <table:table-cell office:value-type="float" office:value="0.645156579632351" calcext:value-type="float">
            <text:p>0.645156579632351</text:p>
          </table:table-cell>
          <table:table-cell office:value-type="float" office:value="0.973176476141986" calcext:value-type="float">
            <text:p>0.973176476141986</text:p>
          </table:table-cell>
          <table:table-cell office:value-type="float" office:value="-107.574207493568" calcext:value-type="float">
            <text:p>-107.574207493568</text:p>
          </table:table-cell>
          <table:table-cell office:value-type="float" office:value="-128.520474257526" calcext:value-type="float">
            <text:p>-128.520474257526</text:p>
          </table:table-cell>
          <table:table-cell office:value-type="float" office:value="-120.96868407353" calcext:value-type="float">
            <text:p>-120.96868407353</text:p>
          </table:table-cell>
        </table:table-row>
        <table:table-row table:style-name="ro1">
          <table:table-cell office:value-type="string" calcext:value-type="string">
            <text:p>2019-11-12 09:36:28</text:p>
          </table:table-cell>
          <table:table-cell office:value-type="float" office:value="25.1300121400563" calcext:value-type="float">
            <text:p>25.1300121400563</text:p>
          </table:table-cell>
          <table:table-cell office:value-type="float" office:value="82.5879338227349" calcext:value-type="float">
            <text:p>82.5879338227349</text:p>
          </table:table-cell>
          <table:table-cell office:value-type="float" office:value="982.082026735794" calcext:value-type="float">
            <text:p>982.0820267357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891" calcext:value-type="float">
            <text:p>1377891</text:p>
          </table:table-cell>
          <table:table-cell office:value-type="float" office:value="1633092" calcext:value-type="float">
            <text:p>1633092</text:p>
          </table:table-cell>
          <table:table-cell office:value-type="float" office:value="1647439" calcext:value-type="float">
            <text:p>1647439</text:p>
          </table:table-cell>
          <table:table-cell office:value-type="float" office:value="990072" calcext:value-type="float">
            <text:p>990072</text:p>
          </table:table-cell>
          <table:table-cell office:value-type="float" office:value="1224650" calcext:value-type="float">
            <text:p>1224650</text:p>
          </table:table-cell>
          <table:table-cell office:value-type="float" office:value="933417" calcext:value-type="float">
            <text:p>933417</text:p>
          </table:table-cell>
          <table:table-cell office:value-type="float" office:value="1633905" calcext:value-type="float">
            <text:p>1633905</text:p>
          </table:table-cell>
          <table:table-cell office:value-type="float" office:value="5" calcext:value-type="float">
            <text:p>5</text:p>
          </table:table-cell>
          <table:table-cell office:value-type="float" office:value="0.821287133847133" calcext:value-type="float">
            <text:p>0.821287133847133</text:p>
          </table:table-cell>
          <table:table-cell office:value-type="float" office:value="0.973398801493502" calcext:value-type="float">
            <text:p>0.973398801493502</text:p>
          </table:table-cell>
          <table:table-cell office:value-type="float" office:value="0.981950280898843" calcext:value-type="float">
            <text:p>0.981950280898843</text:p>
          </table:table-cell>
          <table:table-cell office:value-type="float" office:value="0.590128968969461" calcext:value-type="float">
            <text:p>0.590128968969461</text:p>
          </table:table-cell>
          <table:table-cell office:value-type="float" office:value="0.729948369258448" calcext:value-type="float">
            <text:p>0.729948369258448</text:p>
          </table:table-cell>
          <table:table-cell office:value-type="float" office:value="0.556359953446383" calcext:value-type="float">
            <text:p>0.556359953446383</text:p>
          </table:table-cell>
          <table:table-cell office:value-type="float" office:value="0.973883387313293" calcext:value-type="float">
            <text:p>0.973883387313293</text:p>
          </table:table-cell>
          <table:table-cell office:value-type="float" office:value="-131.974206206108" calcext:value-type="float">
            <text:p>-131.974206206108</text:p>
          </table:table-cell>
          <table:table-cell office:value-type="float" office:value="-104.01032614831" calcext:value-type="float">
            <text:p>-104.01032614831</text:p>
          </table:table-cell>
          <table:table-cell office:value-type="float" office:value="-138.728009310723" calcext:value-type="float">
            <text:p>-138.728009310723</text:p>
          </table:table-cell>
        </table:table-row>
        <table:table-row table:style-name="ro1">
          <table:table-cell office:value-type="string" calcext:value-type="string">
            <text:p>2019-11-12 09:36:29</text:p>
          </table:table-cell>
          <table:table-cell office:value-type="float" office:value="25.1300121400563" calcext:value-type="float">
            <text:p>25.1300121400563</text:p>
          </table:table-cell>
          <table:table-cell office:value-type="float" office:value="82.6199360056038" calcext:value-type="float">
            <text:p>82.6199360056038</text:p>
          </table:table-cell>
          <table:table-cell office:value-type="float" office:value="982.054530434677" calcext:value-type="float">
            <text:p>982.0545304346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5078" calcext:value-type="float">
            <text:p>1405078</text:p>
          </table:table-cell>
          <table:table-cell office:value-type="float" office:value="1630234" calcext:value-type="float">
            <text:p>1630234</text:p>
          </table:table-cell>
          <table:table-cell office:value-type="float" office:value="1648073" calcext:value-type="float">
            <text:p>1648073</text:p>
          </table:table-cell>
          <table:table-cell office:value-type="float" office:value="1093406" calcext:value-type="float">
            <text:p>1093406</text:p>
          </table:table-cell>
          <table:table-cell office:value-type="float" office:value="1181633" calcext:value-type="float">
            <text:p>1181633</text:p>
          </table:table-cell>
          <table:table-cell office:value-type="float" office:value="917404" calcext:value-type="float">
            <text:p>917404</text:p>
          </table:table-cell>
          <table:table-cell office:value-type="float" office:value="1631186" calcext:value-type="float">
            <text:p>1631186</text:p>
          </table:table-cell>
          <table:table-cell office:value-type="float" office:value="5" calcext:value-type="float">
            <text:p>5</text:p>
          </table:table-cell>
          <table:table-cell office:value-type="float" office:value="0.837491850553972" calcext:value-type="float">
            <text:p>0.837491850553972</text:p>
          </table:table-cell>
          <table:table-cell office:value-type="float" office:value="0.971695300542748" calcext:value-type="float">
            <text:p>0.971695300542748</text:p>
          </table:table-cell>
          <table:table-cell office:value-type="float" office:value="0.982328174391767" calcext:value-type="float">
            <text:p>0.982328174391767</text:p>
          </table:table-cell>
          <table:table-cell office:value-type="float" office:value="0.651720839943986" calcext:value-type="float">
            <text:p>0.651720839943986</text:p>
          </table:table-cell>
          <table:table-cell office:value-type="float" office:value="0.704308236158876" calcext:value-type="float">
            <text:p>0.704308236158876</text:p>
          </table:table-cell>
          <table:table-cell office:value-type="float" office:value="0.546815460540707" calcext:value-type="float">
            <text:p>0.546815460540707</text:p>
          </table:table-cell>
          <table:table-cell office:value-type="float" office:value="0.972262736828653" calcext:value-type="float">
            <text:p>0.972262736828653</text:p>
          </table:table-cell>
          <table:table-cell office:value-type="float" office:value="-119.655832011203" calcext:value-type="float">
            <text:p>-119.655832011203</text:p>
          </table:table-cell>
          <table:table-cell office:value-type="float" office:value="-109.138352768225" calcext:value-type="float">
            <text:p>-109.138352768225</text:p>
          </table:table-cell>
          <table:table-cell office:value-type="float" office:value="-140.636907891859" calcext:value-type="float">
            <text:p>-140.636907891859</text:p>
          </table:table-cell>
        </table:table-row>
        <table:table-row table:style-name="ro1">
          <table:table-cell office:value-type="string" calcext:value-type="string">
            <text:p>2019-11-12 09:36:31</text:p>
          </table:table-cell>
          <table:table-cell office:value-type="float" office:value="25.1300121400563" calcext:value-type="float">
            <text:p>25.1300121400563</text:p>
          </table:table-cell>
          <table:table-cell office:value-type="float" office:value="82.5612651020805" calcext:value-type="float">
            <text:p>82.5612651020805</text:p>
          </table:table-cell>
          <table:table-cell office:value-type="float" office:value="982.109523058665" calcext:value-type="float">
            <text:p>982.10952305866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5633" calcext:value-type="float">
            <text:p>1405633</text:p>
          </table:table-cell>
          <table:table-cell office:value-type="float" office:value="1629321" calcext:value-type="float">
            <text:p>1629321</text:p>
          </table:table-cell>
          <table:table-cell office:value-type="float" office:value="1646420" calcext:value-type="float">
            <text:p>1646420</text:p>
          </table:table-cell>
          <table:table-cell office:value-type="float" office:value="1100438" calcext:value-type="float">
            <text:p>1100438</text:p>
          </table:table-cell>
          <table:table-cell office:value-type="float" office:value="1179344" calcext:value-type="float">
            <text:p>1179344</text:p>
          </table:table-cell>
          <table:table-cell office:value-type="float" office:value="919560" calcext:value-type="float">
            <text:p>919560</text:p>
          </table:table-cell>
          <table:table-cell office:value-type="float" office:value="1630852" calcext:value-type="float">
            <text:p>1630852</text:p>
          </table:table-cell>
          <table:table-cell office:value-type="float" office:value="5" calcext:value-type="float">
            <text:p>5</text:p>
          </table:table-cell>
          <table:table-cell office:value-type="float" office:value="0.83782265637191" calcext:value-type="float">
            <text:p>0.83782265637191</text:p>
          </table:table-cell>
          <table:table-cell office:value-type="float" office:value="0.971151110071076" calcext:value-type="float">
            <text:p>0.971151110071076</text:p>
          </table:table-cell>
          <table:table-cell office:value-type="float" office:value="0.981342909496177" calcext:value-type="float">
            <text:p>0.981342909496177</text:p>
          </table:table-cell>
          <table:table-cell office:value-type="float" office:value="0.655912239064245" calcext:value-type="float">
            <text:p>0.655912239064245</text:p>
          </table:table-cell>
          <table:table-cell office:value-type="float" office:value="0.702943885677324" calcext:value-type="float">
            <text:p>0.702943885677324</text:p>
          </table:table-cell>
          <table:table-cell office:value-type="float" office:value="0.548100536835258" calcext:value-type="float">
            <text:p>0.548100536835258</text:p>
          </table:table-cell>
          <table:table-cell office:value-type="float" office:value="0.972063657291372" calcext:value-type="float">
            <text:p>0.972063657291372</text:p>
          </table:table-cell>
          <table:table-cell office:value-type="float" office:value="-118.817552187151" calcext:value-type="float">
            <text:p>-118.817552187151</text:p>
          </table:table-cell>
          <table:table-cell office:value-type="float" office:value="-109.411222864535" calcext:value-type="float">
            <text:p>-109.411222864535</text:p>
          </table:table-cell>
          <table:table-cell office:value-type="float" office:value="-140.379892632948" calcext:value-type="float">
            <text:p>-140.379892632948</text:p>
          </table:table-cell>
        </table:table-row>
        <table:table-row table:style-name="ro1">
          <table:table-cell office:value-type="string" calcext:value-type="string">
            <text:p>2019-11-12 09:36:32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5234280364258" calcext:value-type="float">
            <text:p>82.5234280364258</text:p>
          </table:table-cell>
          <table:table-cell office:value-type="float" office:value="982.101005105213" calcext:value-type="float">
            <text:p>982.1010051052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4676" calcext:value-type="float">
            <text:p>1404676</text:p>
          </table:table-cell>
          <table:table-cell office:value-type="float" office:value="1628805" calcext:value-type="float">
            <text:p>1628805</text:p>
          </table:table-cell>
          <table:table-cell office:value-type="float" office:value="1646135" calcext:value-type="float">
            <text:p>1646135</text:p>
          </table:table-cell>
          <table:table-cell office:value-type="float" office:value="1136117" calcext:value-type="float">
            <text:p>1136117</text:p>
          </table:table-cell>
          <table:table-cell office:value-type="float" office:value="1176024" calcext:value-type="float">
            <text:p>1176024</text:p>
          </table:table-cell>
          <table:table-cell office:value-type="float" office:value="934567" calcext:value-type="float">
            <text:p>934567</text:p>
          </table:table-cell>
          <table:table-cell office:value-type="float" office:value="1629876" calcext:value-type="float">
            <text:p>1629876</text:p>
          </table:table-cell>
          <table:table-cell office:value-type="float" office:value="5" calcext:value-type="float">
            <text:p>5</text:p>
          </table:table-cell>
          <table:table-cell office:value-type="float" office:value="0.837252239853411" calcext:value-type="float">
            <text:p>0.837252239853411</text:p>
          </table:table-cell>
          <table:table-cell office:value-type="float" office:value="0.970843550067371" calcext:value-type="float">
            <text:p>0.970843550067371</text:p>
          </table:table-cell>
          <table:table-cell office:value-type="float" office:value="0.981173036238317" calcext:value-type="float">
            <text:p>0.981173036238317</text:p>
          </table:table-cell>
          <table:table-cell office:value-type="float" office:value="0.677178582808802" calcext:value-type="float">
            <text:p>0.677178582808802</text:p>
          </table:table-cell>
          <table:table-cell office:value-type="float" office:value="0.700965011234881" calcext:value-type="float">
            <text:p>0.700965011234881</text:p>
          </table:table-cell>
          <table:table-cell office:value-type="float" office:value="0.557045406943012" calcext:value-type="float">
            <text:p>0.557045406943012</text:p>
          </table:table-cell>
          <table:table-cell office:value-type="float" office:value="0.971481915889015" calcext:value-type="float">
            <text:p>0.971481915889015</text:p>
          </table:table-cell>
          <table:table-cell office:value-type="float" office:value="-114.56428343824" calcext:value-type="float">
            <text:p>-114.56428343824</text:p>
          </table:table-cell>
          <table:table-cell office:value-type="float" office:value="-109.806997753024" calcext:value-type="float">
            <text:p>-109.806997753024</text:p>
          </table:table-cell>
          <table:table-cell office:value-type="float" office:value="-138.590918611398" calcext:value-type="float">
            <text:p>-138.590918611398</text:p>
          </table:table-cell>
        </table:table-row>
        <table:table-row table:style-name="ro1">
          <table:table-cell office:value-type="string" calcext:value-type="string">
            <text:p>2019-11-12 09:36:33</text:p>
          </table:table-cell>
          <table:table-cell office:value-type="float" office:value="25.1300121400563" calcext:value-type="float">
            <text:p>25.1300121400563</text:p>
          </table:table-cell>
          <table:table-cell office:value-type="float" office:value="82.5079270200522" calcext:value-type="float">
            <text:p>82.5079270200522</text:p>
          </table:table-cell>
          <table:table-cell office:value-type="float" office:value="982.137019403291" calcext:value-type="float">
            <text:p>982.1370194032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4977" calcext:value-type="float">
            <text:p>1404977</text:p>
          </table:table-cell>
          <table:table-cell office:value-type="float" office:value="1629997" calcext:value-type="float">
            <text:p>1629997</text:p>
          </table:table-cell>
          <table:table-cell office:value-type="float" office:value="1643458" calcext:value-type="float">
            <text:p>1643458</text:p>
          </table:table-cell>
          <table:table-cell office:value-type="float" office:value="1047852" calcext:value-type="float">
            <text:p>1047852</text:p>
          </table:table-cell>
          <table:table-cell office:value-type="float" office:value="1076629" calcext:value-type="float">
            <text:p>1076629</text:p>
          </table:table-cell>
          <table:table-cell office:value-type="float" office:value="1132599" calcext:value-type="float">
            <text:p>1132599</text:p>
          </table:table-cell>
          <table:table-cell office:value-type="float" office:value="1635780" calcext:value-type="float">
            <text:p>1635780</text:p>
          </table:table-cell>
          <table:table-cell office:value-type="float" office:value="5" calcext:value-type="float">
            <text:p>5</text:p>
          </table:table-cell>
          <table:table-cell office:value-type="float" office:value="0.837431649855572" calcext:value-type="float">
            <text:p>0.837431649855572</text:p>
          </table:table-cell>
          <table:table-cell office:value-type="float" office:value="0.97155403751779" calcext:value-type="float">
            <text:p>0.97155403751779</text:p>
          </table:table-cell>
          <table:table-cell office:value-type="float" office:value="0.979577419707467" calcext:value-type="float">
            <text:p>0.979577419707467</text:p>
          </table:table-cell>
          <table:table-cell office:value-type="float" office:value="0.624568536826198" calcext:value-type="float">
            <text:p>0.624568536826198</text:p>
          </table:table-cell>
          <table:table-cell office:value-type="float" office:value="0.641720967497941" calcext:value-type="float">
            <text:p>0.641720967497941</text:p>
          </table:table-cell>
          <table:table-cell office:value-type="float" office:value="0.675081691155635" calcext:value-type="float">
            <text:p>0.675081691155635</text:p>
          </table:table-cell>
          <table:table-cell office:value-type="float" office:value="0.975000974536058" calcext:value-type="float">
            <text:p>0.975000974536058</text:p>
          </table:table-cell>
          <table:table-cell office:value-type="float" office:value="-125.08629263476" calcext:value-type="float">
            <text:p>-125.08629263476</text:p>
          </table:table-cell>
          <table:table-cell office:value-type="float" office:value="-121.655806500412" calcext:value-type="float">
            <text:p>-121.655806500412</text:p>
          </table:table-cell>
          <table:table-cell office:value-type="float" office:value="-114.983661768873" calcext:value-type="float">
            <text:p>-114.983661768873</text:p>
          </table:table-cell>
        </table:table-row>
        <table:table-row table:style-name="ro1">
          <table:table-cell office:value-type="string" calcext:value-type="string">
            <text:p>2019-11-12 09:36:34</text:p>
          </table:table-cell>
          <table:table-cell office:value-type="float" office:value="25.1350661540637" calcext:value-type="float">
            <text:p>25.1350661540637</text:p>
          </table:table-cell>
          <table:table-cell office:value-type="float" office:value="82.519095133666" calcext:value-type="float">
            <text:p>82.519095133666</text:p>
          </table:table-cell>
          <table:table-cell office:value-type="float" office:value="982.118041048698" calcext:value-type="float">
            <text:p>982.11804104869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019" calcext:value-type="float">
            <text:p>1381019</text:p>
          </table:table-cell>
          <table:table-cell office:value-type="float" office:value="1626749" calcext:value-type="float">
            <text:p>1626749</text:p>
          </table:table-cell>
          <table:table-cell office:value-type="float" office:value="1645243" calcext:value-type="float">
            <text:p>1645243</text:p>
          </table:table-cell>
          <table:table-cell office:value-type="float" office:value="1193778" calcext:value-type="float">
            <text:p>1193778</text:p>
          </table:table-cell>
          <table:table-cell office:value-type="float" office:value="1027041" calcext:value-type="float">
            <text:p>1027041</text:p>
          </table:table-cell>
          <table:table-cell office:value-type="float" office:value="1098860" calcext:value-type="float">
            <text:p>1098860</text:p>
          </table:table-cell>
          <table:table-cell office:value-type="float" office:value="1629270" calcext:value-type="float">
            <text:p>1629270</text:p>
          </table:table-cell>
          <table:table-cell office:value-type="float" office:value="5" calcext:value-type="float">
            <text:p>5</text:p>
          </table:table-cell>
          <table:table-cell office:value-type="float" office:value="0.823151567357965" calcext:value-type="float">
            <text:p>0.823151567357965</text:p>
          </table:table-cell>
          <table:table-cell office:value-type="float" office:value="0.969618078424702" calcext:value-type="float">
            <text:p>0.969618078424702</text:p>
          </table:table-cell>
          <table:table-cell office:value-type="float" office:value="0.98064136274354" calcext:value-type="float">
            <text:p>0.98064136274354</text:p>
          </table:table-cell>
          <table:table-cell office:value-type="float" office:value="0.711547221129801" calcext:value-type="float">
            <text:p>0.711547221129801</text:p>
          </table:table-cell>
          <table:table-cell office:value-type="float" office:value="0.61216421272328" calcext:value-type="float">
            <text:p>0.61216421272328</text:p>
          </table:table-cell>
          <table:table-cell office:value-type="float" office:value="0.654971677657566" calcext:value-type="float">
            <text:p>0.654971677657566</text:p>
          </table:table-cell>
          <table:table-cell office:value-type="float" office:value="0.971120711698617" calcext:value-type="float">
            <text:p>0.971120711698617</text:p>
          </table:table-cell>
          <table:table-cell office:value-type="float" office:value="-107.69055577404" calcext:value-type="float">
            <text:p>-107.69055577404</text:p>
          </table:table-cell>
          <table:table-cell office:value-type="float" office:value="-127.567157455344" calcext:value-type="float">
            <text:p>-127.567157455344</text:p>
          </table:table-cell>
          <table:table-cell office:value-type="float" office:value="-119.005664468487" calcext:value-type="float">
            <text:p>-119.005664468487</text:p>
          </table:table-cell>
        </table:table-row>
        <table:table-row table:style-name="ro1">
          <table:table-cell office:value-type="string" calcext:value-type="string">
            <text:p>2019-11-12 09:36:36</text:p>
          </table:table-cell>
          <table:table-cell office:value-type="float" office:value="25.1350661540637" calcext:value-type="float">
            <text:p>25.1350661540637</text:p>
          </table:table-cell>
          <table:table-cell office:value-type="float" office:value="82.519095133666" calcext:value-type="float">
            <text:p>82.519095133666</text:p>
          </table:table-cell>
          <table:table-cell office:value-type="float" office:value="982.145537622202" calcext:value-type="float">
            <text:p>982.1455376222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388" calcext:value-type="float">
            <text:p>1381388</text:p>
          </table:table-cell>
          <table:table-cell office:value-type="float" office:value="1627112" calcext:value-type="float">
            <text:p>1627112</text:p>
          </table:table-cell>
          <table:table-cell office:value-type="float" office:value="1644189" calcext:value-type="float">
            <text:p>1644189</text:p>
          </table:table-cell>
          <table:table-cell office:value-type="float" office:value="1194952" calcext:value-type="float">
            <text:p>1194952</text:p>
          </table:table-cell>
          <table:table-cell office:value-type="float" office:value="1017841" calcext:value-type="float">
            <text:p>1017841</text:p>
          </table:table-cell>
          <table:table-cell office:value-type="float" office:value="1099622" calcext:value-type="float">
            <text:p>1099622</text:p>
          </table:table-cell>
          <table:table-cell office:value-type="float" office:value="1624980" calcext:value-type="float">
            <text:p>1624980</text:p>
          </table:table-cell>
          <table:table-cell office:value-type="float" office:value="5" calcext:value-type="float">
            <text:p>5</text:p>
          </table:table-cell>
          <table:table-cell office:value-type="float" office:value="0.823371508523405" calcext:value-type="float">
            <text:p>0.823371508523405</text:p>
          </table:table-cell>
          <table:table-cell office:value-type="float" office:value="0.969834443311029" calcext:value-type="float">
            <text:p>0.969834443311029</text:p>
          </table:table-cell>
          <table:table-cell office:value-type="float" office:value="0.980013129712716" calcext:value-type="float">
            <text:p>0.980013129712716</text:p>
          </table:table-cell>
          <table:table-cell office:value-type="float" office:value="0.712246979742882" calcext:value-type="float">
            <text:p>0.712246979742882</text:p>
          </table:table-cell>
          <table:table-cell office:value-type="float" office:value="0.606680584750245" calcext:value-type="float">
            <text:p>0.606680584750245</text:p>
          </table:table-cell>
          <table:table-cell office:value-type="float" office:value="0.655425865104897" calcext:value-type="float">
            <text:p>0.655425865104897</text:p>
          </table:table-cell>
          <table:table-cell office:value-type="float" office:value="0.96856367213293" calcext:value-type="float">
            <text:p>0.96856367213293</text:p>
          </table:table-cell>
          <table:table-cell office:value-type="float" office:value="-107.550604051424" calcext:value-type="float">
            <text:p>-107.550604051424</text:p>
          </table:table-cell>
          <table:table-cell office:value-type="float" office:value="-128.663883049951" calcext:value-type="float">
            <text:p>-128.663883049951</text:p>
          </table:table-cell>
          <table:table-cell office:value-type="float" office:value="-118.91482697902" calcext:value-type="float">
            <text:p>-118.91482697902</text:p>
          </table:table-cell>
        </table:table-row>
        <table:table-row table:style-name="ro1">
          <table:table-cell office:value-type="string" calcext:value-type="string">
            <text:p>2019-11-12 09:36:37</text:p>
          </table:table-cell>
          <table:table-cell office:value-type="float" office:value="25.1300121400563" calcext:value-type="float">
            <text:p>25.1300121400563</text:p>
          </table:table-cell>
          <table:table-cell office:value-type="float" office:value="82.4972593011315" calcext:value-type="float">
            <text:p>82.4972593011315</text:p>
          </table:table-cell>
          <table:table-cell office:value-type="float" office:value="982.109523058665" calcext:value-type="float">
            <text:p>982.10952305866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7940" calcext:value-type="float">
            <text:p>1397940</text:p>
          </table:table-cell>
          <table:table-cell office:value-type="float" office:value="1628289" calcext:value-type="float">
            <text:p>1628289</text:p>
          </table:table-cell>
          <table:table-cell office:value-type="float" office:value="1642254" calcext:value-type="float">
            <text:p>1642254</text:p>
          </table:table-cell>
          <table:table-cell office:value-type="float" office:value="1093534" calcext:value-type="float">
            <text:p>1093534</text:p>
          </table:table-cell>
          <table:table-cell office:value-type="float" office:value="1057634" calcext:value-type="float">
            <text:p>1057634</text:p>
          </table:table-cell>
          <table:table-cell office:value-type="float" office:value="1093155" calcext:value-type="float">
            <text:p>1093155</text:p>
          </table:table-cell>
          <table:table-cell office:value-type="float" office:value="1625767" calcext:value-type="float">
            <text:p>1625767</text:p>
          </table:table-cell>
          <table:table-cell office:value-type="float" office:value="5" calcext:value-type="float">
            <text:p>5</text:p>
          </table:table-cell>
          <table:table-cell office:value-type="float" office:value="0.833237270502719" calcext:value-type="float">
            <text:p>0.833237270502719</text:p>
          </table:table-cell>
          <table:table-cell office:value-type="float" office:value="0.970535990063666" calcext:value-type="float">
            <text:p>0.970535990063666</text:p>
          </table:table-cell>
          <table:table-cell office:value-type="float" office:value="0.978859779698822" calcext:value-type="float">
            <text:p>0.978859779698822</text:p>
          </table:table-cell>
          <table:table-cell office:value-type="float" office:value="0.651797133898393" calcext:value-type="float">
            <text:p>0.651797133898393</text:p>
          </table:table-cell>
          <table:table-cell office:value-type="float" office:value="0.630399063873179" calcext:value-type="float">
            <text:p>0.630399063873179</text:p>
          </table:table-cell>
          <table:table-cell office:value-type="float" office:value="0.651571232267765" calcext:value-type="float">
            <text:p>0.651571232267765</text:p>
          </table:table-cell>
          <table:table-cell office:value-type="float" office:value="0.969032760743232" calcext:value-type="float">
            <text:p>0.969032760743232</text:p>
          </table:table-cell>
          <table:table-cell office:value-type="float" office:value="-119.640573220321" calcext:value-type="float">
            <text:p>-119.640573220321</text:p>
          </table:table-cell>
          <table:table-cell office:value-type="float" office:value="-123.920187225364" calcext:value-type="float">
            <text:p>-123.920187225364</text:p>
          </table:table-cell>
          <table:table-cell office:value-type="float" office:value="-119.685753546447" calcext:value-type="float">
            <text:p>-119.685753546447</text:p>
          </table:table-cell>
        </table:table-row>
        <table:table-row table:style-name="ro1">
          <table:table-cell office:value-type="string" calcext:value-type="string">
            <text:p>2019-11-12 09:36:38</text:p>
          </table:table-cell>
          <table:table-cell office:value-type="float" office:value="25.140120168362" calcext:value-type="float">
            <text:p>25.140120168362</text:p>
          </table:table-cell>
          <table:table-cell office:value-type="float" office:value="82.508927630208" calcext:value-type="float">
            <text:p>82.508927630208</text:p>
          </table:table-cell>
          <table:table-cell office:value-type="float" office:value="982.099062294681" calcext:value-type="float">
            <text:p>982.0990622946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169" calcext:value-type="float">
            <text:p>1382169</text:p>
          </table:table-cell>
          <table:table-cell office:value-type="float" office:value="1625556" calcext:value-type="float">
            <text:p>1625556</text:p>
          </table:table-cell>
          <table:table-cell office:value-type="float" office:value="1643044" calcext:value-type="float">
            <text:p>1643044</text:p>
          </table:table-cell>
          <table:table-cell office:value-type="float" office:value="1175817" calcext:value-type="float">
            <text:p>1175817</text:p>
          </table:table-cell>
          <table:table-cell office:value-type="float" office:value="1026530" calcext:value-type="float">
            <text:p>1026530</text:p>
          </table:table-cell>
          <table:table-cell office:value-type="float" office:value="939774" calcext:value-type="float">
            <text:p>939774</text:p>
          </table:table-cell>
          <table:table-cell office:value-type="float" office:value="1626526" calcext:value-type="float">
            <text:p>1626526</text:p>
          </table:table-cell>
          <table:table-cell office:value-type="float" office:value="5" calcext:value-type="float">
            <text:p>5</text:p>
          </table:table-cell>
          <table:table-cell office:value-type="float" office:value="0.823837020854595" calcext:value-type="float">
            <text:p>0.823837020854595</text:p>
          </table:table-cell>
          <table:table-cell office:value-type="float" office:value="0.968906994927763" calcext:value-type="float">
            <text:p>0.968906994927763</text:p>
          </table:table-cell>
          <table:table-cell office:value-type="float" office:value="0.979330656448681" calcext:value-type="float">
            <text:p>0.979330656448681</text:p>
          </table:table-cell>
          <table:table-cell office:value-type="float" office:value="0.700841629605488" calcext:value-type="float">
            <text:p>0.700841629605488</text:p>
          </table:table-cell>
          <table:table-cell office:value-type="float" office:value="0.611859632952169" calcext:value-type="float">
            <text:p>0.611859632952169</text:p>
          </table:table-cell>
          <table:table-cell office:value-type="float" office:value="0.560149021166446" calcext:value-type="float">
            <text:p>0.560149021166446</text:p>
          </table:table-cell>
          <table:table-cell office:value-type="float" office:value="0.969485160051007" calcext:value-type="float">
            <text:p>0.969485160051007</text:p>
          </table:table-cell>
          <table:table-cell office:value-type="float" office:value="-109.831674078902" calcext:value-type="float">
            <text:p>-109.831674078902</text:p>
          </table:table-cell>
          <table:table-cell office:value-type="float" office:value="-127.628073409566" calcext:value-type="float">
            <text:p>-127.628073409566</text:p>
          </table:table-cell>
          <table:table-cell office:value-type="float" office:value="-137.970195766711" calcext:value-type="float">
            <text:p>-137.970195766711</text:p>
          </table:table-cell>
        </table:table-row>
        <table:table-row table:style-name="ro1">
          <table:table-cell office:value-type="string" calcext:value-type="string">
            <text:p>2019-11-12 09:36:39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5127604877639" calcext:value-type="float">
            <text:p>82.5127604877639</text:p>
          </table:table-cell>
          <table:table-cell office:value-type="float" office:value="982.101005105213" calcext:value-type="float">
            <text:p>982.1010051052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440" calcext:value-type="float">
            <text:p>1370440</text:p>
          </table:table-cell>
          <table:table-cell office:value-type="float" office:value="1623507" calcext:value-type="float">
            <text:p>1623507</text:p>
          </table:table-cell>
          <table:table-cell office:value-type="float" office:value="1631454" calcext:value-type="float">
            <text:p>1631454</text:p>
          </table:table-cell>
          <table:table-cell office:value-type="float" office:value="991729" calcext:value-type="float">
            <text:p>991729</text:p>
          </table:table-cell>
          <table:table-cell office:value-type="float" office:value="1097182" calcext:value-type="float">
            <text:p>1097182</text:p>
          </table:table-cell>
          <table:table-cell office:value-type="float" office:value="1134074" calcext:value-type="float">
            <text:p>1134074</text:p>
          </table:table-cell>
          <table:table-cell office:value-type="float" office:value="1628473" calcext:value-type="float">
            <text:p>1628473</text:p>
          </table:table-cell>
          <table:table-cell office:value-type="float" office:value="5" calcext:value-type="float">
            <text:p>5</text:p>
          </table:table-cell>
          <table:table-cell office:value-type="float" office:value="0.816845991235494" calcext:value-type="float">
            <text:p>0.816845991235494</text:p>
          </table:table-cell>
          <table:table-cell office:value-type="float" office:value="0.967685695610725" calcext:value-type="float">
            <text:p>0.967685695610725</text:p>
          </table:table-cell>
          <table:table-cell office:value-type="float" office:value="0.972422477295694" calcext:value-type="float">
            <text:p>0.972422477295694</text:p>
          </table:table-cell>
          <table:table-cell office:value-type="float" office:value="0.591116618051126" calcext:value-type="float">
            <text:p>0.591116618051126</text:p>
          </table:table-cell>
          <table:table-cell office:value-type="float" office:value="0.653971511599006" calcext:value-type="float">
            <text:p>0.653971511599006</text:p>
          </table:table-cell>
          <table:table-cell office:value-type="float" office:value="0.675960859770877" calcext:value-type="float">
            <text:p>0.675960859770877</text:p>
          </table:table-cell>
          <table:table-cell office:value-type="float" office:value="0.970645662623127" calcext:value-type="float">
            <text:p>0.970645662623127</text:p>
          </table:table-cell>
          <table:table-cell office:value-type="float" office:value="-131.776676389775" calcext:value-type="float">
            <text:p>-131.776676389775</text:p>
          </table:table-cell>
          <table:table-cell office:value-type="float" office:value="-119.205697680199" calcext:value-type="float">
            <text:p>-119.205697680199</text:p>
          </table:table-cell>
          <table:table-cell office:value-type="float" office:value="-114.807828045825" calcext:value-type="float">
            <text:p>-114.807828045825</text:p>
          </table:table-cell>
        </table:table-row>
        <table:table-row table:style-name="ro1">
          <table:table-cell office:value-type="string" calcext:value-type="string">
            <text:p>2019-11-12 09:36:41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5127604877639" calcext:value-type="float">
            <text:p>82.5127604877639</text:p>
          </table:table-cell>
          <table:table-cell office:value-type="float" office:value="982.12850122096" calcext:value-type="float">
            <text:p>982.128501220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4027" calcext:value-type="float">
            <text:p>1394027</text:p>
          </table:table-cell>
          <table:table-cell office:value-type="float" office:value="1456065" calcext:value-type="float">
            <text:p>1456065</text:p>
          </table:table-cell>
          <table:table-cell office:value-type="float" office:value="1599545" calcext:value-type="float">
            <text:p>1599545</text:p>
          </table:table-cell>
          <table:table-cell office:value-type="float" office:value="983430" calcext:value-type="float">
            <text:p>983430</text:p>
          </table:table-cell>
          <table:table-cell office:value-type="float" office:value="1173963" calcext:value-type="float">
            <text:p>1173963</text:p>
          </table:table-cell>
          <table:table-cell office:value-type="float" office:value="1072945" calcext:value-type="float">
            <text:p>1072945</text:p>
          </table:table-cell>
          <table:table-cell office:value-type="float" office:value="1645728" calcext:value-type="float">
            <text:p>1645728</text:p>
          </table:table-cell>
          <table:table-cell office:value-type="float" office:value="5" calcext:value-type="float">
            <text:p>5</text:p>
          </table:table-cell>
          <table:table-cell office:value-type="float" office:value="0.830904940474622" calcext:value-type="float">
            <text:p>0.830904940474622</text:p>
          </table:table-cell>
          <table:table-cell office:value-type="float" office:value="0.867882474408445" calcext:value-type="float">
            <text:p>0.867882474408445</text:p>
          </table:table-cell>
          <table:table-cell office:value-type="float" office:value="0.953403228927044" calcext:value-type="float">
            <text:p>0.953403228927044</text:p>
          </table:table-cell>
          <table:table-cell office:value-type="float" office:value="0.586170027991537" calcext:value-type="float">
            <text:p>0.586170027991537</text:p>
          </table:table-cell>
          <table:table-cell office:value-type="float" office:value="0.699736559359617" calcext:value-type="float">
            <text:p>0.699736559359617</text:p>
          </table:table-cell>
          <table:table-cell office:value-type="float" office:value="0.639525132122652" calcext:value-type="float">
            <text:p>0.639525132122652</text:p>
          </table:table-cell>
          <table:table-cell office:value-type="float" office:value="0.980930445305162" calcext:value-type="float">
            <text:p>0.980930445305162</text:p>
          </table:table-cell>
          <table:table-cell office:value-type="float" office:value="-132.765994401693" calcext:value-type="float">
            <text:p>-132.765994401693</text:p>
          </table:table-cell>
          <table:table-cell office:value-type="float" office:value="-110.052688128077" calcext:value-type="float">
            <text:p>-110.052688128077</text:p>
          </table:table-cell>
          <table:table-cell office:value-type="float" office:value="-122.09497357547" calcext:value-type="float">
            <text:p>-122.09497357547</text:p>
          </table:table-cell>
        </table:table-row>
        <table:table-row table:style-name="ro1">
          <table:table-cell office:value-type="string" calcext:value-type="string">
            <text:p>2019-11-12 09:36:42</text:p>
          </table:table-cell>
          <table:table-cell office:value-type="float" office:value="25.1350661540637" calcext:value-type="float">
            <text:p>25.1350661540637</text:p>
          </table:table-cell>
          <table:table-cell office:value-type="float" office:value="82.4817576710341" calcext:value-type="float">
            <text:p>82.4817576710341</text:p>
          </table:table-cell>
          <table:table-cell office:value-type="float" office:value="982.063047966953" calcext:value-type="float">
            <text:p>982.0630479669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685" calcext:value-type="float">
            <text:p>1384685</text:p>
          </table:table-cell>
          <table:table-cell office:value-type="float" office:value="1642550" calcext:value-type="float">
            <text:p>1642550</text:p>
          </table:table-cell>
          <table:table-cell office:value-type="float" office:value="1661581" calcext:value-type="float">
            <text:p>1661581</text:p>
          </table:table-cell>
          <table:table-cell office:value-type="float" office:value="1163882" calcext:value-type="float">
            <text:p>1163882</text:p>
          </table:table-cell>
          <table:table-cell office:value-type="float" office:value="1021101" calcext:value-type="float">
            <text:p>1021101</text:p>
          </table:table-cell>
          <table:table-cell office:value-type="float" office:value="1057770" calcext:value-type="float">
            <text:p>1057770</text:p>
          </table:table-cell>
          <table:table-cell office:value-type="float" office:value="1634085" calcext:value-type="float">
            <text:p>1634085</text:p>
          </table:table-cell>
          <table:table-cell office:value-type="float" office:value="5" calcext:value-type="float">
            <text:p>5</text:p>
          </table:table-cell>
          <table:table-cell office:value-type="float" office:value="0.825336673895916" calcext:value-type="float">
            <text:p>0.825336673895916</text:p>
          </table:table-cell>
          <table:table-cell office:value-type="float" office:value="0.979036209468389" calcext:value-type="float">
            <text:p>0.979036209468389</text:p>
          </table:table-cell>
          <table:table-cell office:value-type="float" office:value="0.990379570767828" calcext:value-type="float">
            <text:p>0.990379570767828</text:p>
          </table:table-cell>
          <table:table-cell office:value-type="float" office:value="0.693727814403512" calcext:value-type="float">
            <text:p>0.693727814403512</text:p>
          </table:table-cell>
          <table:table-cell office:value-type="float" office:value="0.60862369640156" calcext:value-type="float">
            <text:p>0.60862369640156</text:p>
          </table:table-cell>
          <table:table-cell office:value-type="float" office:value="0.630480126199737" calcext:value-type="float">
            <text:p>0.630480126199737</text:p>
          </table:table-cell>
          <table:table-cell office:value-type="float" office:value="0.973990675686678" calcext:value-type="float">
            <text:p>0.973990675686678</text:p>
          </table:table-cell>
          <table:table-cell office:value-type="float" office:value="-111.254437119298" calcext:value-type="float">
            <text:p>-111.254437119298</text:p>
          </table:table-cell>
          <table:table-cell office:value-type="float" office:value="-128.275260719688" calcext:value-type="float">
            <text:p>-128.275260719688</text:p>
          </table:table-cell>
          <table:table-cell office:value-type="float" office:value="-123.903974760053" calcext:value-type="float">
            <text:p>-123.903974760053</text:p>
          </table:table-cell>
        </table:table-row>
        <table:table-row table:style-name="ro1">
          <table:table-cell office:value-type="string" calcext:value-type="string">
            <text:p>2019-11-12 09:36:43</text:p>
          </table:table-cell>
          <table:table-cell office:value-type="float" office:value="25.1249581263401" calcext:value-type="float">
            <text:p>25.1249581263401</text:p>
          </table:table-cell>
          <table:table-cell office:value-type="float" office:value="82.46475609592" calcext:value-type="float">
            <text:p>82.46475609592</text:p>
          </table:table-cell>
          <table:table-cell office:value-type="float" office:value="982.04601293898" calcext:value-type="float">
            <text:p>982.0460129389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2886" calcext:value-type="float">
            <text:p>1402886</text:p>
          </table:table-cell>
          <table:table-cell office:value-type="float" office:value="1645200" calcext:value-type="float">
            <text:p>1645200</text:p>
          </table:table-cell>
          <table:table-cell office:value-type="float" office:value="1654336" calcext:value-type="float">
            <text:p>1654336</text:p>
          </table:table-cell>
          <table:table-cell office:value-type="float" office:value="994075" calcext:value-type="float">
            <text:p>994075</text:p>
          </table:table-cell>
          <table:table-cell office:value-type="float" office:value="1145567" calcext:value-type="float">
            <text:p>1145567</text:p>
          </table:table-cell>
          <table:table-cell office:value-type="float" office:value="1117276" calcext:value-type="float">
            <text:p>1117276</text:p>
          </table:table-cell>
          <table:table-cell office:value-type="float" office:value="1634972" calcext:value-type="float">
            <text:p>1634972</text:p>
          </table:table-cell>
          <table:table-cell office:value-type="float" office:value="5" calcext:value-type="float">
            <text:p>5</text:p>
          </table:table-cell>
          <table:table-cell office:value-type="float" office:value="0.836185316584744" calcext:value-type="float">
            <text:p>0.836185316584744</text:p>
          </table:table-cell>
          <table:table-cell office:value-type="float" office:value="0.980615732743231" calcext:value-type="float">
            <text:p>0.980615732743231</text:p>
          </table:table-cell>
          <table:table-cell office:value-type="float" office:value="0.986061213739063" calcext:value-type="float">
            <text:p>0.986061213739063</text:p>
          </table:table-cell>
          <table:table-cell office:value-type="float" office:value="0.59251494318425" calcext:value-type="float">
            <text:p>0.59251494318425</text:p>
          </table:table-cell>
          <table:table-cell office:value-type="float" office:value="0.68281122241154" calcext:value-type="float">
            <text:p>0.68281122241154</text:p>
          </table:table-cell>
          <table:table-cell office:value-type="float" office:value="0.665948470347937" calcext:value-type="float">
            <text:p>0.665948470347937</text:p>
          </table:table-cell>
          <table:table-cell office:value-type="float" office:value="0.974519368948861" calcext:value-type="float">
            <text:p>0.974519368948861</text:p>
          </table:table-cell>
          <table:table-cell office:value-type="float" office:value="-131.49701136315" calcext:value-type="float">
            <text:p>-131.49701136315</text:p>
          </table:table-cell>
          <table:table-cell office:value-type="float" office:value="-113.437755517692" calcext:value-type="float">
            <text:p>-113.437755517692</text:p>
          </table:table-cell>
          <table:table-cell office:value-type="float" office:value="-116.810305930413" calcext:value-type="float">
            <text:p>-116.810305930413</text:p>
          </table:table-cell>
        </table:table-row>
        <table:table-row table:style-name="ro1">
          <table:table-cell office:value-type="string" calcext:value-type="string">
            <text:p>2019-11-12 09:36:44</text:p>
          </table:table-cell>
          <table:table-cell office:value-type="float" office:value="25.1350661540637" calcext:value-type="float">
            <text:p>25.1350661540637</text:p>
          </table:table-cell>
          <table:table-cell office:value-type="float" office:value="82.460421790153" calcext:value-type="float">
            <text:p>82.460421790153</text:p>
          </table:table-cell>
          <table:table-cell office:value-type="float" office:value="982.173034217462" calcext:value-type="float">
            <text:p>982.17303421746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8251" calcext:value-type="float">
            <text:p>1388251</text:p>
          </table:table-cell>
          <table:table-cell office:value-type="float" office:value="1640813" calcext:value-type="float">
            <text:p>1640813</text:p>
          </table:table-cell>
          <table:table-cell office:value-type="float" office:value="1650487" calcext:value-type="float">
            <text:p>1650487</text:p>
          </table:table-cell>
          <table:table-cell office:value-type="float" office:value="1032209" calcext:value-type="float">
            <text:p>1032209</text:p>
          </table:table-cell>
          <table:table-cell office:value-type="float" office:value="1245106" calcext:value-type="float">
            <text:p>1245106</text:p>
          </table:table-cell>
          <table:table-cell office:value-type="float" office:value="957624" calcext:value-type="float">
            <text:p>957624</text:p>
          </table:table-cell>
          <table:table-cell office:value-type="float" office:value="1635980" calcext:value-type="float">
            <text:p>1635980</text:p>
          </table:table-cell>
          <table:table-cell office:value-type="float" office:value="5" calcext:value-type="float">
            <text:p>5</text:p>
          </table:table-cell>
          <table:table-cell office:value-type="float" office:value="0.827462175781986" calcext:value-type="float">
            <text:p>0.827462175781986</text:p>
          </table:table-cell>
          <table:table-cell office:value-type="float" office:value="0.97800087666522" calcext:value-type="float">
            <text:p>0.97800087666522</text:p>
          </table:table-cell>
          <table:table-cell office:value-type="float" office:value="0.98376703068817" calcext:value-type="float">
            <text:p>0.98376703068817</text:p>
          </table:table-cell>
          <table:table-cell office:value-type="float" office:value="0.615244581132481" calcext:value-type="float">
            <text:p>0.615244581132481</text:p>
          </table:table-cell>
          <table:table-cell office:value-type="float" office:value="0.742141096847188" calcext:value-type="float">
            <text:p>0.742141096847188</text:p>
          </table:table-cell>
          <table:table-cell office:value-type="float" office:value="0.570788451527173" calcext:value-type="float">
            <text:p>0.570788451527173</text:p>
          </table:table-cell>
          <table:table-cell office:value-type="float" office:value="0.97512018383982" calcext:value-type="float">
            <text:p>0.97512018383982</text:p>
          </table:table-cell>
          <table:table-cell office:value-type="float" office:value="-126.951083773504" calcext:value-type="float">
            <text:p>-126.951083773504</text:p>
          </table:table-cell>
          <table:table-cell office:value-type="float" office:value="-101.571780630562" calcext:value-type="float">
            <text:p>-101.571780630562</text:p>
          </table:table-cell>
          <table:table-cell office:value-type="float" office:value="-135.842309694566" calcext:value-type="float">
            <text:p>-135.842309694566</text:p>
          </table:table-cell>
        </table:table-row>
        <table:table-row table:style-name="ro1">
          <table:table-cell office:value-type="string" calcext:value-type="string">
            <text:p>2019-11-12 09:36:46</text:p>
          </table:table-cell>
          <table:table-cell office:value-type="float" office:value="25.140120168362" calcext:value-type="float">
            <text:p>25.140120168362</text:p>
          </table:table-cell>
          <table:table-cell office:value-type="float" office:value="82.4555875038478" calcext:value-type="float">
            <text:p>82.4555875038478</text:p>
          </table:table-cell>
          <table:table-cell office:value-type="float" office:value="982.154055877694" calcext:value-type="float">
            <text:p>982.1540558776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1240" calcext:value-type="float">
            <text:p>1391240</text:p>
          </table:table-cell>
          <table:table-cell office:value-type="float" office:value="1631546" calcext:value-type="float">
            <text:p>1631546</text:p>
          </table:table-cell>
          <table:table-cell office:value-type="float" office:value="1646937" calcext:value-type="float">
            <text:p>1646937</text:p>
          </table:table-cell>
          <table:table-cell office:value-type="float" office:value="1181983" calcext:value-type="float">
            <text:p>1181983</text:p>
          </table:table-cell>
          <table:table-cell office:value-type="float" office:value="1040832" calcext:value-type="float">
            <text:p>1040832</text:p>
          </table:table-cell>
          <table:table-cell office:value-type="float" office:value="948934" calcext:value-type="float">
            <text:p>948934</text:p>
          </table:table-cell>
          <table:table-cell office:value-type="float" office:value="1630140" calcext:value-type="float">
            <text:p>1630140</text:p>
          </table:table-cell>
          <table:table-cell office:value-type="float" office:value="5" calcext:value-type="float">
            <text:p>5</text:p>
          </table:table-cell>
          <table:table-cell office:value-type="float" office:value="0.829243758826704" calcext:value-type="float">
            <text:p>0.829243758826704</text:p>
          </table:table-cell>
          <table:table-cell office:value-type="float" office:value="0.972477313575424" calcext:value-type="float">
            <text:p>0.972477313575424</text:p>
          </table:table-cell>
          <table:table-cell office:value-type="float" office:value="0.981651065546401" calcext:value-type="float">
            <text:p>0.981651065546401</text:p>
          </table:table-cell>
          <table:table-cell office:value-type="float" office:value="0.704516852440459" calcext:value-type="float">
            <text:p>0.704516852440459</text:p>
          </table:table-cell>
          <table:table-cell office:value-type="float" office:value="0.620384290264164" calcext:value-type="float">
            <text:p>0.620384290264164</text:p>
          </table:table-cell>
          <table:table-cell office:value-type="float" office:value="0.565608807278729" calcext:value-type="float">
            <text:p>0.565608807278729</text:p>
          </table:table-cell>
          <table:table-cell office:value-type="float" office:value="0.97163927216998" calcext:value-type="float">
            <text:p>0.97163927216998</text:p>
          </table:table-cell>
          <table:table-cell office:value-type="float" office:value="-109.096629511908" calcext:value-type="float">
            <text:p>-109.096629511908</text:p>
          </table:table-cell>
          <table:table-cell office:value-type="float" office:value="-125.923141947167" calcext:value-type="float">
            <text:p>-125.923141947167</text:p>
          </table:table-cell>
          <table:table-cell office:value-type="float" office:value="-136.878238544254" calcext:value-type="float">
            <text:p>-136.878238544254</text:p>
          </table:table-cell>
        </table:table-row>
        <table:table-row table:style-name="ro1">
          <table:table-cell office:value-type="string" calcext:value-type="string">
            <text:p>2019-11-12 09:36:47</text:p>
          </table:table-cell>
          <table:table-cell office:value-type="float" office:value="25.1350661540637" calcext:value-type="float">
            <text:p>25.1350661540637</text:p>
          </table:table-cell>
          <table:table-cell office:value-type="float" office:value="82.4657557731879" calcext:value-type="float">
            <text:p>82.4657557731879</text:p>
          </table:table-cell>
          <table:table-cell office:value-type="float" office:value="982.090544496948" calcext:value-type="float">
            <text:p>982.09054449694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9579" calcext:value-type="float">
            <text:p>1389579</text:p>
          </table:table-cell>
          <table:table-cell office:value-type="float" office:value="1641889" calcext:value-type="float">
            <text:p>1641889</text:p>
          </table:table-cell>
          <table:table-cell office:value-type="float" office:value="1645756" calcext:value-type="float">
            <text:p>1645756</text:p>
          </table:table-cell>
          <table:table-cell office:value-type="float" office:value="987503" calcext:value-type="float">
            <text:p>987503</text:p>
          </table:table-cell>
          <table:table-cell office:value-type="float" office:value="1152569" calcext:value-type="float">
            <text:p>1152569</text:p>
          </table:table-cell>
          <table:table-cell office:value-type="float" office:value="1140823" calcext:value-type="float">
            <text:p>1140823</text:p>
          </table:table-cell>
          <table:table-cell office:value-type="float" office:value="1632928" calcext:value-type="float">
            <text:p>1632928</text:p>
          </table:table-cell>
          <table:table-cell office:value-type="float" office:value="5" calcext:value-type="float">
            <text:p>5</text:p>
          </table:table-cell>
          <table:table-cell office:value-type="float" office:value="0.828253725558963" calcext:value-type="float">
            <text:p>0.828253725558963</text:p>
          </table:table-cell>
          <table:table-cell office:value-type="float" office:value="0.978642222719457" calcext:value-type="float">
            <text:p>0.978642222719457</text:p>
          </table:table-cell>
          <table:table-cell office:value-type="float" office:value="0.980947134607689" calcext:value-type="float">
            <text:p>0.980947134607689</text:p>
          </table:table-cell>
          <table:table-cell office:value-type="float" office:value="0.588597725462642" calcext:value-type="float">
            <text:p>0.588597725462642</text:p>
          </table:table-cell>
          <table:table-cell office:value-type="float" office:value="0.686984740136235" calcext:value-type="float">
            <text:p>0.686984740136235</text:p>
          </table:table-cell>
          <table:table-cell office:value-type="float" office:value="0.679983577726314" calcext:value-type="float">
            <text:p>0.679983577726314</text:p>
          </table:table-cell>
          <table:table-cell office:value-type="float" office:value="0.973301049864417" calcext:value-type="float">
            <text:p>0.973301049864417</text:p>
          </table:table-cell>
          <table:table-cell office:value-type="float" office:value="-132.280454907472" calcext:value-type="float">
            <text:p>-132.280454907472</text:p>
          </table:table-cell>
          <table:table-cell office:value-type="float" office:value="-112.603051972753" calcext:value-type="float">
            <text:p>-112.603051972753</text:p>
          </table:table-cell>
          <table:table-cell office:value-type="float" office:value="-114.003284454737" calcext:value-type="float">
            <text:p>-114.003284454737</text:p>
          </table:table-cell>
        </table:table-row>
        <table:table-row table:style-name="ro1">
          <table:table-cell office:value-type="string" calcext:value-type="string">
            <text:p>2019-11-12 09:36:48</text:p>
          </table:table-cell>
          <table:table-cell office:value-type="float" office:value="25.140120168362" calcext:value-type="float">
            <text:p>25.140120168362</text:p>
          </table:table-cell>
          <table:table-cell office:value-type="float" office:value="82.4875916821836" calcext:value-type="float">
            <text:p>82.4875916821836</text:p>
          </table:table-cell>
          <table:table-cell office:value-type="float" office:value="982.12655907531" calcext:value-type="float">
            <text:p>982.1265590753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0234" calcext:value-type="float">
            <text:p>1390234</text:p>
          </table:table-cell>
          <table:table-cell office:value-type="float" office:value="1626738" calcext:value-type="float">
            <text:p>1626738</text:p>
          </table:table-cell>
          <table:table-cell office:value-type="float" office:value="1638539" calcext:value-type="float">
            <text:p>1638539</text:p>
          </table:table-cell>
          <table:table-cell office:value-type="float" office:value="1048584" calcext:value-type="float">
            <text:p>1048584</text:p>
          </table:table-cell>
          <table:table-cell office:value-type="float" office:value="1225370" calcext:value-type="float">
            <text:p>1225370</text:p>
          </table:table-cell>
          <table:table-cell office:value-type="float" office:value="955009" calcext:value-type="float">
            <text:p>955009</text:p>
          </table:table-cell>
          <table:table-cell office:value-type="float" office:value="1633410" calcext:value-type="float">
            <text:p>1633410</text:p>
          </table:table-cell>
          <table:table-cell office:value-type="float" office:value="5" calcext:value-type="float">
            <text:p>5</text:p>
          </table:table-cell>
          <table:table-cell office:value-type="float" office:value="0.828644136028783" calcext:value-type="float">
            <text:p>0.828644136028783</text:p>
          </table:table-cell>
          <table:table-cell office:value-type="float" office:value="0.969611521912995" calcext:value-type="float">
            <text:p>0.969611521912995</text:p>
          </table:table-cell>
          <table:table-cell office:value-type="float" office:value="0.97664546688145" calcext:value-type="float">
            <text:p>0.97664546688145</text:p>
          </table:table-cell>
          <table:table-cell office:value-type="float" office:value="0.625004842877965" calcext:value-type="float">
            <text:p>0.625004842877965</text:p>
          </table:table-cell>
          <table:table-cell office:value-type="float" office:value="0.73037752275199" calcext:value-type="float">
            <text:p>0.73037752275199</text:p>
          </table:table-cell>
          <table:table-cell office:value-type="float" office:value="0.569229789880489" calcext:value-type="float">
            <text:p>0.569229789880489</text:p>
          </table:table-cell>
          <table:table-cell office:value-type="float" office:value="0.973588344286483" calcext:value-type="float">
            <text:p>0.973588344286483</text:p>
          </table:table-cell>
          <table:table-cell office:value-type="float" office:value="-124.999031424407" calcext:value-type="float">
            <text:p>-124.999031424407</text:p>
          </table:table-cell>
          <table:table-cell office:value-type="float" office:value="-103.924495449602" calcext:value-type="float">
            <text:p>-103.924495449602</text:p>
          </table:table-cell>
          <table:table-cell office:value-type="float" office:value="-136.154042023902" calcext:value-type="float">
            <text:p>-136.154042023902</text:p>
          </table:table-cell>
        </table:table-row>
        <table:table-row table:style-name="ro1">
          <table:table-cell office:value-type="string" calcext:value-type="string">
            <text:p>2019-11-12 09:36:49</text:p>
          </table:table-cell>
          <table:table-cell office:value-type="float" office:value="25.140120168362" calcext:value-type="float">
            <text:p>25.140120168362</text:p>
          </table:table-cell>
          <table:table-cell office:value-type="float" office:value="82.4822576738193" calcext:value-type="float">
            <text:p>82.4822576738193</text:p>
          </table:table-cell>
          <table:table-cell office:value-type="float" office:value="982.099062294681" calcext:value-type="float">
            <text:p>982.0990622946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6244" calcext:value-type="float">
            <text:p>1386244</text:p>
          </table:table-cell>
          <table:table-cell office:value-type="float" office:value="1637021" calcext:value-type="float">
            <text:p>1637021</text:p>
          </table:table-cell>
          <table:table-cell office:value-type="float" office:value="1642617" calcext:value-type="float">
            <text:p>1642617</text:p>
          </table:table-cell>
          <table:table-cell office:value-type="float" office:value="978866" calcext:value-type="float">
            <text:p>978866</text:p>
          </table:table-cell>
          <table:table-cell office:value-type="float" office:value="1182539" calcext:value-type="float">
            <text:p>1182539</text:p>
          </table:table-cell>
          <table:table-cell office:value-type="float" office:value="1036212" calcext:value-type="float">
            <text:p>1036212</text:p>
          </table:table-cell>
          <table:table-cell office:value-type="float" office:value="1636766" calcext:value-type="float">
            <text:p>1636766</text:p>
          </table:table-cell>
          <table:table-cell office:value-type="float" office:value="5" calcext:value-type="float">
            <text:p>5</text:p>
          </table:table-cell>
          <table:table-cell office:value-type="float" office:value="0.826265910418738" calcext:value-type="float">
            <text:p>0.826265910418738</text:p>
          </table:table-cell>
          <table:table-cell office:value-type="float" office:value="0.975740668265899" calcext:value-type="float">
            <text:p>0.975740668265899</text:p>
          </table:table-cell>
          <table:table-cell office:value-type="float" office:value="0.97907614458515" calcext:value-type="float">
            <text:p>0.97907614458515</text:p>
          </table:table-cell>
          <table:table-cell office:value-type="float" office:value="0.583449671679696" calcext:value-type="float">
            <text:p>0.583449671679696</text:p>
          </table:table-cell>
          <table:table-cell office:value-type="float" office:value="0.704848254304916" calcext:value-type="float">
            <text:p>0.704848254304916</text:p>
          </table:table-cell>
          <table:table-cell office:value-type="float" office:value="0.61763055534727" calcext:value-type="float">
            <text:p>0.61763055534727</text:p>
          </table:table-cell>
          <table:table-cell office:value-type="float" office:value="0.975588676403603" calcext:value-type="float">
            <text:p>0.975588676403603</text:p>
          </table:table-cell>
          <table:table-cell office:value-type="float" office:value="-133.310065664061" calcext:value-type="float">
            <text:p>-133.310065664061</text:p>
          </table:table-cell>
          <table:table-cell office:value-type="float" office:value="-109.030349139017" calcext:value-type="float">
            <text:p>-109.030349139017</text:p>
          </table:table-cell>
          <table:table-cell office:value-type="float" office:value="-126.473888930546" calcext:value-type="float">
            <text:p>-126.473888930546</text:p>
          </table:table-cell>
        </table:table-row>
        <table:table-row table:style-name="ro1">
          <table:table-cell office:value-type="string" calcext:value-type="string">
            <text:p>2019-11-12 09:36:51</text:p>
          </table:table-cell>
          <table:table-cell office:value-type="float" office:value="25.1451741829514" calcext:value-type="float">
            <text:p>25.1451741829514</text:p>
          </table:table-cell>
          <table:table-cell office:value-type="float" office:value="82.4454189527523" calcext:value-type="float">
            <text:p>82.4454189527523</text:p>
          </table:table-cell>
          <table:table-cell office:value-type="float" office:value="982.052586175237" calcext:value-type="float">
            <text:p>982.05258617523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5211" calcext:value-type="float">
            <text:p>1395211</text:p>
          </table:table-cell>
          <table:table-cell office:value-type="float" office:value="1600176" calcext:value-type="float">
            <text:p>1600176</text:p>
          </table:table-cell>
          <table:table-cell office:value-type="float" office:value="1611496" calcext:value-type="float">
            <text:p>1611496</text:p>
          </table:table-cell>
          <table:table-cell office:value-type="float" office:value="1101230" calcext:value-type="float">
            <text:p>1101230</text:p>
          </table:table-cell>
          <table:table-cell office:value-type="float" office:value="1171191" calcext:value-type="float">
            <text:p>1171191</text:p>
          </table:table-cell>
          <table:table-cell office:value-type="float" office:value="923767" calcext:value-type="float">
            <text:p>923767</text:p>
          </table:table-cell>
          <table:table-cell office:value-type="float" office:value="1636099" calcext:value-type="float">
            <text:p>1636099</text:p>
          </table:table-cell>
          <table:table-cell office:value-type="float" office:value="5" calcext:value-type="float">
            <text:p>5</text:p>
          </table:table-cell>
          <table:table-cell office:value-type="float" office:value="0.831610659552891" calcext:value-type="float">
            <text:p>0.831610659552891</text:p>
          </table:table-cell>
          <table:table-cell office:value-type="float" office:value="0.953779334280412" calcext:value-type="float">
            <text:p>0.953779334280412</text:p>
          </table:table-cell>
          <table:table-cell office:value-type="float" office:value="0.96052658087332" calcext:value-type="float">
            <text:p>0.96052658087332</text:p>
          </table:table-cell>
          <table:table-cell office:value-type="float" office:value="0.656384307907141" calcext:value-type="float">
            <text:p>0.656384307907141</text:p>
          </table:table-cell>
          <table:table-cell office:value-type="float" office:value="0.698084318409481" calcext:value-type="float">
            <text:p>0.698084318409481</text:p>
          </table:table-cell>
          <table:table-cell office:value-type="float" office:value="0.550608104539884" calcext:value-type="float">
            <text:p>0.550608104539884</text:p>
          </table:table-cell>
          <table:table-cell office:value-type="float" office:value="0.975191113375558" calcext:value-type="float">
            <text:p>0.975191113375558</text:p>
          </table:table-cell>
          <table:table-cell office:value-type="float" office:value="-118.723138418572" calcext:value-type="float">
            <text:p>-118.723138418572</text:p>
          </table:table-cell>
          <table:table-cell office:value-type="float" office:value="-110.383136318104" calcext:value-type="float">
            <text:p>-110.383136318104</text:p>
          </table:table-cell>
          <table:table-cell office:value-type="float" office:value="-139.878379092023" calcext:value-type="float">
            <text:p>-139.878379092023</text:p>
          </table:table-cell>
        </table:table-row>
        <table:table-row table:style-name="ro1">
          <table:table-cell office:value-type="string" calcext:value-type="string">
            <text:p>2019-11-12 09:36:52</text:p>
          </table:table-cell>
          <table:table-cell office:value-type="float" office:value="25.1350661540637" calcext:value-type="float">
            <text:p>25.1350661540637</text:p>
          </table:table-cell>
          <table:table-cell office:value-type="float" office:value="82.439085772582" calcext:value-type="float">
            <text:p>82.439085772582</text:p>
          </table:table-cell>
          <table:table-cell office:value-type="float" office:value="982.090544496948" calcext:value-type="float">
            <text:p>982.09054449694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6305" calcext:value-type="float">
            <text:p>1386305</text:p>
          </table:table-cell>
          <table:table-cell office:value-type="float" office:value="1636599" calcext:value-type="float">
            <text:p>1636599</text:p>
          </table:table-cell>
          <table:table-cell office:value-type="float" office:value="1661991" calcext:value-type="float">
            <text:p>1661991</text:p>
          </table:table-cell>
          <table:table-cell office:value-type="float" office:value="1166995" calcext:value-type="float">
            <text:p>1166995</text:p>
          </table:table-cell>
          <table:table-cell office:value-type="float" office:value="1018719" calcext:value-type="float">
            <text:p>1018719</text:p>
          </table:table-cell>
          <table:table-cell office:value-type="float" office:value="1078269" calcext:value-type="float">
            <text:p>1078269</text:p>
          </table:table-cell>
          <table:table-cell office:value-type="float" office:value="1631016" calcext:value-type="float">
            <text:p>1631016</text:p>
          </table:table-cell>
          <table:table-cell office:value-type="float" office:value="5" calcext:value-type="float">
            <text:p>5</text:p>
          </table:table-cell>
          <table:table-cell office:value-type="float" office:value="0.826302269256385" calcext:value-type="float">
            <text:p>0.826302269256385</text:p>
          </table:table-cell>
          <table:table-cell office:value-type="float" office:value="0.975489136634962" calcext:value-type="float">
            <text:p>0.975489136634962</text:p>
          </table:table-cell>
          <table:table-cell office:value-type="float" office:value="0.990623949840539" calcext:value-type="float">
            <text:p>0.990623949840539</text:p>
          </table:table-cell>
          <table:table-cell office:value-type="float" office:value="0.695583307216562" calcext:value-type="float">
            <text:p>0.695583307216562</text:p>
          </table:table-cell>
          <table:table-cell office:value-type="float" office:value="0.607203913593759" calcext:value-type="float">
            <text:p>0.607203913593759</text:p>
          </table:table-cell>
          <table:table-cell office:value-type="float" office:value="0.642698483788786" calcext:value-type="float">
            <text:p>0.642698483788786</text:p>
          </table:table-cell>
          <table:table-cell office:value-type="float" office:value="0.972161408920456" calcext:value-type="float">
            <text:p>0.972161408920456</text:p>
          </table:table-cell>
          <table:table-cell office:value-type="float" office:value="-110.883338556688" calcext:value-type="float">
            <text:p>-110.883338556688</text:p>
          </table:table-cell>
          <table:table-cell office:value-type="float" office:value="-128.559217281248" calcext:value-type="float">
            <text:p>-128.559217281248</text:p>
          </table:table-cell>
          <table:table-cell office:value-type="float" office:value="-121.460303242243" calcext:value-type="float">
            <text:p>-121.460303242243</text:p>
          </table:table-cell>
        </table:table-row>
        <table:table-row table:style-name="ro1">
          <table:table-cell office:value-type="string" calcext:value-type="string">
            <text:p>2019-11-12 09:36:53</text:p>
          </table:table-cell>
          <table:table-cell office:value-type="float" office:value="25.1451741829514" calcext:value-type="float">
            <text:p>25.1451741829514</text:p>
          </table:table-cell>
          <table:table-cell office:value-type="float" office:value="82.4187481862459" calcext:value-type="float">
            <text:p>82.4187481862459</text:p>
          </table:table-cell>
          <table:table-cell office:value-type="float" office:value="982.107580128989" calcext:value-type="float">
            <text:p>982.1075801289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2682" calcext:value-type="float">
            <text:p>1392682</text:p>
          </table:table-cell>
          <table:table-cell office:value-type="float" office:value="1630037" calcext:value-type="float">
            <text:p>1630037</text:p>
          </table:table-cell>
          <table:table-cell office:value-type="float" office:value="1647223" calcext:value-type="float">
            <text:p>1647223</text:p>
          </table:table-cell>
          <table:table-cell office:value-type="float" office:value="976806" calcext:value-type="float">
            <text:p>976806</text:p>
          </table:table-cell>
          <table:table-cell office:value-type="float" office:value="1192838" calcext:value-type="float">
            <text:p>1192838</text:p>
          </table:table-cell>
          <table:table-cell office:value-type="float" office:value="1077080" calcext:value-type="float">
            <text:p>1077080</text:p>
          </table:table-cell>
          <table:table-cell office:value-type="float" office:value="1636693" calcext:value-type="float">
            <text:p>1636693</text:p>
          </table:table-cell>
          <table:table-cell office:value-type="float" office:value="5" calcext:value-type="float">
            <text:p>5</text:p>
          </table:table-cell>
          <table:table-cell office:value-type="float" office:value="0.830103257906825" calcext:value-type="float">
            <text:p>0.830103257906825</text:p>
          </table:table-cell>
          <table:table-cell office:value-type="float" office:value="0.971577879378543" calcext:value-type="float">
            <text:p>0.971577879378543</text:p>
          </table:table-cell>
          <table:table-cell office:value-type="float" office:value="0.98182153485078" calcext:value-type="float">
            <text:p>0.98182153485078</text:p>
          </table:table-cell>
          <table:table-cell office:value-type="float" office:value="0.582221815850951" calcext:value-type="float">
            <text:p>0.582221815850951</text:p>
          </table:table-cell>
          <table:table-cell office:value-type="float" office:value="0.710986937402122" calcext:value-type="float">
            <text:p>0.710986937402122</text:p>
          </table:table-cell>
          <table:table-cell office:value-type="float" office:value="0.641989784477923" calcext:value-type="float">
            <text:p>0.641989784477923</text:p>
          </table:table-cell>
          <table:table-cell office:value-type="float" office:value="0.97554516500773" calcext:value-type="float">
            <text:p>0.97554516500773</text:p>
          </table:table-cell>
          <table:table-cell office:value-type="float" office:value="-133.55563682981" calcext:value-type="float">
            <text:p>-133.55563682981</text:p>
          </table:table-cell>
          <table:table-cell office:value-type="float" office:value="-107.802612519576" calcext:value-type="float">
            <text:p>-107.802612519576</text:p>
          </table:table-cell>
          <table:table-cell office:value-type="float" office:value="-121.602043104415" calcext:value-type="float">
            <text:p>-121.602043104415</text:p>
          </table:table-cell>
        </table:table-row>
        <table:table-row table:style-name="ro1">
          <table:table-cell office:value-type="string" calcext:value-type="string">
            <text:p>2019-11-12 09:36:54</text:p>
          </table:table-cell>
          <table:table-cell office:value-type="float" office:value="25.1300121400563" calcext:value-type="float">
            <text:p>25.1300121400563</text:p>
          </table:table-cell>
          <table:table-cell office:value-type="float" office:value="82.422584311879" calcext:value-type="float">
            <text:p>82.422584311879</text:p>
          </table:table-cell>
          <table:table-cell office:value-type="float" office:value="982.082026735794" calcext:value-type="float">
            <text:p>982.0820267357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134" calcext:value-type="float">
            <text:p>1384134</text:p>
          </table:table-cell>
          <table:table-cell office:value-type="float" office:value="1631843" calcext:value-type="float">
            <text:p>1631843</text:p>
          </table:table-cell>
          <table:table-cell office:value-type="float" office:value="1657395" calcext:value-type="float">
            <text:p>1657395</text:p>
          </table:table-cell>
          <table:table-cell office:value-type="float" office:value="1187804" calcext:value-type="float">
            <text:p>1187804</text:p>
          </table:table-cell>
          <table:table-cell office:value-type="float" office:value="1017021" calcext:value-type="float">
            <text:p>1017021</text:p>
          </table:table-cell>
          <table:table-cell office:value-type="float" office:value="1017115" calcext:value-type="float">
            <text:p>1017115</text:p>
          </table:table-cell>
          <table:table-cell office:value-type="float" office:value="1636168" calcext:value-type="float">
            <text:p>1636168</text:p>
          </table:table-cell>
          <table:table-cell office:value-type="float" office:value="5" calcext:value-type="float">
            <text:p>5</text:p>
          </table:table-cell>
          <table:table-cell office:value-type="float" office:value="0.825008252264053" calcext:value-type="float">
            <text:p>0.825008252264053</text:p>
          </table:table-cell>
          <table:table-cell office:value-type="float" office:value="0.97265433939151" calcext:value-type="float">
            <text:p>0.97265433939151</text:p>
          </table:table-cell>
          <table:table-cell office:value-type="float" office:value="0.987884520040097" calcext:value-type="float">
            <text:p>0.987884520040097</text:p>
          </table:table-cell>
          <table:table-cell office:value-type="float" office:value="0.707986439226441" calcext:value-type="float">
            <text:p>0.707986439226441</text:p>
          </table:table-cell>
          <table:table-cell office:value-type="float" office:value="0.606191826604823" calcext:value-type="float">
            <text:p>0.606191826604823</text:p>
          </table:table-cell>
          <table:table-cell office:value-type="float" office:value="0.60624785497759" calcext:value-type="float">
            <text:p>0.60624785497759</text:p>
          </table:table-cell>
          <table:table-cell office:value-type="float" office:value="0.975232240585356" calcext:value-type="float">
            <text:p>0.975232240585356</text:p>
          </table:table-cell>
          <table:table-cell office:value-type="float" office:value="-108.402712154712" calcext:value-type="float">
            <text:p>-108.402712154712</text:p>
          </table:table-cell>
          <table:table-cell office:value-type="float" office:value="-128.761634679036" calcext:value-type="float">
            <text:p>-128.761634679036</text:p>
          </table:table-cell>
          <table:table-cell office:value-type="float" office:value="-128.750429004482" calcext:value-type="float">
            <text:p>-128.750429004482</text:p>
          </table:table-cell>
        </table:table-row>
        <table:table-row table:style-name="ro1">
          <table:table-cell office:value-type="string" calcext:value-type="string">
            <text:p>2019-11-12 09:36:56</text:p>
          </table:table-cell>
          <table:table-cell office:value-type="float" office:value="25.140120168362" calcext:value-type="float">
            <text:p>25.140120168362</text:p>
          </table:table-cell>
          <table:table-cell office:value-type="float" office:value="82.4289171202936" calcext:value-type="float">
            <text:p>82.4289171202936</text:p>
          </table:table-cell>
          <table:table-cell office:value-type="float" office:value="982.099062294681" calcext:value-type="float">
            <text:p>982.0990622946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7326" calcext:value-type="float">
            <text:p>1397326</text:p>
          </table:table-cell>
          <table:table-cell office:value-type="float" office:value="1632941" calcext:value-type="float">
            <text:p>1632941</text:p>
          </table:table-cell>
          <table:table-cell office:value-type="float" office:value="1652813" calcext:value-type="float">
            <text:p>1652813</text:p>
          </table:table-cell>
          <table:table-cell office:value-type="float" office:value="1121269" calcext:value-type="float">
            <text:p>1121269</text:p>
          </table:table-cell>
          <table:table-cell office:value-type="float" office:value="1037912" calcext:value-type="float">
            <text:p>1037912</text:p>
          </table:table-cell>
          <table:table-cell office:value-type="float" office:value="1129410" calcext:value-type="float">
            <text:p>1129410</text:p>
          </table:table-cell>
          <table:table-cell office:value-type="float" office:value="1639110" calcext:value-type="float">
            <text:p>1639110</text:p>
          </table:table-cell>
          <table:table-cell office:value-type="float" office:value="5" calcext:value-type="float">
            <text:p>5</text:p>
          </table:table-cell>
          <table:table-cell office:value-type="float" office:value="0.832871297940171" calcext:value-type="float">
            <text:p>0.832871297940171</text:p>
          </table:table-cell>
          <table:table-cell office:value-type="float" office:value="0.973308798469162" calcext:value-type="float">
            <text:p>0.973308798469162</text:p>
          </table:table-cell>
          <table:table-cell office:value-type="float" office:value="0.985153434890918" calcext:value-type="float">
            <text:p>0.985153434890918</text:p>
          </table:table-cell>
          <table:table-cell office:value-type="float" office:value="0.668328484097539" calcext:value-type="float">
            <text:p>0.668328484097539</text:p>
          </table:table-cell>
          <table:table-cell office:value-type="float" office:value="0.618643834429244" calcext:value-type="float">
            <text:p>0.618643834429244</text:p>
          </table:table-cell>
          <table:table-cell office:value-type="float" office:value="0.673180898807156" calcext:value-type="float">
            <text:p>0.673180898807156</text:p>
          </table:table-cell>
          <table:table-cell office:value-type="float" office:value="0.97698580944369" calcext:value-type="float">
            <text:p>0.97698580944369</text:p>
          </table:table-cell>
          <table:table-cell office:value-type="float" office:value="-116.334303180492" calcext:value-type="float">
            <text:p>-116.334303180492</text:p>
          </table:table-cell>
          <table:table-cell office:value-type="float" office:value="-126.271233114151" calcext:value-type="float">
            <text:p>-126.271233114151</text:p>
          </table:table-cell>
          <table:table-cell office:value-type="float" office:value="-115.363820238569" calcext:value-type="float">
            <text:p>-115.363820238569</text:p>
          </table:table-cell>
        </table:table-row>
        <table:table-row table:style-name="ro1">
          <table:table-cell office:value-type="string" calcext:value-type="string">
            <text:p>2019-11-12 09:36:57</text:p>
          </table:table-cell>
          <table:table-cell office:value-type="float" office:value="25.140120168362" calcext:value-type="float">
            <text:p>25.140120168362</text:p>
          </table:table-cell>
          <table:table-cell office:value-type="float" office:value="82.4342512140911" calcext:value-type="float">
            <text:p>82.4342512140911</text:p>
          </table:table-cell>
          <table:table-cell office:value-type="float" office:value="982.12655907531" calcext:value-type="float">
            <text:p>982.1265590753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810" calcext:value-type="float">
            <text:p>1378810</text:p>
          </table:table-cell>
          <table:table-cell office:value-type="float" office:value="1629552" calcext:value-type="float">
            <text:p>1629552</text:p>
          </table:table-cell>
          <table:table-cell office:value-type="float" office:value="1651704" calcext:value-type="float">
            <text:p>1651704</text:p>
          </table:table-cell>
          <table:table-cell office:value-type="float" office:value="1178120" calcext:value-type="float">
            <text:p>1178120</text:p>
          </table:table-cell>
          <table:table-cell office:value-type="float" office:value="1026495" calcext:value-type="float">
            <text:p>1026495</text:p>
          </table:table-cell>
          <table:table-cell office:value-type="float" office:value="1055274" calcext:value-type="float">
            <text:p>1055274</text:p>
          </table:table-cell>
          <table:table-cell office:value-type="float" office:value="1631531" calcext:value-type="float">
            <text:p>1631531</text:p>
          </table:table-cell>
          <table:table-cell office:value-type="float" office:value="5" calcext:value-type="float">
            <text:p>5</text:p>
          </table:table-cell>
          <table:table-cell office:value-type="float" office:value="0.821834900597918" calcext:value-type="float">
            <text:p>0.821834900597918</text:p>
          </table:table-cell>
          <table:table-cell office:value-type="float" office:value="0.971288796816921" calcext:value-type="float">
            <text:p>0.971288796816921</text:p>
          </table:table-cell>
          <table:table-cell office:value-type="float" office:value="0.98449241930156" calcext:value-type="float">
            <text:p>0.98449241930156</text:p>
          </table:table-cell>
          <table:table-cell office:value-type="float" office:value="0.702214324738303" calcext:value-type="float">
            <text:p>0.702214324738303</text:p>
          </table:table-cell>
          <table:table-cell office:value-type="float" office:value="0.611838771324011" calcext:value-type="float">
            <text:p>0.611838771324011</text:p>
          </table:table-cell>
          <table:table-cell office:value-type="float" office:value="0.628992394088792" calcext:value-type="float">
            <text:p>0.628992394088792</text:p>
          </table:table-cell>
          <table:table-cell office:value-type="float" office:value="0.972468372877642" calcext:value-type="float">
            <text:p>0.972468372877642</text:p>
          </table:table-cell>
          <table:table-cell office:value-type="float" office:value="-109.557135052339" calcext:value-type="float">
            <text:p>-109.557135052339</text:p>
          </table:table-cell>
          <table:table-cell office:value-type="float" office:value="-127.632245735198" calcext:value-type="float">
            <text:p>-127.632245735198</text:p>
          </table:table-cell>
          <table:table-cell office:value-type="float" office:value="-124.201521182242" calcext:value-type="float">
            <text:p>-124.201521182242</text:p>
          </table:table-cell>
        </table:table-row>
        <table:table-row table:style-name="ro1">
          <table:table-cell office:value-type="string" calcext:value-type="string">
            <text:p>2019-11-12 09:36:58</text:p>
          </table:table-cell>
          <table:table-cell office:value-type="float" office:value="25.1451741829514" calcext:value-type="float">
            <text:p>25.1451741829514</text:p>
          </table:table-cell>
          <table:table-cell office:value-type="float" office:value="82.4454189527523" calcext:value-type="float">
            <text:p>82.4454189527523</text:p>
          </table:table-cell>
          <table:table-cell office:value-type="float" office:value="982.080083141235" calcext:value-type="float">
            <text:p>982.08008314123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712" calcext:value-type="float">
            <text:p>1381712</text:p>
          </table:table-cell>
          <table:table-cell office:value-type="float" office:value="1628815" calcext:value-type="float">
            <text:p>1628815</text:p>
          </table:table-cell>
          <table:table-cell office:value-type="float" office:value="1649965" calcext:value-type="float">
            <text:p>1649965</text:p>
          </table:table-cell>
          <table:table-cell office:value-type="float" office:value="1192865" calcext:value-type="float">
            <text:p>1192865</text:p>
          </table:table-cell>
          <table:table-cell office:value-type="float" office:value="1025615" calcext:value-type="float">
            <text:p>1025615</text:p>
          </table:table-cell>
          <table:table-cell office:value-type="float" office:value="1030911" calcext:value-type="float">
            <text:p>1030911</text:p>
          </table:table-cell>
          <table:table-cell office:value-type="float" office:value="1627232" calcext:value-type="float">
            <text:p>1627232</text:p>
          </table:table-cell>
          <table:table-cell office:value-type="float" office:value="5" calcext:value-type="float">
            <text:p>5</text:p>
          </table:table-cell>
          <table:table-cell office:value-type="float" office:value="0.823564627595499" calcext:value-type="float">
            <text:p>0.823564627595499</text:p>
          </table:table-cell>
          <table:table-cell office:value-type="float" office:value="0.970849510532559" calcext:value-type="float">
            <text:p>0.970849510532559</text:p>
          </table:table-cell>
          <table:table-cell office:value-type="float" office:value="0.983455894405352" calcext:value-type="float">
            <text:p>0.983455894405352</text:p>
          </table:table-cell>
          <table:table-cell office:value-type="float" office:value="0.711003030658129" calcext:value-type="float">
            <text:p>0.711003030658129</text:p>
          </table:table-cell>
          <table:table-cell office:value-type="float" office:value="0.61131425038746" calcext:value-type="float">
            <text:p>0.61131425038746</text:p>
          </table:table-cell>
          <table:table-cell office:value-type="float" office:value="0.614470912751068" calcext:value-type="float">
            <text:p>0.614470912751068</text:p>
          </table:table-cell>
          <table:table-cell office:value-type="float" office:value="0.969905968893286" calcext:value-type="float">
            <text:p>0.969905968893286</text:p>
          </table:table-cell>
          <table:table-cell office:value-type="float" office:value="-107.799393868374" calcext:value-type="float">
            <text:p>-107.799393868374</text:p>
          </table:table-cell>
          <table:table-cell office:value-type="float" office:value="-127.737149922508" calcext:value-type="float">
            <text:p>-127.737149922508</text:p>
          </table:table-cell>
          <table:table-cell office:value-type="float" office:value="-127.105817449786" calcext:value-type="float">
            <text:p>-127.105817449786</text:p>
          </table:table-cell>
        </table:table-row>
        <table:table-row table:style-name="ro1">
          <table:table-cell office:value-type="string" calcext:value-type="string">
            <text:p>2019-11-12 09:36:59</text:p>
          </table:table-cell>
          <table:table-cell office:value-type="float" office:value="25.1451741829514" calcext:value-type="float">
            <text:p>25.1451741829514</text:p>
          </table:table-cell>
          <table:table-cell office:value-type="float" office:value="82.4134140073141" calcext:value-type="float">
            <text:p>82.4134140073141</text:p>
          </table:table-cell>
          <table:table-cell office:value-type="float" office:value="982.162574169763" calcext:value-type="float">
            <text:p>982.1625741697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2197" calcext:value-type="float">
            <text:p>1392197</text:p>
          </table:table-cell>
          <table:table-cell office:value-type="float" office:value="1630349" calcext:value-type="float">
            <text:p>1630349</text:p>
          </table:table-cell>
          <table:table-cell office:value-type="float" office:value="1646189" calcext:value-type="float">
            <text:p>1646189</text:p>
          </table:table-cell>
          <table:table-cell office:value-type="float" office:value="1129320" calcext:value-type="float">
            <text:p>1129320</text:p>
          </table:table-cell>
          <table:table-cell office:value-type="float" office:value="1041451" calcext:value-type="float">
            <text:p>1041451</text:p>
          </table:table-cell>
          <table:table-cell office:value-type="float" office:value="1102827" calcext:value-type="float">
            <text:p>1102827</text:p>
          </table:table-cell>
          <table:table-cell office:value-type="float" office:value="1627723" calcext:value-type="float">
            <text:p>1627723</text:p>
          </table:table-cell>
          <table:table-cell office:value-type="float" office:value="5" calcext:value-type="float">
            <text:p>5</text:p>
          </table:table-cell>
          <table:table-cell office:value-type="float" office:value="0.829814175345203" calcext:value-type="float">
            <text:p>0.829814175345203</text:p>
          </table:table-cell>
          <table:table-cell office:value-type="float" office:value="0.971763845892411" calcext:value-type="float">
            <text:p>0.971763845892411</text:p>
          </table:table-cell>
          <table:table-cell office:value-type="float" office:value="0.981205222750333" calcext:value-type="float">
            <text:p>0.981205222750333</text:p>
          </table:table-cell>
          <table:table-cell office:value-type="float" office:value="0.673127254620463" calcext:value-type="float">
            <text:p>0.673127254620463</text:p>
          </table:table-cell>
          <table:table-cell office:value-type="float" office:value="0.620753243059306" calcext:value-type="float">
            <text:p>0.620753243059306</text:p>
          </table:table-cell>
          <table:table-cell office:value-type="float" office:value="0.657336194197678" calcext:value-type="float">
            <text:p>0.657336194197678</text:p>
          </table:table-cell>
          <table:table-cell office:value-type="float" office:value="0.970198627734021" calcext:value-type="float">
            <text:p>0.970198627734021</text:p>
          </table:table-cell>
          <table:table-cell office:value-type="float" office:value="-115.374549075907" calcext:value-type="float">
            <text:p>-115.374549075907</text:p>
          </table:table-cell>
          <table:table-cell office:value-type="float" office:value="-125.849351388139" calcext:value-type="float">
            <text:p>-125.849351388139</text:p>
          </table:table-cell>
          <table:table-cell office:value-type="float" office:value="-118.532761160464" calcext:value-type="float">
            <text:p>-118.532761160464</text:p>
          </table:table-cell>
        </table:table-row>
        <table:table-row table:style-name="ro1">
          <table:table-cell office:value-type="string" calcext:value-type="string">
            <text:p>2019-11-12 09:37:01</text:p>
          </table:table-cell>
          <table:table-cell office:value-type="float" office:value="25.1502281978319" calcext:value-type="float">
            <text:p>25.1502281978319</text:p>
          </table:table-cell>
          <table:table-cell office:value-type="float" office:value="82.4139132174165" calcext:value-type="float">
            <text:p>82.4139132174165</text:p>
          </table:table-cell>
          <table:table-cell office:value-type="float" office:value="982.088600783238" calcext:value-type="float">
            <text:p>982.0886007832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972" calcext:value-type="float">
            <text:p>1372972</text:p>
          </table:table-cell>
          <table:table-cell office:value-type="float" office:value="1626688" calcext:value-type="float">
            <text:p>1626688</text:p>
          </table:table-cell>
          <table:table-cell office:value-type="float" office:value="1636329" calcext:value-type="float">
            <text:p>1636329</text:p>
          </table:table-cell>
          <table:table-cell office:value-type="float" office:value="981473" calcext:value-type="float">
            <text:p>981473</text:p>
          </table:table-cell>
          <table:table-cell office:value-type="float" office:value="1112230" calcext:value-type="float">
            <text:p>1112230</text:p>
          </table:table-cell>
          <table:table-cell office:value-type="float" office:value="1144873" calcext:value-type="float">
            <text:p>1144873</text:p>
          </table:table-cell>
          <table:table-cell office:value-type="float" office:value="1629249" calcext:value-type="float">
            <text:p>1629249</text:p>
          </table:table-cell>
          <table:table-cell office:value-type="float" office:value="5" calcext:value-type="float">
            <text:p>5</text:p>
          </table:table-cell>
          <table:table-cell office:value-type="float" office:value="0.818355181021116" calcext:value-type="float">
            <text:p>0.818355181021116</text:p>
          </table:table-cell>
          <table:table-cell office:value-type="float" office:value="0.969581719587054" calcext:value-type="float">
            <text:p>0.969581719587054</text:p>
          </table:table-cell>
          <table:table-cell office:value-type="float" office:value="0.975328204074884" calcext:value-type="float">
            <text:p>0.975328204074884</text:p>
          </table:table-cell>
          <table:table-cell office:value-type="float" office:value="0.585003564954229" calcext:value-type="float">
            <text:p>0.585003564954229</text:p>
          </table:table-cell>
          <table:table-cell office:value-type="float" office:value="0.662940819614031" calcext:value-type="float">
            <text:p>0.662940819614031</text:p>
          </table:table-cell>
          <table:table-cell office:value-type="float" office:value="0.682397566127487" calcext:value-type="float">
            <text:p>0.682397566127487</text:p>
          </table:table-cell>
          <table:table-cell office:value-type="float" office:value="0.971108194721722" calcext:value-type="float">
            <text:p>0.971108194721722</text:p>
          </table:table-cell>
          <table:table-cell office:value-type="float" office:value="-132.999287009154" calcext:value-type="float">
            <text:p>-132.999287009154</text:p>
          </table:table-cell>
          <table:table-cell office:value-type="float" office:value="-117.411836077194" calcext:value-type="float">
            <text:p>-117.411836077194</text:p>
          </table:table-cell>
          <table:table-cell office:value-type="float" office:value="-113.520486774503" calcext:value-type="float">
            <text:p>-113.520486774503</text:p>
          </table:table-cell>
        </table:table-row>
        <table:table-row table:style-name="ro1">
          <table:table-cell office:value-type="string" calcext:value-type="string">
            <text:p>2019-11-12 09:37:02</text:p>
          </table:table-cell>
          <table:table-cell office:value-type="float" office:value="25.1451741829514" calcext:value-type="float">
            <text:p>25.1451741829514</text:p>
          </table:table-cell>
          <table:table-cell office:value-type="float" office:value="82.429416518479" calcext:value-type="float">
            <text:p>82.429416518479</text:p>
          </table:table-cell>
          <table:table-cell office:value-type="float" office:value="982.080083141235" calcext:value-type="float">
            <text:p>982.08008314123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540" calcext:value-type="float">
            <text:p>1378540</text:p>
          </table:table-cell>
          <table:table-cell office:value-type="float" office:value="1626910" calcext:value-type="float">
            <text:p>1626910</text:p>
          </table:table-cell>
          <table:table-cell office:value-type="float" office:value="1646058" calcext:value-type="float">
            <text:p>1646058</text:p>
          </table:table-cell>
          <table:table-cell office:value-type="float" office:value="1216163" calcext:value-type="float">
            <text:p>1216163</text:p>
          </table:table-cell>
          <table:table-cell office:value-type="float" office:value="1025265" calcext:value-type="float">
            <text:p>1025265</text:p>
          </table:table-cell>
          <table:table-cell office:value-type="float" office:value="962757" calcext:value-type="float">
            <text:p>962757</text:p>
          </table:table-cell>
          <table:table-cell office:value-type="float" office:value="1627352" calcext:value-type="float">
            <text:p>1627352</text:p>
          </table:table-cell>
          <table:table-cell office:value-type="float" office:value="5" calcext:value-type="float">
            <text:p>5</text:p>
          </table:table-cell>
          <table:table-cell office:value-type="float" office:value="0.82167396803784" calcext:value-type="float">
            <text:p>0.82167396803784</text:p>
          </table:table-cell>
          <table:table-cell office:value-type="float" office:value="0.96971404191423" calcext:value-type="float">
            <text:p>0.96971404191423</text:p>
          </table:table-cell>
          <table:table-cell office:value-type="float" office:value="0.981127140656369" calcext:value-type="float">
            <text:p>0.981127140656369</text:p>
          </table:table-cell>
          <table:table-cell office:value-type="float" office:value="0.724889722453323" calcext:value-type="float">
            <text:p>0.724889722453323</text:p>
          </table:table-cell>
          <table:table-cell office:value-type="float" office:value="0.611105634105877" calcext:value-type="float">
            <text:p>0.611105634105877</text:p>
          </table:table-cell>
          <table:table-cell office:value-type="float" office:value="0.573847958308215" calcext:value-type="float">
            <text:p>0.573847958308215</text:p>
          </table:table-cell>
          <table:table-cell office:value-type="float" office:value="0.969977494475543" calcext:value-type="float">
            <text:p>0.969977494475543</text:p>
          </table:table-cell>
          <table:table-cell office:value-type="float" office:value="-105.022055509335" calcext:value-type="float">
            <text:p>-105.022055509335</text:p>
          </table:table-cell>
          <table:table-cell office:value-type="float" office:value="-127.778873178825" calcext:value-type="float">
            <text:p>-127.778873178825</text:p>
          </table:table-cell>
          <table:table-cell office:value-type="float" office:value="-135.230408338357" calcext:value-type="float">
            <text:p>-135.230408338357</text:p>
          </table:table-cell>
        </table:table-row>
        <table:table-row table:style-name="ro1">
          <table:table-cell office:value-type="string" calcext:value-type="string">
            <text:p>2019-11-12 09:37:03</text:p>
          </table:table-cell>
          <table:table-cell office:value-type="float" office:value="25.140120168362" calcext:value-type="float">
            <text:p>25.140120168362</text:p>
          </table:table-cell>
          <table:table-cell office:value-type="float" office:value="82.4395852993452" calcext:value-type="float">
            <text:p>82.4395852993452</text:p>
          </table:table-cell>
          <table:table-cell office:value-type="float" office:value="982.099062294681" calcext:value-type="float">
            <text:p>982.0990622946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716" calcext:value-type="float">
            <text:p>1381716</text:p>
          </table:table-cell>
          <table:table-cell office:value-type="float" office:value="1627713" calcext:value-type="float">
            <text:p>1627713</text:p>
          </table:table-cell>
          <table:table-cell office:value-type="float" office:value="1644153" calcext:value-type="float">
            <text:p>1644153</text:p>
          </table:table-cell>
          <table:table-cell office:value-type="float" office:value="1187874" calcext:value-type="float">
            <text:p>1187874</text:p>
          </table:table-cell>
          <table:table-cell office:value-type="float" office:value="1019690" calcext:value-type="float">
            <text:p>1019690</text:p>
          </table:table-cell>
          <table:table-cell office:value-type="float" office:value="1011367" calcext:value-type="float">
            <text:p>1011367</text:p>
          </table:table-cell>
          <table:table-cell office:value-type="float" office:value="1625858" calcext:value-type="float">
            <text:p>1625858</text:p>
          </table:table-cell>
          <table:table-cell office:value-type="float" office:value="5" calcext:value-type="float">
            <text:p>5</text:p>
          </table:table-cell>
          <table:table-cell office:value-type="float" office:value="0.823567011781575" calcext:value-type="float">
            <text:p>0.823567011781575</text:p>
          </table:table-cell>
          <table:table-cell office:value-type="float" office:value="0.970192667268833" calcext:value-type="float">
            <text:p>0.970192667268833</text:p>
          </table:table-cell>
          <table:table-cell office:value-type="float" office:value="0.979991672038039" calcext:value-type="float">
            <text:p>0.979991672038039</text:p>
          </table:table-cell>
          <table:table-cell office:value-type="float" office:value="0.708028162482758" calcext:value-type="float">
            <text:p>0.708028162482758</text:p>
          </table:table-cell>
          <table:table-cell office:value-type="float" office:value="0.607782674763521" calcext:value-type="float">
            <text:p>0.607782674763521</text:p>
          </table:table-cell>
          <table:table-cell office:value-type="float" office:value="0.602821779587481" calcext:value-type="float">
            <text:p>0.602821779587481</text:p>
          </table:table-cell>
          <table:table-cell office:value-type="float" office:value="0.969087000976443" calcext:value-type="float">
            <text:p>0.969087000976443</text:p>
          </table:table-cell>
          <table:table-cell office:value-type="float" office:value="-108.394367503448" calcext:value-type="float">
            <text:p>-108.394367503448</text:p>
          </table:table-cell>
          <table:table-cell office:value-type="float" office:value="-128.443465047296" calcext:value-type="float">
            <text:p>-128.443465047296</text:p>
          </table:table-cell>
          <table:table-cell office:value-type="float" office:value="-129.435644082504" calcext:value-type="float">
            <text:p>-129.435644082504</text:p>
          </table:table-cell>
        </table:table-row>
        <table:table-row table:style-name="ro1">
          <table:table-cell office:value-type="string" calcext:value-type="string">
            <text:p>2019-11-12 09:37:04</text:p>
          </table:table-cell>
          <table:table-cell office:value-type="float" office:value="25.1350661540637" calcext:value-type="float">
            <text:p>25.1350661540637</text:p>
          </table:table-cell>
          <table:table-cell office:value-type="float" office:value="82.4764237136285" calcext:value-type="float">
            <text:p>82.4764237136285</text:p>
          </table:table-cell>
          <table:table-cell office:value-type="float" office:value="982.090544496948" calcext:value-type="float">
            <text:p>982.09054449694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238" calcext:value-type="float">
            <text:p>1383238</text:p>
          </table:table-cell>
          <table:table-cell office:value-type="float" office:value="1475881" calcext:value-type="float">
            <text:p>1475881</text:p>
          </table:table-cell>
          <table:table-cell office:value-type="float" office:value="1598178" calcext:value-type="float">
            <text:p>1598178</text:p>
          </table:table-cell>
          <table:table-cell office:value-type="float" office:value="968179" calcext:value-type="float">
            <text:p>968179</text:p>
          </table:table-cell>
          <table:table-cell office:value-type="float" office:value="1202633" calcext:value-type="float">
            <text:p>1202633</text:p>
          </table:table-cell>
          <table:table-cell office:value-type="float" office:value="994900" calcext:value-type="float">
            <text:p>994900</text:p>
          </table:table-cell>
          <table:table-cell office:value-type="float" office:value="1643244" calcext:value-type="float">
            <text:p>1643244</text:p>
          </table:table-cell>
          <table:table-cell office:value-type="float" office:value="5" calcext:value-type="float">
            <text:p>5</text:p>
          </table:table-cell>
          <table:table-cell office:value-type="float" office:value="0.824474194583201" calcext:value-type="float">
            <text:p>0.824474194583201</text:p>
          </table:table-cell>
          <table:table-cell office:value-type="float" office:value="0.879693732225148" calcext:value-type="float">
            <text:p>0.879693732225148</text:p>
          </table:table-cell>
          <table:table-cell office:value-type="float" office:value="0.952588433335833" calcext:value-type="float">
            <text:p>0.952588433335833</text:p>
          </table:table-cell>
          <table:table-cell office:value-type="float" office:value="0.577079722533193" calcext:value-type="float">
            <text:p>0.577079722533193</text:p>
          </table:table-cell>
          <table:table-cell office:value-type="float" office:value="0.716825213053848" calcext:value-type="float">
            <text:p>0.716825213053848</text:p>
          </table:table-cell>
          <table:table-cell office:value-type="float" office:value="0.593006681562266" calcext:value-type="float">
            <text:p>0.593006681562266</text:p>
          </table:table-cell>
          <table:table-cell office:value-type="float" office:value="0.979449865752442" calcext:value-type="float">
            <text:p>0.979449865752442</text:p>
          </table:table-cell>
          <table:table-cell office:value-type="float" office:value="-134.584055493361" calcext:value-type="float">
            <text:p>-134.584055493361</text:p>
          </table:table-cell>
          <table:table-cell office:value-type="float" office:value="-106.63495738923" calcext:value-type="float">
            <text:p>-106.63495738923</text:p>
          </table:table-cell>
          <table:table-cell office:value-type="float" office:value="-131.398663687547" calcext:value-type="float">
            <text:p>-131.398663687547</text:p>
          </table:table-cell>
        </table:table-row>
        <table:table-row table:style-name="ro1">
          <table:table-cell office:value-type="string" calcext:value-type="string">
            <text:p>2019-11-12 09:37:06</text:p>
          </table:table-cell>
          <table:table-cell office:value-type="float" office:value="25.140120168362" calcext:value-type="float">
            <text:p>25.140120168362</text:p>
          </table:table-cell>
          <table:table-cell office:value-type="float" office:value="82.4502534442236" calcext:value-type="float">
            <text:p>82.4502534442236</text:p>
          </table:table-cell>
          <table:table-cell office:value-type="float" office:value="982.071565535807" calcext:value-type="float">
            <text:p>982.07156553580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912" calcext:value-type="float">
            <text:p>1377912</text:p>
          </table:table-cell>
          <table:table-cell office:value-type="float" office:value="1623385" calcext:value-type="float">
            <text:p>1623385</text:p>
          </table:table-cell>
          <table:table-cell office:value-type="float" office:value="1648066" calcext:value-type="float">
            <text:p>1648066</text:p>
          </table:table-cell>
          <table:table-cell office:value-type="float" office:value="977544" calcext:value-type="float">
            <text:p>977544</text:p>
          </table:table-cell>
          <table:table-cell office:value-type="float" office:value="1226217" calcext:value-type="float">
            <text:p>1226217</text:p>
          </table:table-cell>
          <table:table-cell office:value-type="float" office:value="947858" calcext:value-type="float">
            <text:p>947858</text:p>
          </table:table-cell>
          <table:table-cell office:value-type="float" office:value="1651871" calcext:value-type="float">
            <text:p>1651871</text:p>
          </table:table-cell>
          <table:table-cell office:value-type="float" office:value="5" calcext:value-type="float">
            <text:p>5</text:p>
          </table:table-cell>
          <table:table-cell office:value-type="float" office:value="0.821299650824028" calcext:value-type="float">
            <text:p>0.821299650824028</text:p>
          </table:table-cell>
          <table:table-cell office:value-type="float" office:value="0.967612977935431" calcext:value-type="float">
            <text:p>0.967612977935431</text:p>
          </table:table-cell>
          <table:table-cell office:value-type="float" office:value="0.982324002066136" calcext:value-type="float">
            <text:p>0.982324002066136</text:p>
          </table:table-cell>
          <table:table-cell office:value-type="float" office:value="0.582661698181832" calcext:value-type="float">
            <text:p>0.582661698181832</text:p>
          </table:table-cell>
          <table:table-cell office:value-type="float" office:value="0.73088237415342" calcext:value-type="float">
            <text:p>0.73088237415342</text:p>
          </table:table-cell>
          <table:table-cell office:value-type="float" office:value="0.564967461224492" calcext:value-type="float">
            <text:p>0.564967461224492</text:p>
          </table:table-cell>
          <table:table-cell office:value-type="float" office:value="0.984591959070201" calcext:value-type="float">
            <text:p>0.984591959070201</text:p>
          </table:table-cell>
          <table:table-cell office:value-type="float" office:value="-133.467660363634" calcext:value-type="float">
            <text:p>-133.467660363634</text:p>
          </table:table-cell>
          <table:table-cell office:value-type="float" office:value="-103.823525169316" calcext:value-type="float">
            <text:p>-103.823525169316</text:p>
          </table:table-cell>
          <table:table-cell office:value-type="float" office:value="-137.006507755102" calcext:value-type="float">
            <text:p>-137.006507755102</text:p>
          </table:table-cell>
        </table:table-row>
        <table:table-row table:style-name="ro1">
          <table:table-cell office:value-type="string" calcext:value-type="string">
            <text:p>2019-11-12 09:37:07</text:p>
          </table:table-cell>
          <table:table-cell office:value-type="float" office:value="25.1552822130034" calcext:value-type="float">
            <text:p>25.1552822130034</text:p>
          </table:table-cell>
          <table:table-cell office:value-type="float" office:value="82.4837576247526" calcext:value-type="float">
            <text:p>82.4837576247526</text:p>
          </table:table-cell>
          <table:table-cell office:value-type="float" office:value="982.124615907327" calcext:value-type="float">
            <text:p>982.12461590732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743" calcext:value-type="float">
            <text:p>1379743</text:p>
          </table:table-cell>
          <table:table-cell office:value-type="float" office:value="1648544" calcext:value-type="float">
            <text:p>1648544</text:p>
          </table:table-cell>
          <table:table-cell office:value-type="float" office:value="1657995" calcext:value-type="float">
            <text:p>1657995</text:p>
          </table:table-cell>
          <table:table-cell office:value-type="float" office:value="1020114" calcext:value-type="float">
            <text:p>1020114</text:p>
          </table:table-cell>
          <table:table-cell office:value-type="float" office:value="1239552" calcext:value-type="float">
            <text:p>1239552</text:p>
          </table:table-cell>
          <table:table-cell office:value-type="float" office:value="946061" calcext:value-type="float">
            <text:p>946061</text:p>
          </table:table-cell>
          <table:table-cell office:value-type="float" office:value="1649281" calcext:value-type="float">
            <text:p>1649281</text:p>
          </table:table-cell>
          <table:table-cell office:value-type="float" office:value="5" calcext:value-type="float">
            <text:p>5</text:p>
          </table:table-cell>
          <table:table-cell office:value-type="float" office:value="0.822391011999966" calcext:value-type="float">
            <text:p>0.822391011999966</text:p>
          </table:table-cell>
          <table:table-cell office:value-type="float" office:value="0.982608912302126" calcext:value-type="float">
            <text:p>0.982608912302126</text:p>
          </table:table-cell>
          <table:table-cell office:value-type="float" office:value="0.988242147951382" calcext:value-type="float">
            <text:p>0.988242147951382</text:p>
          </table:table-cell>
          <table:table-cell office:value-type="float" office:value="0.608035398487496" calcext:value-type="float">
            <text:p>0.608035398487496</text:p>
          </table:table-cell>
          <table:table-cell office:value-type="float" office:value="0.738830654481727" calcext:value-type="float">
            <text:p>0.738830654481727</text:p>
          </table:table-cell>
          <table:table-cell office:value-type="float" office:value="0.563896365630193" calcext:value-type="float">
            <text:p>0.563896365630193</text:p>
          </table:table-cell>
          <table:table-cell office:value-type="float" office:value="0.983048198586488" calcext:value-type="float">
            <text:p>0.983048198586488</text:p>
          </table:table-cell>
          <table:table-cell office:value-type="float" office:value="-128.392920302501" calcext:value-type="float">
            <text:p>-128.392920302501</text:p>
          </table:table-cell>
          <table:table-cell office:value-type="float" office:value="-102.233869103655" calcext:value-type="float">
            <text:p>-102.233869103655</text:p>
          </table:table-cell>
          <table:table-cell office:value-type="float" office:value="-137.220726873961" calcext:value-type="float">
            <text:p>-137.220726873961</text:p>
          </table:table-cell>
        </table:table-row>
        <table:table-row table:style-name="ro1">
          <table:table-cell office:value-type="string" calcext:value-type="string">
            <text:p>2019-11-12 09:37:08</text:p>
          </table:table-cell>
          <table:table-cell office:value-type="float" office:value="25.140120168362" calcext:value-type="float">
            <text:p>25.140120168362</text:p>
          </table:table-cell>
          <table:table-cell office:value-type="float" office:value="82.4929256820047" calcext:value-type="float">
            <text:p>82.4929256820047</text:p>
          </table:table-cell>
          <table:table-cell office:value-type="float" office:value="982.12655907531" calcext:value-type="float">
            <text:p>982.1265590753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0781" calcext:value-type="float">
            <text:p>1400781</text:p>
          </table:table-cell>
          <table:table-cell office:value-type="float" office:value="1641871" calcext:value-type="float">
            <text:p>1641871</text:p>
          </table:table-cell>
          <table:table-cell office:value-type="float" office:value="1658796" calcext:value-type="float">
            <text:p>1658796</text:p>
          </table:table-cell>
          <table:table-cell office:value-type="float" office:value="1147587" calcext:value-type="float">
            <text:p>1147587</text:p>
          </table:table-cell>
          <table:table-cell office:value-type="float" office:value="1076261" calcext:value-type="float">
            <text:p>1076261</text:p>
          </table:table-cell>
          <table:table-cell office:value-type="float" office:value="930128" calcext:value-type="float">
            <text:p>930128</text:p>
          </table:table-cell>
          <table:table-cell office:value-type="float" office:value="1642788" calcext:value-type="float">
            <text:p>1642788</text:p>
          </table:table-cell>
          <table:table-cell office:value-type="float" office:value="5" calcext:value-type="float">
            <text:p>5</text:p>
          </table:table-cell>
          <table:table-cell office:value-type="float" office:value="0.834930638662653" calcext:value-type="float">
            <text:p>0.834930638662653</text:p>
          </table:table-cell>
          <table:table-cell office:value-type="float" office:value="0.978631493882119" calcext:value-type="float">
            <text:p>0.978631493882119</text:p>
          </table:table-cell>
          <table:table-cell office:value-type="float" office:value="0.988719581212948" calcext:value-type="float">
            <text:p>0.988719581212948</text:p>
          </table:table-cell>
          <table:table-cell office:value-type="float" office:value="0.684015236379532" calcext:value-type="float">
            <text:p>0.684015236379532</text:p>
          </table:table-cell>
          <table:table-cell office:value-type="float" office:value="0.64150162237902" calcext:value-type="float">
            <text:p>0.64150162237902</text:p>
          </table:table-cell>
          <table:table-cell office:value-type="float" office:value="0.554399556446023" calcext:value-type="float">
            <text:p>0.554399556446023</text:p>
          </table:table-cell>
          <table:table-cell office:value-type="float" office:value="0.979178068539866" calcext:value-type="float">
            <text:p>0.979178068539866</text:p>
          </table:table-cell>
          <table:table-cell office:value-type="float" office:value="-113.196952724094" calcext:value-type="float">
            <text:p>-113.196952724094</text:p>
          </table:table-cell>
          <table:table-cell office:value-type="float" office:value="-121.699675524196" calcext:value-type="float">
            <text:p>-121.699675524196</text:p>
          </table:table-cell>
          <table:table-cell office:value-type="float" office:value="-139.120088710795" calcext:value-type="float">
            <text:p>-139.120088710795</text:p>
          </table:table-cell>
        </table:table-row>
        <table:table-row table:style-name="ro1">
          <table:table-cell office:value-type="string" calcext:value-type="string">
            <text:p>2019-11-12 09:37:09</text:p>
          </table:table-cell>
          <table:table-cell office:value-type="float" office:value="25.1451741829514" calcext:value-type="float">
            <text:p>25.1451741829514</text:p>
          </table:table-cell>
          <table:table-cell office:value-type="float" office:value="82.4987598450023" calcext:value-type="float">
            <text:p>82.4987598450023</text:p>
          </table:table-cell>
          <table:table-cell office:value-type="float" office:value="982.107580128989" calcext:value-type="float">
            <text:p>982.1075801289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600" calcext:value-type="float">
            <text:p>1379600</text:p>
          </table:table-cell>
          <table:table-cell office:value-type="float" office:value="1643641" calcext:value-type="float">
            <text:p>1643641</text:p>
          </table:table-cell>
          <table:table-cell office:value-type="float" office:value="1650965" calcext:value-type="float">
            <text:p>1650965</text:p>
          </table:table-cell>
          <table:table-cell office:value-type="float" office:value="988724" calcext:value-type="float">
            <text:p>988724</text:p>
          </table:table-cell>
          <table:table-cell office:value-type="float" office:value="1277674" calcext:value-type="float">
            <text:p>1277674</text:p>
          </table:table-cell>
          <table:table-cell office:value-type="float" office:value="959385" calcext:value-type="float">
            <text:p>959385</text:p>
          </table:table-cell>
          <table:table-cell office:value-type="float" office:value="1645431" calcext:value-type="float">
            <text:p>1645431</text:p>
          </table:table-cell>
          <table:table-cell office:value-type="float" office:value="5" calcext:value-type="float">
            <text:p>5</text:p>
          </table:table-cell>
          <table:table-cell office:value-type="float" office:value="0.822305777347776" calcext:value-type="float">
            <text:p>0.822305777347776</text:p>
          </table:table-cell>
          <table:table-cell office:value-type="float" office:value="0.979686496220409" calcext:value-type="float">
            <text:p>0.979686496220409</text:p>
          </table:table-cell>
          <table:table-cell office:value-type="float" office:value="0.98405194092416" calcext:value-type="float">
            <text:p>0.98405194092416</text:p>
          </table:table-cell>
          <table:table-cell office:value-type="float" office:value="0.589325498262107" calcext:value-type="float">
            <text:p>0.589325498262107</text:p>
          </table:table-cell>
          <table:table-cell office:value-type="float" office:value="0.761553139871733" calcext:value-type="float">
            <text:p>0.761553139871733</text:p>
          </table:table-cell>
          <table:table-cell office:value-type="float" office:value="0.571838089446794" calcext:value-type="float">
            <text:p>0.571838089446794</text:p>
          </table:table-cell>
          <table:table-cell office:value-type="float" office:value="0.980753419489076" calcext:value-type="float">
            <text:p>0.980753419489076</text:p>
          </table:table-cell>
          <table:table-cell office:value-type="float" office:value="-132.134900347579" calcext:value-type="float">
            <text:p>-132.134900347579</text:p>
          </table:table-cell>
          <table:table-cell office:value-type="float" office:value="-97.6893720256534" calcext:value-type="float">
            <text:p>-97.6893720256534</text:p>
          </table:table-cell>
          <table:table-cell office:value-type="float" office:value="-135.632382110641" calcext:value-type="float">
            <text:p>-135.632382110641</text:p>
          </table:table-cell>
        </table:table-row>
        <table:table-row table:style-name="ro1">
          <table:table-cell office:value-type="string" calcext:value-type="string">
            <text:p>2019-11-12 09:37:11</text:p>
          </table:table-cell>
          <table:table-cell office:value-type="float" office:value="25.1350661540637" calcext:value-type="float">
            <text:p>25.1350661540637</text:p>
          </table:table-cell>
          <table:table-cell office:value-type="float" office:value="82.5137612360622" calcext:value-type="float">
            <text:p>82.5137612360622</text:p>
          </table:table-cell>
          <table:table-cell office:value-type="float" office:value="982.118041048698" calcext:value-type="float">
            <text:p>982.11804104869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1579" calcext:value-type="float">
            <text:p>1391579</text:p>
          </table:table-cell>
          <table:table-cell office:value-type="float" office:value="1631961" calcext:value-type="float">
            <text:p>1631961</text:p>
          </table:table-cell>
          <table:table-cell office:value-type="float" office:value="1648026" calcext:value-type="float">
            <text:p>1648026</text:p>
          </table:table-cell>
          <table:table-cell office:value-type="float" office:value="1196078" calcext:value-type="float">
            <text:p>1196078</text:p>
          </table:table-cell>
          <table:table-cell office:value-type="float" office:value="1030466" calcext:value-type="float">
            <text:p>1030466</text:p>
          </table:table-cell>
          <table:table-cell office:value-type="float" office:value="952832" calcext:value-type="float">
            <text:p>952832</text:p>
          </table:table-cell>
          <table:table-cell office:value-type="float" office:value="1637880" calcext:value-type="float">
            <text:p>1637880</text:p>
          </table:table-cell>
          <table:table-cell office:value-type="float" office:value="5" calcext:value-type="float">
            <text:p>5</text:p>
          </table:table-cell>
          <table:table-cell office:value-type="float" office:value="0.82944581859658" calcext:value-type="float">
            <text:p>0.82944581859658</text:p>
          </table:table-cell>
          <table:table-cell office:value-type="float" office:value="0.97272467288073" calcext:value-type="float">
            <text:p>0.97272467288073</text:p>
          </table:table-cell>
          <table:table-cell office:value-type="float" office:value="0.982300160205383" calcext:value-type="float">
            <text:p>0.982300160205383</text:p>
          </table:table-cell>
          <table:table-cell office:value-type="float" office:value="0.71291812812306" calcext:value-type="float">
            <text:p>0.71291812812306</text:p>
          </table:table-cell>
          <table:table-cell office:value-type="float" office:value="0.614205672050199" calcext:value-type="float">
            <text:p>0.614205672050199</text:p>
          </table:table-cell>
          <table:table-cell office:value-type="float" office:value="0.567932196609044" calcext:value-type="float">
            <text:p>0.567932196609044</text:p>
          </table:table-cell>
          <table:table-cell office:value-type="float" office:value="0.976252672225555" calcext:value-type="float">
            <text:p>0.976252672225555</text:p>
          </table:table-cell>
          <table:table-cell office:value-type="float" office:value="-107.416374375388" calcext:value-type="float">
            <text:p>-107.416374375388</text:p>
          </table:table-cell>
          <table:table-cell office:value-type="float" office:value="-127.15886558996" calcext:value-type="float">
            <text:p>-127.15886558996</text:p>
          </table:table-cell>
          <table:table-cell office:value-type="float" office:value="-136.413560678191" calcext:value-type="float">
            <text:p>-136.413560678191</text:p>
          </table:table-cell>
        </table:table-row>
        <table:table-row table:style-name="ro1">
          <table:table-cell office:value-type="string" calcext:value-type="string">
            <text:p>2019-11-12 09:37:12</text:p>
          </table:table-cell>
          <table:table-cell office:value-type="float" office:value="25.1451741829514" calcext:value-type="float">
            <text:p>25.1451741829514</text:p>
          </table:table-cell>
          <table:table-cell office:value-type="float" office:value="82.4934257942231" calcext:value-type="float">
            <text:p>82.4934257942231</text:p>
          </table:table-cell>
          <table:table-cell office:value-type="float" office:value="982.107580128989" calcext:value-type="float">
            <text:p>982.1075801289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5922" calcext:value-type="float">
            <text:p>1395922</text:p>
          </table:table-cell>
          <table:table-cell office:value-type="float" office:value="1637757" calcext:value-type="float">
            <text:p>1637757</text:p>
          </table:table-cell>
          <table:table-cell office:value-type="float" office:value="1650343" calcext:value-type="float">
            <text:p>1650343</text:p>
          </table:table-cell>
          <table:table-cell office:value-type="float" office:value="1162789" calcext:value-type="float">
            <text:p>1162789</text:p>
          </table:table-cell>
          <table:table-cell office:value-type="float" office:value="1016647" calcext:value-type="float">
            <text:p>1016647</text:p>
          </table:table-cell>
          <table:table-cell office:value-type="float" office:value="1072669" calcext:value-type="float">
            <text:p>1072669</text:p>
          </table:table-cell>
          <table:table-cell office:value-type="float" office:value="1635025" calcext:value-type="float">
            <text:p>1635025</text:p>
          </table:table-cell>
          <table:table-cell office:value-type="float" office:value="5" calcext:value-type="float">
            <text:p>5</text:p>
          </table:table-cell>
          <table:table-cell office:value-type="float" office:value="0.832034448627764" calcext:value-type="float">
            <text:p>0.832034448627764</text:p>
          </table:table-cell>
          <table:table-cell office:value-type="float" office:value="0.976179358503742" calcext:value-type="float">
            <text:p>0.976179358503742</text:p>
          </table:table-cell>
          <table:table-cell office:value-type="float" office:value="0.983681199989462" calcext:value-type="float">
            <text:p>0.983681199989462</text:p>
          </table:table-cell>
          <table:table-cell office:value-type="float" office:value="0.693076335558455" calcext:value-type="float">
            <text:p>0.693076335558455</text:p>
          </table:table-cell>
          <table:table-cell office:value-type="float" office:value="0.605968905206788" calcext:value-type="float">
            <text:p>0.605968905206788</text:p>
          </table:table-cell>
          <table:table-cell office:value-type="float" office:value="0.63936062328346" calcext:value-type="float">
            <text:p>0.63936062328346</text:p>
          </table:table-cell>
          <table:table-cell office:value-type="float" office:value="0.974550959414358" calcext:value-type="float">
            <text:p>0.974550959414358</text:p>
          </table:table-cell>
          <table:table-cell office:value-type="float" office:value="-111.384732888309" calcext:value-type="float">
            <text:p>-111.384732888309</text:p>
          </table:table-cell>
          <table:table-cell office:value-type="float" office:value="-128.806218958642" calcext:value-type="float">
            <text:p>-128.806218958642</text:p>
          </table:table-cell>
          <table:table-cell office:value-type="float" office:value="-122.127875343308" calcext:value-type="float">
            <text:p>-122.127875343308</text:p>
          </table:table-cell>
        </table:table-row>
        <table:table-row table:style-name="ro1">
          <table:table-cell office:value-type="string" calcext:value-type="string">
            <text:p>2019-11-12 09:37:13</text:p>
          </table:table-cell>
          <table:table-cell office:value-type="float" office:value="25.1451741829514" calcext:value-type="float">
            <text:p>25.1451741829514</text:p>
          </table:table-cell>
          <table:table-cell office:value-type="float" office:value="82.504093887238" calcext:value-type="float">
            <text:p>82.504093887238</text:p>
          </table:table-cell>
          <table:table-cell office:value-type="float" office:value="982.162574169763" calcext:value-type="float">
            <text:p>982.1625741697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1463" calcext:value-type="float">
            <text:p>1401463</text:p>
          </table:table-cell>
          <table:table-cell office:value-type="float" office:value="1634230" calcext:value-type="float">
            <text:p>1634230</text:p>
          </table:table-cell>
          <table:table-cell office:value-type="float" office:value="1650498" calcext:value-type="float">
            <text:p>1650498</text:p>
          </table:table-cell>
          <table:table-cell office:value-type="float" office:value="1173023" calcext:value-type="float">
            <text:p>1173023</text:p>
          </table:table-cell>
          <table:table-cell office:value-type="float" office:value="1059435" calcext:value-type="float">
            <text:p>1059435</text:p>
          </table:table-cell>
          <table:table-cell office:value-type="float" office:value="981028" calcext:value-type="float">
            <text:p>981028</text:p>
          </table:table-cell>
          <table:table-cell office:value-type="float" office:value="1638782" calcext:value-type="float">
            <text:p>1638782</text:p>
          </table:table-cell>
          <table:table-cell office:value-type="float" office:value="5" calcext:value-type="float">
            <text:p>5</text:p>
          </table:table-cell>
          <table:table-cell office:value-type="float" office:value="0.83533714238848" calcext:value-type="float">
            <text:p>0.83533714238848</text:p>
          </table:table-cell>
          <table:table-cell office:value-type="float" office:value="0.974077102431906" calcext:value-type="float">
            <text:p>0.974077102431906</text:p>
          </table:table-cell>
          <table:table-cell office:value-type="float" office:value="0.983773587199877" calcext:value-type="float">
            <text:p>0.983773587199877</text:p>
          </table:table-cell>
          <table:table-cell office:value-type="float" office:value="0.699176275631937" calcext:value-type="float">
            <text:p>0.699176275631937</text:p>
          </table:table-cell>
          <table:table-cell office:value-type="float" office:value="0.631472543653553" calcext:value-type="float">
            <text:p>0.631472543653553</text:p>
          </table:table-cell>
          <table:table-cell office:value-type="float" office:value="0.584738324253359" calcext:value-type="float">
            <text:p>0.584738324253359</text:p>
          </table:table-cell>
          <table:table-cell office:value-type="float" office:value="0.97679030618552" calcext:value-type="float">
            <text:p>0.97679030618552</text:p>
          </table:table-cell>
          <table:table-cell office:value-type="float" office:value="-110.164744873613" calcext:value-type="float">
            <text:p>-110.164744873613</text:p>
          </table:table-cell>
          <table:table-cell office:value-type="float" office:value="-123.705491269289" calcext:value-type="float">
            <text:p>-123.705491269289</text:p>
          </table:table-cell>
          <table:table-cell office:value-type="float" office:value="-133.052335149328" calcext:value-type="float">
            <text:p>-133.052335149328</text:p>
          </table:table-cell>
        </table:table-row>
        <table:table-row table:style-name="ro1">
          <table:table-cell office:value-type="string" calcext:value-type="string">
            <text:p>2019-11-12 09:37:14</text:p>
          </table:table-cell>
          <table:table-cell office:value-type="float" office:value="25.1552822130034" calcext:value-type="float">
            <text:p>25.1552822130034</text:p>
          </table:table-cell>
          <table:table-cell office:value-type="float" office:value="82.5050943209693" calcext:value-type="float">
            <text:p>82.5050943209693</text:p>
          </table:table-cell>
          <table:table-cell office:value-type="float" office:value="982.124615907327" calcext:value-type="float">
            <text:p>982.12461590732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7874" calcext:value-type="float">
            <text:p>1407874</text:p>
          </table:table-cell>
          <table:table-cell office:value-type="float" office:value="1636295" calcext:value-type="float">
            <text:p>1636295</text:p>
          </table:table-cell>
          <table:table-cell office:value-type="float" office:value="1645551" calcext:value-type="float">
            <text:p>1645551</text:p>
          </table:table-cell>
          <table:table-cell office:value-type="float" office:value="1031849" calcext:value-type="float">
            <text:p>1031849</text:p>
          </table:table-cell>
          <table:table-cell office:value-type="float" office:value="1085406" calcext:value-type="float">
            <text:p>1085406</text:p>
          </table:table-cell>
          <table:table-cell office:value-type="float" office:value="1144862" calcext:value-type="float">
            <text:p>1144862</text:p>
          </table:table-cell>
          <table:table-cell office:value-type="float" office:value="1636045" calcext:value-type="float">
            <text:p>1636045</text:p>
          </table:table-cell>
          <table:table-cell office:value-type="float" office:value="5" calcext:value-type="float">
            <text:p>5</text:p>
          </table:table-cell>
          <table:table-cell office:value-type="float" office:value="0.839158396620559" calcext:value-type="float">
            <text:p>0.839158396620559</text:p>
          </table:table-cell>
          <table:table-cell office:value-type="float" office:value="0.975307938493244" calcext:value-type="float">
            <text:p>0.975307938493244</text:p>
          </table:table-cell>
          <table:table-cell office:value-type="float" office:value="0.980824945071333" calcext:value-type="float">
            <text:p>0.980824945071333</text:p>
          </table:table-cell>
          <table:table-cell office:value-type="float" office:value="0.61503000438571" calcext:value-type="float">
            <text:p>0.61503000438571</text:p>
          </table:table-cell>
          <table:table-cell office:value-type="float" office:value="0.64695246779352" calcext:value-type="float">
            <text:p>0.64695246779352</text:p>
          </table:table-cell>
          <table:table-cell office:value-type="float" office:value="0.68239100961578" calcext:value-type="float">
            <text:p>0.68239100961578</text:p>
          </table:table-cell>
          <table:table-cell office:value-type="float" office:value="0.975158926863542" calcext:value-type="float">
            <text:p>0.975158926863542</text:p>
          </table:table-cell>
          <table:table-cell office:value-type="float" office:value="-126.993999122858" calcext:value-type="float">
            <text:p>-126.993999122858</text:p>
          </table:table-cell>
          <table:table-cell office:value-type="float" office:value="-120.609506441296" calcext:value-type="float">
            <text:p>-120.609506441296</text:p>
          </table:table-cell>
          <table:table-cell office:value-type="float" office:value="-113.521798076844" calcext:value-type="float">
            <text:p>-113.521798076844</text:p>
          </table:table-cell>
        </table:table-row>
        <table:table-row table:style-name="ro1">
          <table:table-cell office:value-type="string" calcext:value-type="string">
            <text:p>2019-11-12 09:37:16</text:p>
          </table:table-cell>
          <table:table-cell office:value-type="float" office:value="25.1603362284659" calcext:value-type="float">
            <text:p>25.1603362284659</text:p>
          </table:table-cell>
          <table:table-cell office:value-type="float" office:value="82.494926073456" calcext:value-type="float">
            <text:p>82.494926073456</text:p>
          </table:table-cell>
          <table:table-cell office:value-type="float" office:value="982.160631547505" calcext:value-type="float">
            <text:p>982.16063154750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234" calcext:value-type="float">
            <text:p>1383234</text:p>
          </table:table-cell>
          <table:table-cell office:value-type="float" office:value="1623859" calcext:value-type="float">
            <text:p>1623859</text:p>
          </table:table-cell>
          <table:table-cell office:value-type="float" office:value="1608497" calcext:value-type="float">
            <text:p>1608497</text:p>
          </table:table-cell>
          <table:table-cell office:value-type="float" office:value="978900" calcext:value-type="float">
            <text:p>978900</text:p>
          </table:table-cell>
          <table:table-cell office:value-type="float" office:value="1191903" calcext:value-type="float">
            <text:p>1191903</text:p>
          </table:table-cell>
          <table:table-cell office:value-type="float" office:value="1013386" calcext:value-type="float">
            <text:p>1013386</text:p>
          </table:table-cell>
          <table:table-cell office:value-type="float" office:value="1640879" calcext:value-type="float">
            <text:p>1640879</text:p>
          </table:table-cell>
          <table:table-cell office:value-type="float" office:value="5" calcext:value-type="float">
            <text:p>5</text:p>
          </table:table-cell>
          <table:table-cell office:value-type="float" office:value="0.824471810397126" calcext:value-type="float">
            <text:p>0.824471810397126</text:p>
          </table:table-cell>
          <table:table-cell office:value-type="float" office:value="0.967895503985346" calcext:value-type="float">
            <text:p>0.967895503985346</text:p>
          </table:table-cell>
          <table:table-cell office:value-type="float" office:value="0.958739037363414" calcext:value-type="float">
            <text:p>0.958739037363414</text:p>
          </table:table-cell>
          <table:table-cell office:value-type="float" office:value="0.583469937261336" calcext:value-type="float">
            <text:p>0.583469937261336</text:p>
          </table:table-cell>
          <table:table-cell office:value-type="float" office:value="0.710429633907036" calcext:value-type="float">
            <text:p>0.710429633907036</text:p>
          </table:table-cell>
          <table:table-cell office:value-type="float" office:value="0.604025197508955" calcext:value-type="float">
            <text:p>0.604025197508955</text:p>
          </table:table-cell>
          <table:table-cell office:value-type="float" office:value="0.978040215735461" calcext:value-type="float">
            <text:p>0.978040215735461</text:p>
          </table:table-cell>
          <table:table-cell office:value-type="float" office:value="-133.306012547733" calcext:value-type="float">
            <text:p>-133.306012547733</text:p>
          </table:table-cell>
          <table:table-cell office:value-type="float" office:value="-107.914073218593" calcext:value-type="float">
            <text:p>-107.914073218593</text:p>
          </table:table-cell>
          <table:table-cell office:value-type="float" office:value="-129.194960498209" calcext:value-type="float">
            <text:p>-129.194960498209</text:p>
          </table:table-cell>
        </table:table-row>
        <table:table-row table:style-name="ro1">
          <table:table-cell office:value-type="string" calcext:value-type="string">
            <text:p>2019-11-12 09:37:17</text:p>
          </table:table-cell>
          <table:table-cell office:value-type="float" office:value="25.1451741829514" calcext:value-type="float">
            <text:p>25.1451741829514</text:p>
          </table:table-cell>
          <table:table-cell office:value-type="float" office:value="82.4614213101341" calcext:value-type="float">
            <text:p>82.4614213101341</text:p>
          </table:table-cell>
          <table:table-cell office:value-type="float" office:value="982.107580128989" calcext:value-type="float">
            <text:p>982.1075801289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123" calcext:value-type="float">
            <text:p>1382123</text:p>
          </table:table-cell>
          <table:table-cell office:value-type="float" office:value="1637266" calcext:value-type="float">
            <text:p>1637266</text:p>
          </table:table-cell>
          <table:table-cell office:value-type="float" office:value="1657159" calcext:value-type="float">
            <text:p>1657159</text:p>
          </table:table-cell>
          <table:table-cell office:value-type="float" office:value="972840" calcext:value-type="float">
            <text:p>972840</text:p>
          </table:table-cell>
          <table:table-cell office:value-type="float" office:value="1224787" calcext:value-type="float">
            <text:p>1224787</text:p>
          </table:table-cell>
          <table:table-cell office:value-type="float" office:value="1043306" calcext:value-type="float">
            <text:p>1043306</text:p>
          </table:table-cell>
          <table:table-cell office:value-type="float" office:value="1639344" calcext:value-type="float">
            <text:p>1639344</text:p>
          </table:table-cell>
          <table:table-cell office:value-type="float" office:value="5" calcext:value-type="float">
            <text:p>5</text:p>
          </table:table-cell>
          <table:table-cell office:value-type="float" office:value="0.82380960271473" calcext:value-type="float">
            <text:p>0.82380960271473</text:p>
          </table:table-cell>
          <table:table-cell office:value-type="float" office:value="0.975886699663007" calcext:value-type="float">
            <text:p>0.975886699663007</text:p>
          </table:table-cell>
          <table:table-cell office:value-type="float" office:value="0.987743853061658" calcext:value-type="float">
            <text:p>0.987743853061658</text:p>
          </table:table-cell>
          <table:table-cell office:value-type="float" office:value="0.579857895357358" calcext:value-type="float">
            <text:p>0.579857895357358</text:p>
          </table:table-cell>
          <table:table-cell office:value-type="float" office:value="0.730030027631524" calcext:value-type="float">
            <text:p>0.730030027631524</text:p>
          </table:table-cell>
          <table:table-cell office:value-type="float" office:value="0.621858909351696" calcext:value-type="float">
            <text:p>0.621858909351696</text:p>
          </table:table-cell>
          <table:table-cell office:value-type="float" office:value="0.977125284329091" calcext:value-type="float">
            <text:p>0.977125284329091</text:p>
          </table:table-cell>
          <table:table-cell office:value-type="float" office:value="-134.028420928528" calcext:value-type="float">
            <text:p>-134.028420928528</text:p>
          </table:table-cell>
          <table:table-cell office:value-type="float" office:value="-103.993994473695" calcext:value-type="float">
            <text:p>-103.993994473695</text:p>
          </table:table-cell>
          <table:table-cell office:value-type="float" office:value="-125.628218129661" calcext:value-type="float">
            <text:p>-125.628218129661</text:p>
          </table:table-cell>
        </table:table-row>
        <table:table-row table:style-name="ro1">
          <table:table-cell office:value-type="string" calcext:value-type="string">
            <text:p>2019-11-12 09:37:18</text:p>
          </table:table-cell>
          <table:table-cell office:value-type="float" office:value="25.1603362284659" calcext:value-type="float">
            <text:p>25.1603362284659</text:p>
          </table:table-cell>
          <table:table-cell office:value-type="float" office:value="82.4682547988761" calcext:value-type="float">
            <text:p>82.4682547988761</text:p>
          </table:table-cell>
          <table:table-cell office:value-type="float" office:value="982.105636176956" calcext:value-type="float">
            <text:p>982.1056361769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2596" calcext:value-type="float">
            <text:p>1402596</text:p>
          </table:table-cell>
          <table:table-cell office:value-type="float" office:value="1489336" calcext:value-type="float">
            <text:p>1489336</text:p>
          </table:table-cell>
          <table:table-cell office:value-type="float" office:value="1653355" calcext:value-type="float">
            <text:p>1653355</text:p>
          </table:table-cell>
          <table:table-cell office:value-type="float" office:value="992188" calcext:value-type="float">
            <text:p>992188</text:p>
          </table:table-cell>
          <table:table-cell office:value-type="float" office:value="1099755" calcext:value-type="float">
            <text:p>1099755</text:p>
          </table:table-cell>
          <table:table-cell office:value-type="float" office:value="1135463" calcext:value-type="float">
            <text:p>1135463</text:p>
          </table:table-cell>
          <table:table-cell office:value-type="float" office:value="1635998" calcext:value-type="float">
            <text:p>1635998</text:p>
          </table:table-cell>
          <table:table-cell office:value-type="float" office:value="5" calcext:value-type="float">
            <text:p>5</text:p>
          </table:table-cell>
          <table:table-cell office:value-type="float" office:value="0.83601246309429" calcext:value-type="float">
            <text:p>0.83601246309429</text:p>
          </table:table-cell>
          <table:table-cell office:value-type="float" office:value="0.887713538135712" calcext:value-type="float">
            <text:p>0.887713538135712</text:p>
          </table:table-cell>
          <table:table-cell office:value-type="float" office:value="0.985476492104112" calcext:value-type="float">
            <text:p>0.985476492104112</text:p>
          </table:table-cell>
          <table:table-cell office:value-type="float" office:value="0.591390203403259" calcext:value-type="float">
            <text:p>0.591390203403259</text:p>
          </table:table-cell>
          <table:table-cell office:value-type="float" office:value="0.655505139291899" calcext:value-type="float">
            <text:p>0.655505139291899</text:p>
          </table:table-cell>
          <table:table-cell office:value-type="float" office:value="0.676788768385502" calcext:value-type="float">
            <text:p>0.676788768385502</text:p>
          </table:table-cell>
          <table:table-cell office:value-type="float" office:value="0.975130912677158" calcext:value-type="float">
            <text:p>0.975130912677158</text:p>
          </table:table-cell>
          <table:table-cell office:value-type="float" office:value="-131.721959319348" calcext:value-type="float">
            <text:p>-131.721959319348</text:p>
          </table:table-cell>
          <table:table-cell office:value-type="float" office:value="-118.89897214162" calcext:value-type="float">
            <text:p>-118.89897214162</text:p>
          </table:table-cell>
          <table:table-cell office:value-type="float" office:value="-114.6422463229" calcext:value-type="float">
            <text:p>-114.6422463229</text:p>
          </table:table-cell>
        </table:table-row>
        <table:table-row table:style-name="ro1">
          <table:table-cell office:value-type="string" calcext:value-type="string">
            <text:p>2019-11-12 09:37:20</text:p>
          </table:table-cell>
          <table:table-cell office:value-type="float" office:value="25.1603362284659" calcext:value-type="float">
            <text:p>25.1603362284659</text:p>
          </table:table-cell>
          <table:table-cell office:value-type="float" office:value="82.4682547988761" calcext:value-type="float">
            <text:p>82.4682547988761</text:p>
          </table:table-cell>
          <table:table-cell office:value-type="float" office:value="982.078138524316" calcext:value-type="float">
            <text:p>982.07813852431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0664" calcext:value-type="float">
            <text:p>1390664</text:p>
          </table:table-cell>
          <table:table-cell office:value-type="float" office:value="1643811" calcext:value-type="float">
            <text:p>1643811</text:p>
          </table:table-cell>
          <table:table-cell office:value-type="float" office:value="1646752" calcext:value-type="float">
            <text:p>1646752</text:p>
          </table:table-cell>
          <table:table-cell office:value-type="float" office:value="974841" calcext:value-type="float">
            <text:p>974841</text:p>
          </table:table-cell>
          <table:table-cell office:value-type="float" office:value="1158141" calcext:value-type="float">
            <text:p>1158141</text:p>
          </table:table-cell>
          <table:table-cell office:value-type="float" office:value="1128186" calcext:value-type="float">
            <text:p>1128186</text:p>
          </table:table-cell>
          <table:table-cell office:value-type="float" office:value="1638033" calcext:value-type="float">
            <text:p>1638033</text:p>
          </table:table-cell>
          <table:table-cell office:value-type="float" office:value="5" calcext:value-type="float">
            <text:p>5</text:p>
          </table:table-cell>
          <table:table-cell office:value-type="float" office:value="0.82890043603187" calcext:value-type="float">
            <text:p>0.82890043603187</text:p>
          </table:table-cell>
          <table:table-cell office:value-type="float" office:value="0.979787824128607" calcext:value-type="float">
            <text:p>0.979787824128607</text:p>
          </table:table-cell>
          <table:table-cell office:value-type="float" office:value="0.981540796940422" calcext:value-type="float">
            <text:p>0.981540796940422</text:p>
          </table:table-cell>
          <table:table-cell office:value-type="float" office:value="0.581050584441493" calcext:value-type="float">
            <text:p>0.581050584441493</text:p>
          </table:table-cell>
          <table:table-cell office:value-type="float" office:value="0.690305911339034" calcext:value-type="float">
            <text:p>0.690305911339034</text:p>
          </table:table-cell>
          <table:table-cell office:value-type="float" office:value="0.672451337868135" calcext:value-type="float">
            <text:p>0.672451337868135</text:p>
          </table:table-cell>
          <table:table-cell office:value-type="float" office:value="0.976343867342933" calcext:value-type="float">
            <text:p>0.976343867342933</text:p>
          </table:table-cell>
          <table:table-cell office:value-type="float" office:value="-133.789883111701" calcext:value-type="float">
            <text:p>-133.789883111701</text:p>
          </table:table-cell>
          <table:table-cell office:value-type="float" office:value="-111.938817732193" calcext:value-type="float">
            <text:p>-111.938817732193</text:p>
          </table:table-cell>
          <table:table-cell office:value-type="float" office:value="-115.509732426373" calcext:value-type="float">
            <text:p>-115.509732426373</text:p>
          </table:table-cell>
        </table:table-row>
        <table:table-row table:style-name="ro1">
          <table:table-cell office:value-type="string" calcext:value-type="string">
            <text:p>2019-11-12 09:37:21</text:p>
          </table:table-cell>
          <table:table-cell office:value-type="float" office:value="25.1502281978319" calcext:value-type="float">
            <text:p>25.1502281978319</text:p>
          </table:table-cell>
          <table:table-cell office:value-type="float" office:value="82.467255217312" calcext:value-type="float">
            <text:p>82.467255217312</text:p>
          </table:table-cell>
          <table:table-cell office:value-type="float" office:value="982.116097999872" calcext:value-type="float">
            <text:p>982.11609799987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7902" calcext:value-type="float">
            <text:p>1397902</text:p>
          </table:table-cell>
          <table:table-cell office:value-type="float" office:value="1645471" calcext:value-type="float">
            <text:p>1645471</text:p>
          </table:table-cell>
          <table:table-cell office:value-type="float" office:value="1653968" calcext:value-type="float">
            <text:p>1653968</text:p>
          </table:table-cell>
          <table:table-cell office:value-type="float" office:value="1127082" calcext:value-type="float">
            <text:p>1127082</text:p>
          </table:table-cell>
          <table:table-cell office:value-type="float" office:value="1045115" calcext:value-type="float">
            <text:p>1045115</text:p>
          </table:table-cell>
          <table:table-cell office:value-type="float" office:value="1136335" calcext:value-type="float">
            <text:p>1136335</text:p>
          </table:table-cell>
          <table:table-cell office:value-type="float" office:value="1633052" calcext:value-type="float">
            <text:p>1633052</text:p>
          </table:table-cell>
          <table:table-cell office:value-type="float" office:value="5" calcext:value-type="float">
            <text:p>5</text:p>
          </table:table-cell>
          <table:table-cell office:value-type="float" office:value="0.833214620735004" calcext:value-type="float">
            <text:p>0.833214620735004</text:p>
          </table:table-cell>
          <table:table-cell office:value-type="float" office:value="0.980777261349828" calcext:value-type="float">
            <text:p>0.980777261349828</text:p>
          </table:table-cell>
          <table:table-cell office:value-type="float" office:value="0.985841868620141" calcext:value-type="float">
            <text:p>0.985841868620141</text:p>
          </table:table-cell>
          <table:table-cell office:value-type="float" office:value="0.67179330251137" calcext:value-type="float">
            <text:p>0.67179330251137</text:p>
          </table:table-cell>
          <table:table-cell office:value-type="float" office:value="0.62293715750422" calcext:value-type="float">
            <text:p>0.62293715750422</text:p>
          </table:table-cell>
          <table:table-cell office:value-type="float" office:value="0.677308520949903" calcext:value-type="float">
            <text:p>0.677308520949903</text:p>
          </table:table-cell>
          <table:table-cell office:value-type="float" office:value="0.97337495963275" calcext:value-type="float">
            <text:p>0.97337495963275</text:p>
          </table:table-cell>
          <table:table-cell office:value-type="float" office:value="-115.641339497726" calcext:value-type="float">
            <text:p>-115.641339497726</text:p>
          </table:table-cell>
          <table:table-cell office:value-type="float" office:value="-125.412568499156" calcext:value-type="float">
            <text:p>-125.412568499156</text:p>
          </table:table-cell>
          <table:table-cell office:value-type="float" office:value="-114.538295810019" calcext:value-type="float">
            <text:p>-114.538295810019</text:p>
          </table:table-cell>
        </table:table-row>
        <table:table-row table:style-name="ro1">
          <table:table-cell office:value-type="string" calcext:value-type="string">
            <text:p>2019-11-12 09:37:22</text:p>
          </table:table-cell>
          <table:table-cell office:value-type="float" office:value="25.1552822130034" calcext:value-type="float">
            <text:p>25.1552822130034</text:p>
          </table:table-cell>
          <table:table-cell office:value-type="float" office:value="82.4197467158891" calcext:value-type="float">
            <text:p>82.4197467158891</text:p>
          </table:table-cell>
          <table:table-cell office:value-type="float" office:value="982.152113374598" calcext:value-type="float">
            <text:p>982.15211337459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2951" calcext:value-type="float">
            <text:p>1392951</text:p>
          </table:table-cell>
          <table:table-cell office:value-type="float" office:value="1647415" calcext:value-type="float">
            <text:p>1647415</text:p>
          </table:table-cell>
          <table:table-cell office:value-type="float" office:value="1648138" calcext:value-type="float">
            <text:p>1648138</text:p>
          </table:table-cell>
          <table:table-cell office:value-type="float" office:value="983285" calcext:value-type="float">
            <text:p>983285</text:p>
          </table:table-cell>
          <table:table-cell office:value-type="float" office:value="1238072" calcext:value-type="float">
            <text:p>1238072</text:p>
          </table:table-cell>
          <table:table-cell office:value-type="float" office:value="949189" calcext:value-type="float">
            <text:p>949189</text:p>
          </table:table-cell>
          <table:table-cell office:value-type="float" office:value="1637157" calcext:value-type="float">
            <text:p>1637157</text:p>
          </table:table-cell>
          <table:table-cell office:value-type="float" office:value="5" calcext:value-type="float">
            <text:p>5</text:p>
          </table:table-cell>
          <table:table-cell office:value-type="float" office:value="0.830263594420385" calcext:value-type="float">
            <text:p>0.830263594420385</text:p>
          </table:table-cell>
          <table:table-cell office:value-type="float" office:value="0.981935975782391" calcext:value-type="float">
            <text:p>0.981935975782391</text:p>
          </table:table-cell>
          <table:table-cell office:value-type="float" office:value="0.98236691741549" calcext:value-type="float">
            <text:p>0.98236691741549</text:p>
          </table:table-cell>
          <table:table-cell office:value-type="float" office:value="0.586083601246309" calcext:value-type="float">
            <text:p>0.586083601246309</text:p>
          </table:table-cell>
          <table:table-cell office:value-type="float" office:value="0.737948505633891" calcext:value-type="float">
            <text:p>0.737948505633891</text:p>
          </table:table-cell>
          <table:table-cell office:value-type="float" office:value="0.565760799141025" calcext:value-type="float">
            <text:p>0.565760799141025</text:p>
          </table:table-cell>
          <table:table-cell office:value-type="float" office:value="0.975821730592457" calcext:value-type="float">
            <text:p>0.975821730592457</text:p>
          </table:table-cell>
          <table:table-cell office:value-type="float" office:value="-132.783279750738" calcext:value-type="float">
            <text:p>-132.783279750738</text:p>
          </table:table-cell>
          <table:table-cell office:value-type="float" office:value="-102.410298873222" calcext:value-type="float">
            <text:p>-102.410298873222</text:p>
          </table:table-cell>
          <table:table-cell office:value-type="float" office:value="-136.847840171795" calcext:value-type="float">
            <text:p>-136.847840171795</text:p>
          </table:table-cell>
        </table:table-row>
        <table:table-row table:style-name="ro1">
          <table:table-cell office:value-type="string" calcext:value-type="string">
            <text:p>2019-11-12 09:37:23</text:p>
          </table:table-cell>
          <table:table-cell office:value-type="float" office:value="25.1653902442195" calcext:value-type="float">
            <text:p>25.1653902442195</text:p>
          </table:table-cell>
          <table:table-cell office:value-type="float" office:value="82.3940730370611" calcext:value-type="float">
            <text:p>82.3940730370611</text:p>
          </table:table-cell>
          <table:table-cell office:value-type="float" office:value="982.114153928666" calcext:value-type="float">
            <text:p>982.1141539286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285" calcext:value-type="float">
            <text:p>1380285</text:p>
          </table:table-cell>
          <table:table-cell office:value-type="float" office:value="1642661" calcext:value-type="float">
            <text:p>1642661</text:p>
          </table:table-cell>
          <table:table-cell office:value-type="float" office:value="1645340" calcext:value-type="float">
            <text:p>1645340</text:p>
          </table:table-cell>
          <table:table-cell office:value-type="float" office:value="988182" calcext:value-type="float">
            <text:p>988182</text:p>
          </table:table-cell>
          <table:table-cell office:value-type="float" office:value="1231163" calcext:value-type="float">
            <text:p>1231163</text:p>
          </table:table-cell>
          <table:table-cell office:value-type="float" office:value="994840" calcext:value-type="float">
            <text:p>994840</text:p>
          </table:table-cell>
          <table:table-cell office:value-type="float" office:value="1637487" calcext:value-type="float">
            <text:p>1637487</text:p>
          </table:table-cell>
          <table:table-cell office:value-type="float" office:value="5" calcext:value-type="float">
            <text:p>5</text:p>
          </table:table-cell>
          <table:table-cell office:value-type="float" office:value="0.82271406921316" calcext:value-type="float">
            <text:p>0.82271406921316</text:p>
          </table:table-cell>
          <table:table-cell office:value-type="float" office:value="0.979102370631977" calcext:value-type="float">
            <text:p>0.979102370631977</text:p>
          </table:table-cell>
          <table:table-cell office:value-type="float" office:value="0.980699179255864" calcext:value-type="float">
            <text:p>0.980699179255864</text:p>
          </table:table-cell>
          <table:table-cell office:value-type="float" office:value="0.589002441048913" calcext:value-type="float">
            <text:p>0.589002441048913</text:p>
          </table:table-cell>
          <table:table-cell office:value-type="float" office:value="0.733830420235446" calcext:value-type="float">
            <text:p>0.733830420235446</text:p>
          </table:table-cell>
          <table:table-cell office:value-type="float" office:value="0.592970918771138" calcext:value-type="float">
            <text:p>0.592970918771138</text:p>
          </table:table-cell>
          <table:table-cell office:value-type="float" office:value="0.976018425943664" calcext:value-type="float">
            <text:p>0.976018425943664</text:p>
          </table:table-cell>
          <table:table-cell office:value-type="float" office:value="-132.199511790217" calcext:value-type="float">
            <text:p>-132.199511790217</text:p>
          </table:table-cell>
          <table:table-cell office:value-type="float" office:value="-103.233915952911" calcext:value-type="float">
            <text:p>-103.233915952911</text:p>
          </table:table-cell>
          <table:table-cell office:value-type="float" office:value="-131.405816245772" calcext:value-type="float">
            <text:p>-131.405816245772</text:p>
          </table:table-cell>
        </table:table-row>
        <table:table-row table:style-name="ro1">
          <table:table-cell office:value-type="string" calcext:value-type="string">
            <text:p>2019-11-12 09:37:25</text:p>
          </table:table-cell>
          <table:table-cell office:value-type="float" office:value="25.1603362284659" calcext:value-type="float">
            <text:p>25.1603362284659</text:p>
          </table:table-cell>
          <table:table-cell office:value-type="float" office:value="82.4042428683879" calcext:value-type="float">
            <text:p>82.4042428683879</text:p>
          </table:table-cell>
          <table:table-cell office:value-type="float" office:value="982.188129265414" calcext:value-type="float">
            <text:p>982.18812926541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447" calcext:value-type="float">
            <text:p>1372447</text:p>
          </table:table-cell>
          <table:table-cell office:value-type="float" office:value="1635913" calcext:value-type="float">
            <text:p>1635913</text:p>
          </table:table-cell>
          <table:table-cell office:value-type="float" office:value="1638746" calcext:value-type="float">
            <text:p>1638746</text:p>
          </table:table-cell>
          <table:table-cell office:value-type="float" office:value="985147" calcext:value-type="float">
            <text:p>985147</text:p>
          </table:table-cell>
          <table:table-cell office:value-type="float" office:value="1102057" calcext:value-type="float">
            <text:p>1102057</text:p>
          </table:table-cell>
          <table:table-cell office:value-type="float" office:value="1117542" calcext:value-type="float">
            <text:p>1117542</text:p>
          </table:table-cell>
          <table:table-cell office:value-type="float" office:value="1631705" calcext:value-type="float">
            <text:p>1631705</text:p>
          </table:table-cell>
          <table:table-cell office:value-type="float" office:value="5" calcext:value-type="float">
            <text:p>5</text:p>
          </table:table-cell>
          <table:table-cell office:value-type="float" office:value="0.818042256598742" calcext:value-type="float">
            <text:p>0.818042256598742</text:p>
          </table:table-cell>
          <table:table-cell office:value-type="float" office:value="0.97508024872306" calcext:value-type="float">
            <text:p>0.97508024872306</text:p>
          </table:table-cell>
          <table:table-cell office:value-type="float" office:value="0.976768848510843" calcext:value-type="float">
            <text:p>0.976768848510843</text:p>
          </table:table-cell>
          <table:table-cell office:value-type="float" office:value="0.58719343986433" calcext:value-type="float">
            <text:p>0.58719343986433</text:p>
          </table:table-cell>
          <table:table-cell office:value-type="float" office:value="0.656877238378196" calcext:value-type="float">
            <text:p>0.656877238378196</text:p>
          </table:table-cell>
          <table:table-cell office:value-type="float" office:value="0.66610701872194" calcext:value-type="float">
            <text:p>0.66610701872194</text:p>
          </table:table-cell>
          <table:table-cell office:value-type="float" office:value="0.972572084971915" calcext:value-type="float">
            <text:p>0.972572084971915</text:p>
          </table:table-cell>
          <table:table-cell office:value-type="float" office:value="-132.561312027134" calcext:value-type="float">
            <text:p>-132.561312027134</text:p>
          </table:table-cell>
          <table:table-cell office:value-type="float" office:value="-118.624552324361" calcext:value-type="float">
            <text:p>-118.624552324361</text:p>
          </table:table-cell>
          <table:table-cell office:value-type="float" office:value="-116.778596255612" calcext:value-type="float">
            <text:p>-116.778596255612</text:p>
          </table:table-cell>
        </table:table-row>
        <table:table-row table:style-name="ro1">
          <table:table-cell office:value-type="string" calcext:value-type="string">
            <text:p>2019-11-12 09:37:26</text:p>
          </table:table-cell>
          <table:table-cell office:value-type="float" office:value="25.1552822130034" calcext:value-type="float">
            <text:p>25.1552822130034</text:p>
          </table:table-cell>
          <table:table-cell office:value-type="float" office:value="82.3824064508834" calcext:value-type="float">
            <text:p>82.3824064508834</text:p>
          </table:table-cell>
          <table:table-cell office:value-type="float" office:value="982.124615907327" calcext:value-type="float">
            <text:p>982.12461590732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6211" calcext:value-type="float">
            <text:p>1406211</text:p>
          </table:table-cell>
          <table:table-cell office:value-type="float" office:value="1641201" calcext:value-type="float">
            <text:p>1641201</text:p>
          </table:table-cell>
          <table:table-cell office:value-type="float" office:value="1644275" calcext:value-type="float">
            <text:p>1644275</text:p>
          </table:table-cell>
          <table:table-cell office:value-type="float" office:value="982672" calcext:value-type="float">
            <text:p>982672</text:p>
          </table:table-cell>
          <table:table-cell office:value-type="float" office:value="1177945" calcext:value-type="float">
            <text:p>1177945</text:p>
          </table:table-cell>
          <table:table-cell office:value-type="float" office:value="1039365" calcext:value-type="float">
            <text:p>1039365</text:p>
          </table:table-cell>
          <table:table-cell office:value-type="float" office:value="1641750" calcext:value-type="float">
            <text:p>1641750</text:p>
          </table:table-cell>
          <table:table-cell office:value-type="float" office:value="5" calcext:value-type="float">
            <text:p>5</text:p>
          </table:table-cell>
          <table:table-cell office:value-type="float" office:value="0.838167171259781" calcext:value-type="float">
            <text:p>0.838167171259781</text:p>
          </table:table-cell>
          <table:table-cell office:value-type="float" office:value="0.978232142714517" calcext:value-type="float">
            <text:p>0.978232142714517</text:p>
          </table:table-cell>
          <table:table-cell office:value-type="float" office:value="0.980064389713334" calcext:value-type="float">
            <text:p>0.980064389713334</text:p>
          </table:table-cell>
          <table:table-cell office:value-type="float" office:value="0.58571822473028" calcext:value-type="float">
            <text:p>0.58571822473028</text:p>
          </table:table-cell>
          <table:table-cell office:value-type="float" office:value="0.702110016597511" calcext:value-type="float">
            <text:p>0.702110016597511</text:p>
          </table:table-cell>
          <table:table-cell office:value-type="float" office:value="0.619509890021073" calcext:value-type="float">
            <text:p>0.619509890021073</text:p>
          </table:table-cell>
          <table:table-cell office:value-type="float" office:value="0.978559372253343" calcext:value-type="float">
            <text:p>0.978559372253343</text:p>
          </table:table-cell>
          <table:table-cell office:value-type="float" office:value="-132.856355053944" calcext:value-type="float">
            <text:p>-132.856355053944</text:p>
          </table:table-cell>
          <table:table-cell office:value-type="float" office:value="-109.577996680498" calcext:value-type="float">
            <text:p>-109.577996680498</text:p>
          </table:table-cell>
          <table:table-cell office:value-type="float" office:value="-126.098021995785" calcext:value-type="float">
            <text:p>-126.098021995785</text:p>
          </table:table-cell>
        </table:table-row>
        <table:table-row table:style-name="ro1">
          <table:table-cell office:value-type="string" calcext:value-type="string">
            <text:p>2019-11-12 09:37:27</text:p>
          </table:table-cell>
          <table:table-cell office:value-type="float" office:value="25.1502281978319" calcext:value-type="float">
            <text:p>25.1502281978319</text:p>
          </table:table-cell>
          <table:table-cell office:value-type="float" office:value="82.3819076073818" calcext:value-type="float">
            <text:p>82.3819076073818</text:p>
          </table:table-cell>
          <table:table-cell office:value-type="float" office:value="982.116097999872" calcext:value-type="float">
            <text:p>982.11609799987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521" calcext:value-type="float">
            <text:p>1380521</text:p>
          </table:table-cell>
          <table:table-cell office:value-type="float" office:value="1634298" calcext:value-type="float">
            <text:p>1634298</text:p>
          </table:table-cell>
          <table:table-cell office:value-type="float" office:value="1646404" calcext:value-type="float">
            <text:p>1646404</text:p>
          </table:table-cell>
          <table:table-cell office:value-type="float" office:value="1222684" calcext:value-type="float">
            <text:p>1222684</text:p>
          </table:table-cell>
          <table:table-cell office:value-type="float" office:value="1020975" calcext:value-type="float">
            <text:p>1020975</text:p>
          </table:table-cell>
          <table:table-cell office:value-type="float" office:value="1077567" calcext:value-type="float">
            <text:p>1077567</text:p>
          </table:table-cell>
          <table:table-cell office:value-type="float" office:value="1631989" calcext:value-type="float">
            <text:p>1631989</text:p>
          </table:table-cell>
          <table:table-cell office:value-type="float" office:value="5" calcext:value-type="float">
            <text:p>5</text:p>
          </table:table-cell>
          <table:table-cell office:value-type="float" office:value="0.822854736191599" calcext:value-type="float">
            <text:p>0.822854736191599</text:p>
          </table:table-cell>
          <table:table-cell office:value-type="float" office:value="0.974117633595185" calcext:value-type="float">
            <text:p>0.974117633595185</text:p>
          </table:table-cell>
          <table:table-cell office:value-type="float" office:value="0.981333372751876" calcext:value-type="float">
            <text:p>0.981333372751876</text:p>
          </table:table-cell>
          <table:table-cell office:value-type="float" office:value="0.728776541802471" calcext:value-type="float">
            <text:p>0.728776541802471</text:p>
          </table:table-cell>
          <table:table-cell office:value-type="float" office:value="0.60854859454019" calcext:value-type="float">
            <text:p>0.60854859454019</text:p>
          </table:table-cell>
          <table:table-cell office:value-type="float" office:value="0.642280059132583" calcext:value-type="float">
            <text:p>0.642280059132583</text:p>
          </table:table-cell>
          <table:table-cell office:value-type="float" office:value="0.972741362183256" calcext:value-type="float">
            <text:p>0.972741362183256</text:p>
          </table:table-cell>
          <table:table-cell office:value-type="float" office:value="-104.244691639506" calcext:value-type="float">
            <text:p>-104.244691639506</text:p>
          </table:table-cell>
          <table:table-cell office:value-type="float" office:value="-128.290281091962" calcext:value-type="float">
            <text:p>-128.290281091962</text:p>
          </table:table-cell>
          <table:table-cell office:value-type="float" office:value="-121.543988173483" calcext:value-type="float">
            <text:p>-121.543988173483</text:p>
          </table:table-cell>
        </table:table-row>
        <table:table-row table:style-name="ro1">
          <table:table-cell office:value-type="string" calcext:value-type="string">
            <text:p>2019-11-12 09:37:28</text:p>
          </table:table-cell>
          <table:table-cell office:value-type="float" office:value="25.1603362284659" calcext:value-type="float">
            <text:p>25.1603362284659</text:p>
          </table:table-cell>
          <table:table-cell office:value-type="float" office:value="82.4362489874255" calcext:value-type="float">
            <text:p>82.4362489874255</text:p>
          </table:table-cell>
          <table:table-cell office:value-type="float" office:value="982.078138524316" calcext:value-type="float">
            <text:p>982.07813852431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7381" calcext:value-type="float">
            <text:p>1407381</text:p>
          </table:table-cell>
          <table:table-cell office:value-type="float" office:value="1610312" calcext:value-type="float">
            <text:p>1610312</text:p>
          </table:table-cell>
          <table:table-cell office:value-type="float" office:value="1637956" calcext:value-type="float">
            <text:p>1637956</text:p>
          </table:table-cell>
          <table:table-cell office:value-type="float" office:value="1024952" calcext:value-type="float">
            <text:p>1024952</text:p>
          </table:table-cell>
          <table:table-cell office:value-type="float" office:value="1120153" calcext:value-type="float">
            <text:p>1120153</text:p>
          </table:table-cell>
          <table:table-cell office:value-type="float" office:value="1147819" calcext:value-type="float">
            <text:p>1147819</text:p>
          </table:table-cell>
          <table:table-cell office:value-type="float" office:value="1636891" calcext:value-type="float">
            <text:p>1636891</text:p>
          </table:table-cell>
          <table:table-cell office:value-type="float" office:value="5" calcext:value-type="float">
            <text:p>5</text:p>
          </table:table-cell>
          <table:table-cell office:value-type="float" office:value="0.838864545686787" calcext:value-type="float">
            <text:p>0.838864545686787</text:p>
          </table:table-cell>
          <table:table-cell office:value-type="float" office:value="0.959820861795051" calcext:value-type="float">
            <text:p>0.959820861795051</text:p>
          </table:table-cell>
          <table:table-cell office:value-type="float" office:value="0.976297971760985" calcext:value-type="float">
            <text:p>0.976297971760985</text:p>
          </table:table-cell>
          <table:table-cell office:value-type="float" office:value="0.61091907154549" calcext:value-type="float">
            <text:p>0.61091907154549</text:p>
          </table:table-cell>
          <table:table-cell office:value-type="float" office:value="0.667663296182549" calcext:value-type="float">
            <text:p>0.667663296182549</text:p>
          </table:table-cell>
          <table:table-cell office:value-type="float" office:value="0.684153519171896" calcext:value-type="float">
            <text:p>0.684153519171896</text:p>
          </table:table-cell>
          <table:table-cell office:value-type="float" office:value="0.975663182218454" calcext:value-type="float">
            <text:p>0.975663182218454</text:p>
          </table:table-cell>
          <table:table-cell office:value-type="float" office:value="-127.816185690902" calcext:value-type="float">
            <text:p>-127.816185690902</text:p>
          </table:table-cell>
          <table:table-cell office:value-type="float" office:value="-116.46734076349" calcext:value-type="float">
            <text:p>-116.46734076349</text:p>
          </table:table-cell>
          <table:table-cell office:value-type="float" office:value="-113.169296165621" calcext:value-type="float">
            <text:p>-113.169296165621</text:p>
          </table:table-cell>
        </table:table-row>
        <table:table-row table:style-name="ro1">
          <table:table-cell office:value-type="string" calcext:value-type="string">
            <text:p>2019-11-12 09:37:30</text:p>
          </table:table-cell>
          <table:table-cell office:value-type="float" office:value="25.1552822130034" calcext:value-type="float">
            <text:p>25.1552822130034</text:p>
          </table:table-cell>
          <table:table-cell office:value-type="float" office:value="82.4624207918337" calcext:value-type="float">
            <text:p>82.4624207918337</text:p>
          </table:table-cell>
          <table:table-cell office:value-type="float" office:value="982.097118461812" calcext:value-type="float">
            <text:p>982.09711846181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6994" calcext:value-type="float">
            <text:p>1396994</text:p>
          </table:table-cell>
          <table:table-cell office:value-type="float" office:value="1631929" calcext:value-type="float">
            <text:p>1631929</text:p>
          </table:table-cell>
          <table:table-cell office:value-type="float" office:value="1643338" calcext:value-type="float">
            <text:p>1643338</text:p>
          </table:table-cell>
          <table:table-cell office:value-type="float" office:value="1207347" calcext:value-type="float">
            <text:p>1207347</text:p>
          </table:table-cell>
          <table:table-cell office:value-type="float" office:value="1021788" calcext:value-type="float">
            <text:p>1021788</text:p>
          </table:table-cell>
          <table:table-cell office:value-type="float" office:value="980404" calcext:value-type="float">
            <text:p>980404</text:p>
          </table:table-cell>
          <table:table-cell office:value-type="float" office:value="1632084" calcext:value-type="float">
            <text:p>1632084</text:p>
          </table:table-cell>
          <table:table-cell office:value-type="float" office:value="5" calcext:value-type="float">
            <text:p>5</text:p>
          </table:table-cell>
          <table:table-cell office:value-type="float" office:value="0.832673410495926" calcext:value-type="float">
            <text:p>0.832673410495926</text:p>
          </table:table-cell>
          <table:table-cell office:value-type="float" office:value="0.972705599392128" calcext:value-type="float">
            <text:p>0.972705599392128</text:p>
          </table:table-cell>
          <table:table-cell office:value-type="float" office:value="0.97950589412521" calcext:value-type="float">
            <text:p>0.97950589412521</text:p>
          </table:table-cell>
          <table:table-cell office:value-type="float" office:value="0.71963497634351" calcext:value-type="float">
            <text:p>0.71963497634351</text:p>
          </table:table-cell>
          <table:table-cell office:value-type="float" office:value="0.609033180359981" calcext:value-type="float">
            <text:p>0.609033180359981</text:p>
          </table:table-cell>
          <table:table-cell office:value-type="float" office:value="0.584366391225623" calcext:value-type="float">
            <text:p>0.584366391225623</text:p>
          </table:table-cell>
          <table:table-cell office:value-type="float" office:value="0.972797986602543" calcext:value-type="float">
            <text:p>0.972797986602543</text:p>
          </table:table-cell>
          <table:table-cell office:value-type="float" office:value="-106.073004731298" calcext:value-type="float">
            <text:p>-106.073004731298</text:p>
          </table:table-cell>
          <table:table-cell office:value-type="float" office:value="-128.193363928004" calcext:value-type="float">
            <text:p>-128.193363928004</text:p>
          </table:table-cell>
          <table:table-cell office:value-type="float" office:value="-133.126721754875" calcext:value-type="float">
            <text:p>-133.126721754875</text:p>
          </table:table-cell>
        </table:table-row>
        <table:table-row table:style-name="ro1">
          <table:table-cell office:value-type="string" calcext:value-type="string">
            <text:p>2019-11-12 09:37:31</text:p>
          </table:table-cell>
          <table:table-cell office:value-type="float" office:value="25.1653902442195" calcext:value-type="float">
            <text:p>25.1653902442195</text:p>
          </table:table-cell>
          <table:table-cell office:value-type="float" office:value="82.4847575441896" calcext:value-type="float">
            <text:p>82.4847575441896</text:p>
          </table:table-cell>
          <table:table-cell office:value-type="float" office:value="982.141651831945" calcext:value-type="float">
            <text:p>982.1416518319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2988" calcext:value-type="float">
            <text:p>1402988</text:p>
          </table:table-cell>
          <table:table-cell office:value-type="float" office:value="1635028" calcext:value-type="float">
            <text:p>1635028</text:p>
          </table:table-cell>
          <table:table-cell office:value-type="float" office:value="1643544" calcext:value-type="float">
            <text:p>1643544</text:p>
          </table:table-cell>
          <table:table-cell office:value-type="float" office:value="1072538" calcext:value-type="float">
            <text:p>1072538</text:p>
          </table:table-cell>
          <table:table-cell office:value-type="float" office:value="1262807" calcext:value-type="float">
            <text:p>1262807</text:p>
          </table:table-cell>
          <table:table-cell office:value-type="float" office:value="940735" calcext:value-type="float">
            <text:p>940735</text:p>
          </table:table-cell>
          <table:table-cell office:value-type="float" office:value="1636586" calcext:value-type="float">
            <text:p>1636586</text:p>
          </table:table-cell>
          <table:table-cell office:value-type="float" office:value="5" calcext:value-type="float">
            <text:p>5</text:p>
          </table:table-cell>
          <table:table-cell office:value-type="float" office:value="0.836246113329663" calcext:value-type="float">
            <text:p>0.836246113329663</text:p>
          </table:table-cell>
          <table:table-cell office:value-type="float" office:value="0.974552747553914" calcext:value-type="float">
            <text:p>0.974552747553914</text:p>
          </table:table-cell>
          <table:table-cell office:value-type="float" office:value="0.979628679708085" calcext:value-type="float">
            <text:p>0.979628679708085</text:p>
          </table:table-cell>
          <table:table-cell office:value-type="float" office:value="0.639282541189497" calcext:value-type="float">
            <text:p>0.639282541189497</text:p>
          </table:table-cell>
          <table:table-cell office:value-type="float" office:value="0.752691716276612" calcext:value-type="float">
            <text:p>0.752691716276612</text:p>
          </table:table-cell>
          <table:table-cell office:value-type="float" office:value="0.560721821871021" calcext:value-type="float">
            <text:p>0.560721821871021</text:p>
          </table:table-cell>
          <table:table-cell office:value-type="float" office:value="0.975481388030217" calcext:value-type="float">
            <text:p>0.975481388030217</text:p>
          </table:table-cell>
          <table:table-cell office:value-type="float" office:value="-122.143491762101" calcext:value-type="float">
            <text:p>-122.143491762101</text:p>
          </table:table-cell>
          <table:table-cell office:value-type="float" office:value="-99.4616567446776" calcext:value-type="float">
            <text:p>-99.4616567446776</text:p>
          </table:table-cell>
          <table:table-cell office:value-type="float" office:value="-137.855635625796" calcext:value-type="float">
            <text:p>-137.855635625796</text:p>
          </table:table-cell>
        </table:table-row>
        <table:table-row table:style-name="ro1">
          <table:table-cell office:value-type="string" calcext:value-type="string">
            <text:p>2019-11-12 09:37:32</text:p>
          </table:table-cell>
          <table:table-cell office:value-type="float" office:value="25.1552822130034" calcext:value-type="float">
            <text:p>25.1552822130034</text:p>
          </table:table-cell>
          <table:table-cell office:value-type="float" office:value="82.499760159731" calcext:value-type="float">
            <text:p>82.499760159731</text:p>
          </table:table-cell>
          <table:table-cell office:value-type="float" office:value="982.124615907327" calcext:value-type="float">
            <text:p>982.12461590732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4014" calcext:value-type="float">
            <text:p>1394014</text:p>
          </table:table-cell>
          <table:table-cell office:value-type="float" office:value="1631668" calcext:value-type="float">
            <text:p>1631668</text:p>
          </table:table-cell>
          <table:table-cell office:value-type="float" office:value="1645817" calcext:value-type="float">
            <text:p>1645817</text:p>
          </table:table-cell>
          <table:table-cell office:value-type="float" office:value="1167122" calcext:value-type="float">
            <text:p>1167122</text:p>
          </table:table-cell>
          <table:table-cell office:value-type="float" office:value="1127962" calcext:value-type="float">
            <text:p>1127962</text:p>
          </table:table-cell>
          <table:table-cell office:value-type="float" office:value="931831" calcext:value-type="float">
            <text:p>931831</text:p>
          </table:table-cell>
          <table:table-cell office:value-type="float" office:value="1632457" calcext:value-type="float">
            <text:p>1632457</text:p>
          </table:table-cell>
          <table:table-cell office:value-type="float" office:value="5" calcext:value-type="float">
            <text:p>5</text:p>
          </table:table-cell>
          <table:table-cell office:value-type="float" office:value="0.830897191869878" calcext:value-type="float">
            <text:p>0.830897191869878</text:p>
          </table:table-cell>
          <table:table-cell office:value-type="float" office:value="0.972550031250719" calcext:value-type="float">
            <text:p>0.972550031250719</text:p>
          </table:table-cell>
          <table:table-cell office:value-type="float" office:value="0.980983493445336" calcext:value-type="float">
            <text:p>0.980983493445336</text:p>
          </table:table-cell>
          <table:table-cell office:value-type="float" office:value="0.69565900512445" calcext:value-type="float">
            <text:p>0.69565900512445</text:p>
          </table:table-cell>
          <table:table-cell office:value-type="float" office:value="0.672317823447922" calcext:value-type="float">
            <text:p>0.672317823447922</text:p>
          </table:table-cell>
          <table:table-cell office:value-type="float" office:value="0.555414623667553" calcext:value-type="float">
            <text:p>0.555414623667553</text:p>
          </table:table-cell>
          <table:table-cell office:value-type="float" office:value="0.973020311954059" calcext:value-type="float">
            <text:p>0.973020311954059</text:p>
          </table:table-cell>
          <table:table-cell office:value-type="float" office:value="-110.86819897511" calcext:value-type="float">
            <text:p>-110.86819897511</text:p>
          </table:table-cell>
          <table:table-cell office:value-type="float" office:value="-115.536435310416" calcext:value-type="float">
            <text:p>-115.536435310416</text:p>
          </table:table-cell>
          <table:table-cell office:value-type="float" office:value="-138.917075266489" calcext:value-type="float">
            <text:p>-138.917075266489</text:p>
          </table:table-cell>
        </table:table-row>
        <table:table-row table:style-name="ro1">
          <table:table-cell office:value-type="string" calcext:value-type="string">
            <text:p>2019-11-12 09:37:33</text:p>
          </table:table-cell>
          <table:table-cell office:value-type="float" office:value="25.170444260264" calcext:value-type="float">
            <text:p>25.170444260264</text:p>
          </table:table-cell>
          <table:table-cell office:value-type="float" office:value="82.4799231156325" calcext:value-type="float">
            <text:p>82.4799231156325</text:p>
          </table:table-cell>
          <table:table-cell office:value-type="float" office:value="982.150169849104" calcext:value-type="float">
            <text:p>982.15016984910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9171" calcext:value-type="float">
            <text:p>1389171</text:p>
          </table:table-cell>
          <table:table-cell office:value-type="float" office:value="1623213" calcext:value-type="float">
            <text:p>1623213</text:p>
          </table:table-cell>
          <table:table-cell office:value-type="float" office:value="1605637" calcext:value-type="float">
            <text:p>1605637</text:p>
          </table:table-cell>
          <table:table-cell office:value-type="float" office:value="979653" calcext:value-type="float">
            <text:p>979653</text:p>
          </table:table-cell>
          <table:table-cell office:value-type="float" office:value="1196911" calcext:value-type="float">
            <text:p>1196911</text:p>
          </table:table-cell>
          <table:table-cell office:value-type="float" office:value="1046886" calcext:value-type="float">
            <text:p>1046886</text:p>
          </table:table-cell>
          <table:table-cell office:value-type="float" office:value="1643296" calcext:value-type="float">
            <text:p>1643296</text:p>
          </table:table-cell>
          <table:table-cell office:value-type="float" office:value="5" calcext:value-type="float">
            <text:p>5</text:p>
          </table:table-cell>
          <table:table-cell office:value-type="float" office:value="0.82801053857929" calcext:value-type="float">
            <text:p>0.82801053857929</text:p>
          </table:table-cell>
          <table:table-cell office:value-type="float" office:value="0.967510457934196" calcext:value-type="float">
            <text:p>0.967510457934196</text:p>
          </table:table-cell>
          <table:table-cell office:value-type="float" office:value="0.957034344319623" calcext:value-type="float">
            <text:p>0.957034344319623</text:p>
          </table:table-cell>
          <table:table-cell office:value-type="float" office:value="0.583918760289998" calcext:value-type="float">
            <text:p>0.583918760289998</text:p>
          </table:table-cell>
          <table:table-cell office:value-type="float" office:value="0.713414634873227" calcext:value-type="float">
            <text:p>0.713414634873227</text:p>
          </table:table-cell>
          <table:table-cell office:value-type="float" office:value="0.623992755889029" calcext:value-type="float">
            <text:p>0.623992755889029</text:p>
          </table:table-cell>
          <table:table-cell office:value-type="float" office:value="0.979480860171421" calcext:value-type="float">
            <text:p>0.979480860171421</text:p>
          </table:table-cell>
          <table:table-cell office:value-type="float" office:value="-133.216247942" calcext:value-type="float">
            <text:p>-133.216247942</text:p>
          </table:table-cell>
          <table:table-cell office:value-type="float" office:value="-107.317073025355" calcext:value-type="float">
            <text:p>-107.317073025355</text:p>
          </table:table-cell>
          <table:table-cell office:value-type="float" office:value="-125.201448822194" calcext:value-type="float">
            <text:p>-125.201448822194</text:p>
          </table:table-cell>
        </table:table-row>
        <table:table-row table:style-name="ro1">
          <table:table-cell office:value-type="string" calcext:value-type="string">
            <text:p>2019-11-12 09:37:35</text:p>
          </table:table-cell>
          <table:table-cell office:value-type="float" office:value="25.1502281978319" calcext:value-type="float">
            <text:p>25.1502281978319</text:p>
          </table:table-cell>
          <table:table-cell office:value-type="float" office:value="82.5045941088889" calcext:value-type="float">
            <text:p>82.5045941088889</text:p>
          </table:table-cell>
          <table:table-cell office:value-type="float" office:value="982.06110358836" calcext:value-type="float">
            <text:p>982.0611035883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5683" calcext:value-type="float">
            <text:p>1395683</text:p>
          </table:table-cell>
          <table:table-cell office:value-type="float" office:value="1630661" calcext:value-type="float">
            <text:p>1630661</text:p>
          </table:table-cell>
          <table:table-cell office:value-type="float" office:value="1653037" calcext:value-type="float">
            <text:p>1653037</text:p>
          </table:table-cell>
          <table:table-cell office:value-type="float" office:value="1194048" calcext:value-type="float">
            <text:p>1194048</text:p>
          </table:table-cell>
          <table:table-cell office:value-type="float" office:value="1011864" calcext:value-type="float">
            <text:p>1011864</text:p>
          </table:table-cell>
          <table:table-cell office:value-type="float" office:value="1031454" calcext:value-type="float">
            <text:p>1031454</text:p>
          </table:table-cell>
          <table:table-cell office:value-type="float" office:value="1631071" calcext:value-type="float">
            <text:p>1631071</text:p>
          </table:table-cell>
          <table:table-cell office:value-type="float" office:value="5" calcext:value-type="float">
            <text:p>5</text:p>
          </table:table-cell>
          <table:table-cell office:value-type="float" office:value="0.831891993509769" calcext:value-type="float">
            <text:p>0.831891993509769</text:p>
          </table:table-cell>
          <table:table-cell office:value-type="float" office:value="0.971949812406279" calcext:value-type="float">
            <text:p>0.971949812406279</text:p>
          </table:table-cell>
          <table:table-cell office:value-type="float" office:value="0.985286949311131" calcext:value-type="float">
            <text:p>0.985286949311131</text:p>
          </table:table-cell>
          <table:table-cell office:value-type="float" office:value="0.71170815368988" calcext:value-type="float">
            <text:p>0.71170815368988</text:p>
          </table:table-cell>
          <table:table-cell office:value-type="float" office:value="0.603118014707329" calcext:value-type="float">
            <text:p>0.603118014707329</text:p>
          </table:table-cell>
          <table:table-cell office:value-type="float" office:value="0.614794566010781" calcext:value-type="float">
            <text:p>0.614794566010781</text:p>
          </table:table-cell>
          <table:table-cell office:value-type="float" office:value="0.97219419147899" calcext:value-type="float">
            <text:p>0.97219419147899</text:p>
          </table:table-cell>
          <table:table-cell office:value-type="float" office:value="-107.658369262024" calcext:value-type="float">
            <text:p>-107.658369262024</text:p>
          </table:table-cell>
          <table:table-cell office:value-type="float" office:value="-129.376397058534" calcext:value-type="float">
            <text:p>-129.376397058534</text:p>
          </table:table-cell>
          <table:table-cell office:value-type="float" office:value="-127.041086797844" calcext:value-type="float">
            <text:p>-127.041086797844</text:p>
          </table:table-cell>
        </table:table-row>
        <table:table-row table:style-name="ro1">
          <table:table-cell office:value-type="string" calcext:value-type="string">
            <text:p>2019-11-12 09:37:36</text:p>
          </table:table-cell>
          <table:table-cell office:value-type="float" office:value="25.1603362284659" calcext:value-type="float">
            <text:p>25.1603362284659</text:p>
          </table:table-cell>
          <table:table-cell office:value-type="float" office:value="82.494926073456" calcext:value-type="float">
            <text:p>82.494926073456</text:p>
          </table:table-cell>
          <table:table-cell office:value-type="float" office:value="982.133133851352" calcext:value-type="float">
            <text:p>982.1331338513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7563" calcext:value-type="float">
            <text:p>1397563</text:p>
          </table:table-cell>
          <table:table-cell office:value-type="float" office:value="1636048" calcext:value-type="float">
            <text:p>1636048</text:p>
          </table:table-cell>
          <table:table-cell office:value-type="float" office:value="1653197" calcext:value-type="float">
            <text:p>1653197</text:p>
          </table:table-cell>
          <table:table-cell office:value-type="float" office:value="983917" calcext:value-type="float">
            <text:p>983917</text:p>
          </table:table-cell>
          <table:table-cell office:value-type="float" office:value="1131369" calcext:value-type="float">
            <text:p>1131369</text:p>
          </table:table-cell>
          <table:table-cell office:value-type="float" office:value="1153874" calcext:value-type="float">
            <text:p>1153874</text:p>
          </table:table-cell>
          <table:table-cell office:value-type="float" office:value="1632251" calcext:value-type="float">
            <text:p>1632251</text:p>
          </table:table-cell>
          <table:table-cell office:value-type="float" office:value="5" calcext:value-type="float">
            <text:p>5</text:p>
          </table:table-cell>
          <table:table-cell office:value-type="float" office:value="0.833012560965128" calcext:value-type="float">
            <text:p>0.833012560965128</text:p>
          </table:table-cell>
          <table:table-cell office:value-type="float" office:value="0.975160715003099" calcext:value-type="float">
            <text:p>0.975160715003099</text:p>
          </table:table-cell>
          <table:table-cell office:value-type="float" office:value="0.98538231675414" calcext:value-type="float">
            <text:p>0.98538231675414</text:p>
          </table:table-cell>
          <table:table-cell office:value-type="float" office:value="0.586460302646196" calcext:value-type="float">
            <text:p>0.586460302646196</text:p>
          </table:table-cell>
          <table:table-cell office:value-type="float" office:value="0.674348553937501" calcext:value-type="float">
            <text:p>0.674348553937501</text:p>
          </table:table-cell>
          <table:table-cell office:value-type="float" office:value="0.687762580843279" calcext:value-type="float">
            <text:p>0.687762580843279</text:p>
          </table:table-cell>
          <table:table-cell office:value-type="float" office:value="0.972897526371184" calcext:value-type="float">
            <text:p>0.972897526371184</text:p>
          </table:table-cell>
          <table:table-cell office:value-type="float" office:value="-132.707939470761" calcext:value-type="float">
            <text:p>-132.707939470761</text:p>
          </table:table-cell>
          <table:table-cell office:value-type="float" office:value="-115.1302892125" calcext:value-type="float">
            <text:p>-115.1302892125</text:p>
          </table:table-cell>
          <table:table-cell office:value-type="float" office:value="-112.447483831344" calcext:value-type="float">
            <text:p>-112.447483831344</text:p>
          </table:table-cell>
        </table:table-row>
        <table:table-row table:style-name="ro1">
          <table:table-cell office:value-type="string" calcext:value-type="string">
            <text:p>2019-11-12 09:37:37</text:p>
          </table:table-cell>
          <table:table-cell office:value-type="float" office:value="25.1552822130034" calcext:value-type="float">
            <text:p>25.1552822130034</text:p>
          </table:table-cell>
          <table:table-cell office:value-type="float" office:value="82.4837576247526" calcext:value-type="float">
            <text:p>82.4837576247526</text:p>
          </table:table-cell>
          <table:table-cell office:value-type="float" office:value="982.097118461812" calcext:value-type="float">
            <text:p>982.09711846181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880" calcext:value-type="float">
            <text:p>1372880</text:p>
          </table:table-cell>
          <table:table-cell office:value-type="float" office:value="1629513" calcext:value-type="float">
            <text:p>1629513</text:p>
          </table:table-cell>
          <table:table-cell office:value-type="float" office:value="1645006" calcext:value-type="float">
            <text:p>1645006</text:p>
          </table:table-cell>
          <table:table-cell office:value-type="float" office:value="1044127" calcext:value-type="float">
            <text:p>1044127</text:p>
          </table:table-cell>
          <table:table-cell office:value-type="float" office:value="1027161" calcext:value-type="float">
            <text:p>1027161</text:p>
          </table:table-cell>
          <table:table-cell office:value-type="float" office:value="1123455" calcext:value-type="float">
            <text:p>1123455</text:p>
          </table:table-cell>
          <table:table-cell office:value-type="float" office:value="1629173" calcext:value-type="float">
            <text:p>1629173</text:p>
          </table:table-cell>
          <table:table-cell office:value-type="float" office:value="5" calcext:value-type="float">
            <text:p>5</text:p>
          </table:table-cell>
          <table:table-cell office:value-type="float" office:value="0.818300344741385" calcext:value-type="float">
            <text:p>0.818300344741385</text:p>
          </table:table-cell>
          <table:table-cell office:value-type="float" office:value="0.971265551002687" calcext:value-type="float">
            <text:p>0.971265551002687</text:p>
          </table:table-cell>
          <table:table-cell office:value-type="float" office:value="0.980500099718583" calcext:value-type="float">
            <text:p>0.980500099718583</text:p>
          </table:table-cell>
          <table:table-cell office:value-type="float" office:value="0.622348263543637" calcext:value-type="float">
            <text:p>0.622348263543637</text:p>
          </table:table-cell>
          <table:table-cell office:value-type="float" office:value="0.612235738305537" calcext:value-type="float">
            <text:p>0.612235738305537</text:p>
          </table:table-cell>
          <table:table-cell office:value-type="float" office:value="0.669631441787653" calcext:value-type="float">
            <text:p>0.669631441787653</text:p>
          </table:table-cell>
          <table:table-cell office:value-type="float" office:value="0.971062895186292" calcext:value-type="float">
            <text:p>0.971062895186292</text:p>
          </table:table-cell>
          <table:table-cell office:value-type="float" office:value="-125.530347291273" calcext:value-type="float">
            <text:p>-125.530347291273</text:p>
          </table:table-cell>
          <table:table-cell office:value-type="float" office:value="-127.552852338893" calcext:value-type="float">
            <text:p>-127.552852338893</text:p>
          </table:table-cell>
          <table:table-cell office:value-type="float" office:value="-116.073711642469" calcext:value-type="float">
            <text:p>-116.073711642469</text:p>
          </table:table-cell>
        </table:table-row>
        <table:table-row table:style-name="ro1">
          <table:table-cell office:value-type="string" calcext:value-type="string">
            <text:p>2019-11-12 09:37:38</text:p>
          </table:table-cell>
          <table:table-cell office:value-type="float" office:value="25.1603362284659" calcext:value-type="float">
            <text:p>25.1603362284659</text:p>
          </table:table-cell>
          <table:table-cell office:value-type="float" office:value="82.5002603027397" calcext:value-type="float">
            <text:p>82.5002603027397</text:p>
          </table:table-cell>
          <table:table-cell office:value-type="float" office:value="982.078138524316" calcext:value-type="float">
            <text:p>982.07813852431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3569" calcext:value-type="float">
            <text:p>1403569</text:p>
          </table:table-cell>
          <table:table-cell office:value-type="float" office:value="1630077" calcext:value-type="float">
            <text:p>1630077</text:p>
          </table:table-cell>
          <table:table-cell office:value-type="float" office:value="1651301" calcext:value-type="float">
            <text:p>1651301</text:p>
          </table:table-cell>
          <table:table-cell office:value-type="float" office:value="1150911" calcext:value-type="float">
            <text:p>1150911</text:p>
          </table:table-cell>
          <table:table-cell office:value-type="float" office:value="1087188" calcext:value-type="float">
            <text:p>1087188</text:p>
          </table:table-cell>
          <table:table-cell office:value-type="float" office:value="960821" calcext:value-type="float">
            <text:p>960821</text:p>
          </table:table-cell>
          <table:table-cell office:value-type="float" office:value="1633486" calcext:value-type="float">
            <text:p>1633486</text:p>
          </table:table-cell>
          <table:table-cell office:value-type="float" office:value="5" calcext:value-type="float">
            <text:p>5</text:p>
          </table:table-cell>
          <table:table-cell office:value-type="float" office:value="0.83659241635709" calcext:value-type="float">
            <text:p>0.83659241635709</text:p>
          </table:table-cell>
          <table:table-cell office:value-type="float" office:value="0.971601721239295" calcext:value-type="float">
            <text:p>0.971601721239295</text:p>
          </table:table-cell>
          <table:table-cell office:value-type="float" office:value="0.98425221255448" calcext:value-type="float">
            <text:p>0.98425221255448</text:p>
          </table:table-cell>
          <table:table-cell office:value-type="float" office:value="0.685996495008051" calcext:value-type="float">
            <text:p>0.685996495008051</text:p>
          </table:table-cell>
          <table:table-cell office:value-type="float" office:value="0.648014622690037" calcext:value-type="float">
            <text:p>0.648014622690037</text:p>
          </table:table-cell>
          <table:table-cell office:value-type="float" office:value="0.572694012247802" calcext:value-type="float">
            <text:p>0.572694012247802</text:p>
          </table:table-cell>
          <table:table-cell office:value-type="float" office:value="0.973633643821912" calcext:value-type="float">
            <text:p>0.973633643821912</text:p>
          </table:table-cell>
          <table:table-cell office:value-type="float" office:value="-112.80070099839" calcext:value-type="float">
            <text:p>-112.80070099839</text:p>
          </table:table-cell>
          <table:table-cell office:value-type="float" office:value="-120.397075461993" calcext:value-type="float">
            <text:p>-120.397075461993</text:p>
          </table:table-cell>
          <table:table-cell office:value-type="float" office:value="-135.46119755044" calcext:value-type="float">
            <text:p>-135.46119755044</text:p>
          </table:table-cell>
        </table:table-row>
        <table:table-row table:style-name="ro1">
          <table:table-cell office:value-type="string" calcext:value-type="string">
            <text:p>2019-11-12 09:37:40</text:p>
          </table:table-cell>
          <table:table-cell office:value-type="float" office:value="25.1603362284659" calcext:value-type="float">
            <text:p>25.1603362284659</text:p>
          </table:table-cell>
          <table:table-cell office:value-type="float" office:value="82.5055945234794" calcext:value-type="float">
            <text:p>82.5055945234794</text:p>
          </table:table-cell>
          <table:table-cell office:value-type="float" office:value="982.105636176956" calcext:value-type="float">
            <text:p>982.1056361769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4095" calcext:value-type="float">
            <text:p>1404095</text:p>
          </table:table-cell>
          <table:table-cell office:value-type="float" office:value="1628775" calcext:value-type="float">
            <text:p>1628775</text:p>
          </table:table-cell>
          <table:table-cell office:value-type="float" office:value="1647843" calcext:value-type="float">
            <text:p>1647843</text:p>
          </table:table-cell>
          <table:table-cell office:value-type="float" office:value="1136123" calcext:value-type="float">
            <text:p>1136123</text:p>
          </table:table-cell>
          <table:table-cell office:value-type="float" office:value="1205025" calcext:value-type="float">
            <text:p>1205025</text:p>
          </table:table-cell>
          <table:table-cell office:value-type="float" office:value="933226" calcext:value-type="float">
            <text:p>933226</text:p>
          </table:table-cell>
          <table:table-cell office:value-type="float" office:value="1631521" calcext:value-type="float">
            <text:p>1631521</text:p>
          </table:table-cell>
          <table:table-cell office:value-type="float" office:value="5" calcext:value-type="float">
            <text:p>5</text:p>
          </table:table-cell>
          <table:table-cell office:value-type="float" office:value="0.836905936825983" calcext:value-type="float">
            <text:p>0.836905936825983</text:p>
          </table:table-cell>
          <table:table-cell office:value-type="float" office:value="0.970825668671807" calcext:value-type="float">
            <text:p>0.970825668671807</text:p>
          </table:table-cell>
          <table:table-cell office:value-type="float" office:value="0.982191083692442" calcext:value-type="float">
            <text:p>0.982191083692442</text:p>
          </table:table-cell>
          <table:table-cell office:value-type="float" office:value="0.677182159087915" calcext:value-type="float">
            <text:p>0.677182159087915</text:p>
          </table:table-cell>
          <table:table-cell office:value-type="float" office:value="0.718250956326837" calcext:value-type="float">
            <text:p>0.718250956326837</text:p>
          </table:table-cell>
          <table:table-cell office:value-type="float" office:value="0.55624610856129" calcext:value-type="float">
            <text:p>0.55624610856129</text:p>
          </table:table-cell>
          <table:table-cell office:value-type="float" office:value="0.972462412412454" calcext:value-type="float">
            <text:p>0.972462412412454</text:p>
          </table:table-cell>
          <table:table-cell office:value-type="float" office:value="-114.563568182417" calcext:value-type="float">
            <text:p>-114.563568182417</text:p>
          </table:table-cell>
          <table:table-cell office:value-type="float" office:value="-106.349808734633" calcext:value-type="float">
            <text:p>-106.349808734633</text:p>
          </table:table-cell>
          <table:table-cell office:value-type="float" office:value="-138.750778287742" calcext:value-type="float">
            <text:p>-138.750778287742</text:p>
          </table:table-cell>
        </table:table-row>
        <table:table-row table:style-name="ro1">
          <table:table-cell office:value-type="string" calcext:value-type="string">
            <text:p>2019-11-12 09:37:41</text:p>
          </table:table-cell>
          <table:table-cell office:value-type="float" office:value="25.1603362284659" calcext:value-type="float">
            <text:p>25.1603362284659</text:p>
          </table:table-cell>
          <table:table-cell office:value-type="float" office:value="82.5162629393264" calcext:value-type="float">
            <text:p>82.5162629393264</text:p>
          </table:table-cell>
          <table:table-cell office:value-type="float" office:value="982.105636176956" calcext:value-type="float">
            <text:p>982.1056361769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360" calcext:value-type="float">
            <text:p>1372360</text:p>
          </table:table-cell>
          <table:table-cell office:value-type="float" office:value="1627215" calcext:value-type="float">
            <text:p>1627215</text:p>
          </table:table-cell>
          <table:table-cell office:value-type="float" office:value="1639435" calcext:value-type="float">
            <text:p>1639435</text:p>
          </table:table-cell>
          <table:table-cell office:value-type="float" office:value="1019192" calcext:value-type="float">
            <text:p>1019192</text:p>
          </table:table-cell>
          <table:table-cell office:value-type="float" office:value="1063052" calcext:value-type="float">
            <text:p>1063052</text:p>
          </table:table-cell>
          <table:table-cell office:value-type="float" office:value="1112468" calcext:value-type="float">
            <text:p>1112468</text:p>
          </table:table-cell>
          <table:table-cell office:value-type="float" office:value="1628076" calcext:value-type="float">
            <text:p>1628076</text:p>
          </table:table-cell>
          <table:table-cell office:value-type="float" office:value="5" calcext:value-type="float">
            <text:p>5</text:p>
          </table:table-cell>
          <table:table-cell office:value-type="float" office:value="0.817990400551605" calcext:value-type="float">
            <text:p>0.817990400551605</text:p>
          </table:table-cell>
          <table:table-cell office:value-type="float" office:value="0.969895836102466" calcext:value-type="float">
            <text:p>0.969895836102466</text:p>
          </table:table-cell>
          <table:table-cell office:value-type="float" office:value="0.977179524562302" calcext:value-type="float">
            <text:p>0.977179524562302</text:p>
          </table:table-cell>
          <table:table-cell office:value-type="float" office:value="0.607485843597155" calcext:value-type="float">
            <text:p>0.607485843597155</text:p>
          </table:table-cell>
          <table:table-cell office:value-type="float" office:value="0.633628443912082" calcext:value-type="float">
            <text:p>0.633628443912082</text:p>
          </table:table-cell>
          <table:table-cell office:value-type="float" office:value="0.663082678685508" calcext:value-type="float">
            <text:p>0.663082678685508</text:p>
          </table:table-cell>
          <table:table-cell office:value-type="float" office:value="0.97040903215516" calcext:value-type="float">
            <text:p>0.97040903215516</text:p>
          </table:table-cell>
          <table:table-cell office:value-type="float" office:value="-128.502831280569" calcext:value-type="float">
            <text:p>-128.502831280569</text:p>
          </table:table-cell>
          <table:table-cell office:value-type="float" office:value="-123.274311217584" calcext:value-type="float">
            <text:p>-123.274311217584</text:p>
          </table:table-cell>
          <table:table-cell office:value-type="float" office:value="-117.383464262898" calcext:value-type="float">
            <text:p>-117.383464262898</text:p>
          </table:table-cell>
        </table:table-row>
        <table:table-row table:style-name="ro1">
          <table:table-cell office:value-type="string" calcext:value-type="string">
            <text:p>2019-11-12 09:37:42</text:p>
          </table:table-cell>
          <table:table-cell office:value-type="float" office:value="25.1552822130034" calcext:value-type="float">
            <text:p>25.1552822130034</text:p>
          </table:table-cell>
          <table:table-cell office:value-type="float" office:value="82.521096753421" calcext:value-type="float">
            <text:p>82.521096753421</text:p>
          </table:table-cell>
          <table:table-cell office:value-type="float" office:value="982.124615907327" calcext:value-type="float">
            <text:p>982.12461590732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7991" calcext:value-type="float">
            <text:p>1397991</text:p>
          </table:table-cell>
          <table:table-cell office:value-type="float" office:value="1620389" calcext:value-type="float">
            <text:p>1620389</text:p>
          </table:table-cell>
          <table:table-cell office:value-type="float" office:value="1641088" calcext:value-type="float">
            <text:p>1641088</text:p>
          </table:table-cell>
          <table:table-cell office:value-type="float" office:value="981158" calcext:value-type="float">
            <text:p>981158</text:p>
          </table:table-cell>
          <table:table-cell office:value-type="float" office:value="1175968" calcext:value-type="float">
            <text:p>1175968</text:p>
          </table:table-cell>
          <table:table-cell office:value-type="float" office:value="1093545" calcext:value-type="float">
            <text:p>1093545</text:p>
          </table:table-cell>
          <table:table-cell office:value-type="float" office:value="1642386" calcext:value-type="float">
            <text:p>1642386</text:p>
          </table:table-cell>
          <table:table-cell office:value-type="float" office:value="5" calcext:value-type="float">
            <text:p>5</text:p>
          </table:table-cell>
          <table:table-cell office:value-type="float" office:value="0.833267668875178" calcext:value-type="float">
            <text:p>0.833267668875178</text:p>
          </table:table-cell>
          <table:table-cell office:value-type="float" office:value="0.965827222565082" calcext:value-type="float">
            <text:p>0.965827222565082</text:p>
          </table:table-cell>
          <table:table-cell office:value-type="float" office:value="0.978164789457892" calcext:value-type="float">
            <text:p>0.978164789457892</text:p>
          </table:table-cell>
          <table:table-cell office:value-type="float" office:value="0.584815810300804" calcext:value-type="float">
            <text:p>0.584815810300804</text:p>
          </table:table-cell>
          <table:table-cell office:value-type="float" office:value="0.700931632629828" calcext:value-type="float">
            <text:p>0.700931632629828</text:p>
          </table:table-cell>
          <table:table-cell office:value-type="float" office:value="0.6518036904101" calcext:value-type="float">
            <text:p>0.6518036904101</text:p>
          </table:table-cell>
          <table:table-cell office:value-type="float" office:value="0.978938457839305" calcext:value-type="float">
            <text:p>0.978938457839305</text:p>
          </table:table-cell>
          <table:table-cell office:value-type="float" office:value="-133.036837939839" calcext:value-type="float">
            <text:p>-133.036837939839</text:p>
          </table:table-cell>
          <table:table-cell office:value-type="float" office:value="-109.813673474034" calcext:value-type="float">
            <text:p>-109.813673474034</text:p>
          </table:table-cell>
          <table:table-cell office:value-type="float" office:value="-119.63926191798" calcext:value-type="float">
            <text:p>-119.63926191798</text:p>
          </table:table-cell>
        </table:table-row>
        <table:table-row table:style-name="ro1">
          <table:table-cell office:value-type="string" calcext:value-type="string">
            <text:p>2019-11-12 09:37:43</text:p>
          </table:table-cell>
          <table:table-cell office:value-type="float" office:value="25.1552822130034" calcext:value-type="float">
            <text:p>25.1552822130034</text:p>
          </table:table-cell>
          <table:table-cell office:value-type="float" office:value="82.5370991089777" calcext:value-type="float">
            <text:p>82.5370991089777</text:p>
          </table:table-cell>
          <table:table-cell office:value-type="float" office:value="982.069621038053" calcext:value-type="float">
            <text:p>982.0696210380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166" calcext:value-type="float">
            <text:p>1382166</text:p>
          </table:table-cell>
          <table:table-cell office:value-type="float" office:value="1634185" calcext:value-type="float">
            <text:p>1634185</text:p>
          </table:table-cell>
          <table:table-cell office:value-type="float" office:value="1643712" calcext:value-type="float">
            <text:p>1643712</text:p>
          </table:table-cell>
          <table:table-cell office:value-type="float" office:value="987235" calcext:value-type="float">
            <text:p>987235</text:p>
          </table:table-cell>
          <table:table-cell office:value-type="float" office:value="1216184" calcext:value-type="float">
            <text:p>1216184</text:p>
          </table:table-cell>
          <table:table-cell office:value-type="float" office:value="987891" calcext:value-type="float">
            <text:p>987891</text:p>
          </table:table-cell>
          <table:table-cell office:value-type="float" office:value="1638178" calcext:value-type="float">
            <text:p>1638178</text:p>
          </table:table-cell>
          <table:table-cell office:value-type="float" office:value="5" calcext:value-type="float">
            <text:p>5</text:p>
          </table:table-cell>
          <table:table-cell office:value-type="float" office:value="0.823835232715038" calcext:value-type="float">
            <text:p>0.823835232715038</text:p>
          </table:table-cell>
          <table:table-cell office:value-type="float" office:value="0.974050280338559" calcext:value-type="float">
            <text:p>0.974050280338559</text:p>
          </table:table-cell>
          <table:table-cell office:value-type="float" office:value="0.979728815523245" calcext:value-type="float">
            <text:p>0.979728815523245</text:p>
          </table:table-cell>
          <table:table-cell office:value-type="float" office:value="0.588437984995602" calcext:value-type="float">
            <text:p>0.588437984995602</text:p>
          </table:table-cell>
          <table:table-cell office:value-type="float" office:value="0.724902239430218" calcext:value-type="float">
            <text:p>0.724902239430218</text:p>
          </table:table-cell>
          <table:table-cell office:value-type="float" office:value="0.58882899151194" calcext:value-type="float">
            <text:p>0.58882899151194</text:p>
          </table:table-cell>
          <table:table-cell office:value-type="float" office:value="0.97643029408816" calcext:value-type="float">
            <text:p>0.97643029408816</text:p>
          </table:table-cell>
          <table:table-cell office:value-type="float" office:value="-132.31240300088" calcext:value-type="float">
            <text:p>-132.31240300088</text:p>
          </table:table-cell>
          <table:table-cell office:value-type="float" office:value="-105.019552113956" calcext:value-type="float">
            <text:p>-105.019552113956</text:p>
          </table:table-cell>
          <table:table-cell office:value-type="float" office:value="-132.234201697612" calcext:value-type="float">
            <text:p>-132.234201697612</text:p>
          </table:table-cell>
        </table:table-row>
        <table:table-row table:style-name="ro1">
          <table:table-cell office:value-type="string" calcext:value-type="string">
            <text:p>2019-11-12 09:37:45</text:p>
          </table:table-cell>
          <table:table-cell office:value-type="float" office:value="25.1653902442195" calcext:value-type="float">
            <text:p>25.1653902442195</text:p>
          </table:table-cell>
          <table:table-cell office:value-type="float" office:value="82.5114289881158" calcext:value-type="float">
            <text:p>82.5114289881158</text:p>
          </table:table-cell>
          <table:table-cell office:value-type="float" office:value="982.114153928666" calcext:value-type="float">
            <text:p>982.1141539286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0182" calcext:value-type="float">
            <text:p>1400182</text:p>
          </table:table-cell>
          <table:table-cell office:value-type="float" office:value="1625067" calcext:value-type="float">
            <text:p>1625067</text:p>
          </table:table-cell>
          <table:table-cell office:value-type="float" office:value="1640493" calcext:value-type="float">
            <text:p>1640493</text:p>
          </table:table-cell>
          <table:table-cell office:value-type="float" office:value="1237188" calcext:value-type="float">
            <text:p>1237188</text:p>
          </table:table-cell>
          <table:table-cell office:value-type="float" office:value="1029116" calcext:value-type="float">
            <text:p>1029116</text:p>
          </table:table-cell>
          <table:table-cell office:value-type="float" office:value="973095" calcext:value-type="float">
            <text:p>973095</text:p>
          </table:table-cell>
          <table:table-cell office:value-type="float" office:value="1628162" calcext:value-type="float">
            <text:p>1628162</text:p>
          </table:table-cell>
          <table:table-cell office:value-type="float" office:value="5" calcext:value-type="float">
            <text:p>5</text:p>
          </table:table-cell>
          <table:table-cell office:value-type="float" office:value="0.834573606797887" calcext:value-type="float">
            <text:p>0.834573606797887</text:p>
          </table:table-cell>
          <table:table-cell office:value-type="float" office:value="0.968615528180066" calcext:value-type="float">
            <text:p>0.968615528180066</text:p>
          </table:table-cell>
          <table:table-cell office:value-type="float" office:value="0.977810141779201" calcext:value-type="float">
            <text:p>0.977810141779201</text:p>
          </table:table-cell>
          <table:table-cell office:value-type="float" office:value="0.737421600511265" calcext:value-type="float">
            <text:p>0.737421600511265</text:p>
          </table:table-cell>
          <table:table-cell office:value-type="float" office:value="0.613401009249808" calcext:value-type="float">
            <text:p>0.613401009249808</text:p>
          </table:table-cell>
          <table:table-cell office:value-type="float" office:value="0.580009887219654" calcext:value-type="float">
            <text:p>0.580009887219654</text:p>
          </table:table-cell>
          <table:table-cell office:value-type="float" office:value="0.970460292155777" calcext:value-type="float">
            <text:p>0.970460292155777</text:p>
          </table:table-cell>
          <table:table-cell office:value-type="float" office:value="-102.515679897747" calcext:value-type="float">
            <text:p>-102.515679897747</text:p>
          </table:table-cell>
          <table:table-cell office:value-type="float" office:value="-127.319798150038" calcext:value-type="float">
            <text:p>-127.319798150038</text:p>
          </table:table-cell>
          <table:table-cell office:value-type="float" office:value="-133.998022556069" calcext:value-type="float">
            <text:p>-133.998022556069</text:p>
          </table:table-cell>
        </table:table-row>
        <table:table-row table:style-name="ro1">
          <table:table-cell office:value-type="string" calcext:value-type="string">
            <text:p>2019-11-12 09:37:46</text:p>
          </table:table-cell>
          <table:table-cell office:value-type="float" office:value="25.170444260264" calcext:value-type="float">
            <text:p>25.170444260264</text:p>
          </table:table-cell>
          <table:table-cell office:value-type="float" office:value="82.4852574895526" calcext:value-type="float">
            <text:p>82.4852574895526</text:p>
          </table:table-cell>
          <table:table-cell office:value-type="float" office:value="982.150169849104" calcext:value-type="float">
            <text:p>982.15016984910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9841" calcext:value-type="float">
            <text:p>1399841</text:p>
          </table:table-cell>
          <table:table-cell office:value-type="float" office:value="1630272" calcext:value-type="float">
            <text:p>1630272</text:p>
          </table:table-cell>
          <table:table-cell office:value-type="float" office:value="1643954" calcext:value-type="float">
            <text:p>1643954</text:p>
          </table:table-cell>
          <table:table-cell office:value-type="float" office:value="1093065" calcext:value-type="float">
            <text:p>1093065</text:p>
          </table:table-cell>
          <table:table-cell office:value-type="float" office:value="1040091" calcext:value-type="float">
            <text:p>1040091</text:p>
          </table:table-cell>
          <table:table-cell office:value-type="float" office:value="1079291" calcext:value-type="float">
            <text:p>1079291</text:p>
          </table:table-cell>
          <table:table-cell office:value-type="float" office:value="1627058" calcext:value-type="float">
            <text:p>1627058</text:p>
          </table:table-cell>
          <table:table-cell office:value-type="float" office:value="5" calcext:value-type="float">
            <text:p>5</text:p>
          </table:table-cell>
          <table:table-cell office:value-type="float" office:value="0.834370354934973" calcext:value-type="float">
            <text:p>0.834370354934973</text:p>
          </table:table-cell>
          <table:table-cell office:value-type="float" office:value="0.971717950310463" calcext:value-type="float">
            <text:p>0.971717950310463</text:p>
          </table:table-cell>
          <table:table-cell office:value-type="float" office:value="0.979873058780796" calcext:value-type="float">
            <text:p>0.979873058780796</text:p>
          </table:table-cell>
          <table:table-cell office:value-type="float" office:value="0.651517588081072" calcext:value-type="float">
            <text:p>0.651517588081072</text:p>
          </table:table-cell>
          <table:table-cell office:value-type="float" office:value="0.619942619793727" calcext:value-type="float">
            <text:p>0.619942619793727</text:p>
          </table:table-cell>
          <table:table-cell office:value-type="float" office:value="0.643307643331008" calcext:value-type="float">
            <text:p>0.643307643331008</text:p>
          </table:table-cell>
          <table:table-cell office:value-type="float" office:value="0.969802256799013" calcext:value-type="float">
            <text:p>0.969802256799013</text:p>
          </table:table-cell>
          <table:table-cell office:value-type="float" office:value="-119.696482383786" calcext:value-type="float">
            <text:p>-119.696482383786</text:p>
          </table:table-cell>
          <table:table-cell office:value-type="float" office:value="-126.011476041255" calcext:value-type="float">
            <text:p>-126.011476041255</text:p>
          </table:table-cell>
          <table:table-cell office:value-type="float" office:value="-121.338471333798" calcext:value-type="float">
            <text:p>-121.338471333798</text:p>
          </table:table-cell>
        </table:table-row>
        <table:table-row table:style-name="ro1">
          <table:table-cell office:value-type="string" calcext:value-type="string">
            <text:p>2019-11-12 09:37:47</text:p>
          </table:table-cell>
          <table:table-cell office:value-type="float" office:value="25.170444260264" calcext:value-type="float">
            <text:p>25.170444260264</text:p>
          </table:table-cell>
          <table:table-cell office:value-type="float" office:value="82.4745887331679" calcext:value-type="float">
            <text:p>82.4745887331679</text:p>
          </table:table-cell>
          <table:table-cell office:value-type="float" office:value="982.122671716943" calcext:value-type="float">
            <text:p>982.12267171694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0152" calcext:value-type="float">
            <text:p>1390152</text:p>
          </table:table-cell>
          <table:table-cell office:value-type="float" office:value="1621756" calcext:value-type="float">
            <text:p>1621756</text:p>
          </table:table-cell>
          <table:table-cell office:value-type="float" office:value="1635280" calcext:value-type="float">
            <text:p>1635280</text:p>
          </table:table-cell>
          <table:table-cell office:value-type="float" office:value="1037536" calcext:value-type="float">
            <text:p>1037536</text:p>
          </table:table-cell>
          <table:table-cell office:value-type="float" office:value="1238112" calcext:value-type="float">
            <text:p>1238112</text:p>
          </table:table-cell>
          <table:table-cell office:value-type="float" office:value="968976" calcext:value-type="float">
            <text:p>968976</text:p>
          </table:table-cell>
          <table:table-cell office:value-type="float" office:value="1633386" calcext:value-type="float">
            <text:p>1633386</text:p>
          </table:table-cell>
          <table:table-cell office:value-type="float" office:value="5" calcext:value-type="float">
            <text:p>5</text:p>
          </table:table-cell>
          <table:table-cell office:value-type="float" office:value="0.828595260214241" calcext:value-type="float">
            <text:p>0.828595260214241</text:p>
          </table:table-cell>
          <table:table-cell office:value-type="float" office:value="0.966642018156292" calcext:value-type="float">
            <text:p>0.966642018156292</text:p>
          </table:table-cell>
          <table:table-cell office:value-type="float" office:value="0.974702951276654" calcext:value-type="float">
            <text:p>0.974702951276654</text:p>
          </table:table-cell>
          <table:table-cell office:value-type="float" office:value="0.618419720938172" calcext:value-type="float">
            <text:p>0.618419720938172</text:p>
          </table:table-cell>
          <table:table-cell office:value-type="float" office:value="0.737972347494644" calcext:value-type="float">
            <text:p>0.737972347494644</text:p>
          </table:table-cell>
          <table:table-cell office:value-type="float" office:value="0.577554771608683" calcext:value-type="float">
            <text:p>0.577554771608683</text:p>
          </table:table-cell>
          <table:table-cell office:value-type="float" office:value="0.973574039170032" calcext:value-type="float">
            <text:p>0.973574039170032</text:p>
          </table:table-cell>
          <table:table-cell office:value-type="float" office:value="-126.316055812366" calcext:value-type="float">
            <text:p>-126.316055812366</text:p>
          </table:table-cell>
          <table:table-cell office:value-type="float" office:value="-102.405530501071" calcext:value-type="float">
            <text:p>-102.405530501071</text:p>
          </table:table-cell>
          <table:table-cell office:value-type="float" office:value="-134.489045678263" calcext:value-type="float">
            <text:p>-134.489045678263</text:p>
          </table:table-cell>
        </table:table-row>
        <table:table-row table:style-name="ro1">
          <table:table-cell office:value-type="string" calcext:value-type="string">
            <text:p>2019-11-12 09:37:48</text:p>
          </table:table-cell>
          <table:table-cell office:value-type="float" office:value="25.1653902442195" calcext:value-type="float">
            <text:p>25.1653902442195</text:p>
          </table:table-cell>
          <table:table-cell office:value-type="float" office:value="82.4847575441896" calcext:value-type="float">
            <text:p>82.4847575441896</text:p>
          </table:table-cell>
          <table:table-cell office:value-type="float" office:value="982.141651831945" calcext:value-type="float">
            <text:p>982.1416518319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8741" calcext:value-type="float">
            <text:p>1408741</text:p>
          </table:table-cell>
          <table:table-cell office:value-type="float" office:value="1631611" calcext:value-type="float">
            <text:p>1631611</text:p>
          </table:table-cell>
          <table:table-cell office:value-type="float" office:value="1642665" calcext:value-type="float">
            <text:p>1642665</text:p>
          </table:table-cell>
          <table:table-cell office:value-type="float" office:value="1045427" calcext:value-type="float">
            <text:p>1045427</text:p>
          </table:table-cell>
          <table:table-cell office:value-type="float" office:value="1091614" calcext:value-type="float">
            <text:p>1091614</text:p>
          </table:table-cell>
          <table:table-cell office:value-type="float" office:value="1157321" calcext:value-type="float">
            <text:p>1157321</text:p>
          </table:table-cell>
          <table:table-cell office:value-type="float" office:value="1637186" calcext:value-type="float">
            <text:p>1637186</text:p>
          </table:table-cell>
          <table:table-cell office:value-type="float" office:value="5" calcext:value-type="float">
            <text:p>5</text:p>
          </table:table-cell>
          <table:table-cell office:value-type="float" office:value="0.839675168952366" calcext:value-type="float">
            <text:p>0.839675168952366</text:p>
          </table:table-cell>
          <table:table-cell office:value-type="float" office:value="0.972516056599147" calcext:value-type="float">
            <text:p>0.972516056599147</text:p>
          </table:table-cell>
          <table:table-cell office:value-type="float" office:value="0.979104754818053" calcext:value-type="float">
            <text:p>0.979104754818053</text:p>
          </table:table-cell>
          <table:table-cell office:value-type="float" office:value="0.623123124018088" calcext:value-type="float">
            <text:p>0.623123124018088</text:p>
          </table:table-cell>
          <table:table-cell office:value-type="float" office:value="0.650652724582282" calcext:value-type="float">
            <text:p>0.650652724582282</text:p>
          </table:table-cell>
          <table:table-cell office:value-type="float" office:value="0.689817153193611" calcext:value-type="float">
            <text:p>0.689817153193611</text:p>
          </table:table-cell>
          <table:table-cell office:value-type="float" office:value="0.975839015941503" calcext:value-type="float">
            <text:p>0.975839015941503</text:p>
          </table:table-cell>
          <table:table-cell office:value-type="float" office:value="-125.375375196382" calcext:value-type="float">
            <text:p>-125.375375196382</text:p>
          </table:table-cell>
          <table:table-cell office:value-type="float" office:value="-119.869455083544" calcext:value-type="float">
            <text:p>-119.869455083544</text:p>
          </table:table-cell>
          <table:table-cell office:value-type="float" office:value="-112.036569361278" calcext:value-type="float">
            <text:p>-112.036569361278</text:p>
          </table:table-cell>
        </table:table-row>
        <table:table-row table:style-name="ro1">
          <table:table-cell office:value-type="string" calcext:value-type="string">
            <text:p>2019-11-12 09:37:50</text:p>
          </table:table-cell>
          <table:table-cell office:value-type="float" office:value="25.1653902442195" calcext:value-type="float">
            <text:p>25.1653902442195</text:p>
          </table:table-cell>
          <table:table-cell office:value-type="float" office:value="82.5007604361781" calcext:value-type="float">
            <text:p>82.5007604361781</text:p>
          </table:table-cell>
          <table:table-cell office:value-type="float" office:value="982.114153928666" calcext:value-type="float">
            <text:p>982.1141539286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954" calcext:value-type="float">
            <text:p>1380954</text:p>
          </table:table-cell>
          <table:table-cell office:value-type="float" office:value="1628344" calcext:value-type="float">
            <text:p>1628344</text:p>
          </table:table-cell>
          <table:table-cell office:value-type="float" office:value="1643659" calcext:value-type="float">
            <text:p>1643659</text:p>
          </table:table-cell>
          <table:table-cell office:value-type="float" office:value="1183363" calcext:value-type="float">
            <text:p>1183363</text:p>
          </table:table-cell>
          <table:table-cell office:value-type="float" office:value="1025974" calcext:value-type="float">
            <text:p>1025974</text:p>
          </table:table-cell>
          <table:table-cell office:value-type="float" office:value="1121057" calcext:value-type="float">
            <text:p>1121057</text:p>
          </table:table-cell>
          <table:table-cell office:value-type="float" office:value="1628158" calcext:value-type="float">
            <text:p>1628158</text:p>
          </table:table-cell>
          <table:table-cell office:value-type="float" office:value="5" calcext:value-type="float">
            <text:p>5</text:p>
          </table:table-cell>
          <table:table-cell office:value-type="float" office:value="0.823112824334243" calcext:value-type="float">
            <text:p>0.823112824334243</text:p>
          </table:table-cell>
          <table:table-cell office:value-type="float" office:value="0.9705687726222" calcext:value-type="float">
            <text:p>0.9705687726222</text:p>
          </table:table-cell>
          <table:table-cell office:value-type="float" office:value="0.979697225057748" calcext:value-type="float">
            <text:p>0.979697225057748</text:p>
          </table:table-cell>
          <table:table-cell office:value-type="float" office:value="0.705339396636414" calcext:value-type="float">
            <text:p>0.705339396636414</text:p>
          </table:table-cell>
          <table:table-cell office:value-type="float" office:value="0.611528231087712" calcext:value-type="float">
            <text:p>0.611528231087712</text:p>
          </table:table-cell>
          <table:table-cell office:value-type="float" office:value="0.668202122235551" calcext:value-type="float">
            <text:p>0.668202122235551</text:p>
          </table:table-cell>
          <table:table-cell office:value-type="float" office:value="0.970457907969702" calcext:value-type="float">
            <text:p>0.970457907969702</text:p>
          </table:table-cell>
          <table:table-cell office:value-type="float" office:value="-108.932120672717" calcext:value-type="float">
            <text:p>-108.932120672717</text:p>
          </table:table-cell>
          <table:table-cell office:value-type="float" office:value="-127.694353782458" calcext:value-type="float">
            <text:p>-127.694353782458</text:p>
          </table:table-cell>
          <table:table-cell office:value-type="float" office:value="-116.35957555289" calcext:value-type="float">
            <text:p>-116.35957555289</text:p>
          </table:table-cell>
        </table:table-row>
        <table:table-row table:style-name="ro1">
          <table:table-cell office:value-type="string" calcext:value-type="string">
            <text:p>2019-11-12 09:37:51</text:p>
          </table:table-cell>
          <table:table-cell office:value-type="float" office:value="25.1653902442195" calcext:value-type="float">
            <text:p>25.1653902442195</text:p>
          </table:table-cell>
          <table:table-cell office:value-type="float" office:value="82.5220975058763" calcext:value-type="float">
            <text:p>82.5220975058763</text:p>
          </table:table-cell>
          <table:table-cell office:value-type="float" office:value="982.086656047145" calcext:value-type="float">
            <text:p>982.0866560471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1904" calcext:value-type="float">
            <text:p>1401904</text:p>
          </table:table-cell>
          <table:table-cell office:value-type="float" office:value="1630057" calcext:value-type="float">
            <text:p>1630057</text:p>
          </table:table-cell>
          <table:table-cell office:value-type="float" office:value="1642097" calcext:value-type="float">
            <text:p>1642097</text:p>
          </table:table-cell>
          <table:table-cell office:value-type="float" office:value="1118128" calcext:value-type="float">
            <text:p>1118128</text:p>
          </table:table-cell>
          <table:table-cell office:value-type="float" office:value="1032324" calcext:value-type="float">
            <text:p>1032324</text:p>
          </table:table-cell>
          <table:table-cell office:value-type="float" office:value="1105114" calcext:value-type="float">
            <text:p>1105114</text:p>
          </table:table-cell>
          <table:table-cell office:value-type="float" office:value="1627527" calcext:value-type="float">
            <text:p>1627527</text:p>
          </table:table-cell>
          <table:table-cell office:value-type="float" office:value="5" calcext:value-type="float">
            <text:p>5</text:p>
          </table:table-cell>
          <table:table-cell office:value-type="float" office:value="0.835599998903274" calcext:value-type="float">
            <text:p>0.835599998903274</text:p>
          </table:table-cell>
          <table:table-cell office:value-type="float" office:value="0.971589800308919" calcext:value-type="float">
            <text:p>0.971589800308919</text:p>
          </table:table-cell>
          <table:table-cell office:value-type="float" office:value="0.97876620039537" calcext:value-type="float">
            <text:p>0.97876620039537</text:p>
          </table:table-cell>
          <table:table-cell office:value-type="float" office:value="0.666456301981962" calcext:value-type="float">
            <text:p>0.666456301981962</text:p>
          </table:table-cell>
          <table:table-cell office:value-type="float" office:value="0.615313126482144" calcext:value-type="float">
            <text:p>0.615313126482144</text:p>
          </table:table-cell>
          <table:table-cell office:value-type="float" office:value="0.658699352586192" calcext:value-type="float">
            <text:p>0.658699352586192</text:p>
          </table:table-cell>
          <table:table-cell office:value-type="float" office:value="0.970081802616334" calcext:value-type="float">
            <text:p>0.970081802616334</text:p>
          </table:table-cell>
          <table:table-cell office:value-type="float" office:value="-116.708739603608" calcext:value-type="float">
            <text:p>-116.708739603608</text:p>
          </table:table-cell>
          <table:table-cell office:value-type="float" office:value="-126.937374703571" calcext:value-type="float">
            <text:p>-126.937374703571</text:p>
          </table:table-cell>
          <table:table-cell office:value-type="float" office:value="-118.260129482762" calcext:value-type="float">
            <text:p>-118.260129482762</text:p>
          </table:table-cell>
        </table:table-row>
        <table:table-row table:style-name="ro1">
          <table:table-cell office:value-type="string" calcext:value-type="string">
            <text:p>2019-11-12 09:37:52</text:p>
          </table:table-cell>
          <table:table-cell office:value-type="float" office:value="25.1653902442195" calcext:value-type="float">
            <text:p>25.1653902442195</text:p>
          </table:table-cell>
          <table:table-cell office:value-type="float" office:value="82.4900918500634" calcext:value-type="float">
            <text:p>82.4900918500634</text:p>
          </table:table-cell>
          <table:table-cell office:value-type="float" office:value="982.114153928666" calcext:value-type="float">
            <text:p>982.1141539286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9811" calcext:value-type="float">
            <text:p>1399811</text:p>
          </table:table-cell>
          <table:table-cell office:value-type="float" office:value="1623215" calcext:value-type="float">
            <text:p>1623215</text:p>
          </table:table-cell>
          <table:table-cell office:value-type="float" office:value="1635528" calcext:value-type="float">
            <text:p>1635528</text:p>
          </table:table-cell>
          <table:table-cell office:value-type="float" office:value="1208070" calcext:value-type="float">
            <text:p>1208070</text:p>
          </table:table-cell>
          <table:table-cell office:value-type="float" office:value="1035186" calcext:value-type="float">
            <text:p>1035186</text:p>
          </table:table-cell>
          <table:table-cell office:value-type="float" office:value="1007959" calcext:value-type="float">
            <text:p>1007959</text:p>
          </table:table-cell>
          <table:table-cell office:value-type="float" office:value="1626278" calcext:value-type="float">
            <text:p>1626278</text:p>
          </table:table-cell>
          <table:table-cell office:value-type="float" office:value="5" calcext:value-type="float">
            <text:p>5</text:p>
          </table:table-cell>
          <table:table-cell office:value-type="float" office:value="0.834352473539409" calcext:value-type="float">
            <text:p>0.834352473539409</text:p>
          </table:table-cell>
          <table:table-cell office:value-type="float" office:value="0.967511650027233" calcext:value-type="float">
            <text:p>0.967511650027233</text:p>
          </table:table-cell>
          <table:table-cell office:value-type="float" office:value="0.974850770813319" calcext:value-type="float">
            <text:p>0.974850770813319</text:p>
          </table:table-cell>
          <table:table-cell office:value-type="float" office:value="0.720065917976608" calcext:value-type="float">
            <text:p>0.720065917976608</text:p>
          </table:table-cell>
          <table:table-cell office:value-type="float" office:value="0.617019011618973" calcext:value-type="float">
            <text:p>0.617019011618973</text:p>
          </table:table-cell>
          <table:table-cell office:value-type="float" office:value="0.600790453051383" calcext:value-type="float">
            <text:p>0.600790453051383</text:p>
          </table:table-cell>
          <table:table-cell office:value-type="float" office:value="0.969337340514343" calcext:value-type="float">
            <text:p>0.969337340514343</text:p>
          </table:table-cell>
          <table:table-cell office:value-type="float" office:value="-105.986816404678" calcext:value-type="float">
            <text:p>-105.986816404678</text:p>
          </table:table-cell>
          <table:table-cell office:value-type="float" office:value="-126.596197676205" calcext:value-type="float">
            <text:p>-126.596197676205</text:p>
          </table:table-cell>
          <table:table-cell office:value-type="float" office:value="-129.841909389723" calcext:value-type="float">
            <text:p>-129.841909389723</text:p>
          </table:table-cell>
        </table:table-row>
        <table:table-row table:style-name="ro1">
          <table:table-cell office:value-type="string" calcext:value-type="string">
            <text:p>2019-11-12 09:37:53</text:p>
          </table:table-cell>
          <table:table-cell office:value-type="float" office:value="25.1653902442195" calcext:value-type="float">
            <text:p>25.1653902442195</text:p>
          </table:table-cell>
          <table:table-cell office:value-type="float" office:value="82.5167632512682" calcext:value-type="float">
            <text:p>82.5167632512682</text:p>
          </table:table-cell>
          <table:table-cell office:value-type="float" office:value="982.086656047145" calcext:value-type="float">
            <text:p>982.0866560471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9977" calcext:value-type="float">
            <text:p>1399977</text:p>
          </table:table-cell>
          <table:table-cell office:value-type="float" office:value="1629020" calcext:value-type="float">
            <text:p>1629020</text:p>
          </table:table-cell>
          <table:table-cell office:value-type="float" office:value="1641149" calcext:value-type="float">
            <text:p>1641149</text:p>
          </table:table-cell>
          <table:table-cell office:value-type="float" office:value="1119404" calcext:value-type="float">
            <text:p>1119404</text:p>
          </table:table-cell>
          <table:table-cell office:value-type="float" office:value="1064758" calcext:value-type="float">
            <text:p>1064758</text:p>
          </table:table-cell>
          <table:table-cell office:value-type="float" office:value="1154561" calcext:value-type="float">
            <text:p>1154561</text:p>
          </table:table-cell>
          <table:table-cell office:value-type="float" office:value="1628813" calcext:value-type="float">
            <text:p>1628813</text:p>
          </table:table-cell>
          <table:table-cell office:value-type="float" office:value="5" calcext:value-type="float">
            <text:p>5</text:p>
          </table:table-cell>
          <table:table-cell office:value-type="float" office:value="0.834451417261531" calcext:value-type="float">
            <text:p>0.834451417261531</text:p>
          </table:table-cell>
          <table:table-cell office:value-type="float" office:value="0.970971700068915" calcext:value-type="float">
            <text:p>0.970971700068915</text:p>
          </table:table-cell>
          <table:table-cell office:value-type="float" office:value="0.978201148295539" calcext:value-type="float">
            <text:p>0.978201148295539</text:p>
          </table:table-cell>
          <table:table-cell office:value-type="float" office:value="0.667216857339961" calcext:value-type="float">
            <text:p>0.667216857339961</text:p>
          </table:table-cell>
          <table:table-cell office:value-type="float" office:value="0.634645299273169" calcext:value-type="float">
            <text:p>0.634645299273169</text:p>
          </table:table-cell>
          <table:table-cell office:value-type="float" office:value="0.688172064801701" calcext:value-type="float">
            <text:p>0.688172064801701</text:p>
          </table:table-cell>
          <table:table-cell office:value-type="float" office:value="0.970848318439522" calcext:value-type="float">
            <text:p>0.970848318439522</text:p>
          </table:table-cell>
          <table:table-cell office:value-type="float" office:value="-116.556628532008" calcext:value-type="float">
            <text:p>-116.556628532008</text:p>
          </table:table-cell>
          <table:table-cell office:value-type="float" office:value="-123.070940145366" calcext:value-type="float">
            <text:p>-123.070940145366</text:p>
          </table:table-cell>
          <table:table-cell office:value-type="float" office:value="-112.36558703966" calcext:value-type="float">
            <text:p>-112.36558703966</text:p>
          </table:table-cell>
        </table:table-row>
        <table:table-row table:style-name="ro1">
          <table:table-cell office:value-type="string" calcext:value-type="string">
            <text:p>2019-11-12 09:37:55</text:p>
          </table:table-cell>
          <table:table-cell office:value-type="float" office:value="25.1653902442195" calcext:value-type="float">
            <text:p>25.1653902442195</text:p>
          </table:table-cell>
          <table:table-cell office:value-type="float" office:value="82.5327659894597" calcext:value-type="float">
            <text:p>82.5327659894597</text:p>
          </table:table-cell>
          <table:table-cell office:value-type="float" office:value="982.196647703773" calcext:value-type="float">
            <text:p>982.1966477037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0889" calcext:value-type="float">
            <text:p>1400889</text:p>
          </table:table-cell>
          <table:table-cell office:value-type="float" office:value="1628932" calcext:value-type="float">
            <text:p>1628932</text:p>
          </table:table-cell>
          <table:table-cell office:value-type="float" office:value="1639927" calcext:value-type="float">
            <text:p>1639927</text:p>
          </table:table-cell>
          <table:table-cell office:value-type="float" office:value="1066198" calcext:value-type="float">
            <text:p>1066198</text:p>
          </table:table-cell>
          <table:table-cell office:value-type="float" office:value="1144874" calcext:value-type="float">
            <text:p>1144874</text:p>
          </table:table-cell>
          <table:table-cell office:value-type="float" office:value="1156381" calcext:value-type="float">
            <text:p>1156381</text:p>
          </table:table-cell>
          <table:table-cell office:value-type="float" office:value="1629362" calcext:value-type="float">
            <text:p>1629362</text:p>
          </table:table-cell>
          <table:table-cell office:value-type="float" office:value="5" calcext:value-type="float">
            <text:p>5</text:p>
          </table:table-cell>
          <table:table-cell office:value-type="float" office:value="0.834995011686684" calcext:value-type="float">
            <text:p>0.834995011686684</text:p>
          </table:table-cell>
          <table:table-cell office:value-type="float" office:value="0.97091924797526" calcext:value-type="float">
            <text:p>0.97091924797526</text:p>
          </table:table-cell>
          <table:table-cell office:value-type="float" office:value="0.977472779449556" calcext:value-type="float">
            <text:p>0.977472779449556</text:p>
          </table:table-cell>
          <table:table-cell office:value-type="float" office:value="0.635503606260253" calcext:value-type="float">
            <text:p>0.635503606260253</text:p>
          </table:table-cell>
          <table:table-cell office:value-type="float" office:value="0.682398162174006" calcext:value-type="float">
            <text:p>0.682398162174006</text:p>
          </table:table-cell>
          <table:table-cell office:value-type="float" office:value="0.689256869465932" calcext:value-type="float">
            <text:p>0.689256869465932</text:p>
          </table:table-cell>
          <table:table-cell office:value-type="float" office:value="0.971175547978347" calcext:value-type="float">
            <text:p>0.971175547978347</text:p>
          </table:table-cell>
          <table:table-cell office:value-type="float" office:value="-122.899278747949" calcext:value-type="float">
            <text:p>-122.899278747949</text:p>
          </table:table-cell>
          <table:table-cell office:value-type="float" office:value="-113.520367565199" calcext:value-type="float">
            <text:p>-113.520367565199</text:p>
          </table:table-cell>
          <table:table-cell office:value-type="float" office:value="-112.148626106814" calcext:value-type="float">
            <text:p>-112.148626106814</text:p>
          </table:table-cell>
        </table:table-row>
        <table:table-row table:style-name="ro1">
          <table:table-cell office:value-type="string" calcext:value-type="string">
            <text:p>2019-11-12 09:37:56</text:p>
          </table:table-cell>
          <table:table-cell office:value-type="float" office:value="25.170444260264" calcext:value-type="float">
            <text:p>25.170444260264</text:p>
          </table:table-cell>
          <table:table-cell office:value-type="float" office:value="82.5386007588081" calcext:value-type="float">
            <text:p>82.5386007588081</text:p>
          </table:table-cell>
          <table:table-cell office:value-type="float" office:value="982.122671716943" calcext:value-type="float">
            <text:p>982.12267171694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7729" calcext:value-type="float">
            <text:p>1407729</text:p>
          </table:table-cell>
          <table:table-cell office:value-type="float" office:value="1629840" calcext:value-type="float">
            <text:p>1629840</text:p>
          </table:table-cell>
          <table:table-cell office:value-type="float" office:value="1638467" calcext:value-type="float">
            <text:p>1638467</text:p>
          </table:table-cell>
          <table:table-cell office:value-type="float" office:value="1019868" calcext:value-type="float">
            <text:p>1019868</text:p>
          </table:table-cell>
          <table:table-cell office:value-type="float" office:value="1084876" calcext:value-type="float">
            <text:p>1084876</text:p>
          </table:table-cell>
          <table:table-cell office:value-type="float" office:value="1108243" calcext:value-type="float">
            <text:p>1108243</text:p>
          </table:table-cell>
          <table:table-cell office:value-type="float" office:value="1627211" calcext:value-type="float">
            <text:p>1627211</text:p>
          </table:table-cell>
          <table:table-cell office:value-type="float" office:value="5" calcext:value-type="float">
            <text:p>5</text:p>
          </table:table-cell>
          <table:table-cell office:value-type="float" office:value="0.839071969875332" calcext:value-type="float">
            <text:p>0.839071969875332</text:p>
          </table:table-cell>
          <table:table-cell office:value-type="float" office:value="0.971460458214338" calcext:value-type="float">
            <text:p>0.971460458214338</text:p>
          </table:table-cell>
          <table:table-cell office:value-type="float" office:value="0.976602551532096" calcext:value-type="float">
            <text:p>0.976602551532096</text:p>
          </table:table-cell>
          <table:table-cell office:value-type="float" office:value="0.607888771043869" calcext:value-type="float">
            <text:p>0.607888771043869</text:p>
          </table:table-cell>
          <table:table-cell office:value-type="float" office:value="0.646636563138552" calcext:value-type="float">
            <text:p>0.646636563138552</text:p>
          </table:table-cell>
          <table:table-cell office:value-type="float" office:value="0.660564382143543" calcext:value-type="float">
            <text:p>0.660564382143543</text:p>
          </table:table-cell>
          <table:table-cell office:value-type="float" office:value="0.969893451916391" calcext:value-type="float">
            <text:p>0.969893451916391</text:p>
          </table:table-cell>
          <table:table-cell office:value-type="float" office:value="-128.422245791226" calcext:value-type="float">
            <text:p>-128.422245791226</text:p>
          </table:table-cell>
          <table:table-cell office:value-type="float" office:value="-120.67268737229" calcext:value-type="float">
            <text:p>-120.67268737229</text:p>
          </table:table-cell>
          <table:table-cell office:value-type="float" office:value="-117.887123571291" calcext:value-type="float">
            <text:p>-117.887123571291</text:p>
          </table:table-cell>
        </table:table-row>
        <table:table-row table:style-name="ro1">
          <table:table-cell office:value-type="string" calcext:value-type="string">
            <text:p>2019-11-12 09:37:57</text:p>
          </table:table-cell>
          <table:table-cell office:value-type="float" office:value="25.170444260264" calcext:value-type="float">
            <text:p>25.170444260264</text:p>
          </table:table-cell>
          <table:table-cell office:value-type="float" office:value="82.5279321733128" calcext:value-type="float">
            <text:p>82.5279321733128</text:p>
          </table:table-cell>
          <table:table-cell office:value-type="float" office:value="982.122671716943" calcext:value-type="float">
            <text:p>982.12267171694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8939" calcext:value-type="float">
            <text:p>1398939</text:p>
          </table:table-cell>
          <table:table-cell office:value-type="float" office:value="1624005" calcext:value-type="float">
            <text:p>1624005</text:p>
          </table:table-cell>
          <table:table-cell office:value-type="float" office:value="1634424" calcext:value-type="float">
            <text:p>1634424</text:p>
          </table:table-cell>
          <table:table-cell office:value-type="float" office:value="1190909" calcext:value-type="float">
            <text:p>1190909</text:p>
          </table:table-cell>
          <table:table-cell office:value-type="float" office:value="1033239" calcext:value-type="float">
            <text:p>1033239</text:p>
          </table:table-cell>
          <table:table-cell office:value-type="float" office:value="1039854" calcext:value-type="float">
            <text:p>1039854</text:p>
          </table:table-cell>
          <table:table-cell office:value-type="float" office:value="1625684" calcext:value-type="float">
            <text:p>1625684</text:p>
          </table:table-cell>
          <table:table-cell office:value-type="float" office:value="5" calcext:value-type="float">
            <text:p>5</text:p>
          </table:table-cell>
          <table:table-cell office:value-type="float" office:value="0.833832720975008" calcext:value-type="float">
            <text:p>0.833832720975008</text:p>
          </table:table-cell>
          <table:table-cell office:value-type="float" office:value="0.967982526777092" calcext:value-type="float">
            <text:p>0.967982526777092</text:p>
          </table:table-cell>
          <table:table-cell office:value-type="float" office:value="0.974192735456554" calcext:value-type="float">
            <text:p>0.974192735456554</text:p>
          </table:table-cell>
          <table:table-cell office:value-type="float" office:value="0.709837163667341" calcext:value-type="float">
            <text:p>0.709837163667341</text:p>
          </table:table-cell>
          <table:table-cell office:value-type="float" office:value="0.615858509046854" calcext:value-type="float">
            <text:p>0.615858509046854</text:p>
          </table:table-cell>
          <table:table-cell office:value-type="float" office:value="0.61980135676877" calcext:value-type="float">
            <text:p>0.61980135676877</text:p>
          </table:table-cell>
          <table:table-cell office:value-type="float" office:value="0.968983288882171" calcext:value-type="float">
            <text:p>0.968983288882171</text:p>
          </table:table-cell>
          <table:table-cell office:value-type="float" office:value="-108.032567266532" calcext:value-type="float">
            <text:p>-108.032567266532</text:p>
          </table:table-cell>
          <table:table-cell office:value-type="float" office:value="-126.828298190629" calcext:value-type="float">
            <text:p>-126.828298190629</text:p>
          </table:table-cell>
          <table:table-cell office:value-type="float" office:value="-126.039728646246" calcext:value-type="float">
            <text:p>-126.039728646246</text:p>
          </table:table-cell>
        </table:table-row>
        <table:table-row table:style-name="ro1">
          <table:table-cell office:value-type="string" calcext:value-type="string">
            <text:p>2019-11-12 09:37:59</text:p>
          </table:table-cell>
          <table:table-cell office:value-type="float" office:value="25.170444260264" calcext:value-type="float">
            <text:p>25.170444260264</text:p>
          </table:table-cell>
          <table:table-cell office:value-type="float" office:value="82.5172635536396" calcext:value-type="float">
            <text:p>82.5172635536396</text:p>
          </table:table-cell>
          <table:table-cell office:value-type="float" office:value="982.095173606539" calcext:value-type="float">
            <text:p>982.0951736065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4239" calcext:value-type="float">
            <text:p>1404239</text:p>
          </table:table-cell>
          <table:table-cell office:value-type="float" office:value="1602264" calcext:value-type="float">
            <text:p>1602264</text:p>
          </table:table-cell>
          <table:table-cell office:value-type="float" office:value="1581962" calcext:value-type="float">
            <text:p>1581962</text:p>
          </table:table-cell>
          <table:table-cell office:value-type="float" office:value="1096443" calcext:value-type="float">
            <text:p>1096443</text:p>
          </table:table-cell>
          <table:table-cell office:value-type="float" office:value="1222435" calcext:value-type="float">
            <text:p>1222435</text:p>
          </table:table-cell>
          <table:table-cell office:value-type="float" office:value="947761" calcext:value-type="float">
            <text:p>947761</text:p>
          </table:table-cell>
          <table:table-cell office:value-type="float" office:value="1635315" calcext:value-type="float">
            <text:p>1635315</text:p>
          </table:table-cell>
          <table:table-cell office:value-type="float" office:value="5" calcext:value-type="float">
            <text:p>5</text:p>
          </table:table-cell>
          <table:table-cell office:value-type="float" office:value="0.836991767524692" calcext:value-type="float">
            <text:p>0.836991767524692</text:p>
          </table:table-cell>
          <table:table-cell office:value-type="float" office:value="0.955023879411683" calcext:value-type="float">
            <text:p>0.955023879411683</text:p>
          </table:table-cell>
          <table:table-cell office:value-type="float" office:value="0.942922942986839" calcext:value-type="float">
            <text:p>0.942922942986839</text:p>
          </table:table-cell>
          <table:table-cell office:value-type="float" office:value="0.653531033221606" calcext:value-type="float">
            <text:p>0.653531033221606</text:p>
          </table:table-cell>
          <table:table-cell office:value-type="float" office:value="0.728628126219288" calcext:value-type="float">
            <text:p>0.728628126219288</text:p>
          </table:table-cell>
          <table:table-cell office:value-type="float" office:value="0.564909644712167" calcext:value-type="float">
            <text:p>0.564909644712167</text:p>
          </table:table-cell>
          <table:table-cell office:value-type="float" office:value="0.974723812904812" calcext:value-type="float">
            <text:p>0.974723812904812</text:p>
          </table:table-cell>
          <table:table-cell office:value-type="float" office:value="-119.293793355679" calcext:value-type="float">
            <text:p>-119.293793355679</text:p>
          </table:table-cell>
          <table:table-cell office:value-type="float" office:value="-104.274374756142" calcext:value-type="float">
            <text:p>-104.274374756142</text:p>
          </table:table-cell>
          <table:table-cell office:value-type="float" office:value="-137.018071057567" calcext:value-type="float">
            <text:p>-137.018071057567</text:p>
          </table:table-cell>
        </table:table-row>
        <table:table-row table:style-name="ro1">
          <table:table-cell office:value-type="string" calcext:value-type="string">
            <text:p>2019-11-12 09:38:00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4964262665556" calcext:value-type="float">
            <text:p>82.4964262665556</text:p>
          </table:table-cell>
          <table:table-cell office:value-type="float" office:value="982.158687902828" calcext:value-type="float">
            <text:p>982.1586879028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7206" calcext:value-type="float">
            <text:p>1407206</text:p>
          </table:table-cell>
          <table:table-cell office:value-type="float" office:value="1631152" calcext:value-type="float">
            <text:p>1631152</text:p>
          </table:table-cell>
          <table:table-cell office:value-type="float" office:value="1659366" calcext:value-type="float">
            <text:p>1659366</text:p>
          </table:table-cell>
          <table:table-cell office:value-type="float" office:value="1141133" calcext:value-type="float">
            <text:p>1141133</text:p>
          </table:table-cell>
          <table:table-cell office:value-type="float" office:value="1243738" calcext:value-type="float">
            <text:p>1243738</text:p>
          </table:table-cell>
          <table:table-cell office:value-type="float" office:value="947637" calcext:value-type="float">
            <text:p>947637</text:p>
          </table:table-cell>
          <table:table-cell office:value-type="float" office:value="1635462" calcext:value-type="float">
            <text:p>1635462</text:p>
          </table:table-cell>
          <table:table-cell office:value-type="float" office:value="5" calcext:value-type="float">
            <text:p>5</text:p>
          </table:table-cell>
          <table:table-cell office:value-type="float" office:value="0.838760237545995" calcext:value-type="float">
            <text:p>0.838760237545995</text:p>
          </table:table-cell>
          <table:table-cell office:value-type="float" office:value="0.972242471247014" calcext:value-type="float">
            <text:p>0.972242471247014</text:p>
          </table:table-cell>
          <table:table-cell office:value-type="float" office:value="0.989059327728668" calcext:value-type="float">
            <text:p>0.989059327728668</text:p>
          </table:table-cell>
          <table:table-cell office:value-type="float" office:value="0.680168352147144" calcext:value-type="float">
            <text:p>0.680168352147144</text:p>
          </table:table-cell>
          <table:table-cell office:value-type="float" office:value="0.741325705209458" calcext:value-type="float">
            <text:p>0.741325705209458</text:p>
          </table:table-cell>
          <table:table-cell office:value-type="float" office:value="0.564835734943835" calcext:value-type="float">
            <text:p>0.564835734943835</text:p>
          </table:table-cell>
          <table:table-cell office:value-type="float" office:value="0.974811431743077" calcext:value-type="float">
            <text:p>0.974811431743077</text:p>
          </table:table-cell>
          <table:table-cell office:value-type="float" office:value="-113.966329570571" calcext:value-type="float">
            <text:p>-113.966329570571</text:p>
          </table:table-cell>
          <table:table-cell office:value-type="float" office:value="-101.734858958108" calcext:value-type="float">
            <text:p>-101.734858958108</text:p>
          </table:table-cell>
          <table:table-cell office:value-type="float" office:value="-137.032853011233" calcext:value-type="float">
            <text:p>-137.032853011233</text:p>
          </table:table-cell>
        </table:table-row>
        <table:table-row table:style-name="ro1">
          <table:table-cell office:value-type="string" calcext:value-type="string">
            <text:p>2019-11-12 09:38:01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4697540994446" calcext:value-type="float">
            <text:p>82.4697540994446</text:p>
          </table:table-cell>
          <table:table-cell office:value-type="float" office:value="982.18618628563" calcext:value-type="float">
            <text:p>982.186186285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6756" calcext:value-type="float">
            <text:p>1406756</text:p>
          </table:table-cell>
          <table:table-cell office:value-type="float" office:value="1629935" calcext:value-type="float">
            <text:p>1629935</text:p>
          </table:table-cell>
          <table:table-cell office:value-type="float" office:value="1654491" calcext:value-type="float">
            <text:p>1654491</text:p>
          </table:table-cell>
          <table:table-cell office:value-type="float" office:value="1230647" calcext:value-type="float">
            <text:p>1230647</text:p>
          </table:table-cell>
          <table:table-cell office:value-type="float" office:value="1155525" calcext:value-type="float">
            <text:p>1155525</text:p>
          </table:table-cell>
          <table:table-cell office:value-type="float" office:value="923999" calcext:value-type="float">
            <text:p>923999</text:p>
          </table:table-cell>
          <table:table-cell office:value-type="float" office:value="1630922" calcext:value-type="float">
            <text:p>1630922</text:p>
          </table:table-cell>
          <table:table-cell office:value-type="float" office:value="5" calcext:value-type="float">
            <text:p>5</text:p>
          </table:table-cell>
          <table:table-cell office:value-type="float" office:value="0.838492016612532" calcext:value-type="float">
            <text:p>0.838492016612532</text:p>
          </table:table-cell>
          <table:table-cell office:value-type="float" office:value="0.971517082633624" calcext:value-type="float">
            <text:p>0.971517082633624</text:p>
          </table:table-cell>
          <table:table-cell office:value-type="float" office:value="0.986153600949478" calcext:value-type="float">
            <text:p>0.986153600949478</text:p>
          </table:table-cell>
          <table:table-cell office:value-type="float" office:value="0.733522860231741" calcext:value-type="float">
            <text:p>0.733522860231741</text:p>
          </table:table-cell>
          <table:table-cell office:value-type="float" office:value="0.688746653645832" calcext:value-type="float">
            <text:p>0.688746653645832</text:p>
          </table:table-cell>
          <table:table-cell office:value-type="float" office:value="0.550746387332247" calcext:value-type="float">
            <text:p>0.550746387332247</text:p>
          </table:table-cell>
          <table:table-cell office:value-type="float" office:value="0.972105380547688" calcext:value-type="float">
            <text:p>0.972105380547688</text:p>
          </table:table-cell>
          <table:table-cell office:value-type="float" office:value="-103.295427953652" calcext:value-type="float">
            <text:p>-103.295427953652</text:p>
          </table:table-cell>
          <table:table-cell office:value-type="float" office:value="-112.250669270834" calcext:value-type="float">
            <text:p>-112.250669270834</text:p>
          </table:table-cell>
          <table:table-cell office:value-type="float" office:value="-139.850722533551" calcext:value-type="float">
            <text:p>-139.850722533551</text:p>
          </table:table-cell>
        </table:table-row>
        <table:table-row table:style-name="ro1">
          <table:table-cell office:value-type="string" calcext:value-type="string">
            <text:p>2019-11-12 09:38:02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4697540994446" calcext:value-type="float">
            <text:p>82.4697540994446</text:p>
          </table:table-cell>
          <table:table-cell office:value-type="float" office:value="982.103691202495" calcext:value-type="float">
            <text:p>982.1036912024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3703" calcext:value-type="float">
            <text:p>1403703</text:p>
          </table:table-cell>
          <table:table-cell office:value-type="float" office:value="1469426" calcext:value-type="float">
            <text:p>1469426</text:p>
          </table:table-cell>
          <table:table-cell office:value-type="float" office:value="1646204" calcext:value-type="float">
            <text:p>1646204</text:p>
          </table:table-cell>
          <table:table-cell office:value-type="float" office:value="1014463" calcext:value-type="float">
            <text:p>1014463</text:p>
          </table:table-cell>
          <table:table-cell office:value-type="float" office:value="1151119" calcext:value-type="float">
            <text:p>1151119</text:p>
          </table:table-cell>
          <table:table-cell office:value-type="float" office:value="1152097" calcext:value-type="float">
            <text:p>1152097</text:p>
          </table:table-cell>
          <table:table-cell office:value-type="float" office:value="1643612" calcext:value-type="float">
            <text:p>1643612</text:p>
          </table:table-cell>
          <table:table-cell office:value-type="float" office:value="5" calcext:value-type="float">
            <text:p>5</text:p>
          </table:table-cell>
          <table:table-cell office:value-type="float" office:value="0.83667228659061" calcext:value-type="float">
            <text:p>0.83667228659061</text:p>
          </table:table-cell>
          <table:table-cell office:value-type="float" office:value="0.875846251946241" calcext:value-type="float">
            <text:p>0.875846251946241</text:p>
          </table:table-cell>
          <table:table-cell office:value-type="float" office:value="0.981214163448115" calcext:value-type="float">
            <text:p>0.981214163448115</text:p>
          </table:table-cell>
          <table:table-cell office:value-type="float" office:value="0.604667139609711" calcext:value-type="float">
            <text:p>0.604667139609711</text:p>
          </table:table-cell>
          <table:table-cell office:value-type="float" office:value="0.686120472683963" calcext:value-type="float">
            <text:p>0.686120472683963</text:p>
          </table:table-cell>
          <table:table-cell office:value-type="float" office:value="0.686703406179357" calcext:value-type="float">
            <text:p>0.686703406179357</text:p>
          </table:table-cell>
          <table:table-cell office:value-type="float" office:value="0.979669210871364" calcext:value-type="float">
            <text:p>0.979669210871364</text:p>
          </table:table-cell>
          <table:table-cell office:value-type="float" office:value="-129.066572078058" calcext:value-type="float">
            <text:p>-129.066572078058</text:p>
          </table:table-cell>
          <table:table-cell office:value-type="float" office:value="-112.775905463207" calcext:value-type="float">
            <text:p>-112.775905463207</text:p>
          </table:table-cell>
          <table:table-cell office:value-type="float" office:value="-112.659318764129" calcext:value-type="float">
            <text:p>-112.659318764129</text:p>
          </table:table-cell>
        </table:table-row>
        <table:table-row table:style-name="ro1">
          <table:table-cell office:value-type="string" calcext:value-type="string">
            <text:p>2019-11-12 09:38:04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4644196403884" calcext:value-type="float">
            <text:p>82.4644196403884</text:p>
          </table:table-cell>
          <table:table-cell office:value-type="float" office:value="982.131189541783" calcext:value-type="float">
            <text:p>982.1311895417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150" calcext:value-type="float">
            <text:p>1384150</text:p>
          </table:table-cell>
          <table:table-cell office:value-type="float" office:value="1640072" calcext:value-type="float">
            <text:p>1640072</text:p>
          </table:table-cell>
          <table:table-cell office:value-type="float" office:value="1645018" calcext:value-type="float">
            <text:p>1645018</text:p>
          </table:table-cell>
          <table:table-cell office:value-type="float" office:value="978536" calcext:value-type="float">
            <text:p>978536</text:p>
          </table:table-cell>
          <table:table-cell office:value-type="float" office:value="1174543" calcext:value-type="float">
            <text:p>1174543</text:p>
          </table:table-cell>
          <table:table-cell office:value-type="float" office:value="1181122" calcext:value-type="float">
            <text:p>1181122</text:p>
          </table:table-cell>
          <table:table-cell office:value-type="float" office:value="1635744" calcext:value-type="float">
            <text:p>1635744</text:p>
          </table:table-cell>
          <table:table-cell office:value-type="float" office:value="5" calcext:value-type="float">
            <text:p>5</text:p>
          </table:table-cell>
          <table:table-cell office:value-type="float" office:value="0.825017789008354" calcext:value-type="float">
            <text:p>0.825017789008354</text:p>
          </table:table-cell>
          <table:table-cell office:value-type="float" office:value="0.977559206194783" calcext:value-type="float">
            <text:p>0.977559206194783</text:p>
          </table:table-cell>
          <table:table-cell office:value-type="float" office:value="0.980507252276808" calcext:value-type="float">
            <text:p>0.980507252276808</text:p>
          </table:table-cell>
          <table:table-cell office:value-type="float" office:value="0.583252976328489" calcext:value-type="float">
            <text:p>0.583252976328489</text:p>
          </table:table-cell>
          <table:table-cell office:value-type="float" office:value="0.700082266340526" calcext:value-type="float">
            <text:p>0.700082266340526</text:p>
          </table:table-cell>
          <table:table-cell office:value-type="float" office:value="0.704003656387765" calcext:value-type="float">
            <text:p>0.704003656387765</text:p>
          </table:table-cell>
          <table:table-cell office:value-type="float" office:value="0.974979516861381" calcext:value-type="float">
            <text:p>0.974979516861381</text:p>
          </table:table-cell>
          <table:table-cell office:value-type="float" office:value="-133.349404734302" calcext:value-type="float">
            <text:p>-133.349404734302</text:p>
          </table:table-cell>
          <table:table-cell office:value-type="float" office:value="-109.983546731895" calcext:value-type="float">
            <text:p>-109.983546731895</text:p>
          </table:table-cell>
          <table:table-cell office:value-type="float" office:value="-109.199268722447" calcext:value-type="float">
            <text:p>-109.199268722447</text:p>
          </table:table-cell>
        </table:table-row>
        <table:table-row table:style-name="ro1">
          <table:table-cell office:value-type="string" calcext:value-type="string">
            <text:p>2019-11-12 09:38:05</text:p>
          </table:table-cell>
          <table:table-cell office:value-type="float" office:value="25.1552822130034" calcext:value-type="float">
            <text:p>25.1552822130034</text:p>
          </table:table-cell>
          <table:table-cell office:value-type="float" office:value="82.4784234293387" calcext:value-type="float">
            <text:p>82.4784234293387</text:p>
          </table:table-cell>
          <table:table-cell office:value-type="float" office:value="982.179610863625" calcext:value-type="float">
            <text:p>982.17961086362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706" calcext:value-type="float">
            <text:p>1382706</text:p>
          </table:table-cell>
          <table:table-cell office:value-type="float" office:value="1642525" calcext:value-type="float">
            <text:p>1642525</text:p>
          </table:table-cell>
          <table:table-cell office:value-type="float" office:value="1648099" calcext:value-type="float">
            <text:p>1648099</text:p>
          </table:table-cell>
          <table:table-cell office:value-type="float" office:value="1023332" calcext:value-type="float">
            <text:p>1023332</text:p>
          </table:table-cell>
          <table:table-cell office:value-type="float" office:value="1256048" calcext:value-type="float">
            <text:p>1256048</text:p>
          </table:table-cell>
          <table:table-cell office:value-type="float" office:value="948867" calcext:value-type="float">
            <text:p>948867</text:p>
          </table:table-cell>
          <table:table-cell office:value-type="float" office:value="1638680" calcext:value-type="float">
            <text:p>1638680</text:p>
          </table:table-cell>
          <table:table-cell office:value-type="float" office:value="5" calcext:value-type="float">
            <text:p>5</text:p>
          </table:table-cell>
          <table:table-cell office:value-type="float" office:value="0.824157097835195" calcext:value-type="float">
            <text:p>0.824157097835195</text:p>
          </table:table-cell>
          <table:table-cell office:value-type="float" office:value="0.979021308305419" calcext:value-type="float">
            <text:p>0.979021308305419</text:p>
          </table:table-cell>
          <table:table-cell office:value-type="float" office:value="0.982343671601256" calcext:value-type="float">
            <text:p>0.982343671601256</text:p>
          </table:table-cell>
          <table:table-cell office:value-type="float" office:value="0.609953476185021" calcext:value-type="float">
            <text:p>0.609953476185021</text:p>
          </table:table-cell>
          <table:table-cell office:value-type="float" office:value="0.748663037855987" calcext:value-type="float">
            <text:p>0.748663037855987</text:p>
          </table:table-cell>
          <table:table-cell office:value-type="float" office:value="0.565568872161969" calcext:value-type="float">
            <text:p>0.565568872161969</text:p>
          </table:table-cell>
          <table:table-cell office:value-type="float" office:value="0.976729509440602" calcext:value-type="float">
            <text:p>0.976729509440602</text:p>
          </table:table-cell>
          <table:table-cell office:value-type="float" office:value="-128.009304762996" calcext:value-type="float">
            <text:p>-128.009304762996</text:p>
          </table:table-cell>
          <table:table-cell office:value-type="float" office:value="-100.267392428803" calcext:value-type="float">
            <text:p>-100.267392428803</text:p>
          </table:table-cell>
          <table:table-cell office:value-type="float" office:value="-136.886225567606" calcext:value-type="float">
            <text:p>-136.886225567606</text:p>
          </table:table-cell>
        </table:table-row>
        <table:table-row table:style-name="ro1">
          <table:table-cell office:value-type="string" calcext:value-type="string">
            <text:p>2019-11-12 09:38:06</text:p>
          </table:table-cell>
          <table:table-cell office:value-type="float" office:value="25.1653902442195" calcext:value-type="float">
            <text:p>25.1653902442195</text:p>
          </table:table-cell>
          <table:table-cell office:value-type="float" office:value="82.4527515295172" calcext:value-type="float">
            <text:p>82.4527515295172</text:p>
          </table:table-cell>
          <table:table-cell office:value-type="float" office:value="982.196647703773" calcext:value-type="float">
            <text:p>982.1966477037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384" calcext:value-type="float">
            <text:p>1385384</text:p>
          </table:table-cell>
          <table:table-cell office:value-type="float" office:value="1636289" calcext:value-type="float">
            <text:p>1636289</text:p>
          </table:table-cell>
          <table:table-cell office:value-type="float" office:value="1641724" calcext:value-type="float">
            <text:p>1641724</text:p>
          </table:table-cell>
          <table:table-cell office:value-type="float" office:value="1144091" calcext:value-type="float">
            <text:p>1144091</text:p>
          </table:table-cell>
          <table:table-cell office:value-type="float" office:value="1037768" calcext:value-type="float">
            <text:p>1037768</text:p>
          </table:table-cell>
          <table:table-cell office:value-type="float" office:value="1070062" calcext:value-type="float">
            <text:p>1070062</text:p>
          </table:table-cell>
          <table:table-cell office:value-type="float" office:value="1628208" calcext:value-type="float">
            <text:p>1628208</text:p>
          </table:table-cell>
          <table:table-cell office:value-type="float" office:value="5" calcext:value-type="float">
            <text:p>5</text:p>
          </table:table-cell>
          <table:table-cell office:value-type="float" office:value="0.825753310412563" calcext:value-type="float">
            <text:p>0.825753310412563</text:p>
          </table:table-cell>
          <table:table-cell office:value-type="float" office:value="0.975304362214131" calcext:value-type="float">
            <text:p>0.975304362214131</text:p>
          </table:table-cell>
          <table:table-cell office:value-type="float" office:value="0.978543875043854" calcext:value-type="float">
            <text:p>0.978543875043854</text:p>
          </table:table-cell>
          <table:table-cell office:value-type="float" office:value="0.681931457749779" calcext:value-type="float">
            <text:p>0.681931457749779</text:p>
          </table:table-cell>
          <table:table-cell office:value-type="float" office:value="0.618558003730536" calcext:value-type="float">
            <text:p>0.618558003730536</text:p>
          </table:table-cell>
          <table:table-cell office:value-type="float" office:value="0.637806730008928" calcext:value-type="float">
            <text:p>0.637806730008928</text:p>
          </table:table-cell>
          <table:table-cell office:value-type="float" office:value="0.970487710295643" calcext:value-type="float">
            <text:p>0.970487710295643</text:p>
          </table:table-cell>
          <table:table-cell office:value-type="float" office:value="-113.613708450044" calcext:value-type="float">
            <text:p>-113.613708450044</text:p>
          </table:table-cell>
          <table:table-cell office:value-type="float" office:value="-126.288399253893" calcext:value-type="float">
            <text:p>-126.288399253893</text:p>
          </table:table-cell>
          <table:table-cell office:value-type="float" office:value="-122.438653998214" calcext:value-type="float">
            <text:p>-122.438653998214</text:p>
          </table:table-cell>
        </table:table-row>
        <table:table-row table:style-name="ro1">
          <table:table-cell office:value-type="string" calcext:value-type="string">
            <text:p>2019-11-12 09:38:07</text:p>
          </table:table-cell>
          <table:table-cell office:value-type="float" office:value="25.170444260264" calcext:value-type="float">
            <text:p>25.170444260264</text:p>
          </table:table-cell>
          <table:table-cell office:value-type="float" office:value="82.4159099621223" calcext:value-type="float">
            <text:p>82.4159099621223</text:p>
          </table:table-cell>
          <table:table-cell office:value-type="float" office:value="982.095173606539" calcext:value-type="float">
            <text:p>982.0951736065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4813" calcext:value-type="float">
            <text:p>1404813</text:p>
          </table:table-cell>
          <table:table-cell office:value-type="float" office:value="1636789" calcext:value-type="float">
            <text:p>1636789</text:p>
          </table:table-cell>
          <table:table-cell office:value-type="float" office:value="1645922" calcext:value-type="float">
            <text:p>1645922</text:p>
          </table:table-cell>
          <table:table-cell office:value-type="float" office:value="1113961" calcext:value-type="float">
            <text:p>1113961</text:p>
          </table:table-cell>
          <table:table-cell office:value-type="float" office:value="1196248" calcext:value-type="float">
            <text:p>1196248</text:p>
          </table:table-cell>
          <table:table-cell office:value-type="float" office:value="936776" calcext:value-type="float">
            <text:p>936776</text:p>
          </table:table-cell>
          <table:table-cell office:value-type="float" office:value="1632386" calcext:value-type="float">
            <text:p>1632386</text:p>
          </table:table-cell>
          <table:table-cell office:value-type="float" office:value="5" calcext:value-type="float">
            <text:p>5</text:p>
          </table:table-cell>
          <table:table-cell office:value-type="float" office:value="0.837333898226487" calcext:value-type="float">
            <text:p>0.837333898226487</text:p>
          </table:table-cell>
          <table:table-cell office:value-type="float" office:value="0.975602385473536" calcext:value-type="float">
            <text:p>0.975602385473536</text:p>
          </table:table-cell>
          <table:table-cell office:value-type="float" office:value="0.981046078329811" calcext:value-type="float">
            <text:p>0.981046078329811</text:p>
          </table:table-cell>
          <table:table-cell office:value-type="float" office:value="0.663972576138088" calcext:value-type="float">
            <text:p>0.663972576138088</text:p>
          </table:table-cell>
          <table:table-cell office:value-type="float" office:value="0.713019456031258" calcext:value-type="float">
            <text:p>0.713019456031258</text:p>
          </table:table-cell>
          <table:table-cell office:value-type="float" office:value="0.558362073703059" calcext:value-type="float">
            <text:p>0.558362073703059</text:p>
          </table:table-cell>
          <table:table-cell office:value-type="float" office:value="0.972977992651223" calcext:value-type="float">
            <text:p>0.972977992651223</text:p>
          </table:table-cell>
          <table:table-cell office:value-type="float" office:value="-117.205484772382" calcext:value-type="float">
            <text:p>-117.205484772382</text:p>
          </table:table-cell>
          <table:table-cell office:value-type="float" office:value="-107.396108793748" calcext:value-type="float">
            <text:p>-107.396108793748</text:p>
          </table:table-cell>
          <table:table-cell office:value-type="float" office:value="-138.327585259388" calcext:value-type="float">
            <text:p>-138.327585259388</text:p>
          </table:table-cell>
        </table:table-row>
        <table:table-row table:style-name="ro1">
          <table:table-cell office:value-type="string" calcext:value-type="string">
            <text:p>2019-11-12 09:38:09</text:p>
          </table:table-cell>
          <table:table-cell office:value-type="float" office:value="25.170444260264" calcext:value-type="float">
            <text:p>25.170444260264</text:p>
          </table:table-cell>
          <table:table-cell office:value-type="float" office:value="82.3892374516864" calcext:value-type="float">
            <text:p>82.3892374516864</text:p>
          </table:table-cell>
          <table:table-cell office:value-type="float" office:value="982.122671716943" calcext:value-type="float">
            <text:p>982.12267171694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649" calcext:value-type="float">
            <text:p>1385649</text:p>
          </table:table-cell>
          <table:table-cell office:value-type="float" office:value="1630694" calcext:value-type="float">
            <text:p>1630694</text:p>
          </table:table-cell>
          <table:table-cell office:value-type="float" office:value="1634748" calcext:value-type="float">
            <text:p>1634748</text:p>
          </table:table-cell>
          <table:table-cell office:value-type="float" office:value="967691" calcext:value-type="float">
            <text:p>967691</text:p>
          </table:table-cell>
          <table:table-cell office:value-type="float" office:value="1172930" calcext:value-type="float">
            <text:p>1172930</text:p>
          </table:table-cell>
          <table:table-cell office:value-type="float" office:value="1134648" calcext:value-type="float">
            <text:p>1134648</text:p>
          </table:table-cell>
          <table:table-cell office:value-type="float" office:value="1631597" calcext:value-type="float">
            <text:p>1631597</text:p>
          </table:table-cell>
          <table:table-cell office:value-type="float" office:value="5" calcext:value-type="float">
            <text:p>5</text:p>
          </table:table-cell>
          <table:table-cell office:value-type="float" office:value="0.825911262740047" calcext:value-type="float">
            <text:p>0.825911262740047</text:p>
          </table:table-cell>
          <table:table-cell office:value-type="float" office:value="0.9719694819414" calcext:value-type="float">
            <text:p>0.9719694819414</text:p>
          </table:table-cell>
          <table:table-cell office:value-type="float" office:value="0.974385854528648" calcext:value-type="float">
            <text:p>0.974385854528648</text:p>
          </table:table-cell>
          <table:table-cell office:value-type="float" office:value="0.576788851832015" calcext:value-type="float">
            <text:p>0.576788851832015</text:p>
          </table:table-cell>
          <table:table-cell office:value-type="float" office:value="0.699120843305688" calcext:value-type="float">
            <text:p>0.699120843305688</text:p>
          </table:table-cell>
          <table:table-cell office:value-type="float" office:value="0.676302990472673" calcext:value-type="float">
            <text:p>0.676302990472673</text:p>
          </table:table-cell>
          <table:table-cell office:value-type="float" office:value="0.972507711947883" calcext:value-type="float">
            <text:p>0.972507711947883</text:p>
          </table:table-cell>
          <table:table-cell office:value-type="float" office:value="-134.642229633597" calcext:value-type="float">
            <text:p>-134.642229633597</text:p>
          </table:table-cell>
          <table:table-cell office:value-type="float" office:value="-110.175831338862" calcext:value-type="float">
            <text:p>-110.175831338862</text:p>
          </table:table-cell>
          <table:table-cell office:value-type="float" office:value="-114.739401905465" calcext:value-type="float">
            <text:p>-114.739401905465</text:p>
          </table:table-cell>
        </table:table-row>
        <table:table-row table:style-name="ro1">
          <table:table-cell office:value-type="string" calcext:value-type="string">
            <text:p>2019-11-12 09:38:10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3523940263911" calcext:value-type="float">
            <text:p>82.3523940263911</text:p>
          </table:table-cell>
          <table:table-cell office:value-type="float" office:value="982.131189541783" calcext:value-type="float">
            <text:p>982.1311895417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0920" calcext:value-type="float">
            <text:p>1390920</text:p>
          </table:table-cell>
          <table:table-cell office:value-type="float" office:value="1635153" calcext:value-type="float">
            <text:p>1635153</text:p>
          </table:table-cell>
          <table:table-cell office:value-type="float" office:value="1642572" calcext:value-type="float">
            <text:p>1642572</text:p>
          </table:table-cell>
          <table:table-cell office:value-type="float" office:value="1044614" calcext:value-type="float">
            <text:p>1044614</text:p>
          </table:table-cell>
          <table:table-cell office:value-type="float" office:value="1269096" calcext:value-type="float">
            <text:p>1269096</text:p>
          </table:table-cell>
          <table:table-cell office:value-type="float" office:value="961304" calcext:value-type="float">
            <text:p>961304</text:p>
          </table:table-cell>
          <table:table-cell office:value-type="float" office:value="1632991" calcext:value-type="float">
            <text:p>1632991</text:p>
          </table:table-cell>
          <table:table-cell office:value-type="float" office:value="5" calcext:value-type="float">
            <text:p>5</text:p>
          </table:table-cell>
          <table:table-cell office:value-type="float" office:value="0.829053023940685" calcext:value-type="float">
            <text:p>0.829053023940685</text:p>
          </table:table-cell>
          <table:table-cell office:value-type="float" office:value="0.974627253368766" calcext:value-type="float">
            <text:p>0.974627253368766</text:p>
          </table:table-cell>
          <table:table-cell office:value-type="float" office:value="0.979049322491803" calcext:value-type="float">
            <text:p>0.979049322491803</text:p>
          </table:table-cell>
          <table:table-cell office:value-type="float" office:value="0.622638538198297" calcext:value-type="float">
            <text:p>0.622638538198297</text:p>
          </table:table-cell>
          <table:table-cell office:value-type="float" office:value="0.756440252833397" calcext:value-type="float">
            <text:p>0.756440252833397</text:p>
          </table:table-cell>
          <table:table-cell office:value-type="float" office:value="0.572981902716387" calcext:value-type="float">
            <text:p>0.572981902716387</text:p>
          </table:table-cell>
          <table:table-cell office:value-type="float" office:value="0.973338600795102" calcext:value-type="float">
            <text:p>0.973338600795102</text:p>
          </table:table-cell>
          <table:table-cell office:value-type="float" office:value="-125.472292360341" calcext:value-type="float">
            <text:p>-125.472292360341</text:p>
          </table:table-cell>
          <table:table-cell office:value-type="float" office:value="-98.7119494333207" calcext:value-type="float">
            <text:p>-98.7119494333207</text:p>
          </table:table-cell>
          <table:table-cell office:value-type="float" office:value="-135.403619456723" calcext:value-type="float">
            <text:p>-135.403619456723</text:p>
          </table:table-cell>
        </table:table-row>
        <table:table-row table:style-name="ro1">
          <table:table-cell office:value-type="string" calcext:value-type="string">
            <text:p>2019-11-12 09:38:11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3417247237689" calcext:value-type="float">
            <text:p>82.3417247237689</text:p>
          </table:table-cell>
          <table:table-cell office:value-type="float" office:value="982.158687902828" calcext:value-type="float">
            <text:p>982.1586879028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4315" calcext:value-type="float">
            <text:p>1404315</text:p>
          </table:table-cell>
          <table:table-cell office:value-type="float" office:value="1637014" calcext:value-type="float">
            <text:p>1637014</text:p>
          </table:table-cell>
          <table:table-cell office:value-type="float" office:value="1641963" calcext:value-type="float">
            <text:p>1641963</text:p>
          </table:table-cell>
          <table:table-cell office:value-type="float" office:value="1023680" calcext:value-type="float">
            <text:p>1023680</text:p>
          </table:table-cell>
          <table:table-cell office:value-type="float" office:value="1061163" calcext:value-type="float">
            <text:p>1061163</text:p>
          </table:table-cell>
          <table:table-cell office:value-type="float" office:value="1098622" calcext:value-type="float">
            <text:p>1098622</text:p>
          </table:table-cell>
          <table:table-cell office:value-type="float" office:value="1627212" calcext:value-type="float">
            <text:p>1627212</text:p>
          </table:table-cell>
          <table:table-cell office:value-type="float" office:value="5" calcext:value-type="float">
            <text:p>5</text:p>
          </table:table-cell>
          <table:table-cell office:value-type="float" office:value="0.837037067060121" calcext:value-type="float">
            <text:p>0.837037067060121</text:p>
          </table:table-cell>
          <table:table-cell office:value-type="float" office:value="0.975736495940268" calcext:value-type="float">
            <text:p>0.975736495940268</text:p>
          </table:table-cell>
          <table:table-cell office:value-type="float" office:value="0.978686330161849" calcext:value-type="float">
            <text:p>0.978686330161849</text:p>
          </table:table-cell>
          <table:table-cell office:value-type="float" office:value="0.610160900373566" calcext:value-type="float">
            <text:p>0.610160900373566</text:p>
          </table:table-cell>
          <table:table-cell office:value-type="float" office:value="0.632502512038054" calcext:value-type="float">
            <text:p>0.632502512038054</text:p>
          </table:table-cell>
          <table:table-cell office:value-type="float" office:value="0.654829818586089" calcext:value-type="float">
            <text:p>0.654829818586089</text:p>
          </table:table-cell>
          <table:table-cell office:value-type="float" office:value="0.96989404796291" calcext:value-type="float">
            <text:p>0.96989404796291</text:p>
          </table:table-cell>
          <table:table-cell office:value-type="float" office:value="-127.967819925287" calcext:value-type="float">
            <text:p>-127.967819925287</text:p>
          </table:table-cell>
          <table:table-cell office:value-type="float" office:value="-123.499497592389" calcext:value-type="float">
            <text:p>-123.499497592389</text:p>
          </table:table-cell>
          <table:table-cell office:value-type="float" office:value="-119.034036282782" calcext:value-type="float">
            <text:p>-119.034036282782</text:p>
          </table:table-cell>
        </table:table-row>
        <table:table-row table:style-name="ro1">
          <table:table-cell office:value-type="string" calcext:value-type="string">
            <text:p>2019-11-12 09:38:12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3310553869681" calcext:value-type="float">
            <text:p>82.3310553869681</text:p>
          </table:table-cell>
          <table:table-cell office:value-type="float" office:value="982.158687902828" calcext:value-type="float">
            <text:p>982.1586879028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647" calcext:value-type="float">
            <text:p>1370647</text:p>
          </table:table-cell>
          <table:table-cell office:value-type="float" office:value="1624514" calcext:value-type="float">
            <text:p>1624514</text:p>
          </table:table-cell>
          <table:table-cell office:value-type="float" office:value="1638599" calcext:value-type="float">
            <text:p>1638599</text:p>
          </table:table-cell>
          <table:table-cell office:value-type="float" office:value="1149795" calcext:value-type="float">
            <text:p>1149795</text:p>
          </table:table-cell>
          <table:table-cell office:value-type="float" office:value="1190975" calcext:value-type="float">
            <text:p>1190975</text:p>
          </table:table-cell>
          <table:table-cell office:value-type="float" office:value="928494" calcext:value-type="float">
            <text:p>928494</text:p>
          </table:table-cell>
          <table:table-cell office:value-type="float" office:value="1630046" calcext:value-type="float">
            <text:p>1630046</text:p>
          </table:table-cell>
          <table:table-cell office:value-type="float" office:value="5" calcext:value-type="float">
            <text:p>5</text:p>
          </table:table-cell>
          <table:table-cell office:value-type="float" office:value="0.816969372864887" calcext:value-type="float">
            <text:p>0.816969372864887</text:p>
          </table:table-cell>
          <table:table-cell office:value-type="float" office:value="0.968285914455165" calcext:value-type="float">
            <text:p>0.968285914455165</text:p>
          </table:table-cell>
          <table:table-cell office:value-type="float" office:value="0.976681229672578" calcext:value-type="float">
            <text:p>0.976681229672578</text:p>
          </table:table-cell>
          <table:table-cell office:value-type="float" office:value="0.685331307093061" calcext:value-type="float">
            <text:p>0.685331307093061</text:p>
          </table:table-cell>
          <table:table-cell office:value-type="float" office:value="0.709876502737582" calcext:value-type="float">
            <text:p>0.709876502737582</text:p>
          </table:table-cell>
          <table:table-cell office:value-type="float" office:value="0.55342561643429" calcext:value-type="float">
            <text:p>0.55342561643429</text:p>
          </table:table-cell>
          <table:table-cell office:value-type="float" office:value="0.971583243797212" calcext:value-type="float">
            <text:p>0.971583243797212</text:p>
          </table:table-cell>
          <table:table-cell office:value-type="float" office:value="-112.933738581388" calcext:value-type="float">
            <text:p>-112.933738581388</text:p>
          </table:table-cell>
          <table:table-cell office:value-type="float" office:value="-108.024699452484" calcext:value-type="float">
            <text:p>-108.024699452484</text:p>
          </table:table-cell>
          <table:table-cell office:value-type="float" office:value="-139.314876713142" calcext:value-type="float">
            <text:p>-139.314876713142</text:p>
          </table:table-cell>
        </table:table-row>
        <table:table-row table:style-name="ro1">
          <table:table-cell office:value-type="string" calcext:value-type="string">
            <text:p>2019-11-12 09:38:14</text:p>
          </table:table-cell>
          <table:table-cell office:value-type="float" office:value="25.1805522932264" calcext:value-type="float">
            <text:p>25.1805522932264</text:p>
          </table:table-cell>
          <table:table-cell office:value-type="float" office:value="82.3368883197318" calcext:value-type="float">
            <text:p>82.3368883197318</text:p>
          </table:table-cell>
          <table:table-cell office:value-type="float" office:value="982.139707403184" calcext:value-type="float">
            <text:p>982.1397074031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4859" calcext:value-type="float">
            <text:p>1404859</text:p>
          </table:table-cell>
          <table:table-cell office:value-type="float" office:value="1630680" calcext:value-type="float">
            <text:p>1630680</text:p>
          </table:table-cell>
          <table:table-cell office:value-type="float" office:value="1643677" calcext:value-type="float">
            <text:p>1643677</text:p>
          </table:table-cell>
          <table:table-cell office:value-type="float" office:value="1188935" calcext:value-type="float">
            <text:p>1188935</text:p>
          </table:table-cell>
          <table:table-cell office:value-type="float" office:value="1125667" calcext:value-type="float">
            <text:p>1125667</text:p>
          </table:table-cell>
          <table:table-cell office:value-type="float" office:value="930237" calcext:value-type="float">
            <text:p>930237</text:p>
          </table:table-cell>
          <table:table-cell office:value-type="float" office:value="1628289" calcext:value-type="float">
            <text:p>1628289</text:p>
          </table:table-cell>
          <table:table-cell office:value-type="float" office:value="5" calcext:value-type="float">
            <text:p>5</text:p>
          </table:table-cell>
          <table:table-cell office:value-type="float" office:value="0.837361316366353" calcext:value-type="float">
            <text:p>0.837361316366353</text:p>
          </table:table-cell>
          <table:table-cell office:value-type="float" office:value="0.971961137290136" calcext:value-type="float">
            <text:p>0.971961137290136</text:p>
          </table:table-cell>
          <table:table-cell office:value-type="float" office:value="0.979707953895086" calcext:value-type="float">
            <text:p>0.979707953895086</text:p>
          </table:table-cell>
          <table:table-cell office:value-type="float" office:value="0.708660567839213" calcext:value-type="float">
            <text:p>0.708660567839213</text:p>
          </table:table-cell>
          <table:table-cell office:value-type="float" office:value="0.670949896687257" calcext:value-type="float">
            <text:p>0.670949896687257</text:p>
          </table:table-cell>
          <table:table-cell office:value-type="float" office:value="0.554464525516573" calcext:value-type="float">
            <text:p>0.554464525516573</text:p>
          </table:table-cell>
          <table:table-cell office:value-type="float" office:value="0.970535990063666" calcext:value-type="float">
            <text:p>0.970535990063666</text:p>
          </table:table-cell>
          <table:table-cell office:value-type="float" office:value="-108.267886432157" calcext:value-type="float">
            <text:p>-108.267886432157</text:p>
          </table:table-cell>
          <table:table-cell office:value-type="float" office:value="-115.810020662549" calcext:value-type="float">
            <text:p>-115.810020662549</text:p>
          </table:table-cell>
          <table:table-cell office:value-type="float" office:value="-139.107094896685" calcext:value-type="float">
            <text:p>-139.107094896685</text:p>
          </table:table-cell>
        </table:table-row>
        <table:table-row table:style-name="ro1">
          <table:table-cell office:value-type="string" calcext:value-type="string">
            <text:p>2019-11-12 09:38:15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3523940263911" calcext:value-type="float">
            <text:p>82.3523940263911</text:p>
          </table:table-cell>
          <table:table-cell office:value-type="float" office:value="982.103691202495" calcext:value-type="float">
            <text:p>982.1036912024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0828" calcext:value-type="float">
            <text:p>1400828</text:p>
          </table:table-cell>
          <table:table-cell office:value-type="float" office:value="1635683" calcext:value-type="float">
            <text:p>1635683</text:p>
          </table:table-cell>
          <table:table-cell office:value-type="float" office:value="1639163" calcext:value-type="float">
            <text:p>1639163</text:p>
          </table:table-cell>
          <table:table-cell office:value-type="float" office:value="1003310" calcext:value-type="float">
            <text:p>1003310</text:p>
          </table:table-cell>
          <table:table-cell office:value-type="float" office:value="1155231" calcext:value-type="float">
            <text:p>1155231</text:p>
          </table:table-cell>
          <table:table-cell office:value-type="float" office:value="1210367" calcext:value-type="float">
            <text:p>1210367</text:p>
          </table:table-cell>
          <table:table-cell office:value-type="float" office:value="1629494" calcext:value-type="float">
            <text:p>1629494</text:p>
          </table:table-cell>
          <table:table-cell office:value-type="float" office:value="5" calcext:value-type="float">
            <text:p>5</text:p>
          </table:table-cell>
          <table:table-cell office:value-type="float" office:value="0.834958652849037" calcext:value-type="float">
            <text:p>0.834958652849037</text:p>
          </table:table-cell>
          <table:table-cell office:value-type="float" office:value="0.974943158023734" calcext:value-type="float">
            <text:p>0.974943158023734</text:p>
          </table:table-cell>
          <table:table-cell office:value-type="float" office:value="0.977017399909186" calcext:value-type="float">
            <text:p>0.977017399909186</text:p>
          </table:table-cell>
          <table:table-cell office:value-type="float" office:value="0.598019432785443" calcext:value-type="float">
            <text:p>0.598019432785443</text:p>
          </table:table-cell>
          <table:table-cell office:value-type="float" office:value="0.688571415969302" calcext:value-type="float">
            <text:p>0.688571415969302</text:p>
          </table:table-cell>
          <table:table-cell office:value-type="float" office:value="0.72143503683031" calcext:value-type="float">
            <text:p>0.72143503683031</text:p>
          </table:table-cell>
          <table:table-cell office:value-type="float" office:value="0.97125422611883" calcext:value-type="float">
            <text:p>0.97125422611883</text:p>
          </table:table-cell>
          <table:table-cell office:value-type="float" office:value="-130.396113442911" calcext:value-type="float">
            <text:p>-130.396113442911</text:p>
          </table:table-cell>
          <table:table-cell office:value-type="float" office:value="-112.28571680614" calcext:value-type="float">
            <text:p>-112.28571680614</text:p>
          </table:table-cell>
          <table:table-cell office:value-type="float" office:value="-105.712992633938" calcext:value-type="float">
            <text:p>-105.712992633938</text:p>
          </table:table-cell>
        </table:table-row>
        <table:table-row table:style-name="ro1">
          <table:table-cell office:value-type="string" calcext:value-type="string">
            <text:p>2019-11-12 09:38:16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3683979162395" calcext:value-type="float">
            <text:p>82.3683979162395</text:p>
          </table:table-cell>
          <table:table-cell office:value-type="float" office:value="982.158687902828" calcext:value-type="float">
            <text:p>982.1586879028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595" calcext:value-type="float">
            <text:p>1384595</text:p>
          </table:table-cell>
          <table:table-cell office:value-type="float" office:value="1621907" calcext:value-type="float">
            <text:p>1621907</text:p>
          </table:table-cell>
          <table:table-cell office:value-type="float" office:value="1633605" calcext:value-type="float">
            <text:p>1633605</text:p>
          </table:table-cell>
          <table:table-cell office:value-type="float" office:value="1058995" calcext:value-type="float">
            <text:p>1058995</text:p>
          </table:table-cell>
          <table:table-cell office:value-type="float" office:value="1266183" calcext:value-type="float">
            <text:p>1266183</text:p>
          </table:table-cell>
          <table:table-cell office:value-type="float" office:value="963227" calcext:value-type="float">
            <text:p>963227</text:p>
          </table:table-cell>
          <table:table-cell office:value-type="float" office:value="1631408" calcext:value-type="float">
            <text:p>1631408</text:p>
          </table:table-cell>
          <table:table-cell office:value-type="float" office:value="5" calcext:value-type="float">
            <text:p>5</text:p>
          </table:table-cell>
          <table:table-cell office:value-type="float" office:value="0.825283029709224" calcext:value-type="float">
            <text:p>0.825283029709224</text:p>
          </table:table-cell>
          <table:table-cell office:value-type="float" office:value="0.966732021180632" calcext:value-type="float">
            <text:p>0.966732021180632</text:p>
          </table:table-cell>
          <table:table-cell office:value-type="float" office:value="0.97370457335765" calcext:value-type="float">
            <text:p>0.97370457335765</text:p>
          </table:table-cell>
          <table:table-cell office:value-type="float" office:value="0.631210283185277" calcext:value-type="float">
            <text:p>0.631210283185277</text:p>
          </table:table-cell>
          <table:table-cell office:value-type="float" office:value="0.754703969324108" calcext:value-type="float">
            <text:p>0.754703969324108</text:p>
          </table:table-cell>
          <table:table-cell office:value-type="float" office:value="0.574128100172055" calcext:value-type="float">
            <text:p>0.574128100172055</text:p>
          </table:table-cell>
          <table:table-cell office:value-type="float" office:value="0.972395059155829" calcext:value-type="float">
            <text:p>0.972395059155829</text:p>
          </table:table-cell>
          <table:table-cell office:value-type="float" office:value="-123.757943362945" calcext:value-type="float">
            <text:p>-123.757943362945</text:p>
          </table:table-cell>
          <table:table-cell office:value-type="float" office:value="-99.0592061351783" calcext:value-type="float">
            <text:p>-99.0592061351783</text:p>
          </table:table-cell>
          <table:table-cell office:value-type="float" office:value="-135.174379965589" calcext:value-type="float">
            <text:p>-135.174379965589</text:p>
          </table:table-cell>
        </table:table-row>
        <table:table-row table:style-name="ro1">
          <table:table-cell office:value-type="string" calcext:value-type="string">
            <text:p>2019-11-12 09:38:17</text:p>
          </table:table-cell>
          <table:table-cell office:value-type="float" office:value="25.1805522932264" calcext:value-type="float">
            <text:p>25.1805522932264</text:p>
          </table:table-cell>
          <table:table-cell office:value-type="float" office:value="82.4115736730455" calcext:value-type="float">
            <text:p>82.4115736730455</text:p>
          </table:table-cell>
          <table:table-cell office:value-type="float" office:value="982.112208835013" calcext:value-type="float">
            <text:p>982.1122088350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055" calcext:value-type="float">
            <text:p>1379055</text:p>
          </table:table-cell>
          <table:table-cell office:value-type="float" office:value="1629371" calcext:value-type="float">
            <text:p>1629371</text:p>
          </table:table-cell>
          <table:table-cell office:value-type="float" office:value="1642265" calcext:value-type="float">
            <text:p>1642265</text:p>
          </table:table-cell>
          <table:table-cell office:value-type="float" office:value="1220278" calcext:value-type="float">
            <text:p>1220278</text:p>
          </table:table-cell>
          <table:table-cell office:value-type="float" office:value="1051587" calcext:value-type="float">
            <text:p>1051587</text:p>
          </table:table-cell>
          <table:table-cell office:value-type="float" office:value="955096" calcext:value-type="float">
            <text:p>955096</text:p>
          </table:table-cell>
          <table:table-cell office:value-type="float" office:value="1626355" calcext:value-type="float">
            <text:p>1626355</text:p>
          </table:table-cell>
          <table:table-cell office:value-type="float" office:value="5" calcext:value-type="float">
            <text:p>5</text:p>
          </table:table-cell>
          <table:table-cell office:value-type="float" office:value="0.821980931995026" calcext:value-type="float">
            <text:p>0.821980931995026</text:p>
          </table:table-cell>
          <table:table-cell office:value-type="float" office:value="0.971180912397016" calcext:value-type="float">
            <text:p>0.971180912397016</text:p>
          </table:table-cell>
          <table:table-cell office:value-type="float" office:value="0.978866336210529" calcext:value-type="float">
            <text:p>0.978866336210529</text:p>
          </table:table-cell>
          <table:table-cell office:value-type="float" office:value="0.727342453878218" calcext:value-type="float">
            <text:p>0.727342453878218</text:p>
          </table:table-cell>
          <table:table-cell office:value-type="float" office:value="0.626794770573946" calcext:value-type="float">
            <text:p>0.626794770573946</text:p>
          </table:table-cell>
          <table:table-cell office:value-type="float" office:value="0.569281645927625" calcext:value-type="float">
            <text:p>0.569281645927625</text:p>
          </table:table-cell>
          <table:table-cell office:value-type="float" office:value="0.969383236096291" calcext:value-type="float">
            <text:p>0.969383236096291</text:p>
          </table:table-cell>
          <table:table-cell office:value-type="float" office:value="-104.531509224356" calcext:value-type="float">
            <text:p>-104.531509224356</text:p>
          </table:table-cell>
          <table:table-cell office:value-type="float" office:value="-124.641045885211" calcext:value-type="float">
            <text:p>-124.641045885211</text:p>
          </table:table-cell>
          <table:table-cell office:value-type="float" office:value="-136.143670814475" calcext:value-type="float">
            <text:p>-136.143670814475</text:p>
          </table:table-cell>
        </table:table-row>
        <table:table-row table:style-name="ro1">
          <table:table-cell office:value-type="string" calcext:value-type="string">
            <text:p>2019-11-12 09:38:19</text:p>
          </table:table-cell>
          <table:table-cell office:value-type="float" office:value="25.1603362284659" calcext:value-type="float">
            <text:p>25.1603362284659</text:p>
          </table:table-cell>
          <table:table-cell office:value-type="float" office:value="82.4202459663551" calcext:value-type="float">
            <text:p>82.4202459663551</text:p>
          </table:table-cell>
          <table:table-cell office:value-type="float" office:value="982.105636176956" calcext:value-type="float">
            <text:p>982.1056361769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4647" calcext:value-type="float">
            <text:p>1394647</text:p>
          </table:table-cell>
          <table:table-cell office:value-type="float" office:value="1624063" calcext:value-type="float">
            <text:p>1624063</text:p>
          </table:table-cell>
          <table:table-cell office:value-type="float" office:value="1635653" calcext:value-type="float">
            <text:p>1635653</text:p>
          </table:table-cell>
          <table:table-cell office:value-type="float" office:value="1227215" calcext:value-type="float">
            <text:p>1227215</text:p>
          </table:table-cell>
          <table:table-cell office:value-type="float" office:value="1056055" calcext:value-type="float">
            <text:p>1056055</text:p>
          </table:table-cell>
          <table:table-cell office:value-type="float" office:value="954472" calcext:value-type="float">
            <text:p>954472</text:p>
          </table:table-cell>
          <table:table-cell office:value-type="float" office:value="1625512" calcext:value-type="float">
            <text:p>1625512</text:p>
          </table:table-cell>
          <table:table-cell office:value-type="float" office:value="5" calcext:value-type="float">
            <text:p>5</text:p>
          </table:table-cell>
          <table:table-cell office:value-type="float" office:value="0.831274489316283" calcext:value-type="float">
            <text:p>0.831274489316283</text:p>
          </table:table-cell>
          <table:table-cell office:value-type="float" office:value="0.968017097475183" calcext:value-type="float">
            <text:p>0.968017097475183</text:p>
          </table:table-cell>
          <table:table-cell office:value-type="float" office:value="0.97492527662817" calcext:value-type="float">
            <text:p>0.97492527662817</text:p>
          </table:table-cell>
          <table:table-cell office:value-type="float" office:value="0.731477228579191" calcext:value-type="float">
            <text:p>0.731477228579191</text:p>
          </table:table-cell>
          <table:table-cell office:value-type="float" office:value="0.629457906419981" calcext:value-type="float">
            <text:p>0.629457906419981</text:p>
          </table:table-cell>
          <table:table-cell office:value-type="float" office:value="0.568909712899889" calcext:value-type="float">
            <text:p>0.568909712899889</text:p>
          </table:table-cell>
          <table:table-cell office:value-type="float" office:value="0.968880768880936" calcext:value-type="float">
            <text:p>0.968880768880936</text:p>
          </table:table-cell>
          <table:table-cell office:value-type="float" office:value="-103.704554284162" calcext:value-type="float">
            <text:p>-103.704554284162</text:p>
          </table:table-cell>
          <table:table-cell office:value-type="float" office:value="-124.108418716004" calcext:value-type="float">
            <text:p>-124.108418716004</text:p>
          </table:table-cell>
          <table:table-cell office:value-type="float" office:value="-136.218057420022" calcext:value-type="float">
            <text:p>-136.218057420022</text:p>
          </table:table-cell>
        </table:table-row>
        <table:table-row table:style-name="ro1">
          <table:table-cell office:value-type="string" calcext:value-type="string">
            <text:p>2019-11-12 09:38:20</text:p>
          </table:table-cell>
          <table:table-cell office:value-type="float" office:value="25.1805522932264" calcext:value-type="float">
            <text:p>25.1805522932264</text:p>
          </table:table-cell>
          <table:table-cell office:value-type="float" office:value="82.4275774594332" calcext:value-type="float">
            <text:p>82.4275774594332</text:p>
          </table:table-cell>
          <table:table-cell office:value-type="float" office:value="982.139707403184" calcext:value-type="float">
            <text:p>982.1397074031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0287" calcext:value-type="float">
            <text:p>1400287</text:p>
          </table:table-cell>
          <table:table-cell office:value-type="float" office:value="1505218" calcext:value-type="float">
            <text:p>1505218</text:p>
          </table:table-cell>
          <table:table-cell office:value-type="float" office:value="1585684" calcext:value-type="float">
            <text:p>1585684</text:p>
          </table:table-cell>
          <table:table-cell office:value-type="float" office:value="1103154" calcext:value-type="float">
            <text:p>1103154</text:p>
          </table:table-cell>
          <table:table-cell office:value-type="float" office:value="1226309" calcext:value-type="float">
            <text:p>1226309</text:p>
          </table:table-cell>
          <table:table-cell office:value-type="float" office:value="941475" calcext:value-type="float">
            <text:p>941475</text:p>
          </table:table-cell>
          <table:table-cell office:value-type="float" office:value="1646480" calcext:value-type="float">
            <text:p>1646480</text:p>
          </table:table-cell>
          <table:table-cell office:value-type="float" office:value="5" calcext:value-type="float">
            <text:p>5</text:p>
          </table:table-cell>
          <table:table-cell office:value-type="float" office:value="0.834636191682362" calcext:value-type="float">
            <text:p>0.834636191682362</text:p>
          </table:table-cell>
          <table:table-cell office:value-type="float" office:value="0.897179948947424" calcext:value-type="float">
            <text:p>0.897179948947424</text:p>
          </table:table-cell>
          <table:table-cell office:value-type="float" office:value="0.945141428129843" calcext:value-type="float">
            <text:p>0.945141428129843</text:p>
          </table:table-cell>
          <table:table-cell office:value-type="float" office:value="0.657531101409328" calcext:value-type="float">
            <text:p>0.657531101409328</text:p>
          </table:table-cell>
          <table:table-cell office:value-type="float" office:value="0.730937210433151" calcext:value-type="float">
            <text:p>0.730937210433151</text:p>
          </table:table-cell>
          <table:table-cell office:value-type="float" office:value="0.561162896294939" calcext:value-type="float">
            <text:p>0.561162896294939</text:p>
          </table:table-cell>
          <table:table-cell office:value-type="float" office:value="0.981378672287306" calcext:value-type="float">
            <text:p>0.981378672287306</text:p>
          </table:table-cell>
          <table:table-cell office:value-type="float" office:value="-118.493779718134" calcext:value-type="float">
            <text:p>-118.493779718134</text:p>
          </table:table-cell>
          <table:table-cell office:value-type="float" office:value="-103.81255791337" calcext:value-type="float">
            <text:p>-103.81255791337</text:p>
          </table:table-cell>
          <table:table-cell office:value-type="float" office:value="-137.767420741012" calcext:value-type="float">
            <text:p>-137.767420741012</text:p>
          </table:table-cell>
        </table:table-row>
        <table:table-row table:style-name="ro1">
          <table:table-cell office:value-type="string" calcext:value-type="string">
            <text:p>2019-11-12 09:38:21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4270781877445" calcext:value-type="float">
            <text:p>82.4270781877445</text:p>
          </table:table-cell>
          <table:table-cell office:value-type="float" office:value="982.158687902828" calcext:value-type="float">
            <text:p>982.1586879028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2366" calcext:value-type="float">
            <text:p>1392366</text:p>
          </table:table-cell>
          <table:table-cell office:value-type="float" office:value="1642074" calcext:value-type="float">
            <text:p>1642074</text:p>
          </table:table-cell>
          <table:table-cell office:value-type="float" office:value="1651243" calcext:value-type="float">
            <text:p>1651243</text:p>
          </table:table-cell>
          <table:table-cell office:value-type="float" office:value="974867" calcext:value-type="float">
            <text:p>974867</text:p>
          </table:table-cell>
          <table:table-cell office:value-type="float" office:value="1186295" calcext:value-type="float">
            <text:p>1186295</text:p>
          </table:table-cell>
          <table:table-cell office:value-type="float" office:value="1096274" calcext:value-type="float">
            <text:p>1096274</text:p>
          </table:table-cell>
          <table:table-cell office:value-type="float" office:value="1652272" calcext:value-type="float">
            <text:p>1652272</text:p>
          </table:table-cell>
          <table:table-cell office:value-type="float" office:value="5" calcext:value-type="float">
            <text:p>5</text:p>
          </table:table-cell>
          <table:table-cell office:value-type="float" office:value="0.829914907206882" calcext:value-type="float">
            <text:p>0.829914907206882</text:p>
          </table:table-cell>
          <table:table-cell office:value-type="float" office:value="0.978752491325437" calcext:value-type="float">
            <text:p>0.978752491325437</text:p>
          </table:table-cell>
          <table:table-cell office:value-type="float" office:value="0.984217641856389" calcext:value-type="float">
            <text:p>0.984217641856389</text:p>
          </table:table-cell>
          <table:table-cell office:value-type="float" office:value="0.581066081650982" calcext:value-type="float">
            <text:p>0.581066081650982</text:p>
          </table:table-cell>
          <table:table-cell office:value-type="float" office:value="0.70708700502956" calcext:value-type="float">
            <text:p>0.70708700502956</text:p>
          </table:table-cell>
          <table:table-cell office:value-type="float" office:value="0.653430301359928" calcext:value-type="float">
            <text:p>0.653430301359928</text:p>
          </table:table-cell>
          <table:table-cell office:value-type="float" office:value="0.984830973724243" calcext:value-type="float">
            <text:p>0.984830973724243</text:p>
          </table:table-cell>
          <table:table-cell office:value-type="float" office:value="-133.786783669804" calcext:value-type="float">
            <text:p>-133.786783669804</text:p>
          </table:table-cell>
          <table:table-cell office:value-type="float" office:value="-108.582598994088" calcext:value-type="float">
            <text:p>-108.582598994088</text:p>
          </table:table-cell>
          <table:table-cell office:value-type="float" office:value="-119.313939728014" calcext:value-type="float">
            <text:p>-119.313939728014</text:p>
          </table:table-cell>
        </table:table-row>
        <table:table-row table:style-name="ro1">
          <table:table-cell office:value-type="string" calcext:value-type="string">
            <text:p>2019-11-12 09:38:22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4164091243728" calcext:value-type="float">
            <text:p>82.4164091243728</text:p>
          </table:table-cell>
          <table:table-cell office:value-type="float" office:value="982.103691202495" calcext:value-type="float">
            <text:p>982.1036912024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9842" calcext:value-type="float">
            <text:p>1389842</text:p>
          </table:table-cell>
          <table:table-cell office:value-type="float" office:value="1642902" calcext:value-type="float">
            <text:p>1642902</text:p>
          </table:table-cell>
          <table:table-cell office:value-type="float" office:value="1657911" calcext:value-type="float">
            <text:p>1657911</text:p>
          </table:table-cell>
          <table:table-cell office:value-type="float" office:value="1201967" calcext:value-type="float">
            <text:p>1201967</text:p>
          </table:table-cell>
          <table:table-cell office:value-type="float" office:value="1049347" calcext:value-type="float">
            <text:p>1049347</text:p>
          </table:table-cell>
          <table:table-cell office:value-type="float" office:value="1041235" calcext:value-type="float">
            <text:p>1041235</text:p>
          </table:table-cell>
          <table:table-cell office:value-type="float" office:value="1645566" calcext:value-type="float">
            <text:p>1645566</text:p>
          </table:table-cell>
          <table:table-cell office:value-type="float" office:value="5" calcext:value-type="float">
            <text:p>5</text:p>
          </table:table-cell>
          <table:table-cell office:value-type="float" office:value="0.82841048579341" calcext:value-type="float">
            <text:p>0.82841048579341</text:p>
          </table:table-cell>
          <table:table-cell office:value-type="float" office:value="0.97924601784301" calcext:value-type="float">
            <text:p>0.97924601784301</text:p>
          </table:table-cell>
          <table:table-cell office:value-type="float" office:value="0.988192080043802" calcext:value-type="float">
            <text:p>0.988192080043802</text:p>
          </table:table-cell>
          <table:table-cell office:value-type="float" office:value="0.716428246072322" calcext:value-type="float">
            <text:p>0.716428246072322</text:p>
          </table:table-cell>
          <table:table-cell office:value-type="float" office:value="0.625459626371816" calcext:value-type="float">
            <text:p>0.625459626371816</text:p>
          </table:table-cell>
          <table:table-cell office:value-type="float" office:value="0.620624497011244" calcext:value-type="float">
            <text:p>0.620624497011244</text:p>
          </table:table-cell>
          <table:table-cell office:value-type="float" office:value="0.980833885769115" calcext:value-type="float">
            <text:p>0.980833885769115</text:p>
          </table:table-cell>
          <table:table-cell office:value-type="float" office:value="-106.714350785536" calcext:value-type="float">
            <text:p>-106.714350785536</text:p>
          </table:table-cell>
          <table:table-cell office:value-type="float" office:value="-124.908074725637" calcext:value-type="float">
            <text:p>-124.908074725637</text:p>
          </table:table-cell>
          <table:table-cell office:value-type="float" office:value="-125.875100597751" calcext:value-type="float">
            <text:p>-125.875100597751</text:p>
          </table:table-cell>
        </table:table-row>
        <table:table-row table:style-name="ro1">
          <table:table-cell office:value-type="string" calcext:value-type="string">
            <text:p>2019-11-12 09:38:24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3950708950935" calcext:value-type="float">
            <text:p>82.3950708950935</text:p>
          </table:table-cell>
          <table:table-cell office:value-type="float" office:value="982.103691202495" calcext:value-type="float">
            <text:p>982.1036912024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5900" calcext:value-type="float">
            <text:p>1395900</text:p>
          </table:table-cell>
          <table:table-cell office:value-type="float" office:value="1637171" calcext:value-type="float">
            <text:p>1637171</text:p>
          </table:table-cell>
          <table:table-cell office:value-type="float" office:value="1648575" calcext:value-type="float">
            <text:p>1648575</text:p>
          </table:table-cell>
          <table:table-cell office:value-type="float" office:value="1220506" calcext:value-type="float">
            <text:p>1220506</text:p>
          </table:table-cell>
          <table:table-cell office:value-type="float" office:value="1011761" calcext:value-type="float">
            <text:p>1011761</text:p>
          </table:table-cell>
          <table:table-cell office:value-type="float" office:value="956382" calcext:value-type="float">
            <text:p>956382</text:p>
          </table:table-cell>
          <table:table-cell office:value-type="float" office:value="1637861" calcext:value-type="float">
            <text:p>1637861</text:p>
          </table:table-cell>
          <table:table-cell office:value-type="float" office:value="5" calcext:value-type="float">
            <text:p>5</text:p>
          </table:table-cell>
          <table:table-cell office:value-type="float" office:value="0.83202133560435" calcext:value-type="float">
            <text:p>0.83202133560435</text:p>
          </table:table-cell>
          <table:table-cell office:value-type="float" office:value="0.97583007524372" calcext:value-type="float">
            <text:p>0.97583007524372</text:p>
          </table:table-cell>
          <table:table-cell office:value-type="float" office:value="0.982627389744209" calcext:value-type="float">
            <text:p>0.982627389744209</text:p>
          </table:table-cell>
          <table:table-cell office:value-type="float" office:value="0.727478352484507" calcext:value-type="float">
            <text:p>0.727478352484507</text:p>
          </table:table-cell>
          <table:table-cell office:value-type="float" office:value="0.603056621915891" calcext:value-type="float">
            <text:p>0.603056621915891</text:p>
          </table:table-cell>
          <table:table-cell office:value-type="float" office:value="0.570048161750813" calcext:value-type="float">
            <text:p>0.570048161750813</text:p>
          </table:table-cell>
          <table:table-cell office:value-type="float" office:value="0.976241347341698" calcext:value-type="float">
            <text:p>0.976241347341698</text:p>
          </table:table-cell>
          <table:table-cell office:value-type="float" office:value="-104.504329503099" calcext:value-type="float">
            <text:p>-104.504329503099</text:p>
          </table:table-cell>
          <table:table-cell office:value-type="float" office:value="-129.388675616822" calcext:value-type="float">
            <text:p>-129.388675616822</text:p>
          </table:table-cell>
          <table:table-cell office:value-type="float" office:value="-135.990367649837" calcext:value-type="float">
            <text:p>-135.990367649837</text:p>
          </table:table-cell>
        </table:table-row>
        <table:table-row table:style-name="ro1">
          <table:table-cell office:value-type="string" calcext:value-type="string">
            <text:p>2019-11-12 09:38:25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4004054652303" calcext:value-type="float">
            <text:p>82.4004054652303</text:p>
          </table:table-cell>
          <table:table-cell office:value-type="float" office:value="982.18618628563" calcext:value-type="float">
            <text:p>982.186186285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4243" calcext:value-type="float">
            <text:p>1404243</text:p>
          </table:table-cell>
          <table:table-cell office:value-type="float" office:value="1639788" calcext:value-type="float">
            <text:p>1639788</text:p>
          </table:table-cell>
          <table:table-cell office:value-type="float" office:value="1649200" calcext:value-type="float">
            <text:p>1649200</text:p>
          </table:table-cell>
          <table:table-cell office:value-type="float" office:value="1113035" calcext:value-type="float">
            <text:p>1113035</text:p>
          </table:table-cell>
          <table:table-cell office:value-type="float" office:value="1200832" calcext:value-type="float">
            <text:p>1200832</text:p>
          </table:table-cell>
          <table:table-cell office:value-type="float" office:value="901119" calcext:value-type="float">
            <text:p>901119</text:p>
          </table:table-cell>
          <table:table-cell office:value-type="float" office:value="1637055" calcext:value-type="float">
            <text:p>1637055</text:p>
          </table:table-cell>
          <table:table-cell office:value-type="float" office:value="5" calcext:value-type="float">
            <text:p>5</text:p>
          </table:table-cell>
          <table:table-cell office:value-type="float" office:value="0.836994151710767" calcext:value-type="float">
            <text:p>0.836994151710767</text:p>
          </table:table-cell>
          <table:table-cell office:value-type="float" office:value="0.977389928983441" calcext:value-type="float">
            <text:p>0.977389928983441</text:p>
          </table:table-cell>
          <table:table-cell office:value-type="float" office:value="0.982999918818464" calcext:value-type="float">
            <text:p>0.982999918818464</text:p>
          </table:table-cell>
          <table:table-cell office:value-type="float" office:value="0.663420637061672" calcext:value-type="float">
            <text:p>0.663420637061672</text:p>
          </table:table-cell>
          <table:table-cell office:value-type="float" office:value="0.715751733273474" calcext:value-type="float">
            <text:p>0.715751733273474</text:p>
          </table:table-cell>
          <table:table-cell office:value-type="float" office:value="0.537108842981916" calcext:value-type="float">
            <text:p>0.537108842981916</text:p>
          </table:table-cell>
          <table:table-cell office:value-type="float" office:value="0.975760933847539" calcext:value-type="float">
            <text:p>0.975760933847539</text:p>
          </table:table-cell>
          <table:table-cell office:value-type="float" office:value="-117.315872587666" calcext:value-type="float">
            <text:p>-117.315872587666</text:p>
          </table:table-cell>
          <table:table-cell office:value-type="float" office:value="-106.849653345305" calcext:value-type="float">
            <text:p>-106.849653345305</text:p>
          </table:table-cell>
          <table:table-cell office:value-type="float" office:value="-142.578231403617" calcext:value-type="float">
            <text:p>-142.578231403617</text:p>
          </table:table-cell>
        </table:table-row>
        <table:table-row table:style-name="ro1">
          <table:table-cell office:value-type="string" calcext:value-type="string">
            <text:p>2019-11-12 09:38:26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4004054652303" calcext:value-type="float">
            <text:p>82.4004054652303</text:p>
          </table:table-cell>
          <table:table-cell office:value-type="float" office:value="982.103691202495" calcext:value-type="float">
            <text:p>982.1036912024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457" calcext:value-type="float">
            <text:p>1385457</text:p>
          </table:table-cell>
          <table:table-cell office:value-type="float" office:value="1634552" calcext:value-type="float">
            <text:p>1634552</text:p>
          </table:table-cell>
          <table:table-cell office:value-type="float" office:value="1649538" calcext:value-type="float">
            <text:p>1649538</text:p>
          </table:table-cell>
          <table:table-cell office:value-type="float" office:value="1176008" calcext:value-type="float">
            <text:p>1176008</text:p>
          </table:table-cell>
          <table:table-cell office:value-type="float" office:value="1038764" calcext:value-type="float">
            <text:p>1038764</text:p>
          </table:table-cell>
          <table:table-cell office:value-type="float" office:value="960726" calcext:value-type="float">
            <text:p>960726</text:p>
          </table:table-cell>
          <table:table-cell office:value-type="float" office:value="1634212" calcext:value-type="float">
            <text:p>1634212</text:p>
          </table:table-cell>
          <table:table-cell office:value-type="float" office:value="5" calcext:value-type="float">
            <text:p>5</text:p>
          </table:table-cell>
          <table:table-cell office:value-type="float" office:value="0.825796821808436" calcext:value-type="float">
            <text:p>0.825796821808436</text:p>
          </table:table-cell>
          <table:table-cell office:value-type="float" office:value="0.974269029410962" calcext:value-type="float">
            <text:p>0.974269029410962</text:p>
          </table:table-cell>
          <table:table-cell office:value-type="float" office:value="0.983201382541821" calcext:value-type="float">
            <text:p>0.983201382541821</text:p>
          </table:table-cell>
          <table:table-cell office:value-type="float" office:value="0.70095547449058" calcext:value-type="float">
            <text:p>0.70095547449058</text:p>
          </table:table-cell>
          <table:table-cell office:value-type="float" office:value="0.619151666063269" calcext:value-type="float">
            <text:p>0.619151666063269</text:p>
          </table:table-cell>
          <table:table-cell office:value-type="float" office:value="0.572637387828515" calcext:value-type="float">
            <text:p>0.572637387828515</text:p>
          </table:table-cell>
          <table:table-cell office:value-type="float" office:value="0.974066373594567" calcext:value-type="float">
            <text:p>0.974066373594567</text:p>
          </table:table-cell>
          <table:table-cell office:value-type="float" office:value="-109.808905101884" calcext:value-type="float">
            <text:p>-109.808905101884</text:p>
          </table:table-cell>
          <table:table-cell office:value-type="float" office:value="-126.169666787346" calcext:value-type="float">
            <text:p>-126.169666787346</text:p>
          </table:table-cell>
          <table:table-cell office:value-type="float" office:value="-135.472522434297" calcext:value-type="float">
            <text:p>-135.472522434297</text:p>
          </table:table-cell>
        </table:table-row>
        <table:table-row table:style-name="ro1">
          <table:table-cell office:value-type="string" calcext:value-type="string">
            <text:p>2019-11-12 09:38:27</text:p>
          </table:table-cell>
          <table:table-cell office:value-type="float" office:value="25.170444260264" calcext:value-type="float">
            <text:p>25.170444260264</text:p>
          </table:table-cell>
          <table:table-cell office:value-type="float" office:value="82.3892374516864" calcext:value-type="float">
            <text:p>82.3892374516864</text:p>
          </table:table-cell>
          <table:table-cell office:value-type="float" office:value="982.095173606539" calcext:value-type="float">
            <text:p>982.0951736065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881" calcext:value-type="float">
            <text:p>1370881</text:p>
          </table:table-cell>
          <table:table-cell office:value-type="float" office:value="1625851" calcext:value-type="float">
            <text:p>1625851</text:p>
          </table:table-cell>
          <table:table-cell office:value-type="float" office:value="1641451" calcext:value-type="float">
            <text:p>1641451</text:p>
          </table:table-cell>
          <table:table-cell office:value-type="float" office:value="1154821" calcext:value-type="float">
            <text:p>1154821</text:p>
          </table:table-cell>
          <table:table-cell office:value-type="float" office:value="1249392" calcext:value-type="float">
            <text:p>1249392</text:p>
          </table:table-cell>
          <table:table-cell office:value-type="float" office:value="934446" calcext:value-type="float">
            <text:p>934446</text:p>
          </table:table-cell>
          <table:table-cell office:value-type="float" office:value="1637698" calcext:value-type="float">
            <text:p>1637698</text:p>
          </table:table-cell>
          <table:table-cell office:value-type="float" office:value="5" calcext:value-type="float">
            <text:p>5</text:p>
          </table:table-cell>
          <table:table-cell office:value-type="float" office:value="0.817108847750288" calcext:value-type="float">
            <text:p>0.817108847750288</text:p>
          </table:table-cell>
          <table:table-cell office:value-type="float" office:value="0.969082828650812" calcext:value-type="float">
            <text:p>0.969082828650812</text:p>
          </table:table-cell>
          <table:table-cell office:value-type="float" office:value="0.978381154344219" calcext:value-type="float">
            <text:p>0.978381154344219</text:p>
          </table:table-cell>
          <table:table-cell office:value-type="float" office:value="0.688327036896591" calcext:value-type="float">
            <text:p>0.688327036896591</text:p>
          </table:table-cell>
          <table:table-cell office:value-type="float" office:value="0.7446957522268" calcext:value-type="float">
            <text:p>0.7446957522268</text:p>
          </table:table-cell>
          <table:table-cell office:value-type="float" office:value="0.556973285314236" calcext:value-type="float">
            <text:p>0.556973285314236</text:p>
          </table:table-cell>
          <table:table-cell office:value-type="float" office:value="0.976144191759132" calcext:value-type="float">
            <text:p>0.976144191759132</text:p>
          </table:table-cell>
          <table:table-cell office:value-type="float" office:value="-112.334592620682" calcext:value-type="float">
            <text:p>-112.334592620682</text:p>
          </table:table-cell>
          <table:table-cell office:value-type="float" office:value="-101.06084955464" calcext:value-type="float">
            <text:p>-101.06084955464</text:p>
          </table:table-cell>
          <table:table-cell office:value-type="float" office:value="-138.605342937153" calcext:value-type="float">
            <text:p>-138.605342937153</text:p>
          </table:table-cell>
        </table:table-row>
        <table:table-row table:style-name="ro1">
          <table:table-cell office:value-type="string" calcext:value-type="string">
            <text:p>2019-11-12 09:38:29</text:p>
          </table:table-cell>
          <table:table-cell office:value-type="float" office:value="25.1805522932264" calcext:value-type="float">
            <text:p>25.1805522932264</text:p>
          </table:table-cell>
          <table:table-cell office:value-type="float" office:value="82.4222428725155" calcext:value-type="float">
            <text:p>82.4222428725155</text:p>
          </table:table-cell>
          <table:table-cell office:value-type="float" office:value="982.167205993113" calcext:value-type="float">
            <text:p>982.1672059931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656" calcext:value-type="float">
            <text:p>1384656</text:p>
          </table:table-cell>
          <table:table-cell office:value-type="float" office:value="1638950" calcext:value-type="float">
            <text:p>1638950</text:p>
          </table:table-cell>
          <table:table-cell office:value-type="float" office:value="1643371" calcext:value-type="float">
            <text:p>1643371</text:p>
          </table:table-cell>
          <table:table-cell office:value-type="float" office:value="984737" calcext:value-type="float">
            <text:p>984737</text:p>
          </table:table-cell>
          <table:table-cell office:value-type="float" office:value="1202058" calcext:value-type="float">
            <text:p>1202058</text:p>
          </table:table-cell>
          <table:table-cell office:value-type="float" office:value="967723" calcext:value-type="float">
            <text:p>967723</text:p>
          </table:table-cell>
          <table:table-cell office:value-type="float" office:value="1644878" calcext:value-type="float">
            <text:p>1644878</text:p>
          </table:table-cell>
          <table:table-cell office:value-type="float" office:value="5" calcext:value-type="float">
            <text:p>5</text:p>
          </table:table-cell>
          <table:table-cell office:value-type="float" office:value="0.825319388546871" calcext:value-type="float">
            <text:p>0.825319388546871</text:p>
          </table:table-cell>
          <table:table-cell office:value-type="float" office:value="0.97689044200068" calcext:value-type="float">
            <text:p>0.97689044200068</text:p>
          </table:table-cell>
          <table:table-cell office:value-type="float" office:value="0.979525563660331" calcext:value-type="float">
            <text:p>0.979525563660331</text:p>
          </table:table-cell>
          <table:table-cell office:value-type="float" office:value="0.586949060791619" calcext:value-type="float">
            <text:p>0.586949060791619</text:p>
          </table:table-cell>
          <table:table-cell office:value-type="float" office:value="0.716482486305533" calcext:value-type="float">
            <text:p>0.716482486305533</text:p>
          </table:table-cell>
          <table:table-cell office:value-type="float" office:value="0.576807925320616" calcext:value-type="float">
            <text:p>0.576807925320616</text:p>
          </table:table-cell>
          <table:table-cell office:value-type="float" office:value="0.980423805764175" calcext:value-type="float">
            <text:p>0.980423805764175</text:p>
          </table:table-cell>
          <table:table-cell office:value-type="float" office:value="-132.610187841676" calcext:value-type="float">
            <text:p>-132.610187841676</text:p>
          </table:table-cell>
          <table:table-cell office:value-type="float" office:value="-106.703502738893" calcext:value-type="float">
            <text:p>-106.703502738893</text:p>
          </table:table-cell>
          <table:table-cell office:value-type="float" office:value="-134.638414935877" calcext:value-type="float">
            <text:p>-134.638414935877</text:p>
          </table:table-cell>
        </table:table-row>
        <table:table-row table:style-name="ro1">
          <table:table-cell office:value-type="string" calcext:value-type="string">
            <text:p>2019-11-12 09:38:30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41107457987" calcext:value-type="float">
            <text:p>82.41107457987</text:p>
          </table:table-cell>
          <table:table-cell office:value-type="float" office:value="982.076192884966" calcext:value-type="float">
            <text:p>982.0761928849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2357" calcext:value-type="float">
            <text:p>1392357</text:p>
          </table:table-cell>
          <table:table-cell office:value-type="float" office:value="1636677" calcext:value-type="float">
            <text:p>1636677</text:p>
          </table:table-cell>
          <table:table-cell office:value-type="float" office:value="1642804" calcext:value-type="float">
            <text:p>1642804</text:p>
          </table:table-cell>
          <table:table-cell office:value-type="float" office:value="979408" calcext:value-type="float">
            <text:p>979408</text:p>
          </table:table-cell>
          <table:table-cell office:value-type="float" office:value="1178302" calcext:value-type="float">
            <text:p>1178302</text:p>
          </table:table-cell>
          <table:table-cell office:value-type="float" office:value="1032950" calcext:value-type="float">
            <text:p>1032950</text:p>
          </table:table-cell>
          <table:table-cell office:value-type="float" office:value="1640353" calcext:value-type="float">
            <text:p>1640353</text:p>
          </table:table-cell>
          <table:table-cell office:value-type="float" office:value="5" calcext:value-type="float">
            <text:p>5</text:p>
          </table:table-cell>
          <table:table-cell office:value-type="float" office:value="0.829909542788213" calcext:value-type="float">
            <text:p>0.829909542788213</text:p>
          </table:table-cell>
          <table:table-cell office:value-type="float" office:value="0.975535628263429" calcext:value-type="float">
            <text:p>0.975535628263429</text:p>
          </table:table-cell>
          <table:table-cell office:value-type="float" office:value="0.979187605284167" calcext:value-type="float">
            <text:p>0.979187605284167</text:p>
          </table:table-cell>
          <table:table-cell office:value-type="float" office:value="0.58377272889289" calcext:value-type="float">
            <text:p>0.58377272889289</text:p>
          </table:table-cell>
          <table:table-cell office:value-type="float" office:value="0.702322805204726" calcext:value-type="float">
            <text:p>0.702322805204726</text:p>
          </table:table-cell>
          <table:table-cell office:value-type="float" office:value="0.615686251602918" calcext:value-type="float">
            <text:p>0.615686251602918</text:p>
          </table:table-cell>
          <table:table-cell office:value-type="float" office:value="0.977726695266568" calcext:value-type="float">
            <text:p>0.977726695266568</text:p>
          </table:table-cell>
          <table:table-cell office:value-type="float" office:value="-133.245454221422" calcext:value-type="float">
            <text:p>-133.245454221422</text:p>
          </table:table-cell>
          <table:table-cell office:value-type="float" office:value="-109.535438959055" calcext:value-type="float">
            <text:p>-109.535438959055</text:p>
          </table:table-cell>
          <table:table-cell office:value-type="float" office:value="-126.862749679416" calcext:value-type="float">
            <text:p>-126.862749679416</text:p>
          </table:table-cell>
        </table:table-row>
        <table:table-row table:style-name="ro1">
          <table:table-cell office:value-type="string" calcext:value-type="string">
            <text:p>2019-11-12 09:38:31</text:p>
          </table:table-cell>
          <table:table-cell office:value-type="float" office:value="25.170444260264" calcext:value-type="float">
            <text:p>25.170444260264</text:p>
          </table:table-cell>
          <table:table-cell office:value-type="float" office:value="82.4372478166705" calcext:value-type="float">
            <text:p>82.4372478166705</text:p>
          </table:table-cell>
          <table:table-cell office:value-type="float" office:value="982.150169849104" calcext:value-type="float">
            <text:p>982.15016984910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7852" calcext:value-type="float">
            <text:p>1397852</text:p>
          </table:table-cell>
          <table:table-cell office:value-type="float" office:value="1628405" calcext:value-type="float">
            <text:p>1628405</text:p>
          </table:table-cell>
          <table:table-cell office:value-type="float" office:value="1633915" calcext:value-type="float">
            <text:p>1633915</text:p>
          </table:table-cell>
          <table:table-cell office:value-type="float" office:value="986349" calcext:value-type="float">
            <text:p>986349</text:p>
          </table:table-cell>
          <table:table-cell office:value-type="float" office:value="1207852" calcext:value-type="float">
            <text:p>1207852</text:p>
          </table:table-cell>
          <table:table-cell office:value-type="float" office:value="1031790" calcext:value-type="float">
            <text:p>1031790</text:p>
          </table:table-cell>
          <table:table-cell office:value-type="float" office:value="1635993" calcext:value-type="float">
            <text:p>1635993</text:p>
          </table:table-cell>
          <table:table-cell office:value-type="float" office:value="5" calcext:value-type="float">
            <text:p>5</text:p>
          </table:table-cell>
          <table:table-cell office:value-type="float" office:value="0.833184818409064" calcext:value-type="float">
            <text:p>0.833184818409064</text:p>
          </table:table-cell>
          <table:table-cell office:value-type="float" office:value="0.970605131459848" calcext:value-type="float">
            <text:p>0.970605131459848</text:p>
          </table:table-cell>
          <table:table-cell office:value-type="float" office:value="0.973889347778481" calcext:value-type="float">
            <text:p>0.973889347778481</text:p>
          </table:table-cell>
          <table:table-cell office:value-type="float" office:value="0.587909887779938" calcext:value-type="float">
            <text:p>0.587909887779938</text:p>
          </table:table-cell>
          <table:table-cell office:value-type="float" office:value="0.719935979835508" calcext:value-type="float">
            <text:p>0.719935979835508</text:p>
          </table:table-cell>
          <table:table-cell office:value-type="float" office:value="0.614994837641101" calcext:value-type="float">
            <text:p>0.614994837641101</text:p>
          </table:table-cell>
          <table:table-cell office:value-type="float" office:value="0.975127932444564" calcext:value-type="float">
            <text:p>0.975127932444564</text:p>
          </table:table-cell>
          <table:table-cell office:value-type="float" office:value="-132.418022444012" calcext:value-type="float">
            <text:p>-132.418022444012</text:p>
          </table:table-cell>
          <table:table-cell office:value-type="float" office:value="-106.012804032898" calcext:value-type="float">
            <text:p>-106.012804032898</text:p>
          </table:table-cell>
          <table:table-cell office:value-type="float" office:value="-127.00103247178" calcext:value-type="float">
            <text:p>-127.00103247178</text:p>
          </table:table-cell>
        </table:table-row>
        <table:table-row table:style-name="ro1">
          <table:table-cell office:value-type="string" calcext:value-type="string">
            <text:p>2019-11-12 09:38:32</text:p>
          </table:table-cell>
          <table:table-cell office:value-type="float" office:value="25.1906603273528" calcext:value-type="float">
            <text:p>25.1906603273528</text:p>
          </table:table-cell>
          <table:table-cell office:value-type="float" office:value="82.4445800406065" calcext:value-type="float">
            <text:p>82.4445800406065</text:p>
          </table:table-cell>
          <table:table-cell office:value-type="float" office:value="982.129244209722" calcext:value-type="float">
            <text:p>982.1292442097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730" calcext:value-type="float">
            <text:p>1383730</text:p>
          </table:table-cell>
          <table:table-cell office:value-type="float" office:value="1622190" calcext:value-type="float">
            <text:p>1622190</text:p>
          </table:table-cell>
          <table:table-cell office:value-type="float" office:value="1605675" calcext:value-type="float">
            <text:p>1605675</text:p>
          </table:table-cell>
          <table:table-cell office:value-type="float" office:value="974455" calcext:value-type="float">
            <text:p>974455</text:p>
          </table:table-cell>
          <table:table-cell office:value-type="float" office:value="1165470" calcext:value-type="float">
            <text:p>1165470</text:p>
          </table:table-cell>
          <table:table-cell office:value-type="float" office:value="1133317" calcext:value-type="float">
            <text:p>1133317</text:p>
          </table:table-cell>
          <table:table-cell office:value-type="float" office:value="1635798" calcext:value-type="float">
            <text:p>1635798</text:p>
          </table:table-cell>
          <table:table-cell office:value-type="float" office:value="5" calcext:value-type="float">
            <text:p>5</text:p>
          </table:table-cell>
          <table:table-cell office:value-type="float" office:value="0.824767449470454" calcext:value-type="float">
            <text:p>0.824767449470454</text:p>
          </table:table-cell>
          <table:table-cell office:value-type="float" office:value="0.966900702345455" calcext:value-type="float">
            <text:p>0.966900702345455</text:p>
          </table:table-cell>
          <table:table-cell office:value-type="float" office:value="0.957056994087338" calcext:value-type="float">
            <text:p>0.957056994087338</text:p>
          </table:table-cell>
          <table:table-cell office:value-type="float" office:value="0.580820510485233" calcext:value-type="float">
            <text:p>0.580820510485233</text:p>
          </table:table-cell>
          <table:table-cell office:value-type="float" office:value="0.694674336275379" calcext:value-type="float">
            <text:p>0.694674336275379</text:p>
          </table:table-cell>
          <table:table-cell office:value-type="float" office:value="0.675509652556139" calcext:value-type="float">
            <text:p>0.675509652556139</text:p>
          </table:table-cell>
          <table:table-cell office:value-type="float" office:value="0.975011703373397" calcext:value-type="float">
            <text:p>0.975011703373397</text:p>
          </table:table-cell>
          <table:table-cell office:value-type="float" office:value="-133.835897902953" calcext:value-type="float">
            <text:p>-133.835897902953</text:p>
          </table:table-cell>
          <table:table-cell office:value-type="float" office:value="-111.065132744924" calcext:value-type="float">
            <text:p>-111.065132744924</text:p>
          </table:table-cell>
          <table:table-cell office:value-type="float" office:value="-114.898069488772" calcext:value-type="float">
            <text:p>-114.898069488772</text:p>
          </table:table-cell>
        </table:table-row>
        <table:table-row table:style-name="ro1">
          <table:table-cell office:value-type="string" calcext:value-type="string">
            <text:p>2019-11-12 09:38:34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4484162119518" calcext:value-type="float">
            <text:p>82.4484162119518</text:p>
          </table:table-cell>
          <table:table-cell office:value-type="float" office:value="982.131189541783" calcext:value-type="float">
            <text:p>982.1311895417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5175" calcext:value-type="float">
            <text:p>1395175</text:p>
          </table:table-cell>
          <table:table-cell office:value-type="float" office:value="1628916" calcext:value-type="float">
            <text:p>1628916</text:p>
          </table:table-cell>
          <table:table-cell office:value-type="float" office:value="1652553" calcext:value-type="float">
            <text:p>1652553</text:p>
          </table:table-cell>
          <table:table-cell office:value-type="float" office:value="1204993" calcext:value-type="float">
            <text:p>1204993</text:p>
          </table:table-cell>
          <table:table-cell office:value-type="float" office:value="1020109" calcext:value-type="float">
            <text:p>1020109</text:p>
          </table:table-cell>
          <table:table-cell office:value-type="float" office:value="994106" calcext:value-type="float">
            <text:p>994106</text:p>
          </table:table-cell>
          <table:table-cell office:value-type="float" office:value="1631205" calcext:value-type="float">
            <text:p>1631205</text:p>
          </table:table-cell>
          <table:table-cell office:value-type="float" office:value="5" calcext:value-type="float">
            <text:p>5</text:p>
          </table:table-cell>
          <table:table-cell office:value-type="float" office:value="0.831589201878214" calcext:value-type="float">
            <text:p>0.831589201878214</text:p>
          </table:table-cell>
          <table:table-cell office:value-type="float" office:value="0.970909711230959" calcext:value-type="float">
            <text:p>0.970909711230959</text:p>
          </table:table-cell>
          <table:table-cell office:value-type="float" office:value="0.984998462796028" calcext:value-type="float">
            <text:p>0.984998462796028</text:p>
          </table:table-cell>
          <table:table-cell office:value-type="float" office:value="0.718231882838235" calcext:value-type="float">
            <text:p>0.718231882838235</text:p>
          </table:table-cell>
          <table:table-cell office:value-type="float" office:value="0.608032418254902" calcext:value-type="float">
            <text:p>0.608032418254902</text:p>
          </table:table-cell>
          <table:table-cell office:value-type="float" office:value="0.592533420626333" calcext:value-type="float">
            <text:p>0.592533420626333</text:p>
          </table:table-cell>
          <table:table-cell office:value-type="float" office:value="0.972274061712511" calcext:value-type="float">
            <text:p>0.972274061712511</text:p>
          </table:table-cell>
          <table:table-cell office:value-type="float" office:value="-106.353623432353" calcext:value-type="float">
            <text:p>-106.353623432353</text:p>
          </table:table-cell>
          <table:table-cell office:value-type="float" office:value="-128.39351634902" calcext:value-type="float">
            <text:p>-128.39351634902</text:p>
          </table:table-cell>
          <table:table-cell office:value-type="float" office:value="-131.493315874733" calcext:value-type="float">
            <text:p>-131.493315874733</text:p>
          </table:table-cell>
        </table:table-row>
        <table:table-row table:style-name="ro1">
          <table:table-cell office:value-type="string" calcext:value-type="string">
            <text:p>2019-11-12 09:38:35</text:p>
          </table:table-cell>
          <table:table-cell office:value-type="float" office:value="25.1805522932264" calcext:value-type="float">
            <text:p>25.1805522932264</text:p>
          </table:table-cell>
          <table:table-cell office:value-type="float" office:value="82.4222428725155" calcext:value-type="float">
            <text:p>82.4222428725155</text:p>
          </table:table-cell>
          <table:table-cell office:value-type="float" office:value="982.0847102886" calcext:value-type="float">
            <text:p>982.08471028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5344" calcext:value-type="float">
            <text:p>1405344</text:p>
          </table:table-cell>
          <table:table-cell office:value-type="float" office:value="1634026" calcext:value-type="float">
            <text:p>1634026</text:p>
          </table:table-cell>
          <table:table-cell office:value-type="float" office:value="1653240" calcext:value-type="float">
            <text:p>1653240</text:p>
          </table:table-cell>
          <table:table-cell office:value-type="float" office:value="1028495" calcext:value-type="float">
            <text:p>1028495</text:p>
          </table:table-cell>
          <table:table-cell office:value-type="float" office:value="1092819" calcext:value-type="float">
            <text:p>1092819</text:p>
          </table:table-cell>
          <table:table-cell office:value-type="float" office:value="1137770" calcext:value-type="float">
            <text:p>1137770</text:p>
          </table:table-cell>
          <table:table-cell office:value-type="float" office:value="1631396" calcext:value-type="float">
            <text:p>1631396</text:p>
          </table:table-cell>
          <table:table-cell office:value-type="float" office:value="5" calcext:value-type="float">
            <text:p>5</text:p>
          </table:table-cell>
          <table:table-cell office:value-type="float" office:value="0.837650398927974" calcext:value-type="float">
            <text:p>0.837650398927974</text:p>
          </table:table-cell>
          <table:table-cell office:value-type="float" office:value="0.973955508942069" calcext:value-type="float">
            <text:p>0.973955508942069</text:p>
          </table:table-cell>
          <table:table-cell office:value-type="float" office:value="0.985407946754449" calcext:value-type="float">
            <text:p>0.985407946754449</text:p>
          </table:table-cell>
          <table:table-cell office:value-type="float" office:value="0.613030864361628" calcext:value-type="float">
            <text:p>0.613030864361628</text:p>
          </table:table-cell>
          <table:table-cell office:value-type="float" office:value="0.651370960637445" calcext:value-type="float">
            <text:p>0.651370960637445</text:p>
          </table:table-cell>
          <table:table-cell office:value-type="float" office:value="0.678163847704392" calcext:value-type="float">
            <text:p>0.678163847704392</text:p>
          </table:table-cell>
          <table:table-cell office:value-type="float" office:value="0.972387906597603" calcext:value-type="float">
            <text:p>0.972387906597603</text:p>
          </table:table-cell>
          <table:table-cell office:value-type="float" office:value="-127.393827127674" calcext:value-type="float">
            <text:p>-127.393827127674</text:p>
          </table:table-cell>
          <table:table-cell office:value-type="float" office:value="-119.725807872511" calcext:value-type="float">
            <text:p>-119.725807872511</text:p>
          </table:table-cell>
          <table:table-cell office:value-type="float" office:value="-114.367230459122" calcext:value-type="float">
            <text:p>-114.367230459122</text:p>
          </table:table-cell>
        </table:table-row>
        <table:table-row table:style-name="ro1">
          <table:table-cell office:value-type="string" calcext:value-type="string">
            <text:p>2019-11-12 09:38:36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389736316412" calcext:value-type="float">
            <text:p>82.389736316412</text:p>
          </table:table-cell>
          <table:table-cell office:value-type="float" office:value="982.131189541783" calcext:value-type="float">
            <text:p>982.1311895417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2331" calcext:value-type="float">
            <text:p>1392331</text:p>
          </table:table-cell>
          <table:table-cell office:value-type="float" office:value="1625328" calcext:value-type="float">
            <text:p>1625328</text:p>
          </table:table-cell>
          <table:table-cell office:value-type="float" office:value="1647219" calcext:value-type="float">
            <text:p>1647219</text:p>
          </table:table-cell>
          <table:table-cell office:value-type="float" office:value="1197082" calcext:value-type="float">
            <text:p>1197082</text:p>
          </table:table-cell>
          <table:table-cell office:value-type="float" office:value="1034618" calcext:value-type="float">
            <text:p>1034618</text:p>
          </table:table-cell>
          <table:table-cell office:value-type="float" office:value="1007168" calcext:value-type="float">
            <text:p>1007168</text:p>
          </table:table-cell>
          <table:table-cell office:value-type="float" office:value="1631145" calcext:value-type="float">
            <text:p>1631145</text:p>
          </table:table-cell>
          <table:table-cell office:value-type="float" office:value="5" calcext:value-type="float">
            <text:p>5</text:p>
          </table:table-cell>
          <table:table-cell office:value-type="float" office:value="0.829894045578724" calcext:value-type="float">
            <text:p>0.829894045578724</text:p>
          </table:table-cell>
          <table:table-cell office:value-type="float" office:value="0.968771096321475" calcext:value-type="float">
            <text:p>0.968771096321475</text:p>
          </table:table-cell>
          <table:table-cell office:value-type="float" office:value="0.981819150664705" calcext:value-type="float">
            <text:p>0.981819150664705</text:p>
          </table:table-cell>
          <table:table-cell office:value-type="float" office:value="0.713516558827944" calcext:value-type="float">
            <text:p>0.713516558827944</text:p>
          </table:table-cell>
          <table:table-cell office:value-type="float" office:value="0.61668045719629" calcext:value-type="float">
            <text:p>0.61668045719629</text:p>
          </table:table-cell>
          <table:table-cell office:value-type="float" office:value="0.600318980255005" calcext:value-type="float">
            <text:p>0.600318980255005</text:p>
          </table:table-cell>
          <table:table-cell office:value-type="float" office:value="0.972238298921382" calcext:value-type="float">
            <text:p>0.972238298921382</text:p>
          </table:table-cell>
          <table:table-cell office:value-type="float" office:value="-107.296688234411" calcext:value-type="float">
            <text:p>-107.296688234411</text:p>
          </table:table-cell>
          <table:table-cell office:value-type="float" office:value="-126.663908560742" calcext:value-type="float">
            <text:p>-126.663908560742</text:p>
          </table:table-cell>
          <table:table-cell office:value-type="float" office:value="-129.936203948999" calcext:value-type="float">
            <text:p>-129.936203948999</text:p>
          </table:table-cell>
        </table:table-row>
        <table:table-row table:style-name="ro1">
          <table:table-cell office:value-type="string" calcext:value-type="string">
            <text:p>2019-11-12 09:38:37</text:p>
          </table:table-cell>
          <table:table-cell office:value-type="float" office:value="25.1856063101441" calcext:value-type="float">
            <text:p>25.1856063101441</text:p>
          </table:table-cell>
          <table:table-cell office:value-type="float" office:value="82.3587256515529" calcext:value-type="float">
            <text:p>82.3587256515529</text:p>
          </table:table-cell>
          <table:table-cell office:value-type="float" office:value="982.093227728792" calcext:value-type="float">
            <text:p>982.0932277287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645" calcext:value-type="float">
            <text:p>1384645</text:p>
          </table:table-cell>
          <table:table-cell office:value-type="float" office:value="1631212" calcext:value-type="float">
            <text:p>1631212</text:p>
          </table:table-cell>
          <table:table-cell office:value-type="float" office:value="1652126" calcext:value-type="float">
            <text:p>1652126</text:p>
          </table:table-cell>
          <table:table-cell office:value-type="float" office:value="1177148" calcext:value-type="float">
            <text:p>1177148</text:p>
          </table:table-cell>
          <table:table-cell office:value-type="float" office:value="1036481" calcext:value-type="float">
            <text:p>1036481</text:p>
          </table:table-cell>
          <table:table-cell office:value-type="float" office:value="1124309" calcext:value-type="float">
            <text:p>1124309</text:p>
          </table:table-cell>
          <table:table-cell office:value-type="float" office:value="1635274" calcext:value-type="float">
            <text:p>1635274</text:p>
          </table:table-cell>
          <table:table-cell office:value-type="float" office:value="5" calcext:value-type="float">
            <text:p>5</text:p>
          </table:table-cell>
          <table:table-cell office:value-type="float" office:value="0.825312832035164" calcext:value-type="float">
            <text:p>0.825312832035164</text:p>
          </table:table-cell>
          <table:table-cell office:value-type="float" office:value="0.972278234038142" calcext:value-type="float">
            <text:p>0.972278234038142</text:p>
          </table:table-cell>
          <table:table-cell office:value-type="float" office:value="0.984743950932497" calcext:value-type="float">
            <text:p>0.984743950932497</text:p>
          </table:table-cell>
          <table:table-cell office:value-type="float" office:value="0.701634967522021" calcext:value-type="float">
            <text:p>0.701634967522021</text:p>
          </table:table-cell>
          <table:table-cell office:value-type="float" office:value="0.61779089186083" calcext:value-type="float">
            <text:p>0.61779089186083</text:p>
          </table:table-cell>
          <table:table-cell office:value-type="float" office:value="0.670140465514715" calcext:value-type="float">
            <text:p>0.670140465514715</text:p>
          </table:table-cell>
          <table:table-cell office:value-type="float" office:value="0.974699374997541" calcext:value-type="float">
            <text:p>0.974699374997541</text:p>
          </table:table-cell>
          <table:table-cell office:value-type="float" office:value="-109.673006495596" calcext:value-type="float">
            <text:p>-109.673006495596</text:p>
          </table:table-cell>
          <table:table-cell office:value-type="float" office:value="-126.441821627834" calcext:value-type="float">
            <text:p>-126.441821627834</text:p>
          </table:table-cell>
          <table:table-cell office:value-type="float" office:value="-115.971906897057" calcext:value-type="float">
            <text:p>-115.971906897057</text:p>
          </table:table-cell>
        </table:table-row>
        <table:table-row table:style-name="ro1">
          <table:table-cell office:value-type="string" calcext:value-type="string">
            <text:p>2019-11-12 09:38:39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3097166108304" calcext:value-type="float">
            <text:p>82.3097166108304</text:p>
          </table:table-cell>
          <table:table-cell office:value-type="float" office:value="982.076192884966" calcext:value-type="float">
            <text:p>982.0761928849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767" calcext:value-type="float">
            <text:p>1376767</text:p>
          </table:table-cell>
          <table:table-cell office:value-type="float" office:value="1627996" calcext:value-type="float">
            <text:p>1627996</text:p>
          </table:table-cell>
          <table:table-cell office:value-type="float" office:value="1650920" calcext:value-type="float">
            <text:p>1650920</text:p>
          </table:table-cell>
          <table:table-cell office:value-type="float" office:value="1224535" calcext:value-type="float">
            <text:p>1224535</text:p>
          </table:table-cell>
          <table:table-cell office:value-type="float" office:value="1024776" calcext:value-type="float">
            <text:p>1024776</text:p>
          </table:table-cell>
          <table:table-cell office:value-type="float" office:value="1075081" calcext:value-type="float">
            <text:p>1075081</text:p>
          </table:table-cell>
          <table:table-cell office:value-type="float" office:value="1627149" calcext:value-type="float">
            <text:p>1627149</text:p>
          </table:table-cell>
          <table:table-cell office:value-type="float" office:value="5" calcext:value-type="float">
            <text:p>5</text:p>
          </table:table-cell>
          <table:table-cell office:value-type="float" office:value="0.820617177559993" calcext:value-type="float">
            <text:p>0.820617177559993</text:p>
          </table:table-cell>
          <table:table-cell office:value-type="float" office:value="0.970361348433655" calcext:value-type="float">
            <text:p>0.970361348433655</text:p>
          </table:table-cell>
          <table:table-cell office:value-type="float" office:value="0.984025118830814" calcext:value-type="float">
            <text:p>0.984025118830814</text:p>
          </table:table-cell>
          <table:table-cell office:value-type="float" office:value="0.729879823908785" calcext:value-type="float">
            <text:p>0.729879823908785</text:p>
          </table:table-cell>
          <table:table-cell office:value-type="float" office:value="0.61081416735818" calcext:value-type="float">
            <text:p>0.61081416735818</text:p>
          </table:table-cell>
          <table:table-cell office:value-type="float" office:value="0.640798287486826" calcext:value-type="float">
            <text:p>0.640798287486826</text:p>
          </table:table-cell>
          <table:table-cell office:value-type="float" office:value="0.969856497032225" calcext:value-type="float">
            <text:p>0.969856497032225</text:p>
          </table:table-cell>
          <table:table-cell office:value-type="float" office:value="-104.024035218243" calcext:value-type="float">
            <text:p>-104.024035218243</text:p>
          </table:table-cell>
          <table:table-cell office:value-type="float" office:value="-127.837166528364" calcext:value-type="float">
            <text:p>-127.837166528364</text:p>
          </table:table-cell>
          <table:table-cell office:value-type="float" office:value="-121.840342502635" calcext:value-type="float">
            <text:p>-121.840342502635</text:p>
          </table:table-cell>
        </table:table-row>
        <table:table-row table:style-name="ro1">
          <table:table-cell office:value-type="string" calcext:value-type="string">
            <text:p>2019-11-12 09:38:40</text:p>
          </table:table-cell>
          <table:table-cell office:value-type="float" office:value="25.1805522932264" calcext:value-type="float">
            <text:p>25.1805522932264</text:p>
          </table:table-cell>
          <table:table-cell office:value-type="float" office:value="82.3315535875516" calcext:value-type="float">
            <text:p>82.3315535875516</text:p>
          </table:table-cell>
          <table:table-cell office:value-type="float" office:value="982.112208835013" calcext:value-type="float">
            <text:p>982.1122088350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383" calcext:value-type="float">
            <text:p>1378383</text:p>
          </table:table-cell>
          <table:table-cell office:value-type="float" office:value="1627717" calcext:value-type="float">
            <text:p>1627717</text:p>
          </table:table-cell>
          <table:table-cell office:value-type="float" office:value="1647694" calcext:value-type="float">
            <text:p>1647694</text:p>
          </table:table-cell>
          <table:table-cell office:value-type="float" office:value="1210568" calcext:value-type="float">
            <text:p>1210568</text:p>
          </table:table-cell>
          <table:table-cell office:value-type="float" office:value="1018231" calcext:value-type="float">
            <text:p>1018231</text:p>
          </table:table-cell>
          <table:table-cell office:value-type="float" office:value="1093358" calcext:value-type="float">
            <text:p>1093358</text:p>
          </table:table-cell>
          <table:table-cell office:value-type="float" office:value="1626291" calcext:value-type="float">
            <text:p>1626291</text:p>
          </table:table-cell>
          <table:table-cell office:value-type="float" office:value="5" calcext:value-type="float">
            <text:p>5</text:p>
          </table:table-cell>
          <table:table-cell office:value-type="float" office:value="0.821580388734387" calcext:value-type="float">
            <text:p>0.821580388734387</text:p>
          </table:table-cell>
          <table:table-cell office:value-type="float" office:value="0.970195051454908" calcext:value-type="float">
            <text:p>0.970195051454908</text:p>
          </table:table-cell>
          <table:table-cell office:value-type="float" office:value="0.982102272761139" calcext:value-type="float">
            <text:p>0.982102272761139</text:p>
          </table:table-cell>
          <table:table-cell office:value-type="float" office:value="0.721554842180591" calcext:value-type="float">
            <text:p>0.721554842180591</text:p>
          </table:table-cell>
          <table:table-cell office:value-type="float" office:value="0.60691304289258" calcext:value-type="float">
            <text:p>0.60691304289258</text:p>
          </table:table-cell>
          <table:table-cell office:value-type="float" office:value="0.651692229711083" calcext:value-type="float">
            <text:p>0.651692229711083</text:p>
          </table:table-cell>
          <table:table-cell office:value-type="float" office:value="0.969345089119087" calcext:value-type="float">
            <text:p>0.969345089119087</text:p>
          </table:table-cell>
          <table:table-cell office:value-type="float" office:value="-105.689031563882" calcext:value-type="float">
            <text:p>-105.689031563882</text:p>
          </table:table-cell>
          <table:table-cell office:value-type="float" office:value="-128.617391421484" calcext:value-type="float">
            <text:p>-128.617391421484</text:p>
          </table:table-cell>
          <table:table-cell office:value-type="float" office:value="-119.661554057783" calcext:value-type="float">
            <text:p>-119.661554057783</text:p>
          </table:table-cell>
        </table:table-row>
        <table:table-row table:style-name="ro1">
          <table:table-cell office:value-type="string" calcext:value-type="string">
            <text:p>2019-11-12 09:38:41</text:p>
          </table:table-cell>
          <table:table-cell office:value-type="float" office:value="25.1856063101441" calcext:value-type="float">
            <text:p>25.1856063101441</text:p>
          </table:table-cell>
          <table:table-cell office:value-type="float" office:value="82.3693951409329" calcext:value-type="float">
            <text:p>82.3693951409329</text:p>
          </table:table-cell>
          <table:table-cell office:value-type="float" office:value="982.093227728792" calcext:value-type="float">
            <text:p>982.0932277287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055" calcext:value-type="float">
            <text:p>1368055</text:p>
          </table:table-cell>
          <table:table-cell office:value-type="float" office:value="1622078" calcext:value-type="float">
            <text:p>1622078</text:p>
          </table:table-cell>
          <table:table-cell office:value-type="float" office:value="1642220" calcext:value-type="float">
            <text:p>1642220</text:p>
          </table:table-cell>
          <table:table-cell office:value-type="float" office:value="1157997" calcext:value-type="float">
            <text:p>1157997</text:p>
          </table:table-cell>
          <table:table-cell office:value-type="float" office:value="1116298" calcext:value-type="float">
            <text:p>1116298</text:p>
          </table:table-cell>
          <table:table-cell office:value-type="float" office:value="908659" calcext:value-type="float">
            <text:p>908659</text:p>
          </table:table-cell>
          <table:table-cell office:value-type="float" office:value="1631232" calcext:value-type="float">
            <text:p>1631232</text:p>
          </table:table-cell>
          <table:table-cell office:value-type="float" office:value="5" calcext:value-type="float">
            <text:p>5</text:p>
          </table:table-cell>
          <table:table-cell office:value-type="float" office:value="0.815424420288136" calcext:value-type="float">
            <text:p>0.815424420288136</text:p>
          </table:table-cell>
          <table:table-cell office:value-type="float" office:value="0.966833945135348" calcext:value-type="float">
            <text:p>0.966833945135348</text:p>
          </table:table-cell>
          <table:table-cell office:value-type="float" office:value="0.978839514117183" calcext:value-type="float">
            <text:p>0.978839514117183</text:p>
          </table:table-cell>
          <table:table-cell office:value-type="float" office:value="0.690220080640326" calcext:value-type="float">
            <text:p>0.690220080640326</text:p>
          </table:table-cell>
          <table:table-cell office:value-type="float" office:value="0.665365536852543" calcext:value-type="float">
            <text:p>0.665365536852543</text:p>
          </table:table-cell>
          <table:table-cell office:value-type="float" office:value="0.54160303373373" calcext:value-type="float">
            <text:p>0.54160303373373</text:p>
          </table:table-cell>
          <table:table-cell office:value-type="float" office:value="0.972290154968519" calcext:value-type="float">
            <text:p>0.972290154968519</text:p>
          </table:table-cell>
          <table:table-cell office:value-type="float" office:value="-111.955983871935" calcext:value-type="float">
            <text:p>-111.955983871935</text:p>
          </table:table-cell>
          <table:table-cell office:value-type="float" office:value="-116.926892629491" calcext:value-type="float">
            <text:p>-116.926892629491</text:p>
          </table:table-cell>
          <table:table-cell office:value-type="float" office:value="-141.679393253254" calcext:value-type="float">
            <text:p>-141.679393253254</text:p>
          </table:table-cell>
        </table:table-row>
        <table:table-row table:style-name="ro1">
          <table:table-cell office:value-type="string" calcext:value-type="string">
            <text:p>2019-11-12 09:38:42</text:p>
          </table:table-cell>
          <table:table-cell office:value-type="float" office:value="25.1805522932264" calcext:value-type="float">
            <text:p>25.1805522932264</text:p>
          </table:table-cell>
          <table:table-cell office:value-type="float" office:value="82.4169082770529" calcext:value-type="float">
            <text:p>82.4169082770529</text:p>
          </table:table-cell>
          <table:table-cell office:value-type="float" office:value="982.112208835013" calcext:value-type="float">
            <text:p>982.1122088350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3181" calcext:value-type="float">
            <text:p>1393181</text:p>
          </table:table-cell>
          <table:table-cell office:value-type="float" office:value="1629337" calcext:value-type="float">
            <text:p>1629337</text:p>
          </table:table-cell>
          <table:table-cell office:value-type="float" office:value="1644870" calcext:value-type="float">
            <text:p>1644870</text:p>
          </table:table-cell>
          <table:table-cell office:value-type="float" office:value="1117651" calcext:value-type="float">
            <text:p>1117651</text:p>
          </table:table-cell>
          <table:table-cell office:value-type="float" office:value="1029795" calcext:value-type="float">
            <text:p>1029795</text:p>
          </table:table-cell>
          <table:table-cell office:value-type="float" office:value="1122755" calcext:value-type="float">
            <text:p>1122755</text:p>
          </table:table-cell>
          <table:table-cell office:value-type="float" office:value="1638888" calcext:value-type="float">
            <text:p>1638888</text:p>
          </table:table-cell>
          <table:table-cell office:value-type="float" office:value="5" calcext:value-type="float">
            <text:p>5</text:p>
          </table:table-cell>
          <table:table-cell office:value-type="float" office:value="0.83040068511971" calcext:value-type="float">
            <text:p>0.83040068511971</text:p>
          </table:table-cell>
          <table:table-cell office:value-type="float" office:value="0.971160646815377" calcext:value-type="float">
            <text:p>0.971160646815377</text:p>
          </table:table-cell>
          <table:table-cell office:value-type="float" office:value="0.980419037392025" calcext:value-type="float">
            <text:p>0.980419037392025</text:p>
          </table:table-cell>
          <table:table-cell office:value-type="float" office:value="0.66617198779249" calcext:value-type="float">
            <text:p>0.66617198779249</text:p>
          </table:table-cell>
          <table:table-cell office:value-type="float" office:value="0.613805724836078" calcext:value-type="float">
            <text:p>0.613805724836078</text:p>
          </table:table-cell>
          <table:table-cell office:value-type="float" office:value="0.669214209224487" calcext:value-type="float">
            <text:p>0.669214209224487</text:p>
          </table:table-cell>
          <table:table-cell office:value-type="float" office:value="0.976853487116514" calcext:value-type="float">
            <text:p>0.976853487116514</text:p>
          </table:table-cell>
          <table:table-cell office:value-type="float" office:value="-116.765602441502" calcext:value-type="float">
            <text:p>-116.765602441502</text:p>
          </table:table-cell>
          <table:table-cell office:value-type="float" office:value="-127.238855032784" calcext:value-type="float">
            <text:p>-127.238855032784</text:p>
          </table:table-cell>
          <table:table-cell office:value-type="float" office:value="-116.157158155103" calcext:value-type="float">
            <text:p>-116.157158155103</text:p>
          </table:table-cell>
        </table:table-row>
        <table:table-row table:style-name="ro1">
          <table:table-cell office:value-type="string" calcext:value-type="string">
            <text:p>2019-11-12 09:38:44</text:p>
          </table:table-cell>
          <table:table-cell office:value-type="float" office:value="25.170444260264" calcext:value-type="float">
            <text:p>25.170444260264</text:p>
          </table:table-cell>
          <table:table-cell office:value-type="float" office:value="82.4319133658502" calcext:value-type="float">
            <text:p>82.4319133658502</text:p>
          </table:table-cell>
          <table:table-cell office:value-type="float" office:value="982.122671716943" calcext:value-type="float">
            <text:p>982.12267171694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494" calcext:value-type="float">
            <text:p>1382494</text:p>
          </table:table-cell>
          <table:table-cell office:value-type="float" office:value="1465307" calcext:value-type="float">
            <text:p>1465307</text:p>
          </table:table-cell>
          <table:table-cell office:value-type="float" office:value="1594951" calcext:value-type="float">
            <text:p>1594951</text:p>
          </table:table-cell>
          <table:table-cell office:value-type="float" office:value="973049" calcext:value-type="float">
            <text:p>973049</text:p>
          </table:table-cell>
          <table:table-cell office:value-type="float" office:value="1212571" calcext:value-type="float">
            <text:p>1212571</text:p>
          </table:table-cell>
          <table:table-cell office:value-type="float" office:value="952643" calcext:value-type="float">
            <text:p>952643</text:p>
          </table:table-cell>
          <table:table-cell office:value-type="float" office:value="1657357" calcext:value-type="float">
            <text:p>1657357</text:p>
          </table:table-cell>
          <table:table-cell office:value-type="float" office:value="5" calcext:value-type="float">
            <text:p>5</text:p>
          </table:table-cell>
          <table:table-cell office:value-type="float" office:value="0.824030735973207" calcext:value-type="float">
            <text:p>0.824030735973207</text:p>
          </table:table-cell>
          <table:table-cell office:value-type="float" office:value="0.87339113633527" calcext:value-type="float">
            <text:p>0.87339113633527</text:p>
          </table:table-cell>
          <table:table-cell office:value-type="float" office:value="0.950664991219639" calcext:value-type="float">
            <text:p>0.950664991219639</text:p>
          </table:table-cell>
          <table:table-cell office:value-type="float" office:value="0.579982469079789" calcext:value-type="float">
            <text:p>0.579982469079789</text:p>
          </table:table-cell>
          <table:table-cell office:value-type="float" office:value="0.722748723357764" calcext:value-type="float">
            <text:p>0.722748723357764</text:p>
          </table:table-cell>
          <table:table-cell office:value-type="float" office:value="0.567819543816989" calcext:value-type="float">
            <text:p>0.567819543816989</text:p>
          </table:table-cell>
          <table:table-cell office:value-type="float" office:value="0.987861870272382" calcext:value-type="float">
            <text:p>0.987861870272382</text:p>
          </table:table-cell>
          <table:table-cell office:value-type="float" office:value="-134.003506184042" calcext:value-type="float">
            <text:p>-134.003506184042</text:p>
          </table:table-cell>
          <table:table-cell office:value-type="float" office:value="-105.450255328447" calcext:value-type="float">
            <text:p>-105.450255328447</text:p>
          </table:table-cell>
          <table:table-cell office:value-type="float" office:value="-136.436091236602" calcext:value-type="float">
            <text:p>-136.436091236602</text:p>
          </table:table-cell>
        </table:table-row>
        <table:table-row table:style-name="ro1">
          <table:table-cell office:value-type="string" calcext:value-type="string">
            <text:p>2019-11-12 09:38:45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4324127066133" calcext:value-type="float">
            <text:p>82.4324127066133</text:p>
          </table:table-cell>
          <table:table-cell office:value-type="float" office:value="982.131189541783" calcext:value-type="float">
            <text:p>982.1311895417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602" calcext:value-type="float">
            <text:p>1367602</text:p>
          </table:table-cell>
          <table:table-cell office:value-type="float" office:value="1646928" calcext:value-type="float">
            <text:p>1646928</text:p>
          </table:table-cell>
          <table:table-cell office:value-type="float" office:value="1656257" calcext:value-type="float">
            <text:p>1656257</text:p>
          </table:table-cell>
          <table:table-cell office:value-type="float" office:value="995261" calcext:value-type="float">
            <text:p>995261</text:p>
          </table:table-cell>
          <table:table-cell office:value-type="float" office:value="1071613" calcext:value-type="float">
            <text:p>1071613</text:p>
          </table:table-cell>
          <table:table-cell office:value-type="float" office:value="1109177" calcext:value-type="float">
            <text:p>1109177</text:p>
          </table:table-cell>
          <table:table-cell office:value-type="float" office:value="1648454" calcext:value-type="float">
            <text:p>1648454</text:p>
          </table:table-cell>
          <table:table-cell office:value-type="float" office:value="5" calcext:value-type="float">
            <text:p>5</text:p>
          </table:table-cell>
          <table:table-cell office:value-type="float" office:value="0.815154411215116" calcext:value-type="float">
            <text:p>0.815154411215116</text:p>
          </table:table-cell>
          <table:table-cell office:value-type="float" office:value="0.981645701127732" calcext:value-type="float">
            <text:p>0.981645701127732</text:p>
          </table:table-cell>
          <table:table-cell office:value-type="float" office:value="0.987206219101694" calcext:value-type="float">
            <text:p>0.987206219101694</text:p>
          </table:table-cell>
          <table:table-cell office:value-type="float" office:value="0.593221854355556" calcext:value-type="float">
            <text:p>0.593221854355556</text:p>
          </table:table-cell>
          <table:table-cell office:value-type="float" office:value="0.638731198159599" calcext:value-type="float">
            <text:p>0.638731198159599</text:p>
          </table:table-cell>
          <table:table-cell office:value-type="float" office:value="0.66112108959211" calcext:value-type="float">
            <text:p>0.66112108959211</text:p>
          </table:table-cell>
          <table:table-cell office:value-type="float" office:value="0.982555268115433" calcext:value-type="float">
            <text:p>0.982555268115433</text:p>
          </table:table-cell>
          <table:table-cell office:value-type="float" office:value="-131.355629128889" calcext:value-type="float">
            <text:p>-131.355629128889</text:p>
          </table:table-cell>
          <table:table-cell office:value-type="float" office:value="-122.25376036808" calcext:value-type="float">
            <text:p>-122.25376036808</text:p>
          </table:table-cell>
          <table:table-cell office:value-type="float" office:value="-117.775782081578" calcext:value-type="float">
            <text:p>-117.775782081578</text:p>
          </table:table-cell>
        </table:table-row>
        <table:table-row table:style-name="ro1">
          <table:table-cell office:value-type="string" calcext:value-type="string">
            <text:p>2019-11-12 09:38:46</text:p>
          </table:table-cell>
          <table:table-cell office:value-type="float" office:value="25.1805522932264" calcext:value-type="float">
            <text:p>25.1805522932264</text:p>
          </table:table-cell>
          <table:table-cell office:value-type="float" office:value="82.4862573515675" calcext:value-type="float">
            <text:p>82.4862573515675</text:p>
          </table:table-cell>
          <table:table-cell office:value-type="float" office:value="982.112208835013" calcext:value-type="float">
            <text:p>982.1122088350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6461" calcext:value-type="float">
            <text:p>1396461</text:p>
          </table:table-cell>
          <table:table-cell office:value-type="float" office:value="1655683" calcext:value-type="float">
            <text:p>1655683</text:p>
          </table:table-cell>
          <table:table-cell office:value-type="float" office:value="1659511" calcext:value-type="float">
            <text:p>1659511</text:p>
          </table:table-cell>
          <table:table-cell office:value-type="float" office:value="1000451" calcext:value-type="float">
            <text:p>1000451</text:p>
          </table:table-cell>
          <table:table-cell office:value-type="float" office:value="1189778" calcext:value-type="float">
            <text:p>1189778</text:p>
          </table:table-cell>
          <table:table-cell office:value-type="float" office:value="1019389" calcext:value-type="float">
            <text:p>1019389</text:p>
          </table:table-cell>
          <table:table-cell office:value-type="float" office:value="1656529" calcext:value-type="float">
            <text:p>1656529</text:p>
          </table:table-cell>
          <table:table-cell office:value-type="float" office:value="5" calcext:value-type="float">
            <text:p>5</text:p>
          </table:table-cell>
          <table:table-cell office:value-type="float" office:value="0.832355717701402" calcext:value-type="float">
            <text:p>0.832355717701402</text:p>
          </table:table-cell>
          <table:table-cell office:value-type="float" office:value="0.986864088399897" calcext:value-type="float">
            <text:p>0.986864088399897</text:p>
          </table:table-cell>
          <table:table-cell office:value-type="float" office:value="0.989145754473895" calcext:value-type="float">
            <text:p>0.989145754473895</text:p>
          </table:table-cell>
          <table:table-cell office:value-type="float" office:value="0.596315335788171" calcext:value-type="float">
            <text:p>0.596315335788171</text:p>
          </table:table-cell>
          <table:table-cell office:value-type="float" office:value="0.709163035054569" calcext:value-type="float">
            <text:p>0.709163035054569</text:p>
          </table:table-cell>
          <table:table-cell office:value-type="float" office:value="0.60760326476136" calcext:value-type="float">
            <text:p>0.60760326476136</text:p>
          </table:table-cell>
          <table:table-cell office:value-type="float" office:value="0.987368343754809" calcext:value-type="float">
            <text:p>0.987368343754809</text:p>
          </table:table-cell>
          <table:table-cell office:value-type="float" office:value="-130.736932842366" calcext:value-type="float">
            <text:p>-130.736932842366</text:p>
          </table:table-cell>
          <table:table-cell office:value-type="float" office:value="-108.167392989086" calcext:value-type="float">
            <text:p>-108.167392989086</text:p>
          </table:table-cell>
          <table:table-cell office:value-type="float" office:value="-128.479347047728" calcext:value-type="float">
            <text:p>-128.479347047728</text:p>
          </table:table-cell>
        </table:table-row>
        <table:table-row table:style-name="ro1">
          <table:table-cell office:value-type="string" calcext:value-type="string">
            <text:p>2019-11-12 09:38:47</text:p>
          </table:table-cell>
          <table:table-cell office:value-type="float" office:value="25.1805522932264" calcext:value-type="float">
            <text:p>25.1805522932264</text:p>
          </table:table-cell>
          <table:table-cell office:value-type="float" office:value="82.4862573515675" calcext:value-type="float">
            <text:p>82.4862573515675</text:p>
          </table:table-cell>
          <table:table-cell office:value-type="float" office:value="982.1947046048" calcext:value-type="float">
            <text:p>982.194704604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6301" calcext:value-type="float">
            <text:p>1396301</text:p>
          </table:table-cell>
          <table:table-cell office:value-type="float" office:value="1637522" calcext:value-type="float">
            <text:p>1637522</text:p>
          </table:table-cell>
          <table:table-cell office:value-type="float" office:value="1650365" calcext:value-type="float">
            <text:p>1650365</text:p>
          </table:table-cell>
          <table:table-cell office:value-type="float" office:value="995805" calcext:value-type="float">
            <text:p>995805</text:p>
          </table:table-cell>
          <table:table-cell office:value-type="float" office:value="1210937" calcext:value-type="float">
            <text:p>1210937</text:p>
          </table:table-cell>
          <table:table-cell office:value-type="float" office:value="1017897" calcext:value-type="float">
            <text:p>1017897</text:p>
          </table:table-cell>
          <table:table-cell office:value-type="float" office:value="1648706" calcext:value-type="float">
            <text:p>1648706</text:p>
          </table:table-cell>
          <table:table-cell office:value-type="float" office:value="5" calcext:value-type="float">
            <text:p>5</text:p>
          </table:table-cell>
          <table:table-cell office:value-type="float" office:value="0.832260350258392" calcext:value-type="float">
            <text:p>0.832260350258392</text:p>
          </table:table-cell>
          <table:table-cell office:value-type="float" office:value="0.976039287571822" calcext:value-type="float">
            <text:p>0.976039287571822</text:p>
          </table:table-cell>
          <table:table-cell office:value-type="float" office:value="0.983694313012876" calcext:value-type="float">
            <text:p>0.983694313012876</text:p>
          </table:table-cell>
          <table:table-cell office:value-type="float" office:value="0.593546103661788" calcext:value-type="float">
            <text:p>0.593546103661788</text:p>
          </table:table-cell>
          <table:table-cell office:value-type="float" office:value="0.721774783346031" calcext:value-type="float">
            <text:p>0.721774783346031</text:p>
          </table:table-cell>
          <table:table-cell office:value-type="float" office:value="0.606713963355298" calcext:value-type="float">
            <text:p>0.606713963355298</text:p>
          </table:table-cell>
          <table:table-cell office:value-type="float" office:value="0.982705471838173" calcext:value-type="float">
            <text:p>0.982705471838173</text:p>
          </table:table-cell>
          <table:table-cell office:value-type="float" office:value="-131.290779267642" calcext:value-type="float">
            <text:p>-131.290779267642</text:p>
          </table:table-cell>
          <table:table-cell office:value-type="float" office:value="-105.645043330794" calcext:value-type="float">
            <text:p>-105.645043330794</text:p>
          </table:table-cell>
          <table:table-cell office:value-type="float" office:value="-128.65720732894" calcext:value-type="float">
            <text:p>-128.65720732894</text:p>
          </table:table-cell>
        </table:table-row>
        <table:table-row table:style-name="ro1">
          <table:table-cell office:value-type="string" calcext:value-type="string">
            <text:p>2019-11-12 09:38:49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4964262665556" calcext:value-type="float">
            <text:p>82.4964262665556</text:p>
          </table:table-cell>
          <table:table-cell office:value-type="float" office:value="982.131189541783" calcext:value-type="float">
            <text:p>982.1311895417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4823" calcext:value-type="float">
            <text:p>1404823</text:p>
          </table:table-cell>
          <table:table-cell office:value-type="float" office:value="1639485" calcext:value-type="float">
            <text:p>1639485</text:p>
          </table:table-cell>
          <table:table-cell office:value-type="float" office:value="1654124" calcext:value-type="float">
            <text:p>1654124</text:p>
          </table:table-cell>
          <table:table-cell office:value-type="float" office:value="1140458" calcext:value-type="float">
            <text:p>1140458</text:p>
          </table:table-cell>
          <table:table-cell office:value-type="float" office:value="1191445" calcext:value-type="float">
            <text:p>1191445</text:p>
          </table:table-cell>
          <table:table-cell office:value-type="float" office:value="917971" calcext:value-type="float">
            <text:p>917971</text:p>
          </table:table-cell>
          <table:table-cell office:value-type="float" office:value="1643232" calcext:value-type="float">
            <text:p>1643232</text:p>
          </table:table-cell>
          <table:table-cell office:value-type="float" office:value="5" calcext:value-type="float">
            <text:p>5</text:p>
          </table:table-cell>
          <table:table-cell office:value-type="float" office:value="0.837339858691676" calcext:value-type="float">
            <text:p>0.837339858691676</text:p>
          </table:table-cell>
          <table:table-cell office:value-type="float" office:value="0.977209326888243" calcext:value-type="float">
            <text:p>0.977209326888243</text:p>
          </table:table-cell>
          <table:table-cell office:value-type="float" office:value="0.985934851877076" calcext:value-type="float">
            <text:p>0.985934851877076</text:p>
          </table:table-cell>
          <table:table-cell office:value-type="float" office:value="0.679766020746949" calcext:value-type="float">
            <text:p>0.679766020746949</text:p>
          </table:table-cell>
          <table:table-cell office:value-type="float" office:value="0.710156644601422" calcext:value-type="float">
            <text:p>0.710156644601422</text:p>
          </table:table-cell>
          <table:table-cell office:value-type="float" office:value="0.547153418916871" calcext:value-type="float">
            <text:p>0.547153418916871</text:p>
          </table:table-cell>
          <table:table-cell office:value-type="float" office:value="0.979442713194217" calcext:value-type="float">
            <text:p>0.979442713194217</text:p>
          </table:table-cell>
          <table:table-cell office:value-type="float" office:value="-114.04679585061" calcext:value-type="float">
            <text:p>-114.04679585061</text:p>
          </table:table-cell>
          <table:table-cell office:value-type="float" office:value="-107.968671079716" calcext:value-type="float">
            <text:p>-107.968671079716</text:p>
          </table:table-cell>
          <table:table-cell office:value-type="float" office:value="-140.569316216626" calcext:value-type="float">
            <text:p>-140.569316216626</text:p>
          </table:table-cell>
        </table:table-row>
        <table:table-row table:style-name="ro1">
          <table:table-cell office:value-type="string" calcext:value-type="string">
            <text:p>2019-11-12 09:38:50</text:p>
          </table:table-cell>
          <table:table-cell office:value-type="float" office:value="25.170444260264" calcext:value-type="float">
            <text:p>25.170444260264</text:p>
          </table:table-cell>
          <table:table-cell office:value-type="float" office:value="82.5065948997884" calcext:value-type="float">
            <text:p>82.5065948997884</text:p>
          </table:table-cell>
          <table:table-cell office:value-type="float" office:value="982.177668003023" calcext:value-type="float">
            <text:p>982.17766800302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329" calcext:value-type="float">
            <text:p>1379329</text:p>
          </table:table-cell>
          <table:table-cell office:value-type="float" office:value="1633401" calcext:value-type="float">
            <text:p>1633401</text:p>
          </table:table-cell>
          <table:table-cell office:value-type="float" office:value="1642135" calcext:value-type="float">
            <text:p>1642135</text:p>
          </table:table-cell>
          <table:table-cell office:value-type="float" office:value="991168" calcext:value-type="float">
            <text:p>991168</text:p>
          </table:table-cell>
          <table:table-cell office:value-type="float" office:value="1150331" calcext:value-type="float">
            <text:p>1150331</text:p>
          </table:table-cell>
          <table:table-cell office:value-type="float" office:value="1148537" calcext:value-type="float">
            <text:p>1148537</text:p>
          </table:table-cell>
          <table:table-cell office:value-type="float" office:value="1640511" calcext:value-type="float">
            <text:p>1640511</text:p>
          </table:table-cell>
          <table:table-cell office:value-type="float" office:value="5" calcext:value-type="float">
            <text:p>5</text:p>
          </table:table-cell>
          <table:table-cell office:value-type="float" office:value="0.822144248741179" calcext:value-type="float">
            <text:p>0.822144248741179</text:p>
          </table:table-cell>
          <table:table-cell office:value-type="float" office:value="0.973582979867814" calcext:value-type="float">
            <text:p>0.973582979867814</text:p>
          </table:table-cell>
          <table:table-cell office:value-type="float" office:value="0.978788850163084" calcext:value-type="float">
            <text:p>0.978788850163084</text:p>
          </table:table-cell>
          <table:table-cell office:value-type="float" office:value="0.590782235954074" calcext:value-type="float">
            <text:p>0.590782235954074</text:p>
          </table:table-cell>
          <table:table-cell office:value-type="float" office:value="0.685650788027142" calcext:value-type="float">
            <text:p>0.685650788027142</text:p>
          </table:table-cell>
          <table:table-cell office:value-type="float" office:value="0.6845814805724" calcext:value-type="float">
            <text:p>0.6845814805724</text:p>
          </table:table-cell>
          <table:table-cell office:value-type="float" office:value="0.97782087061654" calcext:value-type="float">
            <text:p>0.97782087061654</text:p>
          </table:table-cell>
          <table:table-cell office:value-type="float" office:value="-131.843552809185" calcext:value-type="float">
            <text:p>-131.843552809185</text:p>
          </table:table-cell>
          <table:table-cell office:value-type="float" office:value="-112.869842394572" calcext:value-type="float">
            <text:p>-112.869842394572</text:p>
          </table:table-cell>
          <table:table-cell office:value-type="float" office:value="-113.08370388552" calcext:value-type="float">
            <text:p>-113.08370388552</text:p>
          </table:table-cell>
        </table:table-row>
        <table:table-row table:style-name="ro1">
          <table:table-cell office:value-type="string" calcext:value-type="string">
            <text:p>2019-11-12 09:38:51</text:p>
          </table:table-cell>
          <table:table-cell office:value-type="float" office:value="25.1653902442195" calcext:value-type="float">
            <text:p>25.1653902442195</text:p>
          </table:table-cell>
          <table:table-cell office:value-type="float" office:value="82.5167632512682" calcext:value-type="float">
            <text:p>82.5167632512682</text:p>
          </table:table-cell>
          <table:table-cell office:value-type="float" office:value="982.114153928666" calcext:value-type="float">
            <text:p>982.1141539286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917" calcext:value-type="float">
            <text:p>1385917</text:p>
          </table:table-cell>
          <table:table-cell office:value-type="float" office:value="1641235" calcext:value-type="float">
            <text:p>1641235</text:p>
          </table:table-cell>
          <table:table-cell office:value-type="float" office:value="1647642" calcext:value-type="float">
            <text:p>1647642</text:p>
          </table:table-cell>
          <table:table-cell office:value-type="float" office:value="988025" calcext:value-type="float">
            <text:p>988025</text:p>
          </table:table-cell>
          <table:table-cell office:value-type="float" office:value="1210604" calcext:value-type="float">
            <text:p>1210604</text:p>
          </table:table-cell>
          <table:table-cell office:value-type="float" office:value="994983" calcext:value-type="float">
            <text:p>994983</text:p>
          </table:table-cell>
          <table:table-cell office:value-type="float" office:value="1646014" calcext:value-type="float">
            <text:p>1646014</text:p>
          </table:table-cell>
          <table:table-cell office:value-type="float" office:value="5" calcext:value-type="float">
            <text:p>5</text:p>
          </table:table-cell>
          <table:table-cell office:value-type="float" office:value="0.826071003207088" calcext:value-type="float">
            <text:p>0.826071003207088</text:p>
          </table:table-cell>
          <table:table-cell office:value-type="float" office:value="0.978252408296157" calcext:value-type="float">
            <text:p>0.978252408296157</text:p>
          </table:table-cell>
          <table:table-cell office:value-type="float" office:value="0.982071278342161" calcext:value-type="float">
            <text:p>0.982071278342161</text:p>
          </table:table-cell>
          <table:table-cell office:value-type="float" office:value="0.58890886174546" calcext:value-type="float">
            <text:p>0.58890886174546</text:p>
          </table:table-cell>
          <table:table-cell office:value-type="float" office:value="0.721576299855268" calcext:value-type="float">
            <text:p>0.721576299855268</text:p>
          </table:table-cell>
          <table:table-cell office:value-type="float" office:value="0.593056153423328" calcext:value-type="float">
            <text:p>0.593056153423328</text:p>
          </table:table-cell>
          <table:table-cell office:value-type="float" office:value="0.981100914609541" calcext:value-type="float">
            <text:p>0.981100914609541</text:p>
          </table:table-cell>
          <table:table-cell office:value-type="float" office:value="-132.218227650908" calcext:value-type="float">
            <text:p>-132.218227650908</text:p>
          </table:table-cell>
          <table:table-cell office:value-type="float" office:value="-105.684740028946" calcext:value-type="float">
            <text:p>-105.684740028946</text:p>
          </table:table-cell>
          <table:table-cell office:value-type="float" office:value="-131.388769315334" calcext:value-type="float">
            <text:p>-131.388769315334</text:p>
          </table:table-cell>
        </table:table-row>
        <table:table-row table:style-name="ro1">
          <table:table-cell office:value-type="string" calcext:value-type="string">
            <text:p>2019-11-12 09:38:52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5017606743439" calcext:value-type="float">
            <text:p>82.5017606743439</text:p>
          </table:table-cell>
          <table:table-cell office:value-type="float" office:value="982.158687902828" calcext:value-type="float">
            <text:p>982.1586879028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526" calcext:value-type="float">
            <text:p>1369526</text:p>
          </table:table-cell>
          <table:table-cell office:value-type="float" office:value="1633021" calcext:value-type="float">
            <text:p>1633021</text:p>
          </table:table-cell>
          <table:table-cell office:value-type="float" office:value="1639611" calcext:value-type="float">
            <text:p>1639611</text:p>
          </table:table-cell>
          <table:table-cell office:value-type="float" office:value="1006437" calcext:value-type="float">
            <text:p>1006437</text:p>
          </table:table-cell>
          <table:table-cell office:value-type="float" office:value="1069396" calcext:value-type="float">
            <text:p>1069396</text:p>
          </table:table-cell>
          <table:table-cell office:value-type="float" office:value="1120896" calcext:value-type="float">
            <text:p>1120896</text:p>
          </table:table-cell>
          <table:table-cell office:value-type="float" office:value="1635046" calcext:value-type="float">
            <text:p>1635046</text:p>
          </table:table-cell>
          <table:table-cell office:value-type="float" office:value="5" calcext:value-type="float">
            <text:p>5</text:p>
          </table:table-cell>
          <table:table-cell office:value-type="float" office:value="0.816301204717303" calcext:value-type="float">
            <text:p>0.816301204717303</text:p>
          </table:table-cell>
          <table:table-cell office:value-type="float" office:value="0.973356482190666" calcext:value-type="float">
            <text:p>0.973356482190666</text:p>
          </table:table-cell>
          <table:table-cell office:value-type="float" office:value="0.977284428749612" calcext:value-type="float">
            <text:p>0.977284428749612</text:p>
          </table:table-cell>
          <table:table-cell office:value-type="float" office:value="0.599883270249757" calcext:value-type="float">
            <text:p>0.599883270249757</text:p>
          </table:table-cell>
          <table:table-cell office:value-type="float" office:value="0.637409763027401" calcext:value-type="float">
            <text:p>0.637409763027401</text:p>
          </table:table-cell>
          <table:table-cell office:value-type="float" office:value="0.668106158746023" calcext:value-type="float">
            <text:p>0.668106158746023</text:p>
          </table:table-cell>
          <table:table-cell office:value-type="float" office:value="0.974563476391253" calcext:value-type="float">
            <text:p>0.974563476391253</text:p>
          </table:table-cell>
          <table:table-cell office:value-type="float" office:value="-130.023345950049" calcext:value-type="float">
            <text:p>-130.023345950049</text:p>
          </table:table-cell>
          <table:table-cell office:value-type="float" office:value="-122.51804739452" calcext:value-type="float">
            <text:p>-122.51804739452</text:p>
          </table:table-cell>
          <table:table-cell office:value-type="float" office:value="-116.378768250795" calcext:value-type="float">
            <text:p>-116.378768250795</text:p>
          </table:table-cell>
        </table:table-row>
        <table:table-row table:style-name="ro1">
          <table:table-cell office:value-type="string" calcext:value-type="string">
            <text:p>2019-11-12 09:38:54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453750696642" calcext:value-type="float">
            <text:p>82.453750696642</text:p>
          </table:table-cell>
          <table:table-cell office:value-type="float" office:value="982.158687902828" calcext:value-type="float">
            <text:p>982.1586879028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538" calcext:value-type="float">
            <text:p>1383538</text:p>
          </table:table-cell>
          <table:table-cell office:value-type="float" office:value="1636812" calcext:value-type="float">
            <text:p>1636812</text:p>
          </table:table-cell>
          <table:table-cell office:value-type="float" office:value="1642878" calcext:value-type="float">
            <text:p>1642878</text:p>
          </table:table-cell>
          <table:table-cell office:value-type="float" office:value="977549" calcext:value-type="float">
            <text:p>977549</text:p>
          </table:table-cell>
          <table:table-cell office:value-type="float" office:value="1193698" calcext:value-type="float">
            <text:p>1193698</text:p>
          </table:table-cell>
          <table:table-cell office:value-type="float" office:value="987666" calcext:value-type="float">
            <text:p>987666</text:p>
          </table:table-cell>
          <table:table-cell office:value-type="float" office:value="1645473" calcext:value-type="float">
            <text:p>1645473</text:p>
          </table:table-cell>
          <table:table-cell office:value-type="float" office:value="5" calcext:value-type="float">
            <text:p>5</text:p>
          </table:table-cell>
          <table:table-cell office:value-type="float" office:value="0.824653008538843" calcext:value-type="float">
            <text:p>0.824653008538843</text:p>
          </table:table-cell>
          <table:table-cell office:value-type="float" office:value="0.975616094543468" calcext:value-type="float">
            <text:p>0.975616094543468</text:p>
          </table:table-cell>
          <table:table-cell office:value-type="float" office:value="0.979231712726559" calcext:value-type="float">
            <text:p>0.979231712726559</text:p>
          </table:table-cell>
          <table:table-cell office:value-type="float" office:value="0.582664678414426" calcext:value-type="float">
            <text:p>0.582664678414426</text:p>
          </table:table-cell>
          <table:table-cell office:value-type="float" office:value="0.711499537408297" calcext:value-type="float">
            <text:p>0.711499537408297</text:p>
          </table:table-cell>
          <table:table-cell office:value-type="float" office:value="0.588694881045208" calcext:value-type="float">
            <text:p>0.588694881045208</text:p>
          </table:table-cell>
          <table:table-cell office:value-type="float" office:value="0.980778453442866" calcext:value-type="float">
            <text:p>0.980778453442866</text:p>
          </table:table-cell>
          <table:table-cell office:value-type="float" office:value="-133.467064317115" calcext:value-type="float">
            <text:p>-133.467064317115</text:p>
          </table:table-cell>
          <table:table-cell office:value-type="float" office:value="-107.700092518341" calcext:value-type="float">
            <text:p>-107.700092518341</text:p>
          </table:table-cell>
          <table:table-cell office:value-type="float" office:value="-132.261023790958" calcext:value-type="float">
            <text:p>-132.261023790958</text:p>
          </table:table-cell>
        </table:table-row>
        <table:table-row table:style-name="ro1">
          <table:table-cell office:value-type="string" calcext:value-type="string">
            <text:p>2019-11-12 09:38:55</text:p>
          </table:table-cell>
          <table:table-cell office:value-type="float" office:value="25.170444260264" calcext:value-type="float">
            <text:p>25.170444260264</text:p>
          </table:table-cell>
          <table:table-cell office:value-type="float" office:value="82.4692543421588" calcext:value-type="float">
            <text:p>82.4692543421588</text:p>
          </table:table-cell>
          <table:table-cell office:value-type="float" office:value="982.150169849104" calcext:value-type="float">
            <text:p>982.15016984910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517" calcext:value-type="float">
            <text:p>1377517</text:p>
          </table:table-cell>
          <table:table-cell office:value-type="float" office:value="1625409" calcext:value-type="float">
            <text:p>1625409</text:p>
          </table:table-cell>
          <table:table-cell office:value-type="float" office:value="1644998" calcext:value-type="float">
            <text:p>1644998</text:p>
          </table:table-cell>
          <table:table-cell office:value-type="float" office:value="1187731" calcext:value-type="float">
            <text:p>1187731</text:p>
          </table:table-cell>
          <table:table-cell office:value-type="float" office:value="1054621" calcext:value-type="float">
            <text:p>1054621</text:p>
          </table:table-cell>
          <table:table-cell office:value-type="float" office:value="952207" calcext:value-type="float">
            <text:p>952207</text:p>
          </table:table-cell>
          <table:table-cell office:value-type="float" office:value="1633692" calcext:value-type="float">
            <text:p>1633692</text:p>
          </table:table-cell>
          <table:table-cell office:value-type="float" office:value="5" calcext:value-type="float">
            <text:p>5</text:p>
          </table:table-cell>
          <table:table-cell office:value-type="float" office:value="0.821064212449099" calcext:value-type="float">
            <text:p>0.821064212449099</text:p>
          </table:table-cell>
          <table:table-cell office:value-type="float" office:value="0.968819376089498" calcext:value-type="float">
            <text:p>0.968819376089498</text:p>
          </table:table-cell>
          <table:table-cell office:value-type="float" office:value="0.980495331346432" calcext:value-type="float">
            <text:p>0.980495331346432</text:p>
          </table:table-cell>
          <table:table-cell office:value-type="float" office:value="0.707942927830568" calcext:value-type="float">
            <text:p>0.707942927830568</text:p>
          </table:table-cell>
          <table:table-cell office:value-type="float" office:value="0.62860317571201" calcext:value-type="float">
            <text:p>0.62860317571201</text:p>
          </table:table-cell>
          <table:table-cell office:value-type="float" office:value="0.567559667534789" calcext:value-type="float">
            <text:p>0.567559667534789</text:p>
          </table:table-cell>
          <table:table-cell office:value-type="float" office:value="0.973756429404787" calcext:value-type="float">
            <text:p>0.973756429404787</text:p>
          </table:table-cell>
          <table:table-cell office:value-type="float" office:value="-108.411414433886" calcext:value-type="float">
            <text:p>-108.411414433886</text:p>
          </table:table-cell>
          <table:table-cell office:value-type="float" office:value="-124.279364857598" calcext:value-type="float">
            <text:p>-124.279364857598</text:p>
          </table:table-cell>
          <table:table-cell office:value-type="float" office:value="-136.488066493042" calcext:value-type="float">
            <text:p>-136.488066493042</text:p>
          </table:table-cell>
        </table:table-row>
        <table:table-row table:style-name="ro1">
          <table:table-cell office:value-type="string" calcext:value-type="string">
            <text:p>2019-11-12 09:38:56</text:p>
          </table:table-cell>
          <table:table-cell office:value-type="float" office:value="25.1805522932264" calcext:value-type="float">
            <text:p>25.1805522932264</text:p>
          </table:table-cell>
          <table:table-cell office:value-type="float" office:value="82.4862573515675" calcext:value-type="float">
            <text:p>82.4862573515675</text:p>
          </table:table-cell>
          <table:table-cell office:value-type="float" office:value="982.139707403184" calcext:value-type="float">
            <text:p>982.1397074031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6776" calcext:value-type="float">
            <text:p>1386776</text:p>
          </table:table-cell>
          <table:table-cell office:value-type="float" office:value="1629988" calcext:value-type="float">
            <text:p>1629988</text:p>
          </table:table-cell>
          <table:table-cell office:value-type="float" office:value="1647525" calcext:value-type="float">
            <text:p>1647525</text:p>
          </table:table-cell>
          <table:table-cell office:value-type="float" office:value="1193699" calcext:value-type="float">
            <text:p>1193699</text:p>
          </table:table-cell>
          <table:table-cell office:value-type="float" office:value="1020144" calcext:value-type="float">
            <text:p>1020144</text:p>
          </table:table-cell>
          <table:table-cell office:value-type="float" office:value="989203" calcext:value-type="float">
            <text:p>989203</text:p>
          </table:table-cell>
          <table:table-cell office:value-type="float" office:value="1631915" calcext:value-type="float">
            <text:p>1631915</text:p>
          </table:table-cell>
          <table:table-cell office:value-type="float" office:value="5" calcext:value-type="float">
            <text:p>5</text:p>
          </table:table-cell>
          <table:table-cell office:value-type="float" office:value="0.826583007166744" calcext:value-type="float">
            <text:p>0.826583007166744</text:p>
          </table:table-cell>
          <table:table-cell office:value-type="float" office:value="0.971548673099121" calcext:value-type="float">
            <text:p>0.971548673099121</text:p>
          </table:table-cell>
          <table:table-cell office:value-type="float" office:value="0.98200154089946" calcext:value-type="float">
            <text:p>0.98200154089946</text:p>
          </table:table-cell>
          <table:table-cell office:value-type="float" office:value="0.711500133454816" calcext:value-type="float">
            <text:p>0.711500133454816</text:p>
          </table:table-cell>
          <table:table-cell office:value-type="float" office:value="0.60805327988306" calcext:value-type="float">
            <text:p>0.60805327988306</text:p>
          </table:table-cell>
          <table:table-cell office:value-type="float" office:value="0.589611004544616" calcext:value-type="float">
            <text:p>0.589611004544616</text:p>
          </table:table-cell>
          <table:table-cell office:value-type="float" office:value="0.972697254740865" calcext:value-type="float">
            <text:p>0.972697254740865</text:p>
          </table:table-cell>
          <table:table-cell office:value-type="float" office:value="-107.699973309037" calcext:value-type="float">
            <text:p>-107.699973309037</text:p>
          </table:table-cell>
          <table:table-cell office:value-type="float" office:value="-128.389344023388" calcext:value-type="float">
            <text:p>-128.389344023388</text:p>
          </table:table-cell>
          <table:table-cell office:value-type="float" office:value="-132.077799091077" calcext:value-type="float">
            <text:p>-132.077799091077</text:p>
          </table:table-cell>
        </table:table-row>
        <table:table-row table:style-name="ro1">
          <table:table-cell office:value-type="string" calcext:value-type="string">
            <text:p>2019-11-12 09:38:57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5070950735874" calcext:value-type="float">
            <text:p>82.5070950735874</text:p>
          </table:table-cell>
          <table:table-cell office:value-type="float" office:value="982.18618628563" calcext:value-type="float">
            <text:p>982.186186285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097" calcext:value-type="float">
            <text:p>1375097</text:p>
          </table:table-cell>
          <table:table-cell office:value-type="float" office:value="1627955" calcext:value-type="float">
            <text:p>1627955</text:p>
          </table:table-cell>
          <table:table-cell office:value-type="float" office:value="1634069" calcext:value-type="float">
            <text:p>1634069</text:p>
          </table:table-cell>
          <table:table-cell office:value-type="float" office:value="988288" calcext:value-type="float">
            <text:p>988288</text:p>
          </table:table-cell>
          <table:table-cell office:value-type="float" office:value="1130915" calcext:value-type="float">
            <text:p>1130915</text:p>
          </table:table-cell>
          <table:table-cell office:value-type="float" office:value="1152069" calcext:value-type="float">
            <text:p>1152069</text:p>
          </table:table-cell>
          <table:table-cell office:value-type="float" office:value="1633341" calcext:value-type="float">
            <text:p>1633341</text:p>
          </table:table-cell>
          <table:table-cell office:value-type="float" office:value="5" calcext:value-type="float">
            <text:p>5</text:p>
          </table:table-cell>
          <table:table-cell office:value-type="float" office:value="0.819621779873583" calcext:value-type="float">
            <text:p>0.819621779873583</text:p>
          </table:table-cell>
          <table:table-cell office:value-type="float" office:value="0.970336910526384" calcext:value-type="float">
            <text:p>0.970336910526384</text:p>
          </table:table-cell>
          <table:table-cell office:value-type="float" office:value="0.973981138942377" calcext:value-type="float">
            <text:p>0.973981138942377</text:p>
          </table:table-cell>
          <table:table-cell office:value-type="float" office:value="0.589065621979907" calcext:value-type="float">
            <text:p>0.589065621979907</text:p>
          </table:table-cell>
          <table:table-cell office:value-type="float" office:value="0.674077948817962" calcext:value-type="float">
            <text:p>0.674077948817962</text:p>
          </table:table-cell>
          <table:table-cell office:value-type="float" office:value="0.686686716876831" calcext:value-type="float">
            <text:p>0.686686716876831</text:p>
          </table:table-cell>
          <table:table-cell office:value-type="float" office:value="0.973547217076685" calcext:value-type="float">
            <text:p>0.973547217076685</text:p>
          </table:table-cell>
          <table:table-cell office:value-type="float" office:value="-132.186875604019" calcext:value-type="float">
            <text:p>-132.186875604019</text:p>
          </table:table-cell>
          <table:table-cell office:value-type="float" office:value="-115.184410236408" calcext:value-type="float">
            <text:p>-115.184410236408</text:p>
          </table:table-cell>
          <table:table-cell office:value-type="float" office:value="-112.662656624634" calcext:value-type="float">
            <text:p>-112.662656624634</text:p>
          </table:table-cell>
        </table:table-row>
        <table:table-row table:style-name="ro1">
          <table:table-cell office:value-type="string" calcext:value-type="string">
            <text:p>2019-11-12 09:38:59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5177638464406" calcext:value-type="float">
            <text:p>82.5177638464406</text:p>
          </table:table-cell>
          <table:table-cell office:value-type="float" office:value="982.21368469019" calcext:value-type="float">
            <text:p>982.2136846901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6958" calcext:value-type="float">
            <text:p>1406958</text:p>
          </table:table-cell>
          <table:table-cell office:value-type="float" office:value="1634110" calcext:value-type="float">
            <text:p>1634110</text:p>
          </table:table-cell>
          <table:table-cell office:value-type="float" office:value="1640618" calcext:value-type="float">
            <text:p>1640618</text:p>
          </table:table-cell>
          <table:table-cell office:value-type="float" office:value="1002946" calcext:value-type="float">
            <text:p>1002946</text:p>
          </table:table-cell>
          <table:table-cell office:value-type="float" office:value="1139573" calcext:value-type="float">
            <text:p>1139573</text:p>
          </table:table-cell>
          <table:table-cell office:value-type="float" office:value="1058940" calcext:value-type="float">
            <text:p>1058940</text:p>
          </table:table-cell>
          <table:table-cell office:value-type="float" office:value="1642008" calcext:value-type="float">
            <text:p>1642008</text:p>
          </table:table-cell>
          <table:table-cell office:value-type="float" office:value="5" calcext:value-type="float">
            <text:p>5</text:p>
          </table:table-cell>
          <table:table-cell office:value-type="float" office:value="0.838612418009331" calcext:value-type="float">
            <text:p>0.838612418009331</text:p>
          </table:table-cell>
          <table:table-cell office:value-type="float" office:value="0.974005576849649" calcext:value-type="float">
            <text:p>0.974005576849649</text:p>
          </table:table-cell>
          <table:table-cell office:value-type="float" office:value="0.977884647594052" calcext:value-type="float">
            <text:p>0.977884647594052</text:p>
          </table:table-cell>
          <table:table-cell office:value-type="float" office:value="0.597802471852597" calcext:value-type="float">
            <text:p>0.597802471852597</text:p>
          </table:table-cell>
          <table:table-cell office:value-type="float" office:value="0.679238519577804" calcext:value-type="float">
            <text:p>0.679238519577804</text:p>
          </table:table-cell>
          <table:table-cell office:value-type="float" office:value="0.631177500626743" calcext:value-type="float">
            <text:p>0.631177500626743</text:p>
          </table:table-cell>
          <table:table-cell office:value-type="float" office:value="0.978713152255196" calcext:value-type="float">
            <text:p>0.978713152255196</text:p>
          </table:table-cell>
          <table:table-cell office:value-type="float" office:value="-130.439505629481" calcext:value-type="float">
            <text:p>-130.439505629481</text:p>
          </table:table-cell>
          <table:table-cell office:value-type="float" office:value="-114.152296084439" calcext:value-type="float">
            <text:p>-114.152296084439</text:p>
          </table:table-cell>
          <table:table-cell office:value-type="float" office:value="-123.764499874651" calcext:value-type="float">
            <text:p>-123.764499874651</text:p>
          </table:table-cell>
        </table:table-row>
        <table:table-row table:style-name="ro1">
          <table:table-cell office:value-type="string" calcext:value-type="string">
            <text:p>2019-11-12 09:39:00</text:p>
          </table:table-cell>
          <table:table-cell office:value-type="float" office:value="25.1653902442195" calcext:value-type="float">
            <text:p>25.1653902442195</text:p>
          </table:table-cell>
          <table:table-cell office:value-type="float" office:value="82.5274317519401" calcext:value-type="float">
            <text:p>82.5274317519401</text:p>
          </table:table-cell>
          <table:table-cell office:value-type="float" office:value="982.086656047145" calcext:value-type="float">
            <text:p>982.0866560471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8477" calcext:value-type="float">
            <text:p>1388477</text:p>
          </table:table-cell>
          <table:table-cell office:value-type="float" office:value="1624085" calcext:value-type="float">
            <text:p>1624085</text:p>
          </table:table-cell>
          <table:table-cell office:value-type="float" office:value="1637474" calcext:value-type="float">
            <text:p>1637474</text:p>
          </table:table-cell>
          <table:table-cell office:value-type="float" office:value="1186193" calcext:value-type="float">
            <text:p>1186193</text:p>
          </table:table-cell>
          <table:table-cell office:value-type="float" office:value="1040873" calcext:value-type="float">
            <text:p>1040873</text:p>
          </table:table-cell>
          <table:table-cell office:value-type="float" office:value="939238" calcext:value-type="float">
            <text:p>939238</text:p>
          </table:table-cell>
          <table:table-cell office:value-type="float" office:value="1630696" calcext:value-type="float">
            <text:p>1630696</text:p>
          </table:table-cell>
          <table:table-cell office:value-type="float" office:value="5" calcext:value-type="float">
            <text:p>5</text:p>
          </table:table-cell>
          <table:table-cell office:value-type="float" office:value="0.827596882295237" calcext:value-type="float">
            <text:p>0.827596882295237</text:p>
          </table:table-cell>
          <table:table-cell office:value-type="float" office:value="0.968030210498596" calcext:value-type="float">
            <text:p>0.968030210498596</text:p>
          </table:table-cell>
          <table:table-cell office:value-type="float" office:value="0.976010677338919" calcext:value-type="float">
            <text:p>0.976010677338919</text:p>
          </table:table-cell>
          <table:table-cell office:value-type="float" office:value="0.707026208284641" calcext:value-type="float">
            <text:p>0.707026208284641</text:p>
          </table:table-cell>
          <table:table-cell office:value-type="float" office:value="0.620408728171435" calcext:value-type="float">
            <text:p>0.620408728171435</text:p>
          </table:table-cell>
          <table:table-cell office:value-type="float" office:value="0.559829540232365" calcext:value-type="float">
            <text:p>0.559829540232365</text:p>
          </table:table-cell>
          <table:table-cell office:value-type="float" office:value="0.971970674034437" calcext:value-type="float">
            <text:p>0.971970674034437</text:p>
          </table:table-cell>
          <table:table-cell office:value-type="float" office:value="-108.594758343072" calcext:value-type="float">
            <text:p>-108.594758343072</text:p>
          </table:table-cell>
          <table:table-cell office:value-type="float" office:value="-125.918254365713" calcext:value-type="float">
            <text:p>-125.918254365713</text:p>
          </table:table-cell>
          <table:table-cell office:value-type="float" office:value="-138.034091953527" calcext:value-type="float">
            <text:p>-138.034091953527</text:p>
          </table:table-cell>
        </table:table-row>
        <table:table-row table:style-name="ro1">
          <table:table-cell office:value-type="string" calcext:value-type="string">
            <text:p>2019-11-12 09:39:01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5337669416353" calcext:value-type="float">
            <text:p>82.5337669416353</text:p>
          </table:table-cell>
          <table:table-cell office:value-type="float" office:value="982.103691202495" calcext:value-type="float">
            <text:p>982.1036912024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297" calcext:value-type="float">
            <text:p>1384297</text:p>
          </table:table-cell>
          <table:table-cell office:value-type="float" office:value="1628478" calcext:value-type="float">
            <text:p>1628478</text:p>
          </table:table-cell>
          <table:table-cell office:value-type="float" office:value="1643216" calcext:value-type="float">
            <text:p>1643216</text:p>
          </table:table-cell>
          <table:table-cell office:value-type="float" office:value="1202122" calcext:value-type="float">
            <text:p>1202122</text:p>
          </table:table-cell>
          <table:table-cell office:value-type="float" office:value="1025871" calcext:value-type="float">
            <text:p>1025871</text:p>
          </table:table-cell>
          <table:table-cell office:value-type="float" office:value="1007954" calcext:value-type="float">
            <text:p>1007954</text:p>
          </table:table-cell>
          <table:table-cell office:value-type="float" office:value="1629821" calcext:value-type="float">
            <text:p>1629821</text:p>
          </table:table-cell>
          <table:table-cell office:value-type="float" office:value="5" calcext:value-type="float">
            <text:p>5</text:p>
          </table:table-cell>
          <table:table-cell office:value-type="float" office:value="0.825105407846619" calcext:value-type="float">
            <text:p>0.825105407846619</text:p>
          </table:table-cell>
          <table:table-cell office:value-type="float" office:value="0.970648642855721" calcext:value-type="float">
            <text:p>0.970648642855721</text:p>
          </table:table-cell>
          <table:table-cell office:value-type="float" office:value="0.979433176449916" calcext:value-type="float">
            <text:p>0.979433176449916</text:p>
          </table:table-cell>
          <table:table-cell office:value-type="float" office:value="0.716520633282737" calcext:value-type="float">
            <text:p>0.716520633282737</text:p>
          </table:table-cell>
          <table:table-cell office:value-type="float" office:value="0.611466838296275" calcext:value-type="float">
            <text:p>0.611466838296275</text:p>
          </table:table-cell>
          <table:table-cell office:value-type="float" office:value="0.600787472818789" calcext:value-type="float">
            <text:p>0.600787472818789</text:p>
          </table:table-cell>
          <table:table-cell office:value-type="float" office:value="0.97144913333048" calcext:value-type="float">
            <text:p>0.97144913333048</text:p>
          </table:table-cell>
          <table:table-cell office:value-type="float" office:value="-106.695873343453" calcext:value-type="float">
            <text:p>-106.695873343453</text:p>
          </table:table-cell>
          <table:table-cell office:value-type="float" office:value="-127.706632340745" calcext:value-type="float">
            <text:p>-127.706632340745</text:p>
          </table:table-cell>
          <table:table-cell office:value-type="float" office:value="-129.842505436242" calcext:value-type="float">
            <text:p>-129.842505436242</text:p>
          </table:table-cell>
        </table:table-row>
        <table:table-row table:style-name="ro1">
          <table:table-cell office:value-type="string" calcext:value-type="string">
            <text:p>2019-11-12 09:39:02</text:p>
          </table:table-cell>
          <table:table-cell office:value-type="float" office:value="25.1653902442195" calcext:value-type="float">
            <text:p>25.1653902442195</text:p>
          </table:table-cell>
          <table:table-cell office:value-type="float" office:value="82.543434438866" calcext:value-type="float">
            <text:p>82.543434438866</text:p>
          </table:table-cell>
          <table:table-cell office:value-type="float" office:value="982.141651831945" calcext:value-type="float">
            <text:p>982.1416518319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5842" calcext:value-type="float">
            <text:p>1395842</text:p>
          </table:table-cell>
          <table:table-cell office:value-type="float" office:value="1621374" calcext:value-type="float">
            <text:p>1621374</text:p>
          </table:table-cell>
          <table:table-cell office:value-type="float" office:value="1630566" calcext:value-type="float">
            <text:p>1630566</text:p>
          </table:table-cell>
          <table:table-cell office:value-type="float" office:value="1014361" calcext:value-type="float">
            <text:p>1014361</text:p>
          </table:table-cell>
          <table:table-cell office:value-type="float" office:value="1216506" calcext:value-type="float">
            <text:p>1216506</text:p>
          </table:table-cell>
          <table:table-cell office:value-type="float" office:value="994586" calcext:value-type="float">
            <text:p>994586</text:p>
          </table:table-cell>
          <table:table-cell office:value-type="float" office:value="1634036" calcext:value-type="float">
            <text:p>1634036</text:p>
          </table:table-cell>
          <table:table-cell office:value-type="float" office:value="5" calcext:value-type="float">
            <text:p>5</text:p>
          </table:table-cell>
          <table:table-cell office:value-type="float" office:value="0.831986764906259" calcext:value-type="float">
            <text:p>0.831986764906259</text:p>
          </table:table-cell>
          <table:table-cell office:value-type="float" office:value="0.966414328386108" calcext:value-type="float">
            <text:p>0.966414328386108</text:p>
          </table:table-cell>
          <table:table-cell office:value-type="float" office:value="0.971893187986992" calcext:value-type="float">
            <text:p>0.971893187986992</text:p>
          </table:table-cell>
          <table:table-cell office:value-type="float" office:value="0.604606342864793" calcext:value-type="float">
            <text:p>0.604606342864793</text:p>
          </table:table-cell>
          <table:table-cell office:value-type="float" office:value="0.725094166409274" calcext:value-type="float">
            <text:p>0.725094166409274</text:p>
          </table:table-cell>
          <table:table-cell office:value-type="float" office:value="0.592819522955361" calcext:value-type="float">
            <text:p>0.592819522955361</text:p>
          </table:table-cell>
          <table:table-cell office:value-type="float" office:value="0.973961469407257" calcext:value-type="float">
            <text:p>0.973961469407257</text:p>
          </table:table-cell>
          <table:table-cell office:value-type="float" office:value="-129.078731427041" calcext:value-type="float">
            <text:p>-129.078731427041</text:p>
          </table:table-cell>
          <table:table-cell office:value-type="float" office:value="-104.981166718145" calcext:value-type="float">
            <text:p>-104.981166718145</text:p>
          </table:table-cell>
          <table:table-cell office:value-type="float" office:value="-131.436095408928" calcext:value-type="float">
            <text:p>-131.436095408928</text:p>
          </table:table-cell>
        </table:table-row>
        <table:table-row table:style-name="ro1">
          <table:table-cell office:value-type="string" calcext:value-type="string">
            <text:p>2019-11-12 09:39:04</text:p>
          </table:table-cell>
          <table:table-cell office:value-type="float" office:value="25.1805522932264" calcext:value-type="float">
            <text:p>25.1805522932264</text:p>
          </table:table-cell>
          <table:table-cell office:value-type="float" office:value="82.4969263117815" calcext:value-type="float">
            <text:p>82.4969263117815</text:p>
          </table:table-cell>
          <table:table-cell office:value-type="float" office:value="982.112208835013" calcext:value-type="float">
            <text:p>982.1122088350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119" calcext:value-type="float">
            <text:p>1379119</text:p>
          </table:table-cell>
          <table:table-cell office:value-type="float" office:value="1628008" calcext:value-type="float">
            <text:p>1628008</text:p>
          </table:table-cell>
          <table:table-cell office:value-type="float" office:value="1642527" calcext:value-type="float">
            <text:p>1642527</text:p>
          </table:table-cell>
          <table:table-cell office:value-type="float" office:value="1221746" calcext:value-type="float">
            <text:p>1221746</text:p>
          </table:table-cell>
          <table:table-cell office:value-type="float" office:value="1021905" calcext:value-type="float">
            <text:p>1021905</text:p>
          </table:table-cell>
          <table:table-cell office:value-type="float" office:value="1065466" calcext:value-type="float">
            <text:p>1065466</text:p>
          </table:table-cell>
          <table:table-cell office:value-type="float" office:value="1634476" calcext:value-type="float">
            <text:p>1634476</text:p>
          </table:table-cell>
          <table:table-cell office:value-type="float" office:value="5" calcext:value-type="float">
            <text:p>5</text:p>
          </table:table-cell>
          <table:table-cell office:value-type="float" office:value="0.82201907897223" calcext:value-type="float">
            <text:p>0.82201907897223</text:p>
          </table:table-cell>
          <table:table-cell office:value-type="float" office:value="0.970368500991881" calcext:value-type="float">
            <text:p>0.970368500991881</text:p>
          </table:table-cell>
          <table:table-cell office:value-type="float" office:value="0.979022500398457" calcext:value-type="float">
            <text:p>0.979022500398457</text:p>
          </table:table-cell>
          <table:table-cell office:value-type="float" office:value="0.728217450167829" calcext:value-type="float">
            <text:p>0.728217450167829</text:p>
          </table:table-cell>
          <table:table-cell office:value-type="float" office:value="0.609102917802682" calcext:value-type="float">
            <text:p>0.609102917802682</text:p>
          </table:table-cell>
          <table:table-cell office:value-type="float" office:value="0.635067300208485" calcext:value-type="float">
            <text:p>0.635067300208485</text:p>
          </table:table-cell>
          <table:table-cell office:value-type="float" office:value="0.974223729875532" calcext:value-type="float">
            <text:p>0.974223729875532</text:p>
          </table:table-cell>
          <table:table-cell office:value-type="float" office:value="-104.356509966434" calcext:value-type="float">
            <text:p>-104.356509966434</text:p>
          </table:table-cell>
          <table:table-cell office:value-type="float" office:value="-128.179416439464" calcext:value-type="float">
            <text:p>-128.179416439464</text:p>
          </table:table-cell>
          <table:table-cell office:value-type="float" office:value="-122.986539958303" calcext:value-type="float">
            <text:p>-122.986539958303</text:p>
          </table:table-cell>
        </table:table-row>
        <table:table-row table:style-name="ro1">
          <table:table-cell office:value-type="string" calcext:value-type="string">
            <text:p>2019-11-12 09:39:05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4697540994446" calcext:value-type="float">
            <text:p>82.4697540994446</text:p>
          </table:table-cell>
          <table:table-cell office:value-type="float" office:value="982.158687902828" calcext:value-type="float">
            <text:p>982.1586879028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9157" calcext:value-type="float">
            <text:p>1399157</text:p>
          </table:table-cell>
          <table:table-cell office:value-type="float" office:value="1622525" calcext:value-type="float">
            <text:p>1622525</text:p>
          </table:table-cell>
          <table:table-cell office:value-type="float" office:value="1629778" calcext:value-type="float">
            <text:p>1629778</text:p>
          </table:table-cell>
          <table:table-cell office:value-type="float" office:value="981944" calcext:value-type="float">
            <text:p>981944</text:p>
          </table:table-cell>
          <table:table-cell office:value-type="float" office:value="1203940" calcext:value-type="float">
            <text:p>1203940</text:p>
          </table:table-cell>
          <table:table-cell office:value-type="float" office:value="1037462" calcext:value-type="float">
            <text:p>1037462</text:p>
          </table:table-cell>
          <table:table-cell office:value-type="float" office:value="1634492" calcext:value-type="float">
            <text:p>1634492</text:p>
          </table:table-cell>
          <table:table-cell office:value-type="float" office:value="5" calcext:value-type="float">
            <text:p>5</text:p>
          </table:table-cell>
          <table:table-cell office:value-type="float" office:value="0.833962659116108" calcext:value-type="float">
            <text:p>0.833962659116108</text:p>
          </table:table-cell>
          <table:table-cell office:value-type="float" office:value="0.967100377929256" calcext:value-type="float">
            <text:p>0.967100377929256</text:p>
          </table:table-cell>
          <table:table-cell office:value-type="float" office:value="0.971423503330172" calcext:value-type="float">
            <text:p>0.971423503330172</text:p>
          </table:table-cell>
          <table:table-cell office:value-type="float" office:value="0.585284302864588" calcext:value-type="float">
            <text:p>0.585284302864588</text:p>
          </table:table-cell>
          <table:table-cell office:value-type="float" office:value="0.71760424585393" calcext:value-type="float">
            <text:p>0.71760424585393</text:p>
          </table:table-cell>
          <table:table-cell office:value-type="float" office:value="0.618375613495781" calcext:value-type="float">
            <text:p>0.618375613495781</text:p>
          </table:table-cell>
          <table:table-cell office:value-type="float" office:value="0.974233266619833" calcext:value-type="float">
            <text:p>0.974233266619833</text:p>
          </table:table-cell>
          <table:table-cell office:value-type="float" office:value="-132.943139427082" calcext:value-type="float">
            <text:p>-132.943139427082</text:p>
          </table:table-cell>
          <table:table-cell office:value-type="float" office:value="-106.479150829214" calcext:value-type="float">
            <text:p>-106.479150829214</text:p>
          </table:table-cell>
          <table:table-cell office:value-type="float" office:value="-126.324877300844" calcext:value-type="float">
            <text:p>-126.324877300844</text:p>
          </table:table-cell>
        </table:table-row>
        <table:table-row table:style-name="ro1">
          <table:table-cell office:value-type="string" calcext:value-type="string">
            <text:p>2019-11-12 09:39:06</text:p>
          </table:table-cell>
          <table:table-cell office:value-type="float" office:value="25.1805522932264" calcext:value-type="float">
            <text:p>25.1805522932264</text:p>
          </table:table-cell>
          <table:table-cell office:value-type="float" office:value="82.5075952378161" calcext:value-type="float">
            <text:p>82.5075952378161</text:p>
          </table:table-cell>
          <table:table-cell office:value-type="float" office:value="982.1947046048" calcext:value-type="float">
            <text:p>982.194704604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9621" calcext:value-type="float">
            <text:p>1399621</text:p>
          </table:table-cell>
          <table:table-cell office:value-type="float" office:value="1631053" calcext:value-type="float">
            <text:p>1631053</text:p>
          </table:table-cell>
          <table:table-cell office:value-type="float" office:value="1640424" calcext:value-type="float">
            <text:p>1640424</text:p>
          </table:table-cell>
          <table:table-cell office:value-type="float" office:value="1100468" calcext:value-type="float">
            <text:p>1100468</text:p>
          </table:table-cell>
          <table:table-cell office:value-type="float" office:value="1056057" calcext:value-type="float">
            <text:p>1056057</text:p>
          </table:table-cell>
          <table:table-cell office:value-type="float" office:value="1110451" calcext:value-type="float">
            <text:p>1110451</text:p>
          </table:table-cell>
          <table:table-cell office:value-type="float" office:value="1628246" calcext:value-type="float">
            <text:p>1628246</text:p>
          </table:table-cell>
          <table:table-cell office:value-type="float" office:value="5" calcext:value-type="float">
            <text:p>5</text:p>
          </table:table-cell>
          <table:table-cell office:value-type="float" office:value="0.834239224700835" calcext:value-type="float">
            <text:p>0.834239224700835</text:p>
          </table:table-cell>
          <table:table-cell office:value-type="float" office:value="0.972183462641652" calcext:value-type="float">
            <text:p>0.972183462641652</text:p>
          </table:table-cell>
          <table:table-cell office:value-type="float" office:value="0.977769014569403" calcext:value-type="float">
            <text:p>0.977769014569403</text:p>
          </table:table-cell>
          <table:table-cell office:value-type="float" office:value="0.655930120459809" calcext:value-type="float">
            <text:p>0.655930120459809</text:p>
          </table:table-cell>
          <table:table-cell office:value-type="float" office:value="0.629459098513019" calcext:value-type="float">
            <text:p>0.629459098513019</text:p>
          </table:table-cell>
          <table:table-cell office:value-type="float" office:value="0.661880452857072" calcext:value-type="float">
            <text:p>0.661880452857072</text:p>
          </table:table-cell>
          <table:table-cell office:value-type="float" office:value="0.970510360063357" calcext:value-type="float">
            <text:p>0.970510360063357</text:p>
          </table:table-cell>
          <table:table-cell office:value-type="float" office:value="-118.813975908038" calcext:value-type="float">
            <text:p>-118.813975908038</text:p>
          </table:table-cell>
          <table:table-cell office:value-type="float" office:value="-124.108180297396" calcext:value-type="float">
            <text:p>-124.108180297396</text:p>
          </table:table-cell>
          <table:table-cell office:value-type="float" office:value="-117.623909428586" calcext:value-type="float">
            <text:p>-117.623909428586</text:p>
          </table:table-cell>
        </table:table-row>
        <table:table-row table:style-name="ro1">
          <table:table-cell office:value-type="string" calcext:value-type="string">
            <text:p>2019-11-12 09:39:08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5070950735874" calcext:value-type="float">
            <text:p>82.5070950735874</text:p>
          </table:table-cell>
          <table:table-cell office:value-type="float" office:value="982.18618628563" calcext:value-type="float">
            <text:p>982.186186285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856" calcext:value-type="float">
            <text:p>1385856</text:p>
          </table:table-cell>
          <table:table-cell office:value-type="float" office:value="1621349" calcext:value-type="float">
            <text:p>1621349</text:p>
          </table:table-cell>
          <table:table-cell office:value-type="float" office:value="1632468" calcext:value-type="float">
            <text:p>1632468</text:p>
          </table:table-cell>
          <table:table-cell office:value-type="float" office:value="1052639" calcext:value-type="float">
            <text:p>1052639</text:p>
          </table:table-cell>
          <table:table-cell office:value-type="float" office:value="1250829" calcext:value-type="float">
            <text:p>1250829</text:p>
          </table:table-cell>
          <table:table-cell office:value-type="float" office:value="961746" calcext:value-type="float">
            <text:p>961746</text:p>
          </table:table-cell>
          <table:table-cell office:value-type="float" office:value="1634228" calcext:value-type="float">
            <text:p>1634228</text:p>
          </table:table-cell>
          <table:table-cell office:value-type="float" office:value="5" calcext:value-type="float">
            <text:p>5</text:p>
          </table:table-cell>
          <table:table-cell office:value-type="float" office:value="0.826034644369441" calcext:value-type="float">
            <text:p>0.826034644369441</text:p>
          </table:table-cell>
          <table:table-cell office:value-type="float" office:value="0.966399427223137" calcext:value-type="float">
            <text:p>0.966399427223137</text:p>
          </table:table-cell>
          <table:table-cell office:value-type="float" office:value="0.973026868465766" calcext:value-type="float">
            <text:p>0.973026868465766</text:p>
          </table:table-cell>
          <table:table-cell office:value-type="float" office:value="0.627421811511733" calcext:value-type="float">
            <text:p>0.627421811511733</text:p>
          </table:table-cell>
          <table:table-cell office:value-type="float" office:value="0.745552271074327" calcext:value-type="float">
            <text:p>0.745552271074327</text:p>
          </table:table-cell>
          <table:table-cell office:value-type="float" office:value="0.5732453552777" calcext:value-type="float">
            <text:p>0.5732453552777</text:p>
          </table:table-cell>
          <table:table-cell office:value-type="float" office:value="0.974075910338868" calcext:value-type="float">
            <text:p>0.974075910338868</text:p>
          </table:table-cell>
          <table:table-cell office:value-type="float" office:value="-124.515637697654" calcext:value-type="float">
            <text:p>-124.515637697654</text:p>
          </table:table-cell>
          <table:table-cell office:value-type="float" office:value="-100.889545785135" calcext:value-type="float">
            <text:p>-100.889545785135</text:p>
          </table:table-cell>
          <table:table-cell office:value-type="float" office:value="-135.35092894446" calcext:value-type="float">
            <text:p>-135.35092894446</text:p>
          </table:table-cell>
        </table:table-row>
        <table:table-row table:style-name="ro1">
          <table:table-cell office:value-type="string" calcext:value-type="string">
            <text:p>2019-11-12 09:39:09</text:p>
          </table:table-cell>
          <table:table-cell office:value-type="float" office:value="25.1805522932264" calcext:value-type="float">
            <text:p>25.1805522932264</text:p>
          </table:table-cell>
          <table:table-cell office:value-type="float" office:value="82.47025384716" calcext:value-type="float">
            <text:p>82.47025384716</text:p>
          </table:table-cell>
          <table:table-cell office:value-type="float" office:value="982.167205993113" calcext:value-type="float">
            <text:p>982.1672059931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0768" calcext:value-type="float">
            <text:p>1400768</text:p>
          </table:table-cell>
          <table:table-cell office:value-type="float" office:value="1627551" calcext:value-type="float">
            <text:p>1627551</text:p>
          </table:table-cell>
          <table:table-cell office:value-type="float" office:value="1641475" calcext:value-type="float">
            <text:p>1641475</text:p>
          </table:table-cell>
          <table:table-cell office:value-type="float" office:value="1160412" calcext:value-type="float">
            <text:p>1160412</text:p>
          </table:table-cell>
          <table:table-cell office:value-type="float" office:value="1054320" calcext:value-type="float">
            <text:p>1054320</text:p>
          </table:table-cell>
          <table:table-cell office:value-type="float" office:value="983756" calcext:value-type="float">
            <text:p>983756</text:p>
          </table:table-cell>
          <table:table-cell office:value-type="float" office:value="1628718" calcext:value-type="float">
            <text:p>1628718</text:p>
          </table:table-cell>
          <table:table-cell office:value-type="float" office:value="5" calcext:value-type="float">
            <text:p>5</text:p>
          </table:table-cell>
          <table:table-cell office:value-type="float" office:value="0.834922890057908" calcext:value-type="float">
            <text:p>0.834922890057908</text:p>
          </table:table-cell>
          <table:table-cell office:value-type="float" office:value="0.970096107732786" calcext:value-type="float">
            <text:p>0.970096107732786</text:p>
          </table:table-cell>
          <table:table-cell office:value-type="float" office:value="0.978395459460671" calcext:value-type="float">
            <text:p>0.978395459460671</text:p>
          </table:table-cell>
          <table:table-cell office:value-type="float" office:value="0.691659532983247" calcext:value-type="float">
            <text:p>0.691659532983247</text:p>
          </table:table-cell>
          <table:table-cell office:value-type="float" office:value="0.628423765709849" calcext:value-type="float">
            <text:p>0.628423765709849</text:p>
          </table:table-cell>
          <table:table-cell office:value-type="float" office:value="0.586364339156668" calcext:value-type="float">
            <text:p>0.586364339156668</text:p>
          </table:table-cell>
          <table:table-cell office:value-type="float" office:value="0.970791694020235" calcext:value-type="float">
            <text:p>0.970791694020235</text:p>
          </table:table-cell>
          <table:table-cell office:value-type="float" office:value="-111.668093403351" calcext:value-type="float">
            <text:p>-111.668093403351</text:p>
          </table:table-cell>
          <table:table-cell office:value-type="float" office:value="-124.31524685803" calcext:value-type="float">
            <text:p>-124.31524685803</text:p>
          </table:table-cell>
          <table:table-cell office:value-type="float" office:value="-132.727132168666" calcext:value-type="float">
            <text:p>-132.727132168666</text:p>
          </table:table-cell>
        </table:table-row>
        <table:table-row table:style-name="ro1">
          <table:table-cell office:value-type="string" calcext:value-type="string">
            <text:p>2019-11-12 09:39:10</text:p>
          </table:table-cell>
          <table:table-cell office:value-type="float" office:value="25.1754982765997" calcext:value-type="float">
            <text:p>25.1754982765997</text:p>
          </table:table-cell>
          <table:table-cell office:value-type="float" office:value="82.5017606743439" calcext:value-type="float">
            <text:p>82.5017606743439</text:p>
          </table:table-cell>
          <table:table-cell office:value-type="float" office:value="982.158687902828" calcext:value-type="float">
            <text:p>982.1586879028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7451" calcext:value-type="float">
            <text:p>1397451</text:p>
          </table:table-cell>
          <table:table-cell office:value-type="float" office:value="1621951" calcext:value-type="float">
            <text:p>1621951</text:p>
          </table:table-cell>
          <table:table-cell office:value-type="float" office:value="1631164" calcext:value-type="float">
            <text:p>1631164</text:p>
          </table:table-cell>
          <table:table-cell office:value-type="float" office:value="1022345" calcext:value-type="float">
            <text:p>1022345</text:p>
          </table:table-cell>
          <table:table-cell office:value-type="float" office:value="1228333" calcext:value-type="float">
            <text:p>1228333</text:p>
          </table:table-cell>
          <table:table-cell office:value-type="float" office:value="999113" calcext:value-type="float">
            <text:p>999113</text:p>
          </table:table-cell>
          <table:table-cell office:value-type="float" office:value="1634480" calcext:value-type="float">
            <text:p>1634480</text:p>
          </table:table-cell>
          <table:table-cell office:value-type="float" office:value="5" calcext:value-type="float">
            <text:p>5</text:p>
          </table:table-cell>
          <table:table-cell office:value-type="float" office:value="0.832945803755022" calcext:value-type="float">
            <text:p>0.832945803755022</text:p>
          </table:table-cell>
          <table:table-cell office:value-type="float" office:value="0.96675824722746" calcext:value-type="float">
            <text:p>0.96675824722746</text:p>
          </table:table-cell>
          <table:table-cell office:value-type="float" office:value="0.97224962380524" calcext:value-type="float">
            <text:p>0.97224962380524</text:p>
          </table:table-cell>
          <table:table-cell office:value-type="float" office:value="0.609365178270957" calcext:value-type="float">
            <text:p>0.609365178270957</text:p>
          </table:table-cell>
          <table:table-cell office:value-type="float" office:value="0.732143608587218" calcext:value-type="float">
            <text:p>0.732143608587218</text:p>
          </table:table-cell>
          <table:table-cell office:value-type="float" office:value="0.595517825546005" calcext:value-type="float">
            <text:p>0.595517825546005</text:p>
          </table:table-cell>
          <table:table-cell office:value-type="float" office:value="0.974226114061607" calcext:value-type="float">
            <text:p>0.974226114061607</text:p>
          </table:table-cell>
          <table:table-cell office:value-type="float" office:value="-128.126964345809" calcext:value-type="float">
            <text:p>-128.126964345809</text:p>
          </table:table-cell>
          <table:table-cell office:value-type="float" office:value="-103.571278282556" calcext:value-type="float">
            <text:p>-103.571278282556</text:p>
          </table:table-cell>
          <table:table-cell office:value-type="float" office:value="-130.896434890799" calcext:value-type="float">
            <text:p>-130.896434890799</text:p>
          </table:table-cell>
        </table:table-row>
        <table:table-row table:style-name="ro1">
          <table:table-cell office:value-type="string" calcext:value-type="string">
            <text:p>2019-11-12 09:39:11</text:p>
          </table:table-cell>
          <table:table-cell office:value-type="float" office:value="25.1805522932264" calcext:value-type="float">
            <text:p>25.1805522932264</text:p>
          </table:table-cell>
          <table:table-cell office:value-type="float" office:value="82.5075952378161" calcext:value-type="float">
            <text:p>82.5075952378161</text:p>
          </table:table-cell>
          <table:table-cell office:value-type="float" office:value="982.222203238245" calcext:value-type="float">
            <text:p>982.2222032382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0899" calcext:value-type="float">
            <text:p>1400899</text:p>
          </table:table-cell>
          <table:table-cell office:value-type="float" office:value="1630201" calcext:value-type="float">
            <text:p>1630201</text:p>
          </table:table-cell>
          <table:table-cell office:value-type="float" office:value="1639663" calcext:value-type="float">
            <text:p>1639663</text:p>
          </table:table-cell>
          <table:table-cell office:value-type="float" office:value="1053273" calcext:value-type="float">
            <text:p>1053273</text:p>
          </table:table-cell>
          <table:table-cell office:value-type="float" office:value="1089099" calcext:value-type="float">
            <text:p>1089099</text:p>
          </table:table-cell>
          <table:table-cell office:value-type="float" office:value="1147170" calcext:value-type="float">
            <text:p>1147170</text:p>
          </table:table-cell>
          <table:table-cell office:value-type="float" office:value="1639822" calcext:value-type="float">
            <text:p>1639822</text:p>
          </table:table-cell>
          <table:table-cell office:value-type="float" office:value="5" calcext:value-type="float">
            <text:p>5</text:p>
          </table:table-cell>
          <table:table-cell office:value-type="float" office:value="0.835000972151872" calcext:value-type="float">
            <text:p>0.835000972151872</text:p>
          </table:table-cell>
          <table:table-cell office:value-type="float" office:value="0.971675631007627" calcext:value-type="float">
            <text:p>0.971675631007627</text:p>
          </table:table-cell>
          <table:table-cell office:value-type="float" office:value="0.97731542316859" calcext:value-type="float">
            <text:p>0.97731542316859</text:p>
          </table:table-cell>
          <table:table-cell office:value-type="float" office:value="0.627799705004657" calcext:value-type="float">
            <text:p>0.627799705004657</text:p>
          </table:table-cell>
          <table:table-cell office:value-type="float" office:value="0.649153667587479" calcext:value-type="float">
            <text:p>0.649153667587479</text:p>
          </table:table-cell>
          <table:table-cell office:value-type="float" office:value="0.683766684981189" calcext:value-type="float">
            <text:p>0.683766684981189</text:p>
          </table:table-cell>
          <table:table-cell office:value-type="float" office:value="0.977410194565081" calcext:value-type="float">
            <text:p>0.977410194565081</text:p>
          </table:table-cell>
          <table:table-cell office:value-type="float" office:value="-124.440058999069" calcext:value-type="float">
            <text:p>-124.440058999069</text:p>
          </table:table-cell>
          <table:table-cell office:value-type="float" office:value="-120.169266482504" calcext:value-type="float">
            <text:p>-120.169266482504</text:p>
          </table:table-cell>
          <table:table-cell office:value-type="float" office:value="-113.246663003762" calcext:value-type="float">
            <text:p>-113.246663003762</text:p>
          </table:table-cell>
        </table:table-row>
        <table:table-row table:style-name="ro1">
          <table:table-cell office:value-type="string" calcext:value-type="string">
            <text:p>2019-11-12 09:39:13</text:p>
          </table:table-cell>
          <table:table-cell office:value-type="float" office:value="25.1805522932264" calcext:value-type="float">
            <text:p>25.1805522932264</text:p>
          </table:table-cell>
          <table:table-cell office:value-type="float" office:value="82.5075952378161" calcext:value-type="float">
            <text:p>82.5075952378161</text:p>
          </table:table-cell>
          <table:table-cell office:value-type="float" office:value="982.1947046048" calcext:value-type="float">
            <text:p>982.194704604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466" calcext:value-type="float">
            <text:p>1371466</text:p>
          </table:table-cell>
          <table:table-cell office:value-type="float" office:value="1625701" calcext:value-type="float">
            <text:p>1625701</text:p>
          </table:table-cell>
          <table:table-cell office:value-type="float" office:value="1631126" calcext:value-type="float">
            <text:p>1631126</text:p>
          </table:table-cell>
          <table:table-cell office:value-type="float" office:value="1005873" calcext:value-type="float">
            <text:p>1005873</text:p>
          </table:table-cell>
          <table:table-cell office:value-type="float" office:value="1174590" calcext:value-type="float">
            <text:p>1174590</text:p>
          </table:table-cell>
          <table:table-cell office:value-type="float" office:value="1145411" calcext:value-type="float">
            <text:p>1145411</text:p>
          </table:table-cell>
          <table:table-cell office:value-type="float" office:value="1631806" calcext:value-type="float">
            <text:p>1631806</text:p>
          </table:table-cell>
          <table:table-cell office:value-type="float" office:value="5" calcext:value-type="float">
            <text:p>5</text:p>
          </table:table-cell>
          <table:table-cell office:value-type="float" office:value="0.817457534963791" calcext:value-type="float">
            <text:p>0.817457534963791</text:p>
          </table:table-cell>
          <table:table-cell office:value-type="float" office:value="0.96899342167299" calcext:value-type="float">
            <text:p>0.96899342167299</text:p>
          </table:table-cell>
          <table:table-cell office:value-type="float" office:value="0.972226974037525" calcext:value-type="float">
            <text:p>0.972226974037525</text:p>
          </table:table-cell>
          <table:table-cell office:value-type="float" office:value="0.599547100013149" calcext:value-type="float">
            <text:p>0.599547100013149</text:p>
          </table:table-cell>
          <table:table-cell office:value-type="float" office:value="0.70011028052691" calcext:value-type="float">
            <text:p>0.70011028052691</text:p>
          </table:table-cell>
          <table:table-cell office:value-type="float" office:value="0.682718239154606" calcext:value-type="float">
            <text:p>0.682718239154606</text:p>
          </table:table-cell>
          <table:table-cell office:value-type="float" office:value="0.972632285670314" calcext:value-type="float">
            <text:p>0.972632285670314</text:p>
          </table:table-cell>
          <table:table-cell office:value-type="float" office:value="-130.09057999737" calcext:value-type="float">
            <text:p>-130.09057999737</text:p>
          </table:table-cell>
          <table:table-cell office:value-type="float" office:value="-109.977943894618" calcext:value-type="float">
            <text:p>-109.977943894618</text:p>
          </table:table-cell>
          <table:table-cell office:value-type="float" office:value="-113.456352169079" calcext:value-type="float">
            <text:p>-113.456352169079</text:p>
          </table:table-cell>
        </table:table-row>
        <table:table-row table:style-name="ro1">
          <table:table-cell office:value-type="string" calcext:value-type="string">
            <text:p>2019-11-12 09:39:14</text:p>
          </table:table-cell>
          <table:table-cell office:value-type="float" office:value="25.1856063101441" calcext:value-type="float">
            <text:p>25.1856063101441</text:p>
          </table:table-cell>
          <table:table-cell office:value-type="float" office:value="82.481422715793" calcext:value-type="float">
            <text:p>82.481422715793</text:p>
          </table:table-cell>
          <table:table-cell office:value-type="float" office:value="982.175724119958" calcext:value-type="float">
            <text:p>982.17572411995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8719" calcext:value-type="float">
            <text:p>1408719</text:p>
          </table:table-cell>
          <table:table-cell office:value-type="float" office:value="1627357" calcext:value-type="float">
            <text:p>1627357</text:p>
          </table:table-cell>
          <table:table-cell office:value-type="float" office:value="1639492" calcext:value-type="float">
            <text:p>1639492</text:p>
          </table:table-cell>
          <table:table-cell office:value-type="float" office:value="1123106" calcext:value-type="float">
            <text:p>1123106</text:p>
          </table:table-cell>
          <table:table-cell office:value-type="float" office:value="1242459" calcext:value-type="float">
            <text:p>1242459</text:p>
          </table:table-cell>
          <table:table-cell office:value-type="float" office:value="946292" calcext:value-type="float">
            <text:p>946292</text:p>
          </table:table-cell>
          <table:table-cell office:value-type="float" office:value="1632623" calcext:value-type="float">
            <text:p>1632623</text:p>
          </table:table-cell>
          <table:table-cell office:value-type="float" office:value="5" calcext:value-type="float">
            <text:p>5</text:p>
          </table:table-cell>
          <table:table-cell office:value-type="float" office:value="0.839662055928952" calcext:value-type="float">
            <text:p>0.839662055928952</text:p>
          </table:table-cell>
          <table:table-cell office:value-type="float" office:value="0.969980474708137" calcext:value-type="float">
            <text:p>0.969980474708137</text:p>
          </table:table-cell>
          <table:table-cell office:value-type="float" office:value="0.977213499213874" calcext:value-type="float">
            <text:p>0.977213499213874</text:p>
          </table:table-cell>
          <table:table-cell office:value-type="float" office:value="0.669423421552589" calcext:value-type="float">
            <text:p>0.669423421552589</text:p>
          </table:table-cell>
          <table:table-cell office:value-type="float" office:value="0.740563361711903" calcext:value-type="float">
            <text:p>0.740563361711903</text:p>
          </table:table-cell>
          <table:table-cell office:value-type="float" office:value="0.564034052376038" calcext:value-type="float">
            <text:p>0.564034052376038</text:p>
          </table:table-cell>
          <table:table-cell office:value-type="float" office:value="0.973119255676181" calcext:value-type="float">
            <text:p>0.973119255676181</text:p>
          </table:table-cell>
          <table:table-cell office:value-type="float" office:value="-116.115315689482" calcext:value-type="float">
            <text:p>-116.115315689482</text:p>
          </table:table-cell>
          <table:table-cell office:value-type="float" office:value="-101.887327657619" calcext:value-type="float">
            <text:p>-101.887327657619</text:p>
          </table:table-cell>
          <table:table-cell office:value-type="float" office:value="-137.193189524792" calcext:value-type="float">
            <text:p>-137.193189524792</text:p>
          </table:table-cell>
        </table:table-row>
        <table:table-row table:style-name="ro1">
          <table:table-cell office:value-type="string" calcext:value-type="string">
            <text:p>2019-11-12 09:39:15</text:p>
          </table:table-cell>
          <table:table-cell office:value-type="float" office:value="25.1805522932264" calcext:value-type="float">
            <text:p>25.1805522932264</text:p>
          </table:table-cell>
          <table:table-cell office:value-type="float" office:value="82.4969263117815" calcext:value-type="float">
            <text:p>82.4969263117815</text:p>
          </table:table-cell>
          <table:table-cell office:value-type="float" office:value="982.167205993113" calcext:value-type="float">
            <text:p>982.1672059931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990" calcext:value-type="float">
            <text:p>1369990</text:p>
          </table:table-cell>
          <table:table-cell office:value-type="float" office:value="1625544" calcext:value-type="float">
            <text:p>1625544</text:p>
          </table:table-cell>
          <table:table-cell office:value-type="float" office:value="1631015" calcext:value-type="float">
            <text:p>1631015</text:p>
          </table:table-cell>
          <table:table-cell office:value-type="float" office:value="1018672" calcext:value-type="float">
            <text:p>1018672</text:p>
          </table:table-cell>
          <table:table-cell office:value-type="float" office:value="1065640" calcext:value-type="float">
            <text:p>1065640</text:p>
          </table:table-cell>
          <table:table-cell office:value-type="float" office:value="1127715" calcext:value-type="float">
            <text:p>1127715</text:p>
          </table:table-cell>
          <table:table-cell office:value-type="float" office:value="1628192" calcext:value-type="float">
            <text:p>1628192</text:p>
          </table:table-cell>
          <table:table-cell office:value-type="float" office:value="5" calcext:value-type="float">
            <text:p>5</text:p>
          </table:table-cell>
          <table:table-cell office:value-type="float" office:value="0.81657777030203" calcext:value-type="float">
            <text:p>0.81657777030203</text:p>
          </table:table-cell>
          <table:table-cell office:value-type="float" office:value="0.968899842369538" calcext:value-type="float">
            <text:p>0.968899842369538</text:p>
          </table:table-cell>
          <table:table-cell office:value-type="float" office:value="0.972160812873937" calcext:value-type="float">
            <text:p>0.972160812873937</text:p>
          </table:table-cell>
          <table:table-cell office:value-type="float" office:value="0.607175899407375" calcext:value-type="float">
            <text:p>0.607175899407375</text:p>
          </table:table-cell>
          <table:table-cell office:value-type="float" office:value="0.635171012302758" calcext:value-type="float">
            <text:p>0.635171012302758</text:p>
          </table:table-cell>
          <table:table-cell office:value-type="float" office:value="0.672170599957776" calcext:value-type="float">
            <text:p>0.672170599957776</text:p>
          </table:table-cell>
          <table:table-cell office:value-type="float" office:value="0.970478173551342" calcext:value-type="float">
            <text:p>0.970478173551342</text:p>
          </table:table-cell>
          <table:table-cell office:value-type="float" office:value="-128.564820118525" calcext:value-type="float">
            <text:p>-128.564820118525</text:p>
          </table:table-cell>
          <table:table-cell office:value-type="float" office:value="-122.965797539448" calcext:value-type="float">
            <text:p>-122.965797539448</text:p>
          </table:table-cell>
          <table:table-cell office:value-type="float" office:value="-115.565880008445" calcext:value-type="float">
            <text:p>-115.565880008445</text:p>
          </table:table-cell>
        </table:table-row>
        <table:table-row table:style-name="ro1">
          <table:table-cell office:value-type="string" calcext:value-type="string">
            <text:p>2019-11-12 09:39:16</text:p>
          </table:table-cell>
          <table:table-cell office:value-type="float" office:value="25.1856063101441" calcext:value-type="float">
            <text:p>25.1856063101441</text:p>
          </table:table-cell>
          <table:table-cell office:value-type="float" office:value="82.481422715793" calcext:value-type="float">
            <text:p>82.481422715793</text:p>
          </table:table-cell>
          <table:table-cell office:value-type="float" office:value="982.175724119958" calcext:value-type="float">
            <text:p>982.17572411995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7988" calcext:value-type="float">
            <text:p>1407988</text:p>
          </table:table-cell>
          <table:table-cell office:value-type="float" office:value="1604071" calcext:value-type="float">
            <text:p>1604071</text:p>
          </table:table-cell>
          <table:table-cell office:value-type="float" office:value="1595999" calcext:value-type="float">
            <text:p>1595999</text:p>
          </table:table-cell>
          <table:table-cell office:value-type="float" office:value="1035557" calcext:value-type="float">
            <text:p>1035557</text:p>
          </table:table-cell>
          <table:table-cell office:value-type="float" office:value="1111360" calcext:value-type="float">
            <text:p>1111360</text:p>
          </table:table-cell>
          <table:table-cell office:value-type="float" office:value="1139123" calcext:value-type="float">
            <text:p>1139123</text:p>
          </table:table-cell>
          <table:table-cell office:value-type="float" office:value="1635759" calcext:value-type="float">
            <text:p>1635759</text:p>
          </table:table-cell>
          <table:table-cell office:value-type="float" office:value="5" calcext:value-type="float">
            <text:p>5</text:p>
          </table:table-cell>
          <table:table-cell office:value-type="float" office:value="0.839226345923703" calcext:value-type="float">
            <text:p>0.839226345923703</text:p>
          </table:table-cell>
          <table:table-cell office:value-type="float" office:value="0.956100935471169" calcext:value-type="float">
            <text:p>0.956100935471169</text:p>
          </table:table-cell>
          <table:table-cell office:value-type="float" office:value="0.95128964797135" calcext:value-type="float">
            <text:p>0.95128964797135</text:p>
          </table:table-cell>
          <table:table-cell office:value-type="float" office:value="0.617240144877451" calcext:value-type="float">
            <text:p>0.617240144877451</text:p>
          </table:table-cell>
          <table:table-cell office:value-type="float" office:value="0.662422259142668" calcext:value-type="float">
            <text:p>0.662422259142668</text:p>
          </table:table-cell>
          <table:table-cell office:value-type="float" office:value="0.67897029864434" calcext:value-type="float">
            <text:p>0.67897029864434</text:p>
          </table:table-cell>
          <table:table-cell office:value-type="float" office:value="0.974988457559163" calcext:value-type="float">
            <text:p>0.974988457559163</text:p>
          </table:table-cell>
          <table:table-cell office:value-type="float" office:value="-126.55197102451" calcext:value-type="float">
            <text:p>-126.55197102451</text:p>
          </table:table-cell>
          <table:table-cell office:value-type="float" office:value="-117.515548171466" calcext:value-type="float">
            <text:p>-117.515548171466</text:p>
          </table:table-cell>
          <table:table-cell office:value-type="float" office:value="-114.205940271132" calcext:value-type="float">
            <text:p>-114.205940271132</text:p>
          </table:table-cell>
        </table:table-row>
        <table:table-row table:style-name="ro1">
          <table:table-cell office:value-type="string" calcext:value-type="string">
            <text:p>2019-11-12 09:39:18</text:p>
          </table:table-cell>
          <table:table-cell office:value-type="float" office:value="25.1856063101441" calcext:value-type="float">
            <text:p>25.1856063101441</text:p>
          </table:table-cell>
          <table:table-cell office:value-type="float" office:value="82.4707535853051" calcext:value-type="float">
            <text:p>82.4707535853051</text:p>
          </table:table-cell>
          <table:table-cell office:value-type="float" office:value="982.093227728792" calcext:value-type="float">
            <text:p>982.0932277287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079" calcext:value-type="float">
            <text:p>1385079</text:p>
          </table:table-cell>
          <table:table-cell office:value-type="float" office:value="1628873" calcext:value-type="float">
            <text:p>1628873</text:p>
          </table:table-cell>
          <table:table-cell office:value-type="float" office:value="1649115" calcext:value-type="float">
            <text:p>1649115</text:p>
          </table:table-cell>
          <table:table-cell office:value-type="float" office:value="1118790" calcext:value-type="float">
            <text:p>1118790</text:p>
          </table:table-cell>
          <table:table-cell office:value-type="float" office:value="1029059" calcext:value-type="float">
            <text:p>1029059</text:p>
          </table:table-cell>
          <table:table-cell office:value-type="float" office:value="1083767" calcext:value-type="float">
            <text:p>1083767</text:p>
          </table:table-cell>
          <table:table-cell office:value-type="float" office:value="1629910" calcext:value-type="float">
            <text:p>1629910</text:p>
          </table:table-cell>
          <table:table-cell office:value-type="float" office:value="5" calcext:value-type="float">
            <text:p>5</text:p>
          </table:table-cell>
          <table:table-cell office:value-type="float" office:value="0.825571516224327" calcext:value-type="float">
            <text:p>0.825571516224327</text:p>
          </table:table-cell>
          <table:table-cell office:value-type="float" office:value="0.97088408123065" calcext:value-type="float">
            <text:p>0.97088408123065</text:p>
          </table:table-cell>
          <table:table-cell office:value-type="float" office:value="0.982949254864366" calcext:value-type="float">
            <text:p>0.982949254864366</text:p>
          </table:table-cell>
          <table:table-cell office:value-type="float" office:value="0.666850884777413" calcext:value-type="float">
            <text:p>0.666850884777413</text:p>
          </table:table-cell>
          <table:table-cell office:value-type="float" office:value="0.613367034598235" calcext:value-type="float">
            <text:p>0.613367034598235</text:p>
          </table:table-cell>
          <table:table-cell office:value-type="float" office:value="0.645975547549194" calcext:value-type="float">
            <text:p>0.645975547549194</text:p>
          </table:table-cell>
          <table:table-cell office:value-type="float" office:value="0.971502181470654" calcext:value-type="float">
            <text:p>0.971502181470654</text:p>
          </table:table-cell>
          <table:table-cell office:value-type="float" office:value="-116.629823044517" calcext:value-type="float">
            <text:p>-116.629823044517</text:p>
          </table:table-cell>
          <table:table-cell office:value-type="float" office:value="-127.326593080353" calcext:value-type="float">
            <text:p>-127.326593080353</text:p>
          </table:table-cell>
          <table:table-cell office:value-type="float" office:value="-120.804890490161" calcext:value-type="float">
            <text:p>-120.804890490161</text:p>
          </table:table-cell>
        </table:table-row>
        <table:table-row table:style-name="ro1">
          <table:table-cell office:value-type="string" calcext:value-type="string">
            <text:p>2019-11-12 09:39:19</text:p>
          </table:table-cell>
          <table:table-cell office:value-type="float" office:value="25.1805522932264" calcext:value-type="float">
            <text:p>25.1805522932264</text:p>
          </table:table-cell>
          <table:table-cell office:value-type="float" office:value="82.4649193286012" calcext:value-type="float">
            <text:p>82.4649193286012</text:p>
          </table:table-cell>
          <table:table-cell office:value-type="float" office:value="982.139707403184" calcext:value-type="float">
            <text:p>982.1397074031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8613" calcext:value-type="float">
            <text:p>1388613</text:p>
          </table:table-cell>
          <table:table-cell office:value-type="float" office:value="1628895" calcext:value-type="float">
            <text:p>1628895</text:p>
          </table:table-cell>
          <table:table-cell office:value-type="float" office:value="1655800" calcext:value-type="float">
            <text:p>1655800</text:p>
          </table:table-cell>
          <table:table-cell office:value-type="float" office:value="1185367" calcext:value-type="float">
            <text:p>1185367</text:p>
          </table:table-cell>
          <table:table-cell office:value-type="float" office:value="1030790" calcext:value-type="float">
            <text:p>1030790</text:p>
          </table:table-cell>
          <table:table-cell office:value-type="float" office:value="1032934" calcext:value-type="float">
            <text:p>1032934</text:p>
          </table:table-cell>
          <table:table-cell office:value-type="float" office:value="1633340" calcext:value-type="float">
            <text:p>1633340</text:p>
          </table:table-cell>
          <table:table-cell office:value-type="float" office:value="5" calcext:value-type="float">
            <text:p>5</text:p>
          </table:table-cell>
          <table:table-cell office:value-type="float" office:value="0.827677944621795" calcext:value-type="float">
            <text:p>0.827677944621795</text:p>
          </table:table-cell>
          <table:table-cell office:value-type="float" office:value="0.970897194254064" calcext:value-type="float">
            <text:p>0.970897194254064</text:p>
          </table:table-cell>
          <table:table-cell office:value-type="float" office:value="0.986933825842598" calcext:value-type="float">
            <text:p>0.986933825842598</text:p>
          </table:table-cell>
          <table:table-cell office:value-type="float" office:value="0.706533873860106" calcext:value-type="float">
            <text:p>0.706533873860106</text:p>
          </table:table-cell>
          <table:table-cell office:value-type="float" office:value="0.614398791122292" calcext:value-type="float">
            <text:p>0.614398791122292</text:p>
          </table:table-cell>
          <table:table-cell office:value-type="float" office:value="0.615676714858617" calcext:value-type="float">
            <text:p>0.615676714858617</text:p>
          </table:table-cell>
          <table:table-cell office:value-type="float" office:value="0.973546621030166" calcext:value-type="float">
            <text:p>0.973546621030166</text:p>
          </table:table-cell>
          <table:table-cell office:value-type="float" office:value="-108.693225227979" calcext:value-type="float">
            <text:p>-108.693225227979</text:p>
          </table:table-cell>
          <table:table-cell office:value-type="float" office:value="-127.120241775542" calcext:value-type="float">
            <text:p>-127.120241775542</text:p>
          </table:table-cell>
          <table:table-cell office:value-type="float" office:value="-126.864657028277" calcext:value-type="float">
            <text:p>-126.864657028277</text:p>
          </table:table-cell>
        </table:table-row>
        <table:table-row table:style-name="ro1">
          <table:table-cell office:value-type="string" calcext:value-type="string">
            <text:p>2019-11-12 09:39:20</text:p>
          </table:table-cell>
          <table:table-cell office:value-type="float" office:value="25.1906603273528" calcext:value-type="float">
            <text:p>25.1906603273528</text:p>
          </table:table-cell>
          <table:table-cell office:value-type="float" office:value="82.4925917786841" calcext:value-type="float">
            <text:p>82.4925917786841</text:p>
          </table:table-cell>
          <table:table-cell office:value-type="float" office:value="982.156743235662" calcext:value-type="float">
            <text:p>982.15674323566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8704" calcext:value-type="float">
            <text:p>1388704</text:p>
          </table:table-cell>
          <table:table-cell office:value-type="float" office:value="1623039" calcext:value-type="float">
            <text:p>1623039</text:p>
          </table:table-cell>
          <table:table-cell office:value-type="float" office:value="1644096" calcext:value-type="float">
            <text:p>1644096</text:p>
          </table:table-cell>
          <table:table-cell office:value-type="float" office:value="1054931" calcext:value-type="float">
            <text:p>1054931</text:p>
          </table:table-cell>
          <table:table-cell office:value-type="float" office:value="1251105" calcext:value-type="float">
            <text:p>1251105</text:p>
          </table:table-cell>
          <table:table-cell office:value-type="float" office:value="972988" calcext:value-type="float">
            <text:p>972988</text:p>
          </table:table-cell>
          <table:table-cell office:value-type="float" office:value="1636024" calcext:value-type="float">
            <text:p>1636024</text:p>
          </table:table-cell>
          <table:table-cell office:value-type="float" office:value="5" calcext:value-type="float">
            <text:p>5</text:p>
          </table:table-cell>
          <table:table-cell office:value-type="float" office:value="0.827732184855006" calcext:value-type="float">
            <text:p>0.827732184855006</text:p>
          </table:table-cell>
          <table:table-cell office:value-type="float" office:value="0.967406745839923" calcext:value-type="float">
            <text:p>0.967406745839923</text:p>
          </table:table-cell>
          <table:table-cell office:value-type="float" office:value="0.979957697386467" calcext:value-type="float">
            <text:p>0.979957697386467</text:p>
          </table:table-cell>
          <table:table-cell office:value-type="float" office:value="0.628787950132841" calcext:value-type="float">
            <text:p>0.628787950132841</text:p>
          </table:table-cell>
          <table:table-cell office:value-type="float" office:value="0.745716779913518" calcext:value-type="float">
            <text:p>0.745716779913518</text:p>
          </table:table-cell>
          <table:table-cell office:value-type="float" office:value="0.579946110242141" calcext:value-type="float">
            <text:p>0.579946110242141</text:p>
          </table:table-cell>
          <table:table-cell office:value-type="float" office:value="0.975146409886647" calcext:value-type="float">
            <text:p>0.975146409886647</text:p>
          </table:table-cell>
          <table:table-cell office:value-type="float" office:value="-124.242409973432" calcext:value-type="float">
            <text:p>-124.242409973432</text:p>
          </table:table-cell>
          <table:table-cell office:value-type="float" office:value="-100.856644017296" calcext:value-type="float">
            <text:p>-100.856644017296</text:p>
          </table:table-cell>
          <table:table-cell office:value-type="float" office:value="-134.010777951572" calcext:value-type="float">
            <text:p>-134.010777951572</text:p>
          </table:table-cell>
        </table:table-row>
        <table:table-row table:style-name="ro1">
          <table:table-cell office:value-type="string" calcext:value-type="string">
            <text:p>2019-11-12 09:39:21</text:p>
          </table:table-cell>
          <table:table-cell office:value-type="float" office:value="25.1856063101441" calcext:value-type="float">
            <text:p>25.1856063101441</text:p>
          </table:table-cell>
          <table:table-cell office:value-type="float" office:value="82.5027608742282" calcext:value-type="float">
            <text:p>82.5027608742282</text:p>
          </table:table-cell>
          <table:table-cell office:value-type="float" office:value="982.148225301145" calcext:value-type="float">
            <text:p>982.1482253011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052" calcext:value-type="float">
            <text:p>1380052</text:p>
          </table:table-cell>
          <table:table-cell office:value-type="float" office:value="1628908" calcext:value-type="float">
            <text:p>1628908</text:p>
          </table:table-cell>
          <table:table-cell office:value-type="float" office:value="1650748" calcext:value-type="float">
            <text:p>1650748</text:p>
          </table:table-cell>
          <table:table-cell office:value-type="float" office:value="1237546" calcext:value-type="float">
            <text:p>1237546</text:p>
          </table:table-cell>
          <table:table-cell office:value-type="float" office:value="1028407" calcext:value-type="float">
            <text:p>1028407</text:p>
          </table:table-cell>
          <table:table-cell office:value-type="float" office:value="1007437" calcext:value-type="float">
            <text:p>1007437</text:p>
          </table:table-cell>
          <table:table-cell office:value-type="float" office:value="1628764" calcext:value-type="float">
            <text:p>1628764</text:p>
          </table:table-cell>
          <table:table-cell office:value-type="float" office:value="5" calcext:value-type="float">
            <text:p>5</text:p>
          </table:table-cell>
          <table:table-cell office:value-type="float" office:value="0.822575190374278" calcext:value-type="float">
            <text:p>0.822575190374278</text:p>
          </table:table-cell>
          <table:table-cell office:value-type="float" office:value="0.970904942858808" calcext:value-type="float">
            <text:p>0.970904942858808</text:p>
          </table:table-cell>
          <table:table-cell office:value-type="float" office:value="0.983922598829579" calcext:value-type="float">
            <text:p>0.983922598829579</text:p>
          </table:table-cell>
          <table:table-cell office:value-type="float" office:value="0.737634985164998" calcext:value-type="float">
            <text:p>0.737634985164998</text:p>
          </table:table-cell>
          <table:table-cell office:value-type="float" office:value="0.612978412267972" calcext:value-type="float">
            <text:p>0.612978412267972</text:p>
          </table:table-cell>
          <table:table-cell office:value-type="float" office:value="0.600479316768565" calcext:value-type="float">
            <text:p>0.600479316768565</text:p>
          </table:table-cell>
          <table:table-cell office:value-type="float" office:value="0.9708191121601" calcext:value-type="float">
            <text:p>0.9708191121601</text:p>
          </table:table-cell>
          <table:table-cell office:value-type="float" office:value="-102.473002967" calcext:value-type="float">
            <text:p>-102.473002967</text:p>
          </table:table-cell>
          <table:table-cell office:value-type="float" office:value="-127.404317546406" calcext:value-type="float">
            <text:p>-127.404317546406</text:p>
          </table:table-cell>
          <table:table-cell office:value-type="float" office:value="-129.904136646287" calcext:value-type="float">
            <text:p>-129.904136646287</text:p>
          </table:table-cell>
        </table:table-row>
        <table:table-row table:style-name="ro1">
          <table:table-cell office:value-type="string" calcext:value-type="string">
            <text:p>2019-11-12 09:39:23</text:p>
          </table:table-cell>
          <table:table-cell office:value-type="float" office:value="25.1906603273528" calcext:value-type="float">
            <text:p>25.1906603273528</text:p>
          </table:table-cell>
          <table:table-cell office:value-type="float" office:value="82.4979263735221" calcext:value-type="float">
            <text:p>82.4979263735221</text:p>
          </table:table-cell>
          <table:table-cell office:value-type="float" office:value="982.239240444036" calcext:value-type="float">
            <text:p>982.23924044403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4236" calcext:value-type="float">
            <text:p>1394236</text:p>
          </table:table-cell>
          <table:table-cell office:value-type="float" office:value="1622834" calcext:value-type="float">
            <text:p>1622834</text:p>
          </table:table-cell>
          <table:table-cell office:value-type="float" office:value="1640091" calcext:value-type="float">
            <text:p>1640091</text:p>
          </table:table-cell>
          <table:table-cell office:value-type="float" office:value="1047280" calcext:value-type="float">
            <text:p>1047280</text:p>
          </table:table-cell>
          <table:table-cell office:value-type="float" office:value="1246398" calcext:value-type="float">
            <text:p>1246398</text:p>
          </table:table-cell>
          <table:table-cell office:value-type="float" office:value="991167" calcext:value-type="float">
            <text:p>991167</text:p>
          </table:table-cell>
          <table:table-cell office:value-type="float" office:value="1635176" calcext:value-type="float">
            <text:p>1635176</text:p>
          </table:table-cell>
          <table:table-cell office:value-type="float" office:value="5" calcext:value-type="float">
            <text:p>5</text:p>
          </table:table-cell>
          <table:table-cell office:value-type="float" office:value="0.831029514197053" calcext:value-type="float">
            <text:p>0.831029514197053</text:p>
          </table:table-cell>
          <table:table-cell office:value-type="float" office:value="0.967284556303568" calcext:value-type="float">
            <text:p>0.967284556303568</text:p>
          </table:table-cell>
          <table:table-cell office:value-type="float" office:value="0.97757053107864" calcext:value-type="float">
            <text:p>0.97757053107864</text:p>
          </table:table-cell>
          <table:table-cell office:value-type="float" office:value="0.624227598217439" calcext:value-type="float">
            <text:p>0.624227598217439</text:p>
          </table:table-cell>
          <table:table-cell office:value-type="float" office:value="0.742911188949488" calcext:value-type="float">
            <text:p>0.742911188949488</text:p>
          </table:table-cell>
          <table:table-cell office:value-type="float" office:value="0.590781639907556" calcext:value-type="float">
            <text:p>0.590781639907556</text:p>
          </table:table-cell>
          <table:table-cell office:value-type="float" office:value="0.974640962438698" calcext:value-type="float">
            <text:p>0.974640962438698</text:p>
          </table:table-cell>
          <table:table-cell office:value-type="float" office:value="-125.154480356512" calcext:value-type="float">
            <text:p>-125.154480356512</text:p>
          </table:table-cell>
          <table:table-cell office:value-type="float" office:value="-101.417762210102" calcext:value-type="float">
            <text:p>-101.417762210102</text:p>
          </table:table-cell>
          <table:table-cell office:value-type="float" office:value="-131.843672018489" calcext:value-type="float">
            <text:p>-131.843672018489</text:p>
          </table:table-cell>
        </table:table-row>
        <table:table-row table:style-name="ro1">
          <table:table-cell office:value-type="string" calcext:value-type="string">
            <text:p>2019-11-12 09:39:24</text:p>
          </table:table-cell>
          <table:table-cell office:value-type="float" office:value="25.1856063101441" calcext:value-type="float">
            <text:p>25.1856063101441</text:p>
          </table:table-cell>
          <table:table-cell office:value-type="float" office:value="82.4920918121007" calcext:value-type="float">
            <text:p>82.4920918121007</text:p>
          </table:table-cell>
          <table:table-cell office:value-type="float" office:value="982.175724119958" calcext:value-type="float">
            <text:p>982.17572411995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5607" calcext:value-type="float">
            <text:p>1395607</text:p>
          </table:table-cell>
          <table:table-cell office:value-type="float" office:value="1627182" calcext:value-type="float">
            <text:p>1627182</text:p>
          </table:table-cell>
          <table:table-cell office:value-type="float" office:value="1648085" calcext:value-type="float">
            <text:p>1648085</text:p>
          </table:table-cell>
          <table:table-cell office:value-type="float" office:value="1196858" calcext:value-type="float">
            <text:p>1196858</text:p>
          </table:table-cell>
          <table:table-cell office:value-type="float" office:value="1048819" calcext:value-type="float">
            <text:p>1048819</text:p>
          </table:table-cell>
          <table:table-cell office:value-type="float" office:value="1010778" calcext:value-type="float">
            <text:p>1010778</text:p>
          </table:table-cell>
          <table:table-cell office:value-type="float" office:value="1632798" calcext:value-type="float">
            <text:p>1632798</text:p>
          </table:table-cell>
          <table:table-cell office:value-type="float" office:value="5" calcext:value-type="float">
            <text:p>5</text:p>
          </table:table-cell>
          <table:table-cell office:value-type="float" office:value="0.831846693974339" calcext:value-type="float">
            <text:p>0.831846693974339</text:p>
          </table:table-cell>
          <table:table-cell office:value-type="float" office:value="0.969876166567345" calcext:value-type="float">
            <text:p>0.969876166567345</text:p>
          </table:table-cell>
          <table:table-cell office:value-type="float" office:value="0.982335326949993" calcext:value-type="float">
            <text:p>0.982335326949993</text:p>
          </table:table-cell>
          <table:table-cell office:value-type="float" office:value="0.713383044407731" calcext:value-type="float">
            <text:p>0.713383044407731</text:p>
          </table:table-cell>
          <table:table-cell office:value-type="float" office:value="0.625144913809885" calcext:value-type="float">
            <text:p>0.625144913809885</text:p>
          </table:table-cell>
          <table:table-cell office:value-type="float" office:value="0.602470708187903" calcext:value-type="float">
            <text:p>0.602470708187903</text:p>
          </table:table-cell>
          <table:table-cell office:value-type="float" office:value="0.973223563816972" calcext:value-type="float">
            <text:p>0.973223563816972</text:p>
          </table:table-cell>
          <table:table-cell office:value-type="float" office:value="-107.323391118454" calcext:value-type="float">
            <text:p>-107.323391118454</text:p>
          </table:table-cell>
          <table:table-cell office:value-type="float" office:value="-124.971017238023" calcext:value-type="float">
            <text:p>-124.971017238023</text:p>
          </table:table-cell>
          <table:table-cell office:value-type="float" office:value="-129.505858362419" calcext:value-type="float">
            <text:p>-129.505858362419</text:p>
          </table:table-cell>
        </table:table-row>
        <table:table-row table:style-name="ro1">
          <table:table-cell office:value-type="string" calcext:value-type="string">
            <text:p>2019-11-12 09:39:25</text:p>
          </table:table-cell>
          <table:table-cell office:value-type="float" office:value="25.1856063101441" calcext:value-type="float">
            <text:p>25.1856063101441</text:p>
          </table:table-cell>
          <table:table-cell office:value-type="float" office:value="82.5080953924743" calcext:value-type="float">
            <text:p>82.5080953924743</text:p>
          </table:table-cell>
          <table:table-cell office:value-type="float" office:value="982.175724119958" calcext:value-type="float">
            <text:p>982.17572411995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606" calcext:value-type="float">
            <text:p>1376606</text:p>
          </table:table-cell>
          <table:table-cell office:value-type="float" office:value="1620887" calcext:value-type="float">
            <text:p>1620887</text:p>
          </table:table-cell>
          <table:table-cell office:value-type="float" office:value="1639339" calcext:value-type="float">
            <text:p>1639339</text:p>
          </table:table-cell>
          <table:table-cell office:value-type="float" office:value="1109739" calcext:value-type="float">
            <text:p>1109739</text:p>
          </table:table-cell>
          <table:table-cell office:value-type="float" office:value="1276245" calcext:value-type="float">
            <text:p>1276245</text:p>
          </table:table-cell>
          <table:table-cell office:value-type="float" office:value="955265" calcext:value-type="float">
            <text:p>955265</text:p>
          </table:table-cell>
          <table:table-cell office:value-type="float" office:value="1633600" calcext:value-type="float">
            <text:p>1633600</text:p>
          </table:table-cell>
          <table:table-cell office:value-type="float" office:value="5" calcext:value-type="float">
            <text:p>5</text:p>
          </table:table-cell>
          <table:table-cell office:value-type="float" office:value="0.820521214070465" calcext:value-type="float">
            <text:p>0.820521214070465</text:p>
          </table:table-cell>
          <table:table-cell office:value-type="float" office:value="0.966124053731448" calcext:value-type="float">
            <text:p>0.966124053731448</text:p>
          </table:table-cell>
          <table:table-cell office:value-type="float" office:value="0.977122304096497" calcext:value-type="float">
            <text:p>0.977122304096497</text:p>
          </table:table-cell>
          <table:table-cell office:value-type="float" office:value="0.66145606773568" calcext:value-type="float">
            <text:p>0.66145606773568</text:p>
          </table:table-cell>
          <table:table-cell office:value-type="float" office:value="0.760701389396356" calcext:value-type="float">
            <text:p>0.760701389396356</text:p>
          </table:table-cell>
          <table:table-cell office:value-type="float" office:value="0.569382377789304" calcext:value-type="float">
            <text:p>0.569382377789304</text:p>
          </table:table-cell>
          <table:table-cell office:value-type="float" office:value="0.973701593125056" calcext:value-type="float">
            <text:p>0.973701593125056</text:p>
          </table:table-cell>
          <table:table-cell office:value-type="float" office:value="-117.708786452864" calcext:value-type="float">
            <text:p>-117.708786452864</text:p>
          </table:table-cell>
          <table:table-cell office:value-type="float" office:value="-97.8597221207287" calcext:value-type="float">
            <text:p>-97.8597221207287</text:p>
          </table:table-cell>
          <table:table-cell office:value-type="float" office:value="-136.123524442139" calcext:value-type="float">
            <text:p>-136.123524442139</text:p>
          </table:table-cell>
        </table:table-row>
        <table:table-row table:style-name="ro1">
          <table:table-cell office:value-type="string" calcext:value-type="string">
            <text:p>2019-11-12 09:39:26</text:p>
          </table:table-cell>
          <table:table-cell office:value-type="float" office:value="25.1856063101441" calcext:value-type="float">
            <text:p>25.1856063101441</text:p>
          </table:table-cell>
          <table:table-cell office:value-type="float" office:value="82.481422715793" calcext:value-type="float">
            <text:p>82.481422715793</text:p>
          </table:table-cell>
          <table:table-cell office:value-type="float" office:value="982.203222960531" calcext:value-type="float">
            <text:p>982.20322296053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570" calcext:value-type="float">
            <text:p>1379570</text:p>
          </table:table-cell>
          <table:table-cell office:value-type="float" office:value="1479370" calcext:value-type="float">
            <text:p>1479370</text:p>
          </table:table-cell>
          <table:table-cell office:value-type="float" office:value="1632473" calcext:value-type="float">
            <text:p>1632473</text:p>
          </table:table-cell>
          <table:table-cell office:value-type="float" office:value="994371" calcext:value-type="float">
            <text:p>994371</text:p>
          </table:table-cell>
          <table:table-cell office:value-type="float" office:value="1239152" calcext:value-type="float">
            <text:p>1239152</text:p>
          </table:table-cell>
          <table:table-cell office:value-type="float" office:value="1020519" calcext:value-type="float">
            <text:p>1020519</text:p>
          </table:table-cell>
          <table:table-cell office:value-type="float" office:value="1638578" calcext:value-type="float">
            <text:p>1638578</text:p>
          </table:table-cell>
          <table:table-cell office:value-type="float" office:value="5" calcext:value-type="float">
            <text:p>5</text:p>
          </table:table-cell>
          <table:table-cell office:value-type="float" office:value="0.822287895952212" calcext:value-type="float">
            <text:p>0.822287895952212</text:p>
          </table:table-cell>
          <table:table-cell office:value-type="float" office:value="0.881773338529269" calcext:value-type="float">
            <text:p>0.881773338529269</text:p>
          </table:table-cell>
          <table:table-cell office:value-type="float" office:value="0.97302984869836" calcext:value-type="float">
            <text:p>0.97302984869836</text:p>
          </table:table-cell>
          <table:table-cell office:value-type="float" office:value="0.592691372953817" calcext:value-type="float">
            <text:p>0.592691372953817</text:p>
          </table:table-cell>
          <table:table-cell office:value-type="float" office:value="0.738592235874204" calcext:value-type="float">
            <text:p>0.738592235874204</text:p>
          </table:table-cell>
          <table:table-cell office:value-type="float" office:value="0.608276797327614" calcext:value-type="float">
            <text:p>0.608276797327614</text:p>
          </table:table-cell>
          <table:table-cell office:value-type="float" office:value="0.976668712695684" calcext:value-type="float">
            <text:p>0.976668712695684</text:p>
          </table:table-cell>
          <table:table-cell office:value-type="float" office:value="-131.461725409237" calcext:value-type="float">
            <text:p>-131.461725409237</text:p>
          </table:table-cell>
          <table:table-cell office:value-type="float" office:value="-102.281552825159" calcext:value-type="float">
            <text:p>-102.281552825159</text:p>
          </table:table-cell>
          <table:table-cell office:value-type="float" office:value="-128.344640534477" calcext:value-type="float">
            <text:p>-128.344640534477</text:p>
          </table:table-cell>
        </table:table-row>
        <table:table-row table:style-name="ro1">
          <table:table-cell office:value-type="string" calcext:value-type="string">
            <text:p>2019-11-12 09:39:28</text:p>
          </table:table-cell>
          <table:table-cell office:value-type="float" office:value="25.1906603273528" calcext:value-type="float">
            <text:p>25.1906603273528</text:p>
          </table:table-cell>
          <table:table-cell office:value-type="float" office:value="82.4339106714805" calcext:value-type="float">
            <text:p>82.4339106714805</text:p>
          </table:table-cell>
          <table:table-cell office:value-type="float" office:value="982.129244209722" calcext:value-type="float">
            <text:p>982.1292442097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9251" calcext:value-type="float">
            <text:p>1399251</text:p>
          </table:table-cell>
          <table:table-cell office:value-type="float" office:value="1639788" calcext:value-type="float">
            <text:p>1639788</text:p>
          </table:table-cell>
          <table:table-cell office:value-type="float" office:value="1641958" calcext:value-type="float">
            <text:p>1641958</text:p>
          </table:table-cell>
          <table:table-cell office:value-type="float" office:value="1218506" calcext:value-type="float">
            <text:p>1218506</text:p>
          </table:table-cell>
          <table:table-cell office:value-type="float" office:value="1050114" calcext:value-type="float">
            <text:p>1050114</text:p>
          </table:table-cell>
          <table:table-cell office:value-type="float" office:value="1023503" calcext:value-type="float">
            <text:p>1023503</text:p>
          </table:table-cell>
          <table:table-cell office:value-type="float" office:value="1631711" calcext:value-type="float">
            <text:p>1631711</text:p>
          </table:table-cell>
          <table:table-cell office:value-type="float" office:value="5" calcext:value-type="float">
            <text:p>5</text:p>
          </table:table-cell>
          <table:table-cell office:value-type="float" office:value="0.834018687488876" calcext:value-type="float">
            <text:p>0.834018687488876</text:p>
          </table:table-cell>
          <table:table-cell office:value-type="float" office:value="0.977389928983441" calcext:value-type="float">
            <text:p>0.977389928983441</text:p>
          </table:table-cell>
          <table:table-cell office:value-type="float" office:value="0.978683349929255" calcext:value-type="float">
            <text:p>0.978683349929255</text:p>
          </table:table-cell>
          <table:table-cell office:value-type="float" office:value="0.72628625944689" calcext:value-type="float">
            <text:p>0.72628625944689</text:p>
          </table:table-cell>
          <table:table-cell office:value-type="float" office:value="0.625916794051742" calcext:value-type="float">
            <text:p>0.625916794051742</text:p>
          </table:table-cell>
          <table:table-cell office:value-type="float" office:value="0.610055400139737" calcext:value-type="float">
            <text:p>0.610055400139737</text:p>
          </table:table-cell>
          <table:table-cell office:value-type="float" office:value="0.972575661251028" calcext:value-type="float">
            <text:p>0.972575661251028</text:p>
          </table:table-cell>
          <table:table-cell office:value-type="float" office:value="-104.742748110622" calcext:value-type="float">
            <text:p>-104.742748110622</text:p>
          </table:table-cell>
          <table:table-cell office:value-type="float" office:value="-124.816641189652" calcext:value-type="float">
            <text:p>-124.816641189652</text:p>
          </table:table-cell>
          <table:table-cell office:value-type="float" office:value="-127.988919972053" calcext:value-type="float">
            <text:p>-127.988919972053</text:p>
          </table:table-cell>
        </table:table-row>
        <table:table-row table:style-name="ro1">
          <table:table-cell office:value-type="string" calcext:value-type="string">
            <text:p>2019-11-12 09:39:29</text:p>
          </table:table-cell>
          <table:table-cell office:value-type="float" office:value="25.1957143448526" calcext:value-type="float">
            <text:p>25.1957143448526</text:p>
          </table:table-cell>
          <table:table-cell office:value-type="float" office:value="82.4557489160473" calcext:value-type="float">
            <text:p>82.4557489160473</text:p>
          </table:table-cell>
          <table:table-cell office:value-type="float" office:value="982.192760483321" calcext:value-type="float">
            <text:p>982.1927604833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7573" calcext:value-type="float">
            <text:p>1397573</text:p>
          </table:table-cell>
          <table:table-cell office:value-type="float" office:value="1628258" calcext:value-type="float">
            <text:p>1628258</text:p>
          </table:table-cell>
          <table:table-cell office:value-type="float" office:value="1591537" calcext:value-type="float">
            <text:p>1591537</text:p>
          </table:table-cell>
          <table:table-cell office:value-type="float" office:value="1092542" calcext:value-type="float">
            <text:p>1092542</text:p>
          </table:table-cell>
          <table:table-cell office:value-type="float" office:value="1270858" calcext:value-type="float">
            <text:p>1270858</text:p>
          </table:table-cell>
          <table:table-cell office:value-type="float" office:value="949962" calcext:value-type="float">
            <text:p>949962</text:p>
          </table:table-cell>
          <table:table-cell office:value-type="float" office:value="1637760" calcext:value-type="float">
            <text:p>1637760</text:p>
          </table:table-cell>
          <table:table-cell office:value-type="float" office:value="5" calcext:value-type="float">
            <text:p>5</text:p>
          </table:table-cell>
          <table:table-cell office:value-type="float" office:value="0.833018521430316" calcext:value-type="float">
            <text:p>0.833018521430316</text:p>
          </table:table-cell>
          <table:table-cell office:value-type="float" office:value="0.970517512621583" calcext:value-type="float">
            <text:p>0.970517512621583</text:p>
          </table:table-cell>
          <table:table-cell office:value-type="float" office:value="0.948630088404427" calcext:value-type="float">
            <text:p>0.948630088404427</text:p>
          </table:table-cell>
          <table:table-cell office:value-type="float" office:value="0.651205855751736" calcext:value-type="float">
            <text:p>0.651205855751736</text:p>
          </table:table-cell>
          <table:table-cell office:value-type="float" office:value="0.757490486799537" calcext:value-type="float">
            <text:p>0.757490486799537</text:p>
          </table:table-cell>
          <table:table-cell office:value-type="float" office:value="0.566221543100064" calcext:value-type="float">
            <text:p>0.566221543100064</text:p>
          </table:table-cell>
          <table:table-cell office:value-type="float" office:value="0.976181146643298" calcext:value-type="float">
            <text:p>0.976181146643298</text:p>
          </table:table-cell>
          <table:table-cell office:value-type="float" office:value="-119.758828849653" calcext:value-type="float">
            <text:p>-119.758828849653</text:p>
          </table:table-cell>
          <table:table-cell office:value-type="float" office:value="-98.5019026400927" calcext:value-type="float">
            <text:p>-98.5019026400927</text:p>
          </table:table-cell>
          <table:table-cell office:value-type="float" office:value="-136.755691379987" calcext:value-type="float">
            <text:p>-136.755691379987</text:p>
          </table:table-cell>
        </table:table-row>
        <table:table-row table:style-name="ro1">
          <table:table-cell office:value-type="string" calcext:value-type="string">
            <text:p>2019-11-12 09:39:30</text:p>
          </table:table-cell>
          <table:table-cell office:value-type="float" office:value="25.1906603273528" calcext:value-type="float">
            <text:p>25.1906603273528</text:p>
          </table:table-cell>
          <table:table-cell office:value-type="float" office:value="82.4659186763156" calcext:value-type="float">
            <text:p>82.4659186763156</text:p>
          </table:table-cell>
          <table:table-cell office:value-type="float" office:value="982.046747262452" calcext:value-type="float">
            <text:p>982.0467472624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533" calcext:value-type="float">
            <text:p>1382533</text:p>
          </table:table-cell>
          <table:table-cell office:value-type="float" office:value="1639229" calcext:value-type="float">
            <text:p>1639229</text:p>
          </table:table-cell>
          <table:table-cell office:value-type="float" office:value="1657342" calcext:value-type="float">
            <text:p>1657342</text:p>
          </table:table-cell>
          <table:table-cell office:value-type="float" office:value="1116617" calcext:value-type="float">
            <text:p>1116617</text:p>
          </table:table-cell>
          <table:table-cell office:value-type="float" office:value="1043321" calcext:value-type="float">
            <text:p>1043321</text:p>
          </table:table-cell>
          <table:table-cell office:value-type="float" office:value="1098233" calcext:value-type="float">
            <text:p>1098233</text:p>
          </table:table-cell>
          <table:table-cell office:value-type="float" office:value="1631787" calcext:value-type="float">
            <text:p>1631787</text:p>
          </table:table-cell>
          <table:table-cell office:value-type="float" office:value="5" calcext:value-type="float">
            <text:p>5</text:p>
          </table:table-cell>
          <table:table-cell office:value-type="float" office:value="0.824053981787441" calcext:value-type="float">
            <text:p>0.824053981787441</text:p>
          </table:table-cell>
          <table:table-cell office:value-type="float" office:value="0.977056738979428" calcext:value-type="float">
            <text:p>0.977056738979428</text:p>
          </table:table-cell>
          <table:table-cell office:value-type="float" office:value="0.9878529295746" calcext:value-type="float">
            <text:p>0.9878529295746</text:p>
          </table:table-cell>
          <table:table-cell office:value-type="float" office:value="0.665555675692043" calcext:value-type="float">
            <text:p>0.665555675692043</text:p>
          </table:table-cell>
          <table:table-cell office:value-type="float" office:value="0.621867850049478" calcext:value-type="float">
            <text:p>0.621867850049478</text:p>
          </table:table-cell>
          <table:table-cell office:value-type="float" office:value="0.654597956490273" calcext:value-type="float">
            <text:p>0.654597956490273</text:p>
          </table:table-cell>
          <table:table-cell office:value-type="float" office:value="0.972620960786457" calcext:value-type="float">
            <text:p>0.972620960786457</text:p>
          </table:table-cell>
          <table:table-cell office:value-type="float" office:value="-116.888864861591" calcext:value-type="float">
            <text:p>-116.888864861591</text:p>
          </table:table-cell>
          <table:table-cell office:value-type="float" office:value="-125.626429990104" calcext:value-type="float">
            <text:p>-125.626429990104</text:p>
          </table:table-cell>
          <table:table-cell office:value-type="float" office:value="-119.080408701945" calcext:value-type="float">
            <text:p>-119.080408701945</text:p>
          </table:table-cell>
        </table:table-row>
        <table:table-row table:style-name="ro1">
          <table:table-cell office:value-type="string" calcext:value-type="string">
            <text:p>2019-11-12 09:39:31</text:p>
          </table:table-cell>
          <table:table-cell office:value-type="float" office:value="25.1856063101441" calcext:value-type="float">
            <text:p>25.1856063101441</text:p>
          </table:table-cell>
          <table:table-cell office:value-type="float" office:value="82.4547498254854" calcext:value-type="float">
            <text:p>82.4547498254854</text:p>
          </table:table-cell>
          <table:table-cell office:value-type="float" office:value="982.120726504089" calcext:value-type="float">
            <text:p>982.1207265040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7547" calcext:value-type="float">
            <text:p>1387547</text:p>
          </table:table-cell>
          <table:table-cell office:value-type="float" office:value="1636497" calcext:value-type="float">
            <text:p>1636497</text:p>
          </table:table-cell>
          <table:table-cell office:value-type="float" office:value="1663261" calcext:value-type="float">
            <text:p>1663261</text:p>
          </table:table-cell>
          <table:table-cell office:value-type="float" office:value="1220566" calcext:value-type="float">
            <text:p>1220566</text:p>
          </table:table-cell>
          <table:table-cell office:value-type="float" office:value="1038446" calcext:value-type="float">
            <text:p>1038446</text:p>
          </table:table-cell>
          <table:table-cell office:value-type="float" office:value="1087825" calcext:value-type="float">
            <text:p>1087825</text:p>
          </table:table-cell>
          <table:table-cell office:value-type="float" office:value="1634251" calcext:value-type="float">
            <text:p>1634251</text:p>
          </table:table-cell>
          <table:table-cell office:value-type="float" office:value="5" calcext:value-type="float">
            <text:p>5</text:p>
          </table:table-cell>
          <table:table-cell office:value-type="float" office:value="0.827042559032745" calcext:value-type="float">
            <text:p>0.827042559032745</text:p>
          </table:table-cell>
          <table:table-cell office:value-type="float" office:value="0.975428339890044" calcext:value-type="float">
            <text:p>0.975428339890044</text:p>
          </table:table-cell>
          <table:table-cell office:value-type="float" office:value="0.991380928919426" calcext:value-type="float">
            <text:p>0.991380928919426</text:p>
          </table:table-cell>
          <table:table-cell office:value-type="float" office:value="0.727514115275635" calcext:value-type="float">
            <text:p>0.727514115275635</text:p>
          </table:table-cell>
          <table:table-cell office:value-type="float" office:value="0.618962123270288" calcext:value-type="float">
            <text:p>0.618962123270288</text:p>
          </table:table-cell>
          <table:table-cell office:value-type="float" office:value="0.648394304322517" calcext:value-type="float">
            <text:p>0.648394304322517</text:p>
          </table:table-cell>
          <table:table-cell office:value-type="float" office:value="0.974089619408801" calcext:value-type="float">
            <text:p>0.974089619408801</text:p>
          </table:table-cell>
          <table:table-cell office:value-type="float" office:value="-104.497176944873" calcext:value-type="float">
            <text:p>-104.497176944873</text:p>
          </table:table-cell>
          <table:table-cell office:value-type="float" office:value="-126.207575345942" calcext:value-type="float">
            <text:p>-126.207575345942</text:p>
          </table:table-cell>
          <table:table-cell office:value-type="float" office:value="-120.321139135497" calcext:value-type="float">
            <text:p>-120.321139135497</text:p>
          </table:table-cell>
        </table:table-row>
        <table:table-row table:style-name="ro1">
          <table:table-cell office:value-type="string" calcext:value-type="string">
            <text:p>2019-11-12 09:39:33</text:p>
          </table:table-cell>
          <table:table-cell office:value-type="float" office:value="25.1906603273528" calcext:value-type="float">
            <text:p>25.1906603273528</text:p>
          </table:table-cell>
          <table:table-cell office:value-type="float" office:value="82.4712533138798" calcext:value-type="float">
            <text:p>82.4712533138798</text:p>
          </table:table-cell>
          <table:table-cell office:value-type="float" office:value="982.156743235662" calcext:value-type="float">
            <text:p>982.15674323566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361" calcext:value-type="float">
            <text:p>1371361</text:p>
          </table:table-cell>
          <table:table-cell office:value-type="float" office:value="1634861" calcext:value-type="float">
            <text:p>1634861</text:p>
          </table:table-cell>
          <table:table-cell office:value-type="float" office:value="1649575" calcext:value-type="float">
            <text:p>1649575</text:p>
          </table:table-cell>
          <table:table-cell office:value-type="float" office:value="1005318" calcext:value-type="float">
            <text:p>1005318</text:p>
          </table:table-cell>
          <table:table-cell office:value-type="float" office:value="1120359" calcext:value-type="float">
            <text:p>1120359</text:p>
          </table:table-cell>
          <table:table-cell office:value-type="float" office:value="1154278" calcext:value-type="float">
            <text:p>1154278</text:p>
          </table:table-cell>
          <table:table-cell office:value-type="float" office:value="1632728" calcext:value-type="float">
            <text:p>1632728</text:p>
          </table:table-cell>
          <table:table-cell office:value-type="float" office:value="5" calcext:value-type="float">
            <text:p>5</text:p>
          </table:table-cell>
          <table:table-cell office:value-type="float" office:value="0.817394950079316" calcext:value-type="float">
            <text:p>0.817394950079316</text:p>
          </table:table-cell>
          <table:table-cell office:value-type="float" office:value="0.974453207785274" calcext:value-type="float">
            <text:p>0.974453207785274</text:p>
          </table:table-cell>
          <table:table-cell office:value-type="float" office:value="0.983223436263017" calcext:value-type="float">
            <text:p>0.983223436263017</text:p>
          </table:table-cell>
          <table:table-cell office:value-type="float" office:value="0.59921629419521" calcext:value-type="float">
            <text:p>0.59921629419521</text:p>
          </table:table-cell>
          <table:table-cell office:value-type="float" office:value="0.667786081765423" calcext:value-type="float">
            <text:p>0.667786081765423</text:p>
          </table:table-cell>
          <table:table-cell office:value-type="float" office:value="0.688003383636878" calcext:value-type="float">
            <text:p>0.688003383636878</text:p>
          </table:table-cell>
          <table:table-cell office:value-type="float" office:value="0.973181840560656" calcext:value-type="float">
            <text:p>0.973181840560656</text:p>
          </table:table-cell>
          <table:table-cell office:value-type="float" office:value="-130.156741160958" calcext:value-type="float">
            <text:p>-130.156741160958</text:p>
          </table:table-cell>
          <table:table-cell office:value-type="float" office:value="-116.442783646915" calcext:value-type="float">
            <text:p>-116.442783646915</text:p>
          </table:table-cell>
          <table:table-cell office:value-type="float" office:value="-112.399323272624" calcext:value-type="float">
            <text:p>-112.399323272624</text:p>
          </table:table-cell>
        </table:table-row>
        <table:table-row table:style-name="ro1">
          <table:table-cell office:value-type="string" calcext:value-type="string">
            <text:p>2019-11-12 09:39:34</text:p>
          </table:table-cell>
          <table:table-cell office:value-type="float" office:value="25.1805522932264" calcext:value-type="float">
            <text:p>25.1805522932264</text:p>
          </table:table-cell>
          <table:table-cell office:value-type="float" office:value="82.4915918359469" calcext:value-type="float">
            <text:p>82.4915918359469</text:p>
          </table:table-cell>
          <table:table-cell office:value-type="float" office:value="982.167205993113" calcext:value-type="float">
            <text:p>982.1672059931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4947" calcext:value-type="float">
            <text:p>1404947</text:p>
          </table:table-cell>
          <table:table-cell office:value-type="float" office:value="1634630" calcext:value-type="float">
            <text:p>1634630</text:p>
          </table:table-cell>
          <table:table-cell office:value-type="float" office:value="1657458" calcext:value-type="float">
            <text:p>1657458</text:p>
          </table:table-cell>
          <table:table-cell office:value-type="float" office:value="1184208" calcext:value-type="float">
            <text:p>1184208</text:p>
          </table:table-cell>
          <table:table-cell office:value-type="float" office:value="1137423" calcext:value-type="float">
            <text:p>1137423</text:p>
          </table:table-cell>
          <table:table-cell office:value-type="float" office:value="946002" calcext:value-type="float">
            <text:p>946002</text:p>
          </table:table-cell>
          <table:table-cell office:value-type="float" office:value="1632848" calcext:value-type="float">
            <text:p>1632848</text:p>
          </table:table-cell>
          <table:table-cell office:value-type="float" office:value="5" calcext:value-type="float">
            <text:p>5</text:p>
          </table:table-cell>
          <table:table-cell office:value-type="float" office:value="0.837413768460008" calcext:value-type="float">
            <text:p>0.837413768460008</text:p>
          </table:table-cell>
          <table:table-cell office:value-type="float" office:value="0.974315521039429" calcext:value-type="float">
            <text:p>0.974315521039429</text:p>
          </table:table-cell>
          <table:table-cell office:value-type="float" office:value="0.987922070970782" calcext:value-type="float">
            <text:p>0.987922070970782</text:p>
          </table:table-cell>
          <table:table-cell office:value-type="float" office:value="0.705843055944807" calcext:value-type="float">
            <text:p>0.705843055944807</text:p>
          </table:table-cell>
          <table:table-cell office:value-type="float" office:value="0.677957019562366" calcext:value-type="float">
            <text:p>0.677957019562366</text:p>
          </table:table-cell>
          <table:table-cell office:value-type="float" office:value="0.563861198885584" calcext:value-type="float">
            <text:p>0.563861198885584</text:p>
          </table:table-cell>
          <table:table-cell office:value-type="float" office:value="0.973253366142913" calcext:value-type="float">
            <text:p>0.973253366142913</text:p>
          </table:table-cell>
          <table:table-cell office:value-type="float" office:value="-108.831388811039" calcext:value-type="float">
            <text:p>-108.831388811039</text:p>
          </table:table-cell>
          <table:table-cell office:value-type="float" office:value="-114.408596087527" calcext:value-type="float">
            <text:p>-114.408596087527</text:p>
          </table:table-cell>
          <table:table-cell office:value-type="float" office:value="-137.227760222883" calcext:value-type="float">
            <text:p>-137.227760222883</text:p>
          </table:table-cell>
        </table:table-row>
        <table:table-row table:style-name="ro1">
          <table:table-cell office:value-type="string" calcext:value-type="string">
            <text:p>2019-11-12 09:39:35</text:p>
          </table:table-cell>
          <table:table-cell office:value-type="float" office:value="25.1957143448526" calcext:value-type="float">
            <text:p>25.1957143448526</text:p>
          </table:table-cell>
          <table:table-cell office:value-type="float" office:value="82.4664183358173" calcext:value-type="float">
            <text:p>82.4664183358173</text:p>
          </table:table-cell>
          <table:table-cell office:value-type="float" office:value="982.165261206736" calcext:value-type="float">
            <text:p>982.16526120673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1648" calcext:value-type="float">
            <text:p>1391648</text:p>
          </table:table-cell>
          <table:table-cell office:value-type="float" office:value="1628712" calcext:value-type="float">
            <text:p>1628712</text:p>
          </table:table-cell>
          <table:table-cell office:value-type="float" office:value="1648792" calcext:value-type="float">
            <text:p>1648792</text:p>
          </table:table-cell>
          <table:table-cell office:value-type="float" office:value="1207660" calcext:value-type="float">
            <text:p>1207660</text:p>
          </table:table-cell>
          <table:table-cell office:value-type="float" office:value="1060272" calcext:value-type="float">
            <text:p>1060272</text:p>
          </table:table-cell>
          <table:table-cell office:value-type="float" office:value="978019" calcext:value-type="float">
            <text:p>978019</text:p>
          </table:table-cell>
          <table:table-cell office:value-type="float" office:value="1629425" calcext:value-type="float">
            <text:p>1629425</text:p>
          </table:table-cell>
          <table:table-cell office:value-type="float" office:value="5" calcext:value-type="float">
            <text:p>5</text:p>
          </table:table-cell>
          <table:table-cell office:value-type="float" office:value="0.829486945806378" calcext:value-type="float">
            <text:p>0.829486945806378</text:p>
          </table:table-cell>
          <table:table-cell office:value-type="float" office:value="0.970788117741122" calcext:value-type="float">
            <text:p>0.970788117741122</text:p>
          </table:table-cell>
          <table:table-cell office:value-type="float" office:value="0.98275673183879" calcext:value-type="float">
            <text:p>0.98275673183879</text:p>
          </table:table-cell>
          <table:table-cell office:value-type="float" office:value="0.719821538903897" calcext:value-type="float">
            <text:p>0.719821538903897</text:p>
          </table:table-cell>
          <table:table-cell office:value-type="float" office:value="0.631971434589795" calcext:value-type="float">
            <text:p>0.631971434589795</text:p>
          </table:table-cell>
          <table:table-cell office:value-type="float" office:value="0.582944820278266" calcext:value-type="float">
            <text:p>0.582944820278266</text:p>
          </table:table-cell>
          <table:table-cell office:value-type="float" office:value="0.971213098909032" calcext:value-type="float">
            <text:p>0.971213098909032</text:p>
          </table:table-cell>
          <table:table-cell office:value-type="float" office:value="-106.035692219221" calcext:value-type="float">
            <text:p>-106.035692219221</text:p>
          </table:table-cell>
          <table:table-cell office:value-type="float" office:value="-123.605713082041" calcext:value-type="float">
            <text:p>-123.605713082041</text:p>
          </table:table-cell>
          <table:table-cell office:value-type="float" office:value="-133.411035944347" calcext:value-type="float">
            <text:p>-133.411035944347</text:p>
          </table:table-cell>
        </table:table-row>
        <table:table-row table:style-name="ro1">
          <table:table-cell office:value-type="string" calcext:value-type="string">
            <text:p>2019-11-12 09:39:36</text:p>
          </table:table-cell>
          <table:table-cell office:value-type="float" office:value="25.1856063101441" calcext:value-type="float">
            <text:p>25.1856063101441</text:p>
          </table:table-cell>
          <table:table-cell office:value-type="float" office:value="82.4707535853051" calcext:value-type="float">
            <text:p>82.4707535853051</text:p>
          </table:table-cell>
          <table:table-cell office:value-type="float" office:value="982.120726504089" calcext:value-type="float">
            <text:p>982.1207265040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080" calcext:value-type="float">
            <text:p>1380080</text:p>
          </table:table-cell>
          <table:table-cell office:value-type="float" office:value="1632503" calcext:value-type="float">
            <text:p>1632503</text:p>
          </table:table-cell>
          <table:table-cell office:value-type="float" office:value="1652923" calcext:value-type="float">
            <text:p>1652923</text:p>
          </table:table-cell>
          <table:table-cell office:value-type="float" office:value="1240415" calcext:value-type="float">
            <text:p>1240415</text:p>
          </table:table-cell>
          <table:table-cell office:value-type="float" office:value="1050016" calcext:value-type="float">
            <text:p>1050016</text:p>
          </table:table-cell>
          <table:table-cell office:value-type="float" office:value="1096907" calcext:value-type="float">
            <text:p>1096907</text:p>
          </table:table-cell>
          <table:table-cell office:value-type="float" office:value="1628205" calcext:value-type="float">
            <text:p>1628205</text:p>
          </table:table-cell>
          <table:table-cell office:value-type="float" office:value="5" calcext:value-type="float">
            <text:p>5</text:p>
          </table:table-cell>
          <table:table-cell office:value-type="float" office:value="0.822591879676804" calcext:value-type="float">
            <text:p>0.822591879676804</text:p>
          </table:table-cell>
          <table:table-cell office:value-type="float" office:value="0.973047730093924" calcext:value-type="float">
            <text:p>0.973047730093924</text:p>
          </table:table-cell>
          <table:table-cell office:value-type="float" office:value="0.985219000007987" calcext:value-type="float">
            <text:p>0.985219000007987</text:p>
          </table:table-cell>
          <table:table-cell office:value-type="float" office:value="0.739345042627459" calcext:value-type="float">
            <text:p>0.739345042627459</text:p>
          </table:table-cell>
          <table:table-cell office:value-type="float" office:value="0.625858381492899" calcext:value-type="float">
            <text:p>0.625858381492899</text:p>
          </table:table-cell>
          <table:table-cell office:value-type="float" office:value="0.653807598806333" calcext:value-type="float">
            <text:p>0.653807598806333</text:p>
          </table:table-cell>
          <table:table-cell office:value-type="float" office:value="0.970485922156086" calcext:value-type="float">
            <text:p>0.970485922156086</text:p>
          </table:table-cell>
          <table:table-cell office:value-type="float" office:value="-102.130991474508" calcext:value-type="float">
            <text:p>-102.130991474508</text:p>
          </table:table-cell>
          <table:table-cell office:value-type="float" office:value="-124.82832370142" calcext:value-type="float">
            <text:p>-124.82832370142</text:p>
          </table:table-cell>
          <table:table-cell office:value-type="float" office:value="-119.238480238733" calcext:value-type="float">
            <text:p>-119.238480238733</text:p>
          </table:table-cell>
        </table:table-row>
        <table:table-row table:style-name="ro1">
          <table:table-cell office:value-type="string" calcext:value-type="string">
            <text:p>2019-11-12 09:39:38</text:p>
          </table:table-cell>
          <table:table-cell office:value-type="float" office:value="25.1957143448526" calcext:value-type="float">
            <text:p>25.1957143448526</text:p>
          </table:table-cell>
          <table:table-cell office:value-type="float" office:value="82.4664183358173" calcext:value-type="float">
            <text:p>82.4664183358173</text:p>
          </table:table-cell>
          <table:table-cell office:value-type="float" office:value="982.137761951909" calcext:value-type="float">
            <text:p>982.1377619519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1461" calcext:value-type="float">
            <text:p>1391461</text:p>
          </table:table-cell>
          <table:table-cell office:value-type="float" office:value="1627749" calcext:value-type="float">
            <text:p>1627749</text:p>
          </table:table-cell>
          <table:table-cell office:value-type="float" office:value="1639028" calcext:value-type="float">
            <text:p>1639028</text:p>
          </table:table-cell>
          <table:table-cell office:value-type="float" office:value="996818" calcext:value-type="float">
            <text:p>996818</text:p>
          </table:table-cell>
          <table:table-cell office:value-type="float" office:value="1203459" calcext:value-type="float">
            <text:p>1203459</text:p>
          </table:table-cell>
          <table:table-cell office:value-type="float" office:value="1154947" calcext:value-type="float">
            <text:p>1154947</text:p>
          </table:table-cell>
          <table:table-cell office:value-type="float" office:value="1633802" calcext:value-type="float">
            <text:p>1633802</text:p>
          </table:table-cell>
          <table:table-cell office:value-type="float" office:value="5" calcext:value-type="float">
            <text:p>5</text:p>
          </table:table-cell>
          <table:table-cell office:value-type="float" office:value="0.82937548510736" calcext:value-type="float">
            <text:p>0.82937548510736</text:p>
          </table:table-cell>
          <table:table-cell office:value-type="float" office:value="0.97021412494351" calcext:value-type="float">
            <text:p>0.97021412494351</text:p>
          </table:table-cell>
          <table:table-cell office:value-type="float" office:value="0.976936933629147" calcext:value-type="float">
            <text:p>0.976936933629147</text:p>
          </table:table-cell>
          <table:table-cell office:value-type="float" office:value="0.594149898785341" calcext:value-type="float">
            <text:p>0.594149898785341</text:p>
          </table:table-cell>
          <table:table-cell office:value-type="float" office:value="0.717317547478384" calcext:value-type="float">
            <text:p>0.717317547478384</text:p>
          </table:table-cell>
          <table:table-cell office:value-type="float" office:value="0.688402138757961" calcext:value-type="float">
            <text:p>0.688402138757961</text:p>
          </table:table-cell>
          <table:table-cell office:value-type="float" office:value="0.973821994521856" calcext:value-type="float">
            <text:p>0.973821994521856</text:p>
          </table:table-cell>
          <table:table-cell office:value-type="float" office:value="-131.170020242932" calcext:value-type="float">
            <text:p>-131.170020242932</text:p>
          </table:table-cell>
          <table:table-cell office:value-type="float" office:value="-106.536490504323" calcext:value-type="float">
            <text:p>-106.536490504323</text:p>
          </table:table-cell>
          <table:table-cell office:value-type="float" office:value="-112.319572248408" calcext:value-type="float">
            <text:p>-112.319572248408</text:p>
          </table:table-cell>
        </table:table-row>
        <table:table-row table:style-name="ro1">
          <table:table-cell office:value-type="string" calcext:value-type="string">
            <text:p>2019-11-12 09:39:40</text:p>
          </table:table-cell>
          <table:table-cell office:value-type="float" office:value="25.2058223807253" calcext:value-type="float">
            <text:p>25.2058223807253</text:p>
          </table:table-cell>
          <table:table-cell office:value-type="float" office:value="82.4514131266183" calcext:value-type="float">
            <text:p>82.4514131266183</text:p>
          </table:table-cell>
          <table:table-cell office:value-type="float" office:value="982.15479754594" calcext:value-type="float">
            <text:p>982.154797545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127" calcext:value-type="float">
            <text:p>1380127</text:p>
          </table:table-cell>
          <table:table-cell office:value-type="float" office:value="1629633" calcext:value-type="float">
            <text:p>1629633</text:p>
          </table:table-cell>
          <table:table-cell office:value-type="float" office:value="1648198" calcext:value-type="float">
            <text:p>1648198</text:p>
          </table:table-cell>
          <table:table-cell office:value-type="float" office:value="1249405" calcext:value-type="float">
            <text:p>1249405</text:p>
          </table:table-cell>
          <table:table-cell office:value-type="float" office:value="1049620" calcext:value-type="float">
            <text:p>1049620</text:p>
          </table:table-cell>
          <table:table-cell office:value-type="float" office:value="1071475" calcext:value-type="float">
            <text:p>1071475</text:p>
          </table:table-cell>
          <table:table-cell office:value-type="float" office:value="1627240" calcext:value-type="float">
            <text:p>1627240</text:p>
          </table:table-cell>
          <table:table-cell office:value-type="float" office:value="5" calcext:value-type="float">
            <text:p>5</text:p>
          </table:table-cell>
          <table:table-cell office:value-type="float" office:value="0.822619893863188" calcext:value-type="float">
            <text:p>0.822619893863188</text:p>
          </table:table-cell>
          <table:table-cell office:value-type="float" office:value="0.971337076584944" calcext:value-type="float">
            <text:p>0.971337076584944</text:p>
          </table:table-cell>
          <table:table-cell office:value-type="float" office:value="0.982402680206618" calcext:value-type="float">
            <text:p>0.982402680206618</text:p>
          </table:table-cell>
          <table:table-cell office:value-type="float" office:value="0.744703500831544" calcext:value-type="float">
            <text:p>0.744703500831544</text:p>
          </table:table-cell>
          <table:table-cell office:value-type="float" office:value="0.625622347071451" calcext:value-type="float">
            <text:p>0.625622347071451</text:p>
          </table:table-cell>
          <table:table-cell office:value-type="float" office:value="0.638648943740004" calcext:value-type="float">
            <text:p>0.638648943740004</text:p>
          </table:table-cell>
          <table:table-cell office:value-type="float" office:value="0.969910737265436" calcext:value-type="float">
            <text:p>0.969910737265436</text:p>
          </table:table-cell>
          <table:table-cell office:value-type="float" office:value="-101.059299833691" calcext:value-type="float">
            <text:p>-101.059299833691</text:p>
          </table:table-cell>
          <table:table-cell office:value-type="float" office:value="-124.87553058571" calcext:value-type="float">
            <text:p>-124.87553058571</text:p>
          </table:table-cell>
          <table:table-cell office:value-type="float" office:value="-122.270211251999" calcext:value-type="float">
            <text:p>-122.270211251999</text:p>
          </table:table-cell>
        </table:table-row>
        <table:table-row table:style-name="ro1">
          <table:table-cell office:value-type="string" calcext:value-type="string">
            <text:p>2019-11-12 09:39:41</text:p>
          </table:table-cell>
          <table:table-cell office:value-type="float" office:value="25.2007683626434" calcext:value-type="float">
            <text:p>25.2007683626434</text:p>
          </table:table-cell>
          <table:table-cell office:value-type="float" office:value="82.3922304964847" calcext:value-type="float">
            <text:p>82.3922304964847</text:p>
          </table:table-cell>
          <table:table-cell office:value-type="float" office:value="982.14627973065" calcext:value-type="float">
            <text:p>982.1462797306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0135" calcext:value-type="float">
            <text:p>1390135</text:p>
          </table:table-cell>
          <table:table-cell office:value-type="float" office:value="1624289" calcext:value-type="float">
            <text:p>1624289</text:p>
          </table:table-cell>
          <table:table-cell office:value-type="float" office:value="1638062" calcext:value-type="float">
            <text:p>1638062</text:p>
          </table:table-cell>
          <table:table-cell office:value-type="float" office:value="1062867" calcext:value-type="float">
            <text:p>1062867</text:p>
          </table:table-cell>
          <table:table-cell office:value-type="float" office:value="1281453" calcext:value-type="float">
            <text:p>1281453</text:p>
          </table:table-cell>
          <table:table-cell office:value-type="float" office:value="998791" calcext:value-type="float">
            <text:p>998791</text:p>
          </table:table-cell>
          <table:table-cell office:value-type="float" office:value="1633795" calcext:value-type="float">
            <text:p>1633795</text:p>
          </table:table-cell>
          <table:table-cell office:value-type="float" office:value="5" calcext:value-type="float">
            <text:p>5</text:p>
          </table:table-cell>
          <table:table-cell office:value-type="float" office:value="0.828585127423421" calcext:value-type="float">
            <text:p>0.828585127423421</text:p>
          </table:table-cell>
          <table:table-cell office:value-type="float" office:value="0.968151803988433" calcext:value-type="float">
            <text:p>0.968151803988433</text:p>
          </table:table-cell>
          <table:table-cell office:value-type="float" office:value="0.976361152691978" calcext:value-type="float">
            <text:p>0.976361152691978</text:p>
          </table:table-cell>
          <table:table-cell office:value-type="float" office:value="0.633518175306103" calcext:value-type="float">
            <text:p>0.633518175306103</text:p>
          </table:table-cell>
          <table:table-cell office:value-type="float" office:value="0.763805599666309" calcext:value-type="float">
            <text:p>0.763805599666309</text:p>
          </table:table-cell>
          <table:table-cell office:value-type="float" office:value="0.595325898566949" calcext:value-type="float">
            <text:p>0.595325898566949</text:p>
          </table:table-cell>
          <table:table-cell office:value-type="float" office:value="0.973817822196224" calcext:value-type="float">
            <text:p>0.973817822196224</text:p>
          </table:table-cell>
          <table:table-cell office:value-type="float" office:value="-123.296364938779" calcext:value-type="float">
            <text:p>-123.296364938779</text:p>
          </table:table-cell>
          <table:table-cell office:value-type="float" office:value="-97.2388800667381" calcext:value-type="float">
            <text:p>-97.2388800667381</text:p>
          </table:table-cell>
          <table:table-cell office:value-type="float" office:value="-130.93482028661" calcext:value-type="float">
            <text:p>-130.93482028661</text:p>
          </table:table-cell>
        </table:table-row>
        <table:table-row table:style-name="ro1">
          <table:table-cell office:value-type="string" calcext:value-type="string">
            <text:p>2019-11-12 09:39:43</text:p>
          </table:table-cell>
          <table:table-cell office:value-type="float" office:value="25.1906603273528" calcext:value-type="float">
            <text:p>25.1906603273528</text:p>
          </table:table-cell>
          <table:table-cell office:value-type="float" office:value="82.3432196538527" calcext:value-type="float">
            <text:p>82.3432196538527</text:p>
          </table:table-cell>
          <table:table-cell office:value-type="float" office:value="982.184242283361" calcext:value-type="float">
            <text:p>982.1842422833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161" calcext:value-type="float">
            <text:p>1381161</text:p>
          </table:table-cell>
          <table:table-cell office:value-type="float" office:value="1504160" calcext:value-type="float">
            <text:p>1504160</text:p>
          </table:table-cell>
          <table:table-cell office:value-type="float" office:value="1600662" calcext:value-type="float">
            <text:p>1600662</text:p>
          </table:table-cell>
          <table:table-cell office:value-type="float" office:value="995459" calcext:value-type="float">
            <text:p>995459</text:p>
          </table:table-cell>
          <table:table-cell office:value-type="float" office:value="1213396" calcext:value-type="float">
            <text:p>1213396</text:p>
          </table:table-cell>
          <table:table-cell office:value-type="float" office:value="1151567" calcext:value-type="float">
            <text:p>1151567</text:p>
          </table:table-cell>
          <table:table-cell office:value-type="float" office:value="1642520" calcext:value-type="float">
            <text:p>1642520</text:p>
          </table:table-cell>
          <table:table-cell office:value-type="float" office:value="5" calcext:value-type="float">
            <text:p>5</text:p>
          </table:table-cell>
          <table:table-cell office:value-type="float" office:value="0.823236205963636" calcext:value-type="float">
            <text:p>0.823236205963636</text:p>
          </table:table-cell>
          <table:table-cell office:value-type="float" office:value="0.896549331730525" calcext:value-type="float">
            <text:p>0.896549331730525</text:p>
          </table:table-cell>
          <table:table-cell office:value-type="float" office:value="0.954069012888552" calcext:value-type="float">
            <text:p>0.954069012888552</text:p>
          </table:table-cell>
          <table:table-cell office:value-type="float" office:value="0.59333987156628" calcext:value-type="float">
            <text:p>0.59333987156628</text:p>
          </table:table-cell>
          <table:table-cell office:value-type="float" office:value="0.723240461735781" calcext:value-type="float">
            <text:p>0.723240461735781</text:p>
          </table:table-cell>
          <table:table-cell office:value-type="float" office:value="0.686387501524389" calcext:value-type="float">
            <text:p>0.686387501524389</text:p>
          </table:table-cell>
          <table:table-cell office:value-type="float" office:value="0.979018328072825" calcext:value-type="float">
            <text:p>0.979018328072825</text:p>
          </table:table-cell>
          <table:table-cell office:value-type="float" office:value="-131.332025686744" calcext:value-type="float">
            <text:p>-131.332025686744</text:p>
          </table:table-cell>
          <table:table-cell office:value-type="float" office:value="-105.351907652844" calcext:value-type="float">
            <text:p>-105.351907652844</text:p>
          </table:table-cell>
          <table:table-cell office:value-type="float" office:value="-112.722499695122" calcext:value-type="float">
            <text:p>-112.722499695122</text:p>
          </table:table-cell>
        </table:table-row>
        <table:table-row table:style-name="ro1">
          <table:table-cell office:value-type="string" calcext:value-type="string">
            <text:p>2019-11-12 09:39:44</text:p>
          </table:table-cell>
          <table:table-cell office:value-type="float" office:value="25.1957143448526" calcext:value-type="float">
            <text:p>25.1957143448526</text:p>
          </table:table-cell>
          <table:table-cell office:value-type="float" office:value="82.3010384882094" calcext:value-type="float">
            <text:p>82.3010384882094</text:p>
          </table:table-cell>
          <table:table-cell office:value-type="float" office:value="982.165261206736" calcext:value-type="float">
            <text:p>982.16526120673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411" calcext:value-type="float">
            <text:p>1381411</text:p>
          </table:table-cell>
          <table:table-cell office:value-type="float" office:value="1642518" calcext:value-type="float">
            <text:p>1642518</text:p>
          </table:table-cell>
          <table:table-cell office:value-type="float" office:value="1657804" calcext:value-type="float">
            <text:p>1657804</text:p>
          </table:table-cell>
          <table:table-cell office:value-type="float" office:value="1140195" calcext:value-type="float">
            <text:p>1140195</text:p>
          </table:table-cell>
          <table:table-cell office:value-type="float" office:value="1289670" calcext:value-type="float">
            <text:p>1289670</text:p>
          </table:table-cell>
          <table:table-cell office:value-type="float" office:value="971693" calcext:value-type="float">
            <text:p>971693</text:p>
          </table:table-cell>
          <table:table-cell office:value-type="float" office:value="1641387" calcext:value-type="float">
            <text:p>1641387</text:p>
          </table:table-cell>
          <table:table-cell office:value-type="float" office:value="5" calcext:value-type="float">
            <text:p>5</text:p>
          </table:table-cell>
          <table:table-cell office:value-type="float" office:value="0.823385217593338" calcext:value-type="float">
            <text:p>0.823385217593338</text:p>
          </table:table-cell>
          <table:table-cell office:value-type="float" office:value="0.979017135979788" calcext:value-type="float">
            <text:p>0.979017135979788</text:p>
          </table:table-cell>
          <table:table-cell office:value-type="float" office:value="0.98812830306629" calcext:value-type="float">
            <text:p>0.98812830306629</text:p>
          </table:table-cell>
          <table:table-cell office:value-type="float" office:value="0.679609260512502" calcext:value-type="float">
            <text:p>0.679609260512502</text:p>
          </table:table-cell>
          <table:table-cell office:value-type="float" office:value="0.768703313911356" calcext:value-type="float">
            <text:p>0.768703313911356</text:p>
          </table:table-cell>
          <table:table-cell office:value-type="float" office:value="0.579174230000285" calcext:value-type="float">
            <text:p>0.579174230000285</text:p>
          </table:table-cell>
          <table:table-cell office:value-type="float" office:value="0.978343007367016" calcext:value-type="float">
            <text:p>0.978343007367016</text:p>
          </table:table-cell>
          <table:table-cell office:value-type="float" office:value="-114.0781478975" calcext:value-type="float">
            <text:p>-114.0781478975</text:p>
          </table:table-cell>
          <table:table-cell office:value-type="float" office:value="-96.2593372177288" calcext:value-type="float">
            <text:p>-96.2593372177288</text:p>
          </table:table-cell>
          <table:table-cell office:value-type="float" office:value="-134.165153999943" calcext:value-type="float">
            <text:p>-134.165153999943</text:p>
          </table:table-cell>
        </table:table-row>
        <table:table-row table:style-name="ro1">
          <table:table-cell office:value-type="string" calcext:value-type="string">
            <text:p>2019-11-12 09:39:45</text:p>
          </table:table-cell>
          <table:table-cell office:value-type="float" office:value="25.2007683626434" calcext:value-type="float">
            <text:p>25.2007683626434</text:p>
          </table:table-cell>
          <table:table-cell office:value-type="float" office:value="82.2962012634328" calcext:value-type="float">
            <text:p>82.2962012634328</text:p>
          </table:table-cell>
          <table:table-cell office:value-type="float" office:value="982.14627973065" calcext:value-type="float">
            <text:p>982.1462797306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5498" calcext:value-type="float">
            <text:p>1395498</text:p>
          </table:table-cell>
          <table:table-cell office:value-type="float" office:value="1651132" calcext:value-type="float">
            <text:p>1651132</text:p>
          </table:table-cell>
          <table:table-cell office:value-type="float" office:value="1657337" calcext:value-type="float">
            <text:p>1657337</text:p>
          </table:table-cell>
          <table:table-cell office:value-type="float" office:value="1013518" calcext:value-type="float">
            <text:p>1013518</text:p>
          </table:table-cell>
          <table:table-cell office:value-type="float" office:value="1212348" calcext:value-type="float">
            <text:p>1212348</text:p>
          </table:table-cell>
          <table:table-cell office:value-type="float" office:value="1165247" calcext:value-type="float">
            <text:p>1165247</text:p>
          </table:table-cell>
          <table:table-cell office:value-type="float" office:value="1638908" calcext:value-type="float">
            <text:p>1638908</text:p>
          </table:table-cell>
          <table:table-cell office:value-type="float" office:value="5" calcext:value-type="float">
            <text:p>5</text:p>
          </table:table-cell>
          <table:table-cell office:value-type="float" office:value="0.831781724903789" calcext:value-type="float">
            <text:p>0.831781724903789</text:p>
          </table:table-cell>
          <table:table-cell office:value-type="float" office:value="0.984151480692801" calcext:value-type="float">
            <text:p>0.984151480692801</text:p>
          </table:table-cell>
          <table:table-cell office:value-type="float" office:value="0.987849949342006" calcext:value-type="float">
            <text:p>0.987849949342006</text:p>
          </table:table-cell>
          <table:table-cell office:value-type="float" office:value="0.604103875649437" calcext:value-type="float">
            <text:p>0.604103875649437</text:p>
          </table:table-cell>
          <table:table-cell office:value-type="float" office:value="0.722615804984069" calcext:value-type="float">
            <text:p>0.722615804984069</text:p>
          </table:table-cell>
          <table:table-cell office:value-type="float" office:value="0.694541417901685" calcext:value-type="float">
            <text:p>0.694541417901685</text:p>
          </table:table-cell>
          <table:table-cell office:value-type="float" office:value="0.97686540804689" calcext:value-type="float">
            <text:p>0.97686540804689</text:p>
          </table:table-cell>
          <table:table-cell office:value-type="float" office:value="-129.179224870113" calcext:value-type="float">
            <text:p>-129.179224870113</text:p>
          </table:table-cell>
          <table:table-cell office:value-type="float" office:value="-105.476839003186" calcext:value-type="float">
            <text:p>-105.476839003186</text:p>
          </table:table-cell>
          <table:table-cell office:value-type="float" office:value="-111.091716419663" calcext:value-type="float">
            <text:p>-111.091716419663</text:p>
          </table:table-cell>
        </table:table-row>
        <table:table-row table:style-name="ro1">
          <table:table-cell office:value-type="string" calcext:value-type="string">
            <text:p>2019-11-12 09:39:46</text:p>
          </table:table-cell>
          <table:table-cell office:value-type="float" office:value="25.2058223807253" calcext:value-type="float">
            <text:p>25.2058223807253</text:p>
          </table:table-cell>
          <table:table-cell office:value-type="float" office:value="82.2753585559946" calcext:value-type="float">
            <text:p>82.2753585559946</text:p>
          </table:table-cell>
          <table:table-cell office:value-type="float" office:value="982.2097969929" calcext:value-type="float">
            <text:p>982.20979699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280" calcext:value-type="float">
            <text:p>1371280</text:p>
          </table:table-cell>
          <table:table-cell office:value-type="float" office:value="1635052" calcext:value-type="float">
            <text:p>1635052</text:p>
          </table:table-cell>
          <table:table-cell office:value-type="float" office:value="1652491" calcext:value-type="float">
            <text:p>1652491</text:p>
          </table:table-cell>
          <table:table-cell office:value-type="float" office:value="1158102" calcext:value-type="float">
            <text:p>1158102</text:p>
          </table:table-cell>
          <table:table-cell office:value-type="float" office:value="1261153" calcext:value-type="float">
            <text:p>1261153</text:p>
          </table:table-cell>
          <table:table-cell office:value-type="float" office:value="955853" calcext:value-type="float">
            <text:p>955853</text:p>
          </table:table-cell>
          <table:table-cell office:value-type="float" office:value="1637469" calcext:value-type="float">
            <text:p>1637469</text:p>
          </table:table-cell>
          <table:table-cell office:value-type="float" office:value="5" calcext:value-type="float">
            <text:p>5</text:p>
          </table:table-cell>
          <table:table-cell office:value-type="float" office:value="0.817346670311292" calcext:value-type="float">
            <text:p>0.817346670311292</text:p>
          </table:table-cell>
          <table:table-cell office:value-type="float" office:value="0.974567052670366" calcext:value-type="float">
            <text:p>0.974567052670366</text:p>
          </table:table-cell>
          <table:table-cell office:value-type="float" office:value="0.984961507911862" calcext:value-type="float">
            <text:p>0.984961507911862</text:p>
          </table:table-cell>
          <table:table-cell office:value-type="float" office:value="0.6902826655248" calcext:value-type="float">
            <text:p>0.6902826655248</text:p>
          </table:table-cell>
          <table:table-cell office:value-type="float" office:value="0.751705855334503" calcext:value-type="float">
            <text:p>0.751705855334503</text:p>
          </table:table-cell>
          <table:table-cell office:value-type="float" office:value="0.569732853142363" calcext:value-type="float">
            <text:p>0.569732853142363</text:p>
          </table:table-cell>
          <table:table-cell office:value-type="float" office:value="0.976007697106325" calcext:value-type="float">
            <text:p>0.976007697106325</text:p>
          </table:table-cell>
          <table:table-cell office:value-type="float" office:value="-111.94346689504" calcext:value-type="float">
            <text:p>-111.94346689504</text:p>
          </table:table-cell>
          <table:table-cell office:value-type="float" office:value="-99.6588289330994" calcext:value-type="float">
            <text:p>-99.6588289330994</text:p>
          </table:table-cell>
          <table:table-cell office:value-type="float" office:value="-136.053429371527" calcext:value-type="float">
            <text:p>-136.053429371527</text:p>
          </table:table-cell>
        </table:table-row>
        <table:table-row table:style-name="ro1">
          <table:table-cell office:value-type="string" calcext:value-type="string">
            <text:p>2019-11-12 09:39:48</text:p>
          </table:table-cell>
          <table:table-cell office:value-type="float" office:value="25.2058223807253" calcext:value-type="float">
            <text:p>25.2058223807253</text:p>
          </table:table-cell>
          <table:table-cell office:value-type="float" office:value="82.2593531335544" calcext:value-type="float">
            <text:p>82.2593531335544</text:p>
          </table:table-cell>
          <table:table-cell office:value-type="float" office:value="982.1272978551" calcext:value-type="float">
            <text:p>982.127297855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584" calcext:value-type="float">
            <text:p>1379584</text:p>
          </table:table-cell>
          <table:table-cell office:value-type="float" office:value="1644138" calcext:value-type="float">
            <text:p>1644138</text:p>
          </table:table-cell>
          <table:table-cell office:value-type="float" office:value="1650740" calcext:value-type="float">
            <text:p>1650740</text:p>
          </table:table-cell>
          <table:table-cell office:value-type="float" office:value="1021597" calcext:value-type="float">
            <text:p>1021597</text:p>
          </table:table-cell>
          <table:table-cell office:value-type="float" office:value="1261778" calcext:value-type="float">
            <text:p>1261778</text:p>
          </table:table-cell>
          <table:table-cell office:value-type="float" office:value="972391" calcext:value-type="float">
            <text:p>972391</text:p>
          </table:table-cell>
          <table:table-cell office:value-type="float" office:value="1638148" calcext:value-type="float">
            <text:p>1638148</text:p>
          </table:table-cell>
          <table:table-cell office:value-type="float" office:value="5" calcext:value-type="float">
            <text:p>5</text:p>
          </table:table-cell>
          <table:table-cell office:value-type="float" office:value="0.822296240603476" calcext:value-type="float">
            <text:p>0.822296240603476</text:p>
          </table:table-cell>
          <table:table-cell office:value-type="float" office:value="0.979982731340257" calcext:value-type="float">
            <text:p>0.979982731340257</text:p>
          </table:table-cell>
          <table:table-cell office:value-type="float" office:value="0.983917830457429" calcext:value-type="float">
            <text:p>0.983917830457429</text:p>
          </table:table-cell>
          <table:table-cell office:value-type="float" office:value="0.608919335474889" calcext:value-type="float">
            <text:p>0.608919335474889</text:p>
          </table:table-cell>
          <table:table-cell office:value-type="float" office:value="0.752078384408758" calcext:value-type="float">
            <text:p>0.752078384408758</text:p>
          </table:table-cell>
          <table:table-cell office:value-type="float" office:value="0.579590270470413" calcext:value-type="float">
            <text:p>0.579590270470413</text:p>
          </table:table-cell>
          <table:table-cell office:value-type="float" office:value="0.976412412692596" calcext:value-type="float">
            <text:p>0.976412412692596</text:p>
          </table:table-cell>
          <table:table-cell office:value-type="float" office:value="-128.216132905022" calcext:value-type="float">
            <text:p>-128.216132905022</text:p>
          </table:table-cell>
          <table:table-cell office:value-type="float" office:value="-99.5843231182484" calcext:value-type="float">
            <text:p>-99.5843231182484</text:p>
          </table:table-cell>
          <table:table-cell office:value-type="float" office:value="-134.081945905917" calcext:value-type="float">
            <text:p>-134.081945905917</text:p>
          </table:table-cell>
        </table:table-row>
        <table:table-row table:style-name="ro1">
          <table:table-cell office:value-type="string" calcext:value-type="string">
            <text:p>2019-11-12 09:39:49</text:p>
          </table:table-cell>
          <table:table-cell office:value-type="float" office:value="25.2007683626434" calcext:value-type="float">
            <text:p>25.2007683626434</text:p>
          </table:table-cell>
          <table:table-cell office:value-type="float" office:value="82.2215099457272" calcext:value-type="float">
            <text:p>82.2215099457272</text:p>
          </table:table-cell>
          <table:table-cell office:value-type="float" office:value="982.118780268696" calcext:value-type="float">
            <text:p>982.1187802686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783" calcext:value-type="float">
            <text:p>1381783</text:p>
          </table:table-cell>
          <table:table-cell office:value-type="float" office:value="1635469" calcext:value-type="float">
            <text:p>1635469</text:p>
          </table:table-cell>
          <table:table-cell office:value-type="float" office:value="1641962" calcext:value-type="float">
            <text:p>1641962</text:p>
          </table:table-cell>
          <table:table-cell office:value-type="float" office:value="999590" calcext:value-type="float">
            <text:p>999590</text:p>
          </table:table-cell>
          <table:table-cell office:value-type="float" office:value="1191901" calcext:value-type="float">
            <text:p>1191901</text:p>
          </table:table-cell>
          <table:table-cell office:value-type="float" office:value="1181136" calcext:value-type="float">
            <text:p>1181136</text:p>
          </table:table-cell>
          <table:table-cell office:value-type="float" office:value="1634486" calcext:value-type="float">
            <text:p>1634486</text:p>
          </table:table-cell>
          <table:table-cell office:value-type="float" office:value="5" calcext:value-type="float">
            <text:p>5</text:p>
          </table:table-cell>
          <table:table-cell office:value-type="float" office:value="0.823606946898335" calcext:value-type="float">
            <text:p>0.823606946898335</text:p>
          </table:table-cell>
          <table:table-cell office:value-type="float" office:value="0.974815604068709" calcext:value-type="float">
            <text:p>0.974815604068709</text:p>
          </table:table-cell>
          <table:table-cell office:value-type="float" office:value="0.97868573411533" calcext:value-type="float">
            <text:p>0.97868573411533</text:p>
          </table:table-cell>
          <table:table-cell office:value-type="float" office:value="0.595802139735477" calcext:value-type="float">
            <text:p>0.595802139735477</text:p>
          </table:table-cell>
          <table:table-cell office:value-type="float" office:value="0.710428441813998" calcext:value-type="float">
            <text:p>0.710428441813998</text:p>
          </table:table-cell>
          <table:table-cell office:value-type="float" office:value="0.704012001039028" calcext:value-type="float">
            <text:p>0.704012001039028</text:p>
          </table:table-cell>
          <table:table-cell office:value-type="float" office:value="0.97422969034072" calcext:value-type="float">
            <text:p>0.97422969034072</text:p>
          </table:table-cell>
          <table:table-cell office:value-type="float" office:value="-130.839572052905" calcext:value-type="float">
            <text:p>-130.839572052905</text:p>
          </table:table-cell>
          <table:table-cell office:value-type="float" office:value="-107.9143116372" calcext:value-type="float">
            <text:p>-107.9143116372</text:p>
          </table:table-cell>
          <table:table-cell office:value-type="float" office:value="-109.197599792194" calcext:value-type="float">
            <text:p>-109.197599792194</text:p>
          </table:table-cell>
        </table:table-row>
        <table:table-row table:style-name="ro1">
          <table:table-cell office:value-type="string" calcext:value-type="string">
            <text:p>2019-11-12 09:39:50</text:p>
          </table:table-cell>
          <table:table-cell office:value-type="float" office:value="25.2007683626434" calcext:value-type="float">
            <text:p>25.2007683626434</text:p>
          </table:table-cell>
          <table:table-cell office:value-type="float" office:value="82.248185608613" calcext:value-type="float">
            <text:p>82.248185608613</text:p>
          </table:table-cell>
          <table:table-cell office:value-type="float" office:value="982.173779214362" calcext:value-type="float">
            <text:p>982.17377921436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6279" calcext:value-type="float">
            <text:p>1386279</text:p>
          </table:table-cell>
          <table:table-cell office:value-type="float" office:value="1635236" calcext:value-type="float">
            <text:p>1635236</text:p>
          </table:table-cell>
          <table:table-cell office:value-type="float" office:value="1652597" calcext:value-type="float">
            <text:p>1652597</text:p>
          </table:table-cell>
          <table:table-cell office:value-type="float" office:value="1212133" calcext:value-type="float">
            <text:p>1212133</text:p>
          </table:table-cell>
          <table:table-cell office:value-type="float" office:value="1092071" calcext:value-type="float">
            <text:p>1092071</text:p>
          </table:table-cell>
          <table:table-cell office:value-type="float" office:value="962746" calcext:value-type="float">
            <text:p>962746</text:p>
          </table:table-cell>
          <table:table-cell office:value-type="float" office:value="1631871" calcext:value-type="float">
            <text:p>1631871</text:p>
          </table:table-cell>
          <table:table-cell office:value-type="float" office:value="5" calcext:value-type="float">
            <text:p>5</text:p>
          </table:table-cell>
          <table:table-cell office:value-type="float" office:value="0.826286772046896" calcext:value-type="float">
            <text:p>0.826286772046896</text:p>
          </table:table-cell>
          <table:table-cell office:value-type="float" office:value="0.974676725229827" calcext:value-type="float">
            <text:p>0.974676725229827</text:p>
          </table:table-cell>
          <table:table-cell office:value-type="float" office:value="0.985024688842855" calcext:value-type="float">
            <text:p>0.985024688842855</text:p>
          </table:table-cell>
          <table:table-cell office:value-type="float" office:value="0.722487654982526" calcext:value-type="float">
            <text:p>0.722487654982526</text:p>
          </table:table-cell>
          <table:table-cell office:value-type="float" office:value="0.650925117841377" calcext:value-type="float">
            <text:p>0.650925117841377</text:p>
          </table:table-cell>
          <table:table-cell office:value-type="float" office:value="0.573841401796508" calcext:value-type="float">
            <text:p>0.573841401796508</text:p>
          </table:table-cell>
          <table:table-cell office:value-type="float" office:value="0.972671028694037" calcext:value-type="float">
            <text:p>0.972671028694037</text:p>
          </table:table-cell>
          <table:table-cell office:value-type="float" office:value="-105.502469003495" calcext:value-type="float">
            <text:p>-105.502469003495</text:p>
          </table:table-cell>
          <table:table-cell office:value-type="float" office:value="-119.814976431725" calcext:value-type="float">
            <text:p>-119.814976431725</text:p>
          </table:table-cell>
          <table:table-cell office:value-type="float" office:value="-135.231719640698" calcext:value-type="float">
            <text:p>-135.231719640698</text:p>
          </table:table-cell>
        </table:table-row>
        <table:table-row table:style-name="ro1">
          <table:table-cell office:value-type="string" calcext:value-type="string">
            <text:p>2019-11-12 09:39:51</text:p>
          </table:table-cell>
          <table:table-cell office:value-type="float" office:value="25.2058223807253" calcext:value-type="float">
            <text:p>25.2058223807253</text:p>
          </table:table-cell>
          <table:table-cell office:value-type="float" office:value="82.3020340891451" calcext:value-type="float">
            <text:p>82.3020340891451</text:p>
          </table:table-cell>
          <table:table-cell office:value-type="float" office:value="982.1272978551" calcext:value-type="float">
            <text:p>982.127297855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174" calcext:value-type="float">
            <text:p>1384174</text:p>
          </table:table-cell>
          <table:table-cell office:value-type="float" office:value="1631886" calcext:value-type="float">
            <text:p>1631886</text:p>
          </table:table-cell>
          <table:table-cell office:value-type="float" office:value="1638239" calcext:value-type="float">
            <text:p>1638239</text:p>
          </table:table-cell>
          <table:table-cell office:value-type="float" office:value="1004516" calcext:value-type="float">
            <text:p>1004516</text:p>
          </table:table-cell>
          <table:table-cell office:value-type="float" office:value="1189578" calcext:value-type="float">
            <text:p>1189578</text:p>
          </table:table-cell>
          <table:table-cell office:value-type="float" office:value="1180966" calcext:value-type="float">
            <text:p>1180966</text:p>
          </table:table-cell>
          <table:table-cell office:value-type="float" office:value="1633722" calcext:value-type="float">
            <text:p>1633722</text:p>
          </table:table-cell>
          <table:table-cell office:value-type="float" office:value="5" calcext:value-type="float">
            <text:p>5</text:p>
          </table:table-cell>
          <table:table-cell office:value-type="float" office:value="0.825032094124805" calcext:value-type="float">
            <text:p>0.825032094124805</text:p>
          </table:table-cell>
          <table:table-cell office:value-type="float" office:value="0.972679969391819" calcext:value-type="float">
            <text:p>0.972679969391819</text:p>
          </table:table-cell>
          <table:table-cell office:value-type="float" office:value="0.976466652925808" calcext:value-type="float">
            <text:p>0.976466652925808</text:p>
          </table:table-cell>
          <table:table-cell office:value-type="float" office:value="0.598738264887126" calcext:value-type="float">
            <text:p>0.598738264887126</text:p>
          </table:table-cell>
          <table:table-cell office:value-type="float" office:value="0.709043825750807" calcext:value-type="float">
            <text:p>0.709043825750807</text:p>
          </table:table-cell>
          <table:table-cell office:value-type="float" office:value="0.703910673130831" calcext:value-type="float">
            <text:p>0.703910673130831</text:p>
          </table:table-cell>
          <table:table-cell office:value-type="float" office:value="0.973774310800351" calcext:value-type="float">
            <text:p>0.973774310800351</text:p>
          </table:table-cell>
          <table:table-cell office:value-type="float" office:value="-130.252347022575" calcext:value-type="float">
            <text:p>-130.252347022575</text:p>
          </table:table-cell>
          <table:table-cell office:value-type="float" office:value="-108.191234849839" calcext:value-type="float">
            <text:p>-108.191234849839</text:p>
          </table:table-cell>
          <table:table-cell office:value-type="float" office:value="-109.217865373834" calcext:value-type="float">
            <text:p>-109.217865373834</text:p>
          </table:table-cell>
        </table:table-row>
        <table:table-row table:style-name="ro1">
          <table:table-cell office:value-type="string" calcext:value-type="string">
            <text:p>2019-11-12 09:39:53</text:p>
          </table:table-cell>
          <table:table-cell office:value-type="float" office:value="25.1957143448526" calcext:value-type="float">
            <text:p>25.1957143448526</text:p>
          </table:table-cell>
          <table:table-cell office:value-type="float" office:value="82.2370182779614" calcext:value-type="float">
            <text:p>82.2370182779614</text:p>
          </table:table-cell>
          <table:table-cell office:value-type="float" office:value="982.165261206736" calcext:value-type="float">
            <text:p>982.16526120673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904" calcext:value-type="float">
            <text:p>1379904</text:p>
          </table:table-cell>
          <table:table-cell office:value-type="float" office:value="1637404" calcext:value-type="float">
            <text:p>1637404</text:p>
          </table:table-cell>
          <table:table-cell office:value-type="float" office:value="1643201" calcext:value-type="float">
            <text:p>1643201</text:p>
          </table:table-cell>
          <table:table-cell office:value-type="float" office:value="1076810" calcext:value-type="float">
            <text:p>1076810</text:p>
          </table:table-cell>
          <table:table-cell office:value-type="float" office:value="1292782" calcext:value-type="float">
            <text:p>1292782</text:p>
          </table:table-cell>
          <table:table-cell office:value-type="float" office:value="962517" calcext:value-type="float">
            <text:p>962517</text:p>
          </table:table-cell>
          <table:table-cell office:value-type="float" office:value="1634223" calcext:value-type="float">
            <text:p>1634223</text:p>
          </table:table-cell>
          <table:table-cell office:value-type="float" office:value="5" calcext:value-type="float">
            <text:p>5</text:p>
          </table:table-cell>
          <table:table-cell office:value-type="float" office:value="0.822486975489494" calcext:value-type="float">
            <text:p>0.822486975489494</text:p>
          </table:table-cell>
          <table:table-cell office:value-type="float" office:value="0.975968954082603" calcext:value-type="float">
            <text:p>0.975968954082603</text:p>
          </table:table-cell>
          <table:table-cell office:value-type="float" office:value="0.979424235752134" calcext:value-type="float">
            <text:p>0.979424235752134</text:p>
          </table:table-cell>
          <table:table-cell office:value-type="float" office:value="0.641828851917845" calcext:value-type="float">
            <text:p>0.641828851917845</text:p>
          </table:table-cell>
          <table:table-cell office:value-type="float" office:value="0.770558210677887" calcext:value-type="float">
            <text:p>0.770558210677887</text:p>
          </table:table-cell>
          <table:table-cell office:value-type="float" office:value="0.573704907143701" calcext:value-type="float">
            <text:p>0.573704907143701</text:p>
          </table:table-cell>
          <table:table-cell office:value-type="float" office:value="0.974072930106274" calcext:value-type="float">
            <text:p>0.974072930106274</text:p>
          </table:table-cell>
          <table:table-cell office:value-type="float" office:value="-121.634229616431" calcext:value-type="float">
            <text:p>-121.634229616431</text:p>
          </table:table-cell>
          <table:table-cell office:value-type="float" office:value="-95.8883578644225" calcext:value-type="float">
            <text:p>-95.8883578644225</text:p>
          </table:table-cell>
          <table:table-cell office:value-type="float" office:value="-135.25901857126" calcext:value-type="float">
            <text:p>-135.25901857126</text:p>
          </table:table-cell>
        </table:table-row>
        <table:table-row table:style-name="ro1">
          <table:table-cell office:value-type="string" calcext:value-type="string">
            <text:p>2019-11-12 09:39:54</text:p>
          </table:table-cell>
          <table:table-cell office:value-type="float" office:value="25.2058223807253" calcext:value-type="float">
            <text:p>25.2058223807253</text:p>
          </table:table-cell>
          <table:table-cell office:value-type="float" office:value="82.1686542869371" calcext:value-type="float">
            <text:p>82.1686542869371</text:p>
          </table:table-cell>
          <table:table-cell office:value-type="float" office:value="982.2097969929" calcext:value-type="float">
            <text:p>982.20979699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7246" calcext:value-type="float">
            <text:p>1387246</text:p>
          </table:table-cell>
          <table:table-cell office:value-type="float" office:value="1627397" calcext:value-type="float">
            <text:p>1627397</text:p>
          </table:table-cell>
          <table:table-cell office:value-type="float" office:value="1641740" calcext:value-type="float">
            <text:p>1641740</text:p>
          </table:table-cell>
          <table:table-cell office:value-type="float" office:value="1201954" calcext:value-type="float">
            <text:p>1201954</text:p>
          </table:table-cell>
          <table:table-cell office:value-type="float" office:value="1071234" calcext:value-type="float">
            <text:p>1071234</text:p>
          </table:table-cell>
          <table:table-cell office:value-type="float" office:value="980147" calcext:value-type="float">
            <text:p>980147</text:p>
          </table:table-cell>
          <table:table-cell office:value-type="float" office:value="1630354" calcext:value-type="float">
            <text:p>1630354</text:p>
          </table:table-cell>
          <table:table-cell office:value-type="float" office:value="5" calcext:value-type="float">
            <text:p>5</text:p>
          </table:table-cell>
          <table:table-cell office:value-type="float" office:value="0.826863149030584" calcext:value-type="float">
            <text:p>0.826863149030584</text:p>
          </table:table-cell>
          <table:table-cell office:value-type="float" office:value="0.970004316568889" calcext:value-type="float">
            <text:p>0.970004316568889</text:p>
          </table:table-cell>
          <table:table-cell office:value-type="float" office:value="0.978553411788155" calcext:value-type="float">
            <text:p>0.978553411788155</text:p>
          </table:table-cell>
          <table:table-cell office:value-type="float" office:value="0.716420497467577" calcext:value-type="float">
            <text:p>0.716420497467577</text:p>
          </table:table-cell>
          <table:table-cell office:value-type="float" office:value="0.638505296528971" calcext:value-type="float">
            <text:p>0.638505296528971</text:p>
          </table:table-cell>
          <table:table-cell office:value-type="float" office:value="0.584213207270289" calcext:value-type="float">
            <text:p>0.584213207270289</text:p>
          </table:table-cell>
          <table:table-cell office:value-type="float" office:value="0.971766826125005" calcext:value-type="float">
            <text:p>0.971766826125005</text:p>
          </table:table-cell>
          <table:table-cell office:value-type="float" office:value="-106.715900506485" calcext:value-type="float">
            <text:p>-106.715900506485</text:p>
          </table:table-cell>
          <table:table-cell office:value-type="float" office:value="-122.298940694206" calcext:value-type="float">
            <text:p>-122.298940694206</text:p>
          </table:table-cell>
          <table:table-cell office:value-type="float" office:value="-133.157358545942" calcext:value-type="float">
            <text:p>-133.157358545942</text:p>
          </table:table-cell>
        </table:table-row>
        <table:table-row table:style-name="ro1">
          <table:table-cell office:value-type="string" calcext:value-type="string">
            <text:p>2019-11-12 09:39:55</text:p>
          </table:table-cell>
          <table:table-cell office:value-type="float" office:value="25.2058223807253" calcext:value-type="float">
            <text:p>25.2058223807253</text:p>
          </table:table-cell>
          <table:table-cell office:value-type="float" office:value="82.1579836720233" calcext:value-type="float">
            <text:p>82.1579836720233</text:p>
          </table:table-cell>
          <table:table-cell office:value-type="float" office:value="982.1272978551" calcext:value-type="float">
            <text:p>982.127297855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3807" calcext:value-type="float">
            <text:p>1403807</text:p>
          </table:table-cell>
          <table:table-cell office:value-type="float" office:value="1633347" calcext:value-type="float">
            <text:p>1633347</text:p>
          </table:table-cell>
          <table:table-cell office:value-type="float" office:value="1643922" calcext:value-type="float">
            <text:p>1643922</text:p>
          </table:table-cell>
          <table:table-cell office:value-type="float" office:value="1129562" calcext:value-type="float">
            <text:p>1129562</text:p>
          </table:table-cell>
          <table:table-cell office:value-type="float" office:value="1243686" calcext:value-type="float">
            <text:p>1243686</text:p>
          </table:table-cell>
          <table:table-cell office:value-type="float" office:value="948144" calcext:value-type="float">
            <text:p>948144</text:p>
          </table:table-cell>
          <table:table-cell office:value-type="float" office:value="1630295" calcext:value-type="float">
            <text:p>1630295</text:p>
          </table:table-cell>
          <table:table-cell office:value-type="float" office:value="5" calcext:value-type="float">
            <text:p>5</text:p>
          </table:table-cell>
          <table:table-cell office:value-type="float" office:value="0.836734275428566" calcext:value-type="float">
            <text:p>0.836734275428566</text:p>
          </table:table-cell>
          <table:table-cell office:value-type="float" office:value="0.973550793355798" calcext:value-type="float">
            <text:p>0.973550793355798</text:p>
          </table:table-cell>
          <table:table-cell office:value-type="float" office:value="0.979853985292194" calcext:value-type="float">
            <text:p>0.979853985292194</text:p>
          </table:table-cell>
          <table:table-cell office:value-type="float" office:value="0.673271497878015" calcext:value-type="float">
            <text:p>0.673271497878015</text:p>
          </table:table-cell>
          <table:table-cell office:value-type="float" office:value="0.74129471079048" calcext:value-type="float">
            <text:p>0.74129471079048</text:p>
          </table:table-cell>
          <table:table-cell office:value-type="float" office:value="0.565137930528871" calcext:value-type="float">
            <text:p>0.565137930528871</text:p>
          </table:table-cell>
          <table:table-cell office:value-type="float" office:value="0.971731659380395" calcext:value-type="float">
            <text:p>0.971731659380395</text:p>
          </table:table-cell>
          <table:table-cell office:value-type="float" office:value="-115.345700424397" calcext:value-type="float">
            <text:p>-115.345700424397</text:p>
          </table:table-cell>
          <table:table-cell office:value-type="float" office:value="-101.741057841904" calcext:value-type="float">
            <text:p>-101.741057841904</text:p>
          </table:table-cell>
          <table:table-cell office:value-type="float" office:value="-136.972413894226" calcext:value-type="float">
            <text:p>-136.972413894226</text:p>
          </table:table-cell>
        </table:table-row>
        <table:table-row table:style-name="ro1">
          <table:table-cell office:value-type="string" calcext:value-type="string">
            <text:p>2019-11-12 09:39:56</text:p>
          </table:table-cell>
          <table:table-cell office:value-type="float" office:value="25.2058223807253" calcext:value-type="float">
            <text:p>25.2058223807253</text:p>
          </table:table-cell>
          <table:table-cell office:value-type="float" office:value="82.1846601452142" calcext:value-type="float">
            <text:p>82.1846601452142</text:p>
          </table:table-cell>
          <table:table-cell office:value-type="float" office:value="982.18229725854" calcext:value-type="float">
            <text:p>982.182297258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8048" calcext:value-type="float">
            <text:p>1398048</text:p>
          </table:table-cell>
          <table:table-cell office:value-type="float" office:value="1627773" calcext:value-type="float">
            <text:p>1627773</text:p>
          </table:table-cell>
          <table:table-cell office:value-type="float" office:value="1638760" calcext:value-type="float">
            <text:p>1638760</text:p>
          </table:table-cell>
          <table:table-cell office:value-type="float" office:value="1242310" calcext:value-type="float">
            <text:p>1242310</text:p>
          </table:table-cell>
          <table:table-cell office:value-type="float" office:value="1045716" calcext:value-type="float">
            <text:p>1045716</text:p>
          </table:table-cell>
          <table:table-cell office:value-type="float" office:value="1014918" calcext:value-type="float">
            <text:p>1014918</text:p>
          </table:table-cell>
          <table:table-cell office:value-type="float" office:value="1627948" calcext:value-type="float">
            <text:p>1627948</text:p>
          </table:table-cell>
          <table:table-cell office:value-type="float" office:value="5" calcext:value-type="float">
            <text:p>5</text:p>
          </table:table-cell>
          <table:table-cell office:value-type="float" office:value="0.83330164352675" calcext:value-type="float">
            <text:p>0.83330164352675</text:p>
          </table:table-cell>
          <table:table-cell office:value-type="float" office:value="0.970228430059961" calcext:value-type="float">
            <text:p>0.970228430059961</text:p>
          </table:table-cell>
          <table:table-cell office:value-type="float" office:value="0.976777193162106" calcext:value-type="float">
            <text:p>0.976777193162106</text:p>
          </table:table-cell>
          <table:table-cell office:value-type="float" office:value="0.7404745507806" calcext:value-type="float">
            <text:p>0.7404745507806</text:p>
          </table:table-cell>
          <table:table-cell office:value-type="float" office:value="0.623295381462023" calcext:value-type="float">
            <text:p>0.623295381462023</text:p>
          </table:table-cell>
          <table:table-cell office:value-type="float" office:value="0.604938340775769" calcext:value-type="float">
            <text:p>0.604938340775769</text:p>
          </table:table-cell>
          <table:table-cell office:value-type="float" office:value="0.970332738200752" calcext:value-type="float">
            <text:p>0.970332738200752</text:p>
          </table:table-cell>
          <table:table-cell office:value-type="float" office:value="-101.90508984388" calcext:value-type="float">
            <text:p>-101.90508984388</text:p>
          </table:table-cell>
          <table:table-cell office:value-type="float" office:value="-125.340923707595" calcext:value-type="float">
            <text:p>-125.340923707595</text:p>
          </table:table-cell>
          <table:table-cell office:value-type="float" office:value="-129.012331844846" calcext:value-type="float">
            <text:p>-129.012331844846</text:p>
          </table:table-cell>
        </table:table-row>
        <table:table-row table:style-name="ro1">
          <table:table-cell office:value-type="string" calcext:value-type="string">
            <text:p>2019-11-12 09:39:58</text:p>
          </table:table-cell>
          <table:table-cell office:value-type="float" office:value="25.2108763990982" calcext:value-type="float">
            <text:p>25.2108763990982</text:p>
          </table:table-cell>
          <table:table-cell office:value-type="float" office:value="82.1904919506009" calcext:value-type="float">
            <text:p>82.1904919506009</text:p>
          </table:table-cell>
          <table:table-cell office:value-type="float" office:value="982.218315302515" calcext:value-type="float">
            <text:p>982.2183153025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3025" calcext:value-type="float">
            <text:p>1403025</text:p>
          </table:table-cell>
          <table:table-cell office:value-type="float" office:value="1632858" calcext:value-type="float">
            <text:p>1632858</text:p>
          </table:table-cell>
          <table:table-cell office:value-type="float" office:value="1642524" calcext:value-type="float">
            <text:p>1642524</text:p>
          </table:table-cell>
          <table:table-cell office:value-type="float" office:value="1097355" calcext:value-type="float">
            <text:p>1097355</text:p>
          </table:table-cell>
          <table:table-cell office:value-type="float" office:value="1084491" calcext:value-type="float">
            <text:p>1084491</text:p>
          </table:table-cell>
          <table:table-cell office:value-type="float" office:value="1123389" calcext:value-type="float">
            <text:p>1123389</text:p>
          </table:table-cell>
          <table:table-cell office:value-type="float" office:value="1627388" calcext:value-type="float">
            <text:p>1627388</text:p>
          </table:table-cell>
          <table:table-cell office:value-type="float" office:value="5" calcext:value-type="float">
            <text:p>5</text:p>
          </table:table-cell>
          <table:table-cell office:value-type="float" office:value="0.836268167050858" calcext:value-type="float">
            <text:p>0.836268167050858</text:p>
          </table:table-cell>
          <table:table-cell office:value-type="float" office:value="0.973259326608101" calcext:value-type="float">
            <text:p>0.973259326608101</text:p>
          </table:table-cell>
          <table:table-cell office:value-type="float" office:value="0.9790207122589" calcext:value-type="float">
            <text:p>0.9790207122589</text:p>
          </table:table-cell>
          <table:table-cell office:value-type="float" office:value="0.65407462764676" calcext:value-type="float">
            <text:p>0.65407462764676</text:p>
          </table:table-cell>
          <table:table-cell office:value-type="float" office:value="0.646407085228811" calcext:value-type="float">
            <text:p>0.646407085228811</text:p>
          </table:table-cell>
          <table:table-cell office:value-type="float" office:value="0.669592102717412" calcext:value-type="float">
            <text:p>0.669592102717412</text:p>
          </table:table-cell>
          <table:table-cell office:value-type="float" office:value="0.96999895215022" calcext:value-type="float">
            <text:p>0.96999895215022</text:p>
          </table:table-cell>
          <table:table-cell office:value-type="float" office:value="-119.185074470648" calcext:value-type="float">
            <text:p>-119.185074470648</text:p>
          </table:table-cell>
          <table:table-cell office:value-type="float" office:value="-120.718582954238" calcext:value-type="float">
            <text:p>-120.718582954238</text:p>
          </table:table-cell>
          <table:table-cell office:value-type="float" office:value="-116.081579456518" calcext:value-type="float">
            <text:p>-116.081579456518</text:p>
          </table:table-cell>
        </table:table-row>
        <table:table-row table:style-name="ro1">
          <table:table-cell office:value-type="string" calcext:value-type="string">
            <text:p>2019-11-12 09:39:59</text:p>
          </table:table-cell>
          <table:table-cell office:value-type="float" office:value="25.2108763990982" calcext:value-type="float">
            <text:p>25.2108763990982</text:p>
          </table:table-cell>
          <table:table-cell office:value-type="float" office:value="82.2651856524599" calcext:value-type="float">
            <text:p>82.2651856524599</text:p>
          </table:table-cell>
          <table:table-cell office:value-type="float" office:value="982.218315302515" calcext:value-type="float">
            <text:p>982.2183153025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9324" calcext:value-type="float">
            <text:p>1399324</text:p>
          </table:table-cell>
          <table:table-cell office:value-type="float" office:value="1624957" calcext:value-type="float">
            <text:p>1624957</text:p>
          </table:table-cell>
          <table:table-cell office:value-type="float" office:value="1633293" calcext:value-type="float">
            <text:p>1633293</text:p>
          </table:table-cell>
          <table:table-cell office:value-type="float" office:value="1018553" calcext:value-type="float">
            <text:p>1018553</text:p>
          </table:table-cell>
          <table:table-cell office:value-type="float" office:value="1232945" calcext:value-type="float">
            <text:p>1232945</text:p>
          </table:table-cell>
          <table:table-cell office:value-type="float" office:value="1085843" calcext:value-type="float">
            <text:p>1085843</text:p>
          </table:table-cell>
          <table:table-cell office:value-type="float" office:value="1633557" calcext:value-type="float">
            <text:p>1633557</text:p>
          </table:table-cell>
          <table:table-cell office:value-type="float" office:value="5" calcext:value-type="float">
            <text:p>5</text:p>
          </table:table-cell>
          <table:table-cell office:value-type="float" office:value="0.834062198884749" calcext:value-type="float">
            <text:p>0.834062198884749</text:p>
          </table:table-cell>
          <table:table-cell office:value-type="float" office:value="0.968549963062997" calcext:value-type="float">
            <text:p>0.968549963062997</text:p>
          </table:table-cell>
          <table:table-cell office:value-type="float" office:value="0.973518606843782" calcext:value-type="float">
            <text:p>0.973518606843782</text:p>
          </table:table-cell>
          <table:table-cell office:value-type="float" office:value="0.607104969871637" calcext:value-type="float">
            <text:p>0.607104969871637</text:p>
          </table:table-cell>
          <table:table-cell office:value-type="float" office:value="0.734892575131962" calcext:value-type="float">
            <text:p>0.734892575131962</text:p>
          </table:table-cell>
          <table:table-cell office:value-type="float" office:value="0.64721294012224" calcext:value-type="float">
            <text:p>0.64721294012224</text:p>
          </table:table-cell>
          <table:table-cell office:value-type="float" office:value="0.973675963124748" calcext:value-type="float">
            <text:p>0.973675963124748</text:p>
          </table:table-cell>
          <table:table-cell office:value-type="float" office:value="-128.579006025673" calcext:value-type="float">
            <text:p>-128.579006025673</text:p>
          </table:table-cell>
          <table:table-cell office:value-type="float" office:value="-103.021484973608" calcext:value-type="float">
            <text:p>-103.021484973608</text:p>
          </table:table-cell>
          <table:table-cell office:value-type="float" office:value="-120.557411975552" calcext:value-type="float">
            <text:p>-120.557411975552</text:p>
          </table:table-cell>
        </table:table-row>
        <table:table-row table:style-name="ro1">
          <table:table-cell office:value-type="string" calcext:value-type="string">
            <text:p>2019-11-12 09:40:00</text:p>
          </table:table-cell>
          <table:table-cell office:value-type="float" office:value="25.2058223807253" calcext:value-type="float">
            <text:p>25.2058223807253</text:p>
          </table:table-cell>
          <table:table-cell office:value-type="float" office:value="82.2860287948922" calcext:value-type="float">
            <text:p>82.2860287948922</text:p>
          </table:table-cell>
          <table:table-cell office:value-type="float" office:value="982.15479754594" calcext:value-type="float">
            <text:p>982.154797545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1461" calcext:value-type="float">
            <text:p>1401461</text:p>
          </table:table-cell>
          <table:table-cell office:value-type="float" office:value="1632859" calcext:value-type="float">
            <text:p>1632859</text:p>
          </table:table-cell>
          <table:table-cell office:value-type="float" office:value="1641644" calcext:value-type="float">
            <text:p>1641644</text:p>
          </table:table-cell>
          <table:table-cell office:value-type="float" office:value="1107997" calcext:value-type="float">
            <text:p>1107997</text:p>
          </table:table-cell>
          <table:table-cell office:value-type="float" office:value="1084288" calcext:value-type="float">
            <text:p>1084288</text:p>
          </table:table-cell>
          <table:table-cell office:value-type="float" office:value="1137004" calcext:value-type="float">
            <text:p>1137004</text:p>
          </table:table-cell>
          <table:table-cell office:value-type="float" office:value="1627385" calcext:value-type="float">
            <text:p>1627385</text:p>
          </table:table-cell>
          <table:table-cell office:value-type="float" office:value="5" calcext:value-type="float">
            <text:p>5</text:p>
          </table:table-cell>
          <table:table-cell office:value-type="float" office:value="0.835335950295442" calcext:value-type="float">
            <text:p>0.835335950295442</text:p>
          </table:table-cell>
          <table:table-cell office:value-type="float" office:value="0.97325992265462" calcext:value-type="float">
            <text:p>0.97325992265462</text:p>
          </table:table-cell>
          <table:table-cell office:value-type="float" office:value="0.978496191322349" calcext:value-type="float">
            <text:p>0.978496191322349</text:p>
          </table:table-cell>
          <table:table-cell office:value-type="float" office:value="0.660417754699916" calcext:value-type="float">
            <text:p>0.660417754699916</text:p>
          </table:table-cell>
          <table:table-cell office:value-type="float" office:value="0.646286087785493" calcext:value-type="float">
            <text:p>0.646286087785493</text:p>
          </table:table-cell>
          <table:table-cell office:value-type="float" office:value="0.677707276070985" calcext:value-type="float">
            <text:p>0.677707276070985</text:p>
          </table:table-cell>
          <table:table-cell office:value-type="float" office:value="0.969997164010664" calcext:value-type="float">
            <text:p>0.969997164010664</text:p>
          </table:table-cell>
          <table:table-cell office:value-type="float" office:value="-117.916449060017" calcext:value-type="float">
            <text:p>-117.916449060017</text:p>
          </table:table-cell>
          <table:table-cell office:value-type="float" office:value="-120.742782442901" calcext:value-type="float">
            <text:p>-120.742782442901</text:p>
          </table:table-cell>
          <table:table-cell office:value-type="float" office:value="-114.458544785803" calcext:value-type="float">
            <text:p>-114.458544785803</text:p>
          </table:table-cell>
        </table:table-row>
        <table:table-row table:style-name="ro1">
          <table:table-cell office:value-type="string" calcext:value-type="string">
            <text:p>2019-11-12 09:40:01</text:p>
          </table:table-cell>
          <table:table-cell office:value-type="float" office:value="25.1957143448526" calcext:value-type="float">
            <text:p>25.1957143448526</text:p>
          </table:table-cell>
          <table:table-cell office:value-type="float" office:value="82.2850335510108" calcext:value-type="float">
            <text:p>82.2850335510108</text:p>
          </table:table-cell>
          <table:table-cell office:value-type="float" office:value="982.192760483321" calcext:value-type="float">
            <text:p>982.1927604833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085" calcext:value-type="float">
            <text:p>1372085</text:p>
          </table:table-cell>
          <table:table-cell office:value-type="float" office:value="1622295" calcext:value-type="float">
            <text:p>1622295</text:p>
          </table:table-cell>
          <table:table-cell office:value-type="float" office:value="1637687" calcext:value-type="float">
            <text:p>1637687</text:p>
          </table:table-cell>
          <table:table-cell office:value-type="float" office:value="1170032" calcext:value-type="float">
            <text:p>1170032</text:p>
          </table:table-cell>
          <table:table-cell office:value-type="float" office:value="1183908" calcext:value-type="float">
            <text:p>1183908</text:p>
          </table:table-cell>
          <table:table-cell office:value-type="float" office:value="952194" calcext:value-type="float">
            <text:p>952194</text:p>
          </table:table-cell>
          <table:table-cell office:value-type="float" office:value="1630165" calcext:value-type="float">
            <text:p>1630165</text:p>
          </table:table-cell>
          <table:table-cell office:value-type="float" office:value="5" calcext:value-type="float">
            <text:p>5</text:p>
          </table:table-cell>
          <table:table-cell office:value-type="float" office:value="0.817826487758933" calcext:value-type="float">
            <text:p>0.817826487758933</text:p>
          </table:table-cell>
          <table:table-cell office:value-type="float" office:value="0.96696328722993" calcext:value-type="float">
            <text:p>0.96696328722993</text:p>
          </table:table-cell>
          <table:table-cell office:value-type="float" office:value="0.976137635247425" calcext:value-type="float">
            <text:p>0.976137635247425</text:p>
          </table:table-cell>
          <table:table-cell office:value-type="float" office:value="0.697393500494182" calcext:value-type="float">
            <text:p>0.697393500494182</text:p>
          </table:table-cell>
          <table:table-cell office:value-type="float" office:value="0.705664241989165" calcext:value-type="float">
            <text:p>0.705664241989165</text:p>
          </table:table-cell>
          <table:table-cell office:value-type="float" office:value="0.567551918930044" calcext:value-type="float">
            <text:p>0.567551918930044</text:p>
          </table:table-cell>
          <table:table-cell office:value-type="float" office:value="0.97165417333295" calcext:value-type="float">
            <text:p>0.97165417333295</text:p>
          </table:table-cell>
          <table:table-cell office:value-type="float" office:value="-110.521299901164" calcext:value-type="float">
            <text:p>-110.521299901164</text:p>
          </table:table-cell>
          <table:table-cell office:value-type="float" office:value="-108.867151602167" calcext:value-type="float">
            <text:p>-108.867151602167</text:p>
          </table:table-cell>
          <table:table-cell office:value-type="float" office:value="-136.489616213991" calcext:value-type="float">
            <text:p>-136.489616213991</text:p>
          </table:table-cell>
        </table:table-row>
        <table:table-row table:style-name="ro1">
          <table:table-cell office:value-type="string" calcext:value-type="string">
            <text:p>2019-11-12 09:40:03</text:p>
          </table:table-cell>
          <table:table-cell office:value-type="float" office:value="25.2108763990982" calcext:value-type="float">
            <text:p>25.2108763990982</text:p>
          </table:table-cell>
          <table:table-cell office:value-type="float" office:value="82.2598504435905" calcext:value-type="float">
            <text:p>82.2598504435905</text:p>
          </table:table-cell>
          <table:table-cell office:value-type="float" office:value="982.108315580086" calcext:value-type="float">
            <text:p>982.1083155800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4912" calcext:value-type="float">
            <text:p>1404912</text:p>
          </table:table-cell>
          <table:table-cell office:value-type="float" office:value="1604832" calcext:value-type="float">
            <text:p>1604832</text:p>
          </table:table-cell>
          <table:table-cell office:value-type="float" office:value="1585898" calcext:value-type="float">
            <text:p>1585898</text:p>
          </table:table-cell>
          <table:table-cell office:value-type="float" office:value="1119565" calcext:value-type="float">
            <text:p>1119565</text:p>
          </table:table-cell>
          <table:table-cell office:value-type="float" office:value="1242787" calcext:value-type="float">
            <text:p>1242787</text:p>
          </table:table-cell>
          <table:table-cell office:value-type="float" office:value="944693" calcext:value-type="float">
            <text:p>944693</text:p>
          </table:table-cell>
          <table:table-cell office:value-type="float" office:value="1634290" calcext:value-type="float">
            <text:p>1634290</text:p>
          </table:table-cell>
          <table:table-cell office:value-type="float" office:value="5" calcext:value-type="float">
            <text:p>5</text:p>
          </table:table-cell>
          <table:table-cell office:value-type="float" office:value="0.837392906831849" calcext:value-type="float">
            <text:p>0.837392906831849</text:p>
          </table:table-cell>
          <table:table-cell office:value-type="float" office:value="0.956554526871982" calcext:value-type="float">
            <text:p>0.956554526871982</text:p>
          </table:table-cell>
          <table:table-cell office:value-type="float" office:value="0.945268982084868" calcext:value-type="float">
            <text:p>0.945268982084868</text:p>
          </table:table-cell>
          <table:table-cell office:value-type="float" office:value="0.667312820829489" calcext:value-type="float">
            <text:p>0.667312820829489</text:p>
          </table:table-cell>
          <table:table-cell office:value-type="float" office:value="0.740758864970072" calcext:value-type="float">
            <text:p>0.740758864970072</text:p>
          </table:table-cell>
          <table:table-cell office:value-type="float" office:value="0.563080973992464" calcext:value-type="float">
            <text:p>0.563080973992464</text:p>
          </table:table-cell>
          <table:table-cell office:value-type="float" office:value="0.974112865223034" calcext:value-type="float">
            <text:p>0.974112865223034</text:p>
          </table:table-cell>
          <table:table-cell office:value-type="float" office:value="-116.537435834102" calcext:value-type="float">
            <text:p>-116.537435834102</text:p>
          </table:table-cell>
          <table:table-cell office:value-type="float" office:value="-101.848227005986" calcext:value-type="float">
            <text:p>-101.848227005986</text:p>
          </table:table-cell>
          <table:table-cell office:value-type="float" office:value="-137.383805201507" calcext:value-type="float">
            <text:p>-137.383805201507</text:p>
          </table:table-cell>
        </table:table-row>
        <table:table-row table:style-name="ro1">
          <table:table-cell office:value-type="string" calcext:value-type="string">
            <text:p>2019-11-12 09:40:04</text:p>
          </table:table-cell>
          <table:table-cell office:value-type="float" office:value="25.2058223807253" calcext:value-type="float">
            <text:p>25.2058223807253</text:p>
          </table:table-cell>
          <table:table-cell office:value-type="float" office:value="82.2273420579369" calcext:value-type="float">
            <text:p>82.2273420579369</text:p>
          </table:table-cell>
          <table:table-cell office:value-type="float" office:value="982.18229725854" calcext:value-type="float">
            <text:p>982.182297258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6663" calcext:value-type="float">
            <text:p>1396663</text:p>
          </table:table-cell>
          <table:table-cell office:value-type="float" office:value="1628011" calcext:value-type="float">
            <text:p>1628011</text:p>
          </table:table-cell>
          <table:table-cell office:value-type="float" office:value="1652002" calcext:value-type="float">
            <text:p>1652002</text:p>
          </table:table-cell>
          <table:table-cell office:value-type="float" office:value="996166" calcext:value-type="float">
            <text:p>996166</text:p>
          </table:table-cell>
          <table:table-cell office:value-type="float" office:value="1214524" calcext:value-type="float">
            <text:p>1214524</text:p>
          </table:table-cell>
          <table:table-cell office:value-type="float" office:value="1108952" calcext:value-type="float">
            <text:p>1108952</text:p>
          </table:table-cell>
          <table:table-cell office:value-type="float" office:value="1637150" calcext:value-type="float">
            <text:p>1637150</text:p>
          </table:table-cell>
          <table:table-cell office:value-type="float" office:value="5" calcext:value-type="float">
            <text:p>5</text:p>
          </table:table-cell>
          <table:table-cell office:value-type="float" office:value="0.832476119098201" calcext:value-type="float">
            <text:p>0.832476119098201</text:p>
          </table:table-cell>
          <table:table-cell office:value-type="float" office:value="0.970370289131437" calcext:value-type="float">
            <text:p>0.970370289131437</text:p>
          </table:table-cell>
          <table:table-cell office:value-type="float" office:value="0.984670041164165" calcext:value-type="float">
            <text:p>0.984670041164165</text:p>
          </table:table-cell>
          <table:table-cell office:value-type="float" office:value="0.593761276455078" calcext:value-type="float">
            <text:p>0.593761276455078</text:p>
          </table:table-cell>
          <table:table-cell office:value-type="float" office:value="0.723912802208996" calcext:value-type="float">
            <text:p>0.723912802208996</text:p>
          </table:table-cell>
          <table:table-cell office:value-type="float" office:value="0.660986979125378" calcext:value-type="float">
            <text:p>0.660986979125378</text:p>
          </table:table-cell>
          <table:table-cell office:value-type="float" office:value="0.975817558266825" calcext:value-type="float">
            <text:p>0.975817558266825</text:p>
          </table:table-cell>
          <table:table-cell office:value-type="float" office:value="-131.247744708984" calcext:value-type="float">
            <text:p>-131.247744708984</text:p>
          </table:table-cell>
          <table:table-cell office:value-type="float" office:value="-105.217439558201" calcext:value-type="float">
            <text:p>-105.217439558201</text:p>
          </table:table-cell>
          <table:table-cell office:value-type="float" office:value="-117.802604174924" calcext:value-type="float">
            <text:p>-117.802604174924</text:p>
          </table:table-cell>
        </table:table-row>
        <table:table-row table:style-name="ro1">
          <table:table-cell office:value-type="string" calcext:value-type="string">
            <text:p>2019-11-12 09:40:05</text:p>
          </table:table-cell>
          <table:table-cell office:value-type="float" office:value="25.2058223807253" calcext:value-type="float">
            <text:p>25.2058223807253</text:p>
          </table:table-cell>
          <table:table-cell office:value-type="float" office:value="82.1793248676677" calcext:value-type="float">
            <text:p>82.1793248676677</text:p>
          </table:table-cell>
          <table:table-cell office:value-type="float" office:value="982.2097969929" calcext:value-type="float">
            <text:p>982.20979699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884" calcext:value-type="float">
            <text:p>1379884</text:p>
          </table:table-cell>
          <table:table-cell office:value-type="float" office:value="1493815" calcext:value-type="float">
            <text:p>1493815</text:p>
          </table:table-cell>
          <table:table-cell office:value-type="float" office:value="1646869" calcext:value-type="float">
            <text:p>1646869</text:p>
          </table:table-cell>
          <table:table-cell office:value-type="float" office:value="1019285" calcext:value-type="float">
            <text:p>1019285</text:p>
          </table:table-cell>
          <table:table-cell office:value-type="float" office:value="1269306" calcext:value-type="float">
            <text:p>1269306</text:p>
          </table:table-cell>
          <table:table-cell office:value-type="float" office:value="970859" calcext:value-type="float">
            <text:p>970859</text:p>
          </table:table-cell>
          <table:table-cell office:value-type="float" office:value="1645042" calcext:value-type="float">
            <text:p>1645042</text:p>
          </table:table-cell>
          <table:table-cell office:value-type="float" office:value="5" calcext:value-type="float">
            <text:p>5</text:p>
          </table:table-cell>
          <table:table-cell office:value-type="float" office:value="0.822475054559118" calcext:value-type="float">
            <text:p>0.822475054559118</text:p>
          </table:table-cell>
          <table:table-cell office:value-type="float" office:value="0.890383230493454" calcext:value-type="float">
            <text:p>0.890383230493454</text:p>
          </table:table-cell>
          <table:table-cell office:value-type="float" office:value="0.981610534383122" calcext:value-type="float">
            <text:p>0.981610534383122</text:p>
          </table:table-cell>
          <table:table-cell office:value-type="float" office:value="0.607541275923404" calcext:value-type="float">
            <text:p>0.607541275923404</text:p>
          </table:table-cell>
          <table:table-cell office:value-type="float" office:value="0.756565422602346" calcext:value-type="float">
            <text:p>0.756565422602346</text:p>
          </table:table-cell>
          <table:table-cell office:value-type="float" office:value="0.578677127203599" calcext:value-type="float">
            <text:p>0.578677127203599</text:p>
          </table:table-cell>
          <table:table-cell office:value-type="float" office:value="0.980521557393259" calcext:value-type="float">
            <text:p>0.980521557393259</text:p>
          </table:table-cell>
          <table:table-cell office:value-type="float" office:value="-128.491744815319" calcext:value-type="float">
            <text:p>-128.491744815319</text:p>
          </table:table-cell>
          <table:table-cell office:value-type="float" office:value="-98.6869154795307" calcext:value-type="float">
            <text:p>-98.6869154795307</text:p>
          </table:table-cell>
          <table:table-cell office:value-type="float" office:value="-134.26457455928" calcext:value-type="float">
            <text:p>-134.26457455928</text:p>
          </table:table-cell>
        </table:table-row>
        <table:table-row table:style-name="ro1">
          <table:table-cell office:value-type="string" calcext:value-type="string">
            <text:p>2019-11-12 09:40:06</text:p>
          </table:table-cell>
          <table:table-cell office:value-type="float" office:value="25.2159304177621" calcext:value-type="float">
            <text:p>25.2159304177621</text:p>
          </table:table-cell>
          <table:table-cell office:value-type="float" office:value="82.1696468740332" calcext:value-type="float">
            <text:p>82.1696468740332</text:p>
          </table:table-cell>
          <table:table-cell office:value-type="float" office:value="982.171833286166" calcext:value-type="float">
            <text:p>982.1718332861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7298" calcext:value-type="float">
            <text:p>1397298</text:p>
          </table:table-cell>
          <table:table-cell office:value-type="float" office:value="1641457" calcext:value-type="float">
            <text:p>1641457</text:p>
          </table:table-cell>
          <table:table-cell office:value-type="float" office:value="1652300" calcext:value-type="float">
            <text:p>1652300</text:p>
          </table:table-cell>
          <table:table-cell office:value-type="float" office:value="1033817" calcext:value-type="float">
            <text:p>1033817</text:p>
          </table:table-cell>
          <table:table-cell office:value-type="float" office:value="1252148" calcext:value-type="float">
            <text:p>1252148</text:p>
          </table:table-cell>
          <table:table-cell office:value-type="float" office:value="1019157" calcext:value-type="float">
            <text:p>1019157</text:p>
          </table:table-cell>
          <table:table-cell office:value-type="float" office:value="1640208" calcext:value-type="float">
            <text:p>1640208</text:p>
          </table:table-cell>
          <table:table-cell office:value-type="float" office:value="5" calcext:value-type="float">
            <text:p>5</text:p>
          </table:table-cell>
          <table:table-cell office:value-type="float" office:value="0.832854608637644" calcext:value-type="float">
            <text:p>0.832854608637644</text:p>
          </table:table-cell>
          <table:table-cell office:value-type="float" office:value="0.978384730623332" calcext:value-type="float">
            <text:p>0.978384730623332</text:p>
          </table:table-cell>
          <table:table-cell office:value-type="float" office:value="0.98484766302677" calcext:value-type="float">
            <text:p>0.98484766302677</text:p>
          </table:table-cell>
          <table:table-cell office:value-type="float" office:value="0.616203023934725" calcext:value-type="float">
            <text:p>0.616203023934725</text:p>
          </table:table-cell>
          <table:table-cell office:value-type="float" office:value="0.746338456432635" calcext:value-type="float">
            <text:p>0.746338456432635</text:p>
          </table:table-cell>
          <table:table-cell office:value-type="float" office:value="0.607464981968997" calcext:value-type="float">
            <text:p>0.607464981968997</text:p>
          </table:table-cell>
          <table:table-cell office:value-type="float" office:value="0.977640268521341" calcext:value-type="float">
            <text:p>0.977640268521341</text:p>
          </table:table-cell>
          <table:table-cell office:value-type="float" office:value="-126.759395213055" calcext:value-type="float">
            <text:p>-126.759395213055</text:p>
          </table:table-cell>
          <table:table-cell office:value-type="float" office:value="-100.732308713473" calcext:value-type="float">
            <text:p>-100.732308713473</text:p>
          </table:table-cell>
          <table:table-cell office:value-type="float" office:value="-128.507003606201" calcext:value-type="float">
            <text:p>-128.507003606201</text:p>
          </table:table-cell>
        </table:table-row>
        <table:table-row table:style-name="ro1">
          <table:table-cell office:value-type="string" calcext:value-type="string">
            <text:p>2019-11-12 09:40:08</text:p>
          </table:table-cell>
          <table:table-cell office:value-type="float" office:value="25.2159304177621" calcext:value-type="float">
            <text:p>25.2159304177621</text:p>
          </table:table-cell>
          <table:table-cell office:value-type="float" office:value="82.2016592278309" calcext:value-type="float">
            <text:p>82.2016592278309</text:p>
          </table:table-cell>
          <table:table-cell office:value-type="float" office:value="982.199333456541" calcext:value-type="float">
            <text:p>982.1993334565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6901" calcext:value-type="float">
            <text:p>1396901</text:p>
          </table:table-cell>
          <table:table-cell office:value-type="float" office:value="1642304" calcext:value-type="float">
            <text:p>1642304</text:p>
          </table:table-cell>
          <table:table-cell office:value-type="float" office:value="1657471" calcext:value-type="float">
            <text:p>1657471</text:p>
          </table:table-cell>
          <table:table-cell office:value-type="float" office:value="1187708" calcext:value-type="float">
            <text:p>1187708</text:p>
          </table:table-cell>
          <table:table-cell office:value-type="float" office:value="1060643" calcext:value-type="float">
            <text:p>1060643</text:p>
          </table:table-cell>
          <table:table-cell office:value-type="float" office:value="1016722" calcext:value-type="float">
            <text:p>1016722</text:p>
          </table:table-cell>
          <table:table-cell office:value-type="float" office:value="1632238" calcext:value-type="float">
            <text:p>1632238</text:p>
          </table:table-cell>
          <table:table-cell office:value-type="float" office:value="5" calcext:value-type="float">
            <text:p>5</text:p>
          </table:table-cell>
          <table:table-cell office:value-type="float" office:value="0.832617978169677" calcext:value-type="float">
            <text:p>0.832617978169677</text:p>
          </table:table-cell>
          <table:table-cell office:value-type="float" office:value="0.978889582024763" calcext:value-type="float">
            <text:p>0.978889582024763</text:p>
          </table:table-cell>
          <table:table-cell office:value-type="float" office:value="0.987929819575527" calcext:value-type="float">
            <text:p>0.987929819575527</text:p>
          </table:table-cell>
          <table:table-cell office:value-type="float" office:value="0.707929218760636" calcext:value-type="float">
            <text:p>0.707929218760636</text:p>
          </table:table-cell>
          <table:table-cell office:value-type="float" office:value="0.632192567848273" calcext:value-type="float">
            <text:p>0.632192567848273</text:p>
          </table:table-cell>
          <table:table-cell office:value-type="float" office:value="0.606013608695699" calcext:value-type="float">
            <text:p>0.606013608695699</text:p>
          </table:table-cell>
          <table:table-cell office:value-type="float" office:value="0.97288977776644" calcext:value-type="float">
            <text:p>0.97288977776644</text:p>
          </table:table-cell>
          <table:table-cell office:value-type="float" office:value="-108.414156247873" calcext:value-type="float">
            <text:p>-108.414156247873</text:p>
          </table:table-cell>
          <table:table-cell office:value-type="float" office:value="-123.561486430345" calcext:value-type="float">
            <text:p>-123.561486430345</text:p>
          </table:table-cell>
          <table:table-cell office:value-type="float" office:value="-128.79727826086" calcext:value-type="float">
            <text:p>-128.79727826086</text:p>
          </table:table-cell>
        </table:table-row>
        <table:table-row table:style-name="ro1">
          <table:table-cell office:value-type="string" calcext:value-type="string">
            <text:p>2019-11-12 09:40:09</text:p>
          </table:table-cell>
          <table:table-cell office:value-type="float" office:value="25.2058223807253" calcext:value-type="float">
            <text:p>25.2058223807253</text:p>
          </table:table-cell>
          <table:table-cell office:value-type="float" office:value="82.2006659265789" calcext:value-type="float">
            <text:p>82.2006659265789</text:p>
          </table:table-cell>
          <table:table-cell office:value-type="float" office:value="982.15479754594" calcext:value-type="float">
            <text:p>982.154797545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8750" calcext:value-type="float">
            <text:p>1388750</text:p>
          </table:table-cell>
          <table:table-cell office:value-type="float" office:value="1634406" calcext:value-type="float">
            <text:p>1634406</text:p>
          </table:table-cell>
          <table:table-cell office:value-type="float" office:value="1646541" calcext:value-type="float">
            <text:p>1646541</text:p>
          </table:table-cell>
          <table:table-cell office:value-type="float" office:value="1106897" calcext:value-type="float">
            <text:p>1106897</text:p>
          </table:table-cell>
          <table:table-cell office:value-type="float" office:value="1281516" calcext:value-type="float">
            <text:p>1281516</text:p>
          </table:table-cell>
          <table:table-cell office:value-type="float" office:value="958351" calcext:value-type="float">
            <text:p>958351</text:p>
          </table:table-cell>
          <table:table-cell office:value-type="float" office:value="1637701" calcext:value-type="float">
            <text:p>1637701</text:p>
          </table:table-cell>
          <table:table-cell office:value-type="float" office:value="5" calcext:value-type="float">
            <text:p>5</text:p>
          </table:table-cell>
          <table:table-cell office:value-type="float" office:value="0.827759602994871" calcext:value-type="float">
            <text:p>0.827759602994871</text:p>
          </table:table-cell>
          <table:table-cell office:value-type="float" office:value="0.974182006619216" calcext:value-type="float">
            <text:p>0.974182006619216</text:p>
          </table:table-cell>
          <table:table-cell office:value-type="float" office:value="0.981415031124953" calcext:value-type="float">
            <text:p>0.981415031124953</text:p>
          </table:table-cell>
          <table:table-cell office:value-type="float" office:value="0.659762103529227" calcext:value-type="float">
            <text:p>0.659762103529227</text:p>
          </table:table-cell>
          <table:table-cell office:value-type="float" office:value="0.763843150596994" calcext:value-type="float">
            <text:p>0.763843150596994</text:p>
          </table:table-cell>
          <table:table-cell office:value-type="float" office:value="0.571221777346346" calcext:value-type="float">
            <text:p>0.571221777346346</text:p>
          </table:table-cell>
          <table:table-cell office:value-type="float" office:value="0.976145979898689" calcext:value-type="float">
            <text:p>0.976145979898689</text:p>
          </table:table-cell>
          <table:table-cell office:value-type="float" office:value="-118.047579294155" calcext:value-type="float">
            <text:p>-118.047579294155</text:p>
          </table:table-cell>
          <table:table-cell office:value-type="float" office:value="-97.2313698806012" calcext:value-type="float">
            <text:p>-97.2313698806012</text:p>
          </table:table-cell>
          <table:table-cell office:value-type="float" office:value="-135.755644530731" calcext:value-type="float">
            <text:p>-135.755644530731</text:p>
          </table:table-cell>
        </table:table-row>
        <table:table-row table:style-name="ro1">
          <table:table-cell office:value-type="string" calcext:value-type="string">
            <text:p>2019-11-12 09:40:10</text:p>
          </table:table-cell>
          <table:table-cell office:value-type="float" office:value="25.2058223807253" calcext:value-type="float">
            <text:p>25.2058223807253</text:p>
          </table:table-cell>
          <table:table-cell office:value-type="float" office:value="82.2646882829136" calcext:value-type="float">
            <text:p>82.2646882829136</text:p>
          </table:table-cell>
          <table:table-cell office:value-type="float" office:value="982.1272978551" calcext:value-type="float">
            <text:p>982.127297855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301" calcext:value-type="float">
            <text:p>1381301</text:p>
          </table:table-cell>
          <table:table-cell office:value-type="float" office:value="1637525" calcext:value-type="float">
            <text:p>1637525</text:p>
          </table:table-cell>
          <table:table-cell office:value-type="float" office:value="1654198" calcext:value-type="float">
            <text:p>1654198</text:p>
          </table:table-cell>
          <table:table-cell office:value-type="float" office:value="1233049" calcext:value-type="float">
            <text:p>1233049</text:p>
          </table:table-cell>
          <table:table-cell office:value-type="float" office:value="1046553" calcext:value-type="float">
            <text:p>1046553</text:p>
          </table:table-cell>
          <table:table-cell office:value-type="float" office:value="1098902" calcext:value-type="float">
            <text:p>1098902</text:p>
          </table:table-cell>
          <table:table-cell office:value-type="float" office:value="1635581" calcext:value-type="float">
            <text:p>1635581</text:p>
          </table:table-cell>
          <table:table-cell office:value-type="float" office:value="5" calcext:value-type="float">
            <text:p>5</text:p>
          </table:table-cell>
          <table:table-cell office:value-type="float" office:value="0.823319652476269" calcext:value-type="float">
            <text:p>0.823319652476269</text:p>
          </table:table-cell>
          <table:table-cell office:value-type="float" office:value="0.976041075711378" calcext:value-type="float">
            <text:p>0.976041075711378</text:p>
          </table:table-cell>
          <table:table-cell office:value-type="float" office:value="0.985978959319467" calcext:value-type="float">
            <text:p>0.985978959319467</text:p>
          </table:table-cell>
          <table:table-cell office:value-type="float" office:value="0.734954563969918" calcext:value-type="float">
            <text:p>0.734954563969918</text:p>
          </table:table-cell>
          <table:table-cell office:value-type="float" office:value="0.623794272398266" calcext:value-type="float">
            <text:p>0.623794272398266</text:p>
          </table:table-cell>
          <table:table-cell office:value-type="float" office:value="0.654996711611356" calcext:value-type="float">
            <text:p>0.654996711611356</text:p>
          </table:table-cell>
          <table:table-cell office:value-type="float" office:value="0.974882361278815" calcext:value-type="float">
            <text:p>0.974882361278815</text:p>
          </table:table-cell>
          <table:table-cell office:value-type="float" office:value="-103.009087206016" calcext:value-type="float">
            <text:p>-103.009087206016</text:p>
          </table:table-cell>
          <table:table-cell office:value-type="float" office:value="-125.241145520347" calcext:value-type="float">
            <text:p>-125.241145520347</text:p>
          </table:table-cell>
          <table:table-cell office:value-type="float" office:value="-119.000657677729" calcext:value-type="float">
            <text:p>-119.000657677729</text:p>
          </table:table-cell>
        </table:table-row>
        <table:table-row table:style-name="ro1">
          <table:table-cell office:value-type="string" calcext:value-type="string">
            <text:p>2019-11-12 09:40:11</text:p>
          </table:table-cell>
          <table:table-cell office:value-type="float" office:value="25.2058223807253" calcext:value-type="float">
            <text:p>25.2058223807253</text:p>
          </table:table-cell>
          <table:table-cell office:value-type="float" office:value="82.2913639015223" calcext:value-type="float">
            <text:p>82.2913639015223</text:p>
          </table:table-cell>
          <table:table-cell office:value-type="float" office:value="982.15479754594" calcext:value-type="float">
            <text:p>982.154797545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9673" calcext:value-type="float">
            <text:p>1399673</text:p>
          </table:table-cell>
          <table:table-cell office:value-type="float" office:value="1632212" calcext:value-type="float">
            <text:p>1632212</text:p>
          </table:table-cell>
          <table:table-cell office:value-type="float" office:value="1640358" calcext:value-type="float">
            <text:p>1640358</text:p>
          </table:table-cell>
          <table:table-cell office:value-type="float" office:value="1026365" calcext:value-type="float">
            <text:p>1026365</text:p>
          </table:table-cell>
          <table:table-cell office:value-type="float" office:value="1221724" calcext:value-type="float">
            <text:p>1221724</text:p>
          </table:table-cell>
          <table:table-cell office:value-type="float" office:value="1048913" calcext:value-type="float">
            <text:p>1048913</text:p>
          </table:table-cell>
          <table:table-cell office:value-type="float" office:value="1635956" calcext:value-type="float">
            <text:p>1635956</text:p>
          </table:table-cell>
          <table:table-cell office:value-type="float" office:value="5" calcext:value-type="float">
            <text:p>5</text:p>
          </table:table-cell>
          <table:table-cell office:value-type="float" office:value="0.834270219119813" calcext:value-type="float">
            <text:p>0.834270219119813</text:p>
          </table:table-cell>
          <table:table-cell office:value-type="float" office:value="0.972874280556951" calcext:value-type="float">
            <text:p>0.972874280556951</text:p>
          </table:table-cell>
          <table:table-cell office:value-type="float" office:value="0.977729675499162" calcext:value-type="float">
            <text:p>0.977729675499162</text:p>
          </table:table-cell>
          <table:table-cell office:value-type="float" office:value="0.611761285276566" calcext:value-type="float">
            <text:p>0.611761285276566</text:p>
          </table:table-cell>
          <table:table-cell office:value-type="float" office:value="0.728204337144415" calcext:value-type="float">
            <text:p>0.728204337144415</text:p>
          </table:table-cell>
          <table:table-cell office:value-type="float" office:value="0.625200942182653" calcext:value-type="float">
            <text:p>0.625200942182653</text:p>
          </table:table-cell>
          <table:table-cell office:value-type="float" office:value="0.975105878723368" calcext:value-type="float">
            <text:p>0.975105878723368</text:p>
          </table:table-cell>
          <table:table-cell office:value-type="float" office:value="-127.647742944687" calcext:value-type="float">
            <text:p>-127.647742944687</text:p>
          </table:table-cell>
          <table:table-cell office:value-type="float" office:value="-104.359132571117" calcext:value-type="float">
            <text:p>-104.359132571117</text:p>
          </table:table-cell>
          <table:table-cell office:value-type="float" office:value="-124.959811563469" calcext:value-type="float">
            <text:p>-124.959811563469</text:p>
          </table:table-cell>
        </table:table-row>
        <table:table-row table:style-name="ro1">
          <table:table-cell office:value-type="string" calcext:value-type="string">
            <text:p>2019-11-12 09:40:13</text:p>
          </table:table-cell>
          <table:table-cell office:value-type="float" office:value="25.2108763990982" calcext:value-type="float">
            <text:p>25.2108763990982</text:p>
          </table:table-cell>
          <table:table-cell office:value-type="float" office:value="82.2865264024774" calcext:value-type="float">
            <text:p>82.2865264024774</text:p>
          </table:table-cell>
          <table:table-cell office:value-type="float" office:value="982.190815339267" calcext:value-type="float">
            <text:p>982.1908153392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1117" calcext:value-type="float">
            <text:p>1401117</text:p>
          </table:table-cell>
          <table:table-cell office:value-type="float" office:value="1640191" calcext:value-type="float">
            <text:p>1640191</text:p>
          </table:table-cell>
          <table:table-cell office:value-type="float" office:value="1649436" calcext:value-type="float">
            <text:p>1649436</text:p>
          </table:table-cell>
          <table:table-cell office:value-type="float" office:value="1194795" calcext:value-type="float">
            <text:p>1194795</text:p>
          </table:table-cell>
          <table:table-cell office:value-type="float" office:value="1056036" calcext:value-type="float">
            <text:p>1056036</text:p>
          </table:table-cell>
          <table:table-cell office:value-type="float" office:value="1017857" calcext:value-type="float">
            <text:p>1017857</text:p>
          </table:table-cell>
          <table:table-cell office:value-type="float" office:value="1628367" calcext:value-type="float">
            <text:p>1628367</text:p>
          </table:table-cell>
          <table:table-cell office:value-type="float" office:value="5" calcext:value-type="float">
            <text:p>5</text:p>
          </table:table-cell>
          <table:table-cell office:value-type="float" office:value="0.835130910292972" calcext:value-type="float">
            <text:p>0.835130910292972</text:p>
          </table:table-cell>
          <table:table-cell office:value-type="float" office:value="0.977630135730521" calcext:value-type="float">
            <text:p>0.977630135730521</text:p>
          </table:table-cell>
          <table:table-cell office:value-type="float" office:value="0.983140585796903" calcext:value-type="float">
            <text:p>0.983140585796903</text:p>
          </table:table-cell>
          <table:table-cell office:value-type="float" office:value="0.712153400439429" calcext:value-type="float">
            <text:p>0.712153400439429</text:p>
          </table:table-cell>
          <table:table-cell office:value-type="float" office:value="0.629446581536124" calcext:value-type="float">
            <text:p>0.629446581536124</text:p>
          </table:table-cell>
          <table:table-cell office:value-type="float" office:value="0.606690121494546" calcext:value-type="float">
            <text:p>0.606690121494546</text:p>
          </table:table-cell>
          <table:table-cell office:value-type="float" office:value="0.970582481692133" calcext:value-type="float">
            <text:p>0.970582481692133</text:p>
          </table:table-cell>
          <table:table-cell office:value-type="float" office:value="-107.569319912114" calcext:value-type="float">
            <text:p>-107.569319912114</text:p>
          </table:table-cell>
          <table:table-cell office:value-type="float" office:value="-124.110683692775" calcext:value-type="float">
            <text:p>-124.110683692775</text:p>
          </table:table-cell>
          <table:table-cell office:value-type="float" office:value="-128.661975701091" calcext:value-type="float">
            <text:p>-128.661975701091</text:p>
          </table:table-cell>
        </table:table-row>
        <table:table-row table:style-name="ro1">
          <table:table-cell office:value-type="string" calcext:value-type="string">
            <text:p>2019-11-12 09:40:14</text:p>
          </table:table-cell>
          <table:table-cell office:value-type="float" office:value="25.2058223807253" calcext:value-type="float">
            <text:p>25.2058223807253</text:p>
          </table:table-cell>
          <table:table-cell office:value-type="float" office:value="82.232677258571" calcext:value-type="float">
            <text:p>82.232677258571</text:p>
          </table:table-cell>
          <table:table-cell office:value-type="float" office:value="982.2097969929" calcext:value-type="float">
            <text:p>982.20979699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812" calcext:value-type="float">
            <text:p>1372812</text:p>
          </table:table-cell>
          <table:table-cell office:value-type="float" office:value="1626697" calcext:value-type="float">
            <text:p>1626697</text:p>
          </table:table-cell>
          <table:table-cell office:value-type="float" office:value="1641519" calcext:value-type="float">
            <text:p>1641519</text:p>
          </table:table-cell>
          <table:table-cell office:value-type="float" office:value="1160909" calcext:value-type="float">
            <text:p>1160909</text:p>
          </table:table-cell>
          <table:table-cell office:value-type="float" office:value="1194257" calcext:value-type="float">
            <text:p>1194257</text:p>
          </table:table-cell>
          <table:table-cell office:value-type="float" office:value="934082" calcext:value-type="float">
            <text:p>934082</text:p>
          </table:table-cell>
          <table:table-cell office:value-type="float" office:value="1632132" calcext:value-type="float">
            <text:p>1632132</text:p>
          </table:table-cell>
          <table:table-cell office:value-type="float" office:value="5" calcext:value-type="float">
            <text:p>5</text:p>
          </table:table-cell>
          <table:table-cell office:value-type="float" office:value="0.818259813578107" calcext:value-type="float">
            <text:p>0.818259813578107</text:p>
          </table:table-cell>
          <table:table-cell office:value-type="float" office:value="0.969587084005724" calcext:value-type="float">
            <text:p>0.969587084005724</text:p>
          </table:table-cell>
          <table:table-cell office:value-type="float" office:value="0.978421685507498" calcext:value-type="float">
            <text:p>0.978421685507498</text:p>
          </table:table-cell>
          <table:table-cell office:value-type="float" office:value="0.691955768103095" calcext:value-type="float">
            <text:p>0.691955768103095</text:p>
          </table:table-cell>
          <table:table-cell office:value-type="float" office:value="0.71183272741231" calcext:value-type="float">
            <text:p>0.71183272741231</text:p>
          </table:table-cell>
          <table:table-cell office:value-type="float" office:value="0.55675632438139" calcext:value-type="float">
            <text:p>0.55675632438139</text:p>
          </table:table-cell>
          <table:table-cell office:value-type="float" office:value="0.972826596835446" calcext:value-type="float">
            <text:p>0.972826596835446</text:p>
          </table:table-cell>
          <table:table-cell office:value-type="float" office:value="-111.608846379381" calcext:value-type="float">
            <text:p>-111.608846379381</text:p>
          </table:table-cell>
          <table:table-cell office:value-type="float" office:value="-107.633454517538" calcext:value-type="float">
            <text:p>-107.633454517538</text:p>
          </table:table-cell>
          <table:table-cell office:value-type="float" office:value="-138.648735123722" calcext:value-type="float">
            <text:p>-138.648735123722</text:p>
          </table:table-cell>
        </table:table-row>
        <table:table-row table:style-name="ro1">
          <table:table-cell office:value-type="string" calcext:value-type="string">
            <text:p>2019-11-12 09:40:15</text:p>
          </table:table-cell>
          <table:table-cell office:value-type="float" office:value="25.2058223807253" calcext:value-type="float">
            <text:p>25.2058223807253</text:p>
          </table:table-cell>
          <table:table-cell office:value-type="float" office:value="82.1686542869371" calcext:value-type="float">
            <text:p>82.1686542869371</text:p>
          </table:table-cell>
          <table:table-cell office:value-type="float" office:value="982.15479754594" calcext:value-type="float">
            <text:p>982.154797545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0616" calcext:value-type="float">
            <text:p>1390616</text:p>
          </table:table-cell>
          <table:table-cell office:value-type="float" office:value="1633865" calcext:value-type="float">
            <text:p>1633865</text:p>
          </table:table-cell>
          <table:table-cell office:value-type="float" office:value="1645286" calcext:value-type="float">
            <text:p>1645286</text:p>
          </table:table-cell>
          <table:table-cell office:value-type="float" office:value="1170803" calcext:value-type="float">
            <text:p>1170803</text:p>
          </table:table-cell>
          <table:table-cell office:value-type="float" office:value="1058391" calcext:value-type="float">
            <text:p>1058391</text:p>
          </table:table-cell>
          <table:table-cell office:value-type="float" office:value="1153616" calcext:value-type="float">
            <text:p>1153616</text:p>
          </table:table-cell>
          <table:table-cell office:value-type="float" office:value="1634428" calcext:value-type="float">
            <text:p>1634428</text:p>
          </table:table-cell>
          <table:table-cell office:value-type="float" office:value="5" calcext:value-type="float">
            <text:p>5</text:p>
          </table:table-cell>
          <table:table-cell office:value-type="float" office:value="0.828871825798968" calcext:value-type="float">
            <text:p>0.828871825798968</text:p>
          </table:table-cell>
          <table:table-cell office:value-type="float" office:value="0.973859545452541" calcext:value-type="float">
            <text:p>0.973859545452541</text:p>
          </table:table-cell>
          <table:table-cell office:value-type="float" office:value="0.980666992743849" calcext:value-type="float">
            <text:p>0.980666992743849</text:p>
          </table:table-cell>
          <table:table-cell office:value-type="float" office:value="0.697853052360183" calcext:value-type="float">
            <text:p>0.697853052360183</text:p>
          </table:table-cell>
          <table:table-cell office:value-type="float" office:value="0.630850271087917" calcext:value-type="float">
            <text:p>0.630850271087917</text:p>
          </table:table-cell>
          <table:table-cell office:value-type="float" office:value="0.687608800841427" calcext:value-type="float">
            <text:p>0.687608800841427</text:p>
          </table:table-cell>
          <table:table-cell office:value-type="float" office:value="0.97419511964263" calcext:value-type="float">
            <text:p>0.97419511964263</text:p>
          </table:table-cell>
          <table:table-cell office:value-type="float" office:value="-110.429389527963" calcext:value-type="float">
            <text:p>-110.429389527963</text:p>
          </table:table-cell>
          <table:table-cell office:value-type="float" office:value="-123.829945782417" calcext:value-type="float">
            <text:p>-123.829945782417</text:p>
          </table:table-cell>
          <table:table-cell office:value-type="float" office:value="-112.478239831715" calcext:value-type="float">
            <text:p>-112.478239831715</text:p>
          </table:table-cell>
        </table:table-row>
        <table:table-row table:style-name="ro1">
          <table:table-cell office:value-type="string" calcext:value-type="string">
            <text:p>2019-11-12 09:40:16</text:p>
          </table:table-cell>
          <table:table-cell office:value-type="float" office:value="25.2108763990982" calcext:value-type="float">
            <text:p>25.2108763990982</text:p>
          </table:table-cell>
          <table:table-cell office:value-type="float" office:value="82.1264674444005" calcext:value-type="float">
            <text:p>82.1264674444005</text:p>
          </table:table-cell>
          <table:table-cell office:value-type="float" office:value="982.16331539778" calcext:value-type="float">
            <text:p>982.163315397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628015" calcext:value-type="float">
            <text:p>1628015</text:p>
          </table:table-cell>
          <table:table-cell office:value-type="float" office:value="1639119" calcext:value-type="float">
            <text:p>1639119</text:p>
          </table:table-cell>
          <table:table-cell office:value-type="float" office:value="1233959" calcext:value-type="float">
            <text:p>1233959</text:p>
          </table:table-cell>
          <table:table-cell office:value-type="float" office:value="1035018" calcext:value-type="float">
            <text:p>1035018</text:p>
          </table:table-cell>
          <table:table-cell office:value-type="float" office:value="1003609" calcext:value-type="float">
            <text:p>1003609</text:p>
          </table:table-cell>
          <table:table-cell office:value-type="float" office:value="1627618" calcext:value-type="float">
            <text:p>1627618</text:p>
          </table:table-cell>
          <table:table-cell office:value-type="float" office:value="5" calcext:value-type="float">
            <text:p>5</text:p>
          </table:table-cell>
          <table:table-cell office:value-type="float" office:value="0.833435157946963" calcext:value-type="float">
            <text:p>0.833435157946963</text:p>
          </table:table-cell>
          <table:table-cell office:value-type="float" office:value="0.970372673317513" calcext:value-type="float">
            <text:p>0.970372673317513</text:p>
          </table:table-cell>
          <table:table-cell office:value-type="float" office:value="0.976991173862359" calcext:value-type="float">
            <text:p>0.976991173862359</text:p>
          </table:table-cell>
          <table:table-cell office:value-type="float" office:value="0.735496966302033" calcext:value-type="float">
            <text:p>0.735496966302033</text:p>
          </table:table-cell>
          <table:table-cell office:value-type="float" office:value="0.616918875803813" calcext:value-type="float">
            <text:p>0.616918875803813</text:p>
          </table:table-cell>
          <table:table-cell office:value-type="float" office:value="0.598197650694567" calcext:value-type="float">
            <text:p>0.598197650694567</text:p>
          </table:table-cell>
          <table:table-cell office:value-type="float" office:value="0.970136042849546" calcext:value-type="float">
            <text:p>0.970136042849546</text:p>
          </table:table-cell>
          <table:table-cell office:value-type="float" office:value="-102.900606739593" calcext:value-type="float">
            <text:p>-102.900606739593</text:p>
          </table:table-cell>
          <table:table-cell office:value-type="float" office:value="-126.616224839237" calcext:value-type="float">
            <text:p>-126.616224839237</text:p>
          </table:table-cell>
          <table:table-cell office:value-type="float" office:value="-130.360469861087" calcext:value-type="float">
            <text:p>-130.360469861087</text:p>
          </table:table-cell>
        </table:table-row>
        <table:table-row table:style-name="ro1">
          <table:table-cell office:value-type="string" calcext:value-type="string">
            <text:p>2019-11-12 09:40:18</text:p>
          </table:table-cell>
          <table:table-cell office:value-type="float" office:value="25.2209844367171" calcext:value-type="float">
            <text:p>25.2209844367171</text:p>
          </table:table-cell>
          <table:table-cell office:value-type="float" office:value="82.1007812241809" calcext:value-type="float">
            <text:p>82.1007812241809</text:p>
          </table:table-cell>
          <table:table-cell office:value-type="float" office:value="982.180351211097" calcext:value-type="float">
            <text:p>982.18035121109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4769" calcext:value-type="float">
            <text:p>1394769</text:p>
          </table:table-cell>
          <table:table-cell office:value-type="float" office:value="1630631" calcext:value-type="float">
            <text:p>1630631</text:p>
          </table:table-cell>
          <table:table-cell office:value-type="float" office:value="1644997" calcext:value-type="float">
            <text:p>1644997</text:p>
          </table:table-cell>
          <table:table-cell office:value-type="float" office:value="1177853" calcext:value-type="float">
            <text:p>1177853</text:p>
          </table:table-cell>
          <table:table-cell office:value-type="float" office:value="1129917" calcext:value-type="float">
            <text:p>1129917</text:p>
          </table:table-cell>
          <table:table-cell office:value-type="float" office:value="936810" calcext:value-type="float">
            <text:p>936810</text:p>
          </table:table-cell>
          <table:table-cell office:value-type="float" office:value="1630030" calcext:value-type="float">
            <text:p>1630030</text:p>
          </table:table-cell>
          <table:table-cell office:value-type="float" office:value="5" calcext:value-type="float">
            <text:p>5</text:p>
          </table:table-cell>
          <table:table-cell office:value-type="float" office:value="0.831347206991578" calcext:value-type="float">
            <text:p>0.831347206991578</text:p>
          </table:table-cell>
          <table:table-cell office:value-type="float" office:value="0.971931931010715" calcext:value-type="float">
            <text:p>0.971931931010715</text:p>
          </table:table-cell>
          <table:table-cell office:value-type="float" office:value="0.980494735299913" calcext:value-type="float">
            <text:p>0.980494735299913</text:p>
          </table:table-cell>
          <table:table-cell office:value-type="float" office:value="0.702055180317781" calcext:value-type="float">
            <text:p>0.702055180317781</text:p>
          </table:table-cell>
          <table:table-cell office:value-type="float" office:value="0.673483094392192" calcext:value-type="float">
            <text:p>0.673483094392192</text:p>
          </table:table-cell>
          <table:table-cell office:value-type="float" office:value="0.558382339284699" calcext:value-type="float">
            <text:p>0.558382339284699</text:p>
          </table:table-cell>
          <table:table-cell office:value-type="float" office:value="0.971573707052911" calcext:value-type="float">
            <text:p>0.971573707052911</text:p>
          </table:table-cell>
          <table:table-cell office:value-type="float" office:value="-109.588963936444" calcext:value-type="float">
            <text:p>-109.588963936444</text:p>
          </table:table-cell>
          <table:table-cell office:value-type="float" office:value="-115.303381121562" calcext:value-type="float">
            <text:p>-115.303381121562</text:p>
          </table:table-cell>
          <table:table-cell office:value-type="float" office:value="-138.32353214306" calcext:value-type="float">
            <text:p>-138.32353214306</text:p>
          </table:table-cell>
        </table:table-row>
        <table:table-row table:style-name="ro1">
          <table:table-cell office:value-type="string" calcext:value-type="string">
            <text:p>2019-11-12 09:40:19</text:p>
          </table:table-cell>
          <table:table-cell office:value-type="float" office:value="25.2108763990982" calcext:value-type="float">
            <text:p>25.2108763990982</text:p>
          </table:table-cell>
          <table:table-cell office:value-type="float" office:value="82.0944547298155" calcext:value-type="float">
            <text:p>82.0944547298155</text:p>
          </table:table-cell>
          <table:table-cell office:value-type="float" office:value="982.16331539778" calcext:value-type="float">
            <text:p>982.163315397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173" calcext:value-type="float">
            <text:p>1374173</text:p>
          </table:table-cell>
          <table:table-cell office:value-type="float" office:value="1628350" calcext:value-type="float">
            <text:p>1628350</text:p>
          </table:table-cell>
          <table:table-cell office:value-type="float" office:value="1633095" calcext:value-type="float">
            <text:p>1633095</text:p>
          </table:table-cell>
          <table:table-cell office:value-type="float" office:value="1003560" calcext:value-type="float">
            <text:p>1003560</text:p>
          </table:table-cell>
          <table:table-cell office:value-type="float" office:value="1133772" calcext:value-type="float">
            <text:p>1133772</text:p>
          </table:table-cell>
          <table:table-cell office:value-type="float" office:value="1164599" calcext:value-type="float">
            <text:p>1164599</text:p>
          </table:table-cell>
          <table:table-cell office:value-type="float" office:value="1629289" calcext:value-type="float">
            <text:p>1629289</text:p>
          </table:table-cell>
          <table:table-cell office:value-type="float" office:value="5" calcext:value-type="float">
            <text:p>5</text:p>
          </table:table-cell>
          <table:table-cell office:value-type="float" office:value="0.819071032890204" calcext:value-type="float">
            <text:p>0.819071032890204</text:p>
          </table:table-cell>
          <table:table-cell office:value-type="float" office:value="0.970572348901313" calcext:value-type="float">
            <text:p>0.970572348901313</text:p>
          </table:table-cell>
          <table:table-cell office:value-type="float" office:value="0.973400589633058" calcext:value-type="float">
            <text:p>0.973400589633058</text:p>
          </table:table-cell>
          <table:table-cell office:value-type="float" office:value="0.598168444415146" calcext:value-type="float">
            <text:p>0.598168444415146</text:p>
          </table:table-cell>
          <table:table-cell office:value-type="float" office:value="0.675780853722197" calcext:value-type="float">
            <text:p>0.675780853722197</text:p>
          </table:table-cell>
          <table:table-cell office:value-type="float" office:value="0.694155179757497" calcext:value-type="float">
            <text:p>0.694155179757497</text:p>
          </table:table-cell>
          <table:table-cell office:value-type="float" office:value="0.971132036582474" calcext:value-type="float">
            <text:p>0.971132036582474</text:p>
          </table:table-cell>
          <table:table-cell office:value-type="float" office:value="-130.366311116971" calcext:value-type="float">
            <text:p>-130.366311116971</text:p>
          </table:table-cell>
          <table:table-cell office:value-type="float" office:value="-114.843829255561" calcext:value-type="float">
            <text:p>-114.843829255561</text:p>
          </table:table-cell>
          <table:table-cell office:value-type="float" office:value="-111.168964048501" calcext:value-type="float">
            <text:p>-111.168964048501</text:p>
          </table:table-cell>
        </table:table-row>
        <table:table-row table:style-name="ro1">
          <table:table-cell office:value-type="string" calcext:value-type="string">
            <text:p>2019-11-12 09:40:20</text:p>
          </table:table-cell>
          <table:table-cell office:value-type="float" office:value="25.2108763990982" calcext:value-type="float">
            <text:p>25.2108763990982</text:p>
          </table:table-cell>
          <table:table-cell office:value-type="float" office:value="82.0837837565857" calcext:value-type="float">
            <text:p>82.0837837565857</text:p>
          </table:table-cell>
          <table:table-cell office:value-type="float" office:value="982.16331539778" calcext:value-type="float">
            <text:p>982.163315397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9178" calcext:value-type="float">
            <text:p>1399178</text:p>
          </table:table-cell>
          <table:table-cell office:value-type="float" office:value="1624709" calcext:value-type="float">
            <text:p>1624709</text:p>
          </table:table-cell>
          <table:table-cell office:value-type="float" office:value="1632131" calcext:value-type="float">
            <text:p>1632131</text:p>
          </table:table-cell>
          <table:table-cell office:value-type="float" office:value="1002296" calcext:value-type="float">
            <text:p>1002296</text:p>
          </table:table-cell>
          <table:table-cell office:value-type="float" office:value="1228334" calcext:value-type="float">
            <text:p>1228334</text:p>
          </table:table-cell>
          <table:table-cell office:value-type="float" office:value="1048003" calcext:value-type="float">
            <text:p>1048003</text:p>
          </table:table-cell>
          <table:table-cell office:value-type="float" office:value="1633385" calcext:value-type="float">
            <text:p>1633385</text:p>
          </table:table-cell>
          <table:table-cell office:value-type="float" office:value="5" calcext:value-type="float">
            <text:p>5</text:p>
          </table:table-cell>
          <table:table-cell office:value-type="float" office:value="0.833975176093003" calcext:value-type="float">
            <text:p>0.833975176093003</text:p>
          </table:table-cell>
          <table:table-cell office:value-type="float" office:value="0.968402143526333" calcext:value-type="float">
            <text:p>0.968402143526333</text:p>
          </table:table-cell>
          <table:table-cell office:value-type="float" office:value="0.972826000788927" calcext:value-type="float">
            <text:p>0.972826000788927</text:p>
          </table:table-cell>
          <table:table-cell office:value-type="float" office:value="0.597415041615372" calcext:value-type="float">
            <text:p>0.597415041615372</text:p>
          </table:table-cell>
          <table:table-cell office:value-type="float" office:value="0.732144204633737" calcext:value-type="float">
            <text:p>0.732144204633737</text:p>
          </table:table-cell>
          <table:table-cell office:value-type="float" office:value="0.624658539850538" calcext:value-type="float">
            <text:p>0.624658539850538</text:p>
          </table:table-cell>
          <table:table-cell office:value-type="float" office:value="0.973573443123513" calcext:value-type="float">
            <text:p>0.973573443123513</text:p>
          </table:table-cell>
          <table:table-cell office:value-type="float" office:value="-130.516991676926" calcext:value-type="float">
            <text:p>-130.516991676926</text:p>
          </table:table-cell>
          <table:table-cell office:value-type="float" office:value="-103.571159073253" calcext:value-type="float">
            <text:p>-103.571159073253</text:p>
          </table:table-cell>
          <table:table-cell office:value-type="float" office:value="-125.068292029892" calcext:value-type="float">
            <text:p>-125.068292029892</text:p>
          </table:table-cell>
        </table:table-row>
        <table:table-row table:style-name="ro1">
          <table:table-cell office:value-type="string" calcext:value-type="string">
            <text:p>2019-11-12 09:40:21</text:p>
          </table:table-cell>
          <table:table-cell office:value-type="float" office:value="25.2058223807253" calcext:value-type="float">
            <text:p>25.2058223807253</text:p>
          </table:table-cell>
          <table:table-cell office:value-type="float" office:value="82.1259716221821" calcext:value-type="float">
            <text:p>82.1259716221821</text:p>
          </table:table-cell>
          <table:table-cell office:value-type="float" office:value="982.18229725854" calcext:value-type="float">
            <text:p>982.182297258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487" calcext:value-type="float">
            <text:p>1375487</text:p>
          </table:table-cell>
          <table:table-cell office:value-type="float" office:value="1622287" calcext:value-type="float">
            <text:p>1622287</text:p>
          </table:table-cell>
          <table:table-cell office:value-type="float" office:value="1637189" calcext:value-type="float">
            <text:p>1637189</text:p>
          </table:table-cell>
          <table:table-cell office:value-type="float" office:value="1174687" calcext:value-type="float">
            <text:p>1174687</text:p>
          </table:table-cell>
          <table:table-cell office:value-type="float" office:value="1164160" calcext:value-type="float">
            <text:p>1164160</text:p>
          </table:table-cell>
          <table:table-cell office:value-type="float" office:value="928437" calcext:value-type="float">
            <text:p>928437</text:p>
          </table:table-cell>
          <table:table-cell office:value-type="float" office:value="1629055" calcext:value-type="float">
            <text:p>1629055</text:p>
          </table:table-cell>
          <table:table-cell office:value-type="float" office:value="5" calcext:value-type="float">
            <text:p>5</text:p>
          </table:table-cell>
          <table:table-cell office:value-type="float" office:value="0.819854238015918" calcext:value-type="float">
            <text:p>0.819854238015918</text:p>
          </table:table-cell>
          <table:table-cell office:value-type="float" office:value="0.966958518857779" calcext:value-type="float">
            <text:p>0.966958518857779</text:p>
          </table:table-cell>
          <table:table-cell office:value-type="float" office:value="0.975840804081059" calcext:value-type="float">
            <text:p>0.975840804081059</text:p>
          </table:table-cell>
          <table:table-cell office:value-type="float" office:value="0.700168097039234" calcext:value-type="float">
            <text:p>0.700168097039234</text:p>
          </table:table-cell>
          <table:table-cell office:value-type="float" office:value="0.693893515335741" calcext:value-type="float">
            <text:p>0.693893515335741</text:p>
          </table:table-cell>
          <table:table-cell office:value-type="float" office:value="0.553391641782718" calcext:value-type="float">
            <text:p>0.553391641782718</text:p>
          </table:table-cell>
          <table:table-cell office:value-type="float" office:value="0.970992561697073" calcext:value-type="float">
            <text:p>0.970992561697073</text:p>
          </table:table-cell>
          <table:table-cell office:value-type="float" office:value="-109.966380592153" calcext:value-type="float">
            <text:p>-109.966380592153</text:p>
          </table:table-cell>
          <table:table-cell office:value-type="float" office:value="-111.221296932852" calcext:value-type="float">
            <text:p>-111.221296932852</text:p>
          </table:table-cell>
          <table:table-cell office:value-type="float" office:value="-139.321671643456" calcext:value-type="float">
            <text:p>-139.321671643456</text:p>
          </table:table-cell>
        </table:table-row>
        <table:table-row table:style-name="ro1">
          <table:table-cell office:value-type="string" calcext:value-type="string">
            <text:p>2019-11-12 09:40:23</text:p>
          </table:table-cell>
          <table:table-cell office:value-type="float" office:value="25.2108763990982" calcext:value-type="float">
            <text:p>25.2108763990982</text:p>
          </table:table-cell>
          <table:table-cell office:value-type="float" office:value="82.2171684649787" calcext:value-type="float">
            <text:p>82.2171684649787</text:p>
          </table:table-cell>
          <table:table-cell office:value-type="float" office:value="982.135815478053" calcext:value-type="float">
            <text:p>982.1358154780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9917" calcext:value-type="float">
            <text:p>1389917</text:p>
          </table:table-cell>
          <table:table-cell office:value-type="float" office:value="1627251" calcext:value-type="float">
            <text:p>1627251</text:p>
          </table:table-cell>
          <table:table-cell office:value-type="float" office:value="1634506" calcext:value-type="float">
            <text:p>1634506</text:p>
          </table:table-cell>
          <table:table-cell office:value-type="float" office:value="1166280" calcext:value-type="float">
            <text:p>1166280</text:p>
          </table:table-cell>
          <table:table-cell office:value-type="float" office:value="1044100" calcext:value-type="float">
            <text:p>1044100</text:p>
          </table:table-cell>
          <table:table-cell office:value-type="float" office:value="1083871" calcext:value-type="float">
            <text:p>1083871</text:p>
          </table:table-cell>
          <table:table-cell office:value-type="float" office:value="1625633" calcext:value-type="float">
            <text:p>1625633</text:p>
          </table:table-cell>
          <table:table-cell office:value-type="float" office:value="5" calcext:value-type="float">
            <text:p>5</text:p>
          </table:table-cell>
          <table:table-cell office:value-type="float" office:value="0.82845518928232" calcext:value-type="float">
            <text:p>0.82845518928232</text:p>
          </table:table-cell>
          <table:table-cell office:value-type="float" office:value="0.969917293777143" calcext:value-type="float">
            <text:p>0.969917293777143</text:p>
          </table:table-cell>
          <table:table-cell office:value-type="float" office:value="0.974241611271097" calcext:value-type="float">
            <text:p>0.974241611271097</text:p>
          </table:table-cell>
          <table:table-cell office:value-type="float" office:value="0.695157133955614" calcext:value-type="float">
            <text:p>0.695157133955614</text:p>
          </table:table-cell>
          <table:table-cell office:value-type="float" office:value="0.622332170287629" calcext:value-type="float">
            <text:p>0.622332170287629</text:p>
          </table:table-cell>
          <table:table-cell office:value-type="float" office:value="0.64603753638715" calcext:value-type="float">
            <text:p>0.64603753638715</text:p>
          </table:table-cell>
          <table:table-cell office:value-type="float" office:value="0.968952890509712" calcext:value-type="float">
            <text:p>0.968952890509712</text:p>
          </table:table-cell>
          <table:table-cell office:value-type="float" office:value="-110.968573208877" calcext:value-type="float">
            <text:p>-110.968573208877</text:p>
          </table:table-cell>
          <table:table-cell office:value-type="float" office:value="-125.533565942474" calcext:value-type="float">
            <text:p>-125.533565942474</text:p>
          </table:table-cell>
          <table:table-cell office:value-type="float" office:value="-120.79249272257" calcext:value-type="float">
            <text:p>-120.79249272257</text:p>
          </table:table-cell>
        </table:table-row>
        <table:table-row table:style-name="ro1">
          <table:table-cell office:value-type="string" calcext:value-type="string">
            <text:p>2019-11-12 09:40:24</text:p>
          </table:table-cell>
          <table:table-cell office:value-type="float" office:value="25.2159304177621" calcext:value-type="float">
            <text:p>25.2159304177621</text:p>
          </table:table-cell>
          <table:table-cell office:value-type="float" office:value="82.2656830124359" calcext:value-type="float">
            <text:p>82.2656830124359</text:p>
          </table:table-cell>
          <table:table-cell office:value-type="float" office:value="982.199333456541" calcext:value-type="float">
            <text:p>982.1993334565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1527" calcext:value-type="float">
            <text:p>1391527</text:p>
          </table:table-cell>
          <table:table-cell office:value-type="float" office:value="1626730" calcext:value-type="float">
            <text:p>1626730</text:p>
          </table:table-cell>
          <table:table-cell office:value-type="float" office:value="1633800" calcext:value-type="float">
            <text:p>1633800</text:p>
          </table:table-cell>
          <table:table-cell office:value-type="float" office:value="1109882" calcext:value-type="float">
            <text:p>1109882</text:p>
          </table:table-cell>
          <table:table-cell office:value-type="float" office:value="1086068" calcext:value-type="float">
            <text:p>1086068</text:p>
          </table:table-cell>
          <table:table-cell office:value-type="float" office:value="1155876" calcext:value-type="float">
            <text:p>1155876</text:p>
          </table:table-cell>
          <table:table-cell office:value-type="float" office:value="1636791" calcext:value-type="float">
            <text:p>1636791</text:p>
          </table:table-cell>
          <table:table-cell office:value-type="float" office:value="5" calcext:value-type="float">
            <text:p>5</text:p>
          </table:table-cell>
          <table:table-cell office:value-type="float" office:value="0.829414824177602" calcext:value-type="float">
            <text:p>0.829414824177602</text:p>
          </table:table-cell>
          <table:table-cell office:value-type="float" office:value="0.969606753540844" calcext:value-type="float">
            <text:p>0.969606753540844</text:p>
          </table:table-cell>
          <table:table-cell office:value-type="float" office:value="0.973820802428818" calcext:value-type="float">
            <text:p>0.973820802428818</text:p>
          </table:table-cell>
          <table:table-cell office:value-type="float" office:value="0.66154130238787" calcext:value-type="float">
            <text:p>0.66154130238787</text:p>
          </table:table-cell>
          <table:table-cell office:value-type="float" office:value="0.647347050588971" calcext:value-type="float">
            <text:p>0.647347050588971</text:p>
          </table:table-cell>
          <table:table-cell office:value-type="float" office:value="0.688955865973933" calcext:value-type="float">
            <text:p>0.688955865973933</text:p>
          </table:table-cell>
          <table:table-cell office:value-type="float" office:value="0.975603577566573" calcext:value-type="float">
            <text:p>0.975603577566573</text:p>
          </table:table-cell>
          <table:table-cell office:value-type="float" office:value="-117.691739522426" calcext:value-type="float">
            <text:p>-117.691739522426</text:p>
          </table:table-cell>
          <table:table-cell office:value-type="float" office:value="-120.530589882206" calcext:value-type="float">
            <text:p>-120.530589882206</text:p>
          </table:table-cell>
          <table:table-cell office:value-type="float" office:value="-112.208826805213" calcext:value-type="float">
            <text:p>-112.208826805213</text:p>
          </table:table-cell>
        </table:table-row>
        <table:table-row table:style-name="ro1">
          <table:table-cell office:value-type="string" calcext:value-type="string">
            <text:p>2019-11-12 09:40:25</text:p>
          </table:table-cell>
          <table:table-cell office:value-type="float" office:value="25.2108763990982" calcext:value-type="float">
            <text:p>25.2108763990982</text:p>
          </table:table-cell>
          <table:table-cell office:value-type="float" office:value="82.2598504435905" calcext:value-type="float">
            <text:p>82.2598504435905</text:p>
          </table:table-cell>
          <table:table-cell office:value-type="float" office:value="982.16331539778" calcext:value-type="float">
            <text:p>982.163315397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932" calcext:value-type="float">
            <text:p>1373932</text:p>
          </table:table-cell>
          <table:table-cell office:value-type="float" office:value="1625796" calcext:value-type="float">
            <text:p>1625796</text:p>
          </table:table-cell>
          <table:table-cell office:value-type="float" office:value="1630567" calcext:value-type="float">
            <text:p>1630567</text:p>
          </table:table-cell>
          <table:table-cell office:value-type="float" office:value="1003602" calcext:value-type="float">
            <text:p>1003602</text:p>
          </table:table-cell>
          <table:table-cell office:value-type="float" office:value="1150910" calcext:value-type="float">
            <text:p>1150910</text:p>
          </table:table-cell>
          <table:table-cell office:value-type="float" office:value="1175919" calcext:value-type="float">
            <text:p>1175919</text:p>
          </table:table-cell>
          <table:table-cell office:value-type="float" office:value="1628964" calcext:value-type="float">
            <text:p>1628964</text:p>
          </table:table-cell>
          <table:table-cell office:value-type="float" office:value="5" calcext:value-type="float">
            <text:p>5</text:p>
          </table:table-cell>
          <table:table-cell office:value-type="float" office:value="0.818927385679172" calcext:value-type="float">
            <text:p>0.818927385679172</text:p>
          </table:table-cell>
          <table:table-cell office:value-type="float" office:value="0.969050046092277" calcext:value-type="float">
            <text:p>0.969050046092277</text:p>
          </table:table-cell>
          <table:table-cell office:value-type="float" office:value="0.971893784033511" calcext:value-type="float">
            <text:p>0.971893784033511</text:p>
          </table:table-cell>
          <table:table-cell office:value-type="float" office:value="0.598193478368935" calcext:value-type="float">
            <text:p>0.598193478368935</text:p>
          </table:table-cell>
          <table:table-cell office:value-type="float" office:value="0.685995898961532" calcext:value-type="float">
            <text:p>0.685995898961532</text:p>
          </table:table-cell>
          <table:table-cell office:value-type="float" office:value="0.700902426350406" calcext:value-type="float">
            <text:p>0.700902426350406</text:p>
          </table:table-cell>
          <table:table-cell office:value-type="float" office:value="0.970938321463862" calcext:value-type="float">
            <text:p>0.970938321463862</text:p>
          </table:table-cell>
          <table:table-cell office:value-type="float" office:value="-130.361304326213" calcext:value-type="float">
            <text:p>-130.361304326213</text:p>
          </table:table-cell>
          <table:table-cell office:value-type="float" office:value="-112.800820207694" calcext:value-type="float">
            <text:p>-112.800820207694</text:p>
          </table:table-cell>
          <table:table-cell office:value-type="float" office:value="-109.819514729919" calcext:value-type="float">
            <text:p>-109.819514729919</text:p>
          </table:table-cell>
        </table:table-row>
        <table:table-row table:style-name="ro1">
          <table:table-cell office:value-type="string" calcext:value-type="string">
            <text:p>2019-11-12 09:40:27</text:p>
          </table:table-cell>
          <table:table-cell office:value-type="float" office:value="25.2209844367171" calcext:value-type="float">
            <text:p>25.2209844367171</text:p>
          </table:table-cell>
          <table:table-cell office:value-type="float" office:value="82.2288328881384" calcext:value-type="float">
            <text:p>82.2288328881384</text:p>
          </table:table-cell>
          <table:table-cell office:value-type="float" office:value="982.152850833593" calcext:value-type="float">
            <text:p>982.15285083359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765" calcext:value-type="float">
            <text:p>1384765</text:p>
          </table:table-cell>
          <table:table-cell office:value-type="float" office:value="1626800" calcext:value-type="float">
            <text:p>1626800</text:p>
          </table:table-cell>
          <table:table-cell office:value-type="float" office:value="1641442" calcext:value-type="float">
            <text:p>1641442</text:p>
          </table:table-cell>
          <table:table-cell office:value-type="float" office:value="1209958" calcext:value-type="float">
            <text:p>1209958</text:p>
          </table:table-cell>
          <table:table-cell office:value-type="float" office:value="1063001" calcext:value-type="float">
            <text:p>1063001</text:p>
          </table:table-cell>
          <table:table-cell office:value-type="float" office:value="970451" calcext:value-type="float">
            <text:p>970451</text:p>
          </table:table-cell>
          <table:table-cell office:value-type="float" office:value="1627309" calcext:value-type="float">
            <text:p>1627309</text:p>
          </table:table-cell>
          <table:table-cell office:value-type="float" office:value="5" calcext:value-type="float">
            <text:p>5</text:p>
          </table:table-cell>
          <table:table-cell office:value-type="float" office:value="0.825384357617421" calcext:value-type="float">
            <text:p>0.825384357617421</text:p>
          </table:table-cell>
          <table:table-cell office:value-type="float" office:value="0.969648476797161" calcext:value-type="float">
            <text:p>0.969648476797161</text:p>
          </table:table-cell>
          <table:table-cell office:value-type="float" office:value="0.97837578992555" calcext:value-type="float">
            <text:p>0.97837578992555</text:p>
          </table:table-cell>
          <table:table-cell office:value-type="float" office:value="0.721191253804118" calcext:value-type="float">
            <text:p>0.721191253804118</text:p>
          </table:table-cell>
          <table:table-cell office:value-type="float" office:value="0.633598045539623" calcext:value-type="float">
            <text:p>0.633598045539623</text:p>
          </table:table-cell>
          <table:table-cell office:value-type="float" office:value="0.578433940223925" calcext:value-type="float">
            <text:p>0.578433940223925</text:p>
          </table:table-cell>
          <table:table-cell office:value-type="float" office:value="0.969951864475234" calcext:value-type="float">
            <text:p>0.969951864475234</text:p>
          </table:table-cell>
          <table:table-cell office:value-type="float" office:value="-105.761749239176" calcext:value-type="float">
            <text:p>-105.761749239176</text:p>
          </table:table-cell>
          <table:table-cell office:value-type="float" office:value="-123.280390892075" calcext:value-type="float">
            <text:p>-123.280390892075</text:p>
          </table:table-cell>
          <table:table-cell office:value-type="float" office:value="-134.313211955215" calcext:value-type="float">
            <text:p>-134.313211955215</text:p>
          </table:table-cell>
        </table:table-row>
        <table:table-row table:style-name="ro1">
          <table:table-cell office:value-type="string" calcext:value-type="string">
            <text:p>2019-11-12 09:40:28</text:p>
          </table:table-cell>
          <table:table-cell office:value-type="float" office:value="25.2159304177621" calcext:value-type="float">
            <text:p>25.2159304177621</text:p>
          </table:table-cell>
          <table:table-cell office:value-type="float" office:value="82.2656830124359" calcext:value-type="float">
            <text:p>82.2656830124359</text:p>
          </table:table-cell>
          <table:table-cell office:value-type="float" office:value="982.199333456541" calcext:value-type="float">
            <text:p>982.1993334565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3456" calcext:value-type="float">
            <text:p>1393456</text:p>
          </table:table-cell>
          <table:table-cell office:value-type="float" office:value="1622846" calcext:value-type="float">
            <text:p>1622846</text:p>
          </table:table-cell>
          <table:table-cell office:value-type="float" office:value="1634867" calcext:value-type="float">
            <text:p>1634867</text:p>
          </table:table-cell>
          <table:table-cell office:value-type="float" office:value="1212984" calcext:value-type="float">
            <text:p>1212984</text:p>
          </table:table-cell>
          <table:table-cell office:value-type="float" office:value="1056641" calcext:value-type="float">
            <text:p>1056641</text:p>
          </table:table-cell>
          <table:table-cell office:value-type="float" office:value="974942" calcext:value-type="float">
            <text:p>974942</text:p>
          </table:table-cell>
          <table:table-cell office:value-type="float" office:value="1626096" calcext:value-type="float">
            <text:p>1626096</text:p>
          </table:table-cell>
          <table:table-cell office:value-type="float" office:value="5" calcext:value-type="float">
            <text:p>5</text:p>
          </table:table-cell>
          <table:table-cell office:value-type="float" office:value="0.830564597912383" calcext:value-type="float">
            <text:p>0.830564597912383</text:p>
          </table:table-cell>
          <table:table-cell office:value-type="float" office:value="0.967291708861793" calcext:value-type="float">
            <text:p>0.967291708861793</text:p>
          </table:table-cell>
          <table:table-cell office:value-type="float" office:value="0.974456784064386" calcext:value-type="float">
            <text:p>0.974456784064386</text:p>
          </table:table-cell>
          <table:table-cell office:value-type="float" office:value="0.722994890570032" calcext:value-type="float">
            <text:p>0.722994890570032</text:p>
          </table:table-cell>
          <table:table-cell office:value-type="float" office:value="0.629807189680003" calcext:value-type="float">
            <text:p>0.629807189680003</text:p>
          </table:table-cell>
          <table:table-cell office:value-type="float" office:value="0.581110785139893" calcext:value-type="float">
            <text:p>0.581110785139893</text:p>
          </table:table-cell>
          <table:table-cell office:value-type="float" office:value="0.96922886004792" calcext:value-type="float">
            <text:p>0.96922886004792</text:p>
          </table:table-cell>
          <table:table-cell office:value-type="float" office:value="-105.401021885994" calcext:value-type="float">
            <text:p>-105.401021885994</text:p>
          </table:table-cell>
          <table:table-cell office:value-type="float" office:value="-124.038562063999" calcext:value-type="float">
            <text:p>-124.038562063999</text:p>
          </table:table-cell>
          <table:table-cell office:value-type="float" office:value="-133.777842972021" calcext:value-type="float">
            <text:p>-133.777842972021</text:p>
          </table:table-cell>
        </table:table-row>
        <table:table-row table:style-name="ro1">
          <table:table-cell office:value-type="string" calcext:value-type="string">
            <text:p>2019-11-12 09:40:29</text:p>
          </table:table-cell>
          <table:table-cell office:value-type="float" office:value="25.2108763990982" calcext:value-type="float">
            <text:p>25.2108763990982</text:p>
          </table:table-cell>
          <table:table-cell office:value-type="float" office:value="82.2865264024774" calcext:value-type="float">
            <text:p>82.2865264024774</text:p>
          </table:table-cell>
          <table:table-cell office:value-type="float" office:value="982.16331539778" calcext:value-type="float">
            <text:p>982.163315397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670" calcext:value-type="float">
            <text:p>1379670</text:p>
          </table:table-cell>
          <table:table-cell office:value-type="float" office:value="1608096" calcext:value-type="float">
            <text:p>1608096</text:p>
          </table:table-cell>
          <table:table-cell office:value-type="float" office:value="1597279" calcext:value-type="float">
            <text:p>1597279</text:p>
          </table:table-cell>
          <table:table-cell office:value-type="float" office:value="1002717" calcext:value-type="float">
            <text:p>1002717</text:p>
          </table:table-cell>
          <table:table-cell office:value-type="float" office:value="1264665" calcext:value-type="float">
            <text:p>1264665</text:p>
          </table:table-cell>
          <table:table-cell office:value-type="float" office:value="956834" calcext:value-type="float">
            <text:p>956834</text:p>
          </table:table-cell>
          <table:table-cell office:value-type="float" office:value="1635075" calcext:value-type="float">
            <text:p>1635075</text:p>
          </table:table-cell>
          <table:table-cell office:value-type="float" office:value="5" calcext:value-type="float">
            <text:p>5</text:p>
          </table:table-cell>
          <table:table-cell office:value-type="float" office:value="0.822347500604093" calcext:value-type="float">
            <text:p>0.822347500604093</text:p>
          </table:table-cell>
          <table:table-cell office:value-type="float" office:value="0.958500022709372" calcext:value-type="float">
            <text:p>0.958500022709372</text:p>
          </table:table-cell>
          <table:table-cell office:value-type="float" office:value="0.952052587515424" calcext:value-type="float">
            <text:p>0.952052587515424</text:p>
          </table:table-cell>
          <table:table-cell office:value-type="float" office:value="0.59766597719979" calcext:value-type="float">
            <text:p>0.59766597719979</text:p>
          </table:table-cell>
          <table:table-cell office:value-type="float" office:value="0.753799170708557" calcext:value-type="float">
            <text:p>0.753799170708557</text:p>
          </table:table-cell>
          <table:table-cell office:value-type="float" office:value="0.570317574777314" calcext:value-type="float">
            <text:p>0.570317574777314</text:p>
          </table:table-cell>
          <table:table-cell office:value-type="float" office:value="0.974580761740298" calcext:value-type="float">
            <text:p>0.974580761740298</text:p>
          </table:table-cell>
          <table:table-cell office:value-type="float" office:value="-130.466804560042" calcext:value-type="float">
            <text:p>-130.466804560042</text:p>
          </table:table-cell>
          <table:table-cell office:value-type="float" office:value="-99.2401658582885" calcext:value-type="float">
            <text:p>-99.2401658582885</text:p>
          </table:table-cell>
          <table:table-cell office:value-type="float" office:value="-135.936485044537" calcext:value-type="float">
            <text:p>-135.936485044537</text:p>
          </table:table-cell>
        </table:table-row>
        <table:table-row table:style-name="ro1">
          <table:table-cell office:value-type="string" calcext:value-type="string">
            <text:p>2019-11-12 09:40:30</text:p>
          </table:table-cell>
          <table:table-cell office:value-type="float" office:value="25.2159304177621" calcext:value-type="float">
            <text:p>25.2159304177621</text:p>
          </table:table-cell>
          <table:table-cell office:value-type="float" office:value="82.2763535235565" calcext:value-type="float">
            <text:p>82.2763535235565</text:p>
          </table:table-cell>
          <table:table-cell office:value-type="float" office:value="982.116833010696" calcext:value-type="float">
            <text:p>982.1168330106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3010" calcext:value-type="float">
            <text:p>1393010</text:p>
          </table:table-cell>
          <table:table-cell office:value-type="float" office:value="1626752" calcext:value-type="float">
            <text:p>1626752</text:p>
          </table:table-cell>
          <table:table-cell office:value-type="float" office:value="1654077" calcext:value-type="float">
            <text:p>1654077</text:p>
          </table:table-cell>
          <table:table-cell office:value-type="float" office:value="1210803" calcext:value-type="float">
            <text:p>1210803</text:p>
          </table:table-cell>
          <table:table-cell office:value-type="float" office:value="1052627" calcext:value-type="float">
            <text:p>1052627</text:p>
          </table:table-cell>
          <table:table-cell office:value-type="float" office:value="982853" calcext:value-type="float">
            <text:p>982853</text:p>
          </table:table-cell>
          <table:table-cell office:value-type="float" office:value="1630485" calcext:value-type="float">
            <text:p>1630485</text:p>
          </table:table-cell>
          <table:table-cell office:value-type="float" office:value="5" calcext:value-type="float">
            <text:p>5</text:p>
          </table:table-cell>
          <table:table-cell office:value-type="float" office:value="0.830298761164994" calcext:value-type="float">
            <text:p>0.830298761164994</text:p>
          </table:table-cell>
          <table:table-cell office:value-type="float" office:value="0.969619866564258" calcext:value-type="float">
            <text:p>0.969619866564258</text:p>
          </table:table-cell>
          <table:table-cell office:value-type="float" office:value="0.985906837690692" calcext:value-type="float">
            <text:p>0.985906837690692</text:p>
          </table:table-cell>
          <table:table-cell office:value-type="float" office:value="0.721694913112511" calcext:value-type="float">
            <text:p>0.721694913112511</text:p>
          </table:table-cell>
          <table:table-cell office:value-type="float" office:value="0.627414658953507" calcext:value-type="float">
            <text:p>0.627414658953507</text:p>
          </table:table-cell>
          <table:table-cell office:value-type="float" office:value="0.585826109150184" calcext:value-type="float">
            <text:p>0.585826109150184</text:p>
          </table:table-cell>
          <table:table-cell office:value-type="float" office:value="0.971844908218969" calcext:value-type="float">
            <text:p>0.971844908218969</text:p>
          </table:table-cell>
          <table:table-cell office:value-type="float" office:value="-105.661017377498" calcext:value-type="float">
            <text:p>-105.661017377498</text:p>
          </table:table-cell>
          <table:table-cell office:value-type="float" office:value="-124.517068209299" calcext:value-type="float">
            <text:p>-124.517068209299</text:p>
          </table:table-cell>
          <table:table-cell office:value-type="float" office:value="-132.834778169963" calcext:value-type="float">
            <text:p>-132.834778169963</text:p>
          </table:table-cell>
        </table:table-row>
        <table:table-row table:style-name="ro1">
          <table:table-cell office:value-type="string" calcext:value-type="string">
            <text:p>2019-11-12 09:40:31</text:p>
          </table:table-cell>
          <table:table-cell office:value-type="float" office:value="25.2058223807253" calcext:value-type="float">
            <text:p>25.2058223807253</text:p>
          </table:table-cell>
          <table:table-cell office:value-type="float" office:value="82.3180393064855" calcext:value-type="float">
            <text:p>82.3180393064855</text:p>
          </table:table-cell>
          <table:table-cell office:value-type="float" office:value="982.18229725854" calcext:value-type="float">
            <text:p>982.182297258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0841" calcext:value-type="float">
            <text:p>1400841</text:p>
          </table:table-cell>
          <table:table-cell office:value-type="float" office:value="1629899" calcext:value-type="float">
            <text:p>1629899</text:p>
          </table:table-cell>
          <table:table-cell office:value-type="float" office:value="1653428" calcext:value-type="float">
            <text:p>1653428</text:p>
          </table:table-cell>
          <table:table-cell office:value-type="float" office:value="1177614" calcext:value-type="float">
            <text:p>1177614</text:p>
          </table:table-cell>
          <table:table-cell office:value-type="float" office:value="1154675" calcext:value-type="float">
            <text:p>1154675</text:p>
          </table:table-cell>
          <table:table-cell office:value-type="float" office:value="936567" calcext:value-type="float">
            <text:p>936567</text:p>
          </table:table-cell>
          <table:table-cell office:value-type="float" office:value="1632250" calcext:value-type="float">
            <text:p>1632250</text:p>
          </table:table-cell>
          <table:table-cell office:value-type="float" office:value="5" calcext:value-type="float">
            <text:p>5</text:p>
          </table:table-cell>
          <table:table-cell office:value-type="float" office:value="0.834966401453781" calcext:value-type="float">
            <text:p>0.834966401453781</text:p>
          </table:table-cell>
          <table:table-cell office:value-type="float" office:value="0.971495624958947" calcext:value-type="float">
            <text:p>0.971495624958947</text:p>
          </table:table-cell>
          <table:table-cell office:value-type="float" office:value="0.985520003499985" calcext:value-type="float">
            <text:p>0.985520003499985</text:p>
          </table:table-cell>
          <table:table-cell office:value-type="float" office:value="0.701912725199786" calcext:value-type="float">
            <text:p>0.701912725199786</text:p>
          </table:table-cell>
          <table:table-cell office:value-type="float" office:value="0.688240014104845" calcext:value-type="float">
            <text:p>0.688240014104845</text:p>
          </table:table-cell>
          <table:table-cell office:value-type="float" office:value="0.558237499980628" calcext:value-type="float">
            <text:p>0.558237499980628</text:p>
          </table:table-cell>
          <table:table-cell office:value-type="float" office:value="0.972896930324665" calcext:value-type="float">
            <text:p>0.972896930324665</text:p>
          </table:table-cell>
          <table:table-cell office:value-type="float" office:value="-109.617454960043" calcext:value-type="float">
            <text:p>-109.617454960043</text:p>
          </table:table-cell>
          <table:table-cell office:value-type="float" office:value="-112.351997179031" calcext:value-type="float">
            <text:p>-112.351997179031</text:p>
          </table:table-cell>
          <table:table-cell office:value-type="float" office:value="-138.352500003874" calcext:value-type="float">
            <text:p>-138.352500003874</text:p>
          </table:table-cell>
        </table:table-row>
        <table:table-row table:style-name="ro1">
          <table:table-cell office:value-type="string" calcext:value-type="string">
            <text:p>2019-11-12 09:40:33</text:p>
          </table:table-cell>
          <table:table-cell office:value-type="float" office:value="25.2159304177621" calcext:value-type="float">
            <text:p>25.2159304177621</text:p>
          </table:table-cell>
          <table:table-cell office:value-type="float" office:value="82.3083648518092" calcext:value-type="float">
            <text:p>82.3083648518092</text:p>
          </table:table-cell>
          <table:table-cell office:value-type="float" office:value="982.171833286166" calcext:value-type="float">
            <text:p>982.1718332861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788" calcext:value-type="float">
            <text:p>1380788</text:p>
          </table:table-cell>
          <table:table-cell office:value-type="float" office:value="1626558" calcext:value-type="float">
            <text:p>1626558</text:p>
          </table:table-cell>
          <table:table-cell office:value-type="float" office:value="1640467" calcext:value-type="float">
            <text:p>1640467</text:p>
          </table:table-cell>
          <table:table-cell office:value-type="float" office:value="996531" calcext:value-type="float">
            <text:p>996531</text:p>
          </table:table-cell>
          <table:table-cell office:value-type="float" office:value="1180561" calcext:value-type="float">
            <text:p>1180561</text:p>
          </table:table-cell>
          <table:table-cell office:value-type="float" office:value="1172268" calcext:value-type="float">
            <text:p>1172268</text:p>
          </table:table-cell>
          <table:table-cell office:value-type="float" office:value="1632585" calcext:value-type="float">
            <text:p>1632585</text:p>
          </table:table-cell>
          <table:table-cell office:value-type="float" office:value="5" calcext:value-type="float">
            <text:p>5</text:p>
          </table:table-cell>
          <table:table-cell office:value-type="float" office:value="0.823013880612121" calcext:value-type="float">
            <text:p>0.823013880612121</text:p>
          </table:table-cell>
          <table:table-cell office:value-type="float" office:value="0.969504233539609" calcext:value-type="float">
            <text:p>0.969504233539609</text:p>
          </table:table-cell>
          <table:table-cell office:value-type="float" office:value="0.977794644569712" calcext:value-type="float">
            <text:p>0.977794644569712</text:p>
          </table:table-cell>
          <table:table-cell office:value-type="float" office:value="0.593978833434443" calcext:value-type="float">
            <text:p>0.593978833434443</text:p>
          </table:table-cell>
          <table:table-cell office:value-type="float" office:value="0.703669274290714" calcext:value-type="float">
            <text:p>0.703669274290714</text:p>
          </table:table-cell>
          <table:table-cell office:value-type="float" office:value="0.698726260510237" calcext:value-type="float">
            <text:p>0.698726260510237</text:p>
          </table:table-cell>
          <table:table-cell office:value-type="float" office:value="0.973096605908466" calcext:value-type="float">
            <text:p>0.973096605908466</text:p>
          </table:table-cell>
          <table:table-cell office:value-type="float" office:value="-131.204233313111" calcext:value-type="float">
            <text:p>-131.204233313111</text:p>
          </table:table-cell>
          <table:table-cell office:value-type="float" office:value="-109.266145141857" calcext:value-type="float">
            <text:p>-109.266145141857</text:p>
          </table:table-cell>
          <table:table-cell office:value-type="float" office:value="-110.254747897953" calcext:value-type="float">
            <text:p>-110.254747897953</text:p>
          </table:table-cell>
        </table:table-row>
        <table:table-row table:style-name="ro1">
          <table:table-cell office:value-type="string" calcext:value-type="string">
            <text:p>2019-11-12 09:40:34</text:p>
          </table:table-cell>
          <table:table-cell office:value-type="float" office:value="25.2159304177621" calcext:value-type="float">
            <text:p>25.2159304177621</text:p>
          </table:table-cell>
          <table:table-cell office:value-type="float" office:value="82.3243704005618" calcext:value-type="float">
            <text:p>82.3243704005618</text:p>
          </table:table-cell>
          <table:table-cell office:value-type="float" office:value="982.254333862574" calcext:value-type="float">
            <text:p>982.25433386257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846" calcext:value-type="float">
            <text:p>1382846</text:p>
          </table:table-cell>
          <table:table-cell office:value-type="float" office:value="1627023" calcext:value-type="float">
            <text:p>1627023</text:p>
          </table:table-cell>
          <table:table-cell office:value-type="float" office:value="1640795" calcext:value-type="float">
            <text:p>1640795</text:p>
          </table:table-cell>
          <table:table-cell office:value-type="float" office:value="1103927" calcext:value-type="float">
            <text:p>1103927</text:p>
          </table:table-cell>
          <table:table-cell office:value-type="float" office:value="1033250" calcext:value-type="float">
            <text:p>1033250</text:p>
          </table:table-cell>
          <table:table-cell office:value-type="float" office:value="1102849" calcext:value-type="float">
            <text:p>1102849</text:p>
          </table:table-cell>
          <table:table-cell office:value-type="float" office:value="1627746" calcext:value-type="float">
            <text:p>1627746</text:p>
          </table:table-cell>
          <table:table-cell office:value-type="float" office:value="5" calcext:value-type="float">
            <text:p>5</text:p>
          </table:table-cell>
          <table:table-cell office:value-type="float" office:value="0.824240544347828" calcext:value-type="float">
            <text:p>0.824240544347828</text:p>
          </table:table-cell>
          <table:table-cell office:value-type="float" office:value="0.969781395170855" calcext:value-type="float">
            <text:p>0.969781395170855</text:p>
          </table:table-cell>
          <table:table-cell office:value-type="float" office:value="0.977990147827881" calcext:value-type="float">
            <text:p>0.977990147827881</text:p>
          </table:table-cell>
          <table:table-cell office:value-type="float" office:value="0.657991845368367" calcext:value-type="float">
            <text:p>0.657991845368367</text:p>
          </table:table-cell>
          <table:table-cell office:value-type="float" office:value="0.615865065558561" calcext:value-type="float">
            <text:p>0.615865065558561</text:p>
          </table:table-cell>
          <table:table-cell office:value-type="float" office:value="0.657349307221092" calcext:value-type="float">
            <text:p>0.657349307221092</text:p>
          </table:table-cell>
          <table:table-cell office:value-type="float" office:value="0.970212336803953" calcext:value-type="float">
            <text:p>0.970212336803953</text:p>
          </table:table-cell>
          <table:table-cell office:value-type="float" office:value="-118.401630926327" calcext:value-type="float">
            <text:p>-118.401630926327</text:p>
          </table:table-cell>
          <table:table-cell office:value-type="float" office:value="-126.826986888288" calcext:value-type="float">
            <text:p>-126.826986888288</text:p>
          </table:table-cell>
          <table:table-cell office:value-type="float" office:value="-118.530138555782" calcext:value-type="float">
            <text:p>-118.530138555782</text:p>
          </table:table-cell>
        </table:table-row>
        <table:table-row table:style-name="ro1">
          <table:table-cell office:value-type="string" calcext:value-type="string">
            <text:p>2019-11-12 09:40:35</text:p>
          </table:table-cell>
          <table:table-cell office:value-type="float" office:value="25.2058223807253" calcext:value-type="float">
            <text:p>25.2058223807253</text:p>
          </table:table-cell>
          <table:table-cell office:value-type="float" office:value="82.32870940865" calcext:value-type="float">
            <text:p>82.32870940865</text:p>
          </table:table-cell>
          <table:table-cell office:value-type="float" office:value="982.09979818602" calcext:value-type="float">
            <text:p>982.099798186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000" calcext:value-type="float">
            <text:p>1370000</text:p>
          </table:table-cell>
          <table:table-cell office:value-type="float" office:value="1626746" calcext:value-type="float">
            <text:p>1626746</text:p>
          </table:table-cell>
          <table:table-cell office:value-type="float" office:value="1637666" calcext:value-type="float">
            <text:p>1637666</text:p>
          </table:table-cell>
          <table:table-cell office:value-type="float" office:value="1023724" calcext:value-type="float">
            <text:p>1023724</text:p>
          </table:table-cell>
          <table:table-cell office:value-type="float" office:value="1156012" calcext:value-type="float">
            <text:p>1156012</text:p>
          </table:table-cell>
          <table:table-cell office:value-type="float" office:value="1166419" calcext:value-type="float">
            <text:p>1166419</text:p>
          </table:table-cell>
          <table:table-cell office:value-type="float" office:value="1639265" calcext:value-type="float">
            <text:p>1639265</text:p>
          </table:table-cell>
          <table:table-cell office:value-type="float" office:value="5" calcext:value-type="float">
            <text:p>5</text:p>
          </table:table-cell>
          <table:table-cell office:value-type="float" office:value="0.816583730767218" calcext:value-type="float">
            <text:p>0.816583730767218</text:p>
          </table:table-cell>
          <table:table-cell office:value-type="float" office:value="0.969616290285145" calcext:value-type="float">
            <text:p>0.969616290285145</text:p>
          </table:table-cell>
          <table:table-cell office:value-type="float" office:value="0.97612511827053" calcext:value-type="float">
            <text:p>0.97612511827053</text:p>
          </table:table-cell>
          <table:table-cell office:value-type="float" office:value="0.610187126420394" calcext:value-type="float">
            <text:p>0.610187126420394</text:p>
          </table:table-cell>
          <table:table-cell office:value-type="float" office:value="0.689036928300491" calcext:value-type="float">
            <text:p>0.689036928300491</text:p>
          </table:table-cell>
          <table:table-cell office:value-type="float" office:value="0.695239984421728" calcext:value-type="float">
            <text:p>0.695239984421728</text:p>
          </table:table-cell>
          <table:table-cell office:value-type="float" office:value="0.977078196654105" calcext:value-type="float">
            <text:p>0.977078196654105</text:p>
          </table:table-cell>
          <table:table-cell office:value-type="float" office:value="-127.962574715921" calcext:value-type="float">
            <text:p>-127.962574715921</text:p>
          </table:table-cell>
          <table:table-cell office:value-type="float" office:value="-112.192614339902" calcext:value-type="float">
            <text:p>-112.192614339902</text:p>
          </table:table-cell>
          <table:table-cell office:value-type="float" office:value="-110.952003115654" calcext:value-type="float">
            <text:p>-110.952003115654</text:p>
          </table:table-cell>
        </table:table-row>
        <table:table-row table:style-name="ro1">
          <table:table-cell office:value-type="string" calcext:value-type="string">
            <text:p>2019-11-12 09:40:36</text:p>
          </table:table-cell>
          <table:table-cell office:value-type="float" office:value="25.2108763990982" calcext:value-type="float">
            <text:p>25.2108763990982</text:p>
          </table:table-cell>
          <table:table-cell office:value-type="float" office:value="82.3292074923037" calcext:value-type="float">
            <text:p>82.3292074923037</text:p>
          </table:table-cell>
          <table:table-cell office:value-type="float" office:value="982.135815478053" calcext:value-type="float">
            <text:p>982.1358154780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7795" calcext:value-type="float">
            <text:p>1387795</text:p>
          </table:table-cell>
          <table:table-cell office:value-type="float" office:value="1625970" calcext:value-type="float">
            <text:p>1625970</text:p>
          </table:table-cell>
          <table:table-cell office:value-type="float" office:value="1638691" calcext:value-type="float">
            <text:p>1638691</text:p>
          </table:table-cell>
          <table:table-cell office:value-type="float" office:value="1165546" calcext:value-type="float">
            <text:p>1165546</text:p>
          </table:table-cell>
          <table:table-cell office:value-type="float" office:value="1029575" calcext:value-type="float">
            <text:p>1029575</text:p>
          </table:table-cell>
          <table:table-cell office:value-type="float" office:value="1083455" calcext:value-type="float">
            <text:p>1083455</text:p>
          </table:table-cell>
          <table:table-cell office:value-type="float" office:value="1625848" calcext:value-type="float">
            <text:p>1625848</text:p>
          </table:table-cell>
          <table:table-cell office:value-type="float" office:value="5" calcext:value-type="float">
            <text:p>5</text:p>
          </table:table-cell>
          <table:table-cell office:value-type="float" office:value="0.82719037856941" calcext:value-type="float">
            <text:p>0.82719037856941</text:p>
          </table:table-cell>
          <table:table-cell office:value-type="float" office:value="0.96915375818655" calcext:value-type="float">
            <text:p>0.96915375818655</text:p>
          </table:table-cell>
          <table:table-cell office:value-type="float" office:value="0.976736065952309" calcext:value-type="float">
            <text:p>0.976736065952309</text:p>
          </table:table-cell>
          <table:table-cell office:value-type="float" office:value="0.694719635810809" calcext:value-type="float">
            <text:p>0.694719635810809</text:p>
          </table:table-cell>
          <table:table-cell office:value-type="float" office:value="0.61367459460194" calcext:value-type="float">
            <text:p>0.61367459460194</text:p>
          </table:table-cell>
          <table:table-cell office:value-type="float" office:value="0.645789581035326" calcext:value-type="float">
            <text:p>0.645789581035326</text:p>
          </table:table-cell>
          <table:table-cell office:value-type="float" office:value="0.969081040511255" calcext:value-type="float">
            <text:p>0.969081040511255</text:p>
          </table:table-cell>
          <table:table-cell office:value-type="float" office:value="-111.056072837838" calcext:value-type="float">
            <text:p>-111.056072837838</text:p>
          </table:table-cell>
          <table:table-cell office:value-type="float" office:value="-127.265081079612" calcext:value-type="float">
            <text:p>-127.265081079612</text:p>
          </table:table-cell>
          <table:table-cell office:value-type="float" office:value="-120.842083792935" calcext:value-type="float">
            <text:p>-120.842083792935</text:p>
          </table:table-cell>
        </table:table-row>
        <table:table-row table:style-name="ro1">
          <table:table-cell office:value-type="string" calcext:value-type="string">
            <text:p>2019-11-12 09:40:38</text:p>
          </table:table-cell>
          <table:table-cell office:value-type="float" office:value="25.2058223807253" calcext:value-type="float">
            <text:p>25.2058223807253</text:p>
          </table:table-cell>
          <table:table-cell office:value-type="float" office:value="82.32870940865" calcext:value-type="float">
            <text:p>82.32870940865</text:p>
          </table:table-cell>
          <table:table-cell office:value-type="float" office:value="982.18229725854" calcext:value-type="float">
            <text:p>982.182297258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7955" calcext:value-type="float">
            <text:p>1397955</text:p>
          </table:table-cell>
          <table:table-cell office:value-type="float" office:value="1629104" calcext:value-type="float">
            <text:p>1629104</text:p>
          </table:table-cell>
          <table:table-cell office:value-type="float" office:value="1642397" calcext:value-type="float">
            <text:p>1642397</text:p>
          </table:table-cell>
          <table:table-cell office:value-type="float" office:value="1097834" calcext:value-type="float">
            <text:p>1097834</text:p>
          </table:table-cell>
          <table:table-cell office:value-type="float" office:value="1266089" calcext:value-type="float">
            <text:p>1266089</text:p>
          </table:table-cell>
          <table:table-cell office:value-type="float" office:value="958296" calcext:value-type="float">
            <text:p>958296</text:p>
          </table:table-cell>
          <table:table-cell office:value-type="float" office:value="1631933" calcext:value-type="float">
            <text:p>1631933</text:p>
          </table:table-cell>
          <table:table-cell office:value-type="float" office:value="5" calcext:value-type="float">
            <text:p>5</text:p>
          </table:table-cell>
          <table:table-cell office:value-type="float" office:value="0.833246211200501" calcext:value-type="float">
            <text:p>0.833246211200501</text:p>
          </table:table-cell>
          <table:table-cell office:value-type="float" office:value="0.971021767976495" calcext:value-type="float">
            <text:p>0.971021767976495</text:p>
          </table:table-cell>
          <table:table-cell office:value-type="float" office:value="0.978945014351012" calcext:value-type="float">
            <text:p>0.978945014351012</text:p>
          </table:table-cell>
          <table:table-cell office:value-type="float" office:value="0.654360133929269" calcext:value-type="float">
            <text:p>0.654360133929269</text:p>
          </table:table-cell>
          <table:table-cell office:value-type="float" office:value="0.75464794095134" calcext:value-type="float">
            <text:p>0.75464794095134</text:p>
          </table:table-cell>
          <table:table-cell office:value-type="float" office:value="0.571188994787812" calcext:value-type="float">
            <text:p>0.571188994787812</text:p>
          </table:table-cell>
          <table:table-cell office:value-type="float" office:value="0.972707983578203" calcext:value-type="float">
            <text:p>0.972707983578203</text:p>
          </table:table-cell>
          <table:table-cell office:value-type="float" office:value="-119.127973214146" calcext:value-type="float">
            <text:p>-119.127973214146</text:p>
          </table:table-cell>
          <table:table-cell office:value-type="float" office:value="-99.0704118097319" calcext:value-type="float">
            <text:p>-99.0704118097319</text:p>
          </table:table-cell>
          <table:table-cell office:value-type="float" office:value="-135.762201042438" calcext:value-type="float">
            <text:p>-135.762201042438</text:p>
          </table:table-cell>
        </table:table-row>
        <table:table-row table:style-name="ro1">
          <table:table-cell office:value-type="string" calcext:value-type="string">
            <text:p>2019-11-12 09:40:39</text:p>
          </table:table-cell>
          <table:table-cell office:value-type="float" office:value="25.2159304177621" calcext:value-type="float">
            <text:p>25.2159304177621</text:p>
          </table:table-cell>
          <table:table-cell office:value-type="float" office:value="82.345711012585" calcext:value-type="float">
            <text:p>82.345711012585</text:p>
          </table:table-cell>
          <table:table-cell office:value-type="float" office:value="982.144333137551" calcext:value-type="float">
            <text:p>982.14433313755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8342" calcext:value-type="float">
            <text:p>1398342</text:p>
          </table:table-cell>
          <table:table-cell office:value-type="float" office:value="1623949" calcext:value-type="float">
            <text:p>1623949</text:p>
          </table:table-cell>
          <table:table-cell office:value-type="float" office:value="1637728" calcext:value-type="float">
            <text:p>1637728</text:p>
          </table:table-cell>
          <table:table-cell office:value-type="float" office:value="1230132" calcext:value-type="float">
            <text:p>1230132</text:p>
          </table:table-cell>
          <table:table-cell office:value-type="float" office:value="1044547" calcext:value-type="float">
            <text:p>1044547</text:p>
          </table:table-cell>
          <table:table-cell office:value-type="float" office:value="1020074" calcext:value-type="float">
            <text:p>1020074</text:p>
          </table:table-cell>
          <table:table-cell office:value-type="float" office:value="1626623" calcext:value-type="float">
            <text:p>1626623</text:p>
          </table:table-cell>
          <table:table-cell office:value-type="float" office:value="5" calcext:value-type="float">
            <text:p>5</text:p>
          </table:table-cell>
          <table:table-cell office:value-type="float" office:value="0.83347688120328" calcext:value-type="float">
            <text:p>0.83347688120328</text:p>
          </table:table-cell>
          <table:table-cell office:value-type="float" office:value="0.967949148172039" calcext:value-type="float">
            <text:p>0.967949148172039</text:p>
          </table:table-cell>
          <table:table-cell office:value-type="float" office:value="0.976162073154697" calcext:value-type="float">
            <text:p>0.976162073154697</text:p>
          </table:table-cell>
          <table:table-cell office:value-type="float" office:value="0.733215896274554" calcext:value-type="float">
            <text:p>0.733215896274554</text:p>
          </table:table-cell>
          <table:table-cell office:value-type="float" office:value="0.622598603081537" calcext:value-type="float">
            <text:p>0.622598603081537</text:p>
          </table:table-cell>
          <table:table-cell office:value-type="float" office:value="0.608011556626744" calcext:value-type="float">
            <text:p>0.608011556626744</text:p>
          </table:table-cell>
          <table:table-cell office:value-type="float" office:value="0.969542976563332" calcext:value-type="float">
            <text:p>0.969542976563332</text:p>
          </table:table-cell>
          <table:table-cell office:value-type="float" office:value="-103.356820745089" calcext:value-type="float">
            <text:p>-103.356820745089</text:p>
          </table:table-cell>
          <table:table-cell office:value-type="float" office:value="-125.480279383693" calcext:value-type="float">
            <text:p>-125.480279383693</text:p>
          </table:table-cell>
          <table:table-cell office:value-type="float" office:value="-128.397688674651" calcext:value-type="float">
            <text:p>-128.397688674651</text:p>
          </table:table-cell>
        </table:table-row>
        <table:table-row table:style-name="ro1">
          <table:table-cell office:value-type="string" calcext:value-type="string">
            <text:p>2019-11-12 09:40:40</text:p>
          </table:table-cell>
          <table:table-cell office:value-type="float" office:value="25.2058223807253" calcext:value-type="float">
            <text:p>25.2058223807253</text:p>
          </table:table-cell>
          <table:table-cell office:value-type="float" office:value="82.3500495104292" calcext:value-type="float">
            <text:p>82.3500495104292</text:p>
          </table:table-cell>
          <table:table-cell office:value-type="float" office:value="982.15479754594" calcext:value-type="float">
            <text:p>982.154797545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1269" calcext:value-type="float">
            <text:p>1401269</text:p>
          </table:table-cell>
          <table:table-cell office:value-type="float" office:value="1626193" calcext:value-type="float">
            <text:p>1626193</text:p>
          </table:table-cell>
          <table:table-cell office:value-type="float" office:value="1642795" calcext:value-type="float">
            <text:p>1642795</text:p>
          </table:table-cell>
          <table:table-cell office:value-type="float" office:value="1183491" calcext:value-type="float">
            <text:p>1183491</text:p>
          </table:table-cell>
          <table:table-cell office:value-type="float" office:value="1091990" calcext:value-type="float">
            <text:p>1091990</text:p>
          </table:table-cell>
          <table:table-cell office:value-type="float" office:value="986691" calcext:value-type="float">
            <text:p>986691</text:p>
          </table:table-cell>
          <table:table-cell office:value-type="float" office:value="1632154" calcext:value-type="float">
            <text:p>1632154</text:p>
          </table:table-cell>
          <table:table-cell office:value-type="float" office:value="5" calcext:value-type="float">
            <text:p>5</text:p>
          </table:table-cell>
          <table:table-cell office:value-type="float" office:value="0.835221509363831" calcext:value-type="float">
            <text:p>0.835221509363831</text:p>
          </table:table-cell>
          <table:table-cell office:value-type="float" office:value="0.969286676560244" calcext:value-type="float">
            <text:p>0.969286676560244</text:p>
          </table:table-cell>
          <table:table-cell office:value-type="float" office:value="0.979182240865497" calcext:value-type="float">
            <text:p>0.979182240865497</text:p>
          </table:table-cell>
          <table:table-cell office:value-type="float" office:value="0.705415690590821" calcext:value-type="float">
            <text:p>0.705415690590821</text:p>
          </table:table-cell>
          <table:table-cell office:value-type="float" office:value="0.650876838073353" calcext:value-type="float">
            <text:p>0.650876838073353</text:p>
          </table:table-cell>
          <table:table-cell office:value-type="float" office:value="0.58811373568937" calcext:value-type="float">
            <text:p>0.58811373568937</text:p>
          </table:table-cell>
          <table:table-cell office:value-type="float" office:value="0.97283970985886" calcext:value-type="float">
            <text:p>0.97283970985886</text:p>
          </table:table-cell>
          <table:table-cell office:value-type="float" office:value="-108.916861881836" calcext:value-type="float">
            <text:p>-108.916861881836</text:p>
          </table:table-cell>
          <table:table-cell office:value-type="float" office:value="-119.824632385329" calcext:value-type="float">
            <text:p>-119.824632385329</text:p>
          </table:table-cell>
          <table:table-cell office:value-type="float" office:value="-132.377252862126" calcext:value-type="float">
            <text:p>-132.377252862126</text:p>
          </table:table-cell>
        </table:table-row>
        <table:table-row table:style-name="ro1">
          <table:table-cell office:value-type="string" calcext:value-type="string">
            <text:p>2019-11-12 09:40:41</text:p>
          </table:table-cell>
          <table:table-cell office:value-type="float" office:value="25.2108763990982" calcext:value-type="float">
            <text:p>25.2108763990982</text:p>
          </table:table-cell>
          <table:table-cell office:value-type="float" office:value="82.3505478321124" calcext:value-type="float">
            <text:p>82.3505478321124</text:p>
          </table:table-cell>
          <table:table-cell office:value-type="float" office:value="982.16331539778" calcext:value-type="float">
            <text:p>982.163315397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090" calcext:value-type="float">
            <text:p>1371090</text:p>
          </table:table-cell>
          <table:table-cell office:value-type="float" office:value="1619427" calcext:value-type="float">
            <text:p>1619427</text:p>
          </table:table-cell>
          <table:table-cell office:value-type="float" office:value="1636387" calcext:value-type="float">
            <text:p>1636387</text:p>
          </table:table-cell>
          <table:table-cell office:value-type="float" office:value="1139042" calcext:value-type="float">
            <text:p>1139042</text:p>
          </table:table-cell>
          <table:table-cell office:value-type="float" office:value="1245334" calcext:value-type="float">
            <text:p>1245334</text:p>
          </table:table-cell>
          <table:table-cell office:value-type="float" office:value="944551" calcext:value-type="float">
            <text:p>944551</text:p>
          </table:table-cell>
          <table:table-cell office:value-type="float" office:value="1631064" calcext:value-type="float">
            <text:p>1631064</text:p>
          </table:table-cell>
          <table:table-cell office:value-type="float" office:value="5" calcext:value-type="float">
            <text:p>5</text:p>
          </table:table-cell>
          <table:table-cell office:value-type="float" office:value="0.817233421472719" calcext:value-type="float">
            <text:p>0.817233421472719</text:p>
          </table:table-cell>
          <table:table-cell office:value-type="float" office:value="0.965253825813988" calcext:value-type="float">
            <text:p>0.965253825813988</text:p>
          </table:table-cell>
          <table:table-cell office:value-type="float" office:value="0.975362774772975" calcext:value-type="float">
            <text:p>0.975362774772975</text:p>
          </table:table-cell>
          <table:table-cell office:value-type="float" office:value="0.678922018876316" calcext:value-type="float">
            <text:p>0.678922018876316</text:p>
          </table:table-cell>
          <table:table-cell office:value-type="float" office:value="0.742276995453476" calcext:value-type="float">
            <text:p>0.742276995453476</text:p>
          </table:table-cell>
          <table:table-cell office:value-type="float" office:value="0.562996335386793" calcext:value-type="float">
            <text:p>0.562996335386793</text:p>
          </table:table-cell>
          <table:table-cell office:value-type="float" office:value="0.972190019153359" calcext:value-type="float">
            <text:p>0.972190019153359</text:p>
          </table:table-cell>
          <table:table-cell office:value-type="float" office:value="-114.215596224737" calcext:value-type="float">
            <text:p>-114.215596224737</text:p>
          </table:table-cell>
          <table:table-cell office:value-type="float" office:value="-101.544600909305" calcext:value-type="float">
            <text:p>-101.544600909305</text:p>
          </table:table-cell>
          <table:table-cell office:value-type="float" office:value="-137.400732922641" calcext:value-type="float">
            <text:p>-137.400732922641</text:p>
          </table:table-cell>
        </table:table-row>
        <table:table-row table:style-name="ro1">
          <table:table-cell office:value-type="string" calcext:value-type="string">
            <text:p>2019-11-12 09:40:43</text:p>
          </table:table-cell>
          <table:table-cell office:value-type="float" office:value="25.2209844367171" calcext:value-type="float">
            <text:p>25.2209844367171</text:p>
          </table:table-cell>
          <table:table-cell office:value-type="float" office:value="82.3355388476864" calcext:value-type="float">
            <text:p>82.3355388476864</text:p>
          </table:table-cell>
          <table:table-cell office:value-type="float" office:value="982.235352031387" calcext:value-type="float">
            <text:p>982.23535203138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405136" calcext:value-type="float">
            <text:p>1405136</text:p>
          </table:table-cell>
          <table:table-cell office:value-type="float" office:value="1628015" calcext:value-type="float">
            <text:p>1628015</text:p>
          </table:table-cell>
          <table:table-cell office:value-type="float" office:value="1640162" calcext:value-type="float">
            <text:p>1640162</text:p>
          </table:table-cell>
          <table:table-cell office:value-type="float" office:value="1127593" calcext:value-type="float">
            <text:p>1127593</text:p>
          </table:table-cell>
          <table:table-cell office:value-type="float" office:value="1266300" calcext:value-type="float">
            <text:p>1266300</text:p>
          </table:table-cell>
          <table:table-cell office:value-type="float" office:value="933122" calcext:value-type="float">
            <text:p>933122</text:p>
          </table:table-cell>
          <table:table-cell office:value-type="float" office:value="1631464" calcext:value-type="float">
            <text:p>1631464</text:p>
          </table:table-cell>
          <table:table-cell office:value-type="float" office:value="5" calcext:value-type="float">
            <text:p>5</text:p>
          </table:table-cell>
          <table:table-cell office:value-type="float" office:value="0.837526421252062" calcext:value-type="float">
            <text:p>0.837526421252062</text:p>
          </table:table-cell>
          <table:table-cell office:value-type="float" office:value="0.970372673317513" calcext:value-type="float">
            <text:p>0.970372673317513</text:p>
          </table:table-cell>
          <table:table-cell office:value-type="float" office:value="0.977612850381476" calcext:value-type="float">
            <text:p>0.977612850381476</text:p>
          </table:table-cell>
          <table:table-cell office:value-type="float" office:value="0.672097882282481" calcext:value-type="float">
            <text:p>0.672097882282481</text:p>
          </table:table-cell>
          <table:table-cell office:value-type="float" office:value="0.754773706766809" calcext:value-type="float">
            <text:p>0.754773706766809</text:p>
          </table:table-cell>
          <table:table-cell office:value-type="float" office:value="0.556184119723334" calcext:value-type="float">
            <text:p>0.556184119723334</text:p>
          </table:table-cell>
          <table:table-cell office:value-type="float" office:value="0.972428437760882" calcext:value-type="float">
            <text:p>0.972428437760882</text:p>
          </table:table-cell>
          <table:table-cell office:value-type="float" office:value="-115.580423543504" calcext:value-type="float">
            <text:p>-115.580423543504</text:p>
          </table:table-cell>
          <table:table-cell office:value-type="float" office:value="-99.0452586466382" calcext:value-type="float">
            <text:p>-99.0452586466382</text:p>
          </table:table-cell>
          <table:table-cell office:value-type="float" office:value="-138.763176055333" calcext:value-type="float">
            <text:p>-138.763176055333</text:p>
          </table:table-cell>
        </table:table-row>
        <table:table-row table:style-name="ro1">
          <table:table-cell office:value-type="string" calcext:value-type="string">
            <text:p>2019-11-12 09:40:44</text:p>
          </table:table-cell>
          <table:table-cell office:value-type="float" office:value="25.2159304177621" calcext:value-type="float">
            <text:p>25.2159304177621</text:p>
          </table:table-cell>
          <table:table-cell office:value-type="float" office:value="82.3350407236658" calcext:value-type="float">
            <text:p>82.3350407236658</text:p>
          </table:table-cell>
          <table:table-cell office:value-type="float" office:value="982.116833010696" calcext:value-type="float">
            <text:p>982.1168330106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196" calcext:value-type="float">
            <text:p>1372196</text:p>
          </table:table-cell>
          <table:table-cell office:value-type="float" office:value="1619765" calcext:value-type="float">
            <text:p>1619765</text:p>
          </table:table-cell>
          <table:table-cell office:value-type="float" office:value="1636351" calcext:value-type="float">
            <text:p>1636351</text:p>
          </table:table-cell>
          <table:table-cell office:value-type="float" office:value="1163600" calcext:value-type="float">
            <text:p>1163600</text:p>
          </table:table-cell>
          <table:table-cell office:value-type="float" office:value="1186173" calcext:value-type="float">
            <text:p>1186173</text:p>
          </table:table-cell>
          <table:table-cell office:value-type="float" office:value="942443" calcext:value-type="float">
            <text:p>942443</text:p>
          </table:table-cell>
          <table:table-cell office:value-type="float" office:value="1629171" calcext:value-type="float">
            <text:p>1629171</text:p>
          </table:table-cell>
          <table:table-cell office:value-type="float" office:value="5" calcext:value-type="float">
            <text:p>5</text:p>
          </table:table-cell>
          <table:table-cell office:value-type="float" office:value="0.817892648922521" calcext:value-type="float">
            <text:p>0.817892648922521</text:p>
          </table:table-cell>
          <table:table-cell office:value-type="float" office:value="0.965455289537345" calcext:value-type="float">
            <text:p>0.965455289537345</text:p>
          </table:table-cell>
          <table:table-cell office:value-type="float" office:value="0.975341317098298" calcext:value-type="float">
            <text:p>0.975341317098298</text:p>
          </table:table-cell>
          <table:table-cell office:value-type="float" office:value="0.693559729285208" calcext:value-type="float">
            <text:p>0.693559729285208</text:p>
          </table:table-cell>
          <table:table-cell office:value-type="float" office:value="0.707014287354265" calcext:value-type="float">
            <text:p>0.707014287354265</text:p>
          </table:table-cell>
          <table:table-cell office:value-type="float" office:value="0.561739869325145" calcext:value-type="float">
            <text:p>0.561739869325145</text:p>
          </table:table-cell>
          <table:table-cell office:value-type="float" office:value="0.971061703093255" calcext:value-type="float">
            <text:p>0.971061703093255</text:p>
          </table:table-cell>
          <table:table-cell office:value-type="float" office:value="-111.288054142958" calcext:value-type="float">
            <text:p>-111.288054142958</text:p>
          </table:table-cell>
          <table:table-cell office:value-type="float" office:value="-108.597142529147" calcext:value-type="float">
            <text:p>-108.597142529147</text:p>
          </table:table-cell>
          <table:table-cell office:value-type="float" office:value="-137.652026134971" calcext:value-type="float">
            <text:p>-137.6520261349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923" meta:object-count="0"/>
    <meta:generator>LibreOffice/5.2.7.2$Linux_ARM_EABI LibreOffice_project/20m0$Build-2</meta:generator>
  </office:meta>
</office:document-meta>
</file>